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459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2.676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3.059cm"/>
    </style:style>
    <style:style style:name="co22" style:family="table-column">
      <style:table-column-properties fo:break-before="auto" style:column-width="2.21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4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622.0773" calcext:value-type="float">
            <text:p>622.0773</text:p>
          </table:table-cell>
          <table:table-cell office:value-type="float" office:value="13134.26" calcext:value-type="float">
            <text:p>1313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87311" calcext:value-type="float">
            <text:p>-0.3687311</text:p>
          </table:table-cell>
          <table:table-cell office:value-type="float" office:value="0.9441655" calcext:value-type="float">
            <text:p>0.9441655</text:p>
          </table:table-cell>
          <table:table-cell office:value-type="float" office:value="0" calcext:value-type="float">
            <text:p>0</text:p>
          </table:table-cell>
          <table:table-cell office:value-type="float" office:value="115.5761" calcext:value-type="float">
            <text:p>115.5761</text:p>
          </table:table-cell>
          <table:table-cell office:value-type="float" office:value="95.89624" calcext:value-type="float">
            <text:p>95.89624</text:p>
          </table:table-cell>
          <table:table-cell office:value-type="float" office:value="0.0004268241" calcext:value-type="float">
            <text:p>0.0004268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683043" calcext:value-type="float">
            <text:p>-0.3683043</text:p>
          </table:table-cell>
          <table:table-cell office:value-type="float" office:value="0" calcext:value-type="float">
            <text:p>0</text:p>
          </table:table-cell>
          <table:table-cell office:value-type="float" office:value="368.9705" calcext:value-type="float">
            <text:p>368.9705</text:p>
          </table:table-cell>
          <table:table-cell office:value-type="float" office:value="1255.428" calcext:value-type="float">
            <text:p>1255.428</text:p>
          </table:table-cell>
          <table:table-cell office:value-type="float" office:value="1553.445" calcext:value-type="float">
            <text:p>1553.445</text:p>
          </table:table-cell>
          <table:table-cell office:value-type="float" office:value="1272.954" calcext:value-type="float">
            <text:p>1272.954</text:p>
          </table:table-cell>
          <table:table-cell office:value-type="float" office:value="757.5532" calcext:value-type="float">
            <text:p>757.5532</text:p>
          </table:table-cell>
          <table:table-cell office:value-type="float" office:value="1098.346" calcext:value-type="float">
            <text:p>1098.346</text:p>
          </table:table-cell>
          <table:table-cell office:value-type="float" office:value="417.2435" calcext:value-type="float">
            <text:p>417.2435</text:p>
          </table:table-cell>
          <table:table-cell office:value-type="float" office:value="1849.4" calcext:value-type="float">
            <text:p>1849.4</text:p>
          </table:table-cell>
          <table:table-cell office:value-type="float" office:value="2082.32" calcext:value-type="float">
            <text:p>2082.32</text:p>
          </table:table-cell>
          <table:table-cell office:value-type="float" office:value="1664.913" calcext:value-type="float">
            <text:p>1664.913</text:p>
          </table:table-cell>
          <table:table-cell office:value-type="float" office:value="584.6793" calcext:value-type="float">
            <text:p>584.6793</text:p>
          </table:table-cell>
          <table:table-cell office:value-type="float" office:value="576.8055" calcext:value-type="float">
            <text:p>576.8055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6847957" calcext:value-type="float">
            <text:p>-6.847957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350335" calcext:value-type="float">
            <text:p>-0.3350335</text:p>
          </table:table-cell>
          <table:table-cell office:value-type="float" office:value="0" calcext:value-type="float">
            <text:p>0</text:p>
          </table:table-cell>
          <table:table-cell office:value-type="float" office:value="3.684371" calcext:value-type="float">
            <text:p>3.684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621.7144" calcext:value-type="float">
            <text:p>621.7144</text:p>
          </table:table-cell>
          <table:table-cell office:value-type="float" office:value="13134.31" calcext:value-type="float">
            <text:p>13134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203236" calcext:value-type="float">
            <text:p>-0.7203236</text:p>
          </table:table-cell>
          <table:table-cell office:value-type="float" office:value="1.970671" calcext:value-type="float">
            <text:p>1.970671</text:p>
          </table:table-cell>
          <table:table-cell office:value-type="float" office:value="0" calcext:value-type="float">
            <text:p>0</text:p>
          </table:table-cell>
          <table:table-cell office:value-type="float" office:value="115.5438" calcext:value-type="float">
            <text:p>115.5438</text:p>
          </table:table-cell>
          <table:table-cell office:value-type="float" office:value="95.77707" calcext:value-type="float">
            <text:p>95.77707</text:p>
          </table:table-cell>
          <table:table-cell office:value-type="float" office:value="0.000853969" calcext:value-type="float">
            <text:p>0.0008539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7194697" calcext:value-type="float">
            <text:p>-0.7194697</text:p>
          </table:table-cell>
          <table:table-cell office:value-type="float" office:value="0" calcext:value-type="float">
            <text:p>0</text:p>
          </table:table-cell>
          <table:table-cell office:value-type="float" office:value="369.0129" calcext:value-type="float">
            <text:p>369.0129</text:p>
          </table:table-cell>
          <table:table-cell office:value-type="float" office:value="1255.378" calcext:value-type="float">
            <text:p>1255.378</text:p>
          </table:table-cell>
          <table:table-cell office:value-type="float" office:value="1553.328" calcext:value-type="float">
            <text:p>1553.328</text:p>
          </table:table-cell>
          <table:table-cell office:value-type="float" office:value="1272.939" calcext:value-type="float">
            <text:p>1272.939</text:p>
          </table:table-cell>
          <table:table-cell office:value-type="float" office:value="757.5398" calcext:value-type="float">
            <text:p>757.5398</text:p>
          </table:table-cell>
          <table:table-cell office:value-type="float" office:value="1098.336" calcext:value-type="float">
            <text:p>1098.336</text:p>
          </table:table-cell>
          <table:table-cell office:value-type="float" office:value="417.2381" calcext:value-type="float">
            <text:p>417.2381</text:p>
          </table:table-cell>
          <table:table-cell office:value-type="float" office:value="1849.393" calcext:value-type="float">
            <text:p>1849.393</text:p>
          </table:table-cell>
          <table:table-cell office:value-type="float" office:value="2082.315" calcext:value-type="float">
            <text:p>2082.315</text:p>
          </table:table-cell>
          <table:table-cell office:value-type="float" office:value="1664.908" calcext:value-type="float">
            <text:p>1664.908</text:p>
          </table:table-cell>
          <table:table-cell office:value-type="float" office:value="584.6765" calcext:value-type="float">
            <text:p>584.6765</text:p>
          </table:table-cell>
          <table:table-cell office:value-type="float" office:value="576.7962" calcext:value-type="float">
            <text:p>576.7962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15747" calcext:value-type="float">
            <text:p>-1.1574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447054" calcext:value-type="float">
            <text:p>-0.6447054</text:p>
          </table:table-cell>
          <table:table-cell office:value-type="float" office:value="0" calcext:value-type="float">
            <text:p>0</text:p>
          </table:table-cell>
          <table:table-cell office:value-type="float" office:value="3.642876" calcext:value-type="float">
            <text:p>3.64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621.5026" calcext:value-type="float">
            <text:p>621.5026</text:p>
          </table:table-cell>
          <table:table-cell office:value-type="float" office:value="13134.33" calcext:value-type="float">
            <text:p>1313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582204" calcext:value-type="float">
            <text:p>-0.9582204</text:p>
          </table:table-cell>
          <table:table-cell office:value-type="float" office:value="2.825025" calcext:value-type="float">
            <text:p>2.825025</text:p>
          </table:table-cell>
          <table:table-cell office:value-type="float" office:value="0" calcext:value-type="float">
            <text:p>0</text:p>
          </table:table-cell>
          <table:table-cell office:value-type="float" office:value="115.5057" calcext:value-type="float">
            <text:p>115.5057</text:p>
          </table:table-cell>
          <table:table-cell office:value-type="float" office:value="95.7583" calcext:value-type="float">
            <text:p>95.7583</text:p>
          </table:table-cell>
          <table:table-cell office:value-type="float" office:value="0.001219456" calcext:value-type="float">
            <text:p>0.001219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9570009" calcext:value-type="float">
            <text:p>-0.9570009</text:p>
          </table:table-cell>
          <table:table-cell office:value-type="float" office:value="0" calcext:value-type="float">
            <text:p>0</text:p>
          </table:table-cell>
          <table:table-cell office:value-type="float" office:value="369.0322" calcext:value-type="float">
            <text:p>369.0322</text:p>
          </table:table-cell>
          <table:table-cell office:value-type="float" office:value="1255.348" calcext:value-type="float">
            <text:p>1255.348</text:p>
          </table:table-cell>
          <table:table-cell office:value-type="float" office:value="1553.236" calcext:value-type="float">
            <text:p>1553.236</text:p>
          </table:table-cell>
          <table:table-cell office:value-type="float" office:value="1272.924" calcext:value-type="float">
            <text:p>1272.924</text:p>
          </table:table-cell>
          <table:table-cell office:value-type="float" office:value="757.5266" calcext:value-type="float">
            <text:p>757.5266</text:p>
          </table:table-cell>
          <table:table-cell office:value-type="float" office:value="1098.326" calcext:value-type="float">
            <text:p>1098.326</text:p>
          </table:table-cell>
          <table:table-cell office:value-type="float" office:value="417.2328" calcext:value-type="float">
            <text:p>417.2328</text:p>
          </table:table-cell>
          <table:table-cell office:value-type="float" office:value="1849.387" calcext:value-type="float">
            <text:p>1849.387</text:p>
          </table:table-cell>
          <table:table-cell office:value-type="float" office:value="2082.309" calcext:value-type="float">
            <text:p>2082.309</text:p>
          </table:table-cell>
          <table:table-cell office:value-type="float" office:value="1664.904" calcext:value-type="float">
            <text:p>1664.904</text:p>
          </table:table-cell>
          <table:table-cell office:value-type="float" office:value="584.6737" calcext:value-type="float">
            <text:p>584.6737</text:p>
          </table:table-cell>
          <table:table-cell office:value-type="float" office:value="576.787" calcext:value-type="float">
            <text:p>576.787</text:p>
          </table:table-cell>
          <table:table-cell office:value-type="float" office:value="142.7184" calcext:value-type="float">
            <text:p>142.7184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342103" calcext:value-type="float">
            <text:p>-1.34210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349221" calcext:value-type="float">
            <text:p>-0.8349221</text:p>
          </table:table-cell>
          <table:table-cell office:value-type="float" office:value="0" calcext:value-type="float">
            <text:p>0</text:p>
          </table:table-cell>
          <table:table-cell office:value-type="float" office:value="3.595556" calcext:value-type="float">
            <text:p>3.59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621.3561" calcext:value-type="float">
            <text:p>621.3561</text:p>
          </table:table-cell>
          <table:table-cell office:value-type="float" office:value="13134.34" calcext:value-type="float">
            <text:p>13134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41344" calcext:value-type="float">
            <text:p>-1.141344</text:p>
          </table:table-cell>
          <table:table-cell office:value-type="float" office:value="3.462964" calcext:value-type="float">
            <text:p>3.462964</text:p>
          </table:table-cell>
          <table:table-cell office:value-type="float" office:value="0" calcext:value-type="float">
            <text:p>0</text:p>
          </table:table-cell>
          <table:table-cell office:value-type="float" office:value="115.4618" calcext:value-type="float">
            <text:p>115.4618</text:p>
          </table:table-cell>
          <table:table-cell office:value-type="float" office:value="95.74716" calcext:value-type="float">
            <text:p>95.74716</text:p>
          </table:table-cell>
          <table:table-cell office:value-type="float" office:value="0.001552548" calcext:value-type="float">
            <text:p>0.0015525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139791" calcext:value-type="float">
            <text:p>-1.139791</text:p>
          </table:table-cell>
          <table:table-cell office:value-type="float" office:value="0" calcext:value-type="float">
            <text:p>0</text:p>
          </table:table-cell>
          <table:table-cell office:value-type="float" office:value="369.0459" calcext:value-type="float">
            <text:p>369.0459</text:p>
          </table:table-cell>
          <table:table-cell office:value-type="float" office:value="1255.329" calcext:value-type="float">
            <text:p>1255.329</text:p>
          </table:table-cell>
          <table:table-cell office:value-type="float" office:value="1553.185" calcext:value-type="float">
            <text:p>1553.185</text:p>
          </table:table-cell>
          <table:table-cell office:value-type="float" office:value="1272.909" calcext:value-type="float">
            <text:p>1272.909</text:p>
          </table:table-cell>
          <table:table-cell office:value-type="float" office:value="757.514" calcext:value-type="float">
            <text:p>757.514</text:p>
          </table:table-cell>
          <table:table-cell office:value-type="float" office:value="1098.317" calcext:value-type="float">
            <text:p>1098.317</text:p>
          </table:table-cell>
          <table:table-cell office:value-type="float" office:value="417.2276" calcext:value-type="float">
            <text:p>417.2276</text:p>
          </table:table-cell>
          <table:table-cell office:value-type="float" office:value="1849.38" calcext:value-type="float">
            <text:p>1849.38</text:p>
          </table:table-cell>
          <table:table-cell office:value-type="float" office:value="2082.303" calcext:value-type="float">
            <text:p>2082.303</text:p>
          </table:table-cell>
          <table:table-cell office:value-type="float" office:value="1664.899" calcext:value-type="float">
            <text:p>1664.899</text:p>
          </table:table-cell>
          <table:table-cell office:value-type="float" office:value="584.671" calcext:value-type="float">
            <text:p>584.671</text:p>
          </table:table-cell>
          <table:table-cell office:value-type="float" office:value="576.778" calcext:value-type="float">
            <text:p>576.778</text:p>
          </table:table-cell>
          <table:table-cell office:value-type="float" office:value="142.7183" calcext:value-type="float">
            <text:p>142.7183</text:p>
          </table:table-cell>
          <table:table-cell office:value-type="float" office:value="35.66848" calcext:value-type="float">
            <text:p>35.668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396092" calcext:value-type="float">
            <text:p>-1.396092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690806" calcext:value-type="float">
            <text:p>-0.9690806</text:p>
          </table:table-cell>
          <table:table-cell office:value-type="float" office:value="0" calcext:value-type="float">
            <text:p>0</text:p>
          </table:table-cell>
          <table:table-cell office:value-type="float" office:value="3.546924" calcext:value-type="float">
            <text:p>3.546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621.2484" calcext:value-type="float">
            <text:p>621.2484</text:p>
          </table:table-cell>
          <table:table-cell office:value-type="float" office:value="13134.34" calcext:value-type="float">
            <text:p>13134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94216" calcext:value-type="float">
            <text:p>-1.294216</text:p>
          </table:table-cell>
          <table:table-cell office:value-type="float" office:value="4.039744" calcext:value-type="float">
            <text:p>4.039744</text:p>
          </table:table-cell>
          <table:table-cell office:value-type="float" office:value="0" calcext:value-type="float">
            <text:p>0</text:p>
          </table:table-cell>
          <table:table-cell office:value-type="float" office:value="115.4274" calcext:value-type="float">
            <text:p>115.4274</text:p>
          </table:table-cell>
          <table:table-cell office:value-type="float" office:value="95.74069" calcext:value-type="float">
            <text:p>95.74069</text:p>
          </table:table-cell>
          <table:table-cell office:value-type="float" office:value="0.001861368" calcext:value-type="float">
            <text:p>0.001861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082209" calcext:value-type="float">
            <text:p>7.082209E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292355" calcext:value-type="float">
            <text:p>-1.292355</text:p>
          </table:table-cell>
          <table:table-cell office:value-type="float" office:value="0" calcext:value-type="float">
            <text:p>0</text:p>
          </table:table-cell>
          <table:table-cell office:value-type="float" office:value="369.0555" calcext:value-type="float">
            <text:p>369.0555</text:p>
          </table:table-cell>
          <table:table-cell office:value-type="float" office:value="1255.316" calcext:value-type="float">
            <text:p>1255.316</text:p>
          </table:table-cell>
          <table:table-cell office:value-type="float" office:value="1553.155" calcext:value-type="float">
            <text:p>1553.155</text:p>
          </table:table-cell>
          <table:table-cell office:value-type="float" office:value="1272.899" calcext:value-type="float">
            <text:p>1272.899</text:p>
          </table:table-cell>
          <table:table-cell office:value-type="float" office:value="757.5029" calcext:value-type="float">
            <text:p>757.5029</text:p>
          </table:table-cell>
          <table:table-cell office:value-type="float" office:value="1098.308" calcext:value-type="float">
            <text:p>1098.308</text:p>
          </table:table-cell>
          <table:table-cell office:value-type="float" office:value="417.2227" calcext:value-type="float">
            <text:p>417.2227</text:p>
          </table:table-cell>
          <table:table-cell office:value-type="float" office:value="1849.374" calcext:value-type="float">
            <text:p>1849.374</text:p>
          </table:table-cell>
          <table:table-cell office:value-type="float" office:value="2082.298" calcext:value-type="float">
            <text:p>2082.298</text:p>
          </table:table-cell>
          <table:table-cell office:value-type="float" office:value="1664.895" calcext:value-type="float">
            <text:p>1664.895</text:p>
          </table:table-cell>
          <table:table-cell office:value-type="float" office:value="584.6683" calcext:value-type="float">
            <text:p>584.6683</text:p>
          </table:table-cell>
          <table:table-cell office:value-type="float" office:value="576.7692" calcext:value-type="float">
            <text:p>576.7692</text:p>
          </table:table-cell>
          <table:table-cell office:value-type="float" office:value="142.7183" calcext:value-type="float">
            <text:p>142.7183</text:p>
          </table:table-cell>
          <table:table-cell office:value-type="float" office:value="35.66848" calcext:value-type="float">
            <text:p>35.668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67824" calcext:value-type="float">
            <text:p>-1.67824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70468" calcext:value-type="float">
            <text:p>-1.070468</text:p>
          </table:table-cell>
          <table:table-cell office:value-type="float" office:value="0" calcext:value-type="float">
            <text:p>0</text:p>
          </table:table-cell>
          <table:table-cell office:value-type="float" office:value="3.495742" calcext:value-type="float">
            <text:p>3.495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621.1474" calcext:value-type="float">
            <text:p>621.1474</text:p>
          </table:table-cell>
          <table:table-cell office:value-type="float" office:value="13134.35" calcext:value-type="float">
            <text:p>13134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34097" calcext:value-type="float">
            <text:p>-1.434097</text:p>
          </table:table-cell>
          <table:table-cell office:value-type="float" office:value="5.667553" calcext:value-type="float">
            <text:p>5.667553</text:p>
          </table:table-cell>
          <table:table-cell office:value-type="float" office:value="0" calcext:value-type="float">
            <text:p>0</text:p>
          </table:table-cell>
          <table:table-cell office:value-type="float" office:value="115.3893" calcext:value-type="float">
            <text:p>115.3893</text:p>
          </table:table-cell>
          <table:table-cell office:value-type="float" office:value="95.72339" calcext:value-type="float">
            <text:p>95.72339</text:p>
          </table:table-cell>
          <table:table-cell office:value-type="float" office:value="0.002151342" calcext:value-type="float">
            <text:p>0.002151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3707205" calcext:value-type="float">
            <text:p>3.707205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1.431946" calcext:value-type="float">
            <text:p>-1.431946</text:p>
          </table:table-cell>
          <table:table-cell office:value-type="float" office:value="0" calcext:value-type="float">
            <text:p>0</text:p>
          </table:table-cell>
          <table:table-cell office:value-type="float" office:value="369.0656" calcext:value-type="float">
            <text:p>369.0656</text:p>
          </table:table-cell>
          <table:table-cell office:value-type="float" office:value="1255.305" calcext:value-type="float">
            <text:p>1255.305</text:p>
          </table:table-cell>
          <table:table-cell office:value-type="float" office:value="1553.134" calcext:value-type="float">
            <text:p>1553.134</text:p>
          </table:table-cell>
          <table:table-cell office:value-type="float" office:value="1272.894" calcext:value-type="float">
            <text:p>1272.894</text:p>
          </table:table-cell>
          <table:table-cell office:value-type="float" office:value="757.4954" calcext:value-type="float">
            <text:p>757.4954</text:p>
          </table:table-cell>
          <table:table-cell office:value-type="float" office:value="1098.302" calcext:value-type="float">
            <text:p>1098.302</text:p>
          </table:table-cell>
          <table:table-cell office:value-type="float" office:value="417.2183" calcext:value-type="float">
            <text:p>417.2183</text:p>
          </table:table-cell>
          <table:table-cell office:value-type="float" office:value="1849.368" calcext:value-type="float">
            <text:p>1849.368</text:p>
          </table:table-cell>
          <table:table-cell office:value-type="float" office:value="2082.292" calcext:value-type="float">
            <text:p>2082.292</text:p>
          </table:table-cell>
          <table:table-cell office:value-type="float" office:value="1664.89" calcext:value-type="float">
            <text:p>1664.89</text:p>
          </table:table-cell>
          <table:table-cell office:value-type="float" office:value="584.6656" calcext:value-type="float">
            <text:p>584.6656</text:p>
          </table:table-cell>
          <table:table-cell office:value-type="float" office:value="576.7604" calcext:value-type="float">
            <text:p>576.7604</text:p>
          </table:table-cell>
          <table:table-cell office:value-type="float" office:value="142.7183" calcext:value-type="float">
            <text:p>142.7183</text:p>
          </table:table-cell>
          <table:table-cell office:value-type="float" office:value="35.66848" calcext:value-type="float">
            <text:p>35.668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129035" calcext:value-type="float">
            <text:p>-1.29035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62503" calcext:value-type="float">
            <text:p>-1.162503</text:p>
          </table:table-cell>
          <table:table-cell office:value-type="float" office:value="0" calcext:value-type="float">
            <text:p>0</text:p>
          </table:table-cell>
          <table:table-cell office:value-type="float" office:value="3.448191" calcext:value-type="float">
            <text:p>3.44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621.038" calcext:value-type="float">
            <text:p>621.038</text:p>
          </table:table-cell>
          <table:table-cell office:value-type="float" office:value="13134.37" calcext:value-type="float">
            <text:p>13134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7083" calcext:value-type="float">
            <text:p>-1.567083</text:p>
          </table:table-cell>
          <table:table-cell office:value-type="float" office:value="5.94462" calcext:value-type="float">
            <text:p>5.94462</text:p>
          </table:table-cell>
          <table:table-cell office:value-type="float" office:value="0" calcext:value-type="float">
            <text:p>0</text:p>
          </table:table-cell>
          <table:table-cell office:value-type="float" office:value="115.3394" calcext:value-type="float">
            <text:p>115.3394</text:p>
          </table:table-cell>
          <table:table-cell office:value-type="float" office:value="95.69156" calcext:value-type="float">
            <text:p>95.69156</text:p>
          </table:table-cell>
          <table:table-cell office:value-type="float" office:value="0.002407919" calcext:value-type="float">
            <text:p>0.002407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3707205" calcext:value-type="float">
            <text:p>3.707205E-08</text:p>
          </table:table-cell>
          <table:table-cell office:value-type="float" office:value="0" calcext:value-type="float">
            <text:p>0</text:p>
          </table:table-cell>
          <table:table-cell office:value-type="float" office:value="-0.0001303823" calcext:value-type="float">
            <text:p>-0.0001303823</text:p>
          </table:table-cell>
          <table:table-cell office:value-type="float" office:value="370" calcext:value-type="float">
            <text:p>370</text:p>
          </table:table-cell>
          <table:table-cell office:value-type="float" office:value="-1.564545" calcext:value-type="float">
            <text:p>-1.564545</text:p>
          </table:table-cell>
          <table:table-cell office:value-type="float" office:value="0" calcext:value-type="float">
            <text:p>0</text:p>
          </table:table-cell>
          <table:table-cell office:value-type="float" office:value="369.0823" calcext:value-type="float">
            <text:p>369.0823</text:p>
          </table:table-cell>
          <table:table-cell office:value-type="float" office:value="1255.292" calcext:value-type="float">
            <text:p>1255.292</text:p>
          </table:table-cell>
          <table:table-cell office:value-type="float" office:value="1553.113" calcext:value-type="float">
            <text:p>1553.113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757.4908" calcext:value-type="float">
            <text:p>757.4908</text:p>
          </table:table-cell>
          <table:table-cell office:value-type="float" office:value="1098.297" calcext:value-type="float">
            <text:p>1098.297</text:p>
          </table:table-cell>
          <table:table-cell office:value-type="float" office:value="417.2141" calcext:value-type="float">
            <text:p>417.2141</text:p>
          </table:table-cell>
          <table:table-cell office:value-type="float" office:value="1849.362" calcext:value-type="float">
            <text:p>1849.362</text:p>
          </table:table-cell>
          <table:table-cell office:value-type="float" office:value="2082.286" calcext:value-type="float">
            <text:p>2082.286</text:p>
          </table:table-cell>
          <table:table-cell office:value-type="float" office:value="1664.886" calcext:value-type="float">
            <text:p>1664.886</text:p>
          </table:table-cell>
          <table:table-cell office:value-type="float" office:value="584.663" calcext:value-type="float">
            <text:p>584.663</text:p>
          </table:table-cell>
          <table:table-cell office:value-type="float" office:value="576.7518" calcext:value-type="float">
            <text:p>576.7518</text:p>
          </table:table-cell>
          <table:table-cell office:value-type="float" office:value="142.7183" calcext:value-type="float">
            <text:p>142.7183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2066203" calcext:value-type="float">
            <text:p>-2.066203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57693" calcext:value-type="float">
            <text:p>-1.257693</text:p>
          </table:table-cell>
          <table:table-cell office:value-type="float" office:value="0" calcext:value-type="float">
            <text:p>0</text:p>
          </table:table-cell>
          <table:table-cell office:value-type="float" office:value="3.410793" calcext:value-type="float">
            <text:p>3.410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620.9293" calcext:value-type="float">
            <text:p>620.9293</text:p>
          </table:table-cell>
          <table:table-cell office:value-type="float" office:value="13134.38" calcext:value-type="float">
            <text:p>13134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18002" calcext:value-type="float">
            <text:p>-1.718002</text:p>
          </table:table-cell>
          <table:table-cell office:value-type="float" office:value="5.353027" calcext:value-type="float">
            <text:p>5.353027</text:p>
          </table:table-cell>
          <table:table-cell office:value-type="float" office:value="0" calcext:value-type="float">
            <text:p>0</text:p>
          </table:table-cell>
          <table:table-cell office:value-type="float" office:value="115.2892" calcext:value-type="float">
            <text:p>115.2892</text:p>
          </table:table-cell>
          <table:table-cell office:value-type="float" office:value="95.65552" calcext:value-type="float">
            <text:p>95.65552</text:p>
          </table:table-cell>
          <table:table-cell office:value-type="float" office:value="0.002664546" calcext:value-type="float">
            <text:p>0.002664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3707205" calcext:value-type="float">
            <text:p>3.707205E-08</text:p>
          </table:table-cell>
          <table:table-cell office:value-type="float" office:value="0" calcext:value-type="float">
            <text:p>0</text:p>
          </table:table-cell>
          <table:table-cell office:value-type="float" office:value="-0.001490655" calcext:value-type="float">
            <text:p>-0.001490655</text:p>
          </table:table-cell>
          <table:table-cell office:value-type="float" office:value="370" calcext:value-type="float">
            <text:p>370</text:p>
          </table:table-cell>
          <table:table-cell office:value-type="float" office:value="-1.713847" calcext:value-type="float">
            <text:p>-1.713847</text:p>
          </table:table-cell>
          <table:table-cell office:value-type="float" office:value="0" calcext:value-type="float">
            <text:p>0</text:p>
          </table:table-cell>
          <table:table-cell office:value-type="float" office:value="369.1003" calcext:value-type="float">
            <text:p>369.1003</text:p>
          </table:table-cell>
          <table:table-cell office:value-type="float" office:value="1255.28" calcext:value-type="float">
            <text:p>1255.28</text:p>
          </table:table-cell>
          <table:table-cell office:value-type="float" office:value="1553.095" calcext:value-type="float">
            <text:p>1553.095</text:p>
          </table:table-cell>
          <table:table-cell office:value-type="float" office:value="1272.886" calcext:value-type="float">
            <text:p>1272.886</text:p>
          </table:table-cell>
          <table:table-cell office:value-type="float" office:value="757.4868" calcext:value-type="float">
            <text:p>757.4868</text:p>
          </table:table-cell>
          <table:table-cell office:value-type="float" office:value="1098.292" calcext:value-type="float">
            <text:p>1098.292</text:p>
          </table:table-cell>
          <table:table-cell office:value-type="float" office:value="417.2101" calcext:value-type="float">
            <text:p>417.2101</text:p>
          </table:table-cell>
          <table:table-cell office:value-type="float" office:value="1849.356" calcext:value-type="float">
            <text:p>1849.356</text:p>
          </table:table-cell>
          <table:table-cell office:value-type="float" office:value="2082.281" calcext:value-type="float">
            <text:p>2082.281</text:p>
          </table:table-cell>
          <table:table-cell office:value-type="float" office:value="1664.881" calcext:value-type="float">
            <text:p>1664.881</text:p>
          </table:table-cell>
          <table:table-cell office:value-type="float" office:value="584.6605" calcext:value-type="float">
            <text:p>584.6605</text:p>
          </table:table-cell>
          <table:table-cell office:value-type="float" office:value="576.7433" calcext:value-type="float">
            <text:p>576.7433</text:p>
          </table:table-cell>
          <table:table-cell office:value-type="float" office:value="142.7183" calcext:value-type="float">
            <text:p>142.7183</text:p>
          </table:table-cell>
          <table:table-cell office:value-type="float" office:value="35.66847" calcext:value-type="float">
            <text:p>35.66847</text:p>
          </table:table-cell>
          <table:table-cell office:value-type="float" office:value="0" calcext:value-type="float">
            <text:p>0</text:p>
          </table:table-cell>
          <table:table-cell office:value-type="float" office:value="-0.0000003255086" calcext:value-type="float">
            <text:p>-3.25508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51034" calcext:value-type="float">
            <text:p>-1.351034</text:p>
          </table:table-cell>
          <table:table-cell office:value-type="float" office:value="0" calcext:value-type="float">
            <text:p>0</text:p>
          </table:table-cell>
          <table:table-cell office:value-type="float" office:value="3.354841" calcext:value-type="float">
            <text:p>3.354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620.5681" calcext:value-type="float">
            <text:p>620.5681</text:p>
          </table:table-cell>
          <table:table-cell office:value-type="float" office:value="13134.45" calcext:value-type="float">
            <text:p>1313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056273" calcext:value-type="float">
            <text:p>-2.056273</text:p>
          </table:table-cell>
          <table:table-cell office:value-type="float" office:value="4.333021" calcext:value-type="float">
            <text:p>4.333021</text:p>
          </table:table-cell>
          <table:table-cell office:value-type="float" office:value="0" calcext:value-type="float">
            <text:p>0</text:p>
          </table:table-cell>
          <table:table-cell office:value-type="float" office:value="115.3241" calcext:value-type="float">
            <text:p>115.3241</text:p>
          </table:table-cell>
          <table:table-cell office:value-type="float" office:value="95.39959" calcext:value-type="float">
            <text:p>95.39959</text:p>
          </table:table-cell>
          <table:table-cell office:value-type="float" office:value="0.002991844" calcext:value-type="float">
            <text:p>0.002991844</text:p>
          </table:table-cell>
          <table:table-cell office:value-type="float" office:value="0" calcext:value-type="float">
            <text:p>0</text:p>
          </table:table-cell>
          <table:table-cell office:value-type="float" office:value="0.0000007482515" calcext:value-type="float">
            <text:p>7.482515E-07</text:p>
          </table:table-cell>
          <table:table-cell office:value-type="float" office:value="0" calcext:value-type="float">
            <text:p>0</text:p>
          </table:table-cell>
          <table:table-cell office:value-type="float" office:value="-0.00311421" calcext:value-type="float">
            <text:p>-0.00311421</text:p>
          </table:table-cell>
          <table:table-cell office:value-type="float" office:value="370" calcext:value-type="float">
            <text:p>370</text:p>
          </table:table-cell>
          <table:table-cell office:value-type="float" office:value="-2.050168" calcext:value-type="float">
            <text:p>-2.050168</text:p>
          </table:table-cell>
          <table:table-cell office:value-type="float" office:value="0" calcext:value-type="float">
            <text:p>0</text:p>
          </table:table-cell>
          <table:table-cell office:value-type="float" office:value="369.1546" calcext:value-type="float">
            <text:p>369.1546</text:p>
          </table:table-cell>
          <table:table-cell office:value-type="float" office:value="1255.253" calcext:value-type="float">
            <text:p>1255.253</text:p>
          </table:table-cell>
          <table:table-cell office:value-type="float" office:value="1553.065" calcext:value-type="float">
            <text:p>1553.065</text:p>
          </table:table-cell>
          <table:table-cell office:value-type="float" office:value="1272.881" calcext:value-type="float">
            <text:p>1272.881</text:p>
          </table:table-cell>
          <table:table-cell office:value-type="float" office:value="757.4822" calcext:value-type="float">
            <text:p>757.4822</text:p>
          </table:table-cell>
          <table:table-cell office:value-type="float" office:value="1098.287" calcext:value-type="float">
            <text:p>1098.287</text:p>
          </table:table-cell>
          <table:table-cell office:value-type="float" office:value="417.2062" calcext:value-type="float">
            <text:p>417.2062</text:p>
          </table:table-cell>
          <table:table-cell office:value-type="float" office:value="1849.351" calcext:value-type="float">
            <text:p>1849.351</text:p>
          </table:table-cell>
          <table:table-cell office:value-type="float" office:value="2082.276" calcext:value-type="float">
            <text:p>2082.276</text:p>
          </table:table-cell>
          <table:table-cell office:value-type="float" office:value="1664.877" calcext:value-type="float">
            <text:p>1664.877</text:p>
          </table:table-cell>
          <table:table-cell office:value-type="float" office:value="584.658" calcext:value-type="float">
            <text:p>584.658</text:p>
          </table:table-cell>
          <table:table-cell office:value-type="float" office:value="576.735" calcext:value-type="float">
            <text:p>576.735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48" calcext:value-type="float">
            <text:p>35.66848</text:p>
          </table:table-cell>
          <table:table-cell office:value-type="float" office:value="0" calcext:value-type="float">
            <text:p>0</text:p>
          </table:table-cell>
          <table:table-cell office:value-type="float" office:value="-0.0000005142381" calcext:value-type="float">
            <text:p>-5.14238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5349" calcext:value-type="float">
            <text:p>-1.65349</text:p>
          </table:table-cell>
          <table:table-cell office:value-type="float" office:value="0" calcext:value-type="float">
            <text:p>0</text:p>
          </table:table-cell>
          <table:table-cell office:value-type="float" office:value="3.320976" calcext:value-type="float">
            <text:p>3.32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620.4443" calcext:value-type="float">
            <text:p>620.4443</text:p>
          </table:table-cell>
          <table:table-cell office:value-type="float" office:value="13134.46" calcext:value-type="float">
            <text:p>13134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06519" calcext:value-type="float">
            <text:p>-2.206519</text:p>
          </table:table-cell>
          <table:table-cell office:value-type="float" office:value="4.523469" calcext:value-type="float">
            <text:p>4.523469</text:p>
          </table:table-cell>
          <table:table-cell office:value-type="float" office:value="0" calcext:value-type="float">
            <text:p>0</text:p>
          </table:table-cell>
          <table:table-cell office:value-type="float" office:value="115.2642" calcext:value-type="float">
            <text:p>115.2642</text:p>
          </table:table-cell>
          <table:table-cell office:value-type="float" office:value="95.36539" calcext:value-type="float">
            <text:p>95.36539</text:p>
          </table:table-cell>
          <table:table-cell office:value-type="float" office:value="0.00328553" calcext:value-type="float">
            <text:p>0.00328553</text:p>
          </table:table-cell>
          <table:table-cell office:value-type="float" office:value="0" calcext:value-type="float">
            <text:p>0</text:p>
          </table:table-cell>
          <table:table-cell office:value-type="float" office:value="0.0000007483771" calcext:value-type="float">
            <text:p>7.483771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199207" calcext:value-type="float">
            <text:p>-2.199207</text:p>
          </table:table-cell>
          <table:table-cell office:value-type="float" office:value="0" calcext:value-type="float">
            <text:p>0</text:p>
          </table:table-cell>
          <table:table-cell office:value-type="float" office:value="369.1719" calcext:value-type="float">
            <text:p>369.1719</text:p>
          </table:table-cell>
          <table:table-cell office:value-type="float" office:value="1255.235" calcext:value-type="float">
            <text:p>1255.235</text:p>
          </table:table-cell>
          <table:table-cell office:value-type="float" office:value="1553.037" calcext:value-type="float">
            <text:p>1553.037</text:p>
          </table:table-cell>
          <table:table-cell office:value-type="float" office:value="1272.876" calcext:value-type="float">
            <text:p>1272.876</text:p>
          </table:table-cell>
          <table:table-cell office:value-type="float" office:value="757.4771" calcext:value-type="float">
            <text:p>757.4771</text:p>
          </table:table-cell>
          <table:table-cell office:value-type="float" office:value="1098.283" calcext:value-type="float">
            <text:p>1098.283</text:p>
          </table:table-cell>
          <table:table-cell office:value-type="float" office:value="417.2025" calcext:value-type="float">
            <text:p>417.2025</text:p>
          </table:table-cell>
          <table:table-cell office:value-type="float" office:value="1849.346" calcext:value-type="float">
            <text:p>1849.346</text:p>
          </table:table-cell>
          <table:table-cell office:value-type="float" office:value="2082.271" calcext:value-type="float">
            <text:p>2082.271</text:p>
          </table:table-cell>
          <table:table-cell office:value-type="float" office:value="1664.873" calcext:value-type="float">
            <text:p>1664.873</text:p>
          </table:table-cell>
          <table:table-cell office:value-type="float" office:value="584.6555" calcext:value-type="float">
            <text:p>584.6555</text:p>
          </table:table-cell>
          <table:table-cell office:value-type="float" office:value="576.7268" calcext:value-type="float">
            <text:p>576.7268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" calcext:value-type="float">
            <text:p>35.6685</text:p>
          </table:table-cell>
          <table:table-cell office:value-type="float" office:value="0" calcext:value-type="float">
            <text:p>0</text:p>
          </table:table-cell>
          <table:table-cell office:value-type="float" office:value="-0.000000514518" calcext:value-type="float">
            <text:p>-5.1451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60072" calcext:value-type="float">
            <text:p>-1.760072</text:p>
          </table:table-cell>
          <table:table-cell office:value-type="float" office:value="0" calcext:value-type="float">
            <text:p>0</text:p>
          </table:table-cell>
          <table:table-cell office:value-type="float" office:value="3.278499" calcext:value-type="float">
            <text:p>3.27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620.3426" calcext:value-type="float">
            <text:p>620.3426</text:p>
          </table:table-cell>
          <table:table-cell office:value-type="float" office:value="13134.47" calcext:value-type="float">
            <text:p>1313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26715" calcext:value-type="float">
            <text:p>-2.326715</text:p>
          </table:table-cell>
          <table:table-cell office:value-type="float" office:value="4.791964" calcext:value-type="float">
            <text:p>4.791964</text:p>
          </table:table-cell>
          <table:table-cell office:value-type="float" office:value="0" calcext:value-type="float">
            <text:p>0</text:p>
          </table:table-cell>
          <table:table-cell office:value-type="float" office:value="115.2104" calcext:value-type="float">
            <text:p>115.2104</text:p>
          </table:table-cell>
          <table:table-cell office:value-type="float" office:value="95.34046" calcext:value-type="float">
            <text:p>95.34046</text:p>
          </table:table-cell>
          <table:table-cell office:value-type="float" office:value="0.003550692" calcext:value-type="float">
            <text:p>0.003550692</text:p>
          </table:table-cell>
          <table:table-cell office:value-type="float" office:value="0" calcext:value-type="float">
            <text:p>0</text:p>
          </table:table-cell>
          <table:table-cell office:value-type="float" office:value="0.0000007657205" calcext:value-type="float">
            <text:p>7.657205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319139" calcext:value-type="float">
            <text:p>-2.319139</text:p>
          </table:table-cell>
          <table:table-cell office:value-type="float" office:value="0" calcext:value-type="float">
            <text:p>0</text:p>
          </table:table-cell>
          <table:table-cell office:value-type="float" office:value="369.1852" calcext:value-type="float">
            <text:p>369.1852</text:p>
          </table:table-cell>
          <table:table-cell office:value-type="float" office:value="1255.22" calcext:value-type="float">
            <text:p>1255.22</text:p>
          </table:table-cell>
          <table:table-cell office:value-type="float" office:value="1553.014" calcext:value-type="float">
            <text:p>1553.014</text:p>
          </table:table-cell>
          <table:table-cell office:value-type="float" office:value="1272.871" calcext:value-type="float">
            <text:p>1272.871</text:p>
          </table:table-cell>
          <table:table-cell office:value-type="float" office:value="757.4727" calcext:value-type="float">
            <text:p>757.4727</text:p>
          </table:table-cell>
          <table:table-cell office:value-type="float" office:value="1098.279" calcext:value-type="float">
            <text:p>1098.279</text:p>
          </table:table-cell>
          <table:table-cell office:value-type="float" office:value="417.1989" calcext:value-type="float">
            <text:p>417.1989</text:p>
          </table:table-cell>
          <table:table-cell office:value-type="float" office:value="1849.341" calcext:value-type="float">
            <text:p>1849.341</text:p>
          </table:table-cell>
          <table:table-cell office:value-type="float" office:value="2082.266" calcext:value-type="float">
            <text:p>2082.266</text:p>
          </table:table-cell>
          <table:table-cell office:value-type="float" office:value="1664.869" calcext:value-type="float">
            <text:p>1664.869</text:p>
          </table:table-cell>
          <table:table-cell office:value-type="float" office:value="584.6531" calcext:value-type="float">
            <text:p>584.6531</text:p>
          </table:table-cell>
          <table:table-cell office:value-type="float" office:value="576.7188" calcext:value-type="float">
            <text:p>576.7188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" calcext:value-type="float">
            <text:p>35.6685</text:p>
          </table:table-cell>
          <table:table-cell office:value-type="float" office:value="0" calcext:value-type="float">
            <text:p>0</text:p>
          </table:table-cell>
          <table:table-cell office:value-type="float" office:value="-0.0000005143437" calcext:value-type="float">
            <text:p>-5.143437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48073" calcext:value-type="float">
            <text:p>-1.848073</text:p>
          </table:table-cell>
          <table:table-cell office:value-type="float" office:value="0" calcext:value-type="float">
            <text:p>0</text:p>
          </table:table-cell>
          <table:table-cell office:value-type="float" office:value="3.246563" calcext:value-type="float">
            <text:p>3.246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620.2083" calcext:value-type="float">
            <text:p>620.2083</text:p>
          </table:table-cell>
          <table:table-cell office:value-type="float" office:value="13134.49" calcext:value-type="float">
            <text:p>1313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6612" calcext:value-type="float">
            <text:p>-2.46612</text:p>
          </table:table-cell>
          <table:table-cell office:value-type="float" office:value="5.178966" calcext:value-type="float">
            <text:p>5.178966</text:p>
          </table:table-cell>
          <table:table-cell office:value-type="float" office:value="0" calcext:value-type="float">
            <text:p>0</text:p>
          </table:table-cell>
          <table:table-cell office:value-type="float" office:value="115.1422" calcext:value-type="float">
            <text:p>115.1422</text:p>
          </table:table-cell>
          <table:table-cell office:value-type="float" office:value="95.28617" calcext:value-type="float">
            <text:p>95.28617</text:p>
          </table:table-cell>
          <table:table-cell office:value-type="float" office:value="0.003817015" calcext:value-type="float">
            <text:p>0.003817015</text:p>
          </table:table-cell>
          <table:table-cell office:value-type="float" office:value="0" calcext:value-type="float">
            <text:p>0</text:p>
          </table:table-cell>
          <table:table-cell office:value-type="float" office:value="0.0000008206218" calcext:value-type="float">
            <text:p>8.206218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458277" calcext:value-type="float">
            <text:p>-2.458277</text:p>
          </table:table-cell>
          <table:table-cell office:value-type="float" office:value="0" calcext:value-type="float">
            <text:p>0</text:p>
          </table:table-cell>
          <table:table-cell office:value-type="float" office:value="369.2075" calcext:value-type="float">
            <text:p>369.2075</text:p>
          </table:table-cell>
          <table:table-cell office:value-type="float" office:value="1255.202" calcext:value-type="float">
            <text:p>1255.202</text:p>
          </table:table-cell>
          <table:table-cell office:value-type="float" office:value="1552.989" calcext:value-type="float">
            <text:p>1552.989</text:p>
          </table:table-cell>
          <table:table-cell office:value-type="float" office:value="1272.867" calcext:value-type="float">
            <text:p>1272.867</text:p>
          </table:table-cell>
          <table:table-cell office:value-type="float" office:value="757.4686" calcext:value-type="float">
            <text:p>757.4686</text:p>
          </table:table-cell>
          <table:table-cell office:value-type="float" office:value="1098.276" calcext:value-type="float">
            <text:p>1098.276</text:p>
          </table:table-cell>
          <table:table-cell office:value-type="float" office:value="417.1955" calcext:value-type="float">
            <text:p>417.1955</text:p>
          </table:table-cell>
          <table:table-cell office:value-type="float" office:value="1849.336" calcext:value-type="float">
            <text:p>1849.336</text:p>
          </table:table-cell>
          <table:table-cell office:value-type="float" office:value="2082.261" calcext:value-type="float">
            <text:p>2082.261</text:p>
          </table:table-cell>
          <table:table-cell office:value-type="float" office:value="1664.865" calcext:value-type="float">
            <text:p>1664.865</text:p>
          </table:table-cell>
          <table:table-cell office:value-type="float" office:value="584.6506" calcext:value-type="float">
            <text:p>584.6506</text:p>
          </table:table-cell>
          <table:table-cell office:value-type="float" office:value="576.7108" calcext:value-type="float">
            <text:p>576.7108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" calcext:value-type="float">
            <text:p>35.6685</text:p>
          </table:table-cell>
          <table:table-cell office:value-type="float" office:value="0" calcext:value-type="float">
            <text:p>0</text:p>
          </table:table-cell>
          <table:table-cell office:value-type="float" office:value="-0.0000005140862" calcext:value-type="float">
            <text:p>-5.1408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58519" calcext:value-type="float">
            <text:p>-1.958519</text:p>
          </table:table-cell>
          <table:table-cell office:value-type="float" office:value="0" calcext:value-type="float">
            <text:p>0</text:p>
          </table:table-cell>
          <table:table-cell office:value-type="float" office:value="3.217877" calcext:value-type="float">
            <text:p>3.217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620.0983" calcext:value-type="float">
            <text:p>620.0983</text:p>
          </table:table-cell>
          <table:table-cell office:value-type="float" office:value="13134.51" calcext:value-type="float">
            <text:p>1313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95303" calcext:value-type="float">
            <text:p>-2.595303</text:p>
          </table:table-cell>
          <table:table-cell office:value-type="float" office:value="6.520431" calcext:value-type="float">
            <text:p>6.520431</text:p>
          </table:table-cell>
          <table:table-cell office:value-type="float" office:value="0" calcext:value-type="float">
            <text:p>0</text:p>
          </table:table-cell>
          <table:table-cell office:value-type="float" office:value="115.0868" calcext:value-type="float">
            <text:p>115.0868</text:p>
          </table:table-cell>
          <table:table-cell office:value-type="float" office:value="95.24965" calcext:value-type="float">
            <text:p>95.24965</text:p>
          </table:table-cell>
          <table:table-cell office:value-type="float" office:value="0.004076626" calcext:value-type="float">
            <text:p>0.004076626</text:p>
          </table:table-cell>
          <table:table-cell office:value-type="float" office:value="0" calcext:value-type="float">
            <text:p>0</text:p>
          </table:table-cell>
          <table:table-cell office:value-type="float" office:value="0.0000008393172" calcext:value-type="float">
            <text:p>8.393172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587201" calcext:value-type="float">
            <text:p>-2.587201</text:p>
          </table:table-cell>
          <table:table-cell office:value-type="float" office:value="0" calcext:value-type="float">
            <text:p>0</text:p>
          </table:table-cell>
          <table:table-cell office:value-type="float" office:value="369.2233" calcext:value-type="float">
            <text:p>369.2233</text:p>
          </table:table-cell>
          <table:table-cell office:value-type="float" office:value="1255.188" calcext:value-type="float">
            <text:p>1255.188</text:p>
          </table:table-cell>
          <table:table-cell office:value-type="float" office:value="1552.967" calcext:value-type="float">
            <text:p>1552.967</text:p>
          </table:table-cell>
          <table:table-cell office:value-type="float" office:value="1272.863" calcext:value-type="float">
            <text:p>1272.863</text:p>
          </table:table-cell>
          <table:table-cell office:value-type="float" office:value="757.4648" calcext:value-type="float">
            <text:p>757.4648</text:p>
          </table:table-cell>
          <table:table-cell office:value-type="float" office:value="1098.272" calcext:value-type="float">
            <text:p>1098.272</text:p>
          </table:table-cell>
          <table:table-cell office:value-type="float" office:value="417.1922" calcext:value-type="float">
            <text:p>417.1922</text:p>
          </table:table-cell>
          <table:table-cell office:value-type="float" office:value="1849.331" calcext:value-type="float">
            <text:p>1849.331</text:p>
          </table:table-cell>
          <table:table-cell office:value-type="float" office:value="2082.257" calcext:value-type="float">
            <text:p>2082.257</text:p>
          </table:table-cell>
          <table:table-cell office:value-type="float" office:value="1664.861" calcext:value-type="float">
            <text:p>1664.861</text:p>
          </table:table-cell>
          <table:table-cell office:value-type="float" office:value="584.6483" calcext:value-type="float">
            <text:p>584.6483</text:p>
          </table:table-cell>
          <table:table-cell office:value-type="float" office:value="576.7031" calcext:value-type="float">
            <text:p>576.7031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" calcext:value-type="float">
            <text:p>35.6685</text:p>
          </table:table-cell>
          <table:table-cell office:value-type="float" office:value="0" calcext:value-type="float">
            <text:p>0</text:p>
          </table:table-cell>
          <table:table-cell office:value-type="float" office:value="-0.0000005135391" calcext:value-type="float">
            <text:p>-5.13539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51239" calcext:value-type="float">
            <text:p>-2.051239</text:p>
          </table:table-cell>
          <table:table-cell office:value-type="float" office:value="0" calcext:value-type="float">
            <text:p>0</text:p>
          </table:table-cell>
          <table:table-cell office:value-type="float" office:value="3.181675" calcext:value-type="float">
            <text:p>3.18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620.0458" calcext:value-type="float">
            <text:p>620.0458</text:p>
          </table:table-cell>
          <table:table-cell office:value-type="float" office:value="13134.51" calcext:value-type="float">
            <text:p>1313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81278" calcext:value-type="float">
            <text:p>-2.681278</text:p>
          </table:table-cell>
          <table:table-cell office:value-type="float" office:value="6.840958" calcext:value-type="float">
            <text:p>6.840958</text:p>
          </table:table-cell>
          <table:table-cell office:value-type="float" office:value="0" calcext:value-type="float">
            <text:p>0</text:p>
          </table:table-cell>
          <table:table-cell office:value-type="float" office:value="115.0622" calcext:value-type="float">
            <text:p>115.0622</text:p>
          </table:table-cell>
          <table:table-cell office:value-type="float" office:value="95.2449" calcext:value-type="float">
            <text:p>95.2449</text:p>
          </table:table-cell>
          <table:table-cell office:value-type="float" office:value="0.004276485" calcext:value-type="float">
            <text:p>0.004276485</text:p>
          </table:table-cell>
          <table:table-cell office:value-type="float" office:value="0" calcext:value-type="float">
            <text:p>0</text:p>
          </table:table-cell>
          <table:table-cell office:value-type="float" office:value="0.0000008393172" calcext:value-type="float">
            <text:p>8.393172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672976" calcext:value-type="float">
            <text:p>-2.672976</text:p>
          </table:table-cell>
          <table:table-cell office:value-type="float" office:value="0" calcext:value-type="float">
            <text:p>0</text:p>
          </table:table-cell>
          <table:table-cell office:value-type="float" office:value="369.2272" calcext:value-type="float">
            <text:p>369.2272</text:p>
          </table:table-cell>
          <table:table-cell office:value-type="float" office:value="1255.185" calcext:value-type="float">
            <text:p>1255.185</text:p>
          </table:table-cell>
          <table:table-cell office:value-type="float" office:value="1552.959" calcext:value-type="float">
            <text:p>1552.959</text:p>
          </table:table-cell>
          <table:table-cell office:value-type="float" office:value="1272.86" calcext:value-type="float">
            <text:p>1272.86</text:p>
          </table:table-cell>
          <table:table-cell office:value-type="float" office:value="757.4622" calcext:value-type="float">
            <text:p>757.4622</text:p>
          </table:table-cell>
          <table:table-cell office:value-type="float" office:value="1098.27" calcext:value-type="float">
            <text:p>1098.27</text:p>
          </table:table-cell>
          <table:table-cell office:value-type="float" office:value="417.189" calcext:value-type="float">
            <text:p>417.189</text:p>
          </table:table-cell>
          <table:table-cell office:value-type="float" office:value="1849.326" calcext:value-type="float">
            <text:p>1849.326</text:p>
          </table:table-cell>
          <table:table-cell office:value-type="float" office:value="2082.252" calcext:value-type="float">
            <text:p>2082.252</text:p>
          </table:table-cell>
          <table:table-cell office:value-type="float" office:value="1664.857" calcext:value-type="float">
            <text:p>1664.857</text:p>
          </table:table-cell>
          <table:table-cell office:value-type="float" office:value="584.6459" calcext:value-type="float">
            <text:p>584.6459</text:p>
          </table:table-cell>
          <table:table-cell office:value-type="float" office:value="576.6955" calcext:value-type="float">
            <text:p>576.6955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1" calcext:value-type="float">
            <text:p>35.66851</text:p>
          </table:table-cell>
          <table:table-cell office:value-type="float" office:value="0" calcext:value-type="float">
            <text:p>0</text:p>
          </table:table-cell>
          <table:table-cell office:value-type="float" office:value="-0.000000513235" calcext:value-type="float">
            <text:p>-5.1323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98003" calcext:value-type="float">
            <text:p>-2.098003</text:p>
          </table:table-cell>
          <table:table-cell office:value-type="float" office:value="0" calcext:value-type="float">
            <text:p>0</text:p>
          </table:table-cell>
          <table:table-cell office:value-type="float" office:value="3.142628" calcext:value-type="float">
            <text:p>3.14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619.9918" calcext:value-type="float">
            <text:p>619.9918</text:p>
          </table:table-cell>
          <table:table-cell office:value-type="float" office:value="13134.52" calcext:value-type="float">
            <text:p>13134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64611" calcext:value-type="float">
            <text:p>-2.764611</text:p>
          </table:table-cell>
          <table:table-cell office:value-type="float" office:value="6.944108" calcext:value-type="float">
            <text:p>6.944108</text:p>
          </table:table-cell>
          <table:table-cell office:value-type="float" office:value="0" calcext:value-type="float">
            <text:p>0</text:p>
          </table:table-cell>
          <table:table-cell office:value-type="float" office:value="115.0377" calcext:value-type="float">
            <text:p>115.0377</text:p>
          </table:table-cell>
          <table:table-cell office:value-type="float" office:value="95.2336" calcext:value-type="float">
            <text:p>95.2336</text:p>
          </table:table-cell>
          <table:table-cell office:value-type="float" office:value="0.004447086" calcext:value-type="float">
            <text:p>0.004447086</text:p>
          </table:table-cell>
          <table:table-cell office:value-type="float" office:value="0" calcext:value-type="float">
            <text:p>0</text:p>
          </table:table-cell>
          <table:table-cell office:value-type="float" office:value="0.0000008393172" calcext:value-type="float">
            <text:p>8.393172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756139" calcext:value-type="float">
            <text:p>-2.756139</text:p>
          </table:table-cell>
          <table:table-cell office:value-type="float" office:value="0" calcext:value-type="float">
            <text:p>0</text:p>
          </table:table-cell>
          <table:table-cell office:value-type="float" office:value="369.2321" calcext:value-type="float">
            <text:p>369.2321</text:p>
          </table:table-cell>
          <table:table-cell office:value-type="float" office:value="1255.182" calcext:value-type="float">
            <text:p>1255.182</text:p>
          </table:table-cell>
          <table:table-cell office:value-type="float" office:value="1552.954" calcext:value-type="float">
            <text:p>1552.954</text:p>
          </table:table-cell>
          <table:table-cell office:value-type="float" office:value="1272.859" calcext:value-type="float">
            <text:p>1272.859</text:p>
          </table:table-cell>
          <table:table-cell office:value-type="float" office:value="757.4604" calcext:value-type="float">
            <text:p>757.4604</text:p>
          </table:table-cell>
          <table:table-cell office:value-type="float" office:value="1098.268" calcext:value-type="float">
            <text:p>1098.268</text:p>
          </table:table-cell>
          <table:table-cell office:value-type="float" office:value="417.1864" calcext:value-type="float">
            <text:p>417.1864</text:p>
          </table:table-cell>
          <table:table-cell office:value-type="float" office:value="1849.322" calcext:value-type="float">
            <text:p>1849.322</text:p>
          </table:table-cell>
          <table:table-cell office:value-type="float" office:value="2082.247" calcext:value-type="float">
            <text:p>2082.247</text:p>
          </table:table-cell>
          <table:table-cell office:value-type="float" office:value="1664.853" calcext:value-type="float">
            <text:p>1664.853</text:p>
          </table:table-cell>
          <table:table-cell office:value-type="float" office:value="584.6437" calcext:value-type="float">
            <text:p>584.6437</text:p>
          </table:table-cell>
          <table:table-cell office:value-type="float" office:value="576.688" calcext:value-type="float">
            <text:p>576.688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1" calcext:value-type="float">
            <text:p>35.66851</text:p>
          </table:table-cell>
          <table:table-cell office:value-type="float" office:value="0" calcext:value-type="float">
            <text:p>0</text:p>
          </table:table-cell>
          <table:table-cell office:value-type="float" office:value="-0.0000005129776" calcext:value-type="float">
            <text:p>-5.1297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43974" calcext:value-type="float">
            <text:p>-2.143974</text:p>
          </table:table-cell>
          <table:table-cell office:value-type="float" office:value="0" calcext:value-type="float">
            <text:p>0</text:p>
          </table:table-cell>
          <table:table-cell office:value-type="float" office:value="3.105392" calcext:value-type="float">
            <text:p>3.105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619.9322" calcext:value-type="float">
            <text:p>619.9322</text:p>
          </table:table-cell>
          <table:table-cell office:value-type="float" office:value="13134.54" calcext:value-type="float">
            <text:p>1313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46544" calcext:value-type="float">
            <text:p>-2.846544</text:p>
          </table:table-cell>
          <table:table-cell office:value-type="float" office:value="7.302004" calcext:value-type="float">
            <text:p>7.302004</text:p>
          </table:table-cell>
          <table:table-cell office:value-type="float" office:value="0" calcext:value-type="float">
            <text:p>0</text:p>
          </table:table-cell>
          <table:table-cell office:value-type="float" office:value="115.0082" calcext:value-type="float">
            <text:p>115.0082</text:p>
          </table:table-cell>
          <table:table-cell office:value-type="float" office:value="95.21533" calcext:value-type="float">
            <text:p>95.21533</text:p>
          </table:table-cell>
          <table:table-cell office:value-type="float" office:value="0.004602343" calcext:value-type="float">
            <text:p>0.004602343</text:p>
          </table:table-cell>
          <table:table-cell office:value-type="float" office:value="0" calcext:value-type="float">
            <text:p>0</text:p>
          </table:table-cell>
          <table:table-cell office:value-type="float" office:value="0.0000008393172" calcext:value-type="float">
            <text:p>8.393172E-07</text:p>
          </table:table-cell>
          <table:table-cell office:value-type="float" office:value="0" calcext:value-type="float">
            <text:p>0</text:p>
          </table:table-cell>
          <table:table-cell office:value-type="float" office:value="-0.004026312" calcext:value-type="float">
            <text:p>-0.004026312</text:p>
          </table:table-cell>
          <table:table-cell office:value-type="float" office:value="370" calcext:value-type="float">
            <text:p>370</text:p>
          </table:table-cell>
          <table:table-cell office:value-type="float" office:value="-2.837916" calcext:value-type="float">
            <text:p>-2.837916</text:p>
          </table:table-cell>
          <table:table-cell office:value-type="float" office:value="0" calcext:value-type="float">
            <text:p>0</text:p>
          </table:table-cell>
          <table:table-cell office:value-type="float" office:value="369.2396" calcext:value-type="float">
            <text:p>369.2396</text:p>
          </table:table-cell>
          <table:table-cell office:value-type="float" office:value="1255.178" calcext:value-type="float">
            <text:p>1255.178</text:p>
          </table:table-cell>
          <table:table-cell office:value-type="float" office:value="1552.948" calcext:value-type="float">
            <text:p>1552.948</text:p>
          </table:table-cell>
          <table:table-cell office:value-type="float" office:value="1272.857" calcext:value-type="float">
            <text:p>1272.857</text:p>
          </table:table-cell>
          <table:table-cell office:value-type="float" office:value="757.4589" calcext:value-type="float">
            <text:p>757.4589</text:p>
          </table:table-cell>
          <table:table-cell office:value-type="float" office:value="1098.266" calcext:value-type="float">
            <text:p>1098.266</text:p>
          </table:table-cell>
          <table:table-cell office:value-type="float" office:value="417.1846" calcext:value-type="float">
            <text:p>417.1846</text:p>
          </table:table-cell>
          <table:table-cell office:value-type="float" office:value="1849.318" calcext:value-type="float">
            <text:p>1849.318</text:p>
          </table:table-cell>
          <table:table-cell office:value-type="float" office:value="2082.243" calcext:value-type="float">
            <text:p>2082.243</text:p>
          </table:table-cell>
          <table:table-cell office:value-type="float" office:value="1664.849" calcext:value-type="float">
            <text:p>1664.849</text:p>
          </table:table-cell>
          <table:table-cell office:value-type="float" office:value="584.6414" calcext:value-type="float">
            <text:p>584.6414</text:p>
          </table:table-cell>
          <table:table-cell office:value-type="float" office:value="576.6807" calcext:value-type="float">
            <text:p>576.6807</text:p>
          </table:table-cell>
          <table:table-cell office:value-type="float" office:value="142.7182" calcext:value-type="float">
            <text:p>142.7182</text:p>
          </table:table-cell>
          <table:table-cell office:value-type="float" office:value="35.6685" calcext:value-type="float">
            <text:p>35.6685</text:p>
          </table:table-cell>
          <table:table-cell office:value-type="float" office:value="0" calcext:value-type="float">
            <text:p>0</text:p>
          </table:table-cell>
          <table:table-cell office:value-type="float" office:value="-0.0000005134215" calcext:value-type="float">
            <text:p>-5.13421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92651" calcext:value-type="float">
            <text:p>-2.192651</text:p>
          </table:table-cell>
          <table:table-cell office:value-type="float" office:value="0" calcext:value-type="float">
            <text:p>0</text:p>
          </table:table-cell>
          <table:table-cell office:value-type="float" office:value="3.072266" calcext:value-type="float">
            <text:p>3.07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619.8179" calcext:value-type="float">
            <text:p>619.8179</text:p>
          </table:table-cell>
          <table:table-cell office:value-type="float" office:value="13134.56" calcext:value-type="float">
            <text:p>13134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4031" calcext:value-type="float">
            <text:p>-3.014031</text:p>
          </table:table-cell>
          <table:table-cell office:value-type="float" office:value="6.923252" calcext:value-type="float">
            <text:p>6.923252</text:p>
          </table:table-cell>
          <table:table-cell office:value-type="float" office:value="0" calcext:value-type="float">
            <text:p>0</text:p>
          </table:table-cell>
          <table:table-cell office:value-type="float" office:value="114.9673" calcext:value-type="float">
            <text:p>114.9673</text:p>
          </table:table-cell>
          <table:table-cell office:value-type="float" office:value="95.14822" calcext:value-type="float">
            <text:p>95.14822</text:p>
          </table:table-cell>
          <table:table-cell office:value-type="float" office:value="0.004751775" calcext:value-type="float">
            <text:p>0.004751775</text:p>
          </table:table-cell>
          <table:table-cell office:value-type="float" office:value="0" calcext:value-type="float">
            <text:p>0</text:p>
          </table:table-cell>
          <table:table-cell office:value-type="float" office:value="0.0000008395158" calcext:value-type="float">
            <text:p>8.395158E-07</text:p>
          </table:table-cell>
          <table:table-cell office:value-type="float" office:value="0" calcext:value-type="float">
            <text:p>0</text:p>
          </table:table-cell>
          <table:table-cell office:value-type="float" office:value="-0.005311323" calcext:value-type="float">
            <text:p>-0.005311323</text:p>
          </table:table-cell>
          <table:table-cell office:value-type="float" office:value="370" calcext:value-type="float">
            <text:p>370</text:p>
          </table:table-cell>
          <table:table-cell office:value-type="float" office:value="-3.003969" calcext:value-type="float">
            <text:p>-3.003969</text:p>
          </table:table-cell>
          <table:table-cell office:value-type="float" office:value="0" calcext:value-type="float">
            <text:p>0</text:p>
          </table:table-cell>
          <table:table-cell office:value-type="float" office:value="369.2587" calcext:value-type="float">
            <text:p>369.2587</text:p>
          </table:table-cell>
          <table:table-cell office:value-type="float" office:value="1255.17" calcext:value-type="float">
            <text:p>1255.17</text:p>
          </table:table-cell>
          <table:table-cell office:value-type="float" office:value="1552.939" calcext:value-type="float">
            <text:p>1552.939</text:p>
          </table:table-cell>
          <table:table-cell office:value-type="float" office:value="1272.856" calcext:value-type="float">
            <text:p>1272.856</text:p>
          </table:table-cell>
          <table:table-cell office:value-type="float" office:value="757.4574" calcext:value-type="float">
            <text:p>757.4574</text:p>
          </table:table-cell>
          <table:table-cell office:value-type="float" office:value="1098.265" calcext:value-type="float">
            <text:p>1098.265</text:p>
          </table:table-cell>
          <table:table-cell office:value-type="float" office:value="417.1835" calcext:value-type="float">
            <text:p>417.1835</text:p>
          </table:table-cell>
          <table:table-cell office:value-type="float" office:value="1849.314" calcext:value-type="float">
            <text:p>1849.314</text:p>
          </table:table-cell>
          <table:table-cell office:value-type="float" office:value="2082.239" calcext:value-type="float">
            <text:p>2082.239</text:p>
          </table:table-cell>
          <table:table-cell office:value-type="float" office:value="1664.846" calcext:value-type="float">
            <text:p>1664.846</text:p>
          </table:table-cell>
          <table:table-cell office:value-type="float" office:value="584.6392" calcext:value-type="float">
            <text:p>584.6392</text:p>
          </table:table-cell>
          <table:table-cell office:value-type="float" office:value="576.6735" calcext:value-type="float">
            <text:p>576.6735</text:p>
          </table:table-cell>
          <table:table-cell office:value-type="float" office:value="142.7181" calcext:value-type="float">
            <text:p>142.7181</text:p>
          </table:table-cell>
          <table:table-cell office:value-type="float" office:value="35.66851" calcext:value-type="float">
            <text:p>35.66851</text:p>
          </table:table-cell>
          <table:table-cell office:value-type="float" office:value="0" calcext:value-type="float">
            <text:p>0</text:p>
          </table:table-cell>
          <table:table-cell office:value-type="float" office:value="-0.0000005465388" calcext:value-type="float">
            <text:p>-5.46538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82153" calcext:value-type="float">
            <text:p>-2.282153</text:p>
          </table:table-cell>
          <table:table-cell office:value-type="float" office:value="0" calcext:value-type="float">
            <text:p>0</text:p>
          </table:table-cell>
          <table:table-cell office:value-type="float" office:value="2.995687" calcext:value-type="float">
            <text:p>2.99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619.5377" calcext:value-type="float">
            <text:p>619.5377</text:p>
          </table:table-cell>
          <table:table-cell office:value-type="float" office:value="13134.62" calcext:value-type="float">
            <text:p>1313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78317" calcext:value-type="float">
            <text:p>-3.278317</text:p>
          </table:table-cell>
          <table:table-cell office:value-type="float" office:value="7.524477" calcext:value-type="float">
            <text:p>7.524477</text:p>
          </table:table-cell>
          <table:table-cell office:value-type="float" office:value="0" calcext:value-type="float">
            <text:p>0</text:p>
          </table:table-cell>
          <table:table-cell office:value-type="float" office:value="114.9391" calcext:value-type="float">
            <text:p>114.9391</text:p>
          </table:table-cell>
          <table:table-cell office:value-type="float" office:value="94.9269" calcext:value-type="float">
            <text:p>94.9269</text:p>
          </table:table-cell>
          <table:table-cell office:value-type="float" office:value="0.004950608" calcext:value-type="float">
            <text:p>0.004950608</text:p>
          </table:table-cell>
          <table:table-cell office:value-type="float" office:value="0" calcext:value-type="float">
            <text:p>0</text:p>
          </table:table-cell>
          <table:table-cell office:value-type="float" office:value="0.000000840461" calcext:value-type="float">
            <text:p>8.40461E-07</text:p>
          </table:table-cell>
          <table:table-cell office:value-type="float" office:value="0" calcext:value-type="float">
            <text:p>0</text:p>
          </table:table-cell>
          <table:table-cell office:value-type="float" office:value="-0.006959157" calcext:value-type="float">
            <text:p>-0.006959157</text:p>
          </table:table-cell>
          <table:table-cell office:value-type="float" office:value="370" calcext:value-type="float">
            <text:p>370</text:p>
          </table:table-cell>
          <table:table-cell office:value-type="float" office:value="-3.266408" calcext:value-type="float">
            <text:p>-3.266408</text:p>
          </table:table-cell>
          <table:table-cell office:value-type="float" office:value="0" calcext:value-type="float">
            <text:p>0</text:p>
          </table:table-cell>
          <table:table-cell office:value-type="float" office:value="369.315" calcext:value-type="float">
            <text:p>369.315</text:p>
          </table:table-cell>
          <table:table-cell office:value-type="float" office:value="1255.155" calcext:value-type="float">
            <text:p>1255.155</text:p>
          </table:table-cell>
          <table:table-cell office:value-type="float" office:value="1552.924" calcext:value-type="float">
            <text:p>1552.924</text:p>
          </table:table-cell>
          <table:table-cell office:value-type="float" office:value="1272.854" calcext:value-type="float">
            <text:p>1272.854</text:p>
          </table:table-cell>
          <table:table-cell office:value-type="float" office:value="757.4554" calcext:value-type="float">
            <text:p>757.4554</text:p>
          </table:table-cell>
          <table:table-cell office:value-type="float" office:value="1098.264" calcext:value-type="float">
            <text:p>1098.264</text:p>
          </table:table-cell>
          <table:table-cell office:value-type="float" office:value="417.1825" calcext:value-type="float">
            <text:p>417.1825</text:p>
          </table:table-cell>
          <table:table-cell office:value-type="float" office:value="1849.31" calcext:value-type="float">
            <text:p>1849.31</text:p>
          </table:table-cell>
          <table:table-cell office:value-type="float" office:value="2082.236" calcext:value-type="float">
            <text:p>2082.236</text:p>
          </table:table-cell>
          <table:table-cell office:value-type="float" office:value="1664.842" calcext:value-type="float">
            <text:p>1664.842</text:p>
          </table:table-cell>
          <table:table-cell office:value-type="float" office:value="584.6371" calcext:value-type="float">
            <text:p>584.6371</text:p>
          </table:table-cell>
          <table:table-cell office:value-type="float" office:value="576.6664" calcext:value-type="float">
            <text:p>576.6664</text:p>
          </table:table-cell>
          <table:table-cell office:value-type="float" office:value="142.7181" calcext:value-type="float">
            <text:p>142.7181</text:p>
          </table:table-cell>
          <table:table-cell office:value-type="float" office:value="35.66855" calcext:value-type="float">
            <text:p>35.66855</text:p>
          </table:table-cell>
          <table:table-cell office:value-type="float" office:value="0" calcext:value-type="float">
            <text:p>0</text:p>
          </table:table-cell>
          <table:table-cell office:value-type="float" office:value="-0.000001098751" calcext:value-type="float">
            <text:p>-1.09875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03124" calcext:value-type="float">
            <text:p>-2.503124</text:p>
          </table:table-cell>
          <table:table-cell office:value-type="float" office:value="0" calcext:value-type="float">
            <text:p>0</text:p>
          </table:table-cell>
          <table:table-cell office:value-type="float" office:value="2.954189" calcext:value-type="float">
            <text:p>2.954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619.1693" calcext:value-type="float">
            <text:p>619.1693</text:p>
          </table:table-cell>
          <table:table-cell office:value-type="float" office:value="13134.69" calcext:value-type="float">
            <text:p>1313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18654" calcext:value-type="float">
            <text:p>-3.618654</text:p>
          </table:table-cell>
          <table:table-cell office:value-type="float" office:value="8.049006" calcext:value-type="float">
            <text:p>8.049006</text:p>
          </table:table-cell>
          <table:table-cell office:value-type="float" office:value="0" calcext:value-type="float">
            <text:p>0</text:p>
          </table:table-cell>
          <table:table-cell office:value-type="float" office:value="114.8862" calcext:value-type="float">
            <text:p>114.8862</text:p>
          </table:table-cell>
          <table:table-cell office:value-type="float" office:value="94.6539" calcext:value-type="float">
            <text:p>94.6539</text:p>
          </table:table-cell>
          <table:table-cell office:value-type="float" office:value="0.005243346" calcext:value-type="float">
            <text:p>0.005243346</text:p>
          </table:table-cell>
          <table:table-cell office:value-type="float" office:value="0" calcext:value-type="float">
            <text:p>0</text:p>
          </table:table-cell>
          <table:table-cell office:value-type="float" office:value="0.000000840461" calcext:value-type="float">
            <text:p>8.40461E-07</text:p>
          </table:table-cell>
          <table:table-cell office:value-type="float" office:value="0" calcext:value-type="float">
            <text:p>0</text:p>
          </table:table-cell>
          <table:table-cell office:value-type="float" office:value="-0.008436969" calcext:value-type="float">
            <text:p>-0.008436969</text:p>
          </table:table-cell>
          <table:table-cell office:value-type="float" office:value="370" calcext:value-type="float">
            <text:p>370</text:p>
          </table:table-cell>
          <table:table-cell office:value-type="float" office:value="-3.604974" calcext:value-type="float">
            <text:p>-3.604974</text:p>
          </table:table-cell>
          <table:table-cell office:value-type="float" office:value="0" calcext:value-type="float">
            <text:p>0</text:p>
          </table:table-cell>
          <table:table-cell office:value-type="float" office:value="369.3817" calcext:value-type="float">
            <text:p>369.3817</text:p>
          </table:table-cell>
          <table:table-cell office:value-type="float" office:value="1255.124" calcext:value-type="float">
            <text:p>1255.124</text:p>
          </table:table-cell>
          <table:table-cell office:value-type="float" office:value="1552.896" calcext:value-type="float">
            <text:p>1552.896</text:p>
          </table:table-cell>
          <table:table-cell office:value-type="float" office:value="1272.85" calcext:value-type="float">
            <text:p>1272.85</text:p>
          </table:table-cell>
          <table:table-cell office:value-type="float" office:value="757.4526" calcext:value-type="float">
            <text:p>757.4526</text:p>
          </table:table-cell>
          <table:table-cell office:value-type="float" office:value="1098.262" calcext:value-type="float">
            <text:p>1098.262</text:p>
          </table:table-cell>
          <table:table-cell office:value-type="float" office:value="417.1812" calcext:value-type="float">
            <text:p>417.1812</text:p>
          </table:table-cell>
          <table:table-cell office:value-type="float" office:value="1849.307" calcext:value-type="float">
            <text:p>1849.307</text:p>
          </table:table-cell>
          <table:table-cell office:value-type="float" office:value="2082.233" calcext:value-type="float">
            <text:p>2082.233</text:p>
          </table:table-cell>
          <table:table-cell office:value-type="float" office:value="1664.839" calcext:value-type="float">
            <text:p>1664.839</text:p>
          </table:table-cell>
          <table:table-cell office:value-type="float" office:value="584.635" calcext:value-type="float">
            <text:p>584.635</text:p>
          </table:table-cell>
          <table:table-cell office:value-type="float" office:value="576.6595" calcext:value-type="float">
            <text:p>576.6595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8" calcext:value-type="float">
            <text:p>35.66858</text:p>
          </table:table-cell>
          <table:table-cell office:value-type="float" office:value="0" calcext:value-type="float">
            <text:p>0</text:p>
          </table:table-cell>
          <table:table-cell office:value-type="float" office:value="-0.000001248105" calcext:value-type="float">
            <text:p>-1.24810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9392" calcext:value-type="float">
            <text:p>-2.79392</text:p>
          </table:table-cell>
          <table:table-cell office:value-type="float" office:value="0" calcext:value-type="float">
            <text:p>0</text:p>
          </table:table-cell>
          <table:table-cell office:value-type="float" office:value="2.906409" calcext:value-type="float">
            <text:p>2.906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618.7919" calcext:value-type="float">
            <text:p>618.7919</text:p>
          </table:table-cell>
          <table:table-cell office:value-type="float" office:value="13134.76" calcext:value-type="float">
            <text:p>1313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40211" calcext:value-type="float">
            <text:p>-3.940211</text:p>
          </table:table-cell>
          <table:table-cell office:value-type="float" office:value="9.194506" calcext:value-type="float">
            <text:p>9.194506</text:p>
          </table:table-cell>
          <table:table-cell office:value-type="float" office:value="0" calcext:value-type="float">
            <text:p>0</text:p>
          </table:table-cell>
          <table:table-cell office:value-type="float" office:value="114.7801" calcext:value-type="float">
            <text:p>114.7801</text:p>
          </table:table-cell>
          <table:table-cell office:value-type="float" office:value="94.42068" calcext:value-type="float">
            <text:p>94.42068</text:p>
          </table:table-cell>
          <table:table-cell office:value-type="float" office:value="0.005612033" calcext:value-type="float">
            <text:p>0.005612033</text:p>
          </table:table-cell>
          <table:table-cell office:value-type="float" office:value="0" calcext:value-type="float">
            <text:p>0</text:p>
          </table:table-cell>
          <table:table-cell office:value-type="float" office:value="0.000000840461" calcext:value-type="float">
            <text:p>8.40461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3.925959" calcext:value-type="float">
            <text:p>-3.925959</text:p>
          </table:table-cell>
          <table:table-cell office:value-type="float" office:value="0" calcext:value-type="float">
            <text:p>0</text:p>
          </table:table-cell>
          <table:table-cell office:value-type="float" office:value="369.4269" calcext:value-type="float">
            <text:p>369.4269</text:p>
          </table:table-cell>
          <table:table-cell office:value-type="float" office:value="1255.075" calcext:value-type="float">
            <text:p>1255.075</text:p>
          </table:table-cell>
          <table:table-cell office:value-type="float" office:value="1552.859" calcext:value-type="float">
            <text:p>1552.859</text:p>
          </table:table-cell>
          <table:table-cell office:value-type="float" office:value="1272.845" calcext:value-type="float">
            <text:p>1272.845</text:p>
          </table:table-cell>
          <table:table-cell office:value-type="float" office:value="757.4489" calcext:value-type="float">
            <text:p>757.4489</text:p>
          </table:table-cell>
          <table:table-cell office:value-type="float" office:value="1098.26" calcext:value-type="float">
            <text:p>1098.26</text:p>
          </table:table-cell>
          <table:table-cell office:value-type="float" office:value="417.1798" calcext:value-type="float">
            <text:p>417.1798</text:p>
          </table:table-cell>
          <table:table-cell office:value-type="float" office:value="1849.303" calcext:value-type="float">
            <text:p>1849.303</text:p>
          </table:table-cell>
          <table:table-cell office:value-type="float" office:value="2082.229" calcext:value-type="float">
            <text:p>2082.229</text:p>
          </table:table-cell>
          <table:table-cell office:value-type="float" office:value="1664.835" calcext:value-type="float">
            <text:p>1664.835</text:p>
          </table:table-cell>
          <table:table-cell office:value-type="float" office:value="584.6329" calcext:value-type="float">
            <text:p>584.6329</text:p>
          </table:table-cell>
          <table:table-cell office:value-type="float" office:value="576.6527" calcext:value-type="float">
            <text:p>576.6527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2484783" calcext:value-type="float">
            <text:p>-2.48478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095567" calcext:value-type="float">
            <text:p>-3.095567</text:p>
          </table:table-cell>
          <table:table-cell office:value-type="float" office:value="0" calcext:value-type="float">
            <text:p>0</text:p>
          </table:table-cell>
          <table:table-cell office:value-type="float" office:value="2.887077" calcext:value-type="float">
            <text:p>2.88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618.5824" calcext:value-type="float">
            <text:p>618.5824</text:p>
          </table:table-cell>
          <table:table-cell office:value-type="float" office:value="13134.81" calcext:value-type="float">
            <text:p>13134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26905" calcext:value-type="float">
            <text:p>-4.126905</text:p>
          </table:table-cell>
          <table:table-cell office:value-type="float" office:value="9.650298" calcext:value-type="float">
            <text:p>9.650298</text:p>
          </table:table-cell>
          <table:table-cell office:value-type="float" office:value="0" calcext:value-type="float">
            <text:p>0</text:p>
          </table:table-cell>
          <table:table-cell office:value-type="float" office:value="114.6752" calcext:value-type="float">
            <text:p>114.6752</text:p>
          </table:table-cell>
          <table:table-cell office:value-type="float" office:value="94.32958" calcext:value-type="float">
            <text:p>94.32958</text:p>
          </table:table-cell>
          <table:table-cell office:value-type="float" office:value="0.005965321" calcext:value-type="float">
            <text:p>0.005965321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4.1123" calcext:value-type="float">
            <text:p>-4.1123</text:p>
          </table:table-cell>
          <table:table-cell office:value-type="float" office:value="0" calcext:value-type="float">
            <text:p>0</text:p>
          </table:table-cell>
          <table:table-cell office:value-type="float" office:value="369.4639" calcext:value-type="float">
            <text:p>369.4639</text:p>
          </table:table-cell>
          <table:table-cell office:value-type="float" office:value="1255.039" calcext:value-type="float">
            <text:p>1255.039</text:p>
          </table:table-cell>
          <table:table-cell office:value-type="float" office:value="1552.816" calcext:value-type="float">
            <text:p>1552.816</text:p>
          </table:table-cell>
          <table:table-cell office:value-type="float" office:value="1272.839" calcext:value-type="float">
            <text:p>1272.839</text:p>
          </table:table-cell>
          <table:table-cell office:value-type="float" office:value="757.4448" calcext:value-type="float">
            <text:p>757.4448</text:p>
          </table:table-cell>
          <table:table-cell office:value-type="float" office:value="1098.258" calcext:value-type="float">
            <text:p>1098.258</text:p>
          </table:table-cell>
          <table:table-cell office:value-type="float" office:value="417.1781" calcext:value-type="float">
            <text:p>417.1781</text:p>
          </table:table-cell>
          <table:table-cell office:value-type="float" office:value="1849.3" calcext:value-type="float">
            <text:p>1849.3</text:p>
          </table:table-cell>
          <table:table-cell office:value-type="float" office:value="2082.226" calcext:value-type="float">
            <text:p>2082.226</text:p>
          </table:table-cell>
          <table:table-cell office:value-type="float" office:value="1664.832" calcext:value-type="float">
            <text:p>1664.832</text:p>
          </table:table-cell>
          <table:table-cell office:value-type="float" office:value="584.6309" calcext:value-type="float">
            <text:p>584.6309</text:p>
          </table:table-cell>
          <table:table-cell office:value-type="float" office:value="576.6461" calcext:value-type="float">
            <text:p>576.6461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2499322" calcext:value-type="float">
            <text:p>-2.49932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59615" calcext:value-type="float">
            <text:p>-3.259615</text:p>
          </table:table-cell>
          <table:table-cell office:value-type="float" office:value="0" calcext:value-type="float">
            <text:p>0</text:p>
          </table:table-cell>
          <table:table-cell office:value-type="float" office:value="2.864775" calcext:value-type="float">
            <text:p>2.864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618.4213" calcext:value-type="float">
            <text:p>618.4213</text:p>
          </table:table-cell>
          <table:table-cell office:value-type="float" office:value="13134.84" calcext:value-type="float">
            <text:p>1313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87287" calcext:value-type="float">
            <text:p>-4.287287</text:p>
          </table:table-cell>
          <table:table-cell office:value-type="float" office:value="11.21727" calcext:value-type="float">
            <text:p>11.21727</text:p>
          </table:table-cell>
          <table:table-cell office:value-type="float" office:value="0" calcext:value-type="float">
            <text:p>0</text:p>
          </table:table-cell>
          <table:table-cell office:value-type="float" office:value="114.6093" calcext:value-type="float">
            <text:p>114.6093</text:p>
          </table:table-cell>
          <table:table-cell office:value-type="float" office:value="94.25962" calcext:value-type="float">
            <text:p>94.25962</text:p>
          </table:table-cell>
          <table:table-cell office:value-type="float" office:value="0.006286291" calcext:value-type="float">
            <text:p>0.006286291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4.27236" calcext:value-type="float">
            <text:p>-4.27236</text:p>
          </table:table-cell>
          <table:table-cell office:value-type="float" office:value="0" calcext:value-type="float">
            <text:p>0</text:p>
          </table:table-cell>
          <table:table-cell office:value-type="float" office:value="369.4858" calcext:value-type="float">
            <text:p>369.4858</text:p>
          </table:table-cell>
          <table:table-cell office:value-type="float" office:value="1255.017" calcext:value-type="float">
            <text:p>1255.017</text:p>
          </table:table-cell>
          <table:table-cell office:value-type="float" office:value="1552.786" calcext:value-type="float">
            <text:p>1552.786</text:p>
          </table:table-cell>
          <table:table-cell office:value-type="float" office:value="1272.833" calcext:value-type="float">
            <text:p>1272.833</text:p>
          </table:table-cell>
          <table:table-cell office:value-type="float" office:value="757.4407" calcext:value-type="float">
            <text:p>757.4407</text:p>
          </table:table-cell>
          <table:table-cell office:value-type="float" office:value="1098.255" calcext:value-type="float">
            <text:p>1098.255</text:p>
          </table:table-cell>
          <table:table-cell office:value-type="float" office:value="417.1763" calcext:value-type="float">
            <text:p>417.1763</text:p>
          </table:table-cell>
          <table:table-cell office:value-type="float" office:value="1849.296" calcext:value-type="float">
            <text:p>1849.296</text:p>
          </table:table-cell>
          <table:table-cell office:value-type="float" office:value="2082.223" calcext:value-type="float">
            <text:p>2082.223</text:p>
          </table:table-cell>
          <table:table-cell office:value-type="float" office:value="1664.829" calcext:value-type="float">
            <text:p>1664.829</text:p>
          </table:table-cell>
          <table:table-cell office:value-type="float" office:value="584.629" calcext:value-type="float">
            <text:p>584.629</text:p>
          </table:table-cell>
          <table:table-cell office:value-type="float" office:value="576.6396" calcext:value-type="float">
            <text:p>576.6396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2555784" calcext:value-type="float">
            <text:p>-2.555784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9078" calcext:value-type="float">
            <text:p>-3.39078</text:p>
          </table:table-cell>
          <table:table-cell office:value-type="float" office:value="0" calcext:value-type="float">
            <text:p>0</text:p>
          </table:table-cell>
          <table:table-cell office:value-type="float" office:value="2.835879" calcext:value-type="float">
            <text:p>2.83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618.2746" calcext:value-type="float">
            <text:p>618.2746</text:p>
          </table:table-cell>
          <table:table-cell office:value-type="float" office:value="13134.87" calcext:value-type="float">
            <text:p>1313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6657" calcext:value-type="float">
            <text:p>-4.426657</text:p>
          </table:table-cell>
          <table:table-cell office:value-type="float" office:value="10.6885" calcext:value-type="float">
            <text:p>10.6885</text:p>
          </table:table-cell>
          <table:table-cell office:value-type="float" office:value="0" calcext:value-type="float">
            <text:p>0</text:p>
          </table:table-cell>
          <table:table-cell office:value-type="float" office:value="114.4953" calcext:value-type="float">
            <text:p>114.4953</text:p>
          </table:table-cell>
          <table:table-cell office:value-type="float" office:value="94.19523" calcext:value-type="float">
            <text:p>94.19523</text:p>
          </table:table-cell>
          <table:table-cell office:value-type="float" office:value="0.006536397" calcext:value-type="float">
            <text:p>0.006536397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4.41148" calcext:value-type="float">
            <text:p>-4.41148</text:p>
          </table:table-cell>
          <table:table-cell office:value-type="float" office:value="0" calcext:value-type="float">
            <text:p>0</text:p>
          </table:table-cell>
          <table:table-cell office:value-type="float" office:value="369.5077" calcext:value-type="float">
            <text:p>369.5077</text:p>
          </table:table-cell>
          <table:table-cell office:value-type="float" office:value="1254.995" calcext:value-type="float">
            <text:p>1254.995</text:p>
          </table:table-cell>
          <table:table-cell office:value-type="float" office:value="1552.763" calcext:value-type="float">
            <text:p>1552.763</text:p>
          </table:table-cell>
          <table:table-cell office:value-type="float" office:value="1272.83" calcext:value-type="float">
            <text:p>1272.83</text:p>
          </table:table-cell>
          <table:table-cell office:value-type="float" office:value="757.4373" calcext:value-type="float">
            <text:p>757.4373</text:p>
          </table:table-cell>
          <table:table-cell office:value-type="float" office:value="1098.253" calcext:value-type="float">
            <text:p>1098.253</text:p>
          </table:table-cell>
          <table:table-cell office:value-type="float" office:value="417.1746" calcext:value-type="float">
            <text:p>417.1746</text:p>
          </table:table-cell>
          <table:table-cell office:value-type="float" office:value="1849.292" calcext:value-type="float">
            <text:p>1849.292</text:p>
          </table:table-cell>
          <table:table-cell office:value-type="float" office:value="2082.22" calcext:value-type="float">
            <text:p>2082.22</text:p>
          </table:table-cell>
          <table:table-cell office:value-type="float" office:value="1664.826" calcext:value-type="float">
            <text:p>1664.826</text:p>
          </table:table-cell>
          <table:table-cell office:value-type="float" office:value="584.627" calcext:value-type="float">
            <text:p>584.627</text:p>
          </table:table-cell>
          <table:table-cell office:value-type="float" office:value="576.6332" calcext:value-type="float">
            <text:p>576.6332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6" calcext:value-type="float">
            <text:p>35.6686</text:p>
          </table:table-cell>
          <table:table-cell office:value-type="float" office:value="0" calcext:value-type="float">
            <text:p>0</text:p>
          </table:table-cell>
          <table:table-cell office:value-type="float" office:value="-0.00000389447" calcext:value-type="float">
            <text:p>-3.8944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04941" calcext:value-type="float">
            <text:p>-3.504941</text:p>
          </table:table-cell>
          <table:table-cell office:value-type="float" office:value="0" calcext:value-type="float">
            <text:p>0</text:p>
          </table:table-cell>
          <table:table-cell office:value-type="float" office:value="2.810907" calcext:value-type="float">
            <text:p>2.810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617.9952" calcext:value-type="float">
            <text:p>617.9952</text:p>
          </table:table-cell>
          <table:table-cell office:value-type="float" office:value="13134.94" calcext:value-type="float">
            <text:p>13134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38505" calcext:value-type="float">
            <text:p>-4.638505</text:p>
          </table:table-cell>
          <table:table-cell office:value-type="float" office:value="11.2257" calcext:value-type="float">
            <text:p>11.2257</text:p>
          </table:table-cell>
          <table:table-cell office:value-type="float" office:value="0" calcext:value-type="float">
            <text:p>0</text:p>
          </table:table-cell>
          <table:table-cell office:value-type="float" office:value="114.1238" calcext:value-type="float">
            <text:p>114.1238</text:p>
          </table:table-cell>
          <table:table-cell office:value-type="float" office:value="94.04016" calcext:value-type="float">
            <text:p>94.04016</text:p>
          </table:table-cell>
          <table:table-cell office:value-type="float" office:value="0.00685283" calcext:value-type="float">
            <text:p>0.00685283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4.623012" calcext:value-type="float">
            <text:p>-4.623012</text:p>
          </table:table-cell>
          <table:table-cell office:value-type="float" office:value="0" calcext:value-type="float">
            <text:p>0</text:p>
          </table:table-cell>
          <table:table-cell office:value-type="float" office:value="369.5742" calcext:value-type="float">
            <text:p>369.5742</text:p>
          </table:table-cell>
          <table:table-cell office:value-type="float" office:value="1254.945" calcext:value-type="float">
            <text:p>1254.945</text:p>
          </table:table-cell>
          <table:table-cell office:value-type="float" office:value="1552.73" calcext:value-type="float">
            <text:p>1552.73</text:p>
          </table:table-cell>
          <table:table-cell office:value-type="float" office:value="1272.825" calcext:value-type="float">
            <text:p>1272.825</text:p>
          </table:table-cell>
          <table:table-cell office:value-type="float" office:value="757.4335" calcext:value-type="float">
            <text:p>757.4335</text:p>
          </table:table-cell>
          <table:table-cell office:value-type="float" office:value="1098.25" calcext:value-type="float">
            <text:p>1098.25</text:p>
          </table:table-cell>
          <table:table-cell office:value-type="float" office:value="417.1728" calcext:value-type="float">
            <text:p>417.1728</text:p>
          </table:table-cell>
          <table:table-cell office:value-type="float" office:value="1849.289" calcext:value-type="float">
            <text:p>1849.289</text:p>
          </table:table-cell>
          <table:table-cell office:value-type="float" office:value="2082.217" calcext:value-type="float">
            <text:p>2082.217</text:p>
          </table:table-cell>
          <table:table-cell office:value-type="float" office:value="1664.823" calcext:value-type="float">
            <text:p>1664.823</text:p>
          </table:table-cell>
          <table:table-cell office:value-type="float" office:value="584.6251" calcext:value-type="float">
            <text:p>584.6251</text:p>
          </table:table-cell>
          <table:table-cell office:value-type="float" office:value="576.627" calcext:value-type="float">
            <text:p>576.627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5338746" calcext:value-type="float">
            <text:p>-5.33874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9802" calcext:value-type="float">
            <text:p>-3.69802</text:p>
          </table:table-cell>
          <table:table-cell office:value-type="float" office:value="0" calcext:value-type="float">
            <text:p>0</text:p>
          </table:table-cell>
          <table:table-cell office:value-type="float" office:value="2.792445" calcext:value-type="float">
            <text:p>2.79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617.6017" calcext:value-type="float">
            <text:p>617.6017</text:p>
          </table:table-cell>
          <table:table-cell office:value-type="float" office:value="13135.05" calcext:value-type="float">
            <text:p>1313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30446" calcext:value-type="float">
            <text:p>-4.930446</text:p>
          </table:table-cell>
          <table:table-cell office:value-type="float" office:value="11.18553" calcext:value-type="float">
            <text:p>11.18553</text:p>
          </table:table-cell>
          <table:table-cell office:value-type="float" office:value="0" calcext:value-type="float">
            <text:p>0</text:p>
          </table:table-cell>
          <table:table-cell office:value-type="float" office:value="113.6738" calcext:value-type="float">
            <text:p>113.6738</text:p>
          </table:table-cell>
          <table:table-cell office:value-type="float" office:value="93.82722" calcext:value-type="float">
            <text:p>93.82722</text:p>
          </table:table-cell>
          <table:table-cell office:value-type="float" office:value="0.007254266" calcext:value-type="float">
            <text:p>0.007254266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4.914551" calcext:value-type="float">
            <text:p>-4.914551</text:p>
          </table:table-cell>
          <table:table-cell office:value-type="float" office:value="0" calcext:value-type="float">
            <text:p>0</text:p>
          </table:table-cell>
          <table:table-cell office:value-type="float" office:value="369.6602" calcext:value-type="float">
            <text:p>369.6602</text:p>
          </table:table-cell>
          <table:table-cell office:value-type="float" office:value="1254.866" calcext:value-type="float">
            <text:p>1254.866</text:p>
          </table:table-cell>
          <table:table-cell office:value-type="float" office:value="1552.678" calcext:value-type="float">
            <text:p>1552.678</text:p>
          </table:table-cell>
          <table:table-cell office:value-type="float" office:value="1272.818" calcext:value-type="float">
            <text:p>1272.818</text:p>
          </table:table-cell>
          <table:table-cell office:value-type="float" office:value="757.4291" calcext:value-type="float">
            <text:p>757.4291</text:p>
          </table:table-cell>
          <table:table-cell office:value-type="float" office:value="1098.248" calcext:value-type="float">
            <text:p>1098.248</text:p>
          </table:table-cell>
          <table:table-cell office:value-type="float" office:value="417.171" calcext:value-type="float">
            <text:p>417.171</text:p>
          </table:table-cell>
          <table:table-cell office:value-type="float" office:value="1849.286" calcext:value-type="float">
            <text:p>1849.286</text:p>
          </table:table-cell>
          <table:table-cell office:value-type="float" office:value="2082.214" calcext:value-type="float">
            <text:p>2082.214</text:p>
          </table:table-cell>
          <table:table-cell office:value-type="float" office:value="1664.819" calcext:value-type="float">
            <text:p>1664.819</text:p>
          </table:table-cell>
          <table:table-cell office:value-type="float" office:value="584.6232" calcext:value-type="float">
            <text:p>584.6232</text:p>
          </table:table-cell>
          <table:table-cell office:value-type="float" office:value="576.6208" calcext:value-type="float">
            <text:p>576.6208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64011" calcext:value-type="float">
            <text:p>-8.6401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74814" calcext:value-type="float">
            <text:p>-3.974814</text:p>
          </table:table-cell>
          <table:table-cell office:value-type="float" office:value="0" calcext:value-type="float">
            <text:p>0</text:p>
          </table:table-cell>
          <table:table-cell office:value-type="float" office:value="2.777677" calcext:value-type="float">
            <text:p>2.77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617.3174" calcext:value-type="float">
            <text:p>617.3174</text:p>
          </table:table-cell>
          <table:table-cell office:value-type="float" office:value="13135.09" calcext:value-type="float">
            <text:p>13135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78222" calcext:value-type="float">
            <text:p>-5.178222</text:p>
          </table:table-cell>
          <table:table-cell office:value-type="float" office:value="12.40374" calcext:value-type="float">
            <text:p>12.40374</text:p>
          </table:table-cell>
          <table:table-cell office:value-type="float" office:value="0" calcext:value-type="float">
            <text:p>0</text:p>
          </table:table-cell>
          <table:table-cell office:value-type="float" office:value="113.5903" calcext:value-type="float">
            <text:p>113.5903</text:p>
          </table:table-cell>
          <table:table-cell office:value-type="float" office:value="93.7171" calcext:value-type="float">
            <text:p>93.7171</text:p>
          </table:table-cell>
          <table:table-cell office:value-type="float" office:value="0.007688471" calcext:value-type="float">
            <text:p>0.007688471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5.161893" calcext:value-type="float">
            <text:p>-5.161893</text:p>
          </table:table-cell>
          <table:table-cell office:value-type="float" office:value="0" calcext:value-type="float">
            <text:p>0</text:p>
          </table:table-cell>
          <table:table-cell office:value-type="float" office:value="369.7001" calcext:value-type="float">
            <text:p>369.7001</text:p>
          </table:table-cell>
          <table:table-cell office:value-type="float" office:value="1254.792" calcext:value-type="float">
            <text:p>1254.792</text:p>
          </table:table-cell>
          <table:table-cell office:value-type="float" office:value="1552.616" calcext:value-type="float">
            <text:p>1552.616</text:p>
          </table:table-cell>
          <table:table-cell office:value-type="float" office:value="1272.811" calcext:value-type="float">
            <text:p>1272.811</text:p>
          </table:table-cell>
          <table:table-cell office:value-type="float" office:value="757.424" calcext:value-type="float">
            <text:p>757.424</text:p>
          </table:table-cell>
          <table:table-cell office:value-type="float" office:value="1098.245" calcext:value-type="float">
            <text:p>1098.245</text:p>
          </table:table-cell>
          <table:table-cell office:value-type="float" office:value="417.1691" calcext:value-type="float">
            <text:p>417.1691</text:p>
          </table:table-cell>
          <table:table-cell office:value-type="float" office:value="1849.282" calcext:value-type="float">
            <text:p>1849.282</text:p>
          </table:table-cell>
          <table:table-cell office:value-type="float" office:value="2082.211" calcext:value-type="float">
            <text:p>2082.211</text:p>
          </table:table-cell>
          <table:table-cell office:value-type="float" office:value="1664.816" calcext:value-type="float">
            <text:p>1664.816</text:p>
          </table:table-cell>
          <table:table-cell office:value-type="float" office:value="584.6214" calcext:value-type="float">
            <text:p>584.6214</text:p>
          </table:table-cell>
          <table:table-cell office:value-type="float" office:value="576.6149" calcext:value-type="float">
            <text:p>576.6149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760609" calcext:value-type="float">
            <text:p>-8.76060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03552" calcext:value-type="float">
            <text:p>-4.203552</text:p>
          </table:table-cell>
          <table:table-cell office:value-type="float" office:value="0" calcext:value-type="float">
            <text:p>0</text:p>
          </table:table-cell>
          <table:table-cell office:value-type="float" office:value="2.759053" calcext:value-type="float">
            <text:p>2.759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617.1255" calcext:value-type="float">
            <text:p>617.1255</text:p>
          </table:table-cell>
          <table:table-cell office:value-type="float" office:value="13135.12" calcext:value-type="float">
            <text:p>13135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55847" calcext:value-type="float">
            <text:p>-5.355847</text:p>
          </table:table-cell>
          <table:table-cell office:value-type="float" office:value="12.79531" calcext:value-type="float">
            <text:p>12.79531</text:p>
          </table:table-cell>
          <table:table-cell office:value-type="float" office:value="0" calcext:value-type="float">
            <text:p>0</text:p>
          </table:table-cell>
          <table:table-cell office:value-type="float" office:value="113.5031" calcext:value-type="float">
            <text:p>113.5031</text:p>
          </table:table-cell>
          <table:table-cell office:value-type="float" office:value="93.65327" calcext:value-type="float">
            <text:p>93.65327</text:p>
          </table:table-cell>
          <table:table-cell office:value-type="float" office:value="0.008084169" calcext:value-type="float">
            <text:p>0.008084169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5.339123" calcext:value-type="float">
            <text:p>-5.339123</text:p>
          </table:table-cell>
          <table:table-cell office:value-type="float" office:value="0" calcext:value-type="float">
            <text:p>0</text:p>
          </table:table-cell>
          <table:table-cell office:value-type="float" office:value="369.7268" calcext:value-type="float">
            <text:p>369.7268</text:p>
          </table:table-cell>
          <table:table-cell office:value-type="float" office:value="1254.756" calcext:value-type="float">
            <text:p>1254.756</text:p>
          </table:table-cell>
          <table:table-cell office:value-type="float" office:value="1552.565" calcext:value-type="float">
            <text:p>1552.565</text:p>
          </table:table-cell>
          <table:table-cell office:value-type="float" office:value="1272.803" calcext:value-type="float">
            <text:p>1272.803</text:p>
          </table:table-cell>
          <table:table-cell office:value-type="float" office:value="757.4185" calcext:value-type="float">
            <text:p>757.4185</text:p>
          </table:table-cell>
          <table:table-cell office:value-type="float" office:value="1098.242" calcext:value-type="float">
            <text:p>1098.242</text:p>
          </table:table-cell>
          <table:table-cell office:value-type="float" office:value="417.1672" calcext:value-type="float">
            <text:p>417.1672</text:p>
          </table:table-cell>
          <table:table-cell office:value-type="float" office:value="1849.279" calcext:value-type="float">
            <text:p>1849.279</text:p>
          </table:table-cell>
          <table:table-cell office:value-type="float" office:value="2082.208" calcext:value-type="float">
            <text:p>2082.208</text:p>
          </table:table-cell>
          <table:table-cell office:value-type="float" office:value="1664.813" calcext:value-type="float">
            <text:p>1664.813</text:p>
          </table:table-cell>
          <table:table-cell office:value-type="float" office:value="584.6196" calcext:value-type="float">
            <text:p>584.6196</text:p>
          </table:table-cell>
          <table:table-cell office:value-type="float" office:value="576.6091" calcext:value-type="float">
            <text:p>576.6091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76725" calcext:value-type="float">
            <text:p>-8.7672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58014" calcext:value-type="float">
            <text:p>-4.358014</text:p>
          </table:table-cell>
          <table:table-cell office:value-type="float" office:value="0" calcext:value-type="float">
            <text:p>0</text:p>
          </table:table-cell>
          <table:table-cell office:value-type="float" office:value="2.736255" calcext:value-type="float">
            <text:p>2.736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616.848" calcext:value-type="float">
            <text:p>616.848</text:p>
          </table:table-cell>
          <table:table-cell office:value-type="float" office:value="13135.17" calcext:value-type="float">
            <text:p>1313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99762" calcext:value-type="float">
            <text:p>-5.599762</text:p>
          </table:table-cell>
          <table:table-cell office:value-type="float" office:value="13.62291" calcext:value-type="float">
            <text:p>13.62291</text:p>
          </table:table-cell>
          <table:table-cell office:value-type="float" office:value="0" calcext:value-type="float">
            <text:p>0</text:p>
          </table:table-cell>
          <table:table-cell office:value-type="float" office:value="113.4332" calcext:value-type="float">
            <text:p>113.4332</text:p>
          </table:table-cell>
          <table:table-cell office:value-type="float" office:value="93.50028" calcext:value-type="float">
            <text:p>93.50028</text:p>
          </table:table-cell>
          <table:table-cell office:value-type="float" office:value="0.008484725" calcext:value-type="float">
            <text:p>0.008484725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5.582637" calcext:value-type="float">
            <text:p>-5.582637</text:p>
          </table:table-cell>
          <table:table-cell office:value-type="float" office:value="0" calcext:value-type="float">
            <text:p>0</text:p>
          </table:table-cell>
          <table:table-cell office:value-type="float" office:value="369.7652" calcext:value-type="float">
            <text:p>369.7652</text:p>
          </table:table-cell>
          <table:table-cell office:value-type="float" office:value="1254.72" calcext:value-type="float">
            <text:p>1254.72</text:p>
          </table:table-cell>
          <table:table-cell office:value-type="float" office:value="1552.524" calcext:value-type="float">
            <text:p>1552.524</text:p>
          </table:table-cell>
          <table:table-cell office:value-type="float" office:value="1272.797" calcext:value-type="float">
            <text:p>1272.797</text:p>
          </table:table-cell>
          <table:table-cell office:value-type="float" office:value="757.4133" calcext:value-type="float">
            <text:p>757.4133</text:p>
          </table:table-cell>
          <table:table-cell office:value-type="float" office:value="1098.238" calcext:value-type="float">
            <text:p>1098.238</text:p>
          </table:table-cell>
          <table:table-cell office:value-type="float" office:value="417.1651" calcext:value-type="float">
            <text:p>417.1651</text:p>
          </table:table-cell>
          <table:table-cell office:value-type="float" office:value="1849.275" calcext:value-type="float">
            <text:p>1849.275</text:p>
          </table:table-cell>
          <table:table-cell office:value-type="float" office:value="2082.205" calcext:value-type="float">
            <text:p>2082.205</text:p>
          </table:table-cell>
          <table:table-cell office:value-type="float" office:value="1664.81" calcext:value-type="float">
            <text:p>1664.81</text:p>
          </table:table-cell>
          <table:table-cell office:value-type="float" office:value="584.6179" calcext:value-type="float">
            <text:p>584.6179</text:p>
          </table:table-cell>
          <table:table-cell office:value-type="float" office:value="576.6033" calcext:value-type="float">
            <text:p>576.6033</text:p>
          </table:table-cell>
          <table:table-cell office:value-type="float" office:value="142.718" calcext:value-type="float">
            <text:p>142.718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10723" calcext:value-type="float">
            <text:p>-8.81072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80683" calcext:value-type="float">
            <text:p>-4.580683</text:p>
          </table:table-cell>
          <table:table-cell office:value-type="float" office:value="0" calcext:value-type="float">
            <text:p>0</text:p>
          </table:table-cell>
          <table:table-cell office:value-type="float" office:value="2.715393" calcext:value-type="float">
            <text:p>2.71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616.5759" calcext:value-type="float">
            <text:p>616.5759</text:p>
          </table:table-cell>
          <table:table-cell office:value-type="float" office:value="13135.22" calcext:value-type="float">
            <text:p>13135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36746" calcext:value-type="float">
            <text:p>-5.836746</text:p>
          </table:table-cell>
          <table:table-cell office:value-type="float" office:value="14.09663" calcext:value-type="float">
            <text:p>14.09663</text:p>
          </table:table-cell>
          <table:table-cell office:value-type="float" office:value="0" calcext:value-type="float">
            <text:p>0</text:p>
          </table:table-cell>
          <table:table-cell office:value-type="float" office:value="113.351" calcext:value-type="float">
            <text:p>113.351</text:p>
          </table:table-cell>
          <table:table-cell office:value-type="float" office:value="93.35497" calcext:value-type="float">
            <text:p>93.35497</text:p>
          </table:table-cell>
          <table:table-cell office:value-type="float" office:value="0.008885961" calcext:value-type="float">
            <text:p>0.008885961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5.81922" calcext:value-type="float">
            <text:p>-5.81922</text:p>
          </table:table-cell>
          <table:table-cell office:value-type="float" office:value="0" calcext:value-type="float">
            <text:p>0</text:p>
          </table:table-cell>
          <table:table-cell office:value-type="float" office:value="369.803" calcext:value-type="float">
            <text:p>369.803</text:p>
          </table:table-cell>
          <table:table-cell office:value-type="float" office:value="1254.683" calcext:value-type="float">
            <text:p>1254.683</text:p>
          </table:table-cell>
          <table:table-cell office:value-type="float" office:value="1552.482" calcext:value-type="float">
            <text:p>1552.482</text:p>
          </table:table-cell>
          <table:table-cell office:value-type="float" office:value="1272.79" calcext:value-type="float">
            <text:p>1272.79</text:p>
          </table:table-cell>
          <table:table-cell office:value-type="float" office:value="757.4083" calcext:value-type="float">
            <text:p>757.4083</text:p>
          </table:table-cell>
          <table:table-cell office:value-type="float" office:value="1098.235" calcext:value-type="float">
            <text:p>1098.235</text:p>
          </table:table-cell>
          <table:table-cell office:value-type="float" office:value="417.163" calcext:value-type="float">
            <text:p>417.163</text:p>
          </table:table-cell>
          <table:table-cell office:value-type="float" office:value="1849.272" calcext:value-type="float">
            <text:p>1849.272</text:p>
          </table:table-cell>
          <table:table-cell office:value-type="float" office:value="2082.202" calcext:value-type="float">
            <text:p>2082.202</text:p>
          </table:table-cell>
          <table:table-cell office:value-type="float" office:value="1664.808" calcext:value-type="float">
            <text:p>1664.808</text:p>
          </table:table-cell>
          <table:table-cell office:value-type="float" office:value="584.6161" calcext:value-type="float">
            <text:p>584.6161</text:p>
          </table:table-cell>
          <table:table-cell office:value-type="float" office:value="576.5977" calcext:value-type="float">
            <text:p>576.5977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59555" calcext:value-type="float">
            <text:p>-8.85955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97307" calcext:value-type="float">
            <text:p>-4.797307</text:p>
          </table:table-cell>
          <table:table-cell office:value-type="float" office:value="0" calcext:value-type="float">
            <text:p>0</text:p>
          </table:table-cell>
          <table:table-cell office:value-type="float" office:value="2.695405" calcext:value-type="float">
            <text:p>2.69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616.3431" calcext:value-type="float">
            <text:p>616.3431</text:p>
          </table:table-cell>
          <table:table-cell office:value-type="float" office:value="13135.27" calcext:value-type="float">
            <text:p>1313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3972" calcext:value-type="float">
            <text:p>-6.03972</text:p>
          </table:table-cell>
          <table:table-cell office:value-type="float" office:value="13.99175" calcext:value-type="float">
            <text:p>13.99175</text:p>
          </table:table-cell>
          <table:table-cell office:value-type="float" office:value="0" calcext:value-type="float">
            <text:p>0</text:p>
          </table:table-cell>
          <table:table-cell office:value-type="float" office:value="113.2593" calcext:value-type="float">
            <text:p>113.2593</text:p>
          </table:table-cell>
          <table:table-cell office:value-type="float" office:value="93.24187" calcext:value-type="float">
            <text:p>93.24187</text:p>
          </table:table-cell>
          <table:table-cell office:value-type="float" office:value="0.009267414" calcext:value-type="float">
            <text:p>0.009267414</text:p>
          </table:table-cell>
          <table:table-cell office:value-type="float" office:value="0" calcext:value-type="float">
            <text:p>0</text:p>
          </table:table-cell>
          <table:table-cell office:value-type="float" office:value="0.0000008416379" calcext:value-type="float">
            <text:p>8.416379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6.021812" calcext:value-type="float">
            <text:p>-6.021812</text:p>
          </table:table-cell>
          <table:table-cell office:value-type="float" office:value="0" calcext:value-type="float">
            <text:p>0</text:p>
          </table:table-cell>
          <table:table-cell office:value-type="float" office:value="369.8393" calcext:value-type="float">
            <text:p>369.8393</text:p>
          </table:table-cell>
          <table:table-cell office:value-type="float" office:value="1254.649" calcext:value-type="float">
            <text:p>1254.649</text:p>
          </table:table-cell>
          <table:table-cell office:value-type="float" office:value="1552.439" calcext:value-type="float">
            <text:p>1552.439</text:p>
          </table:table-cell>
          <table:table-cell office:value-type="float" office:value="1272.783" calcext:value-type="float">
            <text:p>1272.783</text:p>
          </table:table-cell>
          <table:table-cell office:value-type="float" office:value="757.4031" calcext:value-type="float">
            <text:p>757.4031</text:p>
          </table:table-cell>
          <table:table-cell office:value-type="float" office:value="1098.232" calcext:value-type="float">
            <text:p>1098.232</text:p>
          </table:table-cell>
          <table:table-cell office:value-type="float" office:value="417.1609" calcext:value-type="float">
            <text:p>417.1609</text:p>
          </table:table-cell>
          <table:table-cell office:value-type="float" office:value="1849.268" calcext:value-type="float">
            <text:p>1849.268</text:p>
          </table:table-cell>
          <table:table-cell office:value-type="float" office:value="2082.199" calcext:value-type="float">
            <text:p>2082.199</text:p>
          </table:table-cell>
          <table:table-cell office:value-type="float" office:value="1664.805" calcext:value-type="float">
            <text:p>1664.805</text:p>
          </table:table-cell>
          <table:table-cell office:value-type="float" office:value="584.6144" calcext:value-type="float">
            <text:p>584.6144</text:p>
          </table:table-cell>
          <table:table-cell office:value-type="float" office:value="576.5921" calcext:value-type="float">
            <text:p>576.5921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61299" calcext:value-type="float">
            <text:p>-8.8612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8069" calcext:value-type="float">
            <text:p>-4.98069</text:p>
          </table:table-cell>
          <table:table-cell office:value-type="float" office:value="0" calcext:value-type="float">
            <text:p>0</text:p>
          </table:table-cell>
          <table:table-cell office:value-type="float" office:value="2.676154" calcext:value-type="float">
            <text:p>2.67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615.9829" calcext:value-type="float">
            <text:p>615.9829</text:p>
          </table:table-cell>
          <table:table-cell office:value-type="float" office:value="13135.34" calcext:value-type="float">
            <text:p>1313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46863" calcext:value-type="float">
            <text:p>-6.346863</text:p>
          </table:table-cell>
          <table:table-cell office:value-type="float" office:value="14.66921" calcext:value-type="float">
            <text:p>14.66921</text:p>
          </table:table-cell>
          <table:table-cell office:value-type="float" office:value="0" calcext:value-type="float">
            <text:p>0</text:p>
          </table:table-cell>
          <table:table-cell office:value-type="float" office:value="113.223" calcext:value-type="float">
            <text:p>113.223</text:p>
          </table:table-cell>
          <table:table-cell office:value-type="float" office:value="93.00523" calcext:value-type="float">
            <text:p>93.00523</text:p>
          </table:table-cell>
          <table:table-cell office:value-type="float" office:value="0.009664763" calcext:value-type="float">
            <text:p>0.009664763</text:p>
          </table:table-cell>
          <table:table-cell office:value-type="float" office:value="0" calcext:value-type="float">
            <text:p>0</text:p>
          </table:table-cell>
          <table:table-cell office:value-type="float" office:value="0.0000008442342" calcext:value-type="float">
            <text:p>8.442342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6.328558" calcext:value-type="float">
            <text:p>-6.328558</text:p>
          </table:table-cell>
          <table:table-cell office:value-type="float" office:value="0" calcext:value-type="float">
            <text:p>0</text:p>
          </table:table-cell>
          <table:table-cell office:value-type="float" office:value="369.8962" calcext:value-type="float">
            <text:p>369.8962</text:p>
          </table:table-cell>
          <table:table-cell office:value-type="float" office:value="1254.613" calcext:value-type="float">
            <text:p>1254.613</text:p>
          </table:table-cell>
          <table:table-cell office:value-type="float" office:value="1552.396" calcext:value-type="float">
            <text:p>1552.396</text:p>
          </table:table-cell>
          <table:table-cell office:value-type="float" office:value="1272.776" calcext:value-type="float">
            <text:p>1272.776</text:p>
          </table:table-cell>
          <table:table-cell office:value-type="float" office:value="757.398" calcext:value-type="float">
            <text:p>757.398</text:p>
          </table:table-cell>
          <table:table-cell office:value-type="float" office:value="1098.229" calcext:value-type="float">
            <text:p>1098.229</text:p>
          </table:table-cell>
          <table:table-cell office:value-type="float" office:value="417.1588" calcext:value-type="float">
            <text:p>417.1588</text:p>
          </table:table-cell>
          <table:table-cell office:value-type="float" office:value="1849.265" calcext:value-type="float">
            <text:p>1849.265</text:p>
          </table:table-cell>
          <table:table-cell office:value-type="float" office:value="2082.197" calcext:value-type="float">
            <text:p>2082.197</text:p>
          </table:table-cell>
          <table:table-cell office:value-type="float" office:value="1664.802" calcext:value-type="float">
            <text:p>1664.802</text:p>
          </table:table-cell>
          <table:table-cell office:value-type="float" office:value="584.6127" calcext:value-type="float">
            <text:p>584.6127</text:p>
          </table:table-cell>
          <table:table-cell office:value-type="float" office:value="576.5867" calcext:value-type="float">
            <text:p>576.5867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61533" calcext:value-type="float">
            <text:p>-8.86153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6906" calcext:value-type="float">
            <text:p>-5.26906</text:p>
          </table:table-cell>
          <table:table-cell office:value-type="float" office:value="0" calcext:value-type="float">
            <text:p>0</text:p>
          </table:table-cell>
          <table:table-cell office:value-type="float" office:value="2.657758" calcext:value-type="float">
            <text:p>2.65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615.6058" calcext:value-type="float">
            <text:p>615.6058</text:p>
          </table:table-cell>
          <table:table-cell office:value-type="float" office:value="13135.4" calcext:value-type="float">
            <text:p>13135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69187" calcext:value-type="float">
            <text:p>-6.669187</text:p>
          </table:table-cell>
          <table:table-cell office:value-type="float" office:value="15.58871" calcext:value-type="float">
            <text:p>15.58871</text:p>
          </table:table-cell>
          <table:table-cell office:value-type="float" office:value="0" calcext:value-type="float">
            <text:p>0</text:p>
          </table:table-cell>
          <table:table-cell office:value-type="float" office:value="113.2043" calcext:value-type="float">
            <text:p>113.2043</text:p>
          </table:table-cell>
          <table:table-cell office:value-type="float" office:value="92.75925" calcext:value-type="float">
            <text:p>92.75925</text:p>
          </table:table-cell>
          <table:table-cell office:value-type="float" office:value="0.01007591" calcext:value-type="float">
            <text:p>0.01007591</text:p>
          </table:table-cell>
          <table:table-cell office:value-type="float" office:value="0" calcext:value-type="float">
            <text:p>0</text:p>
          </table:table-cell>
          <table:table-cell office:value-type="float" office:value="0.0000008461835" calcext:value-type="float">
            <text:p>8.461835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6.650471" calcext:value-type="float">
            <text:p>-6.650471</text:p>
          </table:table-cell>
          <table:table-cell office:value-type="float" office:value="0" calcext:value-type="float">
            <text:p>0</text:p>
          </table:table-cell>
          <table:table-cell office:value-type="float" office:value="369.9528" calcext:value-type="float">
            <text:p>369.9528</text:p>
          </table:table-cell>
          <table:table-cell office:value-type="float" office:value="1254.572" calcext:value-type="float">
            <text:p>1254.572</text:p>
          </table:table-cell>
          <table:table-cell office:value-type="float" office:value="1552.349" calcext:value-type="float">
            <text:p>1552.349</text:p>
          </table:table-cell>
          <table:table-cell office:value-type="float" office:value="1272.769" calcext:value-type="float">
            <text:p>1272.769</text:p>
          </table:table-cell>
          <table:table-cell office:value-type="float" office:value="757.3927" calcext:value-type="float">
            <text:p>757.3927</text:p>
          </table:table-cell>
          <table:table-cell office:value-type="float" office:value="1098.226" calcext:value-type="float">
            <text:p>1098.226</text:p>
          </table:table-cell>
          <table:table-cell office:value-type="float" office:value="417.1566" calcext:value-type="float">
            <text:p>417.1566</text:p>
          </table:table-cell>
          <table:table-cell office:value-type="float" office:value="1849.261" calcext:value-type="float">
            <text:p>1849.261</text:p>
          </table:table-cell>
          <table:table-cell office:value-type="float" office:value="2082.194" calcext:value-type="float">
            <text:p>2082.194</text:p>
          </table:table-cell>
          <table:table-cell office:value-type="float" office:value="1664.799" calcext:value-type="float">
            <text:p>1664.799</text:p>
          </table:table-cell>
          <table:table-cell office:value-type="float" office:value="584.6111" calcext:value-type="float">
            <text:p>584.6111</text:p>
          </table:table-cell>
          <table:table-cell office:value-type="float" office:value="576.5814" calcext:value-type="float">
            <text:p>576.5814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61617" calcext:value-type="float">
            <text:p>-8.861617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73593" calcext:value-type="float">
            <text:p>-5.573593</text:p>
          </table:table-cell>
          <table:table-cell office:value-type="float" office:value="0" calcext:value-type="float">
            <text:p>0</text:p>
          </table:table-cell>
          <table:table-cell office:value-type="float" office:value="2.640325" calcext:value-type="float">
            <text:p>2.64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14.4647" calcext:value-type="float">
            <text:p>614.4647</text:p>
          </table:table-cell>
          <table:table-cell office:value-type="float" office:value="13135.57" calcext:value-type="float">
            <text:p>1313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52813" calcext:value-type="float">
            <text:p>-7.652813</text:p>
          </table:table-cell>
          <table:table-cell office:value-type="float" office:value="18.11914" calcext:value-type="float">
            <text:p>18.11914</text:p>
          </table:table-cell>
          <table:table-cell office:value-type="float" office:value="0" calcext:value-type="float">
            <text:p>0</text:p>
          </table:table-cell>
          <table:table-cell office:value-type="float" office:value="113.7346" calcext:value-type="float">
            <text:p>113.7346</text:p>
          </table:table-cell>
          <table:table-cell office:value-type="float" office:value="91.80248" calcext:value-type="float">
            <text:p>91.80248</text:p>
          </table:table-cell>
          <table:table-cell office:value-type="float" office:value="0.01051534" calcext:value-type="float">
            <text:p>0.01051534</text:p>
          </table:table-cell>
          <table:table-cell office:value-type="float" office:value="0" calcext:value-type="float">
            <text:p>0</text:p>
          </table:table-cell>
          <table:table-cell office:value-type="float" office:value="0.0000008502482" calcext:value-type="float">
            <text:p>8.502482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7.633658" calcext:value-type="float">
            <text:p>-7.633658</text:p>
          </table:table-cell>
          <table:table-cell office:value-type="float" office:value="0" calcext:value-type="float">
            <text:p>0</text:p>
          </table:table-cell>
          <table:table-cell office:value-type="float" office:value="370.0741" calcext:value-type="float">
            <text:p>370.0741</text:p>
          </table:table-cell>
          <table:table-cell office:value-type="float" office:value="1254.514" calcext:value-type="float">
            <text:p>1254.514</text:p>
          </table:table-cell>
          <table:table-cell office:value-type="float" office:value="1552.297" calcext:value-type="float">
            <text:p>1552.297</text:p>
          </table:table-cell>
          <table:table-cell office:value-type="float" office:value="1272.761" calcext:value-type="float">
            <text:p>1272.761</text:p>
          </table:table-cell>
          <table:table-cell office:value-type="float" office:value="757.3874" calcext:value-type="float">
            <text:p>757.3874</text:p>
          </table:table-cell>
          <table:table-cell office:value-type="float" office:value="1098.223" calcext:value-type="float">
            <text:p>1098.223</text:p>
          </table:table-cell>
          <table:table-cell office:value-type="float" office:value="417.1545" calcext:value-type="float">
            <text:p>417.1545</text:p>
          </table:table-cell>
          <table:table-cell office:value-type="float" office:value="1849.258" calcext:value-type="float">
            <text:p>1849.258</text:p>
          </table:table-cell>
          <table:table-cell office:value-type="float" office:value="2082.19" calcext:value-type="float">
            <text:p>2082.19</text:p>
          </table:table-cell>
          <table:table-cell office:value-type="float" office:value="1664.796" calcext:value-type="float">
            <text:p>1664.796</text:p>
          </table:table-cell>
          <table:table-cell office:value-type="float" office:value="584.6094" calcext:value-type="float">
            <text:p>584.6094</text:p>
          </table:table-cell>
          <table:table-cell office:value-type="float" office:value="576.5761" calcext:value-type="float">
            <text:p>576.5761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8873292" calcext:value-type="float">
            <text:p>-8.873292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43526" calcext:value-type="float">
            <text:p>-6.543526</text:p>
          </table:table-cell>
          <table:table-cell office:value-type="float" office:value="0" calcext:value-type="float">
            <text:p>0</text:p>
          </table:table-cell>
          <table:table-cell office:value-type="float" office:value="2.62705" calcext:value-type="float">
            <text:p>2.6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613.0913" calcext:value-type="float">
            <text:p>613.0913</text:p>
          </table:table-cell>
          <table:table-cell office:value-type="float" office:value="13135.77" calcext:value-type="float">
            <text:p>1313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13475" calcext:value-type="float">
            <text:p>-8.813475</text:p>
          </table:table-cell>
          <table:table-cell office:value-type="float" office:value="22.18839" calcext:value-type="float">
            <text:p>22.18839</text:p>
          </table:table-cell>
          <table:table-cell office:value-type="float" office:value="0" calcext:value-type="float">
            <text:p>0</text:p>
          </table:table-cell>
          <table:table-cell office:value-type="float" office:value="114.2561" calcext:value-type="float">
            <text:p>114.2561</text:p>
          </table:table-cell>
          <table:table-cell office:value-type="float" office:value="90.73196" calcext:value-type="float">
            <text:p>90.73196</text:p>
          </table:table-cell>
          <table:table-cell office:value-type="float" office:value="0.01101556" calcext:value-type="float">
            <text:p>0.01101556</text:p>
          </table:table-cell>
          <table:table-cell office:value-type="float" office:value="0" calcext:value-type="float">
            <text:p>0</text:p>
          </table:table-cell>
          <table:table-cell office:value-type="float" office:value="0.0000008502482" calcext:value-type="float">
            <text:p>8.502482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8.793818" calcext:value-type="float">
            <text:p>-8.793818</text:p>
          </table:table-cell>
          <table:table-cell office:value-type="float" office:value="0" calcext:value-type="float">
            <text:p>0</text:p>
          </table:table-cell>
          <table:table-cell office:value-type="float" office:value="370.2068" calcext:value-type="float">
            <text:p>370.2068</text:p>
          </table:table-cell>
          <table:table-cell office:value-type="float" office:value="1254.396" calcext:value-type="float">
            <text:p>1254.396</text:p>
          </table:table-cell>
          <table:table-cell office:value-type="float" office:value="1552.22" calcext:value-type="float">
            <text:p>1552.22</text:p>
          </table:table-cell>
          <table:table-cell office:value-type="float" office:value="1272.754" calcext:value-type="float">
            <text:p>1272.754</text:p>
          </table:table-cell>
          <table:table-cell office:value-type="float" office:value="757.3817" calcext:value-type="float">
            <text:p>757.3817</text:p>
          </table:table-cell>
          <table:table-cell office:value-type="float" office:value="1098.219" calcext:value-type="float">
            <text:p>1098.219</text:p>
          </table:table-cell>
          <table:table-cell office:value-type="float" office:value="417.1523" calcext:value-type="float">
            <text:p>417.1523</text:p>
          </table:table-cell>
          <table:table-cell office:value-type="float" office:value="1849.255" calcext:value-type="float">
            <text:p>1849.255</text:p>
          </table:table-cell>
          <table:table-cell office:value-type="float" office:value="2082.188" calcext:value-type="float">
            <text:p>2082.188</text:p>
          </table:table-cell>
          <table:table-cell office:value-type="float" office:value="1664.793" calcext:value-type="float">
            <text:p>1664.793</text:p>
          </table:table-cell>
          <table:table-cell office:value-type="float" office:value="584.6078" calcext:value-type="float">
            <text:p>584.6078</text:p>
          </table:table-cell>
          <table:table-cell office:value-type="float" office:value="576.5709" calcext:value-type="float">
            <text:p>576.5709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09092949" calcext:value-type="float">
            <text:p>-9.09294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696768" calcext:value-type="float">
            <text:p>-7.696768</text:p>
          </table:table-cell>
          <table:table-cell office:value-type="float" office:value="0" calcext:value-type="float">
            <text:p>0</text:p>
          </table:table-cell>
          <table:table-cell office:value-type="float" office:value="2.620121" calcext:value-type="float">
            <text:p>2.620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612.0673" calcext:value-type="float">
            <text:p>612.0673</text:p>
          </table:table-cell>
          <table:table-cell office:value-type="float" office:value="13135.94" calcext:value-type="float">
            <text:p>1313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663126" calcext:value-type="float">
            <text:p>-9.663126</text:p>
          </table:table-cell>
          <table:table-cell office:value-type="float" office:value="25.1548" calcext:value-type="float">
            <text:p>25.1548</text:p>
          </table:table-cell>
          <table:table-cell office:value-type="float" office:value="0" calcext:value-type="float">
            <text:p>0</text:p>
          </table:table-cell>
          <table:table-cell office:value-type="float" office:value="114.3849" calcext:value-type="float">
            <text:p>114.3849</text:p>
          </table:table-cell>
          <table:table-cell office:value-type="float" office:value="90.0914" calcext:value-type="float">
            <text:p>90.0914</text:p>
          </table:table-cell>
          <table:table-cell office:value-type="float" office:value="0.01153685" calcext:value-type="float">
            <text:p>0.01153685</text:p>
          </table:table-cell>
          <table:table-cell office:value-type="float" office:value="0" calcext:value-type="float">
            <text:p>0</text:p>
          </table:table-cell>
          <table:table-cell office:value-type="float" office:value="0.0000008502482" calcext:value-type="float">
            <text:p>8.502482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9.642949" calcext:value-type="float">
            <text:p>-9.642949</text:p>
          </table:table-cell>
          <table:table-cell office:value-type="float" office:value="0" calcext:value-type="float">
            <text:p>0</text:p>
          </table:table-cell>
          <table:table-cell office:value-type="float" office:value="370.2913" calcext:value-type="float">
            <text:p>370.2913</text:p>
          </table:table-cell>
          <table:table-cell office:value-type="float" office:value="1254.242" calcext:value-type="float">
            <text:p>1254.242</text:p>
          </table:table-cell>
          <table:table-cell office:value-type="float" office:value="1552.107" calcext:value-type="float">
            <text:p>1552.107</text:p>
          </table:table-cell>
          <table:table-cell office:value-type="float" office:value="1272.747" calcext:value-type="float">
            <text:p>1272.747</text:p>
          </table:table-cell>
          <table:table-cell office:value-type="float" office:value="757.3752" calcext:value-type="float">
            <text:p>757.3752</text:p>
          </table:table-cell>
          <table:table-cell office:value-type="float" office:value="1098.216" calcext:value-type="float">
            <text:p>1098.216</text:p>
          </table:table-cell>
          <table:table-cell office:value-type="float" office:value="417.1501" calcext:value-type="float">
            <text:p>417.1501</text:p>
          </table:table-cell>
          <table:table-cell office:value-type="float" office:value="1849.251" calcext:value-type="float">
            <text:p>1849.251</text:p>
          </table:table-cell>
          <table:table-cell office:value-type="float" office:value="2082.185" calcext:value-type="float">
            <text:p>2082.185</text:p>
          </table:table-cell>
          <table:table-cell office:value-type="float" office:value="1664.791" calcext:value-type="float">
            <text:p>1664.791</text:p>
          </table:table-cell>
          <table:table-cell office:value-type="float" office:value="584.6062" calcext:value-type="float">
            <text:p>584.6062</text:p>
          </table:table-cell>
          <table:table-cell office:value-type="float" office:value="576.5659" calcext:value-type="float">
            <text:p>576.5659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1015562" calcext:value-type="float">
            <text:p>-1.01556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541557" calcext:value-type="float">
            <text:p>-8.541557</text:p>
          </table:table-cell>
          <table:table-cell office:value-type="float" office:value="0" calcext:value-type="float">
            <text:p>0</text:p>
          </table:table-cell>
          <table:table-cell office:value-type="float" office:value="2.615783" calcext:value-type="float">
            <text:p>2.61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611.2715" calcext:value-type="float">
            <text:p>611.2715</text:p>
          </table:table-cell>
          <table:table-cell office:value-type="float" office:value="13136.1" calcext:value-type="float">
            <text:p>1313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918" calcext:value-type="float">
            <text:p>-10.2918</text:p>
          </table:table-cell>
          <table:table-cell office:value-type="float" office:value="26.83443" calcext:value-type="float">
            <text:p>26.83443</text:p>
          </table:table-cell>
          <table:table-cell office:value-type="float" office:value="0" calcext:value-type="float">
            <text:p>0</text:p>
          </table:table-cell>
          <table:table-cell office:value-type="float" office:value="114.1282" calcext:value-type="float">
            <text:p>114.1282</text:p>
          </table:table-cell>
          <table:table-cell office:value-type="float" office:value="89.68455" calcext:value-type="float">
            <text:p>89.68455</text:p>
          </table:table-cell>
          <table:table-cell office:value-type="float" office:value="0.01208816" calcext:value-type="float">
            <text:p>0.01208816</text:p>
          </table:table-cell>
          <table:table-cell office:value-type="float" office:value="0" calcext:value-type="float">
            <text:p>0</text:p>
          </table:table-cell>
          <table:table-cell office:value-type="float" office:value="0.0000008502482" calcext:value-type="float">
            <text:p>8.502482E-07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10.27107" calcext:value-type="float">
            <text:p>-10.27107</text:p>
          </table:table-cell>
          <table:table-cell office:value-type="float" office:value="0" calcext:value-type="float">
            <text:p>0</text:p>
          </table:table-cell>
          <table:table-cell office:value-type="float" office:value="370.3917" calcext:value-type="float">
            <text:p>370.3917</text:p>
          </table:table-cell>
          <table:table-cell office:value-type="float" office:value="1254.084" calcext:value-type="float">
            <text:p>1254.084</text:p>
          </table:table-cell>
          <table:table-cell office:value-type="float" office:value="1551.973" calcext:value-type="float">
            <text:p>1551.973</text:p>
          </table:table-cell>
          <table:table-cell office:value-type="float" office:value="1272.739" calcext:value-type="float">
            <text:p>1272.739</text:p>
          </table:table-cell>
          <table:table-cell office:value-type="float" office:value="757.3685" calcext:value-type="float">
            <text:p>757.3685</text:p>
          </table:table-cell>
          <table:table-cell office:value-type="float" office:value="1098.212" calcext:value-type="float">
            <text:p>1098.212</text:p>
          </table:table-cell>
          <table:table-cell office:value-type="float" office:value="417.1478" calcext:value-type="float">
            <text:p>417.1478</text:p>
          </table:table-cell>
          <table:table-cell office:value-type="float" office:value="1849.248" calcext:value-type="float">
            <text:p>1849.248</text:p>
          </table:table-cell>
          <table:table-cell office:value-type="float" office:value="2082.182" calcext:value-type="float">
            <text:p>2082.182</text:p>
          </table:table-cell>
          <table:table-cell office:value-type="float" office:value="1664.788" calcext:value-type="float">
            <text:p>1664.788</text:p>
          </table:table-cell>
          <table:table-cell office:value-type="float" office:value="584.6047" calcext:value-type="float">
            <text:p>584.6047</text:p>
          </table:table-cell>
          <table:table-cell office:value-type="float" office:value="576.5609" calcext:value-type="float">
            <text:p>576.5609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1638094" calcext:value-type="float">
            <text:p>-1.6380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63269" calcext:value-type="float">
            <text:p>-9.163269</text:p>
          </table:table-cell>
          <table:table-cell office:value-type="float" office:value="0" calcext:value-type="float">
            <text:p>0</text:p>
          </table:table-cell>
          <table:table-cell office:value-type="float" office:value="2.609286" calcext:value-type="float">
            <text:p>2.60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610.6282" calcext:value-type="float">
            <text:p>610.6282</text:p>
          </table:table-cell>
          <table:table-cell office:value-type="float" office:value="13136.2" calcext:value-type="float">
            <text:p>1313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9258" calcext:value-type="float">
            <text:p>-10.79258</text:p>
          </table:table-cell>
          <table:table-cell office:value-type="float" office:value="25.52614" calcext:value-type="float">
            <text:p>25.52614</text:p>
          </table:table-cell>
          <table:table-cell office:value-type="float" office:value="0" calcext:value-type="float">
            <text:p>0</text:p>
          </table:table-cell>
          <table:table-cell office:value-type="float" office:value="114.2568" calcext:value-type="float">
            <text:p>114.2568</text:p>
          </table:table-cell>
          <table:table-cell office:value-type="float" office:value="89.29647" calcext:value-type="float">
            <text:p>89.29647</text:p>
          </table:table-cell>
          <table:table-cell office:value-type="float" office:value="0.01241199" calcext:value-type="float">
            <text:p>0.01241199</text:p>
          </table:table-cell>
          <table:table-cell office:value-type="float" office:value="0" calcext:value-type="float">
            <text:p>0</text:p>
          </table:table-cell>
          <table:table-cell office:value-type="float" office:value="0.0000017555" calcext:value-type="float">
            <text:p>1.7555E-06</text:p>
          </table:table-cell>
          <table:table-cell office:value-type="float" office:value="0" calcext:value-type="float">
            <text:p>0</text:p>
          </table:table-cell>
          <table:table-cell office:value-type="float" office:value="-0.008641104" calcext:value-type="float">
            <text:p>-0.008641104</text:p>
          </table:table-cell>
          <table:table-cell office:value-type="float" office:value="370" calcext:value-type="float">
            <text:p>370</text:p>
          </table:table-cell>
          <table:table-cell office:value-type="float" office:value="-10.77153" calcext:value-type="float">
            <text:p>-10.77153</text:p>
          </table:table-cell>
          <table:table-cell office:value-type="float" office:value="0" calcext:value-type="float">
            <text:p>0</text:p>
          </table:table-cell>
          <table:table-cell office:value-type="float" office:value="370.4853" calcext:value-type="float">
            <text:p>370.4853</text:p>
          </table:table-cell>
          <table:table-cell office:value-type="float" office:value="1254.001" calcext:value-type="float">
            <text:p>1254.001</text:p>
          </table:table-cell>
          <table:table-cell office:value-type="float" office:value="1551.844" calcext:value-type="float">
            <text:p>1551.844</text:p>
          </table:table-cell>
          <table:table-cell office:value-type="float" office:value="1272.731" calcext:value-type="float">
            <text:p>1272.731</text:p>
          </table:table-cell>
          <table:table-cell office:value-type="float" office:value="757.3613" calcext:value-type="float">
            <text:p>757.3613</text:p>
          </table:table-cell>
          <table:table-cell office:value-type="float" office:value="1098.208" calcext:value-type="float">
            <text:p>1098.208</text:p>
          </table:table-cell>
          <table:table-cell office:value-type="float" office:value="417.1454" calcext:value-type="float">
            <text:p>417.1454</text:p>
          </table:table-cell>
          <table:table-cell office:value-type="float" office:value="1849.244" calcext:value-type="float">
            <text:p>1849.244</text:p>
          </table:table-cell>
          <table:table-cell office:value-type="float" office:value="2082.179" calcext:value-type="float">
            <text:p>2082.179</text:p>
          </table:table-cell>
          <table:table-cell office:value-type="float" office:value="1664.785" calcext:value-type="float">
            <text:p>1664.785</text:p>
          </table:table-cell>
          <table:table-cell office:value-type="float" office:value="584.6031" calcext:value-type="float">
            <text:p>584.6031</text:p>
          </table:table-cell>
          <table:table-cell office:value-type="float" office:value="576.556" calcext:value-type="float">
            <text:p>576.556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9" calcext:value-type="float">
            <text:p>35.66859</text:p>
          </table:table-cell>
          <table:table-cell office:value-type="float" office:value="0" calcext:value-type="float">
            <text:p>0</text:p>
          </table:table-cell>
          <table:table-cell office:value-type="float" office:value="-0.00001643355" calcext:value-type="float">
            <text:p>-1.6433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695962" calcext:value-type="float">
            <text:p>-9.695962</text:p>
          </table:table-cell>
          <table:table-cell office:value-type="float" office:value="0" calcext:value-type="float">
            <text:p>0</text:p>
          </table:table-cell>
          <table:table-cell office:value-type="float" office:value="2.641361" calcext:value-type="float">
            <text:p>2.64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610.2478" calcext:value-type="float">
            <text:p>610.2478</text:p>
          </table:table-cell>
          <table:table-cell office:value-type="float" office:value="13136.25" calcext:value-type="float">
            <text:p>1313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14562" calcext:value-type="float">
            <text:p>-11.14562</text:p>
          </table:table-cell>
          <table:table-cell office:value-type="float" office:value="27.06424" calcext:value-type="float">
            <text:p>27.06424</text:p>
          </table:table-cell>
          <table:table-cell office:value-type="float" office:value="0" calcext:value-type="float">
            <text:p>0</text:p>
          </table:table-cell>
          <table:table-cell office:value-type="float" office:value="114.2627" calcext:value-type="float">
            <text:p>114.2627</text:p>
          </table:table-cell>
          <table:table-cell office:value-type="float" office:value="89.19434" calcext:value-type="float">
            <text:p>89.19434</text:p>
          </table:table-cell>
          <table:table-cell office:value-type="float" office:value="0.01273613" calcext:value-type="float">
            <text:p>0.01273613</text:p>
          </table:table-cell>
          <table:table-cell office:value-type="float" office:value="0" calcext:value-type="float">
            <text:p>0</text:p>
          </table:table-cell>
          <table:table-cell office:value-type="float" office:value="0.000003480868" calcext:value-type="float">
            <text:p>3.480868E-06</text:p>
          </table:table-cell>
          <table:table-cell office:value-type="float" office:value="0" calcext:value-type="float">
            <text:p>0</text:p>
          </table:table-cell>
          <table:table-cell office:value-type="float" office:value="-0.008668348" calcext:value-type="float">
            <text:p>-0.008668348</text:p>
          </table:table-cell>
          <table:table-cell office:value-type="float" office:value="370" calcext:value-type="float">
            <text:p>370</text:p>
          </table:table-cell>
          <table:table-cell office:value-type="float" office:value="-11.12422" calcext:value-type="float">
            <text:p>-11.12422</text:p>
          </table:table-cell>
          <table:table-cell office:value-type="float" office:value="0" calcext:value-type="float">
            <text:p>0</text:p>
          </table:table-cell>
          <table:table-cell office:value-type="float" office:value="370.5204" calcext:value-type="float">
            <text:p>370.5204</text:p>
          </table:table-cell>
          <table:table-cell office:value-type="float" office:value="1253.906" calcext:value-type="float">
            <text:p>1253.906</text:p>
          </table:table-cell>
          <table:table-cell office:value-type="float" office:value="1551.711" calcext:value-type="float">
            <text:p>1551.711</text:p>
          </table:table-cell>
          <table:table-cell office:value-type="float" office:value="1272.722" calcext:value-type="float">
            <text:p>1272.722</text:p>
          </table:table-cell>
          <table:table-cell office:value-type="float" office:value="757.3539" calcext:value-type="float">
            <text:p>757.3539</text:p>
          </table:table-cell>
          <table:table-cell office:value-type="float" office:value="1098.204" calcext:value-type="float">
            <text:p>1098.204</text:p>
          </table:table-cell>
          <table:table-cell office:value-type="float" office:value="417.1427" calcext:value-type="float">
            <text:p>417.1427</text:p>
          </table:table-cell>
          <table:table-cell office:value-type="float" office:value="1849.241" calcext:value-type="float">
            <text:p>1849.241</text:p>
          </table:table-cell>
          <table:table-cell office:value-type="float" office:value="2082.176" calcext:value-type="float">
            <text:p>2082.176</text:p>
          </table:table-cell>
          <table:table-cell office:value-type="float" office:value="1664.783" calcext:value-type="float">
            <text:p>1664.783</text:p>
          </table:table-cell>
          <table:table-cell office:value-type="float" office:value="584.6015" calcext:value-type="float">
            <text:p>584.6015</text:p>
          </table:table-cell>
          <table:table-cell office:value-type="float" office:value="576.5511" calcext:value-type="float">
            <text:p>576.5511</text:p>
          </table:table-cell>
          <table:table-cell office:value-type="float" office:value="142.7179" calcext:value-type="float">
            <text:p>142.7179</text:p>
          </table:table-cell>
          <table:table-cell office:value-type="float" office:value="35.66857" calcext:value-type="float">
            <text:p>35.66857</text:p>
          </table:table-cell>
          <table:table-cell office:value-type="float" office:value="0" calcext:value-type="float">
            <text:p>0</text:p>
          </table:table-cell>
          <table:table-cell office:value-type="float" office:value="-0.000016437" calcext:value-type="float">
            <text:p>-1.643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1383" calcext:value-type="float">
            <text:p>-10.01383</text:p>
          </table:table-cell>
          <table:table-cell office:value-type="float" office:value="0" calcext:value-type="float">
            <text:p>0</text:p>
          </table:table-cell>
          <table:table-cell office:value-type="float" office:value="2.606448" calcext:value-type="float">
            <text:p>2.606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609.9769" calcext:value-type="float">
            <text:p>609.9769</text:p>
          </table:table-cell>
          <table:table-cell office:value-type="float" office:value="13136.27" calcext:value-type="float">
            <text:p>1313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3654" calcext:value-type="float">
            <text:p>-11.43654</text:p>
          </table:table-cell>
          <table:table-cell office:value-type="float" office:value="27.34856" calcext:value-type="float">
            <text:p>27.34856</text:p>
          </table:table-cell>
          <table:table-cell office:value-type="float" office:value="0" calcext:value-type="float">
            <text:p>0</text:p>
          </table:table-cell>
          <table:table-cell office:value-type="float" office:value="114.2393" calcext:value-type="float">
            <text:p>114.2393</text:p>
          </table:table-cell>
          <table:table-cell office:value-type="float" office:value="89.15974" calcext:value-type="float">
            <text:p>89.15974</text:p>
          </table:table-cell>
          <table:table-cell office:value-type="float" office:value="0.01308315" calcext:value-type="float">
            <text:p>0.01308315</text:p>
          </table:table-cell>
          <table:table-cell office:value-type="float" office:value="0" calcext:value-type="float">
            <text:p>0</text:p>
          </table:table-cell>
          <table:table-cell office:value-type="float" office:value="0.000003692221" calcext:value-type="float">
            <text:p>3.692221E-06</text:p>
          </table:table-cell>
          <table:table-cell office:value-type="float" office:value="0" calcext:value-type="float">
            <text:p>0</text:p>
          </table:table-cell>
          <table:table-cell office:value-type="float" office:value="-0.01025248" calcext:value-type="float">
            <text:p>-0.01025248</text:p>
          </table:table-cell>
          <table:table-cell office:value-type="float" office:value="370" calcext:value-type="float">
            <text:p>370</text:p>
          </table:table-cell>
          <table:table-cell office:value-type="float" office:value="-11.4132" calcext:value-type="float">
            <text:p>-11.4132</text:p>
          </table:table-cell>
          <table:table-cell office:value-type="float" office:value="0" calcext:value-type="float">
            <text:p>0</text:p>
          </table:table-cell>
          <table:table-cell office:value-type="float" office:value="370.5435" calcext:value-type="float">
            <text:p>370.5435</text:p>
          </table:table-cell>
          <table:table-cell office:value-type="float" office:value="1253.838" calcext:value-type="float">
            <text:p>1253.838</text:p>
          </table:table-cell>
          <table:table-cell office:value-type="float" office:value="1551.586" calcext:value-type="float">
            <text:p>1551.586</text:p>
          </table:table-cell>
          <table:table-cell office:value-type="float" office:value="1272.713" calcext:value-type="float">
            <text:p>1272.713</text:p>
          </table:table-cell>
          <table:table-cell office:value-type="float" office:value="757.3461" calcext:value-type="float">
            <text:p>757.3461</text:p>
          </table:table-cell>
          <table:table-cell office:value-type="float" office:value="1098.2" calcext:value-type="float">
            <text:p>1098.2</text:p>
          </table:table-cell>
          <table:table-cell office:value-type="float" office:value="417.14" calcext:value-type="float">
            <text:p>417.14</text:p>
          </table:table-cell>
          <table:table-cell office:value-type="float" office:value="1849.237" calcext:value-type="float">
            <text:p>1849.237</text:p>
          </table:table-cell>
          <table:table-cell office:value-type="float" office:value="2082.173" calcext:value-type="float">
            <text:p>2082.173</text:p>
          </table:table-cell>
          <table:table-cell office:value-type="float" office:value="1664.78" calcext:value-type="float">
            <text:p>1664.78</text:p>
          </table:table-cell>
          <table:table-cell office:value-type="float" office:value="584.6" calcext:value-type="float">
            <text:p>584.6</text:p>
          </table:table-cell>
          <table:table-cell office:value-type="float" office:value="576.5464" calcext:value-type="float">
            <text:p>576.5464</text:p>
          </table:table-cell>
          <table:table-cell office:value-type="float" office:value="142.7178" calcext:value-type="float">
            <text:p>142.7178</text:p>
          </table:table-cell>
          <table:table-cell office:value-type="float" office:value="35.6686" calcext:value-type="float">
            <text:p>35.6686</text:p>
          </table:table-cell>
          <table:table-cell office:value-type="float" office:value="0" calcext:value-type="float">
            <text:p>0</text:p>
          </table:table-cell>
          <table:table-cell office:value-type="float" office:value="-0.0000164388" calcext:value-type="float">
            <text:p>-1.6438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2438" calcext:value-type="float">
            <text:p>-10.2438</text:p>
          </table:table-cell>
          <table:table-cell office:value-type="float" office:value="0" calcext:value-type="float">
            <text:p>0</text:p>
          </table:table-cell>
          <table:table-cell office:value-type="float" office:value="2.547286" calcext:value-type="float">
            <text:p>2.54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609.7292" calcext:value-type="float">
            <text:p>609.7292</text:p>
          </table:table-cell>
          <table:table-cell office:value-type="float" office:value="13136.31" calcext:value-type="float">
            <text:p>1313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68362" calcext:value-type="float">
            <text:p>-11.68362</text:p>
          </table:table-cell>
          <table:table-cell office:value-type="float" office:value="27.77569" calcext:value-type="float">
            <text:p>27.77569</text:p>
          </table:table-cell>
          <table:table-cell office:value-type="float" office:value="0" calcext:value-type="float">
            <text:p>0</text:p>
          </table:table-cell>
          <table:table-cell office:value-type="float" office:value="114.1738" calcext:value-type="float">
            <text:p>114.1738</text:p>
          </table:table-cell>
          <table:table-cell office:value-type="float" office:value="89.09705" calcext:value-type="float">
            <text:p>89.09705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" calcext:value-type="float">
            <text:p>0</text:p>
          </table:table-cell>
          <table:table-cell office:value-type="float" office:value="0.000003778593" calcext:value-type="float">
            <text:p>3.778593E-06</text:p>
          </table:table-cell>
          <table:table-cell office:value-type="float" office:value="0" calcext:value-type="float">
            <text:p>0</text:p>
          </table:table-cell>
          <table:table-cell office:value-type="float" office:value="-0.01172656" calcext:value-type="float">
            <text:p>-0.01172656</text:p>
          </table:table-cell>
          <table:table-cell office:value-type="float" office:value="370" calcext:value-type="float">
            <text:p>370</text:p>
          </table:table-cell>
          <table:table-cell office:value-type="float" office:value="-11.65845" calcext:value-type="float">
            <text:p>-11.65845</text:p>
          </table:table-cell>
          <table:table-cell office:value-type="float" office:value="0" calcext:value-type="float">
            <text:p>0</text:p>
          </table:table-cell>
          <table:table-cell office:value-type="float" office:value="370.5719" calcext:value-type="float">
            <text:p>370.5719</text:p>
          </table:table-cell>
          <table:table-cell office:value-type="float" office:value="1253.797" calcext:value-type="float">
            <text:p>1253.797</text:p>
          </table:table-cell>
          <table:table-cell office:value-type="float" office:value="1551.485" calcext:value-type="float">
            <text:p>1551.485</text:p>
          </table:table-cell>
          <table:table-cell office:value-type="float" office:value="1272.704" calcext:value-type="float">
            <text:p>1272.704</text:p>
          </table:table-cell>
          <table:table-cell office:value-type="float" office:value="757.3384" calcext:value-type="float">
            <text:p>757.3384</text:p>
          </table:table-cell>
          <table:table-cell office:value-type="float" office:value="1098.196" calcext:value-type="float">
            <text:p>1098.196</text:p>
          </table:table-cell>
          <table:table-cell office:value-type="float" office:value="417.1372" calcext:value-type="float">
            <text:p>417.1372</text:p>
          </table:table-cell>
          <table:table-cell office:value-type="float" office:value="1849.233" calcext:value-type="float">
            <text:p>1849.233</text:p>
          </table:table-cell>
          <table:table-cell office:value-type="float" office:value="2082.171" calcext:value-type="float">
            <text:p>2082.171</text:p>
          </table:table-cell>
          <table:table-cell office:value-type="float" office:value="1664.777" calcext:value-type="float">
            <text:p>1664.777</text:p>
          </table:table-cell>
          <table:table-cell office:value-type="float" office:value="584.5986" calcext:value-type="float">
            <text:p>584.5986</text:p>
          </table:table-cell>
          <table:table-cell office:value-type="float" office:value="576.5418" calcext:value-type="float">
            <text:p>576.5418</text:p>
          </table:table-cell>
          <table:table-cell office:value-type="float" office:value="142.7178" calcext:value-type="float">
            <text:p>142.7178</text:p>
          </table:table-cell>
          <table:table-cell office:value-type="float" office:value="35.66864" calcext:value-type="float">
            <text:p>35.66864</text:p>
          </table:table-cell>
          <table:table-cell office:value-type="float" office:value="0" calcext:value-type="float">
            <text:p>0</text:p>
          </table:table-cell>
          <table:table-cell office:value-type="float" office:value="-0.00001643988" calcext:value-type="float">
            <text:p>-1.64398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44697" calcext:value-type="float">
            <text:p>-10.44697</text:p>
          </table:table-cell>
          <table:table-cell office:value-type="float" office:value="0" calcext:value-type="float">
            <text:p>0</text:p>
          </table:table-cell>
          <table:table-cell office:value-type="float" office:value="2.505006" calcext:value-type="float">
            <text:p>2.505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609.46" calcext:value-type="float">
            <text:p>609.46</text:p>
          </table:table-cell>
          <table:table-cell office:value-type="float" office:value="13136.35" calcext:value-type="float">
            <text:p>1313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3378" calcext:value-type="float">
            <text:p>-11.93378</text:p>
          </table:table-cell>
          <table:table-cell office:value-type="float" office:value="27.87773" calcext:value-type="float">
            <text:p>27.87773</text:p>
          </table:table-cell>
          <table:table-cell office:value-type="float" office:value="0" calcext:value-type="float">
            <text:p>0</text:p>
          </table:table-cell>
          <table:table-cell office:value-type="float" office:value="114.0823" calcext:value-type="float">
            <text:p>114.0823</text:p>
          </table:table-cell>
          <table:table-cell office:value-type="float" office:value="88.99683" calcext:value-type="float">
            <text:p>88.99683</text:p>
          </table:table-cell>
          <table:table-cell office:value-type="float" office:value="0.01383869" calcext:value-type="float">
            <text:p>0.01383869</text:p>
          </table:table-cell>
          <table:table-cell office:value-type="float" office:value="0" calcext:value-type="float">
            <text:p>0</text:p>
          </table:table-cell>
          <table:table-cell office:value-type="float" office:value="0.000003852538" calcext:value-type="float">
            <text:p>3.852538E-06</text:p>
          </table:table-cell>
          <table:table-cell office:value-type="float" office:value="0" calcext:value-type="float">
            <text:p>0</text:p>
          </table:table-cell>
          <table:table-cell office:value-type="float" office:value="-0.01305883" calcext:value-type="float">
            <text:p>-0.01305883</text:p>
          </table:table-cell>
          <table:table-cell office:value-type="float" office:value="370" calcext:value-type="float">
            <text:p>370</text:p>
          </table:table-cell>
          <table:table-cell office:value-type="float" office:value="-11.90689" calcext:value-type="float">
            <text:p>-11.90689</text:p>
          </table:table-cell>
          <table:table-cell office:value-type="float" office:value="0" calcext:value-type="float">
            <text:p>0</text:p>
          </table:table-cell>
          <table:table-cell office:value-type="float" office:value="370.6097" calcext:value-type="float">
            <text:p>370.6097</text:p>
          </table:table-cell>
          <table:table-cell office:value-type="float" office:value="1253.754" calcext:value-type="float">
            <text:p>1253.754</text:p>
          </table:table-cell>
          <table:table-cell office:value-type="float" office:value="1551.403" calcext:value-type="float">
            <text:p>1551.403</text:p>
          </table:table-cell>
          <table:table-cell office:value-type="float" office:value="1272.694" calcext:value-type="float">
            <text:p>1272.694</text:p>
          </table:table-cell>
          <table:table-cell office:value-type="float" office:value="757.3305" calcext:value-type="float">
            <text:p>757.3305</text:p>
          </table:table-cell>
          <table:table-cell office:value-type="float" office:value="1098.192" calcext:value-type="float">
            <text:p>1098.192</text:p>
          </table:table-cell>
          <table:table-cell office:value-type="float" office:value="417.1344" calcext:value-type="float">
            <text:p>417.1344</text:p>
          </table:table-cell>
          <table:table-cell office:value-type="float" office:value="1849.229" calcext:value-type="float">
            <text:p>1849.229</text:p>
          </table:table-cell>
          <table:table-cell office:value-type="float" office:value="2082.167" calcext:value-type="float">
            <text:p>2082.167</text:p>
          </table:table-cell>
          <table:table-cell office:value-type="float" office:value="1664.775" calcext:value-type="float">
            <text:p>1664.775</text:p>
          </table:table-cell>
          <table:table-cell office:value-type="float" office:value="584.597" calcext:value-type="float">
            <text:p>584.597</text:p>
          </table:table-cell>
          <table:table-cell office:value-type="float" office:value="576.5373" calcext:value-type="float">
            <text:p>576.5373</text:p>
          </table:table-cell>
          <table:table-cell office:value-type="float" office:value="142.7178" calcext:value-type="float">
            <text:p>142.7178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1644066" calcext:value-type="float">
            <text:p>-1.64406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6137" calcext:value-type="float">
            <text:p>-10.66137</text:p>
          </table:table-cell>
          <table:table-cell office:value-type="float" office:value="0" calcext:value-type="float">
            <text:p>0</text:p>
          </table:table-cell>
          <table:table-cell office:value-type="float" office:value="2.470942" calcext:value-type="float">
            <text:p>2.47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609.0806" calcext:value-type="float">
            <text:p>609.0806</text:p>
          </table:table-cell>
          <table:table-cell office:value-type="float" office:value="13136.41" calcext:value-type="float">
            <text:p>13136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4837" calcext:value-type="float">
            <text:p>-12.24837</text:p>
          </table:table-cell>
          <table:table-cell office:value-type="float" office:value="27.952" calcext:value-type="float">
            <text:p>27.952</text:p>
          </table:table-cell>
          <table:table-cell office:value-type="float" office:value="0" calcext:value-type="float">
            <text:p>0</text:p>
          </table:table-cell>
          <table:table-cell office:value-type="float" office:value="114.0438" calcext:value-type="float">
            <text:p>114.0438</text:p>
          </table:table-cell>
          <table:table-cell office:value-type="float" office:value="88.7887" calcext:value-type="float">
            <text:p>88.7887</text:p>
          </table:table-cell>
          <table:table-cell office:value-type="float" office:value="0.01421641" calcext:value-type="float">
            <text:p>0.01421641</text:p>
          </table:table-cell>
          <table:table-cell office:value-type="float" office:value="0" calcext:value-type="float">
            <text:p>0</text:p>
          </table:table-cell>
          <table:table-cell office:value-type="float" office:value="0.000005252174" calcext:value-type="float">
            <text:p>5.252174E-06</text:p>
          </table:table-cell>
          <table:table-cell office:value-type="float" office:value="0" calcext:value-type="float">
            <text:p>0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2.22101" calcext:value-type="float">
            <text:p>-12.22101</text:p>
          </table:table-cell>
          <table:table-cell office:value-type="float" office:value="0" calcext:value-type="float">
            <text:p>0</text:p>
          </table:table-cell>
          <table:table-cell office:value-type="float" office:value="370.6607" calcext:value-type="float">
            <text:p>370.6607</text:p>
          </table:table-cell>
          <table:table-cell office:value-type="float" office:value="1253.703" calcext:value-type="float">
            <text:p>1253.703</text:p>
          </table:table-cell>
          <table:table-cell office:value-type="float" office:value="1551.332" calcext:value-type="float">
            <text:p>1551.332</text:p>
          </table:table-cell>
          <table:table-cell office:value-type="float" office:value="1272.684" calcext:value-type="float">
            <text:p>1272.684</text:p>
          </table:table-cell>
          <table:table-cell office:value-type="float" office:value="757.3229" calcext:value-type="float">
            <text:p>757.3229</text:p>
          </table:table-cell>
          <table:table-cell office:value-type="float" office:value="1098.188" calcext:value-type="float">
            <text:p>1098.188</text:p>
          </table:table-cell>
          <table:table-cell office:value-type="float" office:value="417.1315" calcext:value-type="float">
            <text:p>417.1315</text:p>
          </table:table-cell>
          <table:table-cell office:value-type="float" office:value="1849.225" calcext:value-type="float">
            <text:p>1849.225</text:p>
          </table:table-cell>
          <table:table-cell office:value-type="float" office:value="2082.165" calcext:value-type="float">
            <text:p>2082.165</text:p>
          </table:table-cell>
          <table:table-cell office:value-type="float" office:value="1664.772" calcext:value-type="float">
            <text:p>1664.772</text:p>
          </table:table-cell>
          <table:table-cell office:value-type="float" office:value="584.5956" calcext:value-type="float">
            <text:p>584.5956</text:p>
          </table:table-cell>
          <table:table-cell office:value-type="float" office:value="576.5328" calcext:value-type="float">
            <text:p>576.5328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1644134" calcext:value-type="float">
            <text:p>-1.64413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96623" calcext:value-type="float">
            <text:p>-10.96623</text:p>
          </table:table-cell>
          <table:table-cell office:value-type="float" office:value="0" calcext:value-type="float">
            <text:p>0</text:p>
          </table:table-cell>
          <table:table-cell office:value-type="float" office:value="2.461587" calcext:value-type="float">
            <text:p>2.46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608.5336" calcext:value-type="float">
            <text:p>608.5336</text:p>
          </table:table-cell>
          <table:table-cell office:value-type="float" office:value="13136.48" calcext:value-type="float">
            <text:p>1313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49988" calcext:value-type="float">
            <text:p>-12.49988</text:p>
          </table:table-cell>
          <table:table-cell office:value-type="float" office:value="26.36587" calcext:value-type="float">
            <text:p>26.36587</text:p>
          </table:table-cell>
          <table:table-cell office:value-type="float" office:value="0" calcext:value-type="float">
            <text:p>0</text:p>
          </table:table-cell>
          <table:table-cell office:value-type="float" office:value="113.9958" calcext:value-type="float">
            <text:p>113.9958</text:p>
          </table:table-cell>
          <table:table-cell office:value-type="float" office:value="88.42785" calcext:value-type="float">
            <text:p>88.42785</text:p>
          </table:table-cell>
          <table:table-cell office:value-type="float" office:value="0.01444581" calcext:value-type="float">
            <text:p>0.01444581</text:p>
          </table:table-cell>
          <table:table-cell office:value-type="float" office:value="0.134199" calcext:value-type="float">
            <text:p>0.134199</text:p>
          </table:table-cell>
          <table:table-cell office:value-type="float" office:value="0.00008956383" calcext:value-type="float">
            <text:p>8.956383E-05</text:p>
          </table:table-cell>
          <table:table-cell office:value-type="float" office:value="0.02355513" calcext:value-type="float">
            <text:p>0.02355513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2.63013" calcext:value-type="float">
            <text:p>-12.63013</text:p>
          </table:table-cell>
          <table:table-cell office:value-type="float" office:value="0" calcext:value-type="float">
            <text:p>0</text:p>
          </table:table-cell>
          <table:table-cell office:value-type="float" office:value="370.7169" calcext:value-type="float">
            <text:p>370.7169</text:p>
          </table:table-cell>
          <table:table-cell office:value-type="float" office:value="1253.644" calcext:value-type="float">
            <text:p>1253.644</text:p>
          </table:table-cell>
          <table:table-cell office:value-type="float" office:value="1551.258" calcext:value-type="float">
            <text:p>1551.258</text:p>
          </table:table-cell>
          <table:table-cell office:value-type="float" office:value="1272.673" calcext:value-type="float">
            <text:p>1272.673</text:p>
          </table:table-cell>
          <table:table-cell office:value-type="float" office:value="757.3154" calcext:value-type="float">
            <text:p>757.3154</text:p>
          </table:table-cell>
          <table:table-cell office:value-type="float" office:value="1098.183" calcext:value-type="float">
            <text:p>1098.183</text:p>
          </table:table-cell>
          <table:table-cell office:value-type="float" office:value="417.1286" calcext:value-type="float">
            <text:p>417.1286</text:p>
          </table:table-cell>
          <table:table-cell office:value-type="float" office:value="1849.221" calcext:value-type="float">
            <text:p>1849.221</text:p>
          </table:table-cell>
          <table:table-cell office:value-type="float" office:value="2082.162" calcext:value-type="float">
            <text:p>2082.162</text:p>
          </table:table-cell>
          <table:table-cell office:value-type="float" office:value="1664.77" calcext:value-type="float">
            <text:p>1664.77</text:p>
          </table:table-cell>
          <table:table-cell office:value-type="float" office:value="584.5941" calcext:value-type="float">
            <text:p>584.5941</text:p>
          </table:table-cell>
          <table:table-cell office:value-type="float" office:value="576.5285" calcext:value-type="float">
            <text:p>576.5285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1644505" calcext:value-type="float">
            <text:p>-1.64450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29173" calcext:value-type="float">
            <text:p>-11.29173</text:p>
          </table:table-cell>
          <table:table-cell office:value-type="float" office:value="0" calcext:value-type="float">
            <text:p>0</text:p>
          </table:table-cell>
          <table:table-cell office:value-type="float" office:value="2.512218" calcext:value-type="float">
            <text:p>2.51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607.8226" calcext:value-type="float">
            <text:p>607.8226</text:p>
          </table:table-cell>
          <table:table-cell office:value-type="float" office:value="13136.57" calcext:value-type="float">
            <text:p>1313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6013" calcext:value-type="float">
            <text:p>-13.06013</text:p>
          </table:table-cell>
          <table:table-cell office:value-type="float" office:value="22.29396" calcext:value-type="float">
            <text:p>22.29396</text:p>
          </table:table-cell>
          <table:table-cell office:value-type="float" office:value="0" calcext:value-type="float">
            <text:p>0</text:p>
          </table:table-cell>
          <table:table-cell office:value-type="float" office:value="114.1559" calcext:value-type="float">
            <text:p>114.1559</text:p>
          </table:table-cell>
          <table:table-cell office:value-type="float" office:value="87.93859" calcext:value-type="float">
            <text:p>87.93859</text:p>
          </table:table-cell>
          <table:table-cell office:value-type="float" office:value="0.01455131" calcext:value-type="float">
            <text:p>0.0145513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180329" calcext:value-type="float">
            <text:p>0.000418032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3.23819" calcext:value-type="float">
            <text:p>-13.23819</text:p>
          </table:table-cell>
          <table:table-cell office:value-type="float" office:value="0" calcext:value-type="float">
            <text:p>0</text:p>
          </table:table-cell>
          <table:table-cell office:value-type="float" office:value="370.7833" calcext:value-type="float">
            <text:p>370.7833</text:p>
          </table:table-cell>
          <table:table-cell office:value-type="float" office:value="1253.579" calcext:value-type="float">
            <text:p>1253.579</text:p>
          </table:table-cell>
          <table:table-cell office:value-type="float" office:value="1551.173" calcext:value-type="float">
            <text:p>1551.173</text:p>
          </table:table-cell>
          <table:table-cell office:value-type="float" office:value="1272.658" calcext:value-type="float">
            <text:p>1272.658</text:p>
          </table:table-cell>
          <table:table-cell office:value-type="float" office:value="757.3071" calcext:value-type="float">
            <text:p>757.3071</text:p>
          </table:table-cell>
          <table:table-cell office:value-type="float" office:value="1098.178" calcext:value-type="float">
            <text:p>1098.178</text:p>
          </table:table-cell>
          <table:table-cell office:value-type="float" office:value="417.1244" calcext:value-type="float">
            <text:p>417.1244</text:p>
          </table:table-cell>
          <table:table-cell office:value-type="float" office:value="1849.217" calcext:value-type="float">
            <text:p>1849.217</text:p>
          </table:table-cell>
          <table:table-cell office:value-type="float" office:value="2082.159" calcext:value-type="float">
            <text:p>2082.159</text:p>
          </table:table-cell>
          <table:table-cell office:value-type="float" office:value="1664.767" calcext:value-type="float">
            <text:p>1664.767</text:p>
          </table:table-cell>
          <table:table-cell office:value-type="float" office:value="584.5927" calcext:value-type="float">
            <text:p>584.5927</text:p>
          </table:table-cell>
          <table:table-cell office:value-type="float" office:value="576.5242" calcext:value-type="float">
            <text:p>576.5242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2201925" calcext:value-type="float">
            <text:p>-2.20192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4893" calcext:value-type="float">
            <text:p>-11.84893</text:p>
          </table:table-cell>
          <table:table-cell office:value-type="float" office:value="0" calcext:value-type="float">
            <text:p>0</text:p>
          </table:table-cell>
          <table:table-cell office:value-type="float" office:value="2.505984" calcext:value-type="float">
            <text:p>2.505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606.6596" calcext:value-type="float">
            <text:p>606.6596</text:p>
          </table:table-cell>
          <table:table-cell office:value-type="float" office:value="13136.76" calcext:value-type="float">
            <text:p>1313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88582" calcext:value-type="float">
            <text:p>-13.88582</text:p>
          </table:table-cell>
          <table:table-cell office:value-type="float" office:value="23.9504" calcext:value-type="float">
            <text:p>23.9504</text:p>
          </table:table-cell>
          <table:table-cell office:value-type="float" office:value="0" calcext:value-type="float">
            <text:p>0</text:p>
          </table:table-cell>
          <table:table-cell office:value-type="float" office:value="114.6003" calcext:value-type="float">
            <text:p>114.6003</text:p>
          </table:table-cell>
          <table:table-cell office:value-type="float" office:value="86.94975" calcext:value-type="float">
            <text:p>86.94975</text:p>
          </table:table-cell>
          <table:table-cell office:value-type="float" office:value="0.01472991" calcext:value-type="float">
            <text:p>0.0147299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184367" calcext:value-type="float">
            <text:p>0.0004184367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4.0637" calcext:value-type="float">
            <text:p>-14.0637</text:p>
          </table:table-cell>
          <table:table-cell office:value-type="float" office:value="0" calcext:value-type="float">
            <text:p>0</text:p>
          </table:table-cell>
          <table:table-cell office:value-type="float" office:value="371.0069" calcext:value-type="float">
            <text:p>371.0069</text:p>
          </table:table-cell>
          <table:table-cell office:value-type="float" office:value="1253.522" calcext:value-type="float">
            <text:p>1253.522</text:p>
          </table:table-cell>
          <table:table-cell office:value-type="float" office:value="1551.075" calcext:value-type="float">
            <text:p>1551.075</text:p>
          </table:table-cell>
          <table:table-cell office:value-type="float" office:value="1272.644" calcext:value-type="float">
            <text:p>1272.644</text:p>
          </table:table-cell>
          <table:table-cell office:value-type="float" office:value="757.296" calcext:value-type="float">
            <text:p>757.296</text:p>
          </table:table-cell>
          <table:table-cell office:value-type="float" office:value="1098.173" calcext:value-type="float">
            <text:p>1098.173</text:p>
          </table:table-cell>
          <table:table-cell office:value-type="float" office:value="417.1202" calcext:value-type="float">
            <text:p>417.1202</text:p>
          </table:table-cell>
          <table:table-cell office:value-type="float" office:value="1849.213" calcext:value-type="float">
            <text:p>1849.213</text:p>
          </table:table-cell>
          <table:table-cell office:value-type="float" office:value="2082.156" calcext:value-type="float">
            <text:p>2082.156</text:p>
          </table:table-cell>
          <table:table-cell office:value-type="float" office:value="1664.764" calcext:value-type="float">
            <text:p>1664.764</text:p>
          </table:table-cell>
          <table:table-cell office:value-type="float" office:value="584.5913" calcext:value-type="float">
            <text:p>584.5913</text:p>
          </table:table-cell>
          <table:table-cell office:value-type="float" office:value="576.5199" calcext:value-type="float">
            <text:p>576.5199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4443957" calcext:value-type="float">
            <text:p>-4.44395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0053" calcext:value-type="float">
            <text:p>-12.80053</text:p>
          </table:table-cell>
          <table:table-cell office:value-type="float" office:value="0" calcext:value-type="float">
            <text:p>0</text:p>
          </table:table-cell>
          <table:table-cell office:value-type="float" office:value="2.632078" calcext:value-type="float">
            <text:p>2.63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605.9476" calcext:value-type="float">
            <text:p>605.9476</text:p>
          </table:table-cell>
          <table:table-cell office:value-type="float" office:value="13136.85" calcext:value-type="float">
            <text:p>1313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2465" calcext:value-type="float">
            <text:p>-14.52465</text:p>
          </table:table-cell>
          <table:table-cell office:value-type="float" office:value="25.91407" calcext:value-type="float">
            <text:p>25.91407</text:p>
          </table:table-cell>
          <table:table-cell office:value-type="float" office:value="0" calcext:value-type="float">
            <text:p>0</text:p>
          </table:table-cell>
          <table:table-cell office:value-type="float" office:value="114.7938" calcext:value-type="float">
            <text:p>114.7938</text:p>
          </table:table-cell>
          <table:table-cell office:value-type="float" office:value="86.52927" calcext:value-type="float">
            <text:p>86.52927</text:p>
          </table:table-cell>
          <table:table-cell office:value-type="float" office:value="0.01486362" calcext:value-type="float">
            <text:p>0.0148636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03692" calcext:value-type="float">
            <text:p>0.000420369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4.70239" calcext:value-type="float">
            <text:p>-14.70239</text:p>
          </table:table-cell>
          <table:table-cell office:value-type="float" office:value="0" calcext:value-type="float">
            <text:p>0</text:p>
          </table:table-cell>
          <table:table-cell office:value-type="float" office:value="371.0818" calcext:value-type="float">
            <text:p>371.0818</text:p>
          </table:table-cell>
          <table:table-cell office:value-type="float" office:value="1253.419" calcext:value-type="float">
            <text:p>1253.419</text:p>
          </table:table-cell>
          <table:table-cell office:value-type="float" office:value="1550.958" calcext:value-type="float">
            <text:p>1550.958</text:p>
          </table:table-cell>
          <table:table-cell office:value-type="float" office:value="1272.631" calcext:value-type="float">
            <text:p>1272.631</text:p>
          </table:table-cell>
          <table:table-cell office:value-type="float" office:value="757.2842" calcext:value-type="float">
            <text:p>757.2842</text:p>
          </table:table-cell>
          <table:table-cell office:value-type="float" office:value="1098.167" calcext:value-type="float">
            <text:p>1098.167</text:p>
          </table:table-cell>
          <table:table-cell office:value-type="float" office:value="417.1164" calcext:value-type="float">
            <text:p>417.1164</text:p>
          </table:table-cell>
          <table:table-cell office:value-type="float" office:value="1849.209" calcext:value-type="float">
            <text:p>1849.209</text:p>
          </table:table-cell>
          <table:table-cell office:value-type="float" office:value="2082.153" calcext:value-type="float">
            <text:p>2082.153</text:p>
          </table:table-cell>
          <table:table-cell office:value-type="float" office:value="1664.762" calcext:value-type="float">
            <text:p>1664.762</text:p>
          </table:table-cell>
          <table:table-cell office:value-type="float" office:value="584.5898" calcext:value-type="float">
            <text:p>584.5898</text:p>
          </table:table-cell>
          <table:table-cell office:value-type="float" office:value="576.5157" calcext:value-type="float">
            <text:p>576.5157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4686338" calcext:value-type="float">
            <text:p>-4.68633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39729" calcext:value-type="float">
            <text:p>-13.39729</text:p>
          </table:table-cell>
          <table:table-cell office:value-type="float" office:value="0" calcext:value-type="float">
            <text:p>0</text:p>
          </table:table-cell>
          <table:table-cell office:value-type="float" office:value="2.590207" calcext:value-type="float">
            <text:p>2.590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604.5077" calcext:value-type="float">
            <text:p>604.5077</text:p>
          </table:table-cell>
          <table:table-cell office:value-type="float" office:value="13137.07" calcext:value-type="float">
            <text:p>1313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71024" calcext:value-type="float">
            <text:p>-15.71024</text:p>
          </table:table-cell>
          <table:table-cell office:value-type="float" office:value="29.6214" calcext:value-type="float">
            <text:p>29.6214</text:p>
          </table:table-cell>
          <table:table-cell office:value-type="float" office:value="0" calcext:value-type="float">
            <text:p>0</text:p>
          </table:table-cell>
          <table:table-cell office:value-type="float" office:value="115.4707" calcext:value-type="float">
            <text:p>115.4707</text:p>
          </table:table-cell>
          <table:table-cell office:value-type="float" office:value="85.44125" calcext:value-type="float">
            <text:p>85.44125</text:p>
          </table:table-cell>
          <table:table-cell office:value-type="float" office:value="0.01501033" calcext:value-type="float">
            <text:p>0.0150103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15893" calcext:value-type="float">
            <text:p>0.0004215893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5.88784" calcext:value-type="float">
            <text:p>-15.88784</text:p>
          </table:table-cell>
          <table:table-cell office:value-type="float" office:value="0" calcext:value-type="float">
            <text:p>0</text:p>
          </table:table-cell>
          <table:table-cell office:value-type="float" office:value="371.2411" calcext:value-type="float">
            <text:p>371.2411</text:p>
          </table:table-cell>
          <table:table-cell office:value-type="float" office:value="1253.301" calcext:value-type="float">
            <text:p>1253.301</text:p>
          </table:table-cell>
          <table:table-cell office:value-type="float" office:value="1550.827" calcext:value-type="float">
            <text:p>1550.827</text:p>
          </table:table-cell>
          <table:table-cell office:value-type="float" office:value="1272.618" calcext:value-type="float">
            <text:p>1272.618</text:p>
          </table:table-cell>
          <table:table-cell office:value-type="float" office:value="757.2728" calcext:value-type="float">
            <text:p>757.2728</text:p>
          </table:table-cell>
          <table:table-cell office:value-type="float" office:value="1098.161" calcext:value-type="float">
            <text:p>1098.161</text:p>
          </table:table-cell>
          <table:table-cell office:value-type="float" office:value="417.1127" calcext:value-type="float">
            <text:p>417.1127</text:p>
          </table:table-cell>
          <table:table-cell office:value-type="float" office:value="1849.205" calcext:value-type="float">
            <text:p>1849.205</text:p>
          </table:table-cell>
          <table:table-cell office:value-type="float" office:value="2082.15" calcext:value-type="float">
            <text:p>2082.15</text:p>
          </table:table-cell>
          <table:table-cell office:value-type="float" office:value="1664.759" calcext:value-type="float">
            <text:p>1664.759</text:p>
          </table:table-cell>
          <table:table-cell office:value-type="float" office:value="584.5884" calcext:value-type="float">
            <text:p>584.5884</text:p>
          </table:table-cell>
          <table:table-cell office:value-type="float" office:value="576.5115" calcext:value-type="float">
            <text:p>576.5115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04755" calcext:value-type="float">
            <text:p>-4.7047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60774" calcext:value-type="float">
            <text:p>-14.60774</text:p>
          </table:table-cell>
          <table:table-cell office:value-type="float" office:value="0" calcext:value-type="float">
            <text:p>0</text:p>
          </table:table-cell>
          <table:table-cell office:value-type="float" office:value="2.615165" calcext:value-type="float">
            <text:p>2.615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602.8545" calcext:value-type="float">
            <text:p>602.8545</text:p>
          </table:table-cell>
          <table:table-cell office:value-type="float" office:value="13137.32" calcext:value-type="float">
            <text:p>13137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07895" calcext:value-type="float">
            <text:p>-17.07895</text:p>
          </table:table-cell>
          <table:table-cell office:value-type="float" office:value="33.8053" calcext:value-type="float">
            <text:p>33.8053</text:p>
          </table:table-cell>
          <table:table-cell office:value-type="float" office:value="0" calcext:value-type="float">
            <text:p>0</text:p>
          </table:table-cell>
          <table:table-cell office:value-type="float" office:value="116.2487" calcext:value-type="float">
            <text:p>116.2487</text:p>
          </table:table-cell>
          <table:table-cell office:value-type="float" office:value="84.20766" calcext:value-type="float">
            <text:p>84.20766</text:p>
          </table:table-cell>
          <table:table-cell office:value-type="float" office:value="0.01516434" calcext:value-type="float">
            <text:p>0.0151643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2323" calcext:value-type="float">
            <text:p>0.000422323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7.2564" calcext:value-type="float">
            <text:p>-17.2564</text:p>
          </table:table-cell>
          <table:table-cell office:value-type="float" office:value="0" calcext:value-type="float">
            <text:p>0</text:p>
          </table:table-cell>
          <table:table-cell office:value-type="float" office:value="371.4171" calcext:value-type="float">
            <text:p>371.4171</text:p>
          </table:table-cell>
          <table:table-cell office:value-type="float" office:value="1253.142" calcext:value-type="float">
            <text:p>1253.142</text:p>
          </table:table-cell>
          <table:table-cell office:value-type="float" office:value="1550.691" calcext:value-type="float">
            <text:p>1550.691</text:p>
          </table:table-cell>
          <table:table-cell office:value-type="float" office:value="1272.605" calcext:value-type="float">
            <text:p>1272.605</text:p>
          </table:table-cell>
          <table:table-cell office:value-type="float" office:value="757.2613" calcext:value-type="float">
            <text:p>757.2613</text:p>
          </table:table-cell>
          <table:table-cell office:value-type="float" office:value="1098.156" calcext:value-type="float">
            <text:p>1098.156</text:p>
          </table:table-cell>
          <table:table-cell office:value-type="float" office:value="417.1091" calcext:value-type="float">
            <text:p>417.1091</text:p>
          </table:table-cell>
          <table:table-cell office:value-type="float" office:value="1849.201" calcext:value-type="float">
            <text:p>1849.201</text:p>
          </table:table-cell>
          <table:table-cell office:value-type="float" office:value="2082.147" calcext:value-type="float">
            <text:p>2082.147</text:p>
          </table:table-cell>
          <table:table-cell office:value-type="float" office:value="1664.757" calcext:value-type="float">
            <text:p>1664.757</text:p>
          </table:table-cell>
          <table:table-cell office:value-type="float" office:value="584.587" calcext:value-type="float">
            <text:p>584.587</text:p>
          </table:table-cell>
          <table:table-cell office:value-type="float" office:value="576.5074" calcext:value-type="float">
            <text:p>576.5074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3192" calcext:value-type="float">
            <text:p>-4.7319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9931" calcext:value-type="float">
            <text:p>-15.9931</text:p>
          </table:table-cell>
          <table:table-cell office:value-type="float" office:value="0" calcext:value-type="float">
            <text:p>0</text:p>
          </table:table-cell>
          <table:table-cell office:value-type="float" office:value="2.631827" calcext:value-type="float">
            <text:p>2.63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601.5566" calcext:value-type="float">
            <text:p>601.5566</text:p>
          </table:table-cell>
          <table:table-cell office:value-type="float" office:value="13137.53" calcext:value-type="float">
            <text:p>13137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14807" calcext:value-type="float">
            <text:p>-18.14807</text:p>
          </table:table-cell>
          <table:table-cell office:value-type="float" office:value="37.12217" calcext:value-type="float">
            <text:p>37.12217</text:p>
          </table:table-cell>
          <table:table-cell office:value-type="float" office:value="0" calcext:value-type="float">
            <text:p>0</text:p>
          </table:table-cell>
          <table:table-cell office:value-type="float" office:value="116.7529" calcext:value-type="float">
            <text:p>116.7529</text:p>
          </table:table-cell>
          <table:table-cell office:value-type="float" office:value="83.29814" calcext:value-type="float">
            <text:p>83.29814</text:p>
          </table:table-cell>
          <table:table-cell office:value-type="float" office:value="0.01532633" calcext:value-type="float">
            <text:p>0.0153263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34907" calcext:value-type="float">
            <text:p>0.0004234907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8.32536" calcext:value-type="float">
            <text:p>-18.32536</text:p>
          </table:table-cell>
          <table:table-cell office:value-type="float" office:value="0" calcext:value-type="float">
            <text:p>0</text:p>
          </table:table-cell>
          <table:table-cell office:value-type="float" office:value="371.5652" calcext:value-type="float">
            <text:p>371.5652</text:p>
          </table:table-cell>
          <table:table-cell office:value-type="float" office:value="1252.998" calcext:value-type="float">
            <text:p>1252.998</text:p>
          </table:table-cell>
          <table:table-cell office:value-type="float" office:value="1550.556" calcext:value-type="float">
            <text:p>1550.556</text:p>
          </table:table-cell>
          <table:table-cell office:value-type="float" office:value="1272.592" calcext:value-type="float">
            <text:p>1272.592</text:p>
          </table:table-cell>
          <table:table-cell office:value-type="float" office:value="757.2498" calcext:value-type="float">
            <text:p>757.2498</text:p>
          </table:table-cell>
          <table:table-cell office:value-type="float" office:value="1098.15" calcext:value-type="float">
            <text:p>1098.15</text:p>
          </table:table-cell>
          <table:table-cell office:value-type="float" office:value="417.1054" calcext:value-type="float">
            <text:p>417.1054</text:p>
          </table:table-cell>
          <table:table-cell office:value-type="float" office:value="1849.197" calcext:value-type="float">
            <text:p>1849.197</text:p>
          </table:table-cell>
          <table:table-cell office:value-type="float" office:value="2082.145" calcext:value-type="float">
            <text:p>2082.145</text:p>
          </table:table-cell>
          <table:table-cell office:value-type="float" office:value="1664.754" calcext:value-type="float">
            <text:p>1664.754</text:p>
          </table:table-cell>
          <table:table-cell office:value-type="float" office:value="584.5856" calcext:value-type="float">
            <text:p>584.5856</text:p>
          </table:table-cell>
          <table:table-cell office:value-type="float" office:value="576.5034" calcext:value-type="float">
            <text:p>576.5034</text:p>
          </table:table-cell>
          <table:table-cell office:value-type="float" office:value="142.7177" calcext:value-type="float">
            <text:p>142.7177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43645" calcext:value-type="float">
            <text:p>-4.74364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06795" calcext:value-type="float">
            <text:p>-17.06795</text:p>
          </table:table-cell>
          <table:table-cell office:value-type="float" office:value="0" calcext:value-type="float">
            <text:p>0</text:p>
          </table:table-cell>
          <table:table-cell office:value-type="float" office:value="2.637581" calcext:value-type="float">
            <text:p>2.637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600.9053" calcext:value-type="float">
            <text:p>600.9053</text:p>
          </table:table-cell>
          <table:table-cell office:value-type="float" office:value="13137.63" calcext:value-type="float">
            <text:p>1313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67667" calcext:value-type="float">
            <text:p>-18.67667</text:p>
          </table:table-cell>
          <table:table-cell office:value-type="float" office:value="38.5095" calcext:value-type="float">
            <text:p>38.5095</text:p>
          </table:table-cell>
          <table:table-cell office:value-type="float" office:value="0" calcext:value-type="float">
            <text:p>0</text:p>
          </table:table-cell>
          <table:table-cell office:value-type="float" office:value="116.8384" calcext:value-type="float">
            <text:p>116.8384</text:p>
          </table:table-cell>
          <table:table-cell office:value-type="float" office:value="82.9454" calcext:value-type="float">
            <text:p>82.9454</text:p>
          </table:table-cell>
          <table:table-cell office:value-type="float" office:value="0.01548844" calcext:value-type="float">
            <text:p>0.0154884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64411" calcext:value-type="float">
            <text:p>0.0004264411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8.8538" calcext:value-type="float">
            <text:p>-18.8538</text:p>
          </table:table-cell>
          <table:table-cell office:value-type="float" office:value="0" calcext:value-type="float">
            <text:p>0</text:p>
          </table:table-cell>
          <table:table-cell office:value-type="float" office:value="371.6498" calcext:value-type="float">
            <text:p>371.6498</text:p>
          </table:table-cell>
          <table:table-cell office:value-type="float" office:value="1252.9" calcext:value-type="float">
            <text:p>1252.9</text:p>
          </table:table-cell>
          <table:table-cell office:value-type="float" office:value="1550.425" calcext:value-type="float">
            <text:p>1550.425</text:p>
          </table:table-cell>
          <table:table-cell office:value-type="float" office:value="1272.579" calcext:value-type="float">
            <text:p>1272.579</text:p>
          </table:table-cell>
          <table:table-cell office:value-type="float" office:value="757.2383" calcext:value-type="float">
            <text:p>757.2383</text:p>
          </table:table-cell>
          <table:table-cell office:value-type="float" office:value="1098.144" calcext:value-type="float">
            <text:p>1098.144</text:p>
          </table:table-cell>
          <table:table-cell office:value-type="float" office:value="417.1017" calcext:value-type="float">
            <text:p>417.1017</text:p>
          </table:table-cell>
          <table:table-cell office:value-type="float" office:value="1849.193" calcext:value-type="float">
            <text:p>1849.193</text:p>
          </table:table-cell>
          <table:table-cell office:value-type="float" office:value="2082.142" calcext:value-type="float">
            <text:p>2082.142</text:p>
          </table:table-cell>
          <table:table-cell office:value-type="float" office:value="1664.751" calcext:value-type="float">
            <text:p>1664.751</text:p>
          </table:table-cell>
          <table:table-cell office:value-type="float" office:value="584.5843" calcext:value-type="float">
            <text:p>584.5843</text:p>
          </table:table-cell>
          <table:table-cell office:value-type="float" office:value="576.4993" calcext:value-type="float">
            <text:p>576.4993</text:p>
          </table:table-cell>
          <table:table-cell office:value-type="float" office:value="142.7176" calcext:value-type="float">
            <text:p>142.7176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47357" calcext:value-type="float">
            <text:p>-4.74735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9632" calcext:value-type="float">
            <text:p>-17.59632</text:p>
          </table:table-cell>
          <table:table-cell office:value-type="float" office:value="0" calcext:value-type="float">
            <text:p>0</text:p>
          </table:table-cell>
          <table:table-cell office:value-type="float" office:value="2.637586" calcext:value-type="float">
            <text:p>2.63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599.9157" calcext:value-type="float">
            <text:p>599.9157</text:p>
          </table:table-cell>
          <table:table-cell office:value-type="float" office:value="13137.8" calcext:value-type="float">
            <text:p>1313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7572" calcext:value-type="float">
            <text:p>-19.47572</text:p>
          </table:table-cell>
          <table:table-cell office:value-type="float" office:value="40.8253" calcext:value-type="float">
            <text:p>40.8253</text:p>
          </table:table-cell>
          <table:table-cell office:value-type="float" office:value="0" calcext:value-type="float">
            <text:p>0</text:p>
          </table:table-cell>
          <table:table-cell office:value-type="float" office:value="117.1257" calcext:value-type="float">
            <text:p>117.1257</text:p>
          </table:table-cell>
          <table:table-cell office:value-type="float" office:value="82.29472" calcext:value-type="float">
            <text:p>82.29472</text:p>
          </table:table-cell>
          <table:table-cell office:value-type="float" office:value="0.01565579" calcext:value-type="float">
            <text:p>0.0156557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27909" calcext:value-type="float">
            <text:p>0.00042790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19.65268" calcext:value-type="float">
            <text:p>-19.65268</text:p>
          </table:table-cell>
          <table:table-cell office:value-type="float" office:value="0" calcext:value-type="float">
            <text:p>0</text:p>
          </table:table-cell>
          <table:table-cell office:value-type="float" office:value="371.7765" calcext:value-type="float">
            <text:p>371.7765</text:p>
          </table:table-cell>
          <table:table-cell office:value-type="float" office:value="1252.78" calcext:value-type="float">
            <text:p>1252.78</text:p>
          </table:table-cell>
          <table:table-cell office:value-type="float" office:value="1550.292" calcext:value-type="float">
            <text:p>1550.292</text:p>
          </table:table-cell>
          <table:table-cell office:value-type="float" office:value="1272.567" calcext:value-type="float">
            <text:p>1272.567</text:p>
          </table:table-cell>
          <table:table-cell office:value-type="float" office:value="757.2269" calcext:value-type="float">
            <text:p>757.2269</text:p>
          </table:table-cell>
          <table:table-cell office:value-type="float" office:value="1098.139" calcext:value-type="float">
            <text:p>1098.139</text:p>
          </table:table-cell>
          <table:table-cell office:value-type="float" office:value="417.098" calcext:value-type="float">
            <text:p>417.098</text:p>
          </table:table-cell>
          <table:table-cell office:value-type="float" office:value="1849.189" calcext:value-type="float">
            <text:p>1849.189</text:p>
          </table:table-cell>
          <table:table-cell office:value-type="float" office:value="2082.139" calcext:value-type="float">
            <text:p>2082.139</text:p>
          </table:table-cell>
          <table:table-cell office:value-type="float" office:value="1664.749" calcext:value-type="float">
            <text:p>1664.749</text:p>
          </table:table-cell>
          <table:table-cell office:value-type="float" office:value="584.583" calcext:value-type="float">
            <text:p>584.583</text:p>
          </table:table-cell>
          <table:table-cell office:value-type="float" office:value="576.4953" calcext:value-type="float">
            <text:p>576.4953</text:p>
          </table:table-cell>
          <table:table-cell office:value-type="float" office:value="142.7176" calcext:value-type="float">
            <text:p>142.7176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50303" calcext:value-type="float">
            <text:p>-4.7503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40579" calcext:value-type="float">
            <text:p>-18.40579</text:p>
          </table:table-cell>
          <table:table-cell office:value-type="float" office:value="0" calcext:value-type="float">
            <text:p>0</text:p>
          </table:table-cell>
          <table:table-cell office:value-type="float" office:value="2.648162" calcext:value-type="float">
            <text:p>2.64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599.4434" calcext:value-type="float">
            <text:p>599.4434</text:p>
          </table:table-cell>
          <table:table-cell office:value-type="float" office:value="13137.87" calcext:value-type="float">
            <text:p>13137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85991" calcext:value-type="float">
            <text:p>-19.85991</text:p>
          </table:table-cell>
          <table:table-cell office:value-type="float" office:value="42.07379" calcext:value-type="float">
            <text:p>42.07379</text:p>
          </table:table-cell>
          <table:table-cell office:value-type="float" office:value="0" calcext:value-type="float">
            <text:p>0</text:p>
          </table:table-cell>
          <table:table-cell office:value-type="float" office:value="117.1138" calcext:value-type="float">
            <text:p>117.1138</text:p>
          </table:table-cell>
          <table:table-cell office:value-type="float" office:value="82.11021" calcext:value-type="float">
            <text:p>82.11021</text:p>
          </table:table-cell>
          <table:table-cell office:value-type="float" office:value="0.01581819" calcext:value-type="float">
            <text:p>0.0158181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05425" calcext:value-type="float">
            <text:p>0.0004305425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20.03671" calcext:value-type="float">
            <text:p>-20.03671</text:p>
          </table:table-cell>
          <table:table-cell office:value-type="float" office:value="0" calcext:value-type="float">
            <text:p>0</text:p>
          </table:table-cell>
          <table:table-cell office:value-type="float" office:value="371.8356" calcext:value-type="float">
            <text:p>371.8356</text:p>
          </table:table-cell>
          <table:table-cell office:value-type="float" office:value="1252.686" calcext:value-type="float">
            <text:p>1252.686</text:p>
          </table:table-cell>
          <table:table-cell office:value-type="float" office:value="1550.161" calcext:value-type="float">
            <text:p>1550.161</text:p>
          </table:table-cell>
          <table:table-cell office:value-type="float" office:value="1272.554" calcext:value-type="float">
            <text:p>1272.554</text:p>
          </table:table-cell>
          <table:table-cell office:value-type="float" office:value="757.2153" calcext:value-type="float">
            <text:p>757.2153</text:p>
          </table:table-cell>
          <table:table-cell office:value-type="float" office:value="1098.133" calcext:value-type="float">
            <text:p>1098.133</text:p>
          </table:table-cell>
          <table:table-cell office:value-type="float" office:value="417.0943" calcext:value-type="float">
            <text:p>417.0943</text:p>
          </table:table-cell>
          <table:table-cell office:value-type="float" office:value="1849.185" calcext:value-type="float">
            <text:p>1849.185</text:p>
          </table:table-cell>
          <table:table-cell office:value-type="float" office:value="2082.136" calcext:value-type="float">
            <text:p>2082.136</text:p>
          </table:table-cell>
          <table:table-cell office:value-type="float" office:value="1664.746" calcext:value-type="float">
            <text:p>1664.746</text:p>
          </table:table-cell>
          <table:table-cell office:value-type="float" office:value="584.5816" calcext:value-type="float">
            <text:p>584.5816</text:p>
          </table:table-cell>
          <table:table-cell office:value-type="float" office:value="576.4914" calcext:value-type="float">
            <text:p>576.4914</text:p>
          </table:table-cell>
          <table:table-cell office:value-type="float" office:value="142.7176" calcext:value-type="float">
            <text:p>142.7176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5263" calcext:value-type="float">
            <text:p>-4.7526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78762" calcext:value-type="float">
            <text:p>-18.78762</text:p>
          </table:table-cell>
          <table:table-cell office:value-type="float" office:value="0" calcext:value-type="float">
            <text:p>0</text:p>
          </table:table-cell>
          <table:table-cell office:value-type="float" office:value="2.645767" calcext:value-type="float">
            <text:p>2.645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598.074" calcext:value-type="float">
            <text:p>598.074</text:p>
          </table:table-cell>
          <table:table-cell office:value-type="float" office:value="13138.11" calcext:value-type="float">
            <text:p>1313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96811" calcext:value-type="float">
            <text:p>-20.96811</text:p>
          </table:table-cell>
          <table:table-cell office:value-type="float" office:value="45.45917" calcext:value-type="float">
            <text:p>45.45917</text:p>
          </table:table-cell>
          <table:table-cell office:value-type="float" office:value="0" calcext:value-type="float">
            <text:p>0</text:p>
          </table:table-cell>
          <table:table-cell office:value-type="float" office:value="117.6265" calcext:value-type="float">
            <text:p>117.6265</text:p>
          </table:table-cell>
          <table:table-cell office:value-type="float" office:value="81.1418" calcext:value-type="float">
            <text:p>81.1418</text:p>
          </table:table-cell>
          <table:table-cell office:value-type="float" office:value="0.01599784" calcext:value-type="float">
            <text:p>0.0159978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15224" calcext:value-type="float">
            <text:p>0.000431522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14536" calcext:value-type="float">
            <text:p>-0.01314536</text:p>
          </table:table-cell>
          <table:table-cell office:value-type="float" office:value="370" calcext:value-type="float">
            <text:p>370</text:p>
          </table:table-cell>
          <table:table-cell office:value-type="float" office:value="-21.14473" calcext:value-type="float">
            <text:p>-21.14473</text:p>
          </table:table-cell>
          <table:table-cell office:value-type="float" office:value="0" calcext:value-type="float">
            <text:p>0</text:p>
          </table:table-cell>
          <table:table-cell office:value-type="float" office:value="372.0078" calcext:value-type="float">
            <text:p>372.0078</text:p>
          </table:table-cell>
          <table:table-cell office:value-type="float" office:value="1252.541" calcext:value-type="float">
            <text:p>1252.541</text:p>
          </table:table-cell>
          <table:table-cell office:value-type="float" office:value="1550.014" calcext:value-type="float">
            <text:p>1550.014</text:p>
          </table:table-cell>
          <table:table-cell office:value-type="float" office:value="1272.541" calcext:value-type="float">
            <text:p>1272.541</text:p>
          </table:table-cell>
          <table:table-cell office:value-type="float" office:value="757.2039" calcext:value-type="float">
            <text:p>757.2039</text:p>
          </table:table-cell>
          <table:table-cell office:value-type="float" office:value="1098.128" calcext:value-type="float">
            <text:p>1098.128</text:p>
          </table:table-cell>
          <table:table-cell office:value-type="float" office:value="417.0906" calcext:value-type="float">
            <text:p>417.0906</text:p>
          </table:table-cell>
          <table:table-cell office:value-type="float" office:value="1849.181" calcext:value-type="float">
            <text:p>1849.181</text:p>
          </table:table-cell>
          <table:table-cell office:value-type="float" office:value="2082.133" calcext:value-type="float">
            <text:p>2082.133</text:p>
          </table:table-cell>
          <table:table-cell office:value-type="float" office:value="1664.744" calcext:value-type="float">
            <text:p>1664.744</text:p>
          </table:table-cell>
          <table:table-cell office:value-type="float" office:value="584.5803" calcext:value-type="float">
            <text:p>584.5803</text:p>
          </table:table-cell>
          <table:table-cell office:value-type="float" office:value="576.4875" calcext:value-type="float">
            <text:p>576.4875</text:p>
          </table:table-cell>
          <table:table-cell office:value-type="float" office:value="142.7176" calcext:value-type="float">
            <text:p>142.7176</text:p>
          </table:table-cell>
          <table:table-cell office:value-type="float" office:value="35.66868" calcext:value-type="float">
            <text:p>35.66868</text:p>
          </table:table-cell>
          <table:table-cell office:value-type="float" office:value="0" calcext:value-type="float">
            <text:p>0</text:p>
          </table:table-cell>
          <table:table-cell office:value-type="float" office:value="-0.00004769855" calcext:value-type="float">
            <text:p>-4.76985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909" calcext:value-type="float">
            <text:p>-19.909</text:p>
          </table:table-cell>
          <table:table-cell office:value-type="float" office:value="0" calcext:value-type="float">
            <text:p>0</text:p>
          </table:table-cell>
          <table:table-cell office:value-type="float" office:value="2.658884" calcext:value-type="float">
            <text:p>2.658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597.1771" calcext:value-type="float">
            <text:p>597.1771</text:p>
          </table:table-cell>
          <table:table-cell office:value-type="float" office:value="13138.26" calcext:value-type="float">
            <text:p>13138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7092" calcext:value-type="float">
            <text:p>-21.7092</text:p>
          </table:table-cell>
          <table:table-cell office:value-type="float" office:value="47.33636" calcext:value-type="float">
            <text:p>47.33636</text:p>
          </table:table-cell>
          <table:table-cell office:value-type="float" office:value="0" calcext:value-type="float">
            <text:p>0</text:p>
          </table:table-cell>
          <table:table-cell office:value-type="float" office:value="117.8301" calcext:value-type="float">
            <text:p>117.8301</text:p>
          </table:table-cell>
          <table:table-cell office:value-type="float" office:value="80.59275" calcext:value-type="float">
            <text:p>80.59275</text:p>
          </table:table-cell>
          <table:table-cell office:value-type="float" office:value="0.01618231" calcext:value-type="float">
            <text:p>0.0161823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3167" calcext:value-type="float">
            <text:p>0.000433167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387812" calcext:value-type="float">
            <text:p>-0.01387812</text:p>
          </table:table-cell>
          <table:table-cell office:value-type="float" office:value="370" calcext:value-type="float">
            <text:p>370</text:p>
          </table:table-cell>
          <table:table-cell office:value-type="float" office:value="-21.88491" calcext:value-type="float">
            <text:p>-21.88491</text:p>
          </table:table-cell>
          <table:table-cell office:value-type="float" office:value="0" calcext:value-type="float">
            <text:p>0</text:p>
          </table:table-cell>
          <table:table-cell office:value-type="float" office:value="372.1264" calcext:value-type="float">
            <text:p>372.1264</text:p>
          </table:table-cell>
          <table:table-cell office:value-type="float" office:value="1252.417" calcext:value-type="float">
            <text:p>1252.417</text:p>
          </table:table-cell>
          <table:table-cell office:value-type="float" office:value="1549.874" calcext:value-type="float">
            <text:p>1549.874</text:p>
          </table:table-cell>
          <table:table-cell office:value-type="float" office:value="1272.527" calcext:value-type="float">
            <text:p>1272.527</text:p>
          </table:table-cell>
          <table:table-cell office:value-type="float" office:value="757.1925" calcext:value-type="float">
            <text:p>757.1925</text:p>
          </table:table-cell>
          <table:table-cell office:value-type="float" office:value="1098.122" calcext:value-type="float">
            <text:p>1098.122</text:p>
          </table:table-cell>
          <table:table-cell office:value-type="float" office:value="417.0869" calcext:value-type="float">
            <text:p>417.0869</text:p>
          </table:table-cell>
          <table:table-cell office:value-type="float" office:value="1849.177" calcext:value-type="float">
            <text:p>1849.177</text:p>
          </table:table-cell>
          <table:table-cell office:value-type="float" office:value="2082.13" calcext:value-type="float">
            <text:p>2082.13</text:p>
          </table:table-cell>
          <table:table-cell office:value-type="float" office:value="1664.741" calcext:value-type="float">
            <text:p>1664.741</text:p>
          </table:table-cell>
          <table:table-cell office:value-type="float" office:value="584.579" calcext:value-type="float">
            <text:p>584.579</text:p>
          </table:table-cell>
          <table:table-cell office:value-type="float" office:value="576.4836" calcext:value-type="float">
            <text:p>576.4836</text:p>
          </table:table-cell>
          <table:table-cell office:value-type="float" office:value="142.7176" calcext:value-type="float">
            <text:p>142.7176</text:p>
          </table:table-cell>
          <table:table-cell office:value-type="float" office:value="35.66867" calcext:value-type="float">
            <text:p>35.66867</text:p>
          </table:table-cell>
          <table:table-cell office:value-type="float" office:value="0" calcext:value-type="float">
            <text:p>0</text:p>
          </table:table-cell>
          <table:table-cell office:value-type="float" office:value="-0.00004772185" calcext:value-type="float">
            <text:p>-4.77218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6353" calcext:value-type="float">
            <text:p>-20.6353</text:p>
          </table:table-cell>
          <table:table-cell office:value-type="float" office:value="0" calcext:value-type="float">
            <text:p>0</text:p>
          </table:table-cell>
          <table:table-cell office:value-type="float" office:value="2.64477" calcext:value-type="float">
            <text:p>2.64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596.0204" calcext:value-type="float">
            <text:p>596.0204</text:p>
          </table:table-cell>
          <table:table-cell office:value-type="float" office:value="13138.46" calcext:value-type="float">
            <text:p>13138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66406" calcext:value-type="float">
            <text:p>-22.66406</text:p>
          </table:table-cell>
          <table:table-cell office:value-type="float" office:value="50.42164" calcext:value-type="float">
            <text:p>50.42164</text:p>
          </table:table-cell>
          <table:table-cell office:value-type="float" office:value="0" calcext:value-type="float">
            <text:p>0</text:p>
          </table:table-cell>
          <table:table-cell office:value-type="float" office:value="118.1936" calcext:value-type="float">
            <text:p>118.1936</text:p>
          </table:table-cell>
          <table:table-cell office:value-type="float" office:value="79.84576" calcext:value-type="float">
            <text:p>79.84576</text:p>
          </table:table-cell>
          <table:table-cell office:value-type="float" office:value="0.01637742" calcext:value-type="float">
            <text:p>0.0163774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49391" calcext:value-type="float">
            <text:p>0.0004349391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53043" calcext:value-type="float">
            <text:p>-0.0153043</text:p>
          </table:table-cell>
          <table:table-cell office:value-type="float" office:value="370" calcext:value-type="float">
            <text:p>370</text:p>
          </table:table-cell>
          <table:table-cell office:value-type="float" office:value="-22.83815" calcext:value-type="float">
            <text:p>-22.83815</text:p>
          </table:table-cell>
          <table:table-cell office:value-type="float" office:value="0" calcext:value-type="float">
            <text:p>0</text:p>
          </table:table-cell>
          <table:table-cell office:value-type="float" office:value="372.2704" calcext:value-type="float">
            <text:p>372.2704</text:p>
          </table:table-cell>
          <table:table-cell office:value-type="float" office:value="1252.265" calcext:value-type="float">
            <text:p>1252.265</text:p>
          </table:table-cell>
          <table:table-cell office:value-type="float" office:value="1549.722" calcext:value-type="float">
            <text:p>1549.722</text:p>
          </table:table-cell>
          <table:table-cell office:value-type="float" office:value="1272.514" calcext:value-type="float">
            <text:p>1272.514</text:p>
          </table:table-cell>
          <table:table-cell office:value-type="float" office:value="757.181" calcext:value-type="float">
            <text:p>757.181</text:p>
          </table:table-cell>
          <table:table-cell office:value-type="float" office:value="1098.116" calcext:value-type="float">
            <text:p>1098.116</text:p>
          </table:table-cell>
          <table:table-cell office:value-type="float" office:value="417.0833" calcext:value-type="float">
            <text:p>417.0833</text:p>
          </table:table-cell>
          <table:table-cell office:value-type="float" office:value="1849.173" calcext:value-type="float">
            <text:p>1849.173</text:p>
          </table:table-cell>
          <table:table-cell office:value-type="float" office:value="2082.128" calcext:value-type="float">
            <text:p>2082.128</text:p>
          </table:table-cell>
          <table:table-cell office:value-type="float" office:value="1664.739" calcext:value-type="float">
            <text:p>1664.739</text:p>
          </table:table-cell>
          <table:table-cell office:value-type="float" office:value="584.5776" calcext:value-type="float">
            <text:p>584.5776</text:p>
          </table:table-cell>
          <table:table-cell office:value-type="float" office:value="576.4798" calcext:value-type="float">
            <text:p>576.4798</text:p>
          </table:table-cell>
          <table:table-cell office:value-type="float" office:value="142.7175" calcext:value-type="float">
            <text:p>142.7175</text:p>
          </table:table-cell>
          <table:table-cell office:value-type="float" office:value="35.66872" calcext:value-type="float">
            <text:p>35.66872</text:p>
          </table:table-cell>
          <table:table-cell office:value-type="float" office:value="0" calcext:value-type="float">
            <text:p>0</text:p>
          </table:table-cell>
          <table:table-cell office:value-type="float" office:value="-0.00004777545" calcext:value-type="float">
            <text:p>-4.77754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5766" calcext:value-type="float">
            <text:p>-21.5766</text:p>
          </table:table-cell>
          <table:table-cell office:value-type="float" office:value="0" calcext:value-type="float">
            <text:p>0</text:p>
          </table:table-cell>
          <table:table-cell office:value-type="float" office:value="2.632618" calcext:value-type="float">
            <text:p>2.63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593.6674" calcext:value-type="float">
            <text:p>593.6674</text:p>
          </table:table-cell>
          <table:table-cell office:value-type="float" office:value="13138.88" calcext:value-type="float">
            <text:p>13138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57853" calcext:value-type="float">
            <text:p>-24.57853</text:p>
          </table:table-cell>
          <table:table-cell office:value-type="float" office:value="55.87829" calcext:value-type="float">
            <text:p>55.87829</text:p>
          </table:table-cell>
          <table:table-cell office:value-type="float" office:value="0" calcext:value-type="float">
            <text:p>0</text:p>
          </table:table-cell>
          <table:table-cell office:value-type="float" office:value="119.1997" calcext:value-type="float">
            <text:p>119.1997</text:p>
          </table:table-cell>
          <table:table-cell office:value-type="float" office:value="78.20676" calcext:value-type="float">
            <text:p>78.20676</text:p>
          </table:table-cell>
          <table:table-cell office:value-type="float" office:value="0.01657722" calcext:value-type="float">
            <text:p>0.0165772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57621" calcext:value-type="float">
            <text:p>0.0004357621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657274" calcext:value-type="float">
            <text:p>-0.01657274</text:p>
          </table:table-cell>
          <table:table-cell office:value-type="float" office:value="370" calcext:value-type="float">
            <text:p>370</text:p>
          </table:table-cell>
          <table:table-cell office:value-type="float" office:value="-24.75115" calcext:value-type="float">
            <text:p>-24.75115</text:p>
          </table:table-cell>
          <table:table-cell office:value-type="float" office:value="0" calcext:value-type="float">
            <text:p>0</text:p>
          </table:table-cell>
          <table:table-cell office:value-type="float" office:value="372.5364" calcext:value-type="float">
            <text:p>372.5364</text:p>
          </table:table-cell>
          <table:table-cell office:value-type="float" office:value="1251.968" calcext:value-type="float">
            <text:p>1251.968</text:p>
          </table:table-cell>
          <table:table-cell office:value-type="float" office:value="1549.502" calcext:value-type="float">
            <text:p>1549.502</text:p>
          </table:table-cell>
          <table:table-cell office:value-type="float" office:value="1272.5" calcext:value-type="float">
            <text:p>1272.5</text:p>
          </table:table-cell>
          <table:table-cell office:value-type="float" office:value="757.1696" calcext:value-type="float">
            <text:p>757.1696</text:p>
          </table:table-cell>
          <table:table-cell office:value-type="float" office:value="1098.111" calcext:value-type="float">
            <text:p>1098.111</text:p>
          </table:table-cell>
          <table:table-cell office:value-type="float" office:value="417.0797" calcext:value-type="float">
            <text:p>417.0797</text:p>
          </table:table-cell>
          <table:table-cell office:value-type="float" office:value="1849.169" calcext:value-type="float">
            <text:p>1849.169</text:p>
          </table:table-cell>
          <table:table-cell office:value-type="float" office:value="2082.125" calcext:value-type="float">
            <text:p>2082.125</text:p>
          </table:table-cell>
          <table:table-cell office:value-type="float" office:value="1664.737" calcext:value-type="float">
            <text:p>1664.737</text:p>
          </table:table-cell>
          <table:table-cell office:value-type="float" office:value="584.5763" calcext:value-type="float">
            <text:p>584.5763</text:p>
          </table:table-cell>
          <table:table-cell office:value-type="float" office:value="576.476" calcext:value-type="float">
            <text:p>576.476</text:p>
          </table:table-cell>
          <table:table-cell office:value-type="float" office:value="142.7175" calcext:value-type="float">
            <text:p>142.7175</text:p>
          </table:table-cell>
          <table:table-cell office:value-type="float" office:value="35.66876" calcext:value-type="float">
            <text:p>35.66876</text:p>
          </table:table-cell>
          <table:table-cell office:value-type="float" office:value="0" calcext:value-type="float">
            <text:p>0</text:p>
          </table:table-cell>
          <table:table-cell office:value-type="float" office:value="-0.00005116917" calcext:value-type="float">
            <text:p>-5.11691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49939" calcext:value-type="float">
            <text:p>-23.49939</text:p>
          </table:table-cell>
          <table:table-cell office:value-type="float" office:value="0" calcext:value-type="float">
            <text:p>0</text:p>
          </table:table-cell>
          <table:table-cell office:value-type="float" office:value="2.642155" calcext:value-type="float">
            <text:p>2.64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591.7411" calcext:value-type="float">
            <text:p>591.7411</text:p>
          </table:table-cell>
          <table:table-cell office:value-type="float" office:value="13139.24" calcext:value-type="float">
            <text:p>1313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13157" calcext:value-type="float">
            <text:p>-26.13157</text:p>
          </table:table-cell>
          <table:table-cell office:value-type="float" office:value="60.29594" calcext:value-type="float">
            <text:p>60.29594</text:p>
          </table:table-cell>
          <table:table-cell office:value-type="float" office:value="0" calcext:value-type="float">
            <text:p>0</text:p>
          </table:table-cell>
          <table:table-cell office:value-type="float" office:value="119.8818" calcext:value-type="float">
            <text:p>119.8818</text:p>
          </table:table-cell>
          <table:table-cell office:value-type="float" office:value="76.90202" calcext:value-type="float">
            <text:p>76.90202</text:p>
          </table:table-cell>
          <table:table-cell office:value-type="float" office:value="0.01678493" calcext:value-type="float">
            <text:p>0.0167849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70254" calcext:value-type="float">
            <text:p>0.000437025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26.30347" calcext:value-type="float">
            <text:p>-26.30347</text:p>
          </table:table-cell>
          <table:table-cell office:value-type="float" office:value="0" calcext:value-type="float">
            <text:p>0</text:p>
          </table:table-cell>
          <table:table-cell office:value-type="float" office:value="372.7829" calcext:value-type="float">
            <text:p>372.7829</text:p>
          </table:table-cell>
          <table:table-cell office:value-type="float" office:value="1251.714" calcext:value-type="float">
            <text:p>1251.714</text:p>
          </table:table-cell>
          <table:table-cell office:value-type="float" office:value="1549.299" calcext:value-type="float">
            <text:p>1549.299</text:p>
          </table:table-cell>
          <table:table-cell office:value-type="float" office:value="1272.486" calcext:value-type="float">
            <text:p>1272.486</text:p>
          </table:table-cell>
          <table:table-cell office:value-type="float" office:value="757.1582" calcext:value-type="float">
            <text:p>757.1582</text:p>
          </table:table-cell>
          <table:table-cell office:value-type="float" office:value="1098.105" calcext:value-type="float">
            <text:p>1098.105</text:p>
          </table:table-cell>
          <table:table-cell office:value-type="float" office:value="417.0761" calcext:value-type="float">
            <text:p>417.0761</text:p>
          </table:table-cell>
          <table:table-cell office:value-type="float" office:value="1849.165" calcext:value-type="float">
            <text:p>1849.165</text:p>
          </table:table-cell>
          <table:table-cell office:value-type="float" office:value="2082.122" calcext:value-type="float">
            <text:p>2082.122</text:p>
          </table:table-cell>
          <table:table-cell office:value-type="float" office:value="1664.734" calcext:value-type="float">
            <text:p>1664.734</text:p>
          </table:table-cell>
          <table:table-cell office:value-type="float" office:value="584.5751" calcext:value-type="float">
            <text:p>584.5751</text:p>
          </table:table-cell>
          <table:table-cell office:value-type="float" office:value="576.4722" calcext:value-type="float">
            <text:p>576.4722</text:p>
          </table:table-cell>
          <table:table-cell office:value-type="float" office:value="142.7175" calcext:value-type="float">
            <text:p>142.7175</text:p>
          </table:table-cell>
          <table:table-cell office:value-type="float" office:value="35.66878" calcext:value-type="float">
            <text:p>35.66878</text:p>
          </table:table-cell>
          <table:table-cell office:value-type="float" office:value="0" calcext:value-type="float">
            <text:p>0</text:p>
          </table:table-cell>
          <table:table-cell office:value-type="float" office:value="-0.00005182969" calcext:value-type="float">
            <text:p>-5.18296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04794" calcext:value-type="float">
            <text:p>-25.04794</text:p>
          </table:table-cell>
          <table:table-cell office:value-type="float" office:value="0" calcext:value-type="float">
            <text:p>0</text:p>
          </table:table-cell>
          <table:table-cell office:value-type="float" office:value="2.638238" calcext:value-type="float">
            <text:p>2.638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589.6326" calcext:value-type="float">
            <text:p>589.6326</text:p>
          </table:table-cell>
          <table:table-cell office:value-type="float" office:value="13139.63" calcext:value-type="float">
            <text:p>1313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8139" calcext:value-type="float">
            <text:p>-27.8139</text:p>
          </table:table-cell>
          <table:table-cell office:value-type="float" office:value="65.69724" calcext:value-type="float">
            <text:p>65.69724</text:p>
          </table:table-cell>
          <table:table-cell office:value-type="float" office:value="0" calcext:value-type="float">
            <text:p>0</text:p>
          </table:table-cell>
          <table:table-cell office:value-type="float" office:value="120.6469" calcext:value-type="float">
            <text:p>120.6469</text:p>
          </table:table-cell>
          <table:table-cell office:value-type="float" office:value="75.53592" calcext:value-type="float">
            <text:p>75.53592</text:p>
          </table:table-cell>
          <table:table-cell office:value-type="float" office:value="0.01699038" calcext:value-type="float">
            <text:p>0.0169903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8108" calcext:value-type="float">
            <text:p>0.00043810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27.98559" calcext:value-type="float">
            <text:p>-27.98559</text:p>
          </table:table-cell>
          <table:table-cell office:value-type="float" office:value="0" calcext:value-type="float">
            <text:p>0</text:p>
          </table:table-cell>
          <table:table-cell office:value-type="float" office:value="373.0413" calcext:value-type="float">
            <text:p>373.0413</text:p>
          </table:table-cell>
          <table:table-cell office:value-type="float" office:value="1251.412" calcext:value-type="float">
            <text:p>1251.412</text:p>
          </table:table-cell>
          <table:table-cell office:value-type="float" office:value="1549.049" calcext:value-type="float">
            <text:p>1549.049</text:p>
          </table:table-cell>
          <table:table-cell office:value-type="float" office:value="1272.469" calcext:value-type="float">
            <text:p>1272.469</text:p>
          </table:table-cell>
          <table:table-cell office:value-type="float" office:value="757.1461" calcext:value-type="float">
            <text:p>757.1461</text:p>
          </table:table-cell>
          <table:table-cell office:value-type="float" office:value="1098.1" calcext:value-type="float">
            <text:p>1098.1</text:p>
          </table:table-cell>
          <table:table-cell office:value-type="float" office:value="417.0724" calcext:value-type="float">
            <text:p>417.0724</text:p>
          </table:table-cell>
          <table:table-cell office:value-type="float" office:value="1849.161" calcext:value-type="float">
            <text:p>1849.161</text:p>
          </table:table-cell>
          <table:table-cell office:value-type="float" office:value="2082.119" calcext:value-type="float">
            <text:p>2082.119</text:p>
          </table:table-cell>
          <table:table-cell office:value-type="float" office:value="1664.732" calcext:value-type="float">
            <text:p>1664.732</text:p>
          </table:table-cell>
          <table:table-cell office:value-type="float" office:value="584.5739" calcext:value-type="float">
            <text:p>584.5739</text:p>
          </table:table-cell>
          <table:table-cell office:value-type="float" office:value="576.4686" calcext:value-type="float">
            <text:p>576.4686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8" calcext:value-type="float">
            <text:p>35.66878</text:p>
          </table:table-cell>
          <table:table-cell office:value-type="float" office:value="0" calcext:value-type="float">
            <text:p>0</text:p>
          </table:table-cell>
          <table:table-cell office:value-type="float" office:value="-0.00005396343" calcext:value-type="float">
            <text:p>-5.39634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.74467" calcext:value-type="float">
            <text:p>-26.74467</text:p>
          </table:table-cell>
          <table:table-cell office:value-type="float" office:value="0" calcext:value-type="float">
            <text:p>0</text:p>
          </table:table-cell>
          <table:table-cell office:value-type="float" office:value="2.652749" calcext:value-type="float">
            <text:p>2.65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589.2207" calcext:value-type="float">
            <text:p>589.2207</text:p>
          </table:table-cell>
          <table:table-cell office:value-type="float" office:value="13139.7" calcext:value-type="float">
            <text:p>1313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0769" calcext:value-type="float">
            <text:p>-28.20769</text:p>
          </table:table-cell>
          <table:table-cell office:value-type="float" office:value="67.0644" calcext:value-type="float">
            <text:p>67.0644</text:p>
          </table:table-cell>
          <table:table-cell office:value-type="float" office:value="0" calcext:value-type="float">
            <text:p>0</text:p>
          </table:table-cell>
          <table:table-cell office:value-type="float" office:value="120.5834" calcext:value-type="float">
            <text:p>120.5834</text:p>
          </table:table-cell>
          <table:table-cell office:value-type="float" office:value="75.40606" calcext:value-type="float">
            <text:p>75.40606</text:p>
          </table:table-cell>
          <table:table-cell office:value-type="float" office:value="0.01719171" calcext:value-type="float">
            <text:p>0.0171917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399601" calcext:value-type="float">
            <text:p>0.0004399601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28.37919" calcext:value-type="float">
            <text:p>-28.37919</text:p>
          </table:table-cell>
          <table:table-cell office:value-type="float" office:value="0" calcext:value-type="float">
            <text:p>0</text:p>
          </table:table-cell>
          <table:table-cell office:value-type="float" office:value="373.0984" calcext:value-type="float">
            <text:p>373.0984</text:p>
          </table:table-cell>
          <table:table-cell office:value-type="float" office:value="1251.319" calcext:value-type="float">
            <text:p>1251.319</text:p>
          </table:table-cell>
          <table:table-cell office:value-type="float" office:value="1548.919" calcext:value-type="float">
            <text:p>1548.919</text:p>
          </table:table-cell>
          <table:table-cell office:value-type="float" office:value="1272.456" calcext:value-type="float">
            <text:p>1272.456</text:p>
          </table:table-cell>
          <table:table-cell office:value-type="float" office:value="757.1347" calcext:value-type="float">
            <text:p>757.1347</text:p>
          </table:table-cell>
          <table:table-cell office:value-type="float" office:value="1098.094" calcext:value-type="float">
            <text:p>1098.094</text:p>
          </table:table-cell>
          <table:table-cell office:value-type="float" office:value="417.0687" calcext:value-type="float">
            <text:p>417.0687</text:p>
          </table:table-cell>
          <table:table-cell office:value-type="float" office:value="1849.157" calcext:value-type="float">
            <text:p>1849.157</text:p>
          </table:table-cell>
          <table:table-cell office:value-type="float" office:value="2082.116" calcext:value-type="float">
            <text:p>2082.116</text:p>
          </table:table-cell>
          <table:table-cell office:value-type="float" office:value="1664.73" calcext:value-type="float">
            <text:p>1664.73</text:p>
          </table:table-cell>
          <table:table-cell office:value-type="float" office:value="584.5726" calcext:value-type="float">
            <text:p>584.5726</text:p>
          </table:table-cell>
          <table:table-cell office:value-type="float" office:value="576.4649" calcext:value-type="float">
            <text:p>576.4649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5398152" calcext:value-type="float">
            <text:p>-5.39815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07224" calcext:value-type="float">
            <text:p>-27.07224</text:p>
          </table:table-cell>
          <table:table-cell office:value-type="float" office:value="0" calcext:value-type="float">
            <text:p>0</text:p>
          </table:table-cell>
          <table:table-cell office:value-type="float" office:value="2.586669" calcext:value-type="float">
            <text:p>2.586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588.2076" calcext:value-type="float">
            <text:p>588.2076</text:p>
          </table:table-cell>
          <table:table-cell office:value-type="float" office:value="13139.91" calcext:value-type="float">
            <text:p>13139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00804" calcext:value-type="float">
            <text:p>-29.00804</text:p>
          </table:table-cell>
          <table:table-cell office:value-type="float" office:value="69.59083" calcext:value-type="float">
            <text:p>69.59083</text:p>
          </table:table-cell>
          <table:table-cell office:value-type="float" office:value="0" calcext:value-type="float">
            <text:p>0</text:p>
          </table:table-cell>
          <table:table-cell office:value-type="float" office:value="120.7681" calcext:value-type="float">
            <text:p>120.7681</text:p>
          </table:table-cell>
          <table:table-cell office:value-type="float" office:value="74.7155" calcext:value-type="float">
            <text:p>74.7155</text:p>
          </table:table-cell>
          <table:table-cell office:value-type="float" office:value="0.01740739" calcext:value-type="float">
            <text:p>0.0174073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07252" calcext:value-type="float">
            <text:p>0.000440725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29.17932" calcext:value-type="float">
            <text:p>-29.17932</text:p>
          </table:table-cell>
          <table:table-cell office:value-type="float" office:value="0" calcext:value-type="float">
            <text:p>0</text:p>
          </table:table-cell>
          <table:table-cell office:value-type="float" office:value="373.2607" calcext:value-type="float">
            <text:p>373.2607</text:p>
          </table:table-cell>
          <table:table-cell office:value-type="float" office:value="1251.219" calcext:value-type="float">
            <text:p>1251.219</text:p>
          </table:table-cell>
          <table:table-cell office:value-type="float" office:value="1548.791" calcext:value-type="float">
            <text:p>1548.791</text:p>
          </table:table-cell>
          <table:table-cell office:value-type="float" office:value="1272.443" calcext:value-type="float">
            <text:p>1272.443</text:p>
          </table:table-cell>
          <table:table-cell office:value-type="float" office:value="757.1234" calcext:value-type="float">
            <text:p>757.1234</text:p>
          </table:table-cell>
          <table:table-cell office:value-type="float" office:value="1098.088" calcext:value-type="float">
            <text:p>1098.088</text:p>
          </table:table-cell>
          <table:table-cell office:value-type="float" office:value="417.0649" calcext:value-type="float">
            <text:p>417.0649</text:p>
          </table:table-cell>
          <table:table-cell office:value-type="float" office:value="1849.153" calcext:value-type="float">
            <text:p>1849.153</text:p>
          </table:table-cell>
          <table:table-cell office:value-type="float" office:value="2082.114" calcext:value-type="float">
            <text:p>2082.114</text:p>
          </table:table-cell>
          <table:table-cell office:value-type="float" office:value="1664.728" calcext:value-type="float">
            <text:p>1664.728</text:p>
          </table:table-cell>
          <table:table-cell office:value-type="float" office:value="584.5715" calcext:value-type="float">
            <text:p>584.5715</text:p>
          </table:table-cell>
          <table:table-cell office:value-type="float" office:value="576.4612" calcext:value-type="float">
            <text:p>576.4612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5401812" calcext:value-type="float">
            <text:p>-5.40181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85944" calcext:value-type="float">
            <text:p>-27.85944</text:p>
          </table:table-cell>
          <table:table-cell office:value-type="float" office:value="0" calcext:value-type="float">
            <text:p>0</text:p>
          </table:table-cell>
          <table:table-cell office:value-type="float" office:value="2.573606" calcext:value-type="float">
            <text:p>2.573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586.4738" calcext:value-type="float">
            <text:p>586.4738</text:p>
          </table:table-cell>
          <table:table-cell office:value-type="float" office:value="13140.27" calcext:value-type="float">
            <text:p>13140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33304" calcext:value-type="float">
            <text:p>-30.33304</text:p>
          </table:table-cell>
          <table:table-cell office:value-type="float" office:value="73.58151" calcext:value-type="float">
            <text:p>73.58151</text:p>
          </table:table-cell>
          <table:table-cell office:value-type="float" office:value="0" calcext:value-type="float">
            <text:p>0</text:p>
          </table:table-cell>
          <table:table-cell office:value-type="float" office:value="121.2423" calcext:value-type="float">
            <text:p>121.2423</text:p>
          </table:table-cell>
          <table:table-cell office:value-type="float" office:value="73.57357" calcext:value-type="float">
            <text:p>73.57357</text:p>
          </table:table-cell>
          <table:table-cell office:value-type="float" office:value="0.01763849" calcext:value-type="float">
            <text:p>0.0176384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14722" calcext:value-type="float">
            <text:p>0.000441472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30.50409" calcext:value-type="float">
            <text:p>-30.50409</text:p>
          </table:table-cell>
          <table:table-cell office:value-type="float" office:value="0" calcext:value-type="float">
            <text:p>0</text:p>
          </table:table-cell>
          <table:table-cell office:value-type="float" office:value="373.5064" calcext:value-type="float">
            <text:p>373.5064</text:p>
          </table:table-cell>
          <table:table-cell office:value-type="float" office:value="1250.996" calcext:value-type="float">
            <text:p>1250.996</text:p>
          </table:table-cell>
          <table:table-cell office:value-type="float" office:value="1548.587" calcext:value-type="float">
            <text:p>1548.587</text:p>
          </table:table-cell>
          <table:table-cell office:value-type="float" office:value="1272.426" calcext:value-type="float">
            <text:p>1272.426</text:p>
          </table:table-cell>
          <table:table-cell office:value-type="float" office:value="757.1112" calcext:value-type="float">
            <text:p>757.1112</text:p>
          </table:table-cell>
          <table:table-cell office:value-type="float" office:value="1098.082" calcext:value-type="float">
            <text:p>1098.082</text:p>
          </table:table-cell>
          <table:table-cell office:value-type="float" office:value="417.0612" calcext:value-type="float">
            <text:p>417.0612</text:p>
          </table:table-cell>
          <table:table-cell office:value-type="float" office:value="1849.149" calcext:value-type="float">
            <text:p>1849.149</text:p>
          </table:table-cell>
          <table:table-cell office:value-type="float" office:value="2082.111" calcext:value-type="float">
            <text:p>2082.111</text:p>
          </table:table-cell>
          <table:table-cell office:value-type="float" office:value="1664.726" calcext:value-type="float">
            <text:p>1664.726</text:p>
          </table:table-cell>
          <table:table-cell office:value-type="float" office:value="584.5703" calcext:value-type="float">
            <text:p>584.5703</text:p>
          </table:table-cell>
          <table:table-cell office:value-type="float" office:value="576.4576" calcext:value-type="float">
            <text:p>576.4576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5522505" calcext:value-type="float">
            <text:p>-5.52250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.22098" calcext:value-type="float">
            <text:p>-29.22098</text:p>
          </table:table-cell>
          <table:table-cell office:value-type="float" office:value="0" calcext:value-type="float">
            <text:p>0</text:p>
          </table:table-cell>
          <table:table-cell office:value-type="float" office:value="2.610338" calcext:value-type="float">
            <text:p>2.610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584.7674" calcext:value-type="float">
            <text:p>584.7674</text:p>
          </table:table-cell>
          <table:table-cell office:value-type="float" office:value="13140.61" calcext:value-type="float">
            <text:p>1314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813" calcext:value-type="float">
            <text:p>-31.6813</text:p>
          </table:table-cell>
          <table:table-cell office:value-type="float" office:value="77.75834" calcext:value-type="float">
            <text:p>77.75834</text:p>
          </table:table-cell>
          <table:table-cell office:value-type="float" office:value="0" calcext:value-type="float">
            <text:p>0</text:p>
          </table:table-cell>
          <table:table-cell office:value-type="float" office:value="121.6921" calcext:value-type="float">
            <text:p>121.6921</text:p>
          </table:table-cell>
          <table:table-cell office:value-type="float" office:value="72.56763" calcext:value-type="float">
            <text:p>72.56763</text:p>
          </table:table-cell>
          <table:table-cell office:value-type="float" office:value="0.0178922" calcext:value-type="float">
            <text:p>0.017892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29972" calcext:value-type="float">
            <text:p>0.000442997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31.8521" calcext:value-type="float">
            <text:p>-31.8521</text:p>
          </table:table-cell>
          <table:table-cell office:value-type="float" office:value="0" calcext:value-type="float">
            <text:p>0</text:p>
          </table:table-cell>
          <table:table-cell office:value-type="float" office:value="373.7336" calcext:value-type="float">
            <text:p>373.7336</text:p>
          </table:table-cell>
          <table:table-cell office:value-type="float" office:value="1250.725" calcext:value-type="float">
            <text:p>1250.725</text:p>
          </table:table-cell>
          <table:table-cell office:value-type="float" office:value="1548.333" calcext:value-type="float">
            <text:p>1548.333</text:p>
          </table:table-cell>
          <table:table-cell office:value-type="float" office:value="1272.404" calcext:value-type="float">
            <text:p>1272.404</text:p>
          </table:table-cell>
          <table:table-cell office:value-type="float" office:value="757.0972" calcext:value-type="float">
            <text:p>757.0972</text:p>
          </table:table-cell>
          <table:table-cell office:value-type="float" office:value="1098.077" calcext:value-type="float">
            <text:p>1098.077</text:p>
          </table:table-cell>
          <table:table-cell office:value-type="float" office:value="417.0575" calcext:value-type="float">
            <text:p>417.0575</text:p>
          </table:table-cell>
          <table:table-cell office:value-type="float" office:value="1849.144" calcext:value-type="float">
            <text:p>1849.144</text:p>
          </table:table-cell>
          <table:table-cell office:value-type="float" office:value="2082.108" calcext:value-type="float">
            <text:p>2082.108</text:p>
          </table:table-cell>
          <table:table-cell office:value-type="float" office:value="1664.724" calcext:value-type="float">
            <text:p>1664.724</text:p>
          </table:table-cell>
          <table:table-cell office:value-type="float" office:value="584.5692" calcext:value-type="float">
            <text:p>584.5692</text:p>
          </table:table-cell>
          <table:table-cell office:value-type="float" office:value="576.4541" calcext:value-type="float">
            <text:p>576.4541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5554994" calcext:value-type="float">
            <text:p>-5.5549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56919" calcext:value-type="float">
            <text:p>-30.56919</text:p>
          </table:table-cell>
          <table:table-cell office:value-type="float" office:value="0" calcext:value-type="float">
            <text:p>0</text:p>
          </table:table-cell>
          <table:table-cell office:value-type="float" office:value="2.610412" calcext:value-type="float">
            <text:p>2.610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581.9034" calcext:value-type="float">
            <text:p>581.9034</text:p>
          </table:table-cell>
          <table:table-cell office:value-type="float" office:value="13141.19" calcext:value-type="float">
            <text:p>1314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89414" calcext:value-type="float">
            <text:p>-33.89414</text:p>
          </table:table-cell>
          <table:table-cell office:value-type="float" office:value="84.34139" calcext:value-type="float">
            <text:p>84.34139</text:p>
          </table:table-cell>
          <table:table-cell office:value-type="float" office:value="0" calcext:value-type="float">
            <text:p>0</text:p>
          </table:table-cell>
          <table:table-cell office:value-type="float" office:value="122.6286" calcext:value-type="float">
            <text:p>122.6286</text:p>
          </table:table-cell>
          <table:table-cell office:value-type="float" office:value="70.84378" calcext:value-type="float">
            <text:p>70.84378</text:p>
          </table:table-cell>
          <table:table-cell office:value-type="float" office:value="0.01815368" calcext:value-type="float">
            <text:p>0.0181536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39706" calcext:value-type="float">
            <text:p>0.000443970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34.06467" calcext:value-type="float">
            <text:p>-34.06467</text:p>
          </table:table-cell>
          <table:table-cell office:value-type="float" office:value="0" calcext:value-type="float">
            <text:p>0</text:p>
          </table:table-cell>
          <table:table-cell office:value-type="float" office:value="374.0923" calcext:value-type="float">
            <text:p>374.0923</text:p>
          </table:table-cell>
          <table:table-cell office:value-type="float" office:value="1250.27" calcext:value-type="float">
            <text:p>1250.27</text:p>
          </table:table-cell>
          <table:table-cell office:value-type="float" office:value="1547.946" calcext:value-type="float">
            <text:p>1547.946</text:p>
          </table:table-cell>
          <table:table-cell office:value-type="float" office:value="1272.369" calcext:value-type="float">
            <text:p>1272.369</text:p>
          </table:table-cell>
          <table:table-cell office:value-type="float" office:value="757.0792" calcext:value-type="float">
            <text:p>757.0792</text:p>
          </table:table-cell>
          <table:table-cell office:value-type="float" office:value="1098.069" calcext:value-type="float">
            <text:p>1098.069</text:p>
          </table:table-cell>
          <table:table-cell office:value-type="float" office:value="417.0533" calcext:value-type="float">
            <text:p>417.0533</text:p>
          </table:table-cell>
          <table:table-cell office:value-type="float" office:value="1849.14" calcext:value-type="float">
            <text:p>1849.14</text:p>
          </table:table-cell>
          <table:table-cell office:value-type="float" office:value="2082.105" calcext:value-type="float">
            <text:p>2082.105</text:p>
          </table:table-cell>
          <table:table-cell office:value-type="float" office:value="1664.722" calcext:value-type="float">
            <text:p>1664.722</text:p>
          </table:table-cell>
          <table:table-cell office:value-type="float" office:value="584.568" calcext:value-type="float">
            <text:p>584.568</text:p>
          </table:table-cell>
          <table:table-cell office:value-type="float" office:value="576.4505" calcext:value-type="float">
            <text:p>576.4505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653335" calcext:value-type="float">
            <text:p>-6.5333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83621" calcext:value-type="float">
            <text:p>-32.83621</text:p>
          </table:table-cell>
          <table:table-cell office:value-type="float" office:value="0" calcext:value-type="float">
            <text:p>0</text:p>
          </table:table-cell>
          <table:table-cell office:value-type="float" office:value="2.664541" calcext:value-type="float">
            <text:p>2.664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579.1623" calcext:value-type="float">
            <text:p>579.1623</text:p>
          </table:table-cell>
          <table:table-cell office:value-type="float" office:value="13141.73" calcext:value-type="float">
            <text:p>13141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0456" calcext:value-type="float">
            <text:p>-36.0456</text:p>
          </table:table-cell>
          <table:table-cell office:value-type="float" office:value="90.65961" calcext:value-type="float">
            <text:p>90.65961</text:p>
          </table:table-cell>
          <table:table-cell office:value-type="float" office:value="0" calcext:value-type="float">
            <text:p>0</text:p>
          </table:table-cell>
          <table:table-cell office:value-type="float" office:value="123.4013" calcext:value-type="float">
            <text:p>123.4013</text:p>
          </table:table-cell>
          <table:table-cell office:value-type="float" office:value="69.42342" calcext:value-type="float">
            <text:p>69.42342</text:p>
          </table:table-cell>
          <table:table-cell office:value-type="float" office:value="0.01844716" calcext:value-type="float">
            <text:p>0.01844716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62" calcext:value-type="float">
            <text:p>0.000444816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36.21584" calcext:value-type="float">
            <text:p>-36.21584</text:p>
          </table:table-cell>
          <table:table-cell office:value-type="float" office:value="0" calcext:value-type="float">
            <text:p>0</text:p>
          </table:table-cell>
          <table:table-cell office:value-type="float" office:value="374.4133" calcext:value-type="float">
            <text:p>374.4133</text:p>
          </table:table-cell>
          <table:table-cell office:value-type="float" office:value="1249.759" calcext:value-type="float">
            <text:p>1249.759</text:p>
          </table:table-cell>
          <table:table-cell office:value-type="float" office:value="1547.472" calcext:value-type="float">
            <text:p>1547.472</text:p>
          </table:table-cell>
          <table:table-cell office:value-type="float" office:value="1272.317" calcext:value-type="float">
            <text:p>1272.317</text:p>
          </table:table-cell>
          <table:table-cell office:value-type="float" office:value="757.0512" calcext:value-type="float">
            <text:p>757.0512</text:p>
          </table:table-cell>
          <table:table-cell office:value-type="float" office:value="1098.057" calcext:value-type="float">
            <text:p>1098.057</text:p>
          </table:table-cell>
          <table:table-cell office:value-type="float" office:value="417.0468" calcext:value-type="float">
            <text:p>417.0468</text:p>
          </table:table-cell>
          <table:table-cell office:value-type="float" office:value="1849.135" calcext:value-type="float">
            <text:p>1849.135</text:p>
          </table:table-cell>
          <table:table-cell office:value-type="float" office:value="2082.102" calcext:value-type="float">
            <text:p>2082.102</text:p>
          </table:table-cell>
          <table:table-cell office:value-type="float" office:value="1664.72" calcext:value-type="float">
            <text:p>1664.72</text:p>
          </table:table-cell>
          <table:table-cell office:value-type="float" office:value="584.5669" calcext:value-type="float">
            <text:p>584.5669</text:p>
          </table:table-cell>
          <table:table-cell office:value-type="float" office:value="576.447" calcext:value-type="float">
            <text:p>576.447</text:p>
          </table:table-cell>
          <table:table-cell office:value-type="float" office:value="142.7174" calcext:value-type="float">
            <text:p>142.7174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6854479" calcext:value-type="float">
            <text:p>-6.85447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.01426" calcext:value-type="float">
            <text:p>-35.01426</text:p>
          </table:table-cell>
          <table:table-cell office:value-type="float" office:value="0" calcext:value-type="float">
            <text:p>0</text:p>
          </table:table-cell>
          <table:table-cell office:value-type="float" office:value="2.691279" calcext:value-type="float">
            <text:p>2.69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575.6006" calcext:value-type="float">
            <text:p>575.6006</text:p>
          </table:table-cell>
          <table:table-cell office:value-type="float" office:value="13142.44" calcext:value-type="float">
            <text:p>13142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80062" calcext:value-type="float">
            <text:p>-38.80062</text:p>
          </table:table-cell>
          <table:table-cell office:value-type="float" office:value="98.35439" calcext:value-type="float">
            <text:p>98.35439</text:p>
          </table:table-cell>
          <table:table-cell office:value-type="float" office:value="0" calcext:value-type="float">
            <text:p>0</text:p>
          </table:table-cell>
          <table:table-cell office:value-type="float" office:value="124.284" calcext:value-type="float">
            <text:p>124.284</text:p>
          </table:table-cell>
          <table:table-cell office:value-type="float" office:value="67.74645" calcext:value-type="float">
            <text:p>67.74645</text:p>
          </table:table-cell>
          <table:table-cell office:value-type="float" office:value="0.01875965" calcext:value-type="float">
            <text:p>0.01875965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62" calcext:value-type="float">
            <text:p>0.000444816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38.97055" calcext:value-type="float">
            <text:p>-38.97055</text:p>
          </table:table-cell>
          <table:table-cell office:value-type="float" office:value="0" calcext:value-type="float">
            <text:p>0</text:p>
          </table:table-cell>
          <table:table-cell office:value-type="float" office:value="374.8078" calcext:value-type="float">
            <text:p>374.8078</text:p>
          </table:table-cell>
          <table:table-cell office:value-type="float" office:value="1249.028" calcext:value-type="float">
            <text:p>1249.028</text:p>
          </table:table-cell>
          <table:table-cell office:value-type="float" office:value="1546.789" calcext:value-type="float">
            <text:p>1546.789</text:p>
          </table:table-cell>
          <table:table-cell office:value-type="float" office:value="1272.246" calcext:value-type="float">
            <text:p>1272.246</text:p>
          </table:table-cell>
          <table:table-cell office:value-type="float" office:value="757.0073" calcext:value-type="float">
            <text:p>757.0073</text:p>
          </table:table-cell>
          <table:table-cell office:value-type="float" office:value="1098.038" calcext:value-type="float">
            <text:p>1098.038</text:p>
          </table:table-cell>
          <table:table-cell office:value-type="float" office:value="417.0377" calcext:value-type="float">
            <text:p>417.0377</text:p>
          </table:table-cell>
          <table:table-cell office:value-type="float" office:value="1849.128" calcext:value-type="float">
            <text:p>1849.128</text:p>
          </table:table-cell>
          <table:table-cell office:value-type="float" office:value="2082.099" calcext:value-type="float">
            <text:p>2082.099</text:p>
          </table:table-cell>
          <table:table-cell office:value-type="float" office:value="1664.718" calcext:value-type="float">
            <text:p>1664.718</text:p>
          </table:table-cell>
          <table:table-cell office:value-type="float" office:value="584.5657" calcext:value-type="float">
            <text:p>584.5657</text:p>
          </table:table-cell>
          <table:table-cell office:value-type="float" office:value="576.4435" calcext:value-type="float">
            <text:p>576.4435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7992997" calcext:value-type="float">
            <text:p>-7.99299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84869" calcext:value-type="float">
            <text:p>-37.84869</text:p>
          </table:table-cell>
          <table:table-cell office:value-type="float" office:value="0" calcext:value-type="float">
            <text:p>0</text:p>
          </table:table-cell>
          <table:table-cell office:value-type="float" office:value="2.770801" calcext:value-type="float">
            <text:p>2.770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572.7963" calcext:value-type="float">
            <text:p>572.7963</text:p>
          </table:table-cell>
          <table:table-cell office:value-type="float" office:value="13142.94" calcext:value-type="float">
            <text:p>13142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11464" calcext:value-type="float">
            <text:p>-41.11464</text:p>
          </table:table-cell>
          <table:table-cell office:value-type="float" office:value="106.1891" calcext:value-type="float">
            <text:p>106.1891</text:p>
          </table:table-cell>
          <table:table-cell office:value-type="float" office:value="0" calcext:value-type="float">
            <text:p>0</text:p>
          </table:table-cell>
          <table:table-cell office:value-type="float" office:value="124.926" calcext:value-type="float">
            <text:p>124.926</text:p>
          </table:table-cell>
          <table:table-cell office:value-type="float" office:value="66.70016" calcext:value-type="float">
            <text:p>66.70016</text:p>
          </table:table-cell>
          <table:table-cell office:value-type="float" office:value="0.01913133" calcext:value-type="float">
            <text:p>0.0191313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62" calcext:value-type="float">
            <text:p>0.000444816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41.2842" calcext:value-type="float">
            <text:p>-41.2842</text:p>
          </table:table-cell>
          <table:table-cell office:value-type="float" office:value="0" calcext:value-type="float">
            <text:p>0</text:p>
          </table:table-cell>
          <table:table-cell office:value-type="float" office:value="375.0872" calcext:value-type="float">
            <text:p>375.0872</text:p>
          </table:table-cell>
          <table:table-cell office:value-type="float" office:value="1248.395" calcext:value-type="float">
            <text:p>1248.395</text:p>
          </table:table-cell>
          <table:table-cell office:value-type="float" office:value="1546.083" calcext:value-type="float">
            <text:p>1546.083</text:p>
          </table:table-cell>
          <table:table-cell office:value-type="float" office:value="1272.166" calcext:value-type="float">
            <text:p>1272.166</text:p>
          </table:table-cell>
          <table:table-cell office:value-type="float" office:value="756.9467" calcext:value-type="float">
            <text:p>756.9467</text:p>
          </table:table-cell>
          <table:table-cell office:value-type="float" office:value="1098.01" calcext:value-type="float">
            <text:p>1098.01</text:p>
          </table:table-cell>
          <table:table-cell office:value-type="float" office:value="417.0255" calcext:value-type="float">
            <text:p>417.0255</text:p>
          </table:table-cell>
          <table:table-cell office:value-type="float" office:value="1849.119" calcext:value-type="float">
            <text:p>1849.119</text:p>
          </table:table-cell>
          <table:table-cell office:value-type="float" office:value="2082.095" calcext:value-type="float">
            <text:p>2082.095</text:p>
          </table:table-cell>
          <table:table-cell office:value-type="float" office:value="1664.716" calcext:value-type="float">
            <text:p>1664.716</text:p>
          </table:table-cell>
          <table:table-cell office:value-type="float" office:value="584.5645" calcext:value-type="float">
            <text:p>584.5645</text:p>
          </table:table-cell>
          <table:table-cell office:value-type="float" office:value="576.4401" calcext:value-type="float">
            <text:p>576.4401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8180907" calcext:value-type="float">
            <text:p>-8.18090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12667" calcext:value-type="float">
            <text:p>-40.12667</text:p>
          </table:table-cell>
          <table:table-cell office:value-type="float" office:value="0" calcext:value-type="float">
            <text:p>0</text:p>
          </table:table-cell>
          <table:table-cell office:value-type="float" office:value="2.734785" calcext:value-type="float">
            <text:p>2.734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571.8768" calcext:value-type="float">
            <text:p>571.8768</text:p>
          </table:table-cell>
          <table:table-cell office:value-type="float" office:value="13143.11" calcext:value-type="float">
            <text:p>13143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.94951" calcext:value-type="float">
            <text:p>-41.94951</text:p>
          </table:table-cell>
          <table:table-cell office:value-type="float" office:value="108.4141" calcext:value-type="float">
            <text:p>108.4141</text:p>
          </table:table-cell>
          <table:table-cell office:value-type="float" office:value="0" calcext:value-type="float">
            <text:p>0</text:p>
          </table:table-cell>
          <table:table-cell office:value-type="float" office:value="124.8846" calcext:value-type="float">
            <text:p>124.8846</text:p>
          </table:table-cell>
          <table:table-cell office:value-type="float" office:value="66.42467" calcext:value-type="float">
            <text:p>66.42467</text:p>
          </table:table-cell>
          <table:table-cell office:value-type="float" office:value="0.01951339" calcext:value-type="float">
            <text:p>0.0195133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62" calcext:value-type="float">
            <text:p>0.0004448162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42.11869" calcext:value-type="float">
            <text:p>-42.11869</text:p>
          </table:table-cell>
          <table:table-cell office:value-type="float" office:value="0" calcext:value-type="float">
            <text:p>0</text:p>
          </table:table-cell>
          <table:table-cell office:value-type="float" office:value="375.2022" calcext:value-type="float">
            <text:p>375.2022</text:p>
          </table:table-cell>
          <table:table-cell office:value-type="float" office:value="1248.196" calcext:value-type="float">
            <text:p>1248.196</text:p>
          </table:table-cell>
          <table:table-cell office:value-type="float" office:value="1545.821" calcext:value-type="float">
            <text:p>1545.821</text:p>
          </table:table-cell>
          <table:table-cell office:value-type="float" office:value="1272.123" calcext:value-type="float">
            <text:p>1272.123</text:p>
          </table:table-cell>
          <table:table-cell office:value-type="float" office:value="756.9163" calcext:value-type="float">
            <text:p>756.9163</text:p>
          </table:table-cell>
          <table:table-cell office:value-type="float" office:value="1097.991" calcext:value-type="float">
            <text:p>1097.991</text:p>
          </table:table-cell>
          <table:table-cell office:value-type="float" office:value="417.0146" calcext:value-type="float">
            <text:p>417.0146</text:p>
          </table:table-cell>
          <table:table-cell office:value-type="float" office:value="1849.108" calcext:value-type="float">
            <text:p>1849.108</text:p>
          </table:table-cell>
          <table:table-cell office:value-type="float" office:value="2082.091" calcext:value-type="float">
            <text:p>2082.091</text:p>
          </table:table-cell>
          <table:table-cell office:value-type="float" office:value="1664.713" calcext:value-type="float">
            <text:p>1664.713</text:p>
          </table:table-cell>
          <table:table-cell office:value-type="float" office:value="584.5634" calcext:value-type="float">
            <text:p>584.5634</text:p>
          </table:table-cell>
          <table:table-cell office:value-type="float" office:value="576.4366" calcext:value-type="float">
            <text:p>576.4366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8187723" calcext:value-type="float">
            <text:p>-8.18772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86366" calcext:value-type="float">
            <text:p>-40.86366</text:p>
          </table:table-cell>
          <table:table-cell office:value-type="float" office:value="0" calcext:value-type="float">
            <text:p>0</text:p>
          </table:table-cell>
          <table:table-cell office:value-type="float" office:value="2.636874" calcext:value-type="float">
            <text:p>2.636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570.0402" calcext:value-type="float">
            <text:p>570.0402</text:p>
          </table:table-cell>
          <table:table-cell office:value-type="float" office:value="13143.48" calcext:value-type="float">
            <text:p>13143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3875" calcext:value-type="float">
            <text:p>-43.3875</text:p>
          </table:table-cell>
          <table:table-cell office:value-type="float" office:value="112.7235" calcext:value-type="float">
            <text:p>112.7235</text:p>
          </table:table-cell>
          <table:table-cell office:value-type="float" office:value="0" calcext:value-type="float">
            <text:p>0</text:p>
          </table:table-cell>
          <table:table-cell office:value-type="float" office:value="125.1765" calcext:value-type="float">
            <text:p>125.1765</text:p>
          </table:table-cell>
          <table:table-cell office:value-type="float" office:value="65.61773" calcext:value-type="float">
            <text:p>65.61773</text:p>
          </table:table-cell>
          <table:table-cell office:value-type="float" office:value="0.0199094" calcext:value-type="float">
            <text:p>0.019909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088" calcext:value-type="float">
            <text:p>-0.017088</text:p>
          </table:table-cell>
          <table:table-cell office:value-type="float" office:value="370" calcext:value-type="float">
            <text:p>370</text:p>
          </table:table-cell>
          <table:table-cell office:value-type="float" office:value="-43.55628" calcext:value-type="float">
            <text:p>-43.55628</text:p>
          </table:table-cell>
          <table:table-cell office:value-type="float" office:value="0" calcext:value-type="float">
            <text:p>0</text:p>
          </table:table-cell>
          <table:table-cell office:value-type="float" office:value="375.4183" calcext:value-type="float">
            <text:p>375.4183</text:p>
          </table:table-cell>
          <table:table-cell office:value-type="float" office:value="1247.818" calcext:value-type="float">
            <text:p>1247.818</text:p>
          </table:table-cell>
          <table:table-cell office:value-type="float" office:value="1545.44" calcext:value-type="float">
            <text:p>1545.44</text:p>
          </table:table-cell>
          <table:table-cell office:value-type="float" office:value="1272.077" calcext:value-type="float">
            <text:p>1272.077</text:p>
          </table:table-cell>
          <table:table-cell office:value-type="float" office:value="756.8884" calcext:value-type="float">
            <text:p>756.8884</text:p>
          </table:table-cell>
          <table:table-cell office:value-type="float" office:value="1097.976" calcext:value-type="float">
            <text:p>1097.976</text:p>
          </table:table-cell>
          <table:table-cell office:value-type="float" office:value="417.0053" calcext:value-type="float">
            <text:p>417.0053</text:p>
          </table:table-cell>
          <table:table-cell office:value-type="float" office:value="1849.097" calcext:value-type="float">
            <text:p>1849.097</text:p>
          </table:table-cell>
          <table:table-cell office:value-type="float" office:value="2082.086" calcext:value-type="float">
            <text:p>2082.086</text:p>
          </table:table-cell>
          <table:table-cell office:value-type="float" office:value="1664.71" calcext:value-type="float">
            <text:p>1664.71</text:p>
          </table:table-cell>
          <table:table-cell office:value-type="float" office:value="584.5621" calcext:value-type="float">
            <text:p>584.5621</text:p>
          </table:table-cell>
          <table:table-cell office:value-type="float" office:value="576.4332" calcext:value-type="float">
            <text:p>576.4332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8228025" calcext:value-type="float">
            <text:p>-8.22802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31702" calcext:value-type="float">
            <text:p>-42.31702</text:p>
          </table:table-cell>
          <table:table-cell office:value-type="float" office:value="0" calcext:value-type="float">
            <text:p>0</text:p>
          </table:table-cell>
          <table:table-cell office:value-type="float" office:value="2.652349" calcext:value-type="float">
            <text:p>2.65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567.6558" calcext:value-type="float">
            <text:p>567.6558</text:p>
          </table:table-cell>
          <table:table-cell office:value-type="float" office:value="13143.93" calcext:value-type="float">
            <text:p>1314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30756" calcext:value-type="float">
            <text:p>-45.30756</text:p>
          </table:table-cell>
          <table:table-cell office:value-type="float" office:value="119.1405" calcext:value-type="float">
            <text:p>119.1405</text:p>
          </table:table-cell>
          <table:table-cell office:value-type="float" office:value="0" calcext:value-type="float">
            <text:p>0</text:p>
          </table:table-cell>
          <table:table-cell office:value-type="float" office:value="125.5513" calcext:value-type="float">
            <text:p>125.5513</text:p>
          </table:table-cell>
          <table:table-cell office:value-type="float" office:value="64.71264" calcext:value-type="float">
            <text:p>64.71264</text:p>
          </table:table-cell>
          <table:table-cell office:value-type="float" office:value="0.02032698" calcext:value-type="float">
            <text:p>0.0203269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797693" calcext:value-type="float">
            <text:p>-0.01797693</text:p>
          </table:table-cell>
          <table:table-cell office:value-type="float" office:value="370" calcext:value-type="float">
            <text:p>370</text:p>
          </table:table-cell>
          <table:table-cell office:value-type="float" office:value="-45.47503" calcext:value-type="float">
            <text:p>-45.47503</text:p>
          </table:table-cell>
          <table:table-cell office:value-type="float" office:value="0" calcext:value-type="float">
            <text:p>0</text:p>
          </table:table-cell>
          <table:table-cell office:value-type="float" office:value="375.6609" calcext:value-type="float">
            <text:p>375.6609</text:p>
          </table:table-cell>
          <table:table-cell office:value-type="float" office:value="1247.27" calcext:value-type="float">
            <text:p>1247.27</text:p>
          </table:table-cell>
          <table:table-cell office:value-type="float" office:value="1544.878" calcext:value-type="float">
            <text:p>1544.878</text:p>
          </table:table-cell>
          <table:table-cell office:value-type="float" office:value="1272.009" calcext:value-type="float">
            <text:p>1272.009</text:p>
          </table:table-cell>
          <table:table-cell office:value-type="float" office:value="756.8478" calcext:value-type="float">
            <text:p>756.8478</text:p>
          </table:table-cell>
          <table:table-cell office:value-type="float" office:value="1097.955" calcext:value-type="float">
            <text:p>1097.955</text:p>
          </table:table-cell>
          <table:table-cell office:value-type="float" office:value="416.9948" calcext:value-type="float">
            <text:p>416.9948</text:p>
          </table:table-cell>
          <table:table-cell office:value-type="float" office:value="1849.087" calcext:value-type="float">
            <text:p>1849.087</text:p>
          </table:table-cell>
          <table:table-cell office:value-type="float" office:value="2082.081" calcext:value-type="float">
            <text:p>2082.081</text:p>
          </table:table-cell>
          <table:table-cell office:value-type="float" office:value="1664.708" calcext:value-type="float">
            <text:p>1664.708</text:p>
          </table:table-cell>
          <table:table-cell office:value-type="float" office:value="584.5609" calcext:value-type="float">
            <text:p>584.5609</text:p>
          </table:table-cell>
          <table:table-cell office:value-type="float" office:value="576.4297" calcext:value-type="float">
            <text:p>576.4297</text:p>
          </table:table-cell>
          <table:table-cell office:value-type="float" office:value="142.7173" calcext:value-type="float">
            <text:p>142.7173</text:p>
          </table:table-cell>
          <table:table-cell office:value-type="float" office:value="35.66879" calcext:value-type="float">
            <text:p>35.66879</text:p>
          </table:table-cell>
          <table:table-cell office:value-type="float" office:value="0" calcext:value-type="float">
            <text:p>0</text:p>
          </table:table-cell>
          <table:table-cell office:value-type="float" office:value="-0.00008341322" calcext:value-type="float">
            <text:p>-8.34132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.23132" calcext:value-type="float">
            <text:p>-44.23132</text:p>
          </table:table-cell>
          <table:table-cell office:value-type="float" office:value="0" calcext:value-type="float">
            <text:p>0</text:p>
          </table:table-cell>
          <table:table-cell office:value-type="float" office:value="2.647585" calcext:value-type="float">
            <text:p>2.647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566.1675" calcext:value-type="float">
            <text:p>566.1675</text:p>
          </table:table-cell>
          <table:table-cell office:value-type="float" office:value="13144.16" calcext:value-type="float">
            <text:p>1314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55626" calcext:value-type="float">
            <text:p>-46.55626</text:p>
          </table:table-cell>
          <table:table-cell office:value-type="float" office:value="122.4461" calcext:value-type="float">
            <text:p>122.4461</text:p>
          </table:table-cell>
          <table:table-cell office:value-type="float" office:value="0" calcext:value-type="float">
            <text:p>0</text:p>
          </table:table-cell>
          <table:table-cell office:value-type="float" office:value="125.4506" calcext:value-type="float">
            <text:p>125.4506</text:p>
          </table:table-cell>
          <table:table-cell office:value-type="float" office:value="64.41624" calcext:value-type="float">
            <text:p>64.41624</text:p>
          </table:table-cell>
          <table:table-cell office:value-type="float" office:value="0.02074879" calcext:value-type="float">
            <text:p>0.0207487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1921171" calcext:value-type="float">
            <text:p>-0.01921171</text:p>
          </table:table-cell>
          <table:table-cell office:value-type="float" office:value="370" calcext:value-type="float">
            <text:p>370</text:p>
          </table:table-cell>
          <table:table-cell office:value-type="float" office:value="-46.72208" calcext:value-type="float">
            <text:p>-46.72208</text:p>
          </table:table-cell>
          <table:table-cell office:value-type="float" office:value="0" calcext:value-type="float">
            <text:p>0</text:p>
          </table:table-cell>
          <table:table-cell office:value-type="float" office:value="375.7872" calcext:value-type="float">
            <text:p>375.7872</text:p>
          </table:table-cell>
          <table:table-cell office:value-type="float" office:value="1246.821" calcext:value-type="float">
            <text:p>1246.821</text:p>
          </table:table-cell>
          <table:table-cell office:value-type="float" office:value="1544.405" calcext:value-type="float">
            <text:p>1544.405</text:p>
          </table:table-cell>
          <table:table-cell office:value-type="float" office:value="1271.946" calcext:value-type="float">
            <text:p>1271.946</text:p>
          </table:table-cell>
          <table:table-cell office:value-type="float" office:value="756.8088" calcext:value-type="float">
            <text:p>756.8088</text:p>
          </table:table-cell>
          <table:table-cell office:value-type="float" office:value="1097.933" calcext:value-type="float">
            <text:p>1097.933</text:p>
          </table:table-cell>
          <table:table-cell office:value-type="float" office:value="416.9836" calcext:value-type="float">
            <text:p>416.9836</text:p>
          </table:table-cell>
          <table:table-cell office:value-type="float" office:value="1849.076" calcext:value-type="float">
            <text:p>1849.076</text:p>
          </table:table-cell>
          <table:table-cell office:value-type="float" office:value="2082.076" calcext:value-type="float">
            <text:p>2082.076</text:p>
          </table:table-cell>
          <table:table-cell office:value-type="float" office:value="1664.705" calcext:value-type="float">
            <text:p>1664.705</text:p>
          </table:table-cell>
          <table:table-cell office:value-type="float" office:value="584.5596" calcext:value-type="float">
            <text:p>584.5596</text:p>
          </table:table-cell>
          <table:table-cell office:value-type="float" office:value="576.4262" calcext:value-type="float">
            <text:p>576.4262</text:p>
          </table:table-cell>
          <table:table-cell office:value-type="float" office:value="142.7172" calcext:value-type="float">
            <text:p>142.7172</text:p>
          </table:table-cell>
          <table:table-cell office:value-type="float" office:value="35.66883" calcext:value-type="float">
            <text:p>35.66883</text:p>
          </table:table-cell>
          <table:table-cell office:value-type="float" office:value="0" calcext:value-type="float">
            <text:p>0</text:p>
          </table:table-cell>
          <table:table-cell office:value-type="float" office:value="-0.00008968358" calcext:value-type="float">
            <text:p>-8.96835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45983" calcext:value-type="float">
            <text:p>-45.45983</text:p>
          </table:table-cell>
          <table:table-cell office:value-type="float" office:value="0" calcext:value-type="float">
            <text:p>0</text:p>
          </table:table-cell>
          <table:table-cell office:value-type="float" office:value="2.628911" calcext:value-type="float">
            <text:p>2.628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565.1743" calcext:value-type="float">
            <text:p>565.1743</text:p>
          </table:table-cell>
          <table:table-cell office:value-type="float" office:value="13144.29" calcext:value-type="float">
            <text:p>1314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46957" calcext:value-type="float">
            <text:p>-47.46957</text:p>
          </table:table-cell>
          <table:table-cell office:value-type="float" office:value="124.9878" calcext:value-type="float">
            <text:p>124.9878</text:p>
          </table:table-cell>
          <table:table-cell office:value-type="float" office:value="0" calcext:value-type="float">
            <text:p>0</text:p>
          </table:table-cell>
          <table:table-cell office:value-type="float" office:value="125.3963" calcext:value-type="float">
            <text:p>125.3963</text:p>
          </table:table-cell>
          <table:table-cell office:value-type="float" office:value="64.30666" calcext:value-type="float">
            <text:p>64.30666</text:p>
          </table:table-cell>
          <table:table-cell office:value-type="float" office:value="0.02116499" calcext:value-type="float">
            <text:p>0.0211649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31427" calcext:value-type="float">
            <text:p>-0.02031427</text:p>
          </table:table-cell>
          <table:table-cell office:value-type="float" office:value="370" calcext:value-type="float">
            <text:p>370</text:p>
          </table:table-cell>
          <table:table-cell office:value-type="float" office:value="-47.63387" calcext:value-type="float">
            <text:p>-47.63387</text:p>
          </table:table-cell>
          <table:table-cell office:value-type="float" office:value="0" calcext:value-type="float">
            <text:p>0</text:p>
          </table:table-cell>
          <table:table-cell office:value-type="float" office:value="375.8738" calcext:value-type="float">
            <text:p>375.8738</text:p>
          </table:table-cell>
          <table:table-cell office:value-type="float" office:value="1246.515" calcext:value-type="float">
            <text:p>1246.515</text:p>
          </table:table-cell>
          <table:table-cell office:value-type="float" office:value="1544.023" calcext:value-type="float">
            <text:p>1544.023</text:p>
          </table:table-cell>
          <table:table-cell office:value-type="float" office:value="1271.888" calcext:value-type="float">
            <text:p>1271.888</text:p>
          </table:table-cell>
          <table:table-cell office:value-type="float" office:value="756.7735" calcext:value-type="float">
            <text:p>756.7735</text:p>
          </table:table-cell>
          <table:table-cell office:value-type="float" office:value="1097.912" calcext:value-type="float">
            <text:p>1097.912</text:p>
          </table:table-cell>
          <table:table-cell office:value-type="float" office:value="416.972" calcext:value-type="float">
            <text:p>416.972</text:p>
          </table:table-cell>
          <table:table-cell office:value-type="float" office:value="1849.064" calcext:value-type="float">
            <text:p>1849.064</text:p>
          </table:table-cell>
          <table:table-cell office:value-type="float" office:value="2082.071" calcext:value-type="float">
            <text:p>2082.071</text:p>
          </table:table-cell>
          <table:table-cell office:value-type="float" office:value="1664.702" calcext:value-type="float">
            <text:p>1664.702</text:p>
          </table:table-cell>
          <table:table-cell office:value-type="float" office:value="584.5582" calcext:value-type="float">
            <text:p>584.5582</text:p>
          </table:table-cell>
          <table:table-cell office:value-type="float" office:value="576.4227" calcext:value-type="float">
            <text:p>576.4227</text:p>
          </table:table-cell>
          <table:table-cell office:value-type="float" office:value="142.7172" calcext:value-type="float">
            <text:p>142.7172</text:p>
          </table:table-cell>
          <table:table-cell office:value-type="float" office:value="35.66887" calcext:value-type="float">
            <text:p>35.66887</text:p>
          </table:table-cell>
          <table:table-cell office:value-type="float" office:value="0" calcext:value-type="float">
            <text:p>0</text:p>
          </table:table-cell>
          <table:table-cell office:value-type="float" office:value="-0.00009106281" calcext:value-type="float">
            <text:p>-9.10628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.30157" calcext:value-type="float">
            <text:p>-46.30157</text:p>
          </table:table-cell>
          <table:table-cell office:value-type="float" office:value="0" calcext:value-type="float">
            <text:p>0</text:p>
          </table:table-cell>
          <table:table-cell office:value-type="float" office:value="2.558628" calcext:value-type="float">
            <text:p>2.558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564.2188" calcext:value-type="float">
            <text:p>564.2188</text:p>
          </table:table-cell>
          <table:table-cell office:value-type="float" office:value="13144.47" calcext:value-type="float">
            <text:p>1314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25272" calcext:value-type="float">
            <text:p>-48.25272</text:p>
          </table:table-cell>
          <table:table-cell office:value-type="float" office:value="127.0259" calcext:value-type="float">
            <text:p>127.0259</text:p>
          </table:table-cell>
          <table:table-cell office:value-type="float" office:value="0" calcext:value-type="float">
            <text:p>0</text:p>
          </table:table-cell>
          <table:table-cell office:value-type="float" office:value="124.9507" calcext:value-type="float">
            <text:p>124.9507</text:p>
          </table:table-cell>
          <table:table-cell office:value-type="float" office:value="64.11118" calcext:value-type="float">
            <text:p>64.11118</text:p>
          </table:table-cell>
          <table:table-cell office:value-type="float" office:value="0.02156768" calcext:value-type="float">
            <text:p>0.0215676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48.41626" calcext:value-type="float">
            <text:p>-48.41626</text:p>
          </table:table-cell>
          <table:table-cell office:value-type="float" office:value="0" calcext:value-type="float">
            <text:p>0</text:p>
          </table:table-cell>
          <table:table-cell office:value-type="float" office:value="375.9941" calcext:value-type="float">
            <text:p>375.9941</text:p>
          </table:table-cell>
          <table:table-cell office:value-type="float" office:value="1246.23" calcext:value-type="float">
            <text:p>1246.23</text:p>
          </table:table-cell>
          <table:table-cell office:value-type="float" office:value="1543.722" calcext:value-type="float">
            <text:p>1543.722</text:p>
          </table:table-cell>
          <table:table-cell office:value-type="float" office:value="1271.847" calcext:value-type="float">
            <text:p>1271.847</text:p>
          </table:table-cell>
          <table:table-cell office:value-type="float" office:value="756.7474" calcext:value-type="float">
            <text:p>756.7474</text:p>
          </table:table-cell>
          <table:table-cell office:value-type="float" office:value="1097.896" calcext:value-type="float">
            <text:p>1097.896</text:p>
          </table:table-cell>
          <table:table-cell office:value-type="float" office:value="416.9622" calcext:value-type="float">
            <text:p>416.9622</text:p>
          </table:table-cell>
          <table:table-cell office:value-type="float" office:value="1849.053" calcext:value-type="float">
            <text:p>1849.053</text:p>
          </table:table-cell>
          <table:table-cell office:value-type="float" office:value="2082.066" calcext:value-type="float">
            <text:p>2082.066</text:p>
          </table:table-cell>
          <table:table-cell office:value-type="float" office:value="1664.699" calcext:value-type="float">
            <text:p>1664.699</text:p>
          </table:table-cell>
          <table:table-cell office:value-type="float" office:value="584.5568" calcext:value-type="float">
            <text:p>584.5568</text:p>
          </table:table-cell>
          <table:table-cell office:value-type="float" office:value="576.4193" calcext:value-type="float">
            <text:p>576.4193</text:p>
          </table:table-cell>
          <table:table-cell office:value-type="float" office:value="142.7172" calcext:value-type="float">
            <text:p>142.7172</text:p>
          </table:table-cell>
          <table:table-cell office:value-type="float" office:value="35.66889" calcext:value-type="float">
            <text:p>35.66889</text:p>
          </table:table-cell>
          <table:table-cell office:value-type="float" office:value="0" calcext:value-type="float">
            <text:p>0</text:p>
          </table:table-cell>
          <table:table-cell office:value-type="float" office:value="-0.00009116603" calcext:value-type="float">
            <text:p>-9.11660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06391" calcext:value-type="float">
            <text:p>-47.06391</text:p>
          </table:table-cell>
          <table:table-cell office:value-type="float" office:value="0" calcext:value-type="float">
            <text:p>0</text:p>
          </table:table-cell>
          <table:table-cell office:value-type="float" office:value="2.538147" calcext:value-type="float">
            <text:p>2.53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563.3701" calcext:value-type="float">
            <text:p>563.3701</text:p>
          </table:table-cell>
          <table:table-cell office:value-type="float" office:value="13144.62" calcext:value-type="float">
            <text:p>1314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9566" calcext:value-type="float">
            <text:p>-48.9566</text:p>
          </table:table-cell>
          <table:table-cell office:value-type="float" office:value="129.011" calcext:value-type="float">
            <text:p>129.011</text:p>
          </table:table-cell>
          <table:table-cell office:value-type="float" office:value="0" calcext:value-type="float">
            <text:p>0</text:p>
          </table:table-cell>
          <table:table-cell office:value-type="float" office:value="124.6173" calcext:value-type="float">
            <text:p>124.6173</text:p>
          </table:table-cell>
          <table:table-cell office:value-type="float" office:value="63.96297" calcext:value-type="float">
            <text:p>63.96297</text:p>
          </table:table-cell>
          <table:table-cell office:value-type="float" office:value="0.02196113" calcext:value-type="float">
            <text:p>0.0219611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49.11974" calcext:value-type="float">
            <text:p>-49.11974</text:p>
          </table:table-cell>
          <table:table-cell office:value-type="float" office:value="0" calcext:value-type="float">
            <text:p>0</text:p>
          </table:table-cell>
          <table:table-cell office:value-type="float" office:value="376.0917" calcext:value-type="float">
            <text:p>376.0917</text:p>
          </table:table-cell>
          <table:table-cell office:value-type="float" office:value="1245.969" calcext:value-type="float">
            <text:p>1245.969</text:p>
          </table:table-cell>
          <table:table-cell office:value-type="float" office:value="1543.443" calcext:value-type="float">
            <text:p>1543.443</text:p>
          </table:table-cell>
          <table:table-cell office:value-type="float" office:value="1271.81" calcext:value-type="float">
            <text:p>1271.81</text:p>
          </table:table-cell>
          <table:table-cell office:value-type="float" office:value="756.7231" calcext:value-type="float">
            <text:p>756.7231</text:p>
          </table:table-cell>
          <table:table-cell office:value-type="float" office:value="1097.882" calcext:value-type="float">
            <text:p>1097.882</text:p>
          </table:table-cell>
          <table:table-cell office:value-type="float" office:value="416.9529" calcext:value-type="float">
            <text:p>416.9529</text:p>
          </table:table-cell>
          <table:table-cell office:value-type="float" office:value="1849.042" calcext:value-type="float">
            <text:p>1849.042</text:p>
          </table:table-cell>
          <table:table-cell office:value-type="float" office:value="2082.06" calcext:value-type="float">
            <text:p>2082.06</text:p>
          </table:table-cell>
          <table:table-cell office:value-type="float" office:value="1664.696" calcext:value-type="float">
            <text:p>1664.696</text:p>
          </table:table-cell>
          <table:table-cell office:value-type="float" office:value="584.5554" calcext:value-type="float">
            <text:p>584.5554</text:p>
          </table:table-cell>
          <table:table-cell office:value-type="float" office:value="576.4157" calcext:value-type="float">
            <text:p>576.4157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9" calcext:value-type="float">
            <text:p>35.66889</text:p>
          </table:table-cell>
          <table:table-cell office:value-type="float" office:value="0" calcext:value-type="float">
            <text:p>0</text:p>
          </table:table-cell>
          <table:table-cell office:value-type="float" office:value="-0.00009120957" calcext:value-type="float">
            <text:p>-9.12095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74968" calcext:value-type="float">
            <text:p>-47.74968</text:p>
          </table:table-cell>
          <table:table-cell office:value-type="float" office:value="0" calcext:value-type="float">
            <text:p>0</text:p>
          </table:table-cell>
          <table:table-cell office:value-type="float" office:value="2.519999" calcext:value-type="float">
            <text:p>2.51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561.9709" calcext:value-type="float">
            <text:p>561.9709</text:p>
          </table:table-cell>
          <table:table-cell office:value-type="float" office:value="13144.91" calcext:value-type="float">
            <text:p>13144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00925" calcext:value-type="float">
            <text:p>-50.00925</text:p>
          </table:table-cell>
          <table:table-cell office:value-type="float" office:value="130.5889" calcext:value-type="float">
            <text:p>130.5889</text:p>
          </table:table-cell>
          <table:table-cell office:value-type="float" office:value="0" calcext:value-type="float">
            <text:p>0</text:p>
          </table:table-cell>
          <table:table-cell office:value-type="float" office:value="123.8498" calcext:value-type="float">
            <text:p>123.8498</text:p>
          </table:table-cell>
          <table:table-cell office:value-type="float" office:value="63.62743" calcext:value-type="float">
            <text:p>63.62743</text:p>
          </table:table-cell>
          <table:table-cell office:value-type="float" office:value="0.02237161" calcext:value-type="float">
            <text:p>0.0223716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0.17198" calcext:value-type="float">
            <text:p>-50.17198</text:p>
          </table:table-cell>
          <table:table-cell office:value-type="float" office:value="0" calcext:value-type="float">
            <text:p>0</text:p>
          </table:table-cell>
          <table:table-cell office:value-type="float" office:value="376.2813" calcext:value-type="float">
            <text:p>376.2813</text:p>
          </table:table-cell>
          <table:table-cell office:value-type="float" office:value="1245.539" calcext:value-type="float">
            <text:p>1245.539</text:p>
          </table:table-cell>
          <table:table-cell office:value-type="float" office:value="1543.034" calcext:value-type="float">
            <text:p>1543.034</text:p>
          </table:table-cell>
          <table:table-cell office:value-type="float" office:value="1271.761" calcext:value-type="float">
            <text:p>1271.761</text:p>
          </table:table-cell>
          <table:table-cell office:value-type="float" office:value="756.6931" calcext:value-type="float">
            <text:p>756.6931</text:p>
          </table:table-cell>
          <table:table-cell office:value-type="float" office:value="1097.867" calcext:value-type="float">
            <text:p>1097.867</text:p>
          </table:table-cell>
          <table:table-cell office:value-type="float" office:value="416.9437" calcext:value-type="float">
            <text:p>416.9437</text:p>
          </table:table-cell>
          <table:table-cell office:value-type="float" office:value="1849.031" calcext:value-type="float">
            <text:p>1849.031</text:p>
          </table:table-cell>
          <table:table-cell office:value-type="float" office:value="2082.055" calcext:value-type="float">
            <text:p>2082.055</text:p>
          </table:table-cell>
          <table:table-cell office:value-type="float" office:value="1664.693" calcext:value-type="float">
            <text:p>1664.693</text:p>
          </table:table-cell>
          <table:table-cell office:value-type="float" office:value="584.554" calcext:value-type="float">
            <text:p>584.554</text:p>
          </table:table-cell>
          <table:table-cell office:value-type="float" office:value="576.4121" calcext:value-type="float">
            <text:p>576.4121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9" calcext:value-type="float">
            <text:p>35.66889</text:p>
          </table:table-cell>
          <table:table-cell office:value-type="float" office:value="0" calcext:value-type="float">
            <text:p>0</text:p>
          </table:table-cell>
          <table:table-cell office:value-type="float" office:value="-0.00009151634" calcext:value-type="float">
            <text:p>-9.15163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84424" calcext:value-type="float">
            <text:p>-48.84424</text:p>
          </table:table-cell>
          <table:table-cell office:value-type="float" office:value="0" calcext:value-type="float">
            <text:p>0</text:p>
          </table:table-cell>
          <table:table-cell office:value-type="float" office:value="2.561866" calcext:value-type="float">
            <text:p>2.56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559.9426" calcext:value-type="float">
            <text:p>559.9426</text:p>
          </table:table-cell>
          <table:table-cell office:value-type="float" office:value="13145.27" calcext:value-type="float">
            <text:p>13145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57156" calcext:value-type="float">
            <text:p>-51.57156</text:p>
          </table:table-cell>
          <table:table-cell office:value-type="float" office:value="133.7795" calcext:value-type="float">
            <text:p>133.7795</text:p>
          </table:table-cell>
          <table:table-cell office:value-type="float" office:value="0" calcext:value-type="float">
            <text:p>0</text:p>
          </table:table-cell>
          <table:table-cell office:value-type="float" office:value="123.1803" calcext:value-type="float">
            <text:p>123.1803</text:p>
          </table:table-cell>
          <table:table-cell office:value-type="float" office:value="63.26167" calcext:value-type="float">
            <text:p>63.26167</text:p>
          </table:table-cell>
          <table:table-cell office:value-type="float" office:value="0.02277058" calcext:value-type="float">
            <text:p>0.0227705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1.7339" calcext:value-type="float">
            <text:p>-51.7339</text:p>
          </table:table-cell>
          <table:table-cell office:value-type="float" office:value="0" calcext:value-type="float">
            <text:p>0</text:p>
          </table:table-cell>
          <table:table-cell office:value-type="float" office:value="376.4971" calcext:value-type="float">
            <text:p>376.4971</text:p>
          </table:table-cell>
          <table:table-cell office:value-type="float" office:value="1244.849" calcext:value-type="float">
            <text:p>1244.849</text:p>
          </table:table-cell>
          <table:table-cell office:value-type="float" office:value="1542.386" calcext:value-type="float">
            <text:p>1542.386</text:p>
          </table:table-cell>
          <table:table-cell office:value-type="float" office:value="1271.69" calcext:value-type="float">
            <text:p>1271.69</text:p>
          </table:table-cell>
          <table:table-cell office:value-type="float" office:value="756.6463" calcext:value-type="float">
            <text:p>756.6463</text:p>
          </table:table-cell>
          <table:table-cell office:value-type="float" office:value="1097.845" calcext:value-type="float">
            <text:p>1097.845</text:p>
          </table:table-cell>
          <table:table-cell office:value-type="float" office:value="416.9327" calcext:value-type="float">
            <text:p>416.9327</text:p>
          </table:table-cell>
          <table:table-cell office:value-type="float" office:value="1849.02" calcext:value-type="float">
            <text:p>1849.02</text:p>
          </table:table-cell>
          <table:table-cell office:value-type="float" office:value="2082.05" calcext:value-type="float">
            <text:p>2082.05</text:p>
          </table:table-cell>
          <table:table-cell office:value-type="float" office:value="1664.69" calcext:value-type="float">
            <text:p>1664.69</text:p>
          </table:table-cell>
          <table:table-cell office:value-type="float" office:value="584.5527" calcext:value-type="float">
            <text:p>584.5527</text:p>
          </table:table-cell>
          <table:table-cell office:value-type="float" office:value="576.4085" calcext:value-type="float">
            <text:p>576.4085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9" calcext:value-type="float">
            <text:p>35.66889</text:p>
          </table:table-cell>
          <table:table-cell office:value-type="float" office:value="0" calcext:value-type="float">
            <text:p>0</text:p>
          </table:table-cell>
          <table:table-cell office:value-type="float" office:value="-0.00009474309" calcext:value-type="float">
            <text:p>-9.47430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.48522" calcext:value-type="float">
            <text:p>-50.48522</text:p>
          </table:table-cell>
          <table:table-cell office:value-type="float" office:value="0" calcext:value-type="float">
            <text:p>0</text:p>
          </table:table-cell>
          <table:table-cell office:value-type="float" office:value="2.640366" calcext:value-type="float">
            <text:p>2.640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557.7034" calcext:value-type="float">
            <text:p>557.7034</text:p>
          </table:table-cell>
          <table:table-cell office:value-type="float" office:value="13145.62" calcext:value-type="float">
            <text:p>1314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8239" calcext:value-type="float">
            <text:p>-53.38239</text:p>
          </table:table-cell>
          <table:table-cell office:value-type="float" office:value="136.2784" calcext:value-type="float">
            <text:p>136.2784</text:p>
          </table:table-cell>
          <table:table-cell office:value-type="float" office:value="0" calcext:value-type="float">
            <text:p>0</text:p>
          </table:table-cell>
          <table:table-cell office:value-type="float" office:value="122.8293" calcext:value-type="float">
            <text:p>122.8293</text:p>
          </table:table-cell>
          <table:table-cell office:value-type="float" office:value="62.95715" calcext:value-type="float">
            <text:p>62.95715</text:p>
          </table:table-cell>
          <table:table-cell office:value-type="float" office:value="0.02315622" calcext:value-type="float">
            <text:p>0.0231562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3.54434" calcext:value-type="float">
            <text:p>-53.54434</text:p>
          </table:table-cell>
          <table:table-cell office:value-type="float" office:value="0" calcext:value-type="float">
            <text:p>0</text:p>
          </table:table-cell>
          <table:table-cell office:value-type="float" office:value="376.7026" calcext:value-type="float">
            <text:p>376.7026</text:p>
          </table:table-cell>
          <table:table-cell office:value-type="float" office:value="1244.077" calcext:value-type="float">
            <text:p>1244.077</text:p>
          </table:table-cell>
          <table:table-cell office:value-type="float" office:value="1541.594" calcext:value-type="float">
            <text:p>1541.594</text:p>
          </table:table-cell>
          <table:table-cell office:value-type="float" office:value="1271.602" calcext:value-type="float">
            <text:p>1271.602</text:p>
          </table:table-cell>
          <table:table-cell office:value-type="float" office:value="756.5801" calcext:value-type="float">
            <text:p>756.5801</text:p>
          </table:table-cell>
          <table:table-cell office:value-type="float" office:value="1097.813" calcext:value-type="float">
            <text:p>1097.813</text:p>
          </table:table-cell>
          <table:table-cell office:value-type="float" office:value="416.9185" calcext:value-type="float">
            <text:p>416.9185</text:p>
          </table:table-cell>
          <table:table-cell office:value-type="float" office:value="1849.007" calcext:value-type="float">
            <text:p>1849.007</text:p>
          </table:table-cell>
          <table:table-cell office:value-type="float" office:value="2082.044" calcext:value-type="float">
            <text:p>2082.044</text:p>
          </table:table-cell>
          <table:table-cell office:value-type="float" office:value="1664.687" calcext:value-type="float">
            <text:p>1664.687</text:p>
          </table:table-cell>
          <table:table-cell office:value-type="float" office:value="584.5511" calcext:value-type="float">
            <text:p>584.5511</text:p>
          </table:table-cell>
          <table:table-cell office:value-type="float" office:value="576.4049" calcext:value-type="float">
            <text:p>576.4049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9" calcext:value-type="float">
            <text:p>35.66889</text:p>
          </table:table-cell>
          <table:table-cell office:value-type="float" office:value="0" calcext:value-type="float">
            <text:p>0</text:p>
          </table:table-cell>
          <table:table-cell office:value-type="float" office:value="-0.00009715871" calcext:value-type="float">
            <text:p>-9.71587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34694" calcext:value-type="float">
            <text:p>-52.34694</text:p>
          </table:table-cell>
          <table:table-cell office:value-type="float" office:value="0" calcext:value-type="float">
            <text:p>0</text:p>
          </table:table-cell>
          <table:table-cell office:value-type="float" office:value="2.690938" calcext:value-type="float">
            <text:p>2.69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555.8414" calcext:value-type="float">
            <text:p>555.8414</text:p>
          </table:table-cell>
          <table:table-cell office:value-type="float" office:value="13145.85" calcext:value-type="float">
            <text:p>1314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01278" calcext:value-type="float">
            <text:p>-55.01278</text:p>
          </table:table-cell>
          <table:table-cell office:value-type="float" office:value="140.4856" calcext:value-type="float">
            <text:p>140.4856</text:p>
          </table:table-cell>
          <table:table-cell office:value-type="float" office:value="0" calcext:value-type="float">
            <text:p>0</text:p>
          </table:table-cell>
          <table:table-cell office:value-type="float" office:value="122.9002" calcext:value-type="float">
            <text:p>122.9002</text:p>
          </table:table-cell>
          <table:table-cell office:value-type="float" office:value="62.80796" calcext:value-type="float">
            <text:p>62.80796</text:p>
          </table:table-cell>
          <table:table-cell office:value-type="float" office:value="0.02358113" calcext:value-type="float">
            <text:p>0.0235811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5.1743" calcext:value-type="float">
            <text:p>-55.1743</text:p>
          </table:table-cell>
          <table:table-cell office:value-type="float" office:value="0" calcext:value-type="float">
            <text:p>0</text:p>
          </table:table-cell>
          <table:table-cell office:value-type="float" office:value="376.842" calcext:value-type="float">
            <text:p>376.842</text:p>
          </table:table-cell>
          <table:table-cell office:value-type="float" office:value="1243.445" calcext:value-type="float">
            <text:p>1243.445</text:p>
          </table:table-cell>
          <table:table-cell office:value-type="float" office:value="1540.855" calcext:value-type="float">
            <text:p>1540.855</text:p>
          </table:table-cell>
          <table:table-cell office:value-type="float" office:value="1271.511" calcext:value-type="float">
            <text:p>1271.511</text:p>
          </table:table-cell>
          <table:table-cell office:value-type="float" office:value="756.5071" calcext:value-type="float">
            <text:p>756.5071</text:p>
          </table:table-cell>
          <table:table-cell office:value-type="float" office:value="1097.776" calcext:value-type="float">
            <text:p>1097.776</text:p>
          </table:table-cell>
          <table:table-cell office:value-type="float" office:value="416.8999" calcext:value-type="float">
            <text:p>416.8999</text:p>
          </table:table-cell>
          <table:table-cell office:value-type="float" office:value="1848.992" calcext:value-type="float">
            <text:p>1848.992</text:p>
          </table:table-cell>
          <table:table-cell office:value-type="float" office:value="2082.039" calcext:value-type="float">
            <text:p>2082.039</text:p>
          </table:table-cell>
          <table:table-cell office:value-type="float" office:value="1664.684" calcext:value-type="float">
            <text:p>1664.684</text:p>
          </table:table-cell>
          <table:table-cell office:value-type="float" office:value="584.5497" calcext:value-type="float">
            <text:p>584.5497</text:p>
          </table:table-cell>
          <table:table-cell office:value-type="float" office:value="576.4012" calcext:value-type="float">
            <text:p>576.4012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8" calcext:value-type="float">
            <text:p>3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009771445" calcext:value-type="float">
            <text:p>-9.77144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94524" calcext:value-type="float">
            <text:p>-53.94524</text:p>
          </table:table-cell>
          <table:table-cell office:value-type="float" office:value="0" calcext:value-type="float">
            <text:p>0</text:p>
          </table:table-cell>
          <table:table-cell office:value-type="float" office:value="2.658652" calcext:value-type="float">
            <text:p>2.658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554.1126" calcext:value-type="float">
            <text:p>554.1126</text:p>
          </table:table-cell>
          <table:table-cell office:value-type="float" office:value="13146.12" calcext:value-type="float">
            <text:p>13146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6.43156" calcext:value-type="float">
            <text:p>-56.43156</text:p>
          </table:table-cell>
          <table:table-cell office:value-type="float" office:value="143.9601" calcext:value-type="float">
            <text:p>143.9601</text:p>
          </table:table-cell>
          <table:table-cell office:value-type="float" office:value="0" calcext:value-type="float">
            <text:p>0</text:p>
          </table:table-cell>
          <table:table-cell office:value-type="float" office:value="122.6214" calcext:value-type="float">
            <text:p>122.6214</text:p>
          </table:table-cell>
          <table:table-cell office:value-type="float" office:value="62.59479" calcext:value-type="float">
            <text:p>62.59479</text:p>
          </table:table-cell>
          <table:table-cell office:value-type="float" office:value="0.02399985" calcext:value-type="float">
            <text:p>0.02399985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6.59266" calcext:value-type="float">
            <text:p>-56.59266</text:p>
          </table:table-cell>
          <table:table-cell office:value-type="float" office:value="0" calcext:value-type="float">
            <text:p>0</text:p>
          </table:table-cell>
          <table:table-cell office:value-type="float" office:value="376.9971" calcext:value-type="float">
            <text:p>376.9971</text:p>
          </table:table-cell>
          <table:table-cell office:value-type="float" office:value="1242.852" calcext:value-type="float">
            <text:p>1242.852</text:p>
          </table:table-cell>
          <table:table-cell office:value-type="float" office:value="1540.249" calcext:value-type="float">
            <text:p>1540.249</text:p>
          </table:table-cell>
          <table:table-cell office:value-type="float" office:value="1271.434" calcext:value-type="float">
            <text:p>1271.434</text:p>
          </table:table-cell>
          <table:table-cell office:value-type="float" office:value="756.4517" calcext:value-type="float">
            <text:p>756.4517</text:p>
          </table:table-cell>
          <table:table-cell office:value-type="float" office:value="1097.745" calcext:value-type="float">
            <text:p>1097.745</text:p>
          </table:table-cell>
          <table:table-cell office:value-type="float" office:value="416.8845" calcext:value-type="float">
            <text:p>416.8845</text:p>
          </table:table-cell>
          <table:table-cell office:value-type="float" office:value="1848.977" calcext:value-type="float">
            <text:p>1848.977</text:p>
          </table:table-cell>
          <table:table-cell office:value-type="float" office:value="2082.032" calcext:value-type="float">
            <text:p>2082.032</text:p>
          </table:table-cell>
          <table:table-cell office:value-type="float" office:value="1664.68" calcext:value-type="float">
            <text:p>1664.68</text:p>
          </table:table-cell>
          <table:table-cell office:value-type="float" office:value="584.5482" calcext:value-type="float">
            <text:p>584.5482</text:p>
          </table:table-cell>
          <table:table-cell office:value-type="float" office:value="576.3976" calcext:value-type="float">
            <text:p>576.3976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8" calcext:value-type="float">
            <text:p>3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009904427" calcext:value-type="float">
            <text:p>-9.90442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38835" calcext:value-type="float">
            <text:p>-55.38835</text:p>
          </table:table-cell>
          <table:table-cell office:value-type="float" office:value="0" calcext:value-type="float">
            <text:p>0</text:p>
          </table:table-cell>
          <table:table-cell office:value-type="float" office:value="2.682781" calcext:value-type="float">
            <text:p>2.68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552.3052" calcext:value-type="float">
            <text:p>552.3052</text:p>
          </table:table-cell>
          <table:table-cell office:value-type="float" office:value="13146.38" calcext:value-type="float">
            <text:p>13146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9242" calcext:value-type="float">
            <text:p>-57.9242</text:p>
          </table:table-cell>
          <table:table-cell office:value-type="float" office:value="150.3662" calcext:value-type="float">
            <text:p>150.3662</text:p>
          </table:table-cell>
          <table:table-cell office:value-type="float" office:value="0" calcext:value-type="float">
            <text:p>0</text:p>
          </table:table-cell>
          <table:table-cell office:value-type="float" office:value="122.4128" calcext:value-type="float">
            <text:p>122.4128</text:p>
          </table:table-cell>
          <table:table-cell office:value-type="float" office:value="62.39639" calcext:value-type="float">
            <text:p>62.39639</text:p>
          </table:table-cell>
          <table:table-cell office:value-type="float" office:value="0.02442821" calcext:value-type="float">
            <text:p>0.0244282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179" calcext:value-type="float">
            <text:p>0.0004448179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8.08488" calcext:value-type="float">
            <text:p>-58.08488</text:p>
          </table:table-cell>
          <table:table-cell office:value-type="float" office:value="0" calcext:value-type="float">
            <text:p>0</text:p>
          </table:table-cell>
          <table:table-cell office:value-type="float" office:value="377.1489" calcext:value-type="float">
            <text:p>377.1489</text:p>
          </table:table-cell>
          <table:table-cell office:value-type="float" office:value="1242.222" calcext:value-type="float">
            <text:p>1242.222</text:p>
          </table:table-cell>
          <table:table-cell office:value-type="float" office:value="1539.598" calcext:value-type="float">
            <text:p>1539.598</text:p>
          </table:table-cell>
          <table:table-cell office:value-type="float" office:value="1271.353" calcext:value-type="float">
            <text:p>1271.353</text:p>
          </table:table-cell>
          <table:table-cell office:value-type="float" office:value="756.3933" calcext:value-type="float">
            <text:p>756.3933</text:p>
          </table:table-cell>
          <table:table-cell office:value-type="float" office:value="1097.713" calcext:value-type="float">
            <text:p>1097.713</text:p>
          </table:table-cell>
          <table:table-cell office:value-type="float" office:value="416.8687" calcext:value-type="float">
            <text:p>416.8687</text:p>
          </table:table-cell>
          <table:table-cell office:value-type="float" office:value="1848.961" calcext:value-type="float">
            <text:p>1848.961</text:p>
          </table:table-cell>
          <table:table-cell office:value-type="float" office:value="2082.026" calcext:value-type="float">
            <text:p>2082.026</text:p>
          </table:table-cell>
          <table:table-cell office:value-type="float" office:value="1664.677" calcext:value-type="float">
            <text:p>1664.677</text:p>
          </table:table-cell>
          <table:table-cell office:value-type="float" office:value="584.5468" calcext:value-type="float">
            <text:p>584.5468</text:p>
          </table:table-cell>
          <table:table-cell office:value-type="float" office:value="576.3939" calcext:value-type="float">
            <text:p>576.3939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8" calcext:value-type="float">
            <text:p>3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01004939" calcext:value-type="float">
            <text:p>-0.00010049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90752" calcext:value-type="float">
            <text:p>-56.90752</text:p>
          </table:table-cell>
          <table:table-cell office:value-type="float" office:value="0" calcext:value-type="float">
            <text:p>0</text:p>
          </table:table-cell>
          <table:table-cell office:value-type="float" office:value="2.709385" calcext:value-type="float">
            <text:p>2.70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550.4339" calcext:value-type="float">
            <text:p>550.4339</text:p>
          </table:table-cell>
          <table:table-cell office:value-type="float" office:value="13146.62" calcext:value-type="float">
            <text:p>13146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53051" calcext:value-type="float">
            <text:p>-59.53051</text:p>
          </table:table-cell>
          <table:table-cell office:value-type="float" office:value="154.5177" calcext:value-type="float">
            <text:p>154.5177</text:p>
          </table:table-cell>
          <table:table-cell office:value-type="float" office:value="0" calcext:value-type="float">
            <text:p>0</text:p>
          </table:table-cell>
          <table:table-cell office:value-type="float" office:value="122.705" calcext:value-type="float">
            <text:p>122.705</text:p>
          </table:table-cell>
          <table:table-cell office:value-type="float" office:value="62.11361" calcext:value-type="float">
            <text:p>62.11361</text:p>
          </table:table-cell>
          <table:table-cell office:value-type="float" office:value="0.02492077" calcext:value-type="float">
            <text:p>0.02492077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48266" calcext:value-type="float">
            <text:p>0.000444826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067441" calcext:value-type="float">
            <text:p>-0.02067441</text:p>
          </table:table-cell>
          <table:table-cell office:value-type="float" office:value="370" calcext:value-type="float">
            <text:p>370</text:p>
          </table:table-cell>
          <table:table-cell office:value-type="float" office:value="-59.6907" calcext:value-type="float">
            <text:p>-59.6907</text:p>
          </table:table-cell>
          <table:table-cell office:value-type="float" office:value="0" calcext:value-type="float">
            <text:p>0</text:p>
          </table:table-cell>
          <table:table-cell office:value-type="float" office:value="377.2858" calcext:value-type="float">
            <text:p>377.2858</text:p>
          </table:table-cell>
          <table:table-cell office:value-type="float" office:value="1241.644" calcext:value-type="float">
            <text:p>1241.644</text:p>
          </table:table-cell>
          <table:table-cell office:value-type="float" office:value="1538.933" calcext:value-type="float">
            <text:p>1538.933</text:p>
          </table:table-cell>
          <table:table-cell office:value-type="float" office:value="1271.269" calcext:value-type="float">
            <text:p>1271.269</text:p>
          </table:table-cell>
          <table:table-cell office:value-type="float" office:value="756.3253" calcext:value-type="float">
            <text:p>756.3253</text:p>
          </table:table-cell>
          <table:table-cell office:value-type="float" office:value="1097.677" calcext:value-type="float">
            <text:p>1097.677</text:p>
          </table:table-cell>
          <table:table-cell office:value-type="float" office:value="416.8501" calcext:value-type="float">
            <text:p>416.8501</text:p>
          </table:table-cell>
          <table:table-cell office:value-type="float" office:value="1848.945" calcext:value-type="float">
            <text:p>1848.945</text:p>
          </table:table-cell>
          <table:table-cell office:value-type="float" office:value="2082.02" calcext:value-type="float">
            <text:p>2082.02</text:p>
          </table:table-cell>
          <table:table-cell office:value-type="float" office:value="1664.674" calcext:value-type="float">
            <text:p>1664.674</text:p>
          </table:table-cell>
          <table:table-cell office:value-type="float" office:value="584.5452" calcext:value-type="float">
            <text:p>584.5452</text:p>
          </table:table-cell>
          <table:table-cell office:value-type="float" office:value="576.3901" calcext:value-type="float">
            <text:p>576.3901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8" calcext:value-type="float">
            <text:p>3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01073196" calcext:value-type="float">
            <text:p>-0.00010731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50826" calcext:value-type="float">
            <text:p>-58.50826</text:p>
          </table:table-cell>
          <table:table-cell office:value-type="float" office:value="0" calcext:value-type="float">
            <text:p>0</text:p>
          </table:table-cell>
          <table:table-cell office:value-type="float" office:value="2.703667" calcext:value-type="float">
            <text:p>2.70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549.1393" calcext:value-type="float">
            <text:p>549.1393</text:p>
          </table:table-cell>
          <table:table-cell office:value-type="float" office:value="13146.81" calcext:value-type="float">
            <text:p>1314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6666" calcext:value-type="float">
            <text:p>-60.66666</text:p>
          </table:table-cell>
          <table:table-cell office:value-type="float" office:value="155.6997" calcext:value-type="float">
            <text:p>155.6997</text:p>
          </table:table-cell>
          <table:table-cell office:value-type="float" office:value="0" calcext:value-type="float">
            <text:p>0</text:p>
          </table:table-cell>
          <table:table-cell office:value-type="float" office:value="122.969" calcext:value-type="float">
            <text:p>122.969</text:p>
          </table:table-cell>
          <table:table-cell office:value-type="float" office:value="61.72935" calcext:value-type="float">
            <text:p>61.72935</text:p>
          </table:table-cell>
          <table:table-cell office:value-type="float" office:value="0.02535743" calcext:value-type="float">
            <text:p>0.0253574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5201" calcext:value-type="float">
            <text:p>0.000445201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165185" calcext:value-type="float">
            <text:p>-0.02165185</text:p>
          </table:table-cell>
          <table:table-cell office:value-type="float" office:value="370" calcext:value-type="float">
            <text:p>370</text:p>
          </table:table-cell>
          <table:table-cell office:value-type="float" office:value="-60.82543" calcext:value-type="float">
            <text:p>-60.82543</text:p>
          </table:table-cell>
          <table:table-cell office:value-type="float" office:value="0" calcext:value-type="float">
            <text:p>0</text:p>
          </table:table-cell>
          <table:table-cell office:value-type="float" office:value="377.3844" calcext:value-type="float">
            <text:p>377.3844</text:p>
          </table:table-cell>
          <table:table-cell office:value-type="float" office:value="1241.38" calcext:value-type="float">
            <text:p>1241.38</text:p>
          </table:table-cell>
          <table:table-cell office:value-type="float" office:value="1538.56" calcext:value-type="float">
            <text:p>1538.56</text:p>
          </table:table-cell>
          <table:table-cell office:value-type="float" office:value="1271.208" calcext:value-type="float">
            <text:p>1271.208</text:p>
          </table:table-cell>
          <table:table-cell office:value-type="float" office:value="756.2784" calcext:value-type="float">
            <text:p>756.2784</text:p>
          </table:table-cell>
          <table:table-cell office:value-type="float" office:value="1097.647" calcext:value-type="float">
            <text:p>1097.647</text:p>
          </table:table-cell>
          <table:table-cell office:value-type="float" office:value="416.8344" calcext:value-type="float">
            <text:p>416.8344</text:p>
          </table:table-cell>
          <table:table-cell office:value-type="float" office:value="1848.929" calcext:value-type="float">
            <text:p>1848.929</text:p>
          </table:table-cell>
          <table:table-cell office:value-type="float" office:value="2082.013" calcext:value-type="float">
            <text:p>2082.013</text:p>
          </table:table-cell>
          <table:table-cell office:value-type="float" office:value="1664.67" calcext:value-type="float">
            <text:p>1664.67</text:p>
          </table:table-cell>
          <table:table-cell office:value-type="float" office:value="584.5436" calcext:value-type="float">
            <text:p>584.5436</text:p>
          </table:table-cell>
          <table:table-cell office:value-type="float" office:value="576.3864" calcext:value-type="float">
            <text:p>576.3864</text:p>
          </table:table-cell>
          <table:table-cell office:value-type="float" office:value="142.7171" calcext:value-type="float">
            <text:p>142.7171</text:p>
          </table:table-cell>
          <table:table-cell office:value-type="float" office:value="35.66888" calcext:value-type="float">
            <text:p>3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01073907" calcext:value-type="float">
            <text:p>-0.00010739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9.59755" calcext:value-type="float">
            <text:p>-59.59755</text:p>
          </table:table-cell>
          <table:table-cell office:value-type="float" office:value="0" calcext:value-type="float">
            <text:p>0</text:p>
          </table:table-cell>
          <table:table-cell office:value-type="float" office:value="2.658053" calcext:value-type="float">
            <text:p>2.658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546.8853" calcext:value-type="float">
            <text:p>546.8853</text:p>
          </table:table-cell>
          <table:table-cell office:value-type="float" office:value="13147.18" calcext:value-type="float">
            <text:p>1314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2.50839" calcext:value-type="float">
            <text:p>-62.50839</text:p>
          </table:table-cell>
          <table:table-cell office:value-type="float" office:value="161.0148" calcext:value-type="float">
            <text:p>161.0148</text:p>
          </table:table-cell>
          <table:table-cell office:value-type="float" office:value="0" calcext:value-type="float">
            <text:p>0</text:p>
          </table:table-cell>
          <table:table-cell office:value-type="float" office:value="123.6064" calcext:value-type="float">
            <text:p>123.6064</text:p>
          </table:table-cell>
          <table:table-cell office:value-type="float" office:value="60.92685" calcext:value-type="float">
            <text:p>60.92685</text:p>
          </table:table-cell>
          <table:table-cell office:value-type="float" office:value="0.02581651" calcext:value-type="float">
            <text:p>0.0258165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53344" calcext:value-type="float">
            <text:p>0.000445334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268769" calcext:value-type="float">
            <text:p>-0.02268769</text:p>
          </table:table-cell>
          <table:table-cell office:value-type="float" office:value="370" calcext:value-type="float">
            <text:p>370</text:p>
          </table:table-cell>
          <table:table-cell office:value-type="float" office:value="-62.66566" calcext:value-type="float">
            <text:p>-62.66566</text:p>
          </table:table-cell>
          <table:table-cell office:value-type="float" office:value="0" calcext:value-type="float">
            <text:p>0</text:p>
          </table:table-cell>
          <table:table-cell office:value-type="float" office:value="377.5326" calcext:value-type="float">
            <text:p>377.5326</text:p>
          </table:table-cell>
          <table:table-cell office:value-type="float" office:value="1240.866" calcext:value-type="float">
            <text:p>1240.866</text:p>
          </table:table-cell>
          <table:table-cell office:value-type="float" office:value="1538.029" calcext:value-type="float">
            <text:p>1538.029</text:p>
          </table:table-cell>
          <table:table-cell office:value-type="float" office:value="1271.141" calcext:value-type="float">
            <text:p>1271.141</text:p>
          </table:table-cell>
          <table:table-cell office:value-type="float" office:value="756.2325" calcext:value-type="float">
            <text:p>756.2325</text:p>
          </table:table-cell>
          <table:table-cell office:value-type="float" office:value="1097.622" calcext:value-type="float">
            <text:p>1097.622</text:p>
          </table:table-cell>
          <table:table-cell office:value-type="float" office:value="416.8215" calcext:value-type="float">
            <text:p>416.8215</text:p>
          </table:table-cell>
          <table:table-cell office:value-type="float" office:value="1848.914" calcext:value-type="float">
            <text:p>1848.914</text:p>
          </table:table-cell>
          <table:table-cell office:value-type="float" office:value="2082.006" calcext:value-type="float">
            <text:p>2082.006</text:p>
          </table:table-cell>
          <table:table-cell office:value-type="float" office:value="1664.667" calcext:value-type="float">
            <text:p>1664.667</text:p>
          </table:table-cell>
          <table:table-cell office:value-type="float" office:value="584.5421" calcext:value-type="float">
            <text:p>584.5421</text:p>
          </table:table-cell>
          <table:table-cell office:value-type="float" office:value="576.3826" calcext:value-type="float">
            <text:p>576.3826</text:p>
          </table:table-cell>
          <table:table-cell office:value-type="float" office:value="142.717" calcext:value-type="float">
            <text:p>142.717</text:p>
          </table:table-cell>
          <table:table-cell office:value-type="float" office:value="35.66892" calcext:value-type="float">
            <text:p>35.66892</text:p>
          </table:table-cell>
          <table:table-cell office:value-type="float" office:value="0" calcext:value-type="float">
            <text:p>0</text:p>
          </table:table-cell>
          <table:table-cell office:value-type="float" office:value="-0.0001094877" calcext:value-type="float">
            <text:p>-0.0001094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1.46524" calcext:value-type="float">
            <text:p>-61.46524</text:p>
          </table:table-cell>
          <table:table-cell office:value-type="float" office:value="0" calcext:value-type="float">
            <text:p>0</text:p>
          </table:table-cell>
          <table:table-cell office:value-type="float" office:value="2.685229" calcext:value-type="float">
            <text:p>2.685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545.7814" calcext:value-type="float">
            <text:p>545.7814</text:p>
          </table:table-cell>
          <table:table-cell office:value-type="float" office:value="13147.34" calcext:value-type="float">
            <text:p>13147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4851" calcext:value-type="float">
            <text:p>-63.4851</text:p>
          </table:table-cell>
          <table:table-cell office:value-type="float" office:value="163.1816" calcext:value-type="float">
            <text:p>163.1816</text:p>
          </table:table-cell>
          <table:table-cell office:value-type="float" office:value="0" calcext:value-type="float">
            <text:p>0</text:p>
          </table:table-cell>
          <table:table-cell office:value-type="float" office:value="123.7548" calcext:value-type="float">
            <text:p>123.7548</text:p>
          </table:table-cell>
          <table:table-cell office:value-type="float" office:value="60.64084" calcext:value-type="float">
            <text:p>60.64084</text:p>
          </table:table-cell>
          <table:table-cell office:value-type="float" office:value="0.02625508" calcext:value-type="float">
            <text:p>0.0262550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54216" calcext:value-type="float">
            <text:p>0.000445421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63.64125" calcext:value-type="float">
            <text:p>-63.64125</text:p>
          </table:table-cell>
          <table:table-cell office:value-type="float" office:value="0" calcext:value-type="float">
            <text:p>0</text:p>
          </table:table-cell>
          <table:table-cell office:value-type="float" office:value="377.6218" calcext:value-type="float">
            <text:p>377.6218</text:p>
          </table:table-cell>
          <table:table-cell office:value-type="float" office:value="1240.633" calcext:value-type="float">
            <text:p>1240.633</text:p>
          </table:table-cell>
          <table:table-cell office:value-type="float" office:value="1537.686" calcext:value-type="float">
            <text:p>1537.686</text:p>
          </table:table-cell>
          <table:table-cell office:value-type="float" office:value="1271.084" calcext:value-type="float">
            <text:p>1271.084</text:p>
          </table:table-cell>
          <table:table-cell office:value-type="float" office:value="756.1913" calcext:value-type="float">
            <text:p>756.1913</text:p>
          </table:table-cell>
          <table:table-cell office:value-type="float" office:value="1097.595" calcext:value-type="float">
            <text:p>1097.595</text:p>
          </table:table-cell>
          <table:table-cell office:value-type="float" office:value="416.8077" calcext:value-type="float">
            <text:p>416.8077</text:p>
          </table:table-cell>
          <table:table-cell office:value-type="float" office:value="1848.898" calcext:value-type="float">
            <text:p>1848.898</text:p>
          </table:table-cell>
          <table:table-cell office:value-type="float" office:value="2082" calcext:value-type="float">
            <text:p>2082</text:p>
          </table:table-cell>
          <table:table-cell office:value-type="float" office:value="1664.663" calcext:value-type="float">
            <text:p>1664.663</text:p>
          </table:table-cell>
          <table:table-cell office:value-type="float" office:value="584.5405" calcext:value-type="float">
            <text:p>584.5405</text:p>
          </table:table-cell>
          <table:table-cell office:value-type="float" office:value="576.3788" calcext:value-type="float">
            <text:p>576.3788</text:p>
          </table:table-cell>
          <table:table-cell office:value-type="float" office:value="142.717" calcext:value-type="float">
            <text:p>142.717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1095378" calcext:value-type="float">
            <text:p>-0.00010953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39479" calcext:value-type="float">
            <text:p>-62.39479</text:p>
          </table:table-cell>
          <table:table-cell office:value-type="float" office:value="0" calcext:value-type="float">
            <text:p>0</text:p>
          </table:table-cell>
          <table:table-cell office:value-type="float" office:value="2.63884" calcext:value-type="float">
            <text:p>2.6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544.8691" calcext:value-type="float">
            <text:p>544.8691</text:p>
          </table:table-cell>
          <table:table-cell office:value-type="float" office:value="13147.5" calcext:value-type="float">
            <text:p>131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4.26627" calcext:value-type="float">
            <text:p>-64.26627</text:p>
          </table:table-cell>
          <table:table-cell office:value-type="float" office:value="165.3662" calcext:value-type="float">
            <text:p>165.3662</text:p>
          </table:table-cell>
          <table:table-cell office:value-type="float" office:value="0" calcext:value-type="float">
            <text:p>0</text:p>
          </table:table-cell>
          <table:table-cell office:value-type="float" office:value="123.8479" calcext:value-type="float">
            <text:p>123.8479</text:p>
          </table:table-cell>
          <table:table-cell office:value-type="float" office:value="60.33894" calcext:value-type="float">
            <text:p>60.33894</text:p>
          </table:table-cell>
          <table:table-cell office:value-type="float" office:value="0.02667232" calcext:value-type="float">
            <text:p>0.0266723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0214" calcext:value-type="float">
            <text:p>0.000447021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64.422" calcext:value-type="float">
            <text:p>-64.422</text:p>
          </table:table-cell>
          <table:table-cell office:value-type="float" office:value="0" calcext:value-type="float">
            <text:p>0</text:p>
          </table:table-cell>
          <table:table-cell office:value-type="float" office:value="377.6995" calcext:value-type="float">
            <text:p>377.6995</text:p>
          </table:table-cell>
          <table:table-cell office:value-type="float" office:value="1240.455" calcext:value-type="float">
            <text:p>1240.455</text:p>
          </table:table-cell>
          <table:table-cell office:value-type="float" office:value="1537.452" calcext:value-type="float">
            <text:p>1537.452</text:p>
          </table:table-cell>
          <table:table-cell office:value-type="float" office:value="1271.046" calcext:value-type="float">
            <text:p>1271.046</text:p>
          </table:table-cell>
          <table:table-cell office:value-type="float" office:value="756.166" calcext:value-type="float">
            <text:p>756.166</text:p>
          </table:table-cell>
          <table:table-cell office:value-type="float" office:value="1097.578" calcext:value-type="float">
            <text:p>1097.578</text:p>
          </table:table-cell>
          <table:table-cell office:value-type="float" office:value="416.7966" calcext:value-type="float">
            <text:p>416.7966</text:p>
          </table:table-cell>
          <table:table-cell office:value-type="float" office:value="1848.884" calcext:value-type="float">
            <text:p>1848.884</text:p>
          </table:table-cell>
          <table:table-cell office:value-type="float" office:value="2081.993" calcext:value-type="float">
            <text:p>2081.993</text:p>
          </table:table-cell>
          <table:table-cell office:value-type="float" office:value="1664.659" calcext:value-type="float">
            <text:p>1664.659</text:p>
          </table:table-cell>
          <table:table-cell office:value-type="float" office:value="584.5389" calcext:value-type="float">
            <text:p>584.5389</text:p>
          </table:table-cell>
          <table:table-cell office:value-type="float" office:value="576.3749" calcext:value-type="float">
            <text:p>576.3749</text:p>
          </table:table-cell>
          <table:table-cell office:value-type="float" office:value="142.717" calcext:value-type="float">
            <text:p>142.717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1095559" calcext:value-type="float">
            <text:p>-0.00010955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14743" calcext:value-type="float">
            <text:p>-63.14743</text:p>
          </table:table-cell>
          <table:table-cell office:value-type="float" office:value="0" calcext:value-type="float">
            <text:p>0</text:p>
          </table:table-cell>
          <table:table-cell office:value-type="float" office:value="2.610284" calcext:value-type="float">
            <text:p>2.61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543.2667" calcext:value-type="float">
            <text:p>543.2667</text:p>
          </table:table-cell>
          <table:table-cell office:value-type="float" office:value="13147.79" calcext:value-type="float">
            <text:p>13147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5439" calcext:value-type="float">
            <text:p>-65.5439</text:p>
          </table:table-cell>
          <table:table-cell office:value-type="float" office:value="169.4636" calcext:value-type="float">
            <text:p>169.4636</text:p>
          </table:table-cell>
          <table:table-cell office:value-type="float" office:value="0" calcext:value-type="float">
            <text:p>0</text:p>
          </table:table-cell>
          <table:table-cell office:value-type="float" office:value="124.2331" calcext:value-type="float">
            <text:p>124.2331</text:p>
          </table:table-cell>
          <table:table-cell office:value-type="float" office:value="59.69302" calcext:value-type="float">
            <text:p>59.69302</text:p>
          </table:table-cell>
          <table:table-cell office:value-type="float" office:value="0.02711183" calcext:value-type="float">
            <text:p>0.0271118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4834" calcext:value-type="float">
            <text:p>0.000447483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65.6992" calcext:value-type="float">
            <text:p>-65.6992</text:p>
          </table:table-cell>
          <table:table-cell office:value-type="float" office:value="0" calcext:value-type="float">
            <text:p>0</text:p>
          </table:table-cell>
          <table:table-cell office:value-type="float" office:value="377.8301" calcext:value-type="float">
            <text:p>377.8301</text:p>
          </table:table-cell>
          <table:table-cell office:value-type="float" office:value="1240.132" calcext:value-type="float">
            <text:p>1240.132</text:p>
          </table:table-cell>
          <table:table-cell office:value-type="float" office:value="1537.107" calcext:value-type="float">
            <text:p>1537.107</text:p>
          </table:table-cell>
          <table:table-cell office:value-type="float" office:value="1271" calcext:value-type="float">
            <text:p>1271</text:p>
          </table:table-cell>
          <table:table-cell office:value-type="float" office:value="756.1374" calcext:value-type="float">
            <text:p>756.1374</text:p>
          </table:table-cell>
          <table:table-cell office:value-type="float" office:value="1097.562" calcext:value-type="float">
            <text:p>1097.562</text:p>
          </table:table-cell>
          <table:table-cell office:value-type="float" office:value="416.7863" calcext:value-type="float">
            <text:p>416.7863</text:p>
          </table:table-cell>
          <table:table-cell office:value-type="float" office:value="1848.871" calcext:value-type="float">
            <text:p>1848.871</text:p>
          </table:table-cell>
          <table:table-cell office:value-type="float" office:value="2081.987" calcext:value-type="float">
            <text:p>2081.987</text:p>
          </table:table-cell>
          <table:table-cell office:value-type="float" office:value="1664.656" calcext:value-type="float">
            <text:p>1664.656</text:p>
          </table:table-cell>
          <table:table-cell office:value-type="float" office:value="584.5372" calcext:value-type="float">
            <text:p>584.5372</text:p>
          </table:table-cell>
          <table:table-cell office:value-type="float" office:value="576.3709" calcext:value-type="float">
            <text:p>576.3709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1097402" calcext:value-type="float">
            <text:p>-0.00010974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45467" calcext:value-type="float">
            <text:p>-64.45467</text:p>
          </table:table-cell>
          <table:table-cell office:value-type="float" office:value="0" calcext:value-type="float">
            <text:p>0</text:p>
          </table:table-cell>
          <table:table-cell office:value-type="float" office:value="2.639707" calcext:value-type="float">
            <text:p>2.63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540.8724" calcext:value-type="float">
            <text:p>540.8724</text:p>
          </table:table-cell>
          <table:table-cell office:value-type="float" office:value="13148.18" calcext:value-type="float">
            <text:p>1314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7.47807" calcext:value-type="float">
            <text:p>-67.47807</text:p>
          </table:table-cell>
          <table:table-cell office:value-type="float" office:value="176.4832" calcext:value-type="float">
            <text:p>176.4832</text:p>
          </table:table-cell>
          <table:table-cell office:value-type="float" office:value="0" calcext:value-type="float">
            <text:p>0</text:p>
          </table:table-cell>
          <table:table-cell office:value-type="float" office:value="124.8199" calcext:value-type="float">
            <text:p>124.8199</text:p>
          </table:table-cell>
          <table:table-cell office:value-type="float" office:value="58.95276" calcext:value-type="float">
            <text:p>58.95276</text:p>
          </table:table-cell>
          <table:table-cell office:value-type="float" office:value="0.02759032" calcext:value-type="float">
            <text:p>0.0275903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116" calcext:value-type="float">
            <text:p>0.000447511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67.63289" calcext:value-type="float">
            <text:p>-67.63289</text:p>
          </table:table-cell>
          <table:table-cell office:value-type="float" office:value="0" calcext:value-type="float">
            <text:p>0</text:p>
          </table:table-cell>
          <table:table-cell office:value-type="float" office:value="377.9616" calcext:value-type="float">
            <text:p>377.9616</text:p>
          </table:table-cell>
          <table:table-cell office:value-type="float" office:value="1239.506" calcext:value-type="float">
            <text:p>1239.506</text:p>
          </table:table-cell>
          <table:table-cell office:value-type="float" office:value="1536.508" calcext:value-type="float">
            <text:p>1536.508</text:p>
          </table:table-cell>
          <table:table-cell office:value-type="float" office:value="1270.933" calcext:value-type="float">
            <text:p>1270.933</text:p>
          </table:table-cell>
          <table:table-cell office:value-type="float" office:value="756.093" calcext:value-type="float">
            <text:p>756.093</text:p>
          </table:table-cell>
          <table:table-cell office:value-type="float" office:value="1097.54" calcext:value-type="float">
            <text:p>1097.54</text:p>
          </table:table-cell>
          <table:table-cell office:value-type="float" office:value="416.7747" calcext:value-type="float">
            <text:p>416.7747</text:p>
          </table:table-cell>
          <table:table-cell office:value-type="float" office:value="1848.858" calcext:value-type="float">
            <text:p>1848.858</text:p>
          </table:table-cell>
          <table:table-cell office:value-type="float" office:value="2081.98" calcext:value-type="float">
            <text:p>2081.98</text:p>
          </table:table-cell>
          <table:table-cell office:value-type="float" office:value="1664.652" calcext:value-type="float">
            <text:p>1664.652</text:p>
          </table:table-cell>
          <table:table-cell office:value-type="float" office:value="584.5356" calcext:value-type="float">
            <text:p>584.5356</text:p>
          </table:table-cell>
          <table:table-cell office:value-type="float" office:value="576.3669" calcext:value-type="float">
            <text:p>576.3669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1218448" calcext:value-type="float">
            <text:p>-0.00012184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6.44647" calcext:value-type="float">
            <text:p>-66.44647</text:p>
          </table:table-cell>
          <table:table-cell office:value-type="float" office:value="0" calcext:value-type="float">
            <text:p>0</text:p>
          </table:table-cell>
          <table:table-cell office:value-type="float" office:value="2.697586" calcext:value-type="float">
            <text:p>2.69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537.8441" calcext:value-type="float">
            <text:p>537.8441</text:p>
          </table:table-cell>
          <table:table-cell office:value-type="float" office:value="13148.72" calcext:value-type="float">
            <text:p>13148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9.81623" calcext:value-type="float">
            <text:p>-69.81623</text:p>
          </table:table-cell>
          <table:table-cell office:value-type="float" office:value="179.6729" calcext:value-type="float">
            <text:p>179.6729</text:p>
          </table:table-cell>
          <table:table-cell office:value-type="float" office:value="0" calcext:value-type="float">
            <text:p>0</text:p>
          </table:table-cell>
          <table:table-cell office:value-type="float" office:value="123.8325" calcext:value-type="float">
            <text:p>123.8325</text:p>
          </table:table-cell>
          <table:table-cell office:value-type="float" office:value="58.40333" calcext:value-type="float">
            <text:p>58.40333</text:p>
          </table:table-cell>
          <table:table-cell office:value-type="float" office:value="0.02803314" calcext:value-type="float">
            <text:p>0.0280331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116" calcext:value-type="float">
            <text:p>0.000447511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69.97061" calcext:value-type="float">
            <text:p>-69.97061</text:p>
          </table:table-cell>
          <table:table-cell office:value-type="float" office:value="0" calcext:value-type="float">
            <text:p>0</text:p>
          </table:table-cell>
          <table:table-cell office:value-type="float" office:value="378.2766" calcext:value-type="float">
            <text:p>378.2766</text:p>
          </table:table-cell>
          <table:table-cell office:value-type="float" office:value="1238.481" calcext:value-type="float">
            <text:p>1238.481</text:p>
          </table:table-cell>
          <table:table-cell office:value-type="float" office:value="1535.547" calcext:value-type="float">
            <text:p>1535.547</text:p>
          </table:table-cell>
          <table:table-cell office:value-type="float" office:value="1270.829" calcext:value-type="float">
            <text:p>1270.829</text:p>
          </table:table-cell>
          <table:table-cell office:value-type="float" office:value="756.0195" calcext:value-type="float">
            <text:p>756.0195</text:p>
          </table:table-cell>
          <table:table-cell office:value-type="float" office:value="1097.505" calcext:value-type="float">
            <text:p>1097.505</text:p>
          </table:table-cell>
          <table:table-cell office:value-type="float" office:value="416.7587" calcext:value-type="float">
            <text:p>416.7587</text:p>
          </table:table-cell>
          <table:table-cell office:value-type="float" office:value="1848.843" calcext:value-type="float">
            <text:p>1848.843</text:p>
          </table:table-cell>
          <table:table-cell office:value-type="float" office:value="2081.974" calcext:value-type="float">
            <text:p>2081.974</text:p>
          </table:table-cell>
          <table:table-cell office:value-type="float" office:value="1664.648" calcext:value-type="float">
            <text:p>1664.648</text:p>
          </table:table-cell>
          <table:table-cell office:value-type="float" office:value="584.5339" calcext:value-type="float">
            <text:p>584.5339</text:p>
          </table:table-cell>
          <table:table-cell office:value-type="float" office:value="576.3629" calcext:value-type="float">
            <text:p>576.3629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1480535" calcext:value-type="float">
            <text:p>-0.0001480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89495" calcext:value-type="float">
            <text:p>-68.89495</text:p>
          </table:table-cell>
          <table:table-cell office:value-type="float" office:value="0" calcext:value-type="float">
            <text:p>0</text:p>
          </table:table-cell>
          <table:table-cell office:value-type="float" office:value="2.80802" calcext:value-type="float">
            <text:p>2.8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534.0232" calcext:value-type="float">
            <text:p>534.0232</text:p>
          </table:table-cell>
          <table:table-cell office:value-type="float" office:value="13149.28" calcext:value-type="float">
            <text:p>1314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91586" calcext:value-type="float">
            <text:p>-72.91586</text:p>
          </table:table-cell>
          <table:table-cell office:value-type="float" office:value="186.8233" calcext:value-type="float">
            <text:p>186.8233</text:p>
          </table:table-cell>
          <table:table-cell office:value-type="float" office:value="0" calcext:value-type="float">
            <text:p>0</text:p>
          </table:table-cell>
          <table:table-cell office:value-type="float" office:value="123.5069" calcext:value-type="float">
            <text:p>123.5069</text:p>
          </table:table-cell>
          <table:table-cell office:value-type="float" office:value="58.00998" calcext:value-type="float">
            <text:p>58.00998</text:p>
          </table:table-cell>
          <table:table-cell office:value-type="float" office:value="0.02842161" calcext:value-type="float">
            <text:p>0.0284216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116" calcext:value-type="float">
            <text:p>0.000447511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73.06985" calcext:value-type="float">
            <text:p>-73.06985</text:p>
          </table:table-cell>
          <table:table-cell office:value-type="float" office:value="0" calcext:value-type="float">
            <text:p>0</text:p>
          </table:table-cell>
          <table:table-cell office:value-type="float" office:value="378.5622" calcext:value-type="float">
            <text:p>378.5622</text:p>
          </table:table-cell>
          <table:table-cell office:value-type="float" office:value="1237.073" calcext:value-type="float">
            <text:p>1237.073</text:p>
          </table:table-cell>
          <table:table-cell office:value-type="float" office:value="1534.166" calcext:value-type="float">
            <text:p>1534.166</text:p>
          </table:table-cell>
          <table:table-cell office:value-type="float" office:value="1270.68" calcext:value-type="float">
            <text:p>1270.68</text:p>
          </table:table-cell>
          <table:table-cell office:value-type="float" office:value="755.914" calcext:value-type="float">
            <text:p>755.914</text:p>
          </table:table-cell>
          <table:table-cell office:value-type="float" office:value="1097.457" calcext:value-type="float">
            <text:p>1097.457</text:p>
          </table:table-cell>
          <table:table-cell office:value-type="float" office:value="416.7348" calcext:value-type="float">
            <text:p>416.7348</text:p>
          </table:table-cell>
          <table:table-cell office:value-type="float" office:value="1848.816" calcext:value-type="float">
            <text:p>1848.816</text:p>
          </table:table-cell>
          <table:table-cell office:value-type="float" office:value="2081.968" calcext:value-type="float">
            <text:p>2081.968</text:p>
          </table:table-cell>
          <table:table-cell office:value-type="float" office:value="1664.645" calcext:value-type="float">
            <text:p>1664.645</text:p>
          </table:table-cell>
          <table:table-cell office:value-type="float" office:value="584.5322" calcext:value-type="float">
            <text:p>584.5322</text:p>
          </table:table-cell>
          <table:table-cell office:value-type="float" office:value="576.3589" calcext:value-type="float">
            <text:p>576.3589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4" calcext:value-type="float">
            <text:p>35.66894</text:p>
          </table:table-cell>
          <table:table-cell office:value-type="float" office:value="0" calcext:value-type="float">
            <text:p>0</text:p>
          </table:table-cell>
          <table:table-cell office:value-type="float" office:value="-0.0002341303" calcext:value-type="float">
            <text:p>-0.0002341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11726" calcext:value-type="float">
            <text:p>-72.11726</text:p>
          </table:table-cell>
          <table:table-cell office:value-type="float" office:value="0" calcext:value-type="float">
            <text:p>0</text:p>
          </table:table-cell>
          <table:table-cell office:value-type="float" office:value="2.930911" calcext:value-type="float">
            <text:p>2.930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531.3633" calcext:value-type="float">
            <text:p>531.3633</text:p>
          </table:table-cell>
          <table:table-cell office:value-type="float" office:value="13149.6" calcext:value-type="float">
            <text:p>1314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2813" calcext:value-type="float">
            <text:p>-75.2813</text:p>
          </table:table-cell>
          <table:table-cell office:value-type="float" office:value="194.866" calcext:value-type="float">
            <text:p>194.866</text:p>
          </table:table-cell>
          <table:table-cell office:value-type="float" office:value="0" calcext:value-type="float">
            <text:p>0</text:p>
          </table:table-cell>
          <table:table-cell office:value-type="float" office:value="124.175" calcext:value-type="float">
            <text:p>124.175</text:p>
          </table:table-cell>
          <table:table-cell office:value-type="float" office:value="57.56113" calcext:value-type="float">
            <text:p>57.56113</text:p>
          </table:table-cell>
          <table:table-cell office:value-type="float" office:value="0.02887167" calcext:value-type="float">
            <text:p>0.02887167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75.43484" calcext:value-type="float">
            <text:p>-75.43484</text:p>
          </table:table-cell>
          <table:table-cell office:value-type="float" office:value="0" calcext:value-type="float">
            <text:p>0</text:p>
          </table:table-cell>
          <table:table-cell office:value-type="float" office:value="378.7248" calcext:value-type="float">
            <text:p>378.7248</text:p>
          </table:table-cell>
          <table:table-cell office:value-type="float" office:value="1236.342" calcext:value-type="float">
            <text:p>1236.342</text:p>
          </table:table-cell>
          <table:table-cell office:value-type="float" office:value="1533.208" calcext:value-type="float">
            <text:p>1533.208</text:p>
          </table:table-cell>
          <table:table-cell office:value-type="float" office:value="1270.548" calcext:value-type="float">
            <text:p>1270.548</text:p>
          </table:table-cell>
          <table:table-cell office:value-type="float" office:value="755.8133" calcext:value-type="float">
            <text:p>755.8133</text:p>
          </table:table-cell>
          <table:table-cell office:value-type="float" office:value="1097.404" calcext:value-type="float">
            <text:p>1097.404</text:p>
          </table:table-cell>
          <table:table-cell office:value-type="float" office:value="416.7071" calcext:value-type="float">
            <text:p>416.7071</text:p>
          </table:table-cell>
          <table:table-cell office:value-type="float" office:value="1848.782" calcext:value-type="float">
            <text:p>1848.782</text:p>
          </table:table-cell>
          <table:table-cell office:value-type="float" office:value="2081.96" calcext:value-type="float">
            <text:p>2081.96</text:p>
          </table:table-cell>
          <table:table-cell office:value-type="float" office:value="1664.641" calcext:value-type="float">
            <text:p>1664.641</text:p>
          </table:table-cell>
          <table:table-cell office:value-type="float" office:value="584.5306" calcext:value-type="float">
            <text:p>584.5306</text:p>
          </table:table-cell>
          <table:table-cell office:value-type="float" office:value="576.3548" calcext:value-type="float">
            <text:p>576.3548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3" calcext:value-type="float">
            <text:p>35.66893</text:p>
          </table:table-cell>
          <table:table-cell office:value-type="float" office:value="0" calcext:value-type="float">
            <text:p>0</text:p>
          </table:table-cell>
          <table:table-cell office:value-type="float" office:value="-0.0002368733" calcext:value-type="float">
            <text:p>-0.0002368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41833" calcext:value-type="float">
            <text:p>-74.41833</text:p>
          </table:table-cell>
          <table:table-cell office:value-type="float" office:value="0" calcext:value-type="float">
            <text:p>0</text:p>
          </table:table-cell>
          <table:table-cell office:value-type="float" office:value="2.866955" calcext:value-type="float">
            <text:p>2.86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528.8168" calcext:value-type="float">
            <text:p>528.8168</text:p>
          </table:table-cell>
          <table:table-cell office:value-type="float" office:value="13149.94" calcext:value-type="float">
            <text:p>13149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44317" calcext:value-type="float">
            <text:p>-77.44317</text:p>
          </table:table-cell>
          <table:table-cell office:value-type="float" office:value="202.8804" calcext:value-type="float">
            <text:p>202.8804</text:p>
          </table:table-cell>
          <table:table-cell office:value-type="float" office:value="0" calcext:value-type="float">
            <text:p>0</text:p>
          </table:table-cell>
          <table:table-cell office:value-type="float" office:value="124.7749" calcext:value-type="float">
            <text:p>124.7749</text:p>
          </table:table-cell>
          <table:table-cell office:value-type="float" office:value="57.01402" calcext:value-type="float">
            <text:p>57.01402</text:p>
          </table:table-cell>
          <table:table-cell office:value-type="float" office:value="0.02935091" calcext:value-type="float">
            <text:p>0.0293509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337263" calcext:value-type="float">
            <text:p>-0.02337263</text:p>
          </table:table-cell>
          <table:table-cell office:value-type="float" office:value="370" calcext:value-type="float">
            <text:p>370</text:p>
          </table:table-cell>
          <table:table-cell office:value-type="float" office:value="-77.59623" calcext:value-type="float">
            <text:p>-77.59623</text:p>
          </table:table-cell>
          <table:table-cell office:value-type="float" office:value="0" calcext:value-type="float">
            <text:p>0</text:p>
          </table:table-cell>
          <table:table-cell office:value-type="float" office:value="378.8314" calcext:value-type="float">
            <text:p>378.8314</text:p>
          </table:table-cell>
          <table:table-cell office:value-type="float" office:value="1235.632" calcext:value-type="float">
            <text:p>1235.632</text:p>
          </table:table-cell>
          <table:table-cell office:value-type="float" office:value="1532.442" calcext:value-type="float">
            <text:p>1532.442</text:p>
          </table:table-cell>
          <table:table-cell office:value-type="float" office:value="1270.451" calcext:value-type="float">
            <text:p>1270.451</text:p>
          </table:table-cell>
          <table:table-cell office:value-type="float" office:value="755.7362" calcext:value-type="float">
            <text:p>755.7362</text:p>
          </table:table-cell>
          <table:table-cell office:value-type="float" office:value="1097.362" calcext:value-type="float">
            <text:p>1097.362</text:p>
          </table:table-cell>
          <table:table-cell office:value-type="float" office:value="416.6835" calcext:value-type="float">
            <text:p>416.6835</text:p>
          </table:table-cell>
          <table:table-cell office:value-type="float" office:value="1848.749" calcext:value-type="float">
            <text:p>1848.749</text:p>
          </table:table-cell>
          <table:table-cell office:value-type="float" office:value="2081.947" calcext:value-type="float">
            <text:p>2081.947</text:p>
          </table:table-cell>
          <table:table-cell office:value-type="float" office:value="1664.637" calcext:value-type="float">
            <text:p>1664.637</text:p>
          </table:table-cell>
          <table:table-cell office:value-type="float" office:value="584.5289" calcext:value-type="float">
            <text:p>584.5289</text:p>
          </table:table-cell>
          <table:table-cell office:value-type="float" office:value="576.3507" calcext:value-type="float">
            <text:p>576.3507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3" calcext:value-type="float">
            <text:p>35.66893</text:p>
          </table:table-cell>
          <table:table-cell office:value-type="float" office:value="0" calcext:value-type="float">
            <text:p>0</text:p>
          </table:table-cell>
          <table:table-cell office:value-type="float" office:value="-0.0002502732" calcext:value-type="float">
            <text:p>-0.00025027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58836" calcext:value-type="float">
            <text:p>-76.58836</text:p>
          </table:table-cell>
          <table:table-cell office:value-type="float" office:value="0" calcext:value-type="float">
            <text:p>0</text:p>
          </table:table-cell>
          <table:table-cell office:value-type="float" office:value="2.874535" calcext:value-type="float">
            <text:p>2.874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525.9537" calcext:value-type="float">
            <text:p>525.9537</text:p>
          </table:table-cell>
          <table:table-cell office:value-type="float" office:value="13150.33" calcext:value-type="float">
            <text:p>1315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80111" calcext:value-type="float">
            <text:p>-79.80111</text:p>
          </table:table-cell>
          <table:table-cell office:value-type="float" office:value="205.4043" calcext:value-type="float">
            <text:p>205.4043</text:p>
          </table:table-cell>
          <table:table-cell office:value-type="float" office:value="0" calcext:value-type="float">
            <text:p>0</text:p>
          </table:table-cell>
          <table:table-cell office:value-type="float" office:value="124.4358" calcext:value-type="float">
            <text:p>124.4358</text:p>
          </table:table-cell>
          <table:table-cell office:value-type="float" office:value="56.73731" calcext:value-type="float">
            <text:p>56.73731</text:p>
          </table:table-cell>
          <table:table-cell office:value-type="float" office:value="0.02980371" calcext:value-type="float">
            <text:p>0.02980371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409169" calcext:value-type="float">
            <text:p>-0.02409169</text:p>
          </table:table-cell>
          <table:table-cell office:value-type="float" office:value="370" calcext:value-type="float">
            <text:p>370</text:p>
          </table:table-cell>
          <table:table-cell office:value-type="float" office:value="-79.953" calcext:value-type="float">
            <text:p>-79.953</text:p>
          </table:table-cell>
          <table:table-cell office:value-type="float" office:value="0" calcext:value-type="float">
            <text:p>0</text:p>
          </table:table-cell>
          <table:table-cell office:value-type="float" office:value="379.0427" calcext:value-type="float">
            <text:p>379.0427</text:p>
          </table:table-cell>
          <table:table-cell office:value-type="float" office:value="1234.605" calcext:value-type="float">
            <text:p>1234.605</text:p>
          </table:table-cell>
          <table:table-cell office:value-type="float" office:value="1531.412" calcext:value-type="float">
            <text:p>1531.412</text:p>
          </table:table-cell>
          <table:table-cell office:value-type="float" office:value="1270.332" calcext:value-type="float">
            <text:p>1270.332</text:p>
          </table:table-cell>
          <table:table-cell office:value-type="float" office:value="755.646" calcext:value-type="float">
            <text:p>755.646</text:p>
          </table:table-cell>
          <table:table-cell office:value-type="float" office:value="1097.317" calcext:value-type="float">
            <text:p>1097.317</text:p>
          </table:table-cell>
          <table:table-cell office:value-type="float" office:value="416.6591" calcext:value-type="float">
            <text:p>416.6591</text:p>
          </table:table-cell>
          <table:table-cell office:value-type="float" office:value="1848.715" calcext:value-type="float">
            <text:p>1848.715</text:p>
          </table:table-cell>
          <table:table-cell office:value-type="float" office:value="2081.927" calcext:value-type="float">
            <text:p>2081.927</text:p>
          </table:table-cell>
          <table:table-cell office:value-type="float" office:value="1664.633" calcext:value-type="float">
            <text:p>1664.633</text:p>
          </table:table-cell>
          <table:table-cell office:value-type="float" office:value="584.5271" calcext:value-type="float">
            <text:p>584.5271</text:p>
          </table:table-cell>
          <table:table-cell office:value-type="float" office:value="576.3466" calcext:value-type="float">
            <text:p>576.3466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3" calcext:value-type="float">
            <text:p>35.66893</text:p>
          </table:table-cell>
          <table:table-cell office:value-type="float" office:value="0" calcext:value-type="float">
            <text:p>0</text:p>
          </table:table-cell>
          <table:table-cell office:value-type="float" office:value="-0.0002780672" calcext:value-type="float">
            <text:p>-0.00027806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00745" calcext:value-type="float">
            <text:p>-79.00745</text:p>
          </table:table-cell>
          <table:table-cell office:value-type="float" office:value="0" calcext:value-type="float">
            <text:p>0</text:p>
          </table:table-cell>
          <table:table-cell office:value-type="float" office:value="2.936109" calcext:value-type="float">
            <text:p>2.936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522.9276" calcext:value-type="float">
            <text:p>522.9276</text:p>
          </table:table-cell>
          <table:table-cell office:value-type="float" office:value="13150.71" calcext:value-type="float">
            <text:p>13150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2.34708" calcext:value-type="float">
            <text:p>-82.34708</text:p>
          </table:table-cell>
          <table:table-cell office:value-type="float" office:value="214.675" calcext:value-type="float">
            <text:p>214.675</text:p>
          </table:table-cell>
          <table:table-cell office:value-type="float" office:value="0" calcext:value-type="float">
            <text:p>0</text:p>
          </table:table-cell>
          <table:table-cell office:value-type="float" office:value="124.3168" calcext:value-type="float">
            <text:p>124.3168</text:p>
          </table:table-cell>
          <table:table-cell office:value-type="float" office:value="56.53582" calcext:value-type="float">
            <text:p>56.53582</text:p>
          </table:table-cell>
          <table:table-cell office:value-type="float" office:value="0.03021785" calcext:value-type="float">
            <text:p>0.03021785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02065" calcext:value-type="float">
            <text:p>-0.02502065</text:p>
          </table:table-cell>
          <table:table-cell office:value-type="float" office:value="370" calcext:value-type="float">
            <text:p>370</text:p>
          </table:table-cell>
          <table:table-cell office:value-type="float" office:value="-82.49761" calcext:value-type="float">
            <text:p>-82.49761</text:p>
          </table:table-cell>
          <table:table-cell office:value-type="float" office:value="0" calcext:value-type="float">
            <text:p>0</text:p>
          </table:table-cell>
          <table:table-cell office:value-type="float" office:value="379.2356" calcext:value-type="float">
            <text:p>379.2356</text:p>
          </table:table-cell>
          <table:table-cell office:value-type="float" office:value="1233.481" calcext:value-type="float">
            <text:p>1233.481</text:p>
          </table:table-cell>
          <table:table-cell office:value-type="float" office:value="1530.275" calcext:value-type="float">
            <text:p>1530.275</text:p>
          </table:table-cell>
          <table:table-cell office:value-type="float" office:value="1270.196" calcext:value-type="float">
            <text:p>1270.196</text:p>
          </table:table-cell>
          <table:table-cell office:value-type="float" office:value="755.547" calcext:value-type="float">
            <text:p>755.547</text:p>
          </table:table-cell>
          <table:table-cell office:value-type="float" office:value="1097.267" calcext:value-type="float">
            <text:p>1097.267</text:p>
          </table:table-cell>
          <table:table-cell office:value-type="float" office:value="416.6323" calcext:value-type="float">
            <text:p>416.6323</text:p>
          </table:table-cell>
          <table:table-cell office:value-type="float" office:value="1848.679" calcext:value-type="float">
            <text:p>1848.679</text:p>
          </table:table-cell>
          <table:table-cell office:value-type="float" office:value="2081.907" calcext:value-type="float">
            <text:p>2081.907</text:p>
          </table:table-cell>
          <table:table-cell office:value-type="float" office:value="1664.629" calcext:value-type="float">
            <text:p>1664.629</text:p>
          </table:table-cell>
          <table:table-cell office:value-type="float" office:value="584.5253" calcext:value-type="float">
            <text:p>584.5253</text:p>
          </table:table-cell>
          <table:table-cell office:value-type="float" office:value="576.3422" calcext:value-type="float">
            <text:p>576.3422</text:p>
          </table:table-cell>
          <table:table-cell office:value-type="float" office:value="142.7169" calcext:value-type="float">
            <text:p>142.7169</text:p>
          </table:table-cell>
          <table:table-cell office:value-type="float" office:value="35.66895" calcext:value-type="float">
            <text:p>35.66895</text:p>
          </table:table-cell>
          <table:table-cell office:value-type="float" office:value="0" calcext:value-type="float">
            <text:p>0</text:p>
          </table:table-cell>
          <table:table-cell office:value-type="float" office:value="-0.0003247517" calcext:value-type="float">
            <text:p>-0.00032475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60272" calcext:value-type="float">
            <text:p>-81.60272</text:p>
          </table:table-cell>
          <table:table-cell office:value-type="float" office:value="0" calcext:value-type="float">
            <text:p>0</text:p>
          </table:table-cell>
          <table:table-cell office:value-type="float" office:value="2.986259" calcext:value-type="float">
            <text:p>2.986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519.405" calcext:value-type="float">
            <text:p>519.405</text:p>
          </table:table-cell>
          <table:table-cell office:value-type="float" office:value="13151.12" calcext:value-type="float">
            <text:p>1315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.32822" calcext:value-type="float">
            <text:p>-85.32822</text:p>
          </table:table-cell>
          <table:table-cell office:value-type="float" office:value="218.2079" calcext:value-type="float">
            <text:p>218.2079</text:p>
          </table:table-cell>
          <table:table-cell office:value-type="float" office:value="0" calcext:value-type="float">
            <text:p>0</text:p>
          </table:table-cell>
          <table:table-cell office:value-type="float" office:value="124.5141" calcext:value-type="float">
            <text:p>124.5141</text:p>
          </table:table-cell>
          <table:table-cell office:value-type="float" office:value="56.38966" calcext:value-type="float">
            <text:p>56.38966</text:p>
          </table:table-cell>
          <table:table-cell office:value-type="float" office:value="0.03060837" calcext:value-type="float">
            <text:p>0.03060837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85.47801" calcext:value-type="float">
            <text:p>-85.47801</text:p>
          </table:table-cell>
          <table:table-cell office:value-type="float" office:value="0" calcext:value-type="float">
            <text:p>0</text:p>
          </table:table-cell>
          <table:table-cell office:value-type="float" office:value="379.4311" calcext:value-type="float">
            <text:p>379.4311</text:p>
          </table:table-cell>
          <table:table-cell office:value-type="float" office:value="1232.134" calcext:value-type="float">
            <text:p>1232.134</text:p>
          </table:table-cell>
          <table:table-cell office:value-type="float" office:value="1528.89" calcext:value-type="float">
            <text:p>1528.89</text:p>
          </table:table-cell>
          <table:table-cell office:value-type="float" office:value="1270.038" calcext:value-type="float">
            <text:p>1270.038</text:p>
          </table:table-cell>
          <table:table-cell office:value-type="float" office:value="755.4307" calcext:value-type="float">
            <text:p>755.4307</text:p>
          </table:table-cell>
          <table:table-cell office:value-type="float" office:value="1097.208" calcext:value-type="float">
            <text:p>1097.208</text:p>
          </table:table-cell>
          <table:table-cell office:value-type="float" office:value="416.6024" calcext:value-type="float">
            <text:p>416.6024</text:p>
          </table:table-cell>
          <table:table-cell office:value-type="float" office:value="1848.641" calcext:value-type="float">
            <text:p>1848.641</text:p>
          </table:table-cell>
          <table:table-cell office:value-type="float" office:value="2081.886" calcext:value-type="float">
            <text:p>2081.886</text:p>
          </table:table-cell>
          <table:table-cell office:value-type="float" office:value="1664.625" calcext:value-type="float">
            <text:p>1664.625</text:p>
          </table:table-cell>
          <table:table-cell office:value-type="float" office:value="584.5236" calcext:value-type="float">
            <text:p>584.5236</text:p>
          </table:table-cell>
          <table:table-cell office:value-type="float" office:value="576.338" calcext:value-type="float">
            <text:p>576.338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6" calcext:value-type="float">
            <text:p>35.66896</text:p>
          </table:table-cell>
          <table:table-cell office:value-type="float" office:value="0" calcext:value-type="float">
            <text:p>0</text:p>
          </table:table-cell>
          <table:table-cell office:value-type="float" office:value="-0.0004122651" calcext:value-type="float">
            <text:p>-0.00041226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66762" calcext:value-type="float">
            <text:p>-84.66762</text:p>
          </table:table-cell>
          <table:table-cell office:value-type="float" office:value="0" calcext:value-type="float">
            <text:p>0</text:p>
          </table:table-cell>
          <table:table-cell office:value-type="float" office:value="3.070249" calcext:value-type="float">
            <text:p>3.070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514.7377" calcext:value-type="float">
            <text:p>514.7377</text:p>
          </table:table-cell>
          <table:table-cell office:value-type="float" office:value="13151.64" calcext:value-type="float">
            <text:p>13151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9.27247" calcext:value-type="float">
            <text:p>-89.27247</text:p>
          </table:table-cell>
          <table:table-cell office:value-type="float" office:value="232.5533" calcext:value-type="float">
            <text:p>232.5533</text:p>
          </table:table-cell>
          <table:table-cell office:value-type="float" office:value="0" calcext:value-type="float">
            <text:p>0</text:p>
          </table:table-cell>
          <table:table-cell office:value-type="float" office:value="124.9103" calcext:value-type="float">
            <text:p>124.9103</text:p>
          </table:table-cell>
          <table:table-cell office:value-type="float" office:value="56.23219" calcext:value-type="float">
            <text:p>56.23219</text:p>
          </table:table-cell>
          <table:table-cell office:value-type="float" office:value="0.03089095" calcext:value-type="float">
            <text:p>0.03089095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89.42197" calcext:value-type="float">
            <text:p>-89.42197</text:p>
          </table:table-cell>
          <table:table-cell office:value-type="float" office:value="0" calcext:value-type="float">
            <text:p>0</text:p>
          </table:table-cell>
          <table:table-cell office:value-type="float" office:value="379.6768" calcext:value-type="float">
            <text:p>379.6768</text:p>
          </table:table-cell>
          <table:table-cell office:value-type="float" office:value="1230.31" calcext:value-type="float">
            <text:p>1230.31</text:p>
          </table:table-cell>
          <table:table-cell office:value-type="float" office:value="1527.022" calcext:value-type="float">
            <text:p>1527.022</text:p>
          </table:table-cell>
          <table:table-cell office:value-type="float" office:value="1269.819" calcext:value-type="float">
            <text:p>1269.819</text:p>
          </table:table-cell>
          <table:table-cell office:value-type="float" office:value="755.2878" calcext:value-type="float">
            <text:p>755.2878</text:p>
          </table:table-cell>
          <table:table-cell office:value-type="float" office:value="1097.135" calcext:value-type="float">
            <text:p>1097.135</text:p>
          </table:table-cell>
          <table:table-cell office:value-type="float" office:value="416.5676" calcext:value-type="float">
            <text:p>416.5676</text:p>
          </table:table-cell>
          <table:table-cell office:value-type="float" office:value="1848.6" calcext:value-type="float">
            <text:p>1848.6</text:p>
          </table:table-cell>
          <table:table-cell office:value-type="float" office:value="2081.865" calcext:value-type="float">
            <text:p>2081.865</text:p>
          </table:table-cell>
          <table:table-cell office:value-type="float" office:value="1664.62" calcext:value-type="float">
            <text:p>1664.62</text:p>
          </table:table-cell>
          <table:table-cell office:value-type="float" office:value="584.5217" calcext:value-type="float">
            <text:p>584.5217</text:p>
          </table:table-cell>
          <table:table-cell office:value-type="float" office:value="576.3335" calcext:value-type="float">
            <text:p>576.3335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6" calcext:value-type="float">
            <text:p>35.66896</text:p>
          </table:table-cell>
          <table:table-cell office:value-type="float" office:value="0" calcext:value-type="float">
            <text:p>0</text:p>
          </table:table-cell>
          <table:table-cell office:value-type="float" office:value="-0.000730132" calcext:value-type="float">
            <text:p>-0.000730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8.75642" calcext:value-type="float">
            <text:p>-88.75642</text:p>
          </table:table-cell>
          <table:table-cell office:value-type="float" office:value="0" calcext:value-type="float">
            <text:p>0</text:p>
          </table:table-cell>
          <table:table-cell office:value-type="float" office:value="3.215022" calcext:value-type="float">
            <text:p>3.215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511.124" calcext:value-type="float">
            <text:p>511.124</text:p>
          </table:table-cell>
          <table:table-cell office:value-type="float" office:value="13151.98" calcext:value-type="float">
            <text:p>1315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52178" calcext:value-type="float">
            <text:p>-92.52178</text:p>
          </table:table-cell>
          <table:table-cell office:value-type="float" office:value="237.9237" calcext:value-type="float">
            <text:p>237.9237</text:p>
          </table:table-cell>
          <table:table-cell office:value-type="float" office:value="0" calcext:value-type="float">
            <text:p>0</text:p>
          </table:table-cell>
          <table:table-cell office:value-type="float" office:value="125.4835" calcext:value-type="float">
            <text:p>125.4835</text:p>
          </table:table-cell>
          <table:table-cell office:value-type="float" office:value="56.18441" calcext:value-type="float">
            <text:p>56.18441</text:p>
          </table:table-cell>
          <table:table-cell office:value-type="float" office:value="0.03131766" calcext:value-type="float">
            <text:p>0.03131766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264" calcext:value-type="float">
            <text:p>0.0004475264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92.67086" calcext:value-type="float">
            <text:p>-92.67086</text:p>
          </table:table-cell>
          <table:table-cell office:value-type="float" office:value="0" calcext:value-type="float">
            <text:p>0</text:p>
          </table:table-cell>
          <table:table-cell office:value-type="float" office:value="379.8629" calcext:value-type="float">
            <text:p>379.8629</text:p>
          </table:table-cell>
          <table:table-cell office:value-type="float" office:value="1229.007" calcext:value-type="float">
            <text:p>1229.007</text:p>
          </table:table-cell>
          <table:table-cell office:value-type="float" office:value="1525.468" calcext:value-type="float">
            <text:p>1525.468</text:p>
          </table:table-cell>
          <table:table-cell office:value-type="float" office:value="1269.614" calcext:value-type="float">
            <text:p>1269.614</text:p>
          </table:table-cell>
          <table:table-cell office:value-type="float" office:value="755.1375" calcext:value-type="float">
            <text:p>755.1375</text:p>
          </table:table-cell>
          <table:table-cell office:value-type="float" office:value="1097.055" calcext:value-type="float">
            <text:p>1097.055</text:p>
          </table:table-cell>
          <table:table-cell office:value-type="float" office:value="416.5279" calcext:value-type="float">
            <text:p>416.5279</text:p>
          </table:table-cell>
          <table:table-cell office:value-type="float" office:value="1848.555" calcext:value-type="float">
            <text:p>1848.555</text:p>
          </table:table-cell>
          <table:table-cell office:value-type="float" office:value="2081.842" calcext:value-type="float">
            <text:p>2081.842</text:p>
          </table:table-cell>
          <table:table-cell office:value-type="float" office:value="1664.616" calcext:value-type="float">
            <text:p>1664.616</text:p>
          </table:table-cell>
          <table:table-cell office:value-type="float" office:value="584.5198" calcext:value-type="float">
            <text:p>584.5198</text:p>
          </table:table-cell>
          <table:table-cell office:value-type="float" office:value="576.329" calcext:value-type="float">
            <text:p>576.329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5" calcext:value-type="float">
            <text:p>35.66895</text:p>
          </table:table-cell>
          <table:table-cell office:value-type="float" office:value="0" calcext:value-type="float">
            <text:p>0</text:p>
          </table:table-cell>
          <table:table-cell office:value-type="float" office:value="-0.0007540552" calcext:value-type="float">
            <text:p>-0.0007540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97588" calcext:value-type="float">
            <text:p>-91.97588</text:p>
          </table:table-cell>
          <table:table-cell office:value-type="float" office:value="0" calcext:value-type="float">
            <text:p>0</text:p>
          </table:table-cell>
          <table:table-cell office:value-type="float" office:value="3.18542" calcext:value-type="float">
            <text:p>3.18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507.9297" calcext:value-type="float">
            <text:p>507.9297</text:p>
          </table:table-cell>
          <table:table-cell office:value-type="float" office:value="13152.34" calcext:value-type="float">
            <text:p>131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30355" calcext:value-type="float">
            <text:p>-95.30355</text:p>
          </table:table-cell>
          <table:table-cell office:value-type="float" office:value="248.4649" calcext:value-type="float">
            <text:p>248.4649</text:p>
          </table:table-cell>
          <table:table-cell office:value-type="float" office:value="0" calcext:value-type="float">
            <text:p>0</text:p>
          </table:table-cell>
          <table:table-cell office:value-type="float" office:value="126.0999" calcext:value-type="float">
            <text:p>126.0999</text:p>
          </table:table-cell>
          <table:table-cell office:value-type="float" office:value="55.7549" calcext:value-type="float">
            <text:p>55.7549</text:p>
          </table:table-cell>
          <table:table-cell office:value-type="float" office:value="0.03178404" calcext:value-type="float">
            <text:p>0.0317840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448" calcext:value-type="float">
            <text:p>0.000447544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95.45216" calcext:value-type="float">
            <text:p>-95.45216</text:p>
          </table:table-cell>
          <table:table-cell office:value-type="float" office:value="0" calcext:value-type="float">
            <text:p>0</text:p>
          </table:table-cell>
          <table:table-cell office:value-type="float" office:value="379.9852" calcext:value-type="float">
            <text:p>379.9852</text:p>
          </table:table-cell>
          <table:table-cell office:value-type="float" office:value="1228.104" calcext:value-type="float">
            <text:p>1228.104</text:p>
          </table:table-cell>
          <table:table-cell office:value-type="float" office:value="1524.327" calcext:value-type="float">
            <text:p>1524.327</text:p>
          </table:table-cell>
          <table:table-cell office:value-type="float" office:value="1269.451" calcext:value-type="float">
            <text:p>1269.451</text:p>
          </table:table-cell>
          <table:table-cell office:value-type="float" office:value="755.0123" calcext:value-type="float">
            <text:p>755.0123</text:p>
          </table:table-cell>
          <table:table-cell office:value-type="float" office:value="1096.981" calcext:value-type="float">
            <text:p>1096.981</text:p>
          </table:table-cell>
          <table:table-cell office:value-type="float" office:value="416.4902" calcext:value-type="float">
            <text:p>416.4902</text:p>
          </table:table-cell>
          <table:table-cell office:value-type="float" office:value="1848.508" calcext:value-type="float">
            <text:p>1848.508</text:p>
          </table:table-cell>
          <table:table-cell office:value-type="float" office:value="2081.819" calcext:value-type="float">
            <text:p>2081.819</text:p>
          </table:table-cell>
          <table:table-cell office:value-type="float" office:value="1664.611" calcext:value-type="float">
            <text:p>1664.611</text:p>
          </table:table-cell>
          <table:table-cell office:value-type="float" office:value="584.5178" calcext:value-type="float">
            <text:p>584.5178</text:p>
          </table:table-cell>
          <table:table-cell office:value-type="float" office:value="576.3243" calcext:value-type="float">
            <text:p>576.3243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5" calcext:value-type="float">
            <text:p>35.66895</text:p>
          </table:table-cell>
          <table:table-cell office:value-type="float" office:value="0" calcext:value-type="float">
            <text:p>0</text:p>
          </table:table-cell>
          <table:table-cell office:value-type="float" office:value="-0.0007617332" calcext:value-type="float">
            <text:p>-0.00076173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75643" calcext:value-type="float">
            <text:p>-94.75643</text:p>
          </table:table-cell>
          <table:table-cell office:value-type="float" office:value="0" calcext:value-type="float">
            <text:p>0</text:p>
          </table:table-cell>
          <table:table-cell office:value-type="float" office:value="3.183793" calcext:value-type="float">
            <text:p>3.183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504.6881" calcext:value-type="float">
            <text:p>504.6881</text:p>
          </table:table-cell>
          <table:table-cell office:value-type="float" office:value="13152.73" calcext:value-type="float">
            <text:p>1315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08091" calcext:value-type="float">
            <text:p>-98.08091</text:p>
          </table:table-cell>
          <table:table-cell office:value-type="float" office:value="255.8076" calcext:value-type="float">
            <text:p>255.8076</text:p>
          </table:table-cell>
          <table:table-cell office:value-type="float" office:value="0" calcext:value-type="float">
            <text:p>0</text:p>
          </table:table-cell>
          <table:table-cell office:value-type="float" office:value="126.3719" calcext:value-type="float">
            <text:p>126.3719</text:p>
          </table:table-cell>
          <table:table-cell office:value-type="float" office:value="55.4449" calcext:value-type="float">
            <text:p>55.4449</text:p>
          </table:table-cell>
          <table:table-cell office:value-type="float" office:value="0.03228012" calcext:value-type="float">
            <text:p>0.0322801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448" calcext:value-type="float">
            <text:p>0.000447544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98.22903" calcext:value-type="float">
            <text:p>-98.22903</text:p>
          </table:table-cell>
          <table:table-cell office:value-type="float" office:value="0" calcext:value-type="float">
            <text:p>0</text:p>
          </table:table-cell>
          <table:table-cell office:value-type="float" office:value="380.1201" calcext:value-type="float">
            <text:p>380.1201</text:p>
          </table:table-cell>
          <table:table-cell office:value-type="float" office:value="1227.056" calcext:value-type="float">
            <text:p>1227.056</text:p>
          </table:table-cell>
          <table:table-cell office:value-type="float" office:value="1523.149" calcext:value-type="float">
            <text:p>1523.149</text:p>
          </table:table-cell>
          <table:table-cell office:value-type="float" office:value="1269.294" calcext:value-type="float">
            <text:p>1269.294</text:p>
          </table:table-cell>
          <table:table-cell office:value-type="float" office:value="754.9" calcext:value-type="float">
            <text:p>754.9</text:p>
          </table:table-cell>
          <table:table-cell office:value-type="float" office:value="1096.916" calcext:value-type="float">
            <text:p>1096.916</text:p>
          </table:table-cell>
          <table:table-cell office:value-type="float" office:value="416.4555" calcext:value-type="float">
            <text:p>416.4555</text:p>
          </table:table-cell>
          <table:table-cell office:value-type="float" office:value="1848.462" calcext:value-type="float">
            <text:p>1848.462</text:p>
          </table:table-cell>
          <table:table-cell office:value-type="float" office:value="2081.795" calcext:value-type="float">
            <text:p>2081.795</text:p>
          </table:table-cell>
          <table:table-cell office:value-type="float" office:value="1664.606" calcext:value-type="float">
            <text:p>1664.606</text:p>
          </table:table-cell>
          <table:table-cell office:value-type="float" office:value="584.5158" calcext:value-type="float">
            <text:p>584.5158</text:p>
          </table:table-cell>
          <table:table-cell office:value-type="float" office:value="576.3197" calcext:value-type="float">
            <text:p>576.3197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5" calcext:value-type="float">
            <text:p>35.66895</text:p>
          </table:table-cell>
          <table:table-cell office:value-type="float" office:value="0" calcext:value-type="float">
            <text:p>0</text:p>
          </table:table-cell>
          <table:table-cell office:value-type="float" office:value="-0.000784639" calcext:value-type="float">
            <text:p>-0.0007846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7.56418" calcext:value-type="float">
            <text:p>-97.56418</text:p>
          </table:table-cell>
          <table:table-cell office:value-type="float" office:value="0" calcext:value-type="float">
            <text:p>0</text:p>
          </table:table-cell>
          <table:table-cell office:value-type="float" office:value="3.214091" calcext:value-type="float">
            <text:p>3.214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501.3315" calcext:value-type="float">
            <text:p>501.3315</text:p>
          </table:table-cell>
          <table:table-cell office:value-type="float" office:value="13153.09" calcext:value-type="float">
            <text:p>1315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9698" calcext:value-type="float">
            <text:p>-100.9698</text:p>
          </table:table-cell>
          <table:table-cell office:value-type="float" office:value="262.8478" calcext:value-type="float">
            <text:p>262.8478</text:p>
          </table:table-cell>
          <table:table-cell office:value-type="float" office:value="0" calcext:value-type="float">
            <text:p>0</text:p>
          </table:table-cell>
          <table:table-cell office:value-type="float" office:value="126.4105" calcext:value-type="float">
            <text:p>126.4105</text:p>
          </table:table-cell>
          <table:table-cell office:value-type="float" office:value="55.33827" calcext:value-type="float">
            <text:p>55.33827</text:p>
          </table:table-cell>
          <table:table-cell office:value-type="float" office:value="0.03271005" calcext:value-type="float">
            <text:p>0.03271005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448" calcext:value-type="float">
            <text:p>0.000447544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38266" calcext:value-type="float">
            <text:p>-0.02538266</text:p>
          </table:table-cell>
          <table:table-cell office:value-type="float" office:value="370" calcext:value-type="float">
            <text:p>370</text:p>
          </table:table-cell>
          <table:table-cell office:value-type="float" office:value="-101.1175" calcext:value-type="float">
            <text:p>-101.1175</text:p>
          </table:table-cell>
          <table:table-cell office:value-type="float" office:value="0" calcext:value-type="float">
            <text:p>0</text:p>
          </table:table-cell>
          <table:table-cell office:value-type="float" office:value="380.3051" calcext:value-type="float">
            <text:p>380.3051</text:p>
          </table:table-cell>
          <table:table-cell office:value-type="float" office:value="1225.819" calcext:value-type="float">
            <text:p>1225.819</text:p>
          </table:table-cell>
          <table:table-cell office:value-type="float" office:value="1521.8" calcext:value-type="float">
            <text:p>1521.8</text:p>
          </table:table-cell>
          <table:table-cell office:value-type="float" office:value="1269.118" calcext:value-type="float">
            <text:p>1269.118</text:p>
          </table:table-cell>
          <table:table-cell office:value-type="float" office:value="754.7765" calcext:value-type="float">
            <text:p>754.7765</text:p>
          </table:table-cell>
          <table:table-cell office:value-type="float" office:value="1096.845" calcext:value-type="float">
            <text:p>1096.845</text:p>
          </table:table-cell>
          <table:table-cell office:value-type="float" office:value="416.4192" calcext:value-type="float">
            <text:p>416.4192</text:p>
          </table:table-cell>
          <table:table-cell office:value-type="float" office:value="1848.416" calcext:value-type="float">
            <text:p>1848.416</text:p>
          </table:table-cell>
          <table:table-cell office:value-type="float" office:value="2081.771" calcext:value-type="float">
            <text:p>2081.771</text:p>
          </table:table-cell>
          <table:table-cell office:value-type="float" office:value="1664.601" calcext:value-type="float">
            <text:p>1664.601</text:p>
          </table:table-cell>
          <table:table-cell office:value-type="float" office:value="584.5138" calcext:value-type="float">
            <text:p>584.5138</text:p>
          </table:table-cell>
          <table:table-cell office:value-type="float" office:value="576.3149" calcext:value-type="float">
            <text:p>576.3149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5" calcext:value-type="float">
            <text:p>35.66895</text:p>
          </table:table-cell>
          <table:table-cell office:value-type="float" office:value="0" calcext:value-type="float">
            <text:p>0</text:p>
          </table:table-cell>
          <table:table-cell office:value-type="float" office:value="-0.0008380038" calcext:value-type="float">
            <text:p>-0.0008380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0.5135" calcext:value-type="float">
            <text:p>-100.5135</text:p>
          </table:table-cell>
          <table:table-cell office:value-type="float" office:value="0" calcext:value-type="float">
            <text:p>0</text:p>
          </table:table-cell>
          <table:table-cell office:value-type="float" office:value="3.274243" calcext:value-type="float">
            <text:p>3.274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497.3098" calcext:value-type="float">
            <text:p>497.3098</text:p>
          </table:table-cell>
          <table:table-cell office:value-type="float" office:value="13153.5" calcext:value-type="float">
            <text:p>1315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4694" calcext:value-type="float">
            <text:p>-104.4694</text:p>
          </table:table-cell>
          <table:table-cell office:value-type="float" office:value="272.2413" calcext:value-type="float">
            <text:p>272.2413</text:p>
          </table:table-cell>
          <table:table-cell office:value-type="float" office:value="0" calcext:value-type="float">
            <text:p>0</text:p>
          </table:table-cell>
          <table:table-cell office:value-type="float" office:value="126.6197" calcext:value-type="float">
            <text:p>126.6197</text:p>
          </table:table-cell>
          <table:table-cell office:value-type="float" office:value="55.25121" calcext:value-type="float">
            <text:p>55.25121</text:p>
          </table:table-cell>
          <table:table-cell office:value-type="float" office:value="0.03310499" calcext:value-type="float">
            <text:p>0.0331049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5448" calcext:value-type="float">
            <text:p>0.000447544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555056" calcext:value-type="float">
            <text:p>-0.02555056</text:p>
          </table:table-cell>
          <table:table-cell office:value-type="float" office:value="370" calcext:value-type="float">
            <text:p>370</text:p>
          </table:table-cell>
          <table:table-cell office:value-type="float" office:value="-104.6166" calcext:value-type="float">
            <text:p>-104.6166</text:p>
          </table:table-cell>
          <table:table-cell office:value-type="float" office:value="0" calcext:value-type="float">
            <text:p>0</text:p>
          </table:table-cell>
          <table:table-cell office:value-type="float" office:value="380.5139" calcext:value-type="float">
            <text:p>380.5139</text:p>
          </table:table-cell>
          <table:table-cell office:value-type="float" office:value="1224.293" calcext:value-type="float">
            <text:p>1224.293</text:p>
          </table:table-cell>
          <table:table-cell office:value-type="float" office:value="1520.162" calcext:value-type="float">
            <text:p>1520.162</text:p>
          </table:table-cell>
          <table:table-cell office:value-type="float" office:value="1268.906" calcext:value-type="float">
            <text:p>1268.906</text:p>
          </table:table-cell>
          <table:table-cell office:value-type="float" office:value="754.6286" calcext:value-type="float">
            <text:p>754.6286</text:p>
          </table:table-cell>
          <table:table-cell office:value-type="float" office:value="1096.765" calcext:value-type="float">
            <text:p>1096.765</text:p>
          </table:table-cell>
          <table:table-cell office:value-type="float" office:value="416.3793" calcext:value-type="float">
            <text:p>416.3793</text:p>
          </table:table-cell>
          <table:table-cell office:value-type="float" office:value="1848.368" calcext:value-type="float">
            <text:p>1848.368</text:p>
          </table:table-cell>
          <table:table-cell office:value-type="float" office:value="2081.746" calcext:value-type="float">
            <text:p>2081.746</text:p>
          </table:table-cell>
          <table:table-cell office:value-type="float" office:value="1664.595" calcext:value-type="float">
            <text:p>1664.595</text:p>
          </table:table-cell>
          <table:table-cell office:value-type="float" office:value="584.5117" calcext:value-type="float">
            <text:p>584.5117</text:p>
          </table:table-cell>
          <table:table-cell office:value-type="float" office:value="576.3101" calcext:value-type="float">
            <text:p>576.3101</text:p>
          </table:table-cell>
          <table:table-cell office:value-type="float" office:value="142.7168" calcext:value-type="float">
            <text:p>142.7168</text:p>
          </table:table-cell>
          <table:table-cell office:value-type="float" office:value="35.66893" calcext:value-type="float">
            <text:p>35.66893</text:p>
          </table:table-cell>
          <table:table-cell office:value-type="float" office:value="0" calcext:value-type="float">
            <text:p>0</text:p>
          </table:table-cell>
          <table:table-cell office:value-type="float" office:value="-0.0009655276" calcext:value-type="float">
            <text:p>-0.00096552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4.0727" calcext:value-type="float">
            <text:p>-104.0727</text:p>
          </table:table-cell>
          <table:table-cell office:value-type="float" office:value="0" calcext:value-type="float">
            <text:p>0</text:p>
          </table:table-cell>
          <table:table-cell office:value-type="float" office:value="3.333779" calcext:value-type="float">
            <text:p>3.333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493.658" calcext:value-type="float">
            <text:p>493.658</text:p>
          </table:table-cell>
          <table:table-cell office:value-type="float" office:value="13153.92" calcext:value-type="float">
            <text:p>1315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468" calcext:value-type="float">
            <text:p>-107.468</text:p>
          </table:table-cell>
          <table:table-cell office:value-type="float" office:value="280.7054" calcext:value-type="float">
            <text:p>280.7054</text:p>
          </table:table-cell>
          <table:table-cell office:value-type="float" office:value="0" calcext:value-type="float">
            <text:p>0</text:p>
          </table:table-cell>
          <table:table-cell office:value-type="float" office:value="127.1601" calcext:value-type="float">
            <text:p>127.1601</text:p>
          </table:table-cell>
          <table:table-cell office:value-type="float" office:value="54.79764" calcext:value-type="float">
            <text:p>54.79764</text:p>
          </table:table-cell>
          <table:table-cell office:value-type="float" office:value="0.03353538" calcext:value-type="float">
            <text:p>0.0335353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76398" calcext:value-type="float">
            <text:p>0.000447639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654253" calcext:value-type="float">
            <text:p>-0.02654253</text:p>
          </table:table-cell>
          <table:table-cell office:value-type="float" office:value="370" calcext:value-type="float">
            <text:p>370</text:p>
          </table:table-cell>
          <table:table-cell office:value-type="float" office:value="-107.6137" calcext:value-type="float">
            <text:p>-107.6137</text:p>
          </table:table-cell>
          <table:table-cell office:value-type="float" office:value="0" calcext:value-type="float">
            <text:p>0</text:p>
          </table:table-cell>
          <table:table-cell office:value-type="float" office:value="380.6833" calcext:value-type="float">
            <text:p>380.6833</text:p>
          </table:table-cell>
          <table:table-cell office:value-type="float" office:value="1223.236" calcext:value-type="float">
            <text:p>1223.236</text:p>
          </table:table-cell>
          <table:table-cell office:value-type="float" office:value="1518.824" calcext:value-type="float">
            <text:p>1518.824</text:p>
          </table:table-cell>
          <table:table-cell office:value-type="float" office:value="1268.708" calcext:value-type="float">
            <text:p>1268.708</text:p>
          </table:table-cell>
          <table:table-cell office:value-type="float" office:value="754.485" calcext:value-type="float">
            <text:p>754.485</text:p>
          </table:table-cell>
          <table:table-cell office:value-type="float" office:value="1096.681" calcext:value-type="float">
            <text:p>1096.681</text:p>
          </table:table-cell>
          <table:table-cell office:value-type="float" office:value="416.3363" calcext:value-type="float">
            <text:p>416.3363</text:p>
          </table:table-cell>
          <table:table-cell office:value-type="float" office:value="1848.316" calcext:value-type="float">
            <text:p>1848.316</text:p>
          </table:table-cell>
          <table:table-cell office:value-type="float" office:value="2081.722" calcext:value-type="float">
            <text:p>2081.722</text:p>
          </table:table-cell>
          <table:table-cell office:value-type="float" office:value="1664.589" calcext:value-type="float">
            <text:p>1664.589</text:p>
          </table:table-cell>
          <table:table-cell office:value-type="float" office:value="584.5094" calcext:value-type="float">
            <text:p>584.5094</text:p>
          </table:table-cell>
          <table:table-cell office:value-type="float" office:value="576.305" calcext:value-type="float">
            <text:p>576.305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897" calcext:value-type="float">
            <text:p>35.66897</text:p>
          </table:table-cell>
          <table:table-cell office:value-type="float" office:value="0" calcext:value-type="float">
            <text:p>0</text:p>
          </table:table-cell>
          <table:table-cell office:value-type="float" office:value="-0.001040917" calcext:value-type="float">
            <text:p>-0.0010409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7.2625" calcext:value-type="float">
            <text:p>-107.2625</text:p>
          </table:table-cell>
          <table:table-cell office:value-type="float" office:value="0" calcext:value-type="float">
            <text:p>0</text:p>
          </table:table-cell>
          <table:table-cell office:value-type="float" office:value="3.525715" calcext:value-type="float">
            <text:p>3.525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490.4509" calcext:value-type="float">
            <text:p>490.4509</text:p>
          </table:table-cell>
          <table:table-cell office:value-type="float" office:value="13154.47" calcext:value-type="float">
            <text:p>1315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86" calcext:value-type="float">
            <text:p>-109.5386</text:p>
          </table:table-cell>
          <table:table-cell office:value-type="float" office:value="282.322" calcext:value-type="float">
            <text:p>282.322</text:p>
          </table:table-cell>
          <table:table-cell office:value-type="float" office:value="0" calcext:value-type="float">
            <text:p>0</text:p>
          </table:table-cell>
          <table:table-cell office:value-type="float" office:value="127.4662" calcext:value-type="float">
            <text:p>127.4662</text:p>
          </table:table-cell>
          <table:table-cell office:value-type="float" office:value="53.9845" calcext:value-type="float">
            <text:p>53.9845</text:p>
          </table:table-cell>
          <table:table-cell office:value-type="float" office:value="0.03372183" calcext:value-type="float">
            <text:p>0.03372183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8808" calcext:value-type="float">
            <text:p>0.000448808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744173" calcext:value-type="float">
            <text:p>-0.02744173</text:p>
          </table:table-cell>
          <table:table-cell office:value-type="float" office:value="370" calcext:value-type="float">
            <text:p>370</text:p>
          </table:table-cell>
          <table:table-cell office:value-type="float" office:value="-109.6832" calcext:value-type="float">
            <text:p>-109.6832</text:p>
          </table:table-cell>
          <table:table-cell office:value-type="float" office:value="0" calcext:value-type="float">
            <text:p>0</text:p>
          </table:table-cell>
          <table:table-cell office:value-type="float" office:value="380.8182" calcext:value-type="float">
            <text:p>380.8182</text:p>
          </table:table-cell>
          <table:table-cell office:value-type="float" office:value="1222.501" calcext:value-type="float">
            <text:p>1222.501</text:p>
          </table:table-cell>
          <table:table-cell office:value-type="float" office:value="1517.969" calcext:value-type="float">
            <text:p>1517.969</text:p>
          </table:table-cell>
          <table:table-cell office:value-type="float" office:value="1268.645" calcext:value-type="float">
            <text:p>1268.645</text:p>
          </table:table-cell>
          <table:table-cell office:value-type="float" office:value="754.37" calcext:value-type="float">
            <text:p>754.37</text:p>
          </table:table-cell>
          <table:table-cell office:value-type="float" office:value="1096.607" calcext:value-type="float">
            <text:p>1096.607</text:p>
          </table:table-cell>
          <table:table-cell office:value-type="float" office:value="416.2968" calcext:value-type="float">
            <text:p>416.2968</text:p>
          </table:table-cell>
          <table:table-cell office:value-type="float" office:value="1848.264" calcext:value-type="float">
            <text:p>1848.264</text:p>
          </table:table-cell>
          <table:table-cell office:value-type="float" office:value="2081.696" calcext:value-type="float">
            <text:p>2081.696</text:p>
          </table:table-cell>
          <table:table-cell office:value-type="float" office:value="1664.578" calcext:value-type="float">
            <text:p>1664.578</text:p>
          </table:table-cell>
          <table:table-cell office:value-type="float" office:value="584.5071" calcext:value-type="float">
            <text:p>584.5071</text:p>
          </table:table-cell>
          <table:table-cell office:value-type="float" office:value="576.2999" calcext:value-type="float">
            <text:p>576.2999</text:p>
          </table:table-cell>
          <table:table-cell office:value-type="float" office:value="142.7167" calcext:value-type="float">
            <text:p>142.7167</text:p>
          </table:table-cell>
          <table:table-cell office:value-type="float" office:value="35.66902" calcext:value-type="float">
            <text:p>35.66902</text:p>
          </table:table-cell>
          <table:table-cell office:value-type="float" office:value="0" calcext:value-type="float">
            <text:p>0</text:p>
          </table:table-cell>
          <table:table-cell office:value-type="float" office:value="-0.001278357" calcext:value-type="float">
            <text:p>-0.0012783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865" calcext:value-type="float">
            <text:p>-109.865</text:p>
          </table:table-cell>
          <table:table-cell office:value-type="float" office:value="0" calcext:value-type="float">
            <text:p>0</text:p>
          </table:table-cell>
          <table:table-cell office:value-type="float" office:value="4.058502" calcext:value-type="float">
            <text:p>4.058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488.4794" calcext:value-type="float">
            <text:p>488.4794</text:p>
          </table:table-cell>
          <table:table-cell office:value-type="float" office:value="13154.76" calcext:value-type="float">
            <text:p>13154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6224" calcext:value-type="float">
            <text:p>-110.6224</text:p>
          </table:table-cell>
          <table:table-cell office:value-type="float" office:value="282.2368" calcext:value-type="float">
            <text:p>282.2368</text:p>
          </table:table-cell>
          <table:table-cell office:value-type="float" office:value="0" calcext:value-type="float">
            <text:p>0</text:p>
          </table:table-cell>
          <table:table-cell office:value-type="float" office:value="127.648" calcext:value-type="float">
            <text:p>127.648</text:p>
          </table:table-cell>
          <table:table-cell office:value-type="float" office:value="53.59344" calcext:value-type="float">
            <text:p>53.59344</text:p>
          </table:table-cell>
          <table:table-cell office:value-type="float" office:value="0.03373947" calcext:value-type="float">
            <text:p>0.03373947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6" calcext:value-type="float">
            <text:p>0.00044940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10.7663" calcext:value-type="float">
            <text:p>-110.7663</text:p>
          </table:table-cell>
          <table:table-cell office:value-type="float" office:value="0" calcext:value-type="float">
            <text:p>0</text:p>
          </table:table-cell>
          <table:table-cell office:value-type="float" office:value="380.9281" calcext:value-type="float">
            <text:p>380.9281</text:p>
          </table:table-cell>
          <table:table-cell office:value-type="float" office:value="1222.036" calcext:value-type="float">
            <text:p>1222.036</text:p>
          </table:table-cell>
          <table:table-cell office:value-type="float" office:value="1517.313" calcext:value-type="float">
            <text:p>1517.313</text:p>
          </table:table-cell>
          <table:table-cell office:value-type="float" office:value="1268.622" calcext:value-type="float">
            <text:p>1268.622</text:p>
          </table:table-cell>
          <table:table-cell office:value-type="float" office:value="754.2993" calcext:value-type="float">
            <text:p>754.2993</text:p>
          </table:table-cell>
          <table:table-cell office:value-type="float" office:value="1096.56" calcext:value-type="float">
            <text:p>1096.56</text:p>
          </table:table-cell>
          <table:table-cell office:value-type="float" office:value="416.2635" calcext:value-type="float">
            <text:p>416.2635</text:p>
          </table:table-cell>
          <table:table-cell office:value-type="float" office:value="1848.215" calcext:value-type="float">
            <text:p>1848.215</text:p>
          </table:table-cell>
          <table:table-cell office:value-type="float" office:value="2081.671" calcext:value-type="float">
            <text:p>2081.671</text:p>
          </table:table-cell>
          <table:table-cell office:value-type="float" office:value="1664.56" calcext:value-type="float">
            <text:p>1664.56</text:p>
          </table:table-cell>
          <table:table-cell office:value-type="float" office:value="584.5048" calcext:value-type="float">
            <text:p>584.5048</text:p>
          </table:table-cell>
          <table:table-cell office:value-type="float" office:value="576.2945" calcext:value-type="float">
            <text:p>576.2945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1796922" calcext:value-type="float">
            <text:p>-0.0017969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1.4944" calcext:value-type="float">
            <text:p>-111.4944</text:p>
          </table:table-cell>
          <table:table-cell office:value-type="float" office:value="0" calcext:value-type="float">
            <text:p>0</text:p>
          </table:table-cell>
          <table:table-cell office:value-type="float" office:value="4.605425" calcext:value-type="float">
            <text:p>4.605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484.9671" calcext:value-type="float">
            <text:p>484.9671</text:p>
          </table:table-cell>
          <table:table-cell office:value-type="float" office:value="13155.45" calcext:value-type="float">
            <text:p>13155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4178" calcext:value-type="float">
            <text:p>-113.4178</text:p>
          </table:table-cell>
          <table:table-cell office:value-type="float" office:value="291.9927" calcext:value-type="float">
            <text:p>291.9927</text:p>
          </table:table-cell>
          <table:table-cell office:value-type="float" office:value="0" calcext:value-type="float">
            <text:p>0</text:p>
          </table:table-cell>
          <table:table-cell office:value-type="float" office:value="128.3259" calcext:value-type="float">
            <text:p>128.3259</text:p>
          </table:table-cell>
          <table:table-cell office:value-type="float" office:value="52.48827" calcext:value-type="float">
            <text:p>52.48827</text:p>
          </table:table-cell>
          <table:table-cell office:value-type="float" office:value="0.03332814" calcext:value-type="float">
            <text:p>0.03332814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6" calcext:value-type="float">
            <text:p>0.00044940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13.5621" calcext:value-type="float">
            <text:p>-113.5621</text:p>
          </table:table-cell>
          <table:table-cell office:value-type="float" office:value="0" calcext:value-type="float">
            <text:p>0</text:p>
          </table:table-cell>
          <table:table-cell office:value-type="float" office:value="381.1242" calcext:value-type="float">
            <text:p>381.1242</text:p>
          </table:table-cell>
          <table:table-cell office:value-type="float" office:value="1221.288" calcext:value-type="float">
            <text:p>1221.288</text:p>
          </table:table-cell>
          <table:table-cell office:value-type="float" office:value="1516.495" calcext:value-type="float">
            <text:p>1516.495</text:p>
          </table:table-cell>
          <table:table-cell office:value-type="float" office:value="1268.532" calcext:value-type="float">
            <text:p>1268.532</text:p>
          </table:table-cell>
          <table:table-cell office:value-type="float" office:value="754.2121" calcext:value-type="float">
            <text:p>754.2121</text:p>
          </table:table-cell>
          <table:table-cell office:value-type="float" office:value="1096.511" calcext:value-type="float">
            <text:p>1096.511</text:p>
          </table:table-cell>
          <table:table-cell office:value-type="float" office:value="416.2349" calcext:value-type="float">
            <text:p>416.2349</text:p>
          </table:table-cell>
          <table:table-cell office:value-type="float" office:value="1848.17" calcext:value-type="float">
            <text:p>1848.17</text:p>
          </table:table-cell>
          <table:table-cell office:value-type="float" office:value="2081.646" calcext:value-type="float">
            <text:p>2081.646</text:p>
          </table:table-cell>
          <table:table-cell office:value-type="float" office:value="1664.541" calcext:value-type="float">
            <text:p>1664.541</text:p>
          </table:table-cell>
          <table:table-cell office:value-type="float" office:value="584.5024" calcext:value-type="float">
            <text:p>584.5024</text:p>
          </table:table-cell>
          <table:table-cell office:value-type="float" office:value="576.2891" calcext:value-type="float">
            <text:p>576.2891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2615349" calcext:value-type="float">
            <text:p>-0.0026153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2655" calcext:value-type="float">
            <text:p>-114.2655</text:p>
          </table:table-cell>
          <table:table-cell office:value-type="float" office:value="0" calcext:value-type="float">
            <text:p>0</text:p>
          </table:table-cell>
          <table:table-cell office:value-type="float" office:value="4.580915" calcext:value-type="float">
            <text:p>4.58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480.8999" calcext:value-type="float">
            <text:p>480.8999</text:p>
          </table:table-cell>
          <table:table-cell office:value-type="float" office:value="13156.11" calcext:value-type="float">
            <text:p>1315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7.0756" calcext:value-type="float">
            <text:p>-117.0756</text:p>
          </table:table-cell>
          <table:table-cell office:value-type="float" office:value="303.9005" calcext:value-type="float">
            <text:p>303.9005</text:p>
          </table:table-cell>
          <table:table-cell office:value-type="float" office:value="0" calcext:value-type="float">
            <text:p>0</text:p>
          </table:table-cell>
          <table:table-cell office:value-type="float" office:value="129.405" calcext:value-type="float">
            <text:p>129.405</text:p>
          </table:table-cell>
          <table:table-cell office:value-type="float" office:value="51.16872" calcext:value-type="float">
            <text:p>51.16872</text:p>
          </table:table-cell>
          <table:table-cell office:value-type="float" office:value="0.03321956" calcext:value-type="float">
            <text:p>0.03321956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6" calcext:value-type="float">
            <text:p>0.00044940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17.22" calcext:value-type="float">
            <text:p>-117.22</text:p>
          </table:table-cell>
          <table:table-cell office:value-type="float" office:value="0" calcext:value-type="float">
            <text:p>0</text:p>
          </table:table-cell>
          <table:table-cell office:value-type="float" office:value="381.3446" calcext:value-type="float">
            <text:p>381.3446</text:p>
          </table:table-cell>
          <table:table-cell office:value-type="float" office:value="1220.405" calcext:value-type="float">
            <text:p>1220.405</text:p>
          </table:table-cell>
          <table:table-cell office:value-type="float" office:value="1515.478" calcext:value-type="float">
            <text:p>1515.478</text:p>
          </table:table-cell>
          <table:table-cell office:value-type="float" office:value="1268.41" calcext:value-type="float">
            <text:p>1268.41</text:p>
          </table:table-cell>
          <table:table-cell office:value-type="float" office:value="754.1109" calcext:value-type="float">
            <text:p>754.1109</text:p>
          </table:table-cell>
          <table:table-cell office:value-type="float" office:value="1096.452" calcext:value-type="float">
            <text:p>1096.452</text:p>
          </table:table-cell>
          <table:table-cell office:value-type="float" office:value="416.202" calcext:value-type="float">
            <text:p>416.202</text:p>
          </table:table-cell>
          <table:table-cell office:value-type="float" office:value="1848.126" calcext:value-type="float">
            <text:p>1848.126</text:p>
          </table:table-cell>
          <table:table-cell office:value-type="float" office:value="2081.621" calcext:value-type="float">
            <text:p>2081.621</text:p>
          </table:table-cell>
          <table:table-cell office:value-type="float" office:value="1664.523" calcext:value-type="float">
            <text:p>1664.523</text:p>
          </table:table-cell>
          <table:table-cell office:value-type="float" office:value="584.5" calcext:value-type="float">
            <text:p>584.5</text:p>
          </table:table-cell>
          <table:table-cell office:value-type="float" office:value="576.2836" calcext:value-type="float">
            <text:p>576.2836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3232609" calcext:value-type="float">
            <text:p>-0.0032326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7.6171" calcext:value-type="float">
            <text:p>-117.6171</text:p>
          </table:table-cell>
          <table:table-cell office:value-type="float" office:value="0" calcext:value-type="float">
            <text:p>0</text:p>
          </table:table-cell>
          <table:table-cell office:value-type="float" office:value="4.273811" calcext:value-type="float">
            <text:p>4.273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476.8915" calcext:value-type="float">
            <text:p>476.8915</text:p>
          </table:table-cell>
          <table:table-cell office:value-type="float" office:value="13156.76" calcext:value-type="float">
            <text:p>1315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.4903" calcext:value-type="float">
            <text:p>-120.4903</text:p>
          </table:table-cell>
          <table:table-cell office:value-type="float" office:value="314.9779" calcext:value-type="float">
            <text:p>314.9779</text:p>
          </table:table-cell>
          <table:table-cell office:value-type="float" office:value="0" calcext:value-type="float">
            <text:p>0</text:p>
          </table:table-cell>
          <table:table-cell office:value-type="float" office:value="130.3211" calcext:value-type="float">
            <text:p>130.3211</text:p>
          </table:table-cell>
          <table:table-cell office:value-type="float" office:value="49.85966" calcext:value-type="float">
            <text:p>49.85966</text:p>
          </table:table-cell>
          <table:table-cell office:value-type="float" office:value="0.03329432" calcext:value-type="float">
            <text:p>0.03329432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6" calcext:value-type="float">
            <text:p>0.00044940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20.6346" calcext:value-type="float">
            <text:p>-120.6346</text:p>
          </table:table-cell>
          <table:table-cell office:value-type="float" office:value="0" calcext:value-type="float">
            <text:p>0</text:p>
          </table:table-cell>
          <table:table-cell office:value-type="float" office:value="381.592" calcext:value-type="float">
            <text:p>381.592</text:p>
          </table:table-cell>
          <table:table-cell office:value-type="float" office:value="1219.536" calcext:value-type="float">
            <text:p>1219.536</text:p>
          </table:table-cell>
          <table:table-cell office:value-type="float" office:value="1514.483" calcext:value-type="float">
            <text:p>1514.483</text:p>
          </table:table-cell>
          <table:table-cell office:value-type="float" office:value="1268.276" calcext:value-type="float">
            <text:p>1268.276</text:p>
          </table:table-cell>
          <table:table-cell office:value-type="float" office:value="754.0073" calcext:value-type="float">
            <text:p>754.0073</text:p>
          </table:table-cell>
          <table:table-cell office:value-type="float" office:value="1096.389" calcext:value-type="float">
            <text:p>1096.389</text:p>
          </table:table-cell>
          <table:table-cell office:value-type="float" office:value="416.1675" calcext:value-type="float">
            <text:p>416.1675</text:p>
          </table:table-cell>
          <table:table-cell office:value-type="float" office:value="1848.08" calcext:value-type="float">
            <text:p>1848.08</text:p>
          </table:table-cell>
          <table:table-cell office:value-type="float" office:value="2081.596" calcext:value-type="float">
            <text:p>2081.596</text:p>
          </table:table-cell>
          <table:table-cell office:value-type="float" office:value="1664.505" calcext:value-type="float">
            <text:p>1664.505</text:p>
          </table:table-cell>
          <table:table-cell office:value-type="float" office:value="584.4975" calcext:value-type="float">
            <text:p>584.4975</text:p>
          </table:table-cell>
          <table:table-cell office:value-type="float" office:value="576.2779" calcext:value-type="float">
            <text:p>576.2779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3525886" calcext:value-type="float">
            <text:p>-0.003525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9143" calcext:value-type="float">
            <text:p>-120.9143</text:p>
          </table:table-cell>
          <table:table-cell office:value-type="float" office:value="0" calcext:value-type="float">
            <text:p>0</text:p>
          </table:table-cell>
          <table:table-cell office:value-type="float" office:value="4.155835" calcext:value-type="float">
            <text:p>4.15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472.5665" calcext:value-type="float">
            <text:p>472.5665</text:p>
          </table:table-cell>
          <table:table-cell office:value-type="float" office:value="13157.47" calcext:value-type="float">
            <text:p>13157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4.0638" calcext:value-type="float">
            <text:p>-124.0638</text:p>
          </table:table-cell>
          <table:table-cell office:value-type="float" office:value="326.489" calcext:value-type="float">
            <text:p>326.489</text:p>
          </table:table-cell>
          <table:table-cell office:value-type="float" office:value="0" calcext:value-type="float">
            <text:p>0</text:p>
          </table:table-cell>
          <table:table-cell office:value-type="float" office:value="131.1482" calcext:value-type="float">
            <text:p>131.1482</text:p>
          </table:table-cell>
          <table:table-cell office:value-type="float" office:value="48.49527" calcext:value-type="float">
            <text:p>48.49527</text:p>
          </table:table-cell>
          <table:table-cell office:value-type="float" office:value="0.03339636" calcext:value-type="float">
            <text:p>0.03339636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86" calcext:value-type="float">
            <text:p>0.000449408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24.208" calcext:value-type="float">
            <text:p>-124.208</text:p>
          </table:table-cell>
          <table:table-cell office:value-type="float" office:value="0" calcext:value-type="float">
            <text:p>0</text:p>
          </table:table-cell>
          <table:table-cell office:value-type="float" office:value="381.8702" calcext:value-type="float">
            <text:p>381.8702</text:p>
          </table:table-cell>
          <table:table-cell office:value-type="float" office:value="1218.569" calcext:value-type="float">
            <text:p>1218.569</text:p>
          </table:table-cell>
          <table:table-cell office:value-type="float" office:value="1513.382" calcext:value-type="float">
            <text:p>1513.382</text:p>
          </table:table-cell>
          <table:table-cell office:value-type="float" office:value="1268.129" calcext:value-type="float">
            <text:p>1268.129</text:p>
          </table:table-cell>
          <table:table-cell office:value-type="float" office:value="753.8957" calcext:value-type="float">
            <text:p>753.8957</text:p>
          </table:table-cell>
          <table:table-cell office:value-type="float" office:value="1096.322" calcext:value-type="float">
            <text:p>1096.322</text:p>
          </table:table-cell>
          <table:table-cell office:value-type="float" office:value="416.1319" calcext:value-type="float">
            <text:p>416.1319</text:p>
          </table:table-cell>
          <table:table-cell office:value-type="float" office:value="1848.034" calcext:value-type="float">
            <text:p>1848.034</text:p>
          </table:table-cell>
          <table:table-cell office:value-type="float" office:value="2081.571" calcext:value-type="float">
            <text:p>2081.571</text:p>
          </table:table-cell>
          <table:table-cell office:value-type="float" office:value="1664.487" calcext:value-type="float">
            <text:p>1664.487</text:p>
          </table:table-cell>
          <table:table-cell office:value-type="float" office:value="584.495" calcext:value-type="float">
            <text:p>584.495</text:p>
          </table:table-cell>
          <table:table-cell office:value-type="float" office:value="576.2721" calcext:value-type="float">
            <text:p>576.2721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3795816" calcext:value-type="float">
            <text:p>-0.0037958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4.4644" calcext:value-type="float">
            <text:p>-124.4644</text:p>
          </table:table-cell>
          <table:table-cell office:value-type="float" office:value="0" calcext:value-type="float">
            <text:p>0</text:p>
          </table:table-cell>
          <table:table-cell office:value-type="float" office:value="4.132025" calcext:value-type="float">
            <text:p>4.13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468.3163" calcext:value-type="float">
            <text:p>468.3163</text:p>
          </table:table-cell>
          <table:table-cell office:value-type="float" office:value="13158.13" calcext:value-type="float">
            <text:p>13158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7.5708" calcext:value-type="float">
            <text:p>-127.5708</text:p>
          </table:table-cell>
          <table:table-cell office:value-type="float" office:value="338.0329" calcext:value-type="float">
            <text:p>338.0329</text:p>
          </table:table-cell>
          <table:table-cell office:value-type="float" office:value="0" calcext:value-type="float">
            <text:p>0</text:p>
          </table:table-cell>
          <table:table-cell office:value-type="float" office:value="131.0811" calcext:value-type="float">
            <text:p>131.0811</text:p>
          </table:table-cell>
          <table:table-cell office:value-type="float" office:value="47.55014" calcext:value-type="float">
            <text:p>47.55014</text:p>
          </table:table-cell>
          <table:table-cell office:value-type="float" office:value="0.03348589" calcext:value-type="float">
            <text:p>0.03348589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086" calcext:value-type="float">
            <text:p>0.0004494086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27.7149" calcext:value-type="float">
            <text:p>-127.7149</text:p>
          </table:table-cell>
          <table:table-cell office:value-type="float" office:value="0" calcext:value-type="float">
            <text:p>0</text:p>
          </table:table-cell>
          <table:table-cell office:value-type="float" office:value="382.1365" calcext:value-type="float">
            <text:p>382.1365</text:p>
          </table:table-cell>
          <table:table-cell office:value-type="float" office:value="1217.428" calcext:value-type="float">
            <text:p>1217.428</text:p>
          </table:table-cell>
          <table:table-cell office:value-type="float" office:value="1512.121" calcext:value-type="float">
            <text:p>1512.121</text:p>
          </table:table-cell>
          <table:table-cell office:value-type="float" office:value="1267.95" calcext:value-type="float">
            <text:p>1267.95</text:p>
          </table:table-cell>
          <table:table-cell office:value-type="float" office:value="753.7743" calcext:value-type="float">
            <text:p>753.7743</text:p>
          </table:table-cell>
          <table:table-cell office:value-type="float" office:value="1096.248" calcext:value-type="float">
            <text:p>1096.248</text:p>
          </table:table-cell>
          <table:table-cell office:value-type="float" office:value="416.0941" calcext:value-type="float">
            <text:p>416.0941</text:p>
          </table:table-cell>
          <table:table-cell office:value-type="float" office:value="1847.985" calcext:value-type="float">
            <text:p>1847.985</text:p>
          </table:table-cell>
          <table:table-cell office:value-type="float" office:value="2081.545" calcext:value-type="float">
            <text:p>2081.545</text:p>
          </table:table-cell>
          <table:table-cell office:value-type="float" office:value="1664.469" calcext:value-type="float">
            <text:p>1664.469</text:p>
          </table:table-cell>
          <table:table-cell office:value-type="float" office:value="584.4925" calcext:value-type="float">
            <text:p>584.4925</text:p>
          </table:table-cell>
          <table:table-cell office:value-type="float" office:value="576.2662" calcext:value-type="float">
            <text:p>576.266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4128315" calcext:value-type="float">
            <text:p>-0.0041283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9987" calcext:value-type="float">
            <text:p>-127.9987</text:p>
          </table:table-cell>
          <table:table-cell office:value-type="float" office:value="0" calcext:value-type="float">
            <text:p>0</text:p>
          </table:table-cell>
          <table:table-cell office:value-type="float" office:value="4.159227" calcext:value-type="float">
            <text:p>4.159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464.1718" calcext:value-type="float">
            <text:p>464.1718</text:p>
          </table:table-cell>
          <table:table-cell office:value-type="float" office:value="13158.75" calcext:value-type="float">
            <text:p>13158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0.8217" calcext:value-type="float">
            <text:p>-130.8217</text:p>
          </table:table-cell>
          <table:table-cell office:value-type="float" office:value="345.1579" calcext:value-type="float">
            <text:p>345.1579</text:p>
          </table:table-cell>
          <table:table-cell office:value-type="float" office:value="0" calcext:value-type="float">
            <text:p>0</text:p>
          </table:table-cell>
          <table:table-cell office:value-type="float" office:value="130.2075" calcext:value-type="float">
            <text:p>130.2075</text:p>
          </table:table-cell>
          <table:table-cell office:value-type="float" office:value="46.79898" calcext:value-type="float">
            <text:p>46.79898</text:p>
          </table:table-cell>
          <table:table-cell office:value-type="float" office:value="0.03351868" calcext:value-type="float">
            <text:p>0.03351868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515" calcext:value-type="float">
            <text:p>0.0004494515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30.9657" calcext:value-type="float">
            <text:p>-130.9657</text:p>
          </table:table-cell>
          <table:table-cell office:value-type="float" office:value="0" calcext:value-type="float">
            <text:p>0</text:p>
          </table:table-cell>
          <table:table-cell office:value-type="float" office:value="382.5168" calcext:value-type="float">
            <text:p>382.5168</text:p>
          </table:table-cell>
          <table:table-cell office:value-type="float" office:value="1216.224" calcext:value-type="float">
            <text:p>1216.224</text:p>
          </table:table-cell>
          <table:table-cell office:value-type="float" office:value="1510.737" calcext:value-type="float">
            <text:p>1510.737</text:p>
          </table:table-cell>
          <table:table-cell office:value-type="float" office:value="1267.748" calcext:value-type="float">
            <text:p>1267.748</text:p>
          </table:table-cell>
          <table:table-cell office:value-type="float" office:value="753.6351" calcext:value-type="float">
            <text:p>753.6351</text:p>
          </table:table-cell>
          <table:table-cell office:value-type="float" office:value="1096.168" calcext:value-type="float">
            <text:p>1096.168</text:p>
          </table:table-cell>
          <table:table-cell office:value-type="float" office:value="416.0529" calcext:value-type="float">
            <text:p>416.0529</text:p>
          </table:table-cell>
          <table:table-cell office:value-type="float" office:value="1847.933" calcext:value-type="float">
            <text:p>1847.933</text:p>
          </table:table-cell>
          <table:table-cell office:value-type="float" office:value="2081.52" calcext:value-type="float">
            <text:p>2081.52</text:p>
          </table:table-cell>
          <table:table-cell office:value-type="float" office:value="1664.45" calcext:value-type="float">
            <text:p>1664.45</text:p>
          </table:table-cell>
          <table:table-cell office:value-type="float" office:value="584.4899" calcext:value-type="float">
            <text:p>584.4899</text:p>
          </table:table-cell>
          <table:table-cell office:value-type="float" office:value="576.2602" calcext:value-type="float">
            <text:p>576.260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5" calcext:value-type="float">
            <text:p>35.66905</text:p>
          </table:table-cell>
          <table:table-cell office:value-type="float" office:value="0" calcext:value-type="float">
            <text:p>0</text:p>
          </table:table-cell>
          <table:table-cell office:value-type="float" office:value="-0.00449071" calcext:value-type="float">
            <text:p>-0.004490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1.4642" calcext:value-type="float">
            <text:p>-131.4642</text:p>
          </table:table-cell>
          <table:table-cell office:value-type="float" office:value="0" calcext:value-type="float">
            <text:p>0</text:p>
          </table:table-cell>
          <table:table-cell office:value-type="float" office:value="4.374123" calcext:value-type="float">
            <text:p>4.37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458.8776" calcext:value-type="float">
            <text:p>458.8776</text:p>
          </table:table-cell>
          <table:table-cell office:value-type="float" office:value="13159.57" calcext:value-type="float">
            <text:p>1315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2704" calcext:value-type="float">
            <text:p>-135.2704</text:p>
          </table:table-cell>
          <table:table-cell office:value-type="float" office:value="359.2849" calcext:value-type="float">
            <text:p>359.2849</text:p>
          </table:table-cell>
          <table:table-cell office:value-type="float" office:value="0" calcext:value-type="float">
            <text:p>0</text:p>
          </table:table-cell>
          <table:table-cell office:value-type="float" office:value="131.2248" calcext:value-type="float">
            <text:p>131.2248</text:p>
          </table:table-cell>
          <table:table-cell office:value-type="float" office:value="31.62437" calcext:value-type="float">
            <text:p>31.62437</text:p>
          </table:table-cell>
          <table:table-cell office:value-type="float" office:value="0.03351987" calcext:value-type="float">
            <text:p>0.03351987</text:p>
          </table:table-cell>
          <table:table-cell office:value-type="float" office:value="0.1785156" calcext:value-type="float">
            <text:p>0.1785156</text:p>
          </table:table-cell>
          <table:table-cell office:value-type="float" office:value="0.0004494515" calcext:value-type="float">
            <text:p>0.0004494515</text:p>
          </table:table-cell>
          <table:table-cell office:value-type="float" office:value="0.02681921" calcext:value-type="float">
            <text:p>0.0268192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35.4145" calcext:value-type="float">
            <text:p>-135.4145</text:p>
          </table:table-cell>
          <table:table-cell office:value-type="float" office:value="0" calcext:value-type="float">
            <text:p>0</text:p>
          </table:table-cell>
          <table:table-cell office:value-type="float" office:value="362.5847" calcext:value-type="float">
            <text:p>362.5847</text:p>
          </table:table-cell>
          <table:table-cell office:value-type="float" office:value="1228.774" calcext:value-type="float">
            <text:p>1228.774</text:p>
          </table:table-cell>
          <table:table-cell office:value-type="float" office:value="1529.415" calcext:value-type="float">
            <text:p>1529.415</text:p>
          </table:table-cell>
          <table:table-cell office:value-type="float" office:value="1267.542" calcext:value-type="float">
            <text:p>1267.542</text:p>
          </table:table-cell>
          <table:table-cell office:value-type="float" office:value="753.4891" calcext:value-type="float">
            <text:p>753.4891</text:p>
          </table:table-cell>
          <table:table-cell office:value-type="float" office:value="1096.084" calcext:value-type="float">
            <text:p>1096.084</text:p>
          </table:table-cell>
          <table:table-cell office:value-type="float" office:value="416.0081" calcext:value-type="float">
            <text:p>416.0081</text:p>
          </table:table-cell>
          <table:table-cell office:value-type="float" office:value="1847.878" calcext:value-type="float">
            <text:p>1847.878</text:p>
          </table:table-cell>
          <table:table-cell office:value-type="float" office:value="2081.493" calcext:value-type="float">
            <text:p>2081.493</text:p>
          </table:table-cell>
          <table:table-cell office:value-type="float" office:value="1664.432" calcext:value-type="float">
            <text:p>1664.432</text:p>
          </table:table-cell>
          <table:table-cell office:value-type="float" office:value="584.4873" calcext:value-type="float">
            <text:p>584.4873</text:p>
          </table:table-cell>
          <table:table-cell office:value-type="float" office:value="576.2542" calcext:value-type="float">
            <text:p>576.2542</text:p>
          </table:table-cell>
          <table:table-cell office:value-type="float" office:value="142.7166" calcext:value-type="float">
            <text:p>142.7166</text:p>
          </table:table-cell>
          <table:table-cell office:value-type="float" office:value="35.66904" calcext:value-type="float">
            <text:p>35.66904</text:p>
          </table:table-cell>
          <table:table-cell office:value-type="float" office:value="0" calcext:value-type="float">
            <text:p>0</text:p>
          </table:table-cell>
          <table:table-cell office:value-type="float" office:value="-0.005031558" calcext:value-type="float">
            <text:p>-0.0050315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5.875" calcext:value-type="float">
            <text:p>-135.875</text:p>
          </table:table-cell>
          <table:table-cell office:value-type="float" office:value="0" calcext:value-type="float">
            <text:p>0</text:p>
          </table:table-cell>
          <table:table-cell office:value-type="float" office:value="4.336487" calcext:value-type="float">
            <text:p>4.336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454.3742" calcext:value-type="float">
            <text:p>454.3742</text:p>
          </table:table-cell>
          <table:table-cell office:value-type="float" office:value="13158.86" calcext:value-type="float">
            <text:p>13158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8.2439" calcext:value-type="float">
            <text:p>-138.2439</text:p>
          </table:table-cell>
          <table:table-cell office:value-type="float" office:value="366.0844" calcext:value-type="float">
            <text:p>366.0844</text:p>
          </table:table-cell>
          <table:table-cell office:value-type="float" office:value="0" calcext:value-type="float">
            <text:p>0</text:p>
          </table:table-cell>
          <table:table-cell office:value-type="float" office:value="131.505" calcext:value-type="float">
            <text:p>131.505</text:p>
          </table:table-cell>
          <table:table-cell office:value-type="float" office:value="21.32711" calcext:value-type="float">
            <text:p>21.32711</text:p>
          </table:table-cell>
          <table:table-cell office:value-type="float" office:value="0.0330331" calcext:value-type="float">
            <text:p>0.0330331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5929957" calcext:value-type="float">
            <text:p>0.000592995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40.1042" calcext:value-type="float">
            <text:p>-140.1042</text:p>
          </table:table-cell>
          <table:table-cell office:value-type="float" office:value="0" calcext:value-type="float">
            <text:p>0</text:p>
          </table:table-cell>
          <table:table-cell office:value-type="float" office:value="348.9096" calcext:value-type="float">
            <text:p>348.9096</text:p>
          </table:table-cell>
          <table:table-cell office:value-type="float" office:value="1237.402" calcext:value-type="float">
            <text:p>1237.402</text:p>
          </table:table-cell>
          <table:table-cell office:value-type="float" office:value="1541.907" calcext:value-type="float">
            <text:p>1541.907</text:p>
          </table:table-cell>
          <table:table-cell office:value-type="float" office:value="1267.351" calcext:value-type="float">
            <text:p>1267.351</text:p>
          </table:table-cell>
          <table:table-cell office:value-type="float" office:value="752.3385" calcext:value-type="float">
            <text:p>752.3385</text:p>
          </table:table-cell>
          <table:table-cell office:value-type="float" office:value="1095.641" calcext:value-type="float">
            <text:p>1095.641</text:p>
          </table:table-cell>
          <table:table-cell office:value-type="float" office:value="416.0862" calcext:value-type="float">
            <text:p>416.0862</text:p>
          </table:table-cell>
          <table:table-cell office:value-type="float" office:value="1847.722" calcext:value-type="float">
            <text:p>1847.722</text:p>
          </table:table-cell>
          <table:table-cell office:value-type="float" office:value="2081.312" calcext:value-type="float">
            <text:p>2081.312</text:p>
          </table:table-cell>
          <table:table-cell office:value-type="float" office:value="1664.265" calcext:value-type="float">
            <text:p>1664.265</text:p>
          </table:table-cell>
          <table:table-cell office:value-type="float" office:value="584.4384" calcext:value-type="float">
            <text:p>584.4384</text:p>
          </table:table-cell>
          <table:table-cell office:value-type="float" office:value="576.1707" calcext:value-type="float">
            <text:p>576.1707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05808775" calcext:value-type="float">
            <text:p>-0.005808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9.3372" calcext:value-type="float">
            <text:p>-139.3372</text:p>
          </table:table-cell>
          <table:table-cell office:value-type="float" office:value="0" calcext:value-type="float">
            <text:p>0</text:p>
          </table:table-cell>
          <table:table-cell office:value-type="float" office:value="4.81787" calcext:value-type="float">
            <text:p>4.8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450.965" calcext:value-type="float">
            <text:p>450.965</text:p>
          </table:table-cell>
          <table:table-cell office:value-type="float" office:value="13159.32" calcext:value-type="float">
            <text:p>13159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1.1088" calcext:value-type="float">
            <text:p>-141.1088</text:p>
          </table:table-cell>
          <table:table-cell office:value-type="float" office:value="375.1292" calcext:value-type="float">
            <text:p>375.1292</text:p>
          </table:table-cell>
          <table:table-cell office:value-type="float" office:value="0" calcext:value-type="float">
            <text:p>0</text:p>
          </table:table-cell>
          <table:table-cell office:value-type="float" office:value="131.7921" calcext:value-type="float">
            <text:p>131.7921</text:p>
          </table:table-cell>
          <table:table-cell office:value-type="float" office:value="20.80581" calcext:value-type="float">
            <text:p>20.80581</text:p>
          </table:table-cell>
          <table:table-cell office:value-type="float" office:value="0.03304049" calcext:value-type="float">
            <text:p>0.03304049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19667" calcext:value-type="float">
            <text:p>0.00061196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16674" calcext:value-type="float">
            <text:p>-0.02816674</text:p>
          </table:table-cell>
          <table:table-cell office:value-type="float" office:value="370" calcext:value-type="float">
            <text:p>370</text:p>
          </table:table-cell>
          <table:table-cell office:value-type="float" office:value="-142.9692" calcext:value-type="float">
            <text:p>-142.9692</text:p>
          </table:table-cell>
          <table:table-cell office:value-type="float" office:value="0" calcext:value-type="float">
            <text:p>0</text:p>
          </table:table-cell>
          <table:table-cell office:value-type="float" office:value="349.0073" calcext:value-type="float">
            <text:p>349.0073</text:p>
          </table:table-cell>
          <table:table-cell office:value-type="float" office:value="1236.538" calcext:value-type="float">
            <text:p>1236.538</text:p>
          </table:table-cell>
          <table:table-cell office:value-type="float" office:value="1540.782" calcext:value-type="float">
            <text:p>1540.782</text:p>
          </table:table-cell>
          <table:table-cell office:value-type="float" office:value="1267.191" calcext:value-type="float">
            <text:p>1267.191</text:p>
          </table:table-cell>
          <table:table-cell office:value-type="float" office:value="752.2081" calcext:value-type="float">
            <text:p>752.2081</text:p>
          </table:table-cell>
          <table:table-cell office:value-type="float" office:value="1095.56" calcext:value-type="float">
            <text:p>1095.56</text:p>
          </table:table-cell>
          <table:table-cell office:value-type="float" office:value="416.0404" calcext:value-type="float">
            <text:p>416.0404</text:p>
          </table:table-cell>
          <table:table-cell office:value-type="float" office:value="1847.665" calcext:value-type="float">
            <text:p>1847.665</text:p>
          </table:table-cell>
          <table:table-cell office:value-type="float" office:value="2081.284" calcext:value-type="float">
            <text:p>2081.284</text:p>
          </table:table-cell>
          <table:table-cell office:value-type="float" office:value="1664.246" calcext:value-type="float">
            <text:p>1664.246</text:p>
          </table:table-cell>
          <table:table-cell office:value-type="float" office:value="584.4356" calcext:value-type="float">
            <text:p>584.4356</text:p>
          </table:table-cell>
          <table:table-cell office:value-type="float" office:value="576.1644" calcext:value-type="float">
            <text:p>576.1644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0624362" calcext:value-type="float">
            <text:p>-0.006243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2.2299" calcext:value-type="float">
            <text:p>-142.2299</text:p>
          </table:table-cell>
          <table:table-cell office:value-type="float" office:value="0" calcext:value-type="float">
            <text:p>0</text:p>
          </table:table-cell>
          <table:table-cell office:value-type="float" office:value="4.845826" calcext:value-type="float">
            <text:p>4.845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448.208" calcext:value-type="float">
            <text:p>448.208</text:p>
          </table:table-cell>
          <table:table-cell office:value-type="float" office:value="13159.7" calcext:value-type="float">
            <text:p>1315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3.405" calcext:value-type="float">
            <text:p>-143.405</text:p>
          </table:table-cell>
          <table:table-cell office:value-type="float" office:value="381.9267" calcext:value-type="float">
            <text:p>381.9267</text:p>
          </table:table-cell>
          <table:table-cell office:value-type="float" office:value="0" calcext:value-type="float">
            <text:p>0</text:p>
          </table:table-cell>
          <table:table-cell office:value-type="float" office:value="131.9277" calcext:value-type="float">
            <text:p>131.9277</text:p>
          </table:table-cell>
          <table:table-cell office:value-type="float" office:value="20.39632" calcext:value-type="float">
            <text:p>20.39632</text:p>
          </table:table-cell>
          <table:table-cell office:value-type="float" office:value="0.03307045" calcext:value-type="float">
            <text:p>0.03307045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0742" calcext:value-type="float">
            <text:p>0.0006120742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61338" calcext:value-type="float">
            <text:p>-0.02861338</text:p>
          </table:table-cell>
          <table:table-cell office:value-type="float" office:value="370" calcext:value-type="float">
            <text:p>370</text:p>
          </table:table-cell>
          <table:table-cell office:value-type="float" office:value="-145.2649" calcext:value-type="float">
            <text:p>-145.2649</text:p>
          </table:table-cell>
          <table:table-cell office:value-type="float" office:value="0" calcext:value-type="float">
            <text:p>0</text:p>
          </table:table-cell>
          <table:table-cell office:value-type="float" office:value="349.0923" calcext:value-type="float">
            <text:p>349.0923</text:p>
          </table:table-cell>
          <table:table-cell office:value-type="float" office:value="1235.851" calcext:value-type="float">
            <text:p>1235.851</text:p>
          </table:table-cell>
          <table:table-cell office:value-type="float" office:value="1539.876" calcext:value-type="float">
            <text:p>1539.876</text:p>
          </table:table-cell>
          <table:table-cell office:value-type="float" office:value="1267.055" calcext:value-type="float">
            <text:p>1267.055</text:p>
          </table:table-cell>
          <table:table-cell office:value-type="float" office:value="752.1019" calcext:value-type="float">
            <text:p>752.1019</text:p>
          </table:table-cell>
          <table:table-cell office:value-type="float" office:value="1095.487" calcext:value-type="float">
            <text:p>1095.487</text:p>
          </table:table-cell>
          <table:table-cell office:value-type="float" office:value="416.0005" calcext:value-type="float">
            <text:p>416.0005</text:p>
          </table:table-cell>
          <table:table-cell office:value-type="float" office:value="1847.609" calcext:value-type="float">
            <text:p>1847.609</text:p>
          </table:table-cell>
          <table:table-cell office:value-type="float" office:value="2081.256" calcext:value-type="float">
            <text:p>2081.256</text:p>
          </table:table-cell>
          <table:table-cell office:value-type="float" office:value="1664.227" calcext:value-type="float">
            <text:p>1664.227</text:p>
          </table:table-cell>
          <table:table-cell office:value-type="float" office:value="584.4329" calcext:value-type="float">
            <text:p>584.4329</text:p>
          </table:table-cell>
          <table:table-cell office:value-type="float" office:value="576.158" calcext:value-type="float">
            <text:p>576.158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065272" calcext:value-type="float">
            <text:p>-0.0065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4.565" calcext:value-type="float">
            <text:p>-144.565</text:p>
          </table:table-cell>
          <table:table-cell office:value-type="float" office:value="0" calcext:value-type="float">
            <text:p>0</text:p>
          </table:table-cell>
          <table:table-cell office:value-type="float" office:value="4.886128" calcext:value-type="float">
            <text:p>4.886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445.4664" calcext:value-type="float">
            <text:p>445.4664</text:p>
          </table:table-cell>
          <table:table-cell office:value-type="float" office:value="13160.08" calcext:value-type="float">
            <text:p>1316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8657" calcext:value-type="float">
            <text:p>-145.8657</text:p>
          </table:table-cell>
          <table:table-cell office:value-type="float" office:value="390.2132" calcext:value-type="float">
            <text:p>390.2132</text:p>
          </table:table-cell>
          <table:table-cell office:value-type="float" office:value="0" calcext:value-type="float">
            <text:p>0</text:p>
          </table:table-cell>
          <table:table-cell office:value-type="float" office:value="132.0695" calcext:value-type="float">
            <text:p>132.0695</text:p>
          </table:table-cell>
          <table:table-cell office:value-type="float" office:value="19.91272" calcext:value-type="float">
            <text:p>19.91272</text:p>
          </table:table-cell>
          <table:table-cell office:value-type="float" office:value="0.03313034" calcext:value-type="float">
            <text:p>0.03313034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096" calcext:value-type="float">
            <text:p>0.000612096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6872" calcext:value-type="float">
            <text:p>-0.0286872</text:p>
          </table:table-cell>
          <table:table-cell office:value-type="float" office:value="370" calcext:value-type="float">
            <text:p>370</text:p>
          </table:table-cell>
          <table:table-cell office:value-type="float" office:value="-147.7254" calcext:value-type="float">
            <text:p>-147.7254</text:p>
          </table:table-cell>
          <table:table-cell office:value-type="float" office:value="0" calcext:value-type="float">
            <text:p>0</text:p>
          </table:table-cell>
          <table:table-cell office:value-type="float" office:value="349.168" calcext:value-type="float">
            <text:p>349.168</text:p>
          </table:table-cell>
          <table:table-cell office:value-type="float" office:value="1235.161" calcext:value-type="float">
            <text:p>1235.161</text:p>
          </table:table-cell>
          <table:table-cell office:value-type="float" office:value="1539.05" calcext:value-type="float">
            <text:p>1539.05</text:p>
          </table:table-cell>
          <table:table-cell office:value-type="float" office:value="1266.933" calcext:value-type="float">
            <text:p>1266.933</text:p>
          </table:table-cell>
          <table:table-cell office:value-type="float" office:value="752.0054" calcext:value-type="float">
            <text:p>752.0054</text:p>
          </table:table-cell>
          <table:table-cell office:value-type="float" office:value="1095.422" calcext:value-type="float">
            <text:p>1095.422</text:p>
          </table:table-cell>
          <table:table-cell office:value-type="float" office:value="415.9646" calcext:value-type="float">
            <text:p>415.9646</text:p>
          </table:table-cell>
          <table:table-cell office:value-type="float" office:value="1847.556" calcext:value-type="float">
            <text:p>1847.556</text:p>
          </table:table-cell>
          <table:table-cell office:value-type="float" office:value="2081.228" calcext:value-type="float">
            <text:p>2081.228</text:p>
          </table:table-cell>
          <table:table-cell office:value-type="float" office:value="1664.208" calcext:value-type="float">
            <text:p>1664.208</text:p>
          </table:table-cell>
          <table:table-cell office:value-type="float" office:value="584.43" calcext:value-type="float">
            <text:p>584.43</text:p>
          </table:table-cell>
          <table:table-cell office:value-type="float" office:value="576.1515" calcext:value-type="float">
            <text:p>576.1515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06718108" calcext:value-type="float">
            <text:p>-0.0067181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6.8695" calcext:value-type="float">
            <text:p>-146.8695</text:p>
          </table:table-cell>
          <table:table-cell office:value-type="float" office:value="0" calcext:value-type="float">
            <text:p>0</text:p>
          </table:table-cell>
          <table:table-cell office:value-type="float" office:value="4.729572" calcext:value-type="float">
            <text:p>4.729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442.8013" calcext:value-type="float">
            <text:p>442.8013</text:p>
          </table:table-cell>
          <table:table-cell office:value-type="float" office:value="13160.46" calcext:value-type="float">
            <text:p>1316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1915" calcext:value-type="float">
            <text:p>-148.1915</text:p>
          </table:table-cell>
          <table:table-cell office:value-type="float" office:value="398.2891" calcext:value-type="float">
            <text:p>398.2891</text:p>
          </table:table-cell>
          <table:table-cell office:value-type="float" office:value="0" calcext:value-type="float">
            <text:p>0</text:p>
          </table:table-cell>
          <table:table-cell office:value-type="float" office:value="132.1463" calcext:value-type="float">
            <text:p>132.1463</text:p>
          </table:table-cell>
          <table:table-cell office:value-type="float" office:value="19.46284" calcext:value-type="float">
            <text:p>19.46284</text:p>
          </table:table-cell>
          <table:table-cell office:value-type="float" office:value="0.03324902" calcext:value-type="float">
            <text:p>0.03324902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6872" calcext:value-type="float">
            <text:p>-0.0286872</text:p>
          </table:table-cell>
          <table:table-cell office:value-type="float" office:value="370" calcext:value-type="float">
            <text:p>370</text:p>
          </table:table-cell>
          <table:table-cell office:value-type="float" office:value="-150.0512" calcext:value-type="float">
            <text:p>-150.0512</text:p>
          </table:table-cell>
          <table:table-cell office:value-type="float" office:value="0" calcext:value-type="float">
            <text:p>0</text:p>
          </table:table-cell>
          <table:table-cell office:value-type="float" office:value="349.2358" calcext:value-type="float">
            <text:p>349.2358</text:p>
          </table:table-cell>
          <table:table-cell office:value-type="float" office:value="1234.482" calcext:value-type="float">
            <text:p>1234.482</text:p>
          </table:table-cell>
          <table:table-cell office:value-type="float" office:value="1538.239" calcext:value-type="float">
            <text:p>1538.239</text:p>
          </table:table-cell>
          <table:table-cell office:value-type="float" office:value="1266.816" calcext:value-type="float">
            <text:p>1266.816</text:p>
          </table:table-cell>
          <table:table-cell office:value-type="float" office:value="751.9081" calcext:value-type="float">
            <text:p>751.9081</text:p>
          </table:table-cell>
          <table:table-cell office:value-type="float" office:value="1095.36" calcext:value-type="float">
            <text:p>1095.36</text:p>
          </table:table-cell>
          <table:table-cell office:value-type="float" office:value="415.9301" calcext:value-type="float">
            <text:p>415.9301</text:p>
          </table:table-cell>
          <table:table-cell office:value-type="float" office:value="1847.504" calcext:value-type="float">
            <text:p>1847.504</text:p>
          </table:table-cell>
          <table:table-cell office:value-type="float" office:value="2081.2" calcext:value-type="float">
            <text:p>2081.2</text:p>
          </table:table-cell>
          <table:table-cell office:value-type="float" office:value="1664.189" calcext:value-type="float">
            <text:p>1664.189</text:p>
          </table:table-cell>
          <table:table-cell office:value-type="float" office:value="584.4271" calcext:value-type="float">
            <text:p>584.4271</text:p>
          </table:table-cell>
          <table:table-cell office:value-type="float" office:value="576.1448" calcext:value-type="float">
            <text:p>576.1448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06814661" calcext:value-type="float">
            <text:p>-0.0068146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9.1101" calcext:value-type="float">
            <text:p>-149.1101</text:p>
          </table:table-cell>
          <table:table-cell office:value-type="float" office:value="0" calcext:value-type="float">
            <text:p>0</text:p>
          </table:table-cell>
          <table:table-cell office:value-type="float" office:value="4.643597" calcext:value-type="float">
            <text:p>4.643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440.4872" calcext:value-type="float">
            <text:p>440.4872</text:p>
          </table:table-cell>
          <table:table-cell office:value-type="float" office:value="13160.77" calcext:value-type="float">
            <text:p>13160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1807" calcext:value-type="float">
            <text:p>-150.1807</text:p>
          </table:table-cell>
          <table:table-cell office:value-type="float" office:value="405.1035" calcext:value-type="float">
            <text:p>405.1035</text:p>
          </table:table-cell>
          <table:table-cell office:value-type="float" office:value="0" calcext:value-type="float">
            <text:p>0</text:p>
          </table:table-cell>
          <table:table-cell office:value-type="float" office:value="132.1243" calcext:value-type="float">
            <text:p>132.1243</text:p>
          </table:table-cell>
          <table:table-cell office:value-type="float" office:value="19.10534" calcext:value-type="float">
            <text:p>19.10534</text:p>
          </table:table-cell>
          <table:table-cell office:value-type="float" office:value="0.0334243" calcext:value-type="float">
            <text:p>0.0334243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875128" calcext:value-type="float">
            <text:p>-0.02875128</text:p>
          </table:table-cell>
          <table:table-cell office:value-type="float" office:value="370" calcext:value-type="float">
            <text:p>370</text:p>
          </table:table-cell>
          <table:table-cell office:value-type="float" office:value="-152.0401" calcext:value-type="float">
            <text:p>-152.0401</text:p>
          </table:table-cell>
          <table:table-cell office:value-type="float" office:value="0" calcext:value-type="float">
            <text:p>0</text:p>
          </table:table-cell>
          <table:table-cell office:value-type="float" office:value="349.3089" calcext:value-type="float">
            <text:p>349.3089</text:p>
          </table:table-cell>
          <table:table-cell office:value-type="float" office:value="1233.909" calcext:value-type="float">
            <text:p>1233.909</text:p>
          </table:table-cell>
          <table:table-cell office:value-type="float" office:value="1537.502" calcext:value-type="float">
            <text:p>1537.502</text:p>
          </table:table-cell>
          <table:table-cell office:value-type="float" office:value="1266.701" calcext:value-type="float">
            <text:p>1266.701</text:p>
          </table:table-cell>
          <table:table-cell office:value-type="float" office:value="751.8154" calcext:value-type="float">
            <text:p>751.8154</text:p>
          </table:table-cell>
          <table:table-cell office:value-type="float" office:value="1095.299" calcext:value-type="float">
            <text:p>1095.299</text:p>
          </table:table-cell>
          <table:table-cell office:value-type="float" office:value="415.8962" calcext:value-type="float">
            <text:p>415.8962</text:p>
          </table:table-cell>
          <table:table-cell office:value-type="float" office:value="1847.453" calcext:value-type="float">
            <text:p>1847.453</text:p>
          </table:table-cell>
          <table:table-cell office:value-type="float" office:value="2081.173" calcext:value-type="float">
            <text:p>2081.173</text:p>
          </table:table-cell>
          <table:table-cell office:value-type="float" office:value="1664.169" calcext:value-type="float">
            <text:p>1664.169</text:p>
          </table:table-cell>
          <table:table-cell office:value-type="float" office:value="584.4242" calcext:value-type="float">
            <text:p>584.4242</text:p>
          </table:table-cell>
          <table:table-cell office:value-type="float" office:value="576.1381" calcext:value-type="float">
            <text:p>576.1381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2" calcext:value-type="float">
            <text:p>35.66262</text:p>
          </table:table-cell>
          <table:table-cell office:value-type="float" office:value="0" calcext:value-type="float">
            <text:p>0</text:p>
          </table:table-cell>
          <table:table-cell office:value-type="float" office:value="-0.006830207" calcext:value-type="float">
            <text:p>-0.0068302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1.0642" calcext:value-type="float">
            <text:p>-151.0642</text:p>
          </table:table-cell>
          <table:table-cell office:value-type="float" office:value="0" calcext:value-type="float">
            <text:p>0</text:p>
          </table:table-cell>
          <table:table-cell office:value-type="float" office:value="4.608421" calcext:value-type="float">
            <text:p>4.60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438.5933" calcext:value-type="float">
            <text:p>438.5933</text:p>
          </table:table-cell>
          <table:table-cell office:value-type="float" office:value="13161.01" calcext:value-type="float">
            <text:p>1316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1.8111" calcext:value-type="float">
            <text:p>-151.8111</text:p>
          </table:table-cell>
          <table:table-cell office:value-type="float" office:value="410.629" calcext:value-type="float">
            <text:p>410.629</text:p>
          </table:table-cell>
          <table:table-cell office:value-type="float" office:value="0" calcext:value-type="float">
            <text:p>0</text:p>
          </table:table-cell>
          <table:table-cell office:value-type="float" office:value="132.0373" calcext:value-type="float">
            <text:p>132.0373</text:p>
          </table:table-cell>
          <table:table-cell office:value-type="float" office:value="18.8422" calcext:value-type="float">
            <text:p>18.8422</text:p>
          </table:table-cell>
          <table:table-cell office:value-type="float" office:value="0.03361741" calcext:value-type="float">
            <text:p>0.03361741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295723" calcext:value-type="float">
            <text:p>-0.0295723</text:p>
          </table:table-cell>
          <table:table-cell office:value-type="float" office:value="370" calcext:value-type="float">
            <text:p>370</text:p>
          </table:table-cell>
          <table:table-cell office:value-type="float" office:value="-153.6695" calcext:value-type="float">
            <text:p>-153.6695</text:p>
          </table:table-cell>
          <table:table-cell office:value-type="float" office:value="0" calcext:value-type="float">
            <text:p>0</text:p>
          </table:table-cell>
          <table:table-cell office:value-type="float" office:value="349.3699" calcext:value-type="float">
            <text:p>349.3699</text:p>
          </table:table-cell>
          <table:table-cell office:value-type="float" office:value="1233.444" calcext:value-type="float">
            <text:p>1233.444</text:p>
          </table:table-cell>
          <table:table-cell office:value-type="float" office:value="1536.882" calcext:value-type="float">
            <text:p>1536.882</text:p>
          </table:table-cell>
          <table:table-cell office:value-type="float" office:value="1266.609" calcext:value-type="float">
            <text:p>1266.609</text:p>
          </table:table-cell>
          <table:table-cell office:value-type="float" office:value="751.7302" calcext:value-type="float">
            <text:p>751.7302</text:p>
          </table:table-cell>
          <table:table-cell office:value-type="float" office:value="1095.245" calcext:value-type="float">
            <text:p>1095.245</text:p>
          </table:table-cell>
          <table:table-cell office:value-type="float" office:value="415.8643" calcext:value-type="float">
            <text:p>415.8643</text:p>
          </table:table-cell>
          <table:table-cell office:value-type="float" office:value="1847.405" calcext:value-type="float">
            <text:p>1847.405</text:p>
          </table:table-cell>
          <table:table-cell office:value-type="float" office:value="2081.146" calcext:value-type="float">
            <text:p>2081.146</text:p>
          </table:table-cell>
          <table:table-cell office:value-type="float" office:value="1664.15" calcext:value-type="float">
            <text:p>1664.15</text:p>
          </table:table-cell>
          <table:table-cell office:value-type="float" office:value="584.4212" calcext:value-type="float">
            <text:p>584.4212</text:p>
          </table:table-cell>
          <table:table-cell office:value-type="float" office:value="576.1312" calcext:value-type="float">
            <text:p>576.1312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06834787" calcext:value-type="float">
            <text:p>-0.006834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2.6725" calcext:value-type="float">
            <text:p>-152.6725</text:p>
          </table:table-cell>
          <table:table-cell office:value-type="float" office:value="0" calcext:value-type="float">
            <text:p>0</text:p>
          </table:table-cell>
          <table:table-cell office:value-type="float" office:value="4.587352" calcext:value-type="float">
            <text:p>4.587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436.4675" calcext:value-type="float">
            <text:p>436.4675</text:p>
          </table:table-cell>
          <table:table-cell office:value-type="float" office:value="13161.31" calcext:value-type="float">
            <text:p>13161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5806" calcext:value-type="float">
            <text:p>-153.5806</text:p>
          </table:table-cell>
          <table:table-cell office:value-type="float" office:value="416.5027" calcext:value-type="float">
            <text:p>416.5027</text:p>
          </table:table-cell>
          <table:table-cell office:value-type="float" office:value="0" calcext:value-type="float">
            <text:p>0</text:p>
          </table:table-cell>
          <table:table-cell office:value-type="float" office:value="131.9764" calcext:value-type="float">
            <text:p>131.9764</text:p>
          </table:table-cell>
          <table:table-cell office:value-type="float" office:value="18.48839" calcext:value-type="float">
            <text:p>18.48839</text:p>
          </table:table-cell>
          <table:table-cell office:value-type="float" office:value="0.03382489" calcext:value-type="float">
            <text:p>0.03382489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33502" calcext:value-type="float">
            <text:p>-0.03033502</text:p>
          </table:table-cell>
          <table:table-cell office:value-type="float" office:value="370" calcext:value-type="float">
            <text:p>370</text:p>
          </table:table-cell>
          <table:table-cell office:value-type="float" office:value="-155.438" calcext:value-type="float">
            <text:p>-155.438</text:p>
          </table:table-cell>
          <table:table-cell office:value-type="float" office:value="0" calcext:value-type="float">
            <text:p>0</text:p>
          </table:table-cell>
          <table:table-cell office:value-type="float" office:value="349.4344" calcext:value-type="float">
            <text:p>349.4344</text:p>
          </table:table-cell>
          <table:table-cell office:value-type="float" office:value="1232.911" calcext:value-type="float">
            <text:p>1232.911</text:p>
          </table:table-cell>
          <table:table-cell office:value-type="float" office:value="1536.232" calcext:value-type="float">
            <text:p>1536.232</text:p>
          </table:table-cell>
          <table:table-cell office:value-type="float" office:value="1266.516" calcext:value-type="float">
            <text:p>1266.516</text:p>
          </table:table-cell>
          <table:table-cell office:value-type="float" office:value="751.653" calcext:value-type="float">
            <text:p>751.653</text:p>
          </table:table-cell>
          <table:table-cell office:value-type="float" office:value="1095.195" calcext:value-type="float">
            <text:p>1095.195</text:p>
          </table:table-cell>
          <table:table-cell office:value-type="float" office:value="415.8345" calcext:value-type="float">
            <text:p>415.8345</text:p>
          </table:table-cell>
          <table:table-cell office:value-type="float" office:value="1847.359" calcext:value-type="float">
            <text:p>1847.359</text:p>
          </table:table-cell>
          <table:table-cell office:value-type="float" office:value="2081.119" calcext:value-type="float">
            <text:p>2081.119</text:p>
          </table:table-cell>
          <table:table-cell office:value-type="float" office:value="1664.131" calcext:value-type="float">
            <text:p>1664.131</text:p>
          </table:table-cell>
          <table:table-cell office:value-type="float" office:value="584.4182" calcext:value-type="float">
            <text:p>584.4182</text:p>
          </table:table-cell>
          <table:table-cell office:value-type="float" office:value="576.1242" calcext:value-type="float">
            <text:p>576.1242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6846563" calcext:value-type="float">
            <text:p>-0.0068465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4.4521" calcext:value-type="float">
            <text:p>-154.4521</text:p>
          </table:table-cell>
          <table:table-cell office:value-type="float" office:value="0" calcext:value-type="float">
            <text:p>0</text:p>
          </table:table-cell>
          <table:table-cell office:value-type="float" office:value="4.598289" calcext:value-type="float">
            <text:p>4.598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434.9312" calcext:value-type="float">
            <text:p>434.9312</text:p>
          </table:table-cell>
          <table:table-cell office:value-type="float" office:value="13161.48" calcext:value-type="float">
            <text:p>1316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.9218" calcext:value-type="float">
            <text:p>-154.9218</text:p>
          </table:table-cell>
          <table:table-cell office:value-type="float" office:value="421.3244" calcext:value-type="float">
            <text:p>421.3244</text:p>
          </table:table-cell>
          <table:table-cell office:value-type="float" office:value="0" calcext:value-type="float">
            <text:p>0</text:p>
          </table:table-cell>
          <table:table-cell office:value-type="float" office:value="131.8377" calcext:value-type="float">
            <text:p>131.8377</text:p>
          </table:table-cell>
          <table:table-cell office:value-type="float" office:value="18.30514" calcext:value-type="float">
            <text:p>18.30514</text:p>
          </table:table-cell>
          <table:table-cell office:value-type="float" office:value="0.03405114" calcext:value-type="float">
            <text:p>0.03405114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56.7786" calcext:value-type="float">
            <text:p>-156.7786</text:p>
          </table:table-cell>
          <table:table-cell office:value-type="float" office:value="0" calcext:value-type="float">
            <text:p>0</text:p>
          </table:table-cell>
          <table:table-cell office:value-type="float" office:value="349.4831" calcext:value-type="float">
            <text:p>349.4831</text:p>
          </table:table-cell>
          <table:table-cell office:value-type="float" office:value="1232.537" calcext:value-type="float">
            <text:p>1232.537</text:p>
          </table:table-cell>
          <table:table-cell office:value-type="float" office:value="1535.711" calcext:value-type="float">
            <text:p>1535.711</text:p>
          </table:table-cell>
          <table:table-cell office:value-type="float" office:value="1266.436" calcext:value-type="float">
            <text:p>1266.436</text:p>
          </table:table-cell>
          <table:table-cell office:value-type="float" office:value="751.5789" calcext:value-type="float">
            <text:p>751.5789</text:p>
          </table:table-cell>
          <table:table-cell office:value-type="float" office:value="1095.146" calcext:value-type="float">
            <text:p>1095.146</text:p>
          </table:table-cell>
          <table:table-cell office:value-type="float" office:value="415.8053" calcext:value-type="float">
            <text:p>415.8053</text:p>
          </table:table-cell>
          <table:table-cell office:value-type="float" office:value="1847.314" calcext:value-type="float">
            <text:p>1847.314</text:p>
          </table:table-cell>
          <table:table-cell office:value-type="float" office:value="2081.092" calcext:value-type="float">
            <text:p>2081.092</text:p>
          </table:table-cell>
          <table:table-cell office:value-type="float" office:value="1664.112" calcext:value-type="float">
            <text:p>1664.112</text:p>
          </table:table-cell>
          <table:table-cell office:value-type="float" office:value="584.4152" calcext:value-type="float">
            <text:p>584.4152</text:p>
          </table:table-cell>
          <table:table-cell office:value-type="float" office:value="576.1171" calcext:value-type="float">
            <text:p>576.1171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06847748" calcext:value-type="float">
            <text:p>-0.0068477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5.765" calcext:value-type="float">
            <text:p>-155.765</text:p>
          </table:table-cell>
          <table:table-cell office:value-type="float" office:value="0" calcext:value-type="float">
            <text:p>0</text:p>
          </table:table-cell>
          <table:table-cell office:value-type="float" office:value="4.570968" calcext:value-type="float">
            <text:p>4.57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432.9321" calcext:value-type="float">
            <text:p>432.9321</text:p>
          </table:table-cell>
          <table:table-cell office:value-type="float" office:value="13161.75" calcext:value-type="float">
            <text:p>1316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6.5723" calcext:value-type="float">
            <text:p>-156.5723</text:p>
          </table:table-cell>
          <table:table-cell office:value-type="float" office:value="428.5771" calcext:value-type="float">
            <text:p>428.5771</text:p>
          </table:table-cell>
          <table:table-cell office:value-type="float" office:value="0" calcext:value-type="float">
            <text:p>0</text:p>
          </table:table-cell>
          <table:table-cell office:value-type="float" office:value="131.7062" calcext:value-type="float">
            <text:p>131.7062</text:p>
          </table:table-cell>
          <table:table-cell office:value-type="float" office:value="18.0293" calcext:value-type="float">
            <text:p>18.0293</text:p>
          </table:table-cell>
          <table:table-cell office:value-type="float" office:value="0.03429443" calcext:value-type="float">
            <text:p>0.03429443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58.4289" calcext:value-type="float">
            <text:p>-158.4289</text:p>
          </table:table-cell>
          <table:table-cell office:value-type="float" office:value="0" calcext:value-type="float">
            <text:p>0</text:p>
          </table:table-cell>
          <table:table-cell office:value-type="float" office:value="349.5287" calcext:value-type="float">
            <text:p>349.5287</text:p>
          </table:table-cell>
          <table:table-cell office:value-type="float" office:value="1231.994" calcext:value-type="float">
            <text:p>1231.994</text:p>
          </table:table-cell>
          <table:table-cell office:value-type="float" office:value="1535.083" calcext:value-type="float">
            <text:p>1535.083</text:p>
          </table:table-cell>
          <table:table-cell office:value-type="float" office:value="1266.351" calcext:value-type="float">
            <text:p>1266.351</text:p>
          </table:table-cell>
          <table:table-cell office:value-type="float" office:value="751.5035" calcext:value-type="float">
            <text:p>751.5035</text:p>
          </table:table-cell>
          <table:table-cell office:value-type="float" office:value="1095.101" calcext:value-type="float">
            <text:p>1095.101</text:p>
          </table:table-cell>
          <table:table-cell office:value-type="float" office:value="415.7782" calcext:value-type="float">
            <text:p>415.7782</text:p>
          </table:table-cell>
          <table:table-cell office:value-type="float" office:value="1847.27" calcext:value-type="float">
            <text:p>1847.27</text:p>
          </table:table-cell>
          <table:table-cell office:value-type="float" office:value="2081.066" calcext:value-type="float">
            <text:p>2081.066</text:p>
          </table:table-cell>
          <table:table-cell office:value-type="float" office:value="1664.093" calcext:value-type="float">
            <text:p>1664.093</text:p>
          </table:table-cell>
          <table:table-cell office:value-type="float" office:value="584.412" calcext:value-type="float">
            <text:p>584.412</text:p>
          </table:table-cell>
          <table:table-cell office:value-type="float" office:value="576.11" calcext:value-type="float">
            <text:p>576.11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06858764" calcext:value-type="float">
            <text:p>-0.0068587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7.4511" calcext:value-type="float">
            <text:p>-157.4511</text:p>
          </table:table-cell>
          <table:table-cell office:value-type="float" office:value="0" calcext:value-type="float">
            <text:p>0</text:p>
          </table:table-cell>
          <table:table-cell office:value-type="float" office:value="4.606101" calcext:value-type="float">
            <text:p>4.606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430.8299" calcext:value-type="float">
            <text:p>430.8299</text:p>
          </table:table-cell>
          <table:table-cell office:value-type="float" office:value="13162.02" calcext:value-type="float">
            <text:p>1316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8.2881" calcext:value-type="float">
            <text:p>-158.2881</text:p>
          </table:table-cell>
          <table:table-cell office:value-type="float" office:value="434.1787" calcext:value-type="float">
            <text:p>434.1787</text:p>
          </table:table-cell>
          <table:table-cell office:value-type="float" office:value="0" calcext:value-type="float">
            <text:p>0</text:p>
          </table:table-cell>
          <table:table-cell office:value-type="float" office:value="130.8151" calcext:value-type="float">
            <text:p>130.8151</text:p>
          </table:table-cell>
          <table:table-cell office:value-type="float" office:value="17.87001" calcext:value-type="float">
            <text:p>17.87001</text:p>
          </table:table-cell>
          <table:table-cell office:value-type="float" office:value="0.03452378" calcext:value-type="float">
            <text:p>0.03452378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60.1445" calcext:value-type="float">
            <text:p>-160.1445</text:p>
          </table:table-cell>
          <table:table-cell office:value-type="float" office:value="0" calcext:value-type="float">
            <text:p>0</text:p>
          </table:table-cell>
          <table:table-cell office:value-type="float" office:value="349.6066" calcext:value-type="float">
            <text:p>349.6066</text:p>
          </table:table-cell>
          <table:table-cell office:value-type="float" office:value="1231.332" calcext:value-type="float">
            <text:p>1231.332</text:p>
          </table:table-cell>
          <table:table-cell office:value-type="float" office:value="1534.361" calcext:value-type="float">
            <text:p>1534.361</text:p>
          </table:table-cell>
          <table:table-cell office:value-type="float" office:value="1266.243" calcext:value-type="float">
            <text:p>1266.243</text:p>
          </table:table-cell>
          <table:table-cell office:value-type="float" office:value="751.4213" calcext:value-type="float">
            <text:p>751.4213</text:p>
          </table:table-cell>
          <table:table-cell office:value-type="float" office:value="1095.051" calcext:value-type="float">
            <text:p>1095.051</text:p>
          </table:table-cell>
          <table:table-cell office:value-type="float" office:value="415.7499" calcext:value-type="float">
            <text:p>415.7499</text:p>
          </table:table-cell>
          <table:table-cell office:value-type="float" office:value="1847.227" calcext:value-type="float">
            <text:p>1847.227</text:p>
          </table:table-cell>
          <table:table-cell office:value-type="float" office:value="2081.041" calcext:value-type="float">
            <text:p>2081.041</text:p>
          </table:table-cell>
          <table:table-cell office:value-type="float" office:value="1664.074" calcext:value-type="float">
            <text:p>1664.074</text:p>
          </table:table-cell>
          <table:table-cell office:value-type="float" office:value="584.409" calcext:value-type="float">
            <text:p>584.409</text:p>
          </table:table-cell>
          <table:table-cell office:value-type="float" office:value="576.1028" calcext:value-type="float">
            <text:p>576.1028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06893978" calcext:value-type="float">
            <text:p>-0.0068939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9.2302" calcext:value-type="float">
            <text:p>-159.2302</text:p>
          </table:table-cell>
          <table:table-cell office:value-type="float" office:value="0" calcext:value-type="float">
            <text:p>0</text:p>
          </table:table-cell>
          <table:table-cell office:value-type="float" office:value="4.669893" calcext:value-type="float">
            <text:p>4.669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429.0707" calcext:value-type="float">
            <text:p>429.0707</text:p>
          </table:table-cell>
          <table:table-cell office:value-type="float" office:value="13162.21" calcext:value-type="float">
            <text:p>1316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9.8429" calcext:value-type="float">
            <text:p>-159.8429</text:p>
          </table:table-cell>
          <table:table-cell office:value-type="float" office:value="439.5324" calcext:value-type="float">
            <text:p>439.5324</text:p>
          </table:table-cell>
          <table:table-cell office:value-type="float" office:value="0" calcext:value-type="float">
            <text:p>0</text:p>
          </table:table-cell>
          <table:table-cell office:value-type="float" office:value="130.5044" calcext:value-type="float">
            <text:p>130.5044</text:p>
          </table:table-cell>
          <table:table-cell office:value-type="float" office:value="5.348728" calcext:value-type="float">
            <text:p>5.348728</text:p>
          </table:table-cell>
          <table:table-cell office:value-type="float" office:value="0.03477647" calcext:value-type="float">
            <text:p>0.03477647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61.6991" calcext:value-type="float">
            <text:p>-161.6991</text:p>
          </table:table-cell>
          <table:table-cell office:value-type="float" office:value="0" calcext:value-type="float">
            <text:p>0</text:p>
          </table:table-cell>
          <table:table-cell office:value-type="float" office:value="328.706" calcext:value-type="float">
            <text:p>328.706</text:p>
          </table:table-cell>
          <table:table-cell office:value-type="float" office:value="1264.219" calcext:value-type="float">
            <text:p>1264.219</text:p>
          </table:table-cell>
          <table:table-cell office:value-type="float" office:value="1533.702" calcext:value-type="float">
            <text:p>1533.702</text:p>
          </table:table-cell>
          <table:table-cell office:value-type="float" office:value="1266.136" calcext:value-type="float">
            <text:p>1266.136</text:p>
          </table:table-cell>
          <table:table-cell office:value-type="float" office:value="751.3375" calcext:value-type="float">
            <text:p>751.3375</text:p>
          </table:table-cell>
          <table:table-cell office:value-type="float" office:value="1094.998" calcext:value-type="float">
            <text:p>1094.998</text:p>
          </table:table-cell>
          <table:table-cell office:value-type="float" office:value="415.72" calcext:value-type="float">
            <text:p>415.72</text:p>
          </table:table-cell>
          <table:table-cell office:value-type="float" office:value="1847.183" calcext:value-type="float">
            <text:p>1847.183</text:p>
          </table:table-cell>
          <table:table-cell office:value-type="float" office:value="2081.016" calcext:value-type="float">
            <text:p>2081.016</text:p>
          </table:table-cell>
          <table:table-cell office:value-type="float" office:value="1664.055" calcext:value-type="float">
            <text:p>1664.055</text:p>
          </table:table-cell>
          <table:table-cell office:value-type="float" office:value="584.4059" calcext:value-type="float">
            <text:p>584.4059</text:p>
          </table:table-cell>
          <table:table-cell office:value-type="float" office:value="576.0956" calcext:value-type="float">
            <text:p>576.0956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06903228" calcext:value-type="float">
            <text:p>-0.0069032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0.7466" calcext:value-type="float">
            <text:p>-160.7466</text:p>
          </table:table-cell>
          <table:table-cell office:value-type="float" office:value="0" calcext:value-type="float">
            <text:p>0</text:p>
          </table:table-cell>
          <table:table-cell office:value-type="float" office:value="4.6321" calcext:value-type="float">
            <text:p>4.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426.816" calcext:value-type="float">
            <text:p>426.816</text:p>
          </table:table-cell>
          <table:table-cell office:value-type="float" office:value="13162.48" calcext:value-type="float">
            <text:p>13162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1.687" calcext:value-type="float">
            <text:p>-161.687</text:p>
          </table:table-cell>
          <table:table-cell office:value-type="float" office:value="445.4556" calcext:value-type="float">
            <text:p>445.4556</text:p>
          </table:table-cell>
          <table:table-cell office:value-type="float" office:value="0" calcext:value-type="float">
            <text:p>0</text:p>
          </table:table-cell>
          <table:table-cell office:value-type="float" office:value="129.8098" calcext:value-type="float">
            <text:p>129.8098</text:p>
          </table:table-cell>
          <table:table-cell office:value-type="float" office:value="5.323864" calcext:value-type="float">
            <text:p>5.323864</text:p>
          </table:table-cell>
          <table:table-cell office:value-type="float" office:value="0.0349654" calcext:value-type="float">
            <text:p>0.0349654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63.543" calcext:value-type="float">
            <text:p>-163.543</text:p>
          </table:table-cell>
          <table:table-cell office:value-type="float" office:value="0" calcext:value-type="float">
            <text:p>0</text:p>
          </table:table-cell>
          <table:table-cell office:value-type="float" office:value="328.7139" calcext:value-type="float">
            <text:p>328.7139</text:p>
          </table:table-cell>
          <table:table-cell office:value-type="float" office:value="1263.414" calcext:value-type="float">
            <text:p>1263.414</text:p>
          </table:table-cell>
          <table:table-cell office:value-type="float" office:value="1532.917" calcext:value-type="float">
            <text:p>1532.917</text:p>
          </table:table-cell>
          <table:table-cell office:value-type="float" office:value="1266.017" calcext:value-type="float">
            <text:p>1266.017</text:p>
          </table:table-cell>
          <table:table-cell office:value-type="float" office:value="751.2537" calcext:value-type="float">
            <text:p>751.2537</text:p>
          </table:table-cell>
          <table:table-cell office:value-type="float" office:value="1094.945" calcext:value-type="float">
            <text:p>1094.945</text:p>
          </table:table-cell>
          <table:table-cell office:value-type="float" office:value="415.6909" calcext:value-type="float">
            <text:p>415.6909</text:p>
          </table:table-cell>
          <table:table-cell office:value-type="float" office:value="1847.139" calcext:value-type="float">
            <text:p>1847.139</text:p>
          </table:table-cell>
          <table:table-cell office:value-type="float" office:value="2080.991" calcext:value-type="float">
            <text:p>2080.991</text:p>
          </table:table-cell>
          <table:table-cell office:value-type="float" office:value="1664.036" calcext:value-type="float">
            <text:p>1664.036</text:p>
          </table:table-cell>
          <table:table-cell office:value-type="float" office:value="584.4028" calcext:value-type="float">
            <text:p>584.4028</text:p>
          </table:table-cell>
          <table:table-cell office:value-type="float" office:value="576.0884" calcext:value-type="float">
            <text:p>576.0884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6991996" calcext:value-type="float">
            <text:p>-0.0069919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2.6843" calcext:value-type="float">
            <text:p>-162.6843</text:p>
          </table:table-cell>
          <table:table-cell office:value-type="float" office:value="0" calcext:value-type="float">
            <text:p>0</text:p>
          </table:table-cell>
          <table:table-cell office:value-type="float" office:value="4.726279" calcext:value-type="float">
            <text:p>4.726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424.2232" calcext:value-type="float">
            <text:p>424.2232</text:p>
          </table:table-cell>
          <table:table-cell office:value-type="float" office:value="13162.77" calcext:value-type="float">
            <text:p>1316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3.8563" calcext:value-type="float">
            <text:p>-163.8563</text:p>
          </table:table-cell>
          <table:table-cell office:value-type="float" office:value="451.2813" calcext:value-type="float">
            <text:p>451.2813</text:p>
          </table:table-cell>
          <table:table-cell office:value-type="float" office:value="0" calcext:value-type="float">
            <text:p>0</text:p>
          </table:table-cell>
          <table:table-cell office:value-type="float" office:value="129.1462" calcext:value-type="float">
            <text:p>129.1462</text:p>
          </table:table-cell>
          <table:table-cell office:value-type="float" office:value="5.299474" calcext:value-type="float">
            <text:p>5.299474</text:p>
          </table:table-cell>
          <table:table-cell office:value-type="float" office:value="0.03511655" calcext:value-type="float">
            <text:p>0.03511655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65.7121" calcext:value-type="float">
            <text:p>-165.7121</text:p>
          </table:table-cell>
          <table:table-cell office:value-type="float" office:value="0" calcext:value-type="float">
            <text:p>0</text:p>
          </table:table-cell>
          <table:table-cell office:value-type="float" office:value="328.743" calcext:value-type="float">
            <text:p>328.743</text:p>
          </table:table-cell>
          <table:table-cell office:value-type="float" office:value="1262.47" calcext:value-type="float">
            <text:p>1262.47</text:p>
          </table:table-cell>
          <table:table-cell office:value-type="float" office:value="1531.988" calcext:value-type="float">
            <text:p>1531.988</text:p>
          </table:table-cell>
          <table:table-cell office:value-type="float" office:value="1265.875" calcext:value-type="float">
            <text:p>1265.875</text:p>
          </table:table-cell>
          <table:table-cell office:value-type="float" office:value="751.1576" calcext:value-type="float">
            <text:p>751.1576</text:p>
          </table:table-cell>
          <table:table-cell office:value-type="float" office:value="1094.884" calcext:value-type="float">
            <text:p>1094.884</text:p>
          </table:table-cell>
          <table:table-cell office:value-type="float" office:value="415.6592" calcext:value-type="float">
            <text:p>415.6592</text:p>
          </table:table-cell>
          <table:table-cell office:value-type="float" office:value="1847.094" calcext:value-type="float">
            <text:p>1847.094</text:p>
          </table:table-cell>
          <table:table-cell office:value-type="float" office:value="2080.965" calcext:value-type="float">
            <text:p>2080.965</text:p>
          </table:table-cell>
          <table:table-cell office:value-type="float" office:value="1664.017" calcext:value-type="float">
            <text:p>1664.017</text:p>
          </table:table-cell>
          <table:table-cell office:value-type="float" office:value="584.3997" calcext:value-type="float">
            <text:p>584.3997</text:p>
          </table:table-cell>
          <table:table-cell office:value-type="float" office:value="576.081" calcext:value-type="float">
            <text:p>576.081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7156879" calcext:value-type="float">
            <text:p>-0.0071568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4.9307" calcext:value-type="float">
            <text:p>-164.9307</text:p>
          </table:table-cell>
          <table:table-cell office:value-type="float" office:value="0" calcext:value-type="float">
            <text:p>0</text:p>
          </table:table-cell>
          <table:table-cell office:value-type="float" office:value="4.803293" calcext:value-type="float">
            <text:p>4.80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421.1899" calcext:value-type="float">
            <text:p>421.1899</text:p>
          </table:table-cell>
          <table:table-cell office:value-type="float" office:value="13163.1" calcext:value-type="float">
            <text:p>13163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4028" calcext:value-type="float">
            <text:p>-166.4028</text:p>
          </table:table-cell>
          <table:table-cell office:value-type="float" office:value="459.8391" calcext:value-type="float">
            <text:p>459.8391</text:p>
          </table:table-cell>
          <table:table-cell office:value-type="float" office:value="0" calcext:value-type="float">
            <text:p>0</text:p>
          </table:table-cell>
          <table:table-cell office:value-type="float" office:value="128.4862" calcext:value-type="float">
            <text:p>128.4862</text:p>
          </table:table-cell>
          <table:table-cell office:value-type="float" office:value="5.274601" calcext:value-type="float">
            <text:p>5.274601</text:p>
          </table:table-cell>
          <table:table-cell office:value-type="float" office:value="0.03518787" calcext:value-type="float">
            <text:p>0.03518787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68.2586" calcext:value-type="float">
            <text:p>-168.2586</text:p>
          </table:table-cell>
          <table:table-cell office:value-type="float" office:value="0" calcext:value-type="float">
            <text:p>0</text:p>
          </table:table-cell>
          <table:table-cell office:value-type="float" office:value="328.7908" calcext:value-type="float">
            <text:p>328.7908</text:p>
          </table:table-cell>
          <table:table-cell office:value-type="float" office:value="1261.333" calcext:value-type="float">
            <text:p>1261.333</text:p>
          </table:table-cell>
          <table:table-cell office:value-type="float" office:value="1530.885" calcext:value-type="float">
            <text:p>1530.885</text:p>
          </table:table-cell>
          <table:table-cell office:value-type="float" office:value="1265.71" calcext:value-type="float">
            <text:p>1265.71</text:p>
          </table:table-cell>
          <table:table-cell office:value-type="float" office:value="751.0464" calcext:value-type="float">
            <text:p>751.0464</text:p>
          </table:table-cell>
          <table:table-cell office:value-type="float" office:value="1094.814" calcext:value-type="float">
            <text:p>1094.814</text:p>
          </table:table-cell>
          <table:table-cell office:value-type="float" office:value="415.6248" calcext:value-type="float">
            <text:p>415.6248</text:p>
          </table:table-cell>
          <table:table-cell office:value-type="float" office:value="1847.046" calcext:value-type="float">
            <text:p>1847.046</text:p>
          </table:table-cell>
          <table:table-cell office:value-type="float" office:value="2080.939" calcext:value-type="float">
            <text:p>2080.939</text:p>
          </table:table-cell>
          <table:table-cell office:value-type="float" office:value="1663.998" calcext:value-type="float">
            <text:p>1663.998</text:p>
          </table:table-cell>
          <table:table-cell office:value-type="float" office:value="584.3967" calcext:value-type="float">
            <text:p>584.3967</text:p>
          </table:table-cell>
          <table:table-cell office:value-type="float" office:value="576.0737" calcext:value-type="float">
            <text:p>576.0737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7458114" calcext:value-type="float">
            <text:p>-0.0074581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7.5762" calcext:value-type="float">
            <text:p>-167.5762</text:p>
          </table:table-cell>
          <table:table-cell office:value-type="float" office:value="0" calcext:value-type="float">
            <text:p>0</text:p>
          </table:table-cell>
          <table:table-cell office:value-type="float" office:value="4.901917" calcext:value-type="float">
            <text:p>4.90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417.6497" calcext:value-type="float">
            <text:p>417.6497</text:p>
          </table:table-cell>
          <table:table-cell office:value-type="float" office:value="13163.46" calcext:value-type="float">
            <text:p>13163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9.4149" calcext:value-type="float">
            <text:p>-169.4149</text:p>
          </table:table-cell>
          <table:table-cell office:value-type="float" office:value="465.7043" calcext:value-type="float">
            <text:p>465.7043</text:p>
          </table:table-cell>
          <table:table-cell office:value-type="float" office:value="0" calcext:value-type="float">
            <text:p>0</text:p>
          </table:table-cell>
          <table:table-cell office:value-type="float" office:value="127.9483" calcext:value-type="float">
            <text:p>127.9483</text:p>
          </table:table-cell>
          <table:table-cell office:value-type="float" office:value="5.254665" calcext:value-type="float">
            <text:p>5.254665</text:p>
          </table:table-cell>
          <table:table-cell office:value-type="float" office:value="0.03521953" calcext:value-type="float">
            <text:p>0.03521953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71.2706" calcext:value-type="float">
            <text:p>-171.2706</text:p>
          </table:table-cell>
          <table:table-cell office:value-type="float" office:value="0" calcext:value-type="float">
            <text:p>0</text:p>
          </table:table-cell>
          <table:table-cell office:value-type="float" office:value="328.8825" calcext:value-type="float">
            <text:p>328.8825</text:p>
          </table:table-cell>
          <table:table-cell office:value-type="float" office:value="1259.989" calcext:value-type="float">
            <text:p>1259.989</text:p>
          </table:table-cell>
          <table:table-cell office:value-type="float" office:value="1529.542" calcext:value-type="float">
            <text:p>1529.542</text:p>
          </table:table-cell>
          <table:table-cell office:value-type="float" office:value="1265.509" calcext:value-type="float">
            <text:p>1265.509</text:p>
          </table:table-cell>
          <table:table-cell office:value-type="float" office:value="750.9096" calcext:value-type="float">
            <text:p>750.9096</text:p>
          </table:table-cell>
          <table:table-cell office:value-type="float" office:value="1094.734" calcext:value-type="float">
            <text:p>1094.734</text:p>
          </table:table-cell>
          <table:table-cell office:value-type="float" office:value="415.5855" calcext:value-type="float">
            <text:p>415.5855</text:p>
          </table:table-cell>
          <table:table-cell office:value-type="float" office:value="1846.995" calcext:value-type="float">
            <text:p>1846.995</text:p>
          </table:table-cell>
          <table:table-cell office:value-type="float" office:value="2080.913" calcext:value-type="float">
            <text:p>2080.913</text:p>
          </table:table-cell>
          <table:table-cell office:value-type="float" office:value="1663.979" calcext:value-type="float">
            <text:p>1663.979</text:p>
          </table:table-cell>
          <table:table-cell office:value-type="float" office:value="584.3936" calcext:value-type="float">
            <text:p>584.3936</text:p>
          </table:table-cell>
          <table:table-cell office:value-type="float" office:value="576.0663" calcext:value-type="float">
            <text:p>576.0663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7894577" calcext:value-type="float">
            <text:p>-0.0078945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0.6958" calcext:value-type="float">
            <text:p>-170.6958</text:p>
          </table:table-cell>
          <table:table-cell office:value-type="float" office:value="0" calcext:value-type="float">
            <text:p>0</text:p>
          </table:table-cell>
          <table:table-cell office:value-type="float" office:value="5.009858" calcext:value-type="float">
            <text:p>5.009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414.0011" calcext:value-type="float">
            <text:p>414.0011</text:p>
          </table:table-cell>
          <table:table-cell office:value-type="float" office:value="13163.82" calcext:value-type="float">
            <text:p>13163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2.5648" calcext:value-type="float">
            <text:p>-172.5648</text:p>
          </table:table-cell>
          <table:table-cell office:value-type="float" office:value="475.0506" calcext:value-type="float">
            <text:p>475.0506</text:p>
          </table:table-cell>
          <table:table-cell office:value-type="float" office:value="0" calcext:value-type="float">
            <text:p>0</text:p>
          </table:table-cell>
          <table:table-cell office:value-type="float" office:value="127.5083" calcext:value-type="float">
            <text:p>127.5083</text:p>
          </table:table-cell>
          <table:table-cell office:value-type="float" office:value="5.241192" calcext:value-type="float">
            <text:p>5.241192</text:p>
          </table:table-cell>
          <table:table-cell office:value-type="float" office:value="0.03519113" calcext:value-type="float">
            <text:p>0.03519113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0441" calcext:value-type="float">
            <text:p>-0.03060441</text:p>
          </table:table-cell>
          <table:table-cell office:value-type="float" office:value="370" calcext:value-type="float">
            <text:p>370</text:p>
          </table:table-cell>
          <table:table-cell office:value-type="float" office:value="-174.4205" calcext:value-type="float">
            <text:p>-174.4205</text:p>
          </table:table-cell>
          <table:table-cell office:value-type="float" office:value="0" calcext:value-type="float">
            <text:p>0</text:p>
          </table:table-cell>
          <table:table-cell office:value-type="float" office:value="329.0058" calcext:value-type="float">
            <text:p>329.0058</text:p>
          </table:table-cell>
          <table:table-cell office:value-type="float" office:value="1258.61" calcext:value-type="float">
            <text:p>1258.61</text:p>
          </table:table-cell>
          <table:table-cell office:value-type="float" office:value="1528.126" calcext:value-type="float">
            <text:p>1528.126</text:p>
          </table:table-cell>
          <table:table-cell office:value-type="float" office:value="1265.29" calcext:value-type="float">
            <text:p>1265.29</text:p>
          </table:table-cell>
          <table:table-cell office:value-type="float" office:value="750.7647" calcext:value-type="float">
            <text:p>750.7647</text:p>
          </table:table-cell>
          <table:table-cell office:value-type="float" office:value="1094.646" calcext:value-type="float">
            <text:p>1094.646</text:p>
          </table:table-cell>
          <table:table-cell office:value-type="float" office:value="415.5401" calcext:value-type="float">
            <text:p>415.5401</text:p>
          </table:table-cell>
          <table:table-cell office:value-type="float" office:value="1846.94" calcext:value-type="float">
            <text:p>1846.94</text:p>
          </table:table-cell>
          <table:table-cell office:value-type="float" office:value="2080.885" calcext:value-type="float">
            <text:p>2080.885</text:p>
          </table:table-cell>
          <table:table-cell office:value-type="float" office:value="1663.96" calcext:value-type="float">
            <text:p>1663.96</text:p>
          </table:table-cell>
          <table:table-cell office:value-type="float" office:value="584.3904" calcext:value-type="float">
            <text:p>584.3904</text:p>
          </table:table-cell>
          <table:table-cell office:value-type="float" office:value="576.059" calcext:value-type="float">
            <text:p>576.059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08374089" calcext:value-type="float">
            <text:p>-0.0083740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3.9346" calcext:value-type="float">
            <text:p>-173.9346</text:p>
          </table:table-cell>
          <table:table-cell office:value-type="float" office:value="0" calcext:value-type="float">
            <text:p>0</text:p>
          </table:table-cell>
          <table:table-cell office:value-type="float" office:value="5.099365" calcext:value-type="float">
            <text:p>5.099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409.908" calcext:value-type="float">
            <text:p>409.908</text:p>
          </table:table-cell>
          <table:table-cell office:value-type="float" office:value="13164.17" calcext:value-type="float">
            <text:p>13164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6.1806" calcext:value-type="float">
            <text:p>-176.1806</text:p>
          </table:table-cell>
          <table:table-cell office:value-type="float" office:value="486.9282" calcext:value-type="float">
            <text:p>486.9282</text:p>
          </table:table-cell>
          <table:table-cell office:value-type="float" office:value="0" calcext:value-type="float">
            <text:p>0</text:p>
          </table:table-cell>
          <table:table-cell office:value-type="float" office:value="127.1698" calcext:value-type="float">
            <text:p>127.1698</text:p>
          </table:table-cell>
          <table:table-cell office:value-type="float" office:value="5.23212" calcext:value-type="float">
            <text:p>5.23212</text:p>
          </table:table-cell>
          <table:table-cell office:value-type="float" office:value="0.03513014" calcext:value-type="float">
            <text:p>0.03513014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067219" calcext:value-type="float">
            <text:p>-0.03067219</text:p>
          </table:table-cell>
          <table:table-cell office:value-type="float" office:value="370" calcext:value-type="float">
            <text:p>370</text:p>
          </table:table-cell>
          <table:table-cell office:value-type="float" office:value="-178.0364" calcext:value-type="float">
            <text:p>-178.0364</text:p>
          </table:table-cell>
          <table:table-cell office:value-type="float" office:value="0" calcext:value-type="float">
            <text:p>0</text:p>
          </table:table-cell>
          <table:table-cell office:value-type="float" office:value="329.1711" calcext:value-type="float">
            <text:p>329.1711</text:p>
          </table:table-cell>
          <table:table-cell office:value-type="float" office:value="1257.061" calcext:value-type="float">
            <text:p>1257.061</text:p>
          </table:table-cell>
          <table:table-cell office:value-type="float" office:value="1526.486" calcext:value-type="float">
            <text:p>1526.486</text:p>
          </table:table-cell>
          <table:table-cell office:value-type="float" office:value="1265.03" calcext:value-type="float">
            <text:p>1265.03</text:p>
          </table:table-cell>
          <table:table-cell office:value-type="float" office:value="750.5978" calcext:value-type="float">
            <text:p>750.5978</text:p>
          </table:table-cell>
          <table:table-cell office:value-type="float" office:value="1094.543" calcext:value-type="float">
            <text:p>1094.543</text:p>
          </table:table-cell>
          <table:table-cell office:value-type="float" office:value="415.4899" calcext:value-type="float">
            <text:p>415.4899</text:p>
          </table:table-cell>
          <table:table-cell office:value-type="float" office:value="1846.87" calcext:value-type="float">
            <text:p>1846.87</text:p>
          </table:table-cell>
          <table:table-cell office:value-type="float" office:value="2080.857" calcext:value-type="float">
            <text:p>2080.857</text:p>
          </table:table-cell>
          <table:table-cell office:value-type="float" office:value="1663.941" calcext:value-type="float">
            <text:p>1663.941</text:p>
          </table:table-cell>
          <table:table-cell office:value-type="float" office:value="584.3873" calcext:value-type="float">
            <text:p>584.3873</text:p>
          </table:table-cell>
          <table:table-cell office:value-type="float" office:value="576.0516" calcext:value-type="float">
            <text:p>576.0516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09004223" calcext:value-type="float">
            <text:p>-0.009004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7.6029" calcext:value-type="float">
            <text:p>-177.6029</text:p>
          </table:table-cell>
          <table:table-cell office:value-type="float" office:value="0" calcext:value-type="float">
            <text:p>0</text:p>
          </table:table-cell>
          <table:table-cell office:value-type="float" office:value="5.152072" calcext:value-type="float">
            <text:p>5.15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405.6667" calcext:value-type="float">
            <text:p>405.6667</text:p>
          </table:table-cell>
          <table:table-cell office:value-type="float" office:value="13164.51" calcext:value-type="float">
            <text:p>13164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9.9306" calcext:value-type="float">
            <text:p>-179.9306</text:p>
          </table:table-cell>
          <table:table-cell office:value-type="float" office:value="500.9407" calcext:value-type="float">
            <text:p>500.9407</text:p>
          </table:table-cell>
          <table:table-cell office:value-type="float" office:value="0" calcext:value-type="float">
            <text:p>0</text:p>
          </table:table-cell>
          <table:table-cell office:value-type="float" office:value="126.7545" calcext:value-type="float">
            <text:p>126.7545</text:p>
          </table:table-cell>
          <table:table-cell office:value-type="float" office:value="5.22578" calcext:value-type="float">
            <text:p>5.22578</text:p>
          </table:table-cell>
          <table:table-cell office:value-type="float" office:value="0.03500676" calcext:value-type="float">
            <text:p>0.03500676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149271" calcext:value-type="float">
            <text:p>-0.03149271</text:p>
          </table:table-cell>
          <table:table-cell office:value-type="float" office:value="370" calcext:value-type="float">
            <text:p>370</text:p>
          </table:table-cell>
          <table:table-cell office:value-type="float" office:value="-181.7857" calcext:value-type="float">
            <text:p>-181.7857</text:p>
          </table:table-cell>
          <table:table-cell office:value-type="float" office:value="0" calcext:value-type="float">
            <text:p>0</text:p>
          </table:table-cell>
          <table:table-cell office:value-type="float" office:value="329.3539" calcext:value-type="float">
            <text:p>329.3539</text:p>
          </table:table-cell>
          <table:table-cell office:value-type="float" office:value="1255.479" calcext:value-type="float">
            <text:p>1255.479</text:p>
          </table:table-cell>
          <table:table-cell office:value-type="float" office:value="1524.756" calcext:value-type="float">
            <text:p>1524.756</text:p>
          </table:table-cell>
          <table:table-cell office:value-type="float" office:value="1264.746" calcext:value-type="float">
            <text:p>1264.746</text:p>
          </table:table-cell>
          <table:table-cell office:value-type="float" office:value="750.4192" calcext:value-type="float">
            <text:p>750.4192</text:p>
          </table:table-cell>
          <table:table-cell office:value-type="float" office:value="1094.43" calcext:value-type="float">
            <text:p>1094.43</text:p>
          </table:table-cell>
          <table:table-cell office:value-type="float" office:value="415.4354" calcext:value-type="float">
            <text:p>415.4354</text:p>
          </table:table-cell>
          <table:table-cell office:value-type="float" office:value="1846.795" calcext:value-type="float">
            <text:p>1846.795</text:p>
          </table:table-cell>
          <table:table-cell office:value-type="float" office:value="2080.828" calcext:value-type="float">
            <text:p>2080.828</text:p>
          </table:table-cell>
          <table:table-cell office:value-type="float" office:value="1663.921" calcext:value-type="float">
            <text:p>1663.921</text:p>
          </table:table-cell>
          <table:table-cell office:value-type="float" office:value="584.3842" calcext:value-type="float">
            <text:p>584.3842</text:p>
          </table:table-cell>
          <table:table-cell office:value-type="float" office:value="576.0441" calcext:value-type="float">
            <text:p>576.0441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09726495" calcext:value-type="float">
            <text:p>-0.009726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1.4297" calcext:value-type="float">
            <text:p>-181.4297</text:p>
          </table:table-cell>
          <table:table-cell office:value-type="float" office:value="0" calcext:value-type="float">
            <text:p>0</text:p>
          </table:table-cell>
          <table:table-cell office:value-type="float" office:value="5.230134" calcext:value-type="float">
            <text:p>5.23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401.49" calcext:value-type="float">
            <text:p>401.49</text:p>
          </table:table-cell>
          <table:table-cell office:value-type="float" office:value="13164.83" calcext:value-type="float">
            <text:p>13164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3.6601" calcext:value-type="float">
            <text:p>-183.6601</text:p>
          </table:table-cell>
          <table:table-cell office:value-type="float" office:value="512.454" calcext:value-type="float">
            <text:p>512.454</text:p>
          </table:table-cell>
          <table:table-cell office:value-type="float" office:value="0" calcext:value-type="float">
            <text:p>0</text:p>
          </table:table-cell>
          <table:table-cell office:value-type="float" office:value="126.3747" calcext:value-type="float">
            <text:p>126.3747</text:p>
          </table:table-cell>
          <table:table-cell office:value-type="float" office:value="5.221851" calcext:value-type="float">
            <text:p>5.221851</text:p>
          </table:table-cell>
          <table:table-cell office:value-type="float" office:value="0.03487616" calcext:value-type="float">
            <text:p>0.03487616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067" calcext:value-type="float">
            <text:p>0.0006122067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225446" calcext:value-type="float">
            <text:p>-0.03225446</text:p>
          </table:table-cell>
          <table:table-cell office:value-type="float" office:value="370" calcext:value-type="float">
            <text:p>370</text:p>
          </table:table-cell>
          <table:table-cell office:value-type="float" office:value="-185.5145" calcext:value-type="float">
            <text:p>-185.5145</text:p>
          </table:table-cell>
          <table:table-cell office:value-type="float" office:value="0" calcext:value-type="float">
            <text:p>0</text:p>
          </table:table-cell>
          <table:table-cell office:value-type="float" office:value="329.5443" calcext:value-type="float">
            <text:p>329.5443</text:p>
          </table:table-cell>
          <table:table-cell office:value-type="float" office:value="1253.928" calcext:value-type="float">
            <text:p>1253.928</text:p>
          </table:table-cell>
          <table:table-cell office:value-type="float" office:value="1523.046" calcext:value-type="float">
            <text:p>1523.046</text:p>
          </table:table-cell>
          <table:table-cell office:value-type="float" office:value="1264.458" calcext:value-type="float">
            <text:p>1264.458</text:p>
          </table:table-cell>
          <table:table-cell office:value-type="float" office:value="750.2344" calcext:value-type="float">
            <text:p>750.2344</text:p>
          </table:table-cell>
          <table:table-cell office:value-type="float" office:value="1094.312" calcext:value-type="float">
            <text:p>1094.312</text:p>
          </table:table-cell>
          <table:table-cell office:value-type="float" office:value="415.378" calcext:value-type="float">
            <text:p>415.378</text:p>
          </table:table-cell>
          <table:table-cell office:value-type="float" office:value="1846.716" calcext:value-type="float">
            <text:p>1846.716</text:p>
          </table:table-cell>
          <table:table-cell office:value-type="float" office:value="2080.798" calcext:value-type="float">
            <text:p>2080.798</text:p>
          </table:table-cell>
          <table:table-cell office:value-type="float" office:value="1663.901" calcext:value-type="float">
            <text:p>1663.901</text:p>
          </table:table-cell>
          <table:table-cell office:value-type="float" office:value="584.3809" calcext:value-type="float">
            <text:p>584.3809</text:p>
          </table:table-cell>
          <table:table-cell office:value-type="float" office:value="576.0365" calcext:value-type="float">
            <text:p>576.0365</text:p>
          </table:table-cell>
          <table:table-cell office:value-type="float" office:value="142.6969" calcext:value-type="float">
            <text:p>142.6969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1044168" calcext:value-type="float">
            <text:p>-0.010441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5.2246" calcext:value-type="float">
            <text:p>-185.2246</text:p>
          </table:table-cell>
          <table:table-cell office:value-type="float" office:value="0" calcext:value-type="float">
            <text:p>0</text:p>
          </table:table-cell>
          <table:table-cell office:value-type="float" office:value="5.297667" calcext:value-type="float">
            <text:p>5.29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397.1665" calcext:value-type="float">
            <text:p>397.1665</text:p>
          </table:table-cell>
          <table:table-cell office:value-type="float" office:value="13165.15" calcext:value-type="float">
            <text:p>1316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7.3135" calcext:value-type="float">
            <text:p>-187.3135</text:p>
          </table:table-cell>
          <table:table-cell office:value-type="float" office:value="521.1872" calcext:value-type="float">
            <text:p>521.1872</text:p>
          </table:table-cell>
          <table:table-cell office:value-type="float" office:value="0" calcext:value-type="float">
            <text:p>0</text:p>
          </table:table-cell>
          <table:table-cell office:value-type="float" office:value="125.4817" calcext:value-type="float">
            <text:p>125.4817</text:p>
          </table:table-cell>
          <table:table-cell office:value-type="float" office:value="5.218785" calcext:value-type="float">
            <text:p>5.218785</text:p>
          </table:table-cell>
          <table:table-cell office:value-type="float" office:value="0.03467172" calcext:value-type="float">
            <text:p>0.03467172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2352" calcext:value-type="float">
            <text:p>0.0006122352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189.1675" calcext:value-type="float">
            <text:p>-189.1675</text:p>
          </table:table-cell>
          <table:table-cell office:value-type="float" office:value="0" calcext:value-type="float">
            <text:p>0</text:p>
          </table:table-cell>
          <table:table-cell office:value-type="float" office:value="329.727" calcext:value-type="float">
            <text:p>329.727</text:p>
          </table:table-cell>
          <table:table-cell office:value-type="float" office:value="1252.36" calcext:value-type="float">
            <text:p>1252.36</text:p>
          </table:table-cell>
          <table:table-cell office:value-type="float" office:value="1521.264" calcext:value-type="float">
            <text:p>1521.264</text:p>
          </table:table-cell>
          <table:table-cell office:value-type="float" office:value="1264.154" calcext:value-type="float">
            <text:p>1264.154</text:p>
          </table:table-cell>
          <table:table-cell office:value-type="float" office:value="750.0428" calcext:value-type="float">
            <text:p>750.0428</text:p>
          </table:table-cell>
          <table:table-cell office:value-type="float" office:value="1094.188" calcext:value-type="float">
            <text:p>1094.188</text:p>
          </table:table-cell>
          <table:table-cell office:value-type="float" office:value="415.3178" calcext:value-type="float">
            <text:p>415.3178</text:p>
          </table:table-cell>
          <table:table-cell office:value-type="float" office:value="1846.634" calcext:value-type="float">
            <text:p>1846.634</text:p>
          </table:table-cell>
          <table:table-cell office:value-type="float" office:value="2080.766" calcext:value-type="float">
            <text:p>2080.766</text:p>
          </table:table-cell>
          <table:table-cell office:value-type="float" office:value="1663.881" calcext:value-type="float">
            <text:p>1663.881</text:p>
          </table:table-cell>
          <table:table-cell office:value-type="float" office:value="584.3776" calcext:value-type="float">
            <text:p>584.3776</text:p>
          </table:table-cell>
          <table:table-cell office:value-type="float" office:value="576.0288" calcext:value-type="float">
            <text:p>576.0288</text:p>
          </table:table-cell>
          <table:table-cell office:value-type="float" office:value="142.6969" calcext:value-type="float">
            <text:p>142.6969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1123503" calcext:value-type="float">
            <text:p>-0.011235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9.153" calcext:value-type="float">
            <text:p>-189.153</text:p>
          </table:table-cell>
          <table:table-cell office:value-type="float" office:value="0" calcext:value-type="float">
            <text:p>0</text:p>
          </table:table-cell>
          <table:table-cell office:value-type="float" office:value="5.573851" calcext:value-type="float">
            <text:p>5.57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394.1095" calcext:value-type="float">
            <text:p>394.1095</text:p>
          </table:table-cell>
          <table:table-cell office:value-type="float" office:value="13165.55" calcext:value-type="float">
            <text:p>13165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9.3413" calcext:value-type="float">
            <text:p>-189.3413</text:p>
          </table:table-cell>
          <table:table-cell office:value-type="float" office:value="523.2125" calcext:value-type="float">
            <text:p>523.2125</text:p>
          </table:table-cell>
          <table:table-cell office:value-type="float" office:value="0" calcext:value-type="float">
            <text:p>0</text:p>
          </table:table-cell>
          <table:table-cell office:value-type="float" office:value="124.6216" calcext:value-type="float">
            <text:p>124.6216</text:p>
          </table:table-cell>
          <table:table-cell office:value-type="float" office:value="5.183597" calcext:value-type="float">
            <text:p>5.183597</text:p>
          </table:table-cell>
          <table:table-cell office:value-type="float" office:value="0.03412524" calcext:value-type="float">
            <text:p>0.03412524</text:p>
          </table:table-cell>
          <table:table-cell office:value-type="float" office:value="1.887584" calcext:value-type="float">
            <text:p>1.887584</text:p>
          </table:table-cell>
          <table:table-cell office:value-type="float" office:value="0.000612721" calcext:value-type="float">
            <text:p>0.000612721</text:p>
          </table:table-cell>
          <table:table-cell office:value-type="float" office:value="0.03335791" calcext:value-type="float">
            <text:p>0.03335791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191.1959" calcext:value-type="float">
            <text:p>-191.1959</text:p>
          </table:table-cell>
          <table:table-cell office:value-type="float" office:value="0" calcext:value-type="float">
            <text:p>0</text:p>
          </table:table-cell>
          <table:table-cell office:value-type="float" office:value="329.7158" calcext:value-type="float">
            <text:p>329.7158</text:p>
          </table:table-cell>
          <table:table-cell office:value-type="float" office:value="1251.426" calcext:value-type="float">
            <text:p>1251.426</text:p>
          </table:table-cell>
          <table:table-cell office:value-type="float" office:value="1520.233" calcext:value-type="float">
            <text:p>1520.233</text:p>
          </table:table-cell>
          <table:table-cell office:value-type="float" office:value="1264.006" calcext:value-type="float">
            <text:p>1264.006</text:p>
          </table:table-cell>
          <table:table-cell office:value-type="float" office:value="749.8781" calcext:value-type="float">
            <text:p>749.8781</text:p>
          </table:table-cell>
          <table:table-cell office:value-type="float" office:value="1094.07" calcext:value-type="float">
            <text:p>1094.07</text:p>
          </table:table-cell>
          <table:table-cell office:value-type="float" office:value="415.2563" calcext:value-type="float">
            <text:p>415.2563</text:p>
          </table:table-cell>
          <table:table-cell office:value-type="float" office:value="1846.548" calcext:value-type="float">
            <text:p>1846.548</text:p>
          </table:table-cell>
          <table:table-cell office:value-type="float" office:value="2080.729" calcext:value-type="float">
            <text:p>2080.729</text:p>
          </table:table-cell>
          <table:table-cell office:value-type="float" office:value="1663.861" calcext:value-type="float">
            <text:p>1663.861</text:p>
          </table:table-cell>
          <table:table-cell office:value-type="float" office:value="584.3742" calcext:value-type="float">
            <text:p>584.3742</text:p>
          </table:table-cell>
          <table:table-cell office:value-type="float" office:value="576.0211" calcext:value-type="float">
            <text:p>576.0211</text:p>
          </table:table-cell>
          <table:table-cell office:value-type="float" office:value="142.6969" calcext:value-type="float">
            <text:p>142.6969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1179451" calcext:value-type="float">
            <text:p>-0.011794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1.7499" calcext:value-type="float">
            <text:p>-191.7499</text:p>
          </table:table-cell>
          <table:table-cell office:value-type="float" office:value="0" calcext:value-type="float">
            <text:p>0</text:p>
          </table:table-cell>
          <table:table-cell office:value-type="float" office:value="6.142385" calcext:value-type="float">
            <text:p>6.14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391.4832" calcext:value-type="float">
            <text:p>391.4832</text:p>
          </table:table-cell>
          <table:table-cell office:value-type="float" office:value="13165.95" calcext:value-type="float">
            <text:p>1316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1.4451" calcext:value-type="float">
            <text:p>-191.4451</text:p>
          </table:table-cell>
          <table:table-cell office:value-type="float" office:value="522.1193" calcext:value-type="float">
            <text:p>522.1193</text:p>
          </table:table-cell>
          <table:table-cell office:value-type="float" office:value="0" calcext:value-type="float">
            <text:p>0</text:p>
          </table:table-cell>
          <table:table-cell office:value-type="float" office:value="123.8164" calcext:value-type="float">
            <text:p>123.8164</text:p>
          </table:table-cell>
          <table:table-cell office:value-type="float" office:value="5.086692" calcext:value-type="float">
            <text:p>5.086692</text:p>
          </table:table-cell>
          <table:table-cell office:value-type="float" office:value="0.03294165" calcext:value-type="float">
            <text:p>0.03294165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77" calcext:value-type="float">
            <text:p>0.000638657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193.3008" calcext:value-type="float">
            <text:p>-193.3008</text:p>
          </table:table-cell>
          <table:table-cell office:value-type="float" office:value="0" calcext:value-type="float">
            <text:p>0</text:p>
          </table:table-cell>
          <table:table-cell office:value-type="float" office:value="329.7118" calcext:value-type="float">
            <text:p>329.7118</text:p>
          </table:table-cell>
          <table:table-cell office:value-type="float" office:value="1250.639" calcext:value-type="float">
            <text:p>1250.639</text:p>
          </table:table-cell>
          <table:table-cell office:value-type="float" office:value="1519.302" calcext:value-type="float">
            <text:p>1519.302</text:p>
          </table:table-cell>
          <table:table-cell office:value-type="float" office:value="1263.964" calcext:value-type="float">
            <text:p>1263.964</text:p>
          </table:table-cell>
          <table:table-cell office:value-type="float" office:value="749.7788" calcext:value-type="float">
            <text:p>749.7788</text:p>
          </table:table-cell>
          <table:table-cell office:value-type="float" office:value="1094.002" calcext:value-type="float">
            <text:p>1094.002</text:p>
          </table:table-cell>
          <table:table-cell office:value-type="float" office:value="415.2072" calcext:value-type="float">
            <text:p>415.2072</text:p>
          </table:table-cell>
          <table:table-cell office:value-type="float" office:value="1846.47" calcext:value-type="float">
            <text:p>1846.47</text:p>
          </table:table-cell>
          <table:table-cell office:value-type="float" office:value="2080.686" calcext:value-type="float">
            <text:p>2080.686</text:p>
          </table:table-cell>
          <table:table-cell office:value-type="float" office:value="1663.84" calcext:value-type="float">
            <text:p>1663.84</text:p>
          </table:table-cell>
          <table:table-cell office:value-type="float" office:value="584.3708" calcext:value-type="float">
            <text:p>584.3708</text:p>
          </table:table-cell>
          <table:table-cell office:value-type="float" office:value="576.0132" calcext:value-type="float">
            <text:p>576.0132</text:p>
          </table:table-cell>
          <table:table-cell office:value-type="float" office:value="142.6969" calcext:value-type="float">
            <text:p>142.6969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1257769" calcext:value-type="float">
            <text:p>-0.012577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3.9063" calcext:value-type="float">
            <text:p>-193.9063</text:p>
          </table:table-cell>
          <table:table-cell office:value-type="float" office:value="0" calcext:value-type="float">
            <text:p>0</text:p>
          </table:table-cell>
          <table:table-cell office:value-type="float" office:value="6.193949" calcext:value-type="float">
            <text:p>6.193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389.0848" calcext:value-type="float">
            <text:p>389.0848</text:p>
          </table:table-cell>
          <table:table-cell office:value-type="float" office:value="13166.11" calcext:value-type="float">
            <text:p>1316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4.0342" calcext:value-type="float">
            <text:p>-194.0342</text:p>
          </table:table-cell>
          <table:table-cell office:value-type="float" office:value="530.7714" calcext:value-type="float">
            <text:p>530.7714</text:p>
          </table:table-cell>
          <table:table-cell office:value-type="float" office:value="0" calcext:value-type="float">
            <text:p>0</text:p>
          </table:table-cell>
          <table:table-cell office:value-type="float" office:value="123.927" calcext:value-type="float">
            <text:p>123.927</text:p>
          </table:table-cell>
          <table:table-cell office:value-type="float" office:value="5.018658" calcext:value-type="float">
            <text:p>5.018658</text:p>
          </table:table-cell>
          <table:table-cell office:value-type="float" office:value="0.03276248" calcext:value-type="float">
            <text:p>0.03276248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77" calcext:value-type="float">
            <text:p>0.000638657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195.8901" calcext:value-type="float">
            <text:p>-195.8901</text:p>
          </table:table-cell>
          <table:table-cell office:value-type="float" office:value="0" calcext:value-type="float">
            <text:p>0</text:p>
          </table:table-cell>
          <table:table-cell office:value-type="float" office:value="329.7171" calcext:value-type="float">
            <text:p>329.7171</text:p>
          </table:table-cell>
          <table:table-cell office:value-type="float" office:value="1249.89" calcext:value-type="float">
            <text:p>1249.89</text:p>
          </table:table-cell>
          <table:table-cell office:value-type="float" office:value="1518.421" calcext:value-type="float">
            <text:p>1518.421</text:p>
          </table:table-cell>
          <table:table-cell office:value-type="float" office:value="1263.816" calcext:value-type="float">
            <text:p>1263.816</text:p>
          </table:table-cell>
          <table:table-cell office:value-type="float" office:value="749.6636" calcext:value-type="float">
            <text:p>749.6636</text:p>
          </table:table-cell>
          <table:table-cell office:value-type="float" office:value="1093.922" calcext:value-type="float">
            <text:p>1093.922</text:p>
          </table:table-cell>
          <table:table-cell office:value-type="float" office:value="415.1603" calcext:value-type="float">
            <text:p>415.1603</text:p>
          </table:table-cell>
          <table:table-cell office:value-type="float" office:value="1846.393" calcext:value-type="float">
            <text:p>1846.393</text:p>
          </table:table-cell>
          <table:table-cell office:value-type="float" office:value="2080.641" calcext:value-type="float">
            <text:p>2080.641</text:p>
          </table:table-cell>
          <table:table-cell office:value-type="float" office:value="1663.819" calcext:value-type="float">
            <text:p>1663.819</text:p>
          </table:table-cell>
          <table:table-cell office:value-type="float" office:value="584.3672" calcext:value-type="float">
            <text:p>584.3672</text:p>
          </table:table-cell>
          <table:table-cell office:value-type="float" office:value="576.0052" calcext:value-type="float">
            <text:p>576.0052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6" calcext:value-type="float">
            <text:p>35.66276</text:p>
          </table:table-cell>
          <table:table-cell office:value-type="float" office:value="0" calcext:value-type="float">
            <text:p>0</text:p>
          </table:table-cell>
          <table:table-cell office:value-type="float" office:value="-0.01303755" calcext:value-type="float">
            <text:p>-0.013037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6.0845" calcext:value-type="float">
            <text:p>-196.0845</text:p>
          </table:table-cell>
          <table:table-cell office:value-type="float" office:value="0" calcext:value-type="float">
            <text:p>0</text:p>
          </table:table-cell>
          <table:table-cell office:value-type="float" office:value="5.782449" calcext:value-type="float">
            <text:p>5.78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386.799" calcext:value-type="float">
            <text:p>386.799</text:p>
          </table:table-cell>
          <table:table-cell office:value-type="float" office:value="13166.27" calcext:value-type="float">
            <text:p>1316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6.2561" calcext:value-type="float">
            <text:p>-196.2561</text:p>
          </table:table-cell>
          <table:table-cell office:value-type="float" office:value="538.1364" calcext:value-type="float">
            <text:p>538.1364</text:p>
          </table:table-cell>
          <table:table-cell office:value-type="float" office:value="0" calcext:value-type="float">
            <text:p>0</text:p>
          </table:table-cell>
          <table:table-cell office:value-type="float" office:value="123.9546" calcext:value-type="float">
            <text:p>123.9546</text:p>
          </table:table-cell>
          <table:table-cell office:value-type="float" office:value="4.933619" calcext:value-type="float">
            <text:p>4.933619</text:p>
          </table:table-cell>
          <table:table-cell office:value-type="float" office:value="0.03276229" calcext:value-type="float">
            <text:p>0.03276229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77" calcext:value-type="float">
            <text:p>0.000638657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198.112" calcext:value-type="float">
            <text:p>-198.112</text:p>
          </table:table-cell>
          <table:table-cell office:value-type="float" office:value="0" calcext:value-type="float">
            <text:p>0</text:p>
          </table:table-cell>
          <table:table-cell office:value-type="float" office:value="329.7239" calcext:value-type="float">
            <text:p>329.7239</text:p>
          </table:table-cell>
          <table:table-cell office:value-type="float" office:value="1249.174" calcext:value-type="float">
            <text:p>1249.174</text:p>
          </table:table-cell>
          <table:table-cell office:value-type="float" office:value="1517.623" calcext:value-type="float">
            <text:p>1517.623</text:p>
          </table:table-cell>
          <table:table-cell office:value-type="float" office:value="1263.669" calcext:value-type="float">
            <text:p>1263.669</text:p>
          </table:table-cell>
          <table:table-cell office:value-type="float" office:value="749.554" calcext:value-type="float">
            <text:p>749.554</text:p>
          </table:table-cell>
          <table:table-cell office:value-type="float" office:value="1093.847" calcext:value-type="float">
            <text:p>1093.847</text:p>
          </table:table-cell>
          <table:table-cell office:value-type="float" office:value="415.1168" calcext:value-type="float">
            <text:p>415.1168</text:p>
          </table:table-cell>
          <table:table-cell office:value-type="float" office:value="1846.318" calcext:value-type="float">
            <text:p>1846.318</text:p>
          </table:table-cell>
          <table:table-cell office:value-type="float" office:value="2080.596" calcext:value-type="float">
            <text:p>2080.596</text:p>
          </table:table-cell>
          <table:table-cell office:value-type="float" office:value="1663.797" calcext:value-type="float">
            <text:p>1663.797</text:p>
          </table:table-cell>
          <table:table-cell office:value-type="float" office:value="584.3635" calcext:value-type="float">
            <text:p>584.3635</text:p>
          </table:table-cell>
          <table:table-cell office:value-type="float" office:value="575.997" calcext:value-type="float">
            <text:p>575.997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6" calcext:value-type="float">
            <text:p>35.66276</text:p>
          </table:table-cell>
          <table:table-cell office:value-type="float" office:value="0" calcext:value-type="float">
            <text:p>0</text:p>
          </table:table-cell>
          <table:table-cell office:value-type="float" office:value="-0.01328619" calcext:value-type="float">
            <text:p>-0.013286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8.1432" calcext:value-type="float">
            <text:p>-198.1432</text:p>
          </table:table-cell>
          <table:table-cell office:value-type="float" office:value="0" calcext:value-type="float">
            <text:p>0</text:p>
          </table:table-cell>
          <table:table-cell office:value-type="float" office:value="5.618818" calcext:value-type="float">
            <text:p>5.618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384.3988" calcext:value-type="float">
            <text:p>384.3988</text:p>
          </table:table-cell>
          <table:table-cell office:value-type="float" office:value="13166.48" calcext:value-type="float">
            <text:p>13166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8.2265" calcext:value-type="float">
            <text:p>-198.2265</text:p>
          </table:table-cell>
          <table:table-cell office:value-type="float" office:value="544.4686" calcext:value-type="float">
            <text:p>544.4686</text:p>
          </table:table-cell>
          <table:table-cell office:value-type="float" office:value="0" calcext:value-type="float">
            <text:p>0</text:p>
          </table:table-cell>
          <table:table-cell office:value-type="float" office:value="123.5051" calcext:value-type="float">
            <text:p>123.5051</text:p>
          </table:table-cell>
          <table:table-cell office:value-type="float" office:value="4.847322" calcext:value-type="float">
            <text:p>4.847322</text:p>
          </table:table-cell>
          <table:table-cell office:value-type="float" office:value="0.03249404" calcext:value-type="float">
            <text:p>0.03249404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77" calcext:value-type="float">
            <text:p>0.000638657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00.0827" calcext:value-type="float">
            <text:p>-200.0827</text:p>
          </table:table-cell>
          <table:table-cell office:value-type="float" office:value="0" calcext:value-type="float">
            <text:p>0</text:p>
          </table:table-cell>
          <table:table-cell office:value-type="float" office:value="329.8395" calcext:value-type="float">
            <text:p>329.8395</text:p>
          </table:table-cell>
          <table:table-cell office:value-type="float" office:value="1248.36" calcext:value-type="float">
            <text:p>1248.36</text:p>
          </table:table-cell>
          <table:table-cell office:value-type="float" office:value="1516.757" calcext:value-type="float">
            <text:p>1516.757</text:p>
          </table:table-cell>
          <table:table-cell office:value-type="float" office:value="1263.504" calcext:value-type="float">
            <text:p>1263.504</text:p>
          </table:table-cell>
          <table:table-cell office:value-type="float" office:value="749.4434" calcext:value-type="float">
            <text:p>749.4434</text:p>
          </table:table-cell>
          <table:table-cell office:value-type="float" office:value="1093.771" calcext:value-type="float">
            <text:p>1093.771</text:p>
          </table:table-cell>
          <table:table-cell office:value-type="float" office:value="415.0744" calcext:value-type="float">
            <text:p>415.0744</text:p>
          </table:table-cell>
          <table:table-cell office:value-type="float" office:value="1846.245" calcext:value-type="float">
            <text:p>1846.245</text:p>
          </table:table-cell>
          <table:table-cell office:value-type="float" office:value="2080.552" calcext:value-type="float">
            <text:p>2080.552</text:p>
          </table:table-cell>
          <table:table-cell office:value-type="float" office:value="1663.776" calcext:value-type="float">
            <text:p>1663.776</text:p>
          </table:table-cell>
          <table:table-cell office:value-type="float" office:value="584.3599" calcext:value-type="float">
            <text:p>584.3599</text:p>
          </table:table-cell>
          <table:table-cell office:value-type="float" office:value="575.9886" calcext:value-type="float">
            <text:p>575.9886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6" calcext:value-type="float">
            <text:p>35.66276</text:p>
          </table:table-cell>
          <table:table-cell office:value-type="float" office:value="0" calcext:value-type="float">
            <text:p>0</text:p>
          </table:table-cell>
          <table:table-cell office:value-type="float" office:value="-0.01366262" calcext:value-type="float">
            <text:p>-0.013662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0.2698" calcext:value-type="float">
            <text:p>-200.2698</text:p>
          </table:table-cell>
          <table:table-cell office:value-type="float" office:value="0" calcext:value-type="float">
            <text:p>0</text:p>
          </table:table-cell>
          <table:table-cell office:value-type="float" office:value="5.774147" calcext:value-type="float">
            <text:p>5.774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381.4366" calcext:value-type="float">
            <text:p>381.4366</text:p>
          </table:table-cell>
          <table:table-cell office:value-type="float" office:value="13166.83" calcext:value-type="float">
            <text:p>1316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0.605" calcext:value-type="float">
            <text:p>-200.605</text:p>
          </table:table-cell>
          <table:table-cell office:value-type="float" office:value="550.9889" calcext:value-type="float">
            <text:p>550.9889</text:p>
          </table:table-cell>
          <table:table-cell office:value-type="float" office:value="0" calcext:value-type="float">
            <text:p>0</text:p>
          </table:table-cell>
          <table:table-cell office:value-type="float" office:value="122.5107" calcext:value-type="float">
            <text:p>122.5107</text:p>
          </table:table-cell>
          <table:table-cell office:value-type="float" office:value="4.750041" calcext:value-type="float">
            <text:p>4.750041</text:p>
          </table:table-cell>
          <table:table-cell office:value-type="float" office:value="0.03156704" calcext:value-type="float">
            <text:p>0.03156704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77" calcext:value-type="float">
            <text:p>0.000638657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02.4621" calcext:value-type="float">
            <text:p>-202.4621</text:p>
          </table:table-cell>
          <table:table-cell office:value-type="float" office:value="0" calcext:value-type="float">
            <text:p>0</text:p>
          </table:table-cell>
          <table:table-cell office:value-type="float" office:value="329.9785" calcext:value-type="float">
            <text:p>329.9785</text:p>
          </table:table-cell>
          <table:table-cell office:value-type="float" office:value="1247.381" calcext:value-type="float">
            <text:p>1247.381</text:p>
          </table:table-cell>
          <table:table-cell office:value-type="float" office:value="1515.707" calcext:value-type="float">
            <text:p>1515.70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749.3053" calcext:value-type="float">
            <text:p>749.3053</text:p>
          </table:table-cell>
          <table:table-cell office:value-type="float" office:value="1093.682" calcext:value-type="float">
            <text:p>1093.682</text:p>
          </table:table-cell>
          <table:table-cell office:value-type="float" office:value="415.0289" calcext:value-type="float">
            <text:p>415.0289</text:p>
          </table:table-cell>
          <table:table-cell office:value-type="float" office:value="1846.171" calcext:value-type="float">
            <text:p>1846.171</text:p>
          </table:table-cell>
          <table:table-cell office:value-type="float" office:value="2080.507" calcext:value-type="float">
            <text:p>2080.507</text:p>
          </table:table-cell>
          <table:table-cell office:value-type="float" office:value="1663.755" calcext:value-type="float">
            <text:p>1663.755</text:p>
          </table:table-cell>
          <table:table-cell office:value-type="float" office:value="584.3561" calcext:value-type="float">
            <text:p>584.3561</text:p>
          </table:table-cell>
          <table:table-cell office:value-type="float" office:value="575.9802" calcext:value-type="float">
            <text:p>575.9802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1440058" calcext:value-type="float">
            <text:p>-0.014400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2.8073" calcext:value-type="float">
            <text:p>-202.8073</text:p>
          </table:table-cell>
          <table:table-cell office:value-type="float" office:value="0" calcext:value-type="float">
            <text:p>0</text:p>
          </table:table-cell>
          <table:table-cell office:value-type="float" office:value="5.931034" calcext:value-type="float">
            <text:p>5.93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377.7694" calcext:value-type="float">
            <text:p>377.7694</text:p>
          </table:table-cell>
          <table:table-cell office:value-type="float" office:value="13167.31" calcext:value-type="float">
            <text:p>13167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3.532" calcext:value-type="float">
            <text:p>-203.532</text:p>
          </table:table-cell>
          <table:table-cell office:value-type="float" office:value="558.6974" calcext:value-type="float">
            <text:p>558.6974</text:p>
          </table:table-cell>
          <table:table-cell office:value-type="float" office:value="0" calcext:value-type="float">
            <text:p>0</text:p>
          </table:table-cell>
          <table:table-cell office:value-type="float" office:value="120.9585" calcext:value-type="float">
            <text:p>120.9585</text:p>
          </table:table-cell>
          <table:table-cell office:value-type="float" office:value="4.647305" calcext:value-type="float">
            <text:p>4.647305</text:p>
          </table:table-cell>
          <table:table-cell office:value-type="float" office:value="0.0296208" calcext:value-type="float">
            <text:p>0.0296208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592" calcext:value-type="float">
            <text:p>0.0006386592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05.3911" calcext:value-type="float">
            <text:p>-205.3911</text:p>
          </table:table-cell>
          <table:table-cell office:value-type="float" office:value="0" calcext:value-type="float">
            <text:p>0</text:p>
          </table:table-cell>
          <table:table-cell office:value-type="float" office:value="330.1534" calcext:value-type="float">
            <text:p>330.1534</text:p>
          </table:table-cell>
          <table:table-cell office:value-type="float" office:value="1246.171" calcext:value-type="float">
            <text:p>1246.171</text:p>
          </table:table-cell>
          <table:table-cell office:value-type="float" office:value="1514.409" calcext:value-type="float">
            <text:p>1514.409</text:p>
          </table:table-cell>
          <table:table-cell office:value-type="float" office:value="1263.042" calcext:value-type="float">
            <text:p>1263.042</text:p>
          </table:table-cell>
          <table:table-cell office:value-type="float" office:value="749.1362" calcext:value-type="float">
            <text:p>749.1362</text:p>
          </table:table-cell>
          <table:table-cell office:value-type="float" office:value="1093.573" calcext:value-type="float">
            <text:p>1093.573</text:p>
          </table:table-cell>
          <table:table-cell office:value-type="float" office:value="414.9771" calcext:value-type="float">
            <text:p>414.9771</text:p>
          </table:table-cell>
          <table:table-cell office:value-type="float" office:value="1846.095" calcext:value-type="float">
            <text:p>1846.095</text:p>
          </table:table-cell>
          <table:table-cell office:value-type="float" office:value="2080.462" calcext:value-type="float">
            <text:p>2080.462</text:p>
          </table:table-cell>
          <table:table-cell office:value-type="float" office:value="1663.734" calcext:value-type="float">
            <text:p>1663.734</text:p>
          </table:table-cell>
          <table:table-cell office:value-type="float" office:value="584.3523" calcext:value-type="float">
            <text:p>584.3523</text:p>
          </table:table-cell>
          <table:table-cell office:value-type="float" office:value="575.9717" calcext:value-type="float">
            <text:p>575.9717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1566414" calcext:value-type="float">
            <text:p>-0.015664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5.9142" calcext:value-type="float">
            <text:p>-205.9142</text:p>
          </table:table-cell>
          <table:table-cell office:value-type="float" office:value="0" calcext:value-type="float">
            <text:p>0</text:p>
          </table:table-cell>
          <table:table-cell office:value-type="float" office:value="6.108775" calcext:value-type="float">
            <text:p>6.108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374.0411" calcext:value-type="float">
            <text:p>374.0411</text:p>
          </table:table-cell>
          <table:table-cell office:value-type="float" office:value="13167.72" calcext:value-type="float">
            <text:p>13167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6.6367" calcext:value-type="float">
            <text:p>-206.6367</text:p>
          </table:table-cell>
          <table:table-cell office:value-type="float" office:value="570.557" calcext:value-type="float">
            <text:p>570.557</text:p>
          </table:table-cell>
          <table:table-cell office:value-type="float" office:value="0" calcext:value-type="float">
            <text:p>0</text:p>
          </table:table-cell>
          <table:table-cell office:value-type="float" office:value="119.7522" calcext:value-type="float">
            <text:p>119.7522</text:p>
          </table:table-cell>
          <table:table-cell office:value-type="float" office:value="4.542896" calcext:value-type="float">
            <text:p>4.542896</text:p>
          </table:table-cell>
          <table:table-cell office:value-type="float" office:value="0.02750147" calcext:value-type="float">
            <text:p>0.02750147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08.4979" calcext:value-type="float">
            <text:p>-208.4979</text:p>
          </table:table-cell>
          <table:table-cell office:value-type="float" office:value="0" calcext:value-type="float">
            <text:p>0</text:p>
          </table:table-cell>
          <table:table-cell office:value-type="float" office:value="330.3478" calcext:value-type="float">
            <text:p>330.3478</text:p>
          </table:table-cell>
          <table:table-cell office:value-type="float" office:value="1244.937" calcext:value-type="float">
            <text:p>1244.937</text:p>
          </table:table-cell>
          <table:table-cell office:value-type="float" office:value="1513.035" calcext:value-type="float">
            <text:p>1513.035</text:p>
          </table:table-cell>
          <table:table-cell office:value-type="float" office:value="1262.762" calcext:value-type="float">
            <text:p>1262.762</text:p>
          </table:table-cell>
          <table:table-cell office:value-type="float" office:value="748.9534" calcext:value-type="float">
            <text:p>748.9534</text:p>
          </table:table-cell>
          <table:table-cell office:value-type="float" office:value="1093.452" calcext:value-type="float">
            <text:p>1093.452</text:p>
          </table:table-cell>
          <table:table-cell office:value-type="float" office:value="414.9194" calcext:value-type="float">
            <text:p>414.9194</text:p>
          </table:table-cell>
          <table:table-cell office:value-type="float" office:value="1846.013" calcext:value-type="float">
            <text:p>1846.013</text:p>
          </table:table-cell>
          <table:table-cell office:value-type="float" office:value="2080.417" calcext:value-type="float">
            <text:p>2080.417</text:p>
          </table:table-cell>
          <table:table-cell office:value-type="float" office:value="1663.712" calcext:value-type="float">
            <text:p>1663.712</text:p>
          </table:table-cell>
          <table:table-cell office:value-type="float" office:value="584.3484" calcext:value-type="float">
            <text:p>584.3484</text:p>
          </table:table-cell>
          <table:table-cell office:value-type="float" office:value="575.963" calcext:value-type="float">
            <text:p>575.963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1711792" calcext:value-type="float">
            <text:p>-0.017117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9.158" calcext:value-type="float">
            <text:p>-209.158</text:p>
          </table:table-cell>
          <table:table-cell office:value-type="float" office:value="0" calcext:value-type="float">
            <text:p>0</text:p>
          </table:table-cell>
          <table:table-cell office:value-type="float" office:value="6.2456" calcext:value-type="float">
            <text:p>6.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369.9263" calcext:value-type="float">
            <text:p>369.9263</text:p>
          </table:table-cell>
          <table:table-cell office:value-type="float" office:value="13168.22" calcext:value-type="float">
            <text:p>1316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0.0329" calcext:value-type="float">
            <text:p>-210.0329</text:p>
          </table:table-cell>
          <table:table-cell office:value-type="float" office:value="579.0782" calcext:value-type="float">
            <text:p>579.0782</text:p>
          </table:table-cell>
          <table:table-cell office:value-type="float" office:value="0" calcext:value-type="float">
            <text:p>0</text:p>
          </table:table-cell>
          <table:table-cell office:value-type="float" office:value="117.457" calcext:value-type="float">
            <text:p>117.457</text:p>
          </table:table-cell>
          <table:table-cell office:value-type="float" office:value="4.436764" calcext:value-type="float">
            <text:p>4.436764</text:p>
          </table:table-cell>
          <table:table-cell office:value-type="float" office:value="0.02463753" calcext:value-type="float">
            <text:p>0.02463753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11.8969" calcext:value-type="float">
            <text:p>-211.8969</text:p>
          </table:table-cell>
          <table:table-cell office:value-type="float" office:value="0" calcext:value-type="float">
            <text:p>0</text:p>
          </table:table-cell>
          <table:table-cell office:value-type="float" office:value="330.5577" calcext:value-type="float">
            <text:p>330.5577</text:p>
          </table:table-cell>
          <table:table-cell office:value-type="float" office:value="1243.593" calcext:value-type="float">
            <text:p>1243.593</text:p>
          </table:table-cell>
          <table:table-cell office:value-type="float" office:value="1511.543" calcext:value-type="float">
            <text:p>1511.543</text:p>
          </table:table-cell>
          <table:table-cell office:value-type="float" office:value="1262.447" calcext:value-type="float">
            <text:p>1262.447</text:p>
          </table:table-cell>
          <table:table-cell office:value-type="float" office:value="748.7528" calcext:value-type="float">
            <text:p>748.7528</text:p>
          </table:table-cell>
          <table:table-cell office:value-type="float" office:value="1093.318" calcext:value-type="float">
            <text:p>1093.318</text:p>
          </table:table-cell>
          <table:table-cell office:value-type="float" office:value="414.8557" calcext:value-type="float">
            <text:p>414.8557</text:p>
          </table:table-cell>
          <table:table-cell office:value-type="float" office:value="1845.927" calcext:value-type="float">
            <text:p>1845.927</text:p>
          </table:table-cell>
          <table:table-cell office:value-type="float" office:value="2080.371" calcext:value-type="float">
            <text:p>2080.371</text:p>
          </table:table-cell>
          <table:table-cell office:value-type="float" office:value="1663.69" calcext:value-type="float">
            <text:p>1663.69</text:p>
          </table:table-cell>
          <table:table-cell office:value-type="float" office:value="584.3445" calcext:value-type="float">
            <text:p>584.3445</text:p>
          </table:table-cell>
          <table:table-cell office:value-type="float" office:value="575.9542" calcext:value-type="float">
            <text:p>575.9542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1885025" calcext:value-type="float">
            <text:p>-0.018850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2.6932" calcext:value-type="float">
            <text:p>-212.6932</text:p>
          </table:table-cell>
          <table:table-cell office:value-type="float" office:value="0" calcext:value-type="float">
            <text:p>0</text:p>
          </table:table-cell>
          <table:table-cell office:value-type="float" office:value="6.382248" calcext:value-type="float">
            <text:p>6.38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365.8133" calcext:value-type="float">
            <text:p>365.8133</text:p>
          </table:table-cell>
          <table:table-cell office:value-type="float" office:value="13168.63" calcext:value-type="float">
            <text:p>1316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3.5388" calcext:value-type="float">
            <text:p>-213.5388</text:p>
          </table:table-cell>
          <table:table-cell office:value-type="float" office:value="589.4767" calcext:value-type="float">
            <text:p>589.4767</text:p>
          </table:table-cell>
          <table:table-cell office:value-type="float" office:value="0" calcext:value-type="float">
            <text:p>0</text:p>
          </table:table-cell>
          <table:table-cell office:value-type="float" office:value="115.9115" calcext:value-type="float">
            <text:p>115.9115</text:p>
          </table:table-cell>
          <table:table-cell office:value-type="float" office:value="4.337009" calcext:value-type="float">
            <text:p>4.337009</text:p>
          </table:table-cell>
          <table:table-cell office:value-type="float" office:value="0.02115149" calcext:value-type="float">
            <text:p>0.02115149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15.4063" calcext:value-type="float">
            <text:p>-215.4063</text:p>
          </table:table-cell>
          <table:table-cell office:value-type="float" office:value="0" calcext:value-type="float">
            <text:p>0</text:p>
          </table:table-cell>
          <table:table-cell office:value-type="float" office:value="330.7787" calcext:value-type="float">
            <text:p>330.7787</text:p>
          </table:table-cell>
          <table:table-cell office:value-type="float" office:value="1242.267" calcext:value-type="float">
            <text:p>1242.267</text:p>
          </table:table-cell>
          <table:table-cell office:value-type="float" office:value="1509.999" calcext:value-type="float">
            <text:p>1509.999</text:p>
          </table:table-cell>
          <table:table-cell office:value-type="float" office:value="1262.105" calcext:value-type="float">
            <text:p>1262.105</text:p>
          </table:table-cell>
          <table:table-cell office:value-type="float" office:value="748.5367" calcext:value-type="float">
            <text:p>748.5367</text:p>
          </table:table-cell>
          <table:table-cell office:value-type="float" office:value="1093.171" calcext:value-type="float">
            <text:p>1093.171</text:p>
          </table:table-cell>
          <table:table-cell office:value-type="float" office:value="414.7865" calcext:value-type="float">
            <text:p>414.7865</text:p>
          </table:table-cell>
          <table:table-cell office:value-type="float" office:value="1845.829" calcext:value-type="float">
            <text:p>1845.829</text:p>
          </table:table-cell>
          <table:table-cell office:value-type="float" office:value="2080.323" calcext:value-type="float">
            <text:p>2080.323</text:p>
          </table:table-cell>
          <table:table-cell office:value-type="float" office:value="1663.669" calcext:value-type="float">
            <text:p>1663.669</text:p>
          </table:table-cell>
          <table:table-cell office:value-type="float" office:value="584.3406" calcext:value-type="float">
            <text:p>584.3406</text:p>
          </table:table-cell>
          <table:table-cell office:value-type="float" office:value="575.9453" calcext:value-type="float">
            <text:p>575.9453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2101221" calcext:value-type="float">
            <text:p>-0.02101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6.3147" calcext:value-type="float">
            <text:p>-216.3147</text:p>
          </table:table-cell>
          <table:table-cell office:value-type="float" office:value="0" calcext:value-type="float">
            <text:p>0</text:p>
          </table:table-cell>
          <table:table-cell office:value-type="float" office:value="6.494796" calcext:value-type="float">
            <text:p>6.494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361.6556" calcext:value-type="float">
            <text:p>361.6556</text:p>
          </table:table-cell>
          <table:table-cell office:value-type="float" office:value="13168.98" calcext:value-type="float">
            <text:p>13168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7.1596" calcext:value-type="float">
            <text:p>-217.1596</text:p>
          </table:table-cell>
          <table:table-cell office:value-type="float" office:value="598.0117" calcext:value-type="float">
            <text:p>598.0117</text:p>
          </table:table-cell>
          <table:table-cell office:value-type="float" office:value="0" calcext:value-type="float">
            <text:p>0</text:p>
          </table:table-cell>
          <table:table-cell office:value-type="float" office:value="114.3388" calcext:value-type="float">
            <text:p>114.3388</text:p>
          </table:table-cell>
          <table:table-cell office:value-type="float" office:value="4.235007" calcext:value-type="float">
            <text:p>4.235007</text:p>
          </table:table-cell>
          <table:table-cell office:value-type="float" office:value="0.01771427" calcext:value-type="float">
            <text:p>0.01771427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19.0305" calcext:value-type="float">
            <text:p>-219.0305</text:p>
          </table:table-cell>
          <table:table-cell office:value-type="float" office:value="0" calcext:value-type="float">
            <text:p>0</text:p>
          </table:table-cell>
          <table:table-cell office:value-type="float" office:value="331.0099" calcext:value-type="float">
            <text:p>331.0099</text:p>
          </table:table-cell>
          <table:table-cell office:value-type="float" office:value="1240.925" calcext:value-type="float">
            <text:p>1240.925</text:p>
          </table:table-cell>
          <table:table-cell office:value-type="float" office:value="1508.411" calcext:value-type="float">
            <text:p>1508.411</text:p>
          </table:table-cell>
          <table:table-cell office:value-type="float" office:value="1261.742" calcext:value-type="float">
            <text:p>1261.742</text:p>
          </table:table-cell>
          <table:table-cell office:value-type="float" office:value="748.3139" calcext:value-type="float">
            <text:p>748.3139</text:p>
          </table:table-cell>
          <table:table-cell office:value-type="float" office:value="1093.015" calcext:value-type="float">
            <text:p>1093.015</text:p>
          </table:table-cell>
          <table:table-cell office:value-type="float" office:value="414.7135" calcext:value-type="float">
            <text:p>414.7135</text:p>
          </table:table-cell>
          <table:table-cell office:value-type="float" office:value="1845.722" calcext:value-type="float">
            <text:p>1845.722</text:p>
          </table:table-cell>
          <table:table-cell office:value-type="float" office:value="2080.274" calcext:value-type="float">
            <text:p>2080.274</text:p>
          </table:table-cell>
          <table:table-cell office:value-type="float" office:value="1663.647" calcext:value-type="float">
            <text:p>1663.647</text:p>
          </table:table-cell>
          <table:table-cell office:value-type="float" office:value="584.3366" calcext:value-type="float">
            <text:p>584.3366</text:p>
          </table:table-cell>
          <table:table-cell office:value-type="float" office:value="575.9363" calcext:value-type="float">
            <text:p>575.9363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2327632" calcext:value-type="float">
            <text:p>-0.02327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0.0417" calcext:value-type="float">
            <text:p>-220.0417</text:p>
          </table:table-cell>
          <table:table-cell office:value-type="float" office:value="0" calcext:value-type="float">
            <text:p>0</text:p>
          </table:table-cell>
          <table:table-cell office:value-type="float" office:value="6.59715" calcext:value-type="float">
            <text:p>6.59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357.5722" calcext:value-type="float">
            <text:p>357.5722</text:p>
          </table:table-cell>
          <table:table-cell office:value-type="float" office:value="13169.21" calcext:value-type="float">
            <text:p>1316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0.8111" calcext:value-type="float">
            <text:p>-220.8111</text:p>
          </table:table-cell>
          <table:table-cell office:value-type="float" office:value="609.144" calcext:value-type="float">
            <text:p>609.144</text:p>
          </table:table-cell>
          <table:table-cell office:value-type="float" office:value="0" calcext:value-type="float">
            <text:p>0</text:p>
          </table:table-cell>
          <table:table-cell office:value-type="float" office:value="113.3024" calcext:value-type="float">
            <text:p>113.3024</text:p>
          </table:table-cell>
          <table:table-cell office:value-type="float" office:value="4.14288" calcext:value-type="float">
            <text:p>4.14288</text:p>
          </table:table-cell>
          <table:table-cell office:value-type="float" office:value="0.01440613" calcext:value-type="float">
            <text:p>0.01440613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22.6854" calcext:value-type="float">
            <text:p>-222.6854</text:p>
          </table:table-cell>
          <table:table-cell office:value-type="float" office:value="0" calcext:value-type="float">
            <text:p>0</text:p>
          </table:table-cell>
          <table:table-cell office:value-type="float" office:value="331.2435" calcext:value-type="float">
            <text:p>331.2435</text:p>
          </table:table-cell>
          <table:table-cell office:value-type="float" office:value="1239.593" calcext:value-type="float">
            <text:p>1239.593</text:p>
          </table:table-cell>
          <table:table-cell office:value-type="float" office:value="1506.795" calcext:value-type="float">
            <text:p>1506.795</text:p>
          </table:table-cell>
          <table:table-cell office:value-type="float" office:value="1261.367" calcext:value-type="float">
            <text:p>1261.367</text:p>
          </table:table-cell>
          <table:table-cell office:value-type="float" office:value="748.0803" calcext:value-type="float">
            <text:p>748.0803</text:p>
          </table:table-cell>
          <table:table-cell office:value-type="float" office:value="1092.85" calcext:value-type="float">
            <text:p>1092.85</text:p>
          </table:table-cell>
          <table:table-cell office:value-type="float" office:value="414.6356" calcext:value-type="float">
            <text:p>414.6356</text:p>
          </table:table-cell>
          <table:table-cell office:value-type="float" office:value="1845.611" calcext:value-type="float">
            <text:p>1845.611</text:p>
          </table:table-cell>
          <table:table-cell office:value-type="float" office:value="2080.224" calcext:value-type="float">
            <text:p>2080.224</text:p>
          </table:table-cell>
          <table:table-cell office:value-type="float" office:value="1663.624" calcext:value-type="float">
            <text:p>1663.624</text:p>
          </table:table-cell>
          <table:table-cell office:value-type="float" office:value="584.3325" calcext:value-type="float">
            <text:p>584.3325</text:p>
          </table:table-cell>
          <table:table-cell office:value-type="float" office:value="575.9272" calcext:value-type="float">
            <text:p>575.9272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2566951" calcext:value-type="float">
            <text:p>-0.025669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3.8125" calcext:value-type="float">
            <text:p>-223.8125</text:p>
          </table:table-cell>
          <table:table-cell office:value-type="float" office:value="0" calcext:value-type="float">
            <text:p>0</text:p>
          </table:table-cell>
          <table:table-cell office:value-type="float" office:value="6.712497" calcext:value-type="float">
            <text:p>6.71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353.784" calcext:value-type="float">
            <text:p>353.784</text:p>
          </table:table-cell>
          <table:table-cell office:value-type="float" office:value="13169.35" calcext:value-type="float">
            <text:p>1316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4.3022" calcext:value-type="float">
            <text:p>-224.3022</text:p>
          </table:table-cell>
          <table:table-cell office:value-type="float" office:value="618.2681" calcext:value-type="float">
            <text:p>618.2681</text:p>
          </table:table-cell>
          <table:table-cell office:value-type="float" office:value="0" calcext:value-type="float">
            <text:p>0</text:p>
          </table:table-cell>
          <table:table-cell office:value-type="float" office:value="112.7744" calcext:value-type="float">
            <text:p>112.7744</text:p>
          </table:table-cell>
          <table:table-cell office:value-type="float" office:value="4.052223" calcext:value-type="float">
            <text:p>4.052223</text:p>
          </table:table-cell>
          <table:table-cell office:value-type="float" office:value="0.01210788" calcext:value-type="float">
            <text:p>0.01210788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26.1787" calcext:value-type="float">
            <text:p>-226.1787</text:p>
          </table:table-cell>
          <table:table-cell office:value-type="float" office:value="0" calcext:value-type="float">
            <text:p>0</text:p>
          </table:table-cell>
          <table:table-cell office:value-type="float" office:value="331.4687" calcext:value-type="float">
            <text:p>331.4687</text:p>
          </table:table-cell>
          <table:table-cell office:value-type="float" office:value="1238.362" calcext:value-type="float">
            <text:p>1238.362</text:p>
          </table:table-cell>
          <table:table-cell office:value-type="float" office:value="1505.255" calcext:value-type="float">
            <text:p>1505.255</text:p>
          </table:table-cell>
          <table:table-cell office:value-type="float" office:value="1261.016" calcext:value-type="float">
            <text:p>1261.016</text:p>
          </table:table-cell>
          <table:table-cell office:value-type="float" office:value="747.8571" calcext:value-type="float">
            <text:p>747.8571</text:p>
          </table:table-cell>
          <table:table-cell office:value-type="float" office:value="1092.689" calcext:value-type="float">
            <text:p>1092.689</text:p>
          </table:table-cell>
          <table:table-cell office:value-type="float" office:value="414.5577" calcext:value-type="float">
            <text:p>414.5577</text:p>
          </table:table-cell>
          <table:table-cell office:value-type="float" office:value="1845.498" calcext:value-type="float">
            <text:p>1845.498</text:p>
          </table:table-cell>
          <table:table-cell office:value-type="float" office:value="2080.171" calcext:value-type="float">
            <text:p>2080.171</text:p>
          </table:table-cell>
          <table:table-cell office:value-type="float" office:value="1663.601" calcext:value-type="float">
            <text:p>1663.601</text:p>
          </table:table-cell>
          <table:table-cell office:value-type="float" office:value="584.3284" calcext:value-type="float">
            <text:p>584.3284</text:p>
          </table:table-cell>
          <table:table-cell office:value-type="float" office:value="575.9178" calcext:value-type="float">
            <text:p>575.9178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2764214" calcext:value-type="float">
            <text:p>-0.027642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7.3819" calcext:value-type="float">
            <text:p>-227.3819</text:p>
          </table:table-cell>
          <table:table-cell office:value-type="float" office:value="0" calcext:value-type="float">
            <text:p>0</text:p>
          </table:table-cell>
          <table:table-cell office:value-type="float" office:value="6.788724" calcext:value-type="float">
            <text:p>6.788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349.8393" calcext:value-type="float">
            <text:p>349.8393</text:p>
          </table:table-cell>
          <table:table-cell office:value-type="float" office:value="13169.47" calcext:value-type="float">
            <text:p>1316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7.9384" calcext:value-type="float">
            <text:p>-227.9384</text:p>
          </table:table-cell>
          <table:table-cell office:value-type="float" office:value="629.5436" calcext:value-type="float">
            <text:p>629.5436</text:p>
          </table:table-cell>
          <table:table-cell office:value-type="float" office:value="0" calcext:value-type="float">
            <text:p>0</text:p>
          </table:table-cell>
          <table:table-cell office:value-type="float" office:value="111.8952" calcext:value-type="float">
            <text:p>111.8952</text:p>
          </table:table-cell>
          <table:table-cell office:value-type="float" office:value="3.955784" calcext:value-type="float">
            <text:p>3.955784</text:p>
          </table:table-cell>
          <table:table-cell office:value-type="float" office:value="0.009771883" calcext:value-type="float">
            <text:p>0.009771883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6603" calcext:value-type="float">
            <text:p>0.00063866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29.8173" calcext:value-type="float">
            <text:p>-229.8173</text:p>
          </table:table-cell>
          <table:table-cell office:value-type="float" office:value="0" calcext:value-type="float">
            <text:p>0</text:p>
          </table:table-cell>
          <table:table-cell office:value-type="float" office:value="331.7064" calcext:value-type="float">
            <text:p>331.7064</text:p>
          </table:table-cell>
          <table:table-cell office:value-type="float" office:value="1237.059" calcext:value-type="float">
            <text:p>1237.059</text:p>
          </table:table-cell>
          <table:table-cell office:value-type="float" office:value="1503.648" calcext:value-type="float">
            <text:p>1503.648</text:p>
          </table:table-cell>
          <table:table-cell office:value-type="float" office:value="1260.645" calcext:value-type="float">
            <text:p>1260.645</text:p>
          </table:table-cell>
          <table:table-cell office:value-type="float" office:value="747.6227" calcext:value-type="float">
            <text:p>747.6227</text:p>
          </table:table-cell>
          <table:table-cell office:value-type="float" office:value="1092.522" calcext:value-type="float">
            <text:p>1092.522</text:p>
          </table:table-cell>
          <table:table-cell office:value-type="float" office:value="414.4778" calcext:value-type="float">
            <text:p>414.4778</text:p>
          </table:table-cell>
          <table:table-cell office:value-type="float" office:value="1845.383" calcext:value-type="float">
            <text:p>1845.383</text:p>
          </table:table-cell>
          <table:table-cell office:value-type="float" office:value="2080.118" calcext:value-type="float">
            <text:p>2080.118</text:p>
          </table:table-cell>
          <table:table-cell office:value-type="float" office:value="1663.578" calcext:value-type="float">
            <text:p>1663.578</text:p>
          </table:table-cell>
          <table:table-cell office:value-type="float" office:value="584.3241" calcext:value-type="float">
            <text:p>584.3241</text:p>
          </table:table-cell>
          <table:table-cell office:value-type="float" office:value="575.9084" calcext:value-type="float">
            <text:p>575.9084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2973343" calcext:value-type="float">
            <text:p>-0.029733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1.1259" calcext:value-type="float">
            <text:p>-231.1259</text:p>
          </table:table-cell>
          <table:table-cell office:value-type="float" office:value="0" calcext:value-type="float">
            <text:p>0</text:p>
          </table:table-cell>
          <table:table-cell office:value-type="float" office:value="6.894582" calcext:value-type="float">
            <text:p>6.89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346.6852" calcext:value-type="float">
            <text:p>346.6852</text:p>
          </table:table-cell>
          <table:table-cell office:value-type="float" office:value="13169.41" calcext:value-type="float">
            <text:p>13169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0.996" calcext:value-type="float">
            <text:p>-230.996</text:p>
          </table:table-cell>
          <table:table-cell office:value-type="float" office:value="637.3802" calcext:value-type="float">
            <text:p>637.3802</text:p>
          </table:table-cell>
          <table:table-cell office:value-type="float" office:value="0" calcext:value-type="float">
            <text:p>0</text:p>
          </table:table-cell>
          <table:table-cell office:value-type="float" office:value="112.2309" calcext:value-type="float">
            <text:p>112.2309</text:p>
          </table:table-cell>
          <table:table-cell office:value-type="float" office:value="3.873759" calcext:value-type="float">
            <text:p>3.873759</text:p>
          </table:table-cell>
          <table:table-cell office:value-type="float" office:value="0.009202844" calcext:value-type="float">
            <text:p>0.009202844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103" calcext:value-type="float">
            <text:p>0.000638710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290443" calcext:value-type="float">
            <text:p>-0.03290443</text:p>
          </table:table-cell>
          <table:table-cell office:value-type="float" office:value="370" calcext:value-type="float">
            <text:p>370</text:p>
          </table:table-cell>
          <table:table-cell office:value-type="float" office:value="-232.8755" calcext:value-type="float">
            <text:p>-232.8755</text:p>
          </table:table-cell>
          <table:table-cell office:value-type="float" office:value="0" calcext:value-type="float">
            <text:p>0</text:p>
          </table:table-cell>
          <table:table-cell office:value-type="float" office:value="331.8694" calcext:value-type="float">
            <text:p>331.8694</text:p>
          </table:table-cell>
          <table:table-cell office:value-type="float" office:value="1236.054" calcext:value-type="float">
            <text:p>1236.054</text:p>
          </table:table-cell>
          <table:table-cell office:value-type="float" office:value="1502.31" calcext:value-type="float">
            <text:p>1502.31</text:p>
          </table:table-cell>
          <table:table-cell office:value-type="float" office:value="1260.346" calcext:value-type="float">
            <text:p>1260.346</text:p>
          </table:table-cell>
          <table:table-cell office:value-type="float" office:value="747.4149" calcext:value-type="float">
            <text:p>747.4149</text:p>
          </table:table-cell>
          <table:table-cell office:value-type="float" office:value="1092.362" calcext:value-type="float">
            <text:p>1092.362</text:p>
          </table:table-cell>
          <table:table-cell office:value-type="float" office:value="414.3981" calcext:value-type="float">
            <text:p>414.3981</text:p>
          </table:table-cell>
          <table:table-cell office:value-type="float" office:value="1845.266" calcext:value-type="float">
            <text:p>1845.266</text:p>
          </table:table-cell>
          <table:table-cell office:value-type="float" office:value="2080.065" calcext:value-type="float">
            <text:p>2080.065</text:p>
          </table:table-cell>
          <table:table-cell office:value-type="float" office:value="1663.554" calcext:value-type="float">
            <text:p>1663.554</text:p>
          </table:table-cell>
          <table:table-cell office:value-type="float" office:value="584.3197" calcext:value-type="float">
            <text:p>584.3197</text:p>
          </table:table-cell>
          <table:table-cell office:value-type="float" office:value="575.8988" calcext:value-type="float">
            <text:p>575.8988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3081463" calcext:value-type="float">
            <text:p>-0.030814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4.2744" calcext:value-type="float">
            <text:p>-234.2744</text:p>
          </table:table-cell>
          <table:table-cell office:value-type="float" office:value="0" calcext:value-type="float">
            <text:p>0</text:p>
          </table:table-cell>
          <table:table-cell office:value-type="float" office:value="6.984865" calcext:value-type="float">
            <text:p>6.98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344.0562" calcext:value-type="float">
            <text:p>344.0562</text:p>
          </table:table-cell>
          <table:table-cell office:value-type="float" office:value="13169.39" calcext:value-type="float">
            <text:p>1316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3.687" calcext:value-type="float">
            <text:p>-233.687</text:p>
          </table:table-cell>
          <table:table-cell office:value-type="float" office:value="647.1188" calcext:value-type="float">
            <text:p>647.1188</text:p>
          </table:table-cell>
          <table:table-cell office:value-type="float" office:value="0" calcext:value-type="float">
            <text:p>0</text:p>
          </table:table-cell>
          <table:table-cell office:value-type="float" office:value="112.3584" calcext:value-type="float">
            <text:p>112.3584</text:p>
          </table:table-cell>
          <table:table-cell office:value-type="float" office:value="3.787019" calcext:value-type="float">
            <text:p>3.787019</text:p>
          </table:table-cell>
          <table:table-cell office:value-type="float" office:value="0.009088387" calcext:value-type="float">
            <text:p>0.009088387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127" calcext:value-type="float">
            <text:p>0.000638712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353342" calcext:value-type="float">
            <text:p>-0.03353342</text:p>
          </table:table-cell>
          <table:table-cell office:value-type="float" office:value="370" calcext:value-type="float">
            <text:p>370</text:p>
          </table:table-cell>
          <table:table-cell office:value-type="float" office:value="-235.566" calcext:value-type="float">
            <text:p>-235.566</text:p>
          </table:table-cell>
          <table:table-cell office:value-type="float" office:value="0" calcext:value-type="float">
            <text:p>0</text:p>
          </table:table-cell>
          <table:table-cell office:value-type="float" office:value="331.9793" calcext:value-type="float">
            <text:p>331.9793</text:p>
          </table:table-cell>
          <table:table-cell office:value-type="float" office:value="1235.192" calcext:value-type="float">
            <text:p>1235.192</text:p>
          </table:table-cell>
          <table:table-cell office:value-type="float" office:value="1501.278" calcext:value-type="float">
            <text:p>1501.278</text:p>
          </table:table-cell>
          <table:table-cell office:value-type="float" office:value="1260.122" calcext:value-type="float">
            <text:p>1260.122</text:p>
          </table:table-cell>
          <table:table-cell office:value-type="float" office:value="747.258" calcext:value-type="float">
            <text:p>747.258</text:p>
          </table:table-cell>
          <table:table-cell office:value-type="float" office:value="1092.239" calcext:value-type="float">
            <text:p>1092.239</text:p>
          </table:table-cell>
          <table:table-cell office:value-type="float" office:value="414.3338" calcext:value-type="float">
            <text:p>414.3338</text:p>
          </table:table-cell>
          <table:table-cell office:value-type="float" office:value="1845.154" calcext:value-type="float">
            <text:p>1845.154</text:p>
          </table:table-cell>
          <table:table-cell office:value-type="float" office:value="2080.01" calcext:value-type="float">
            <text:p>2080.01</text:p>
          </table:table-cell>
          <table:table-cell office:value-type="float" office:value="1663.53" calcext:value-type="float">
            <text:p>1663.53</text:p>
          </table:table-cell>
          <table:table-cell office:value-type="float" office:value="584.3152" calcext:value-type="float">
            <text:p>584.3152</text:p>
          </table:table-cell>
          <table:table-cell office:value-type="float" office:value="575.889" calcext:value-type="float">
            <text:p>575.889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312951" calcext:value-type="float">
            <text:p>-0.03129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6.8523" calcext:value-type="float">
            <text:p>-236.8523</text:p>
          </table:table-cell>
          <table:table-cell office:value-type="float" office:value="0" calcext:value-type="float">
            <text:p>0</text:p>
          </table:table-cell>
          <table:table-cell office:value-type="float" office:value="6.871597" calcext:value-type="float">
            <text:p>6.87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341.2036" calcext:value-type="float">
            <text:p>341.2036</text:p>
          </table:table-cell>
          <table:table-cell office:value-type="float" office:value="13169.37" calcext:value-type="float">
            <text:p>1316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6.3965" calcext:value-type="float">
            <text:p>-236.3965</text:p>
          </table:table-cell>
          <table:table-cell office:value-type="float" office:value="652.2148" calcext:value-type="float">
            <text:p>652.2148</text:p>
          </table:table-cell>
          <table:table-cell office:value-type="float" office:value="0" calcext:value-type="float">
            <text:p>0</text:p>
          </table:table-cell>
          <table:table-cell office:value-type="float" office:value="112.2817" calcext:value-type="float">
            <text:p>112.2817</text:p>
          </table:table-cell>
          <table:table-cell office:value-type="float" office:value="3.704725" calcext:value-type="float">
            <text:p>3.704725</text:p>
          </table:table-cell>
          <table:table-cell office:value-type="float" office:value="0.008644555" calcext:value-type="float">
            <text:p>0.008644555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127" calcext:value-type="float">
            <text:p>0.000638712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26157" calcext:value-type="float">
            <text:p>-0.03426157</text:p>
          </table:table-cell>
          <table:table-cell office:value-type="float" office:value="370" calcext:value-type="float">
            <text:p>370</text:p>
          </table:table-cell>
          <table:table-cell office:value-type="float" office:value="-238.2752" calcext:value-type="float">
            <text:p>-238.2752</text:p>
          </table:table-cell>
          <table:table-cell office:value-type="float" office:value="0" calcext:value-type="float">
            <text:p>0</text:p>
          </table:table-cell>
          <table:table-cell office:value-type="float" office:value="332.158" calcext:value-type="float">
            <text:p>332.158</text:p>
          </table:table-cell>
          <table:table-cell office:value-type="float" office:value="1234.2" calcext:value-type="float">
            <text:p>1234.2</text:p>
          </table:table-cell>
          <table:table-cell office:value-type="float" office:value="1500.101" calcext:value-type="float">
            <text:p>1500.101</text:p>
          </table:table-cell>
          <table:table-cell office:value-type="float" office:value="1259.875" calcext:value-type="float">
            <text:p>1259.875</text:p>
          </table:table-cell>
          <table:table-cell office:value-type="float" office:value="747.0918" calcext:value-type="float">
            <text:p>747.0918</text:p>
          </table:table-cell>
          <table:table-cell office:value-type="float" office:value="1092.116" calcext:value-type="float">
            <text:p>1092.116</text:p>
          </table:table-cell>
          <table:table-cell office:value-type="float" office:value="414.2718" calcext:value-type="float">
            <text:p>414.2718</text:p>
          </table:table-cell>
          <table:table-cell office:value-type="float" office:value="1845.048" calcext:value-type="float">
            <text:p>1845.048</text:p>
          </table:table-cell>
          <table:table-cell office:value-type="float" office:value="2079.957" calcext:value-type="float">
            <text:p>2079.957</text:p>
          </table:table-cell>
          <table:table-cell office:value-type="float" office:value="1663.506" calcext:value-type="float">
            <text:p>1663.506</text:p>
          </table:table-cell>
          <table:table-cell office:value-type="float" office:value="584.3105" calcext:value-type="float">
            <text:p>584.3105</text:p>
          </table:table-cell>
          <table:table-cell office:value-type="float" office:value="575.8791" calcext:value-type="float">
            <text:p>575.8791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8" calcext:value-type="float">
            <text:p>35.66278</text:p>
          </table:table-cell>
          <table:table-cell office:value-type="float" office:value="0" calcext:value-type="float">
            <text:p>0</text:p>
          </table:table-cell>
          <table:table-cell office:value-type="float" office:value="-0.0320753" calcext:value-type="float">
            <text:p>-0.0320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9.651" calcext:value-type="float">
            <text:p>-239.651</text:p>
          </table:table-cell>
          <table:table-cell office:value-type="float" office:value="0" calcext:value-type="float">
            <text:p>0</text:p>
          </table:table-cell>
          <table:table-cell office:value-type="float" office:value="6.961684" calcext:value-type="float">
            <text:p>6.96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338.1491" calcext:value-type="float">
            <text:p>338.1491</text:p>
          </table:table-cell>
          <table:table-cell office:value-type="float" office:value="13169.35" calcext:value-type="float">
            <text:p>13169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9.302" calcext:value-type="float">
            <text:p>-239.302</text:p>
          </table:table-cell>
          <table:table-cell office:value-type="float" office:value="661.5331" calcext:value-type="float">
            <text:p>661.5331</text:p>
          </table:table-cell>
          <table:table-cell office:value-type="float" office:value="0" calcext:value-type="float">
            <text:p>0</text:p>
          </table:table-cell>
          <table:table-cell office:value-type="float" office:value="112.0364" calcext:value-type="float">
            <text:p>112.0364</text:p>
          </table:table-cell>
          <table:table-cell office:value-type="float" office:value="3.623506" calcext:value-type="float">
            <text:p>3.623506</text:p>
          </table:table-cell>
          <table:table-cell office:value-type="float" office:value="0.007926396" calcext:value-type="float">
            <text:p>0.007926396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127" calcext:value-type="float">
            <text:p>0.0006387127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291" calcext:value-type="float">
            <text:p>-0.0349291</text:p>
          </table:table-cell>
          <table:table-cell office:value-type="float" office:value="370" calcext:value-type="float">
            <text:p>370</text:p>
          </table:table-cell>
          <table:table-cell office:value-type="float" office:value="-241.1807" calcext:value-type="float">
            <text:p>-241.1807</text:p>
          </table:table-cell>
          <table:table-cell office:value-type="float" office:value="0" calcext:value-type="float">
            <text:p>0</text:p>
          </table:table-cell>
          <table:table-cell office:value-type="float" office:value="332.3457" calcext:value-type="float">
            <text:p>332.3457</text:p>
          </table:table-cell>
          <table:table-cell office:value-type="float" office:value="1233.131" calcext:value-type="float">
            <text:p>1233.131</text:p>
          </table:table-cell>
          <table:table-cell office:value-type="float" office:value="1498.822" calcext:value-type="float">
            <text:p>1498.822</text:p>
          </table:table-cell>
          <table:table-cell office:value-type="float" office:value="1259.607" calcext:value-type="float">
            <text:p>1259.607</text:p>
          </table:table-cell>
          <table:table-cell office:value-type="float" office:value="746.916" calcext:value-type="float">
            <text:p>746.916</text:p>
          </table:table-cell>
          <table:table-cell office:value-type="float" office:value="1091.987" calcext:value-type="float">
            <text:p>1091.987</text:p>
          </table:table-cell>
          <table:table-cell office:value-type="float" office:value="414.2087" calcext:value-type="float">
            <text:p>414.2087</text:p>
          </table:table-cell>
          <table:table-cell office:value-type="float" office:value="1844.942" calcext:value-type="float">
            <text:p>1844.942</text:p>
          </table:table-cell>
          <table:table-cell office:value-type="float" office:value="2079.903" calcext:value-type="float">
            <text:p>2079.903</text:p>
          </table:table-cell>
          <table:table-cell office:value-type="float" office:value="1663.481" calcext:value-type="float">
            <text:p>1663.481</text:p>
          </table:table-cell>
          <table:table-cell office:value-type="float" office:value="584.3041" calcext:value-type="float">
            <text:p>584.3041</text:p>
          </table:table-cell>
          <table:table-cell office:value-type="float" office:value="575.8689" calcext:value-type="float">
            <text:p>575.8689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1" calcext:value-type="float">
            <text:p>35.66281</text:p>
          </table:table-cell>
          <table:table-cell office:value-type="float" office:value="0" calcext:value-type="float">
            <text:p>0</text:p>
          </table:table-cell>
          <table:table-cell office:value-type="float" office:value="-0.0330836" calcext:value-type="float">
            <text:p>-0.03308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2.6546" calcext:value-type="float">
            <text:p>-242.6546</text:p>
          </table:table-cell>
          <table:table-cell office:value-type="float" office:value="0" calcext:value-type="float">
            <text:p>0</text:p>
          </table:table-cell>
          <table:table-cell office:value-type="float" office:value="7.060756" calcext:value-type="float">
            <text:p>7.06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335.9142" calcext:value-type="float">
            <text:p>335.9142</text:p>
          </table:table-cell>
          <table:table-cell office:value-type="float" office:value="13169.24" calcext:value-type="float">
            <text:p>1316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1.699" calcext:value-type="float">
            <text:p>-241.699</text:p>
          </table:table-cell>
          <table:table-cell office:value-type="float" office:value="671.8076" calcext:value-type="float">
            <text:p>671.8076</text:p>
          </table:table-cell>
          <table:table-cell office:value-type="float" office:value="0" calcext:value-type="float">
            <text:p>0</text:p>
          </table:table-cell>
          <table:table-cell office:value-type="float" office:value="112.0995" calcext:value-type="float">
            <text:p>112.0995</text:p>
          </table:table-cell>
          <table:table-cell office:value-type="float" office:value="3.565448" calcext:value-type="float">
            <text:p>3.565448</text:p>
          </table:table-cell>
          <table:table-cell office:value-type="float" office:value="0.007984402" calcext:value-type="float">
            <text:p>0.007984402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363" calcext:value-type="float">
            <text:p>0.000638736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43.5777" calcext:value-type="float">
            <text:p>-243.5777</text:p>
          </table:table-cell>
          <table:table-cell office:value-type="float" office:value="0" calcext:value-type="float">
            <text:p>0</text:p>
          </table:table-cell>
          <table:table-cell office:value-type="float" office:value="332.4311" calcext:value-type="float">
            <text:p>332.4311</text:p>
          </table:table-cell>
          <table:table-cell office:value-type="float" office:value="1232.438" calcext:value-type="float">
            <text:p>1232.438</text:p>
          </table:table-cell>
          <table:table-cell office:value-type="float" office:value="1497.915" calcext:value-type="float">
            <text:p>1497.915</text:p>
          </table:table-cell>
          <table:table-cell office:value-type="float" office:value="1259.387" calcext:value-type="float">
            <text:p>1259.387</text:p>
          </table:table-cell>
          <table:table-cell office:value-type="float" office:value="746.7589" calcext:value-type="float">
            <text:p>746.7589</text:p>
          </table:table-cell>
          <table:table-cell office:value-type="float" office:value="1091.862" calcext:value-type="float">
            <text:p>1091.862</text:p>
          </table:table-cell>
          <table:table-cell office:value-type="float" office:value="414.1458" calcext:value-type="float">
            <text:p>414.1458</text:p>
          </table:table-cell>
          <table:table-cell office:value-type="float" office:value="1844.836" calcext:value-type="float">
            <text:p>1844.836</text:p>
          </table:table-cell>
          <table:table-cell office:value-type="float" office:value="2079.85" calcext:value-type="float">
            <text:p>2079.85</text:p>
          </table:table-cell>
          <table:table-cell office:value-type="float" office:value="1663.457" calcext:value-type="float">
            <text:p>1663.457</text:p>
          </table:table-cell>
          <table:table-cell office:value-type="float" office:value="584.2935" calcext:value-type="float">
            <text:p>584.2935</text:p>
          </table:table-cell>
          <table:table-cell office:value-type="float" office:value="575.8585" calcext:value-type="float">
            <text:p>575.8585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2" calcext:value-type="float">
            <text:p>35.66282</text:p>
          </table:table-cell>
          <table:table-cell office:value-type="float" office:value="0" calcext:value-type="float">
            <text:p>0</text:p>
          </table:table-cell>
          <table:table-cell office:value-type="float" office:value="-0.03330621" calcext:value-type="float">
            <text:p>-0.033306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4.9323" calcext:value-type="float">
            <text:p>-244.9323</text:p>
          </table:table-cell>
          <table:table-cell office:value-type="float" office:value="0" calcext:value-type="float">
            <text:p>0</text:p>
          </table:table-cell>
          <table:table-cell office:value-type="float" office:value="6.940003" calcext:value-type="float">
            <text:p>6.94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333.8832" calcext:value-type="float">
            <text:p>333.8832</text:p>
          </table:table-cell>
          <table:table-cell office:value-type="float" office:value="13169.16" calcext:value-type="float">
            <text:p>13169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3.6925" calcext:value-type="float">
            <text:p>-243.6925</text:p>
          </table:table-cell>
          <table:table-cell office:value-type="float" office:value="674.8542" calcext:value-type="float">
            <text:p>674.8542</text:p>
          </table:table-cell>
          <table:table-cell office:value-type="float" office:value="0" calcext:value-type="float">
            <text:p>0</text:p>
          </table:table-cell>
          <table:table-cell office:value-type="float" office:value="112.0285" calcext:value-type="float">
            <text:p>112.0285</text:p>
          </table:table-cell>
          <table:table-cell office:value-type="float" office:value="3.490823" calcext:value-type="float">
            <text:p>3.490823</text:p>
          </table:table-cell>
          <table:table-cell office:value-type="float" office:value="0.008080265" calcext:value-type="float">
            <text:p>0.008080265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7363" calcext:value-type="float">
            <text:p>0.0006387363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45.571" calcext:value-type="float">
            <text:p>-245.571</text:p>
          </table:table-cell>
          <table:table-cell office:value-type="float" office:value="0" calcext:value-type="float">
            <text:p>0</text:p>
          </table:table-cell>
          <table:table-cell office:value-type="float" office:value="332.5573" calcext:value-type="float">
            <text:p>332.5573</text:p>
          </table:table-cell>
          <table:table-cell office:value-type="float" office:value="1231.733" calcext:value-type="float">
            <text:p>1231.733</text:p>
          </table:table-cell>
          <table:table-cell office:value-type="float" office:value="1497.109" calcext:value-type="float">
            <text:p>1497.109</text:p>
          </table:table-cell>
          <table:table-cell office:value-type="float" office:value="1259.212" calcext:value-type="float">
            <text:p>1259.212</text:p>
          </table:table-cell>
          <table:table-cell office:value-type="float" office:value="746.6324" calcext:value-type="float">
            <text:p>746.6324</text:p>
          </table:table-cell>
          <table:table-cell office:value-type="float" office:value="1091.764" calcext:value-type="float">
            <text:p>1091.764</text:p>
          </table:table-cell>
          <table:table-cell office:value-type="float" office:value="414.0927" calcext:value-type="float">
            <text:p>414.0927</text:p>
          </table:table-cell>
          <table:table-cell office:value-type="float" office:value="1844.734" calcext:value-type="float">
            <text:p>1844.734</text:p>
          </table:table-cell>
          <table:table-cell office:value-type="float" office:value="2079.797" calcext:value-type="float">
            <text:p>2079.797</text:p>
          </table:table-cell>
          <table:table-cell office:value-type="float" office:value="1663.432" calcext:value-type="float">
            <text:p>1663.432</text:p>
          </table:table-cell>
          <table:table-cell office:value-type="float" office:value="584.2827" calcext:value-type="float">
            <text:p>584.2827</text:p>
          </table:table-cell>
          <table:table-cell office:value-type="float" office:value="575.8479" calcext:value-type="float">
            <text:p>575.8479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2" calcext:value-type="float">
            <text:p>35.66282</text:p>
          </table:table-cell>
          <table:table-cell office:value-type="float" office:value="0" calcext:value-type="float">
            <text:p>0</text:p>
          </table:table-cell>
          <table:table-cell office:value-type="float" office:value="-0.03346198" calcext:value-type="float">
            <text:p>-0.033461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6.9767" calcext:value-type="float">
            <text:p>-246.9767</text:p>
          </table:table-cell>
          <table:table-cell office:value-type="float" office:value="0" calcext:value-type="float">
            <text:p>0</text:p>
          </table:table-cell>
          <table:table-cell office:value-type="float" office:value="6.989797" calcext:value-type="float">
            <text:p>6.98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331.7407" calcext:value-type="float">
            <text:p>331.7407</text:p>
          </table:table-cell>
          <table:table-cell office:value-type="float" office:value="13169.09" calcext:value-type="float">
            <text:p>13169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5.4227" calcext:value-type="float">
            <text:p>-245.4227</text:p>
          </table:table-cell>
          <table:table-cell office:value-type="float" office:value="679.5464" calcext:value-type="float">
            <text:p>679.5464</text:p>
          </table:table-cell>
          <table:table-cell office:value-type="float" office:value="0" calcext:value-type="float">
            <text:p>0</text:p>
          </table:table-cell>
          <table:table-cell office:value-type="float" office:value="112.0012" calcext:value-type="float">
            <text:p>112.0012</text:p>
          </table:table-cell>
          <table:table-cell office:value-type="float" office:value="3.417851" calcext:value-type="float">
            <text:p>3.417851</text:p>
          </table:table-cell>
          <table:table-cell office:value-type="float" office:value="0.0081199" calcext:value-type="float">
            <text:p>0.0081199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8522" calcext:value-type="float">
            <text:p>0.0006388522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47.3012" calcext:value-type="float">
            <text:p>-247.3012</text:p>
          </table:table-cell>
          <table:table-cell office:value-type="float" office:value="0" calcext:value-type="float">
            <text:p>0</text:p>
          </table:table-cell>
          <table:table-cell office:value-type="float" office:value="332.625" calcext:value-type="float">
            <text:p>332.625</text:p>
          </table:table-cell>
          <table:table-cell office:value-type="float" office:value="1231.017" calcext:value-type="float">
            <text:p>1231.017</text:p>
          </table:table-cell>
          <table:table-cell office:value-type="float" office:value="1496.273" calcext:value-type="float">
            <text:p>1496.273</text:p>
          </table:table-cell>
          <table:table-cell office:value-type="float" office:value="1259.035" calcext:value-type="float">
            <text:p>1259.035</text:p>
          </table:table-cell>
          <table:table-cell office:value-type="float" office:value="746.4997" calcext:value-type="float">
            <text:p>746.4997</text:p>
          </table:table-cell>
          <table:table-cell office:value-type="float" office:value="1091.664" calcext:value-type="float">
            <text:p>1091.664</text:p>
          </table:table-cell>
          <table:table-cell office:value-type="float" office:value="414.0395" calcext:value-type="float">
            <text:p>414.0395</text:p>
          </table:table-cell>
          <table:table-cell office:value-type="float" office:value="1844.637" calcext:value-type="float">
            <text:p>1844.637</text:p>
          </table:table-cell>
          <table:table-cell office:value-type="float" office:value="2079.744" calcext:value-type="float">
            <text:p>2079.744</text:p>
          </table:table-cell>
          <table:table-cell office:value-type="float" office:value="1663.408" calcext:value-type="float">
            <text:p>1663.408</text:p>
          </table:table-cell>
          <table:table-cell office:value-type="float" office:value="584.2719" calcext:value-type="float">
            <text:p>584.2719</text:p>
          </table:table-cell>
          <table:table-cell office:value-type="float" office:value="575.8372" calcext:value-type="float">
            <text:p>575.8372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1" calcext:value-type="float">
            <text:p>35.66281</text:p>
          </table:table-cell>
          <table:table-cell office:value-type="float" office:value="0" calcext:value-type="float">
            <text:p>0</text:p>
          </table:table-cell>
          <table:table-cell office:value-type="float" office:value="-0.03363783" calcext:value-type="float">
            <text:p>-0.033637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9.1247" calcext:value-type="float">
            <text:p>-249.1247</text:p>
          </table:table-cell>
          <table:table-cell office:value-type="float" office:value="0" calcext:value-type="float">
            <text:p>0</text:p>
          </table:table-cell>
          <table:table-cell office:value-type="float" office:value="7.407198" calcext:value-type="float">
            <text:p>7.40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329.3741" calcext:value-type="float">
            <text:p>329.3741</text:p>
          </table:table-cell>
          <table:table-cell office:value-type="float" office:value="13169.04" calcext:value-type="float">
            <text:p>13169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7.7176" calcext:value-type="float">
            <text:p>-247.7176</text:p>
          </table:table-cell>
          <table:table-cell office:value-type="float" office:value="686.228" calcext:value-type="float">
            <text:p>686.228</text:p>
          </table:table-cell>
          <table:table-cell office:value-type="float" office:value="0" calcext:value-type="float">
            <text:p>0</text:p>
          </table:table-cell>
          <table:table-cell office:value-type="float" office:value="112.054" calcext:value-type="float">
            <text:p>112.054</text:p>
          </table:table-cell>
          <table:table-cell office:value-type="float" office:value="3.335635" calcext:value-type="float">
            <text:p>3.335635</text:p>
          </table:table-cell>
          <table:table-cell office:value-type="float" office:value="0.00804499" calcext:value-type="float">
            <text:p>0.00804499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8579" calcext:value-type="float">
            <text:p>0.0006388579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49.5962" calcext:value-type="float">
            <text:p>-249.5962</text:p>
          </table:table-cell>
          <table:table-cell office:value-type="float" office:value="0" calcext:value-type="float">
            <text:p>0</text:p>
          </table:table-cell>
          <table:table-cell office:value-type="float" office:value="332.6248" calcext:value-type="float">
            <text:p>332.6248</text:p>
          </table:table-cell>
          <table:table-cell office:value-type="float" office:value="1230.223" calcext:value-type="float">
            <text:p>1230.223</text:p>
          </table:table-cell>
          <table:table-cell office:value-type="float" office:value="1495.389" calcext:value-type="float">
            <text:p>1495.389</text:p>
          </table:table-cell>
          <table:table-cell office:value-type="float" office:value="1258.852" calcext:value-type="float">
            <text:p>1258.852</text:p>
          </table:table-cell>
          <table:table-cell office:value-type="float" office:value="746.3679" calcext:value-type="float">
            <text:p>746.3679</text:p>
          </table:table-cell>
          <table:table-cell office:value-type="float" office:value="1091.568" calcext:value-type="float">
            <text:p>1091.568</text:p>
          </table:table-cell>
          <table:table-cell office:value-type="float" office:value="413.99" calcext:value-type="float">
            <text:p>413.99</text:p>
          </table:table-cell>
          <table:table-cell office:value-type="float" office:value="1844.542" calcext:value-type="float">
            <text:p>1844.542</text:p>
          </table:table-cell>
          <table:table-cell office:value-type="float" office:value="2079.692" calcext:value-type="float">
            <text:p>2079.692</text:p>
          </table:table-cell>
          <table:table-cell office:value-type="float" office:value="1663.383" calcext:value-type="float">
            <text:p>1663.383</text:p>
          </table:table-cell>
          <table:table-cell office:value-type="float" office:value="584.261" calcext:value-type="float">
            <text:p>584.261</text:p>
          </table:table-cell>
          <table:table-cell office:value-type="float" office:value="575.8262" calcext:value-type="float">
            <text:p>575.8262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1" calcext:value-type="float">
            <text:p>35.66281</text:p>
          </table:table-cell>
          <table:table-cell office:value-type="float" office:value="0" calcext:value-type="float">
            <text:p>0</text:p>
          </table:table-cell>
          <table:table-cell office:value-type="float" office:value="-0.03408166" calcext:value-type="float">
            <text:p>-0.03408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1.4672" calcext:value-type="float">
            <text:p>-251.4672</text:p>
          </table:table-cell>
          <table:table-cell office:value-type="float" office:value="0" calcext:value-type="float">
            <text:p>0</text:p>
          </table:table-cell>
          <table:table-cell office:value-type="float" office:value="7.454343" calcext:value-type="float">
            <text:p>7.454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326.8264" calcext:value-type="float">
            <text:p>326.8264</text:p>
          </table:table-cell>
          <table:table-cell office:value-type="float" office:value="13169" calcext:value-type="float">
            <text:p>1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0.1483" calcext:value-type="float">
            <text:p>-250.1483</text:p>
          </table:table-cell>
          <table:table-cell office:value-type="float" office:value="695.6492" calcext:value-type="float">
            <text:p>695.6492</text:p>
          </table:table-cell>
          <table:table-cell office:value-type="float" office:value="0" calcext:value-type="float">
            <text:p>0</text:p>
          </table:table-cell>
          <table:table-cell office:value-type="float" office:value="111.7059" calcext:value-type="float">
            <text:p>111.7059</text:p>
          </table:table-cell>
          <table:table-cell office:value-type="float" office:value="3.252668" calcext:value-type="float">
            <text:p>3.252668</text:p>
          </table:table-cell>
          <table:table-cell office:value-type="float" office:value="0.007690341" calcext:value-type="float">
            <text:p>0.007690341</text:p>
          </table:table-cell>
          <table:table-cell office:value-type="float" office:value="1.887587" calcext:value-type="float">
            <text:p>1.887587</text:p>
          </table:table-cell>
          <table:table-cell office:value-type="float" office:value="0.0006388579" calcext:value-type="float">
            <text:p>0.0006388579</text:p>
          </table:table-cell>
          <table:table-cell office:value-type="float" office:value="0.03335794" calcext:value-type="float">
            <text:p>0.03335794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52.0272" calcext:value-type="float">
            <text:p>-252.0272</text:p>
          </table:table-cell>
          <table:table-cell office:value-type="float" office:value="0" calcext:value-type="float">
            <text:p>0</text:p>
          </table:table-cell>
          <table:table-cell office:value-type="float" office:value="332.7514" calcext:value-type="float">
            <text:p>332.7514</text:p>
          </table:table-cell>
          <table:table-cell office:value-type="float" office:value="1229.307" calcext:value-type="float">
            <text:p>1229.307</text:p>
          </table:table-cell>
          <table:table-cell office:value-type="float" office:value="1494.37" calcext:value-type="float">
            <text:p>1494.37</text:p>
          </table:table-cell>
          <table:table-cell office:value-type="float" office:value="1258.642" calcext:value-type="float">
            <text:p>1258.642</text:p>
          </table:table-cell>
          <table:table-cell office:value-type="float" office:value="746.2256" calcext:value-type="float">
            <text:p>746.2256</text:p>
          </table:table-cell>
          <table:table-cell office:value-type="float" office:value="1091.464" calcext:value-type="float">
            <text:p>1091.464</text:p>
          </table:table-cell>
          <table:table-cell office:value-type="float" office:value="413.938" calcext:value-type="float">
            <text:p>413.938</text:p>
          </table:table-cell>
          <table:table-cell office:value-type="float" office:value="1844.448" calcext:value-type="float">
            <text:p>1844.448</text:p>
          </table:table-cell>
          <table:table-cell office:value-type="float" office:value="2079.641" calcext:value-type="float">
            <text:p>2079.641</text:p>
          </table:table-cell>
          <table:table-cell office:value-type="float" office:value="1663.358" calcext:value-type="float">
            <text:p>1663.358</text:p>
          </table:table-cell>
          <table:table-cell office:value-type="float" office:value="584.2501" calcext:value-type="float">
            <text:p>584.2501</text:p>
          </table:table-cell>
          <table:table-cell office:value-type="float" office:value="575.8152" calcext:value-type="float">
            <text:p>575.8152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" calcext:value-type="float">
            <text:p>35.6628</text:p>
          </table:table-cell>
          <table:table-cell office:value-type="float" office:value="0" calcext:value-type="float">
            <text:p>0</text:p>
          </table:table-cell>
          <table:table-cell office:value-type="float" office:value="-0.03469843" calcext:value-type="float">
            <text:p>-0.034698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3.9811" calcext:value-type="float">
            <text:p>-253.9811</text:p>
          </table:table-cell>
          <table:table-cell office:value-type="float" office:value="0" calcext:value-type="float">
            <text:p>0</text:p>
          </table:table-cell>
          <table:table-cell office:value-type="float" office:value="7.537292" calcext:value-type="float">
            <text:p>7.537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324.2389" calcext:value-type="float">
            <text:p>324.2389</text:p>
          </table:table-cell>
          <table:table-cell office:value-type="float" office:value="13169.05" calcext:value-type="float">
            <text:p>1316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2.1744" calcext:value-type="float">
            <text:p>-252.1744</text:p>
          </table:table-cell>
          <table:table-cell office:value-type="float" office:value="696.689" calcext:value-type="float">
            <text:p>696.689</text:p>
          </table:table-cell>
          <table:table-cell office:value-type="float" office:value="0" calcext:value-type="float">
            <text:p>0</text:p>
          </table:table-cell>
          <table:table-cell office:value-type="float" office:value="111.4066" calcext:value-type="float">
            <text:p>111.4066</text:p>
          </table:table-cell>
          <table:table-cell office:value-type="float" office:value="3.121634" calcext:value-type="float">
            <text:p>3.121634</text:p>
          </table:table-cell>
          <table:table-cell office:value-type="float" office:value="0.006456804" calcext:value-type="float">
            <text:p>0.00645680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671394" calcext:value-type="float">
            <text:p>0.00067139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54.0555" calcext:value-type="float">
            <text:p>-254.0555</text:p>
          </table:table-cell>
          <table:table-cell office:value-type="float" office:value="0" calcext:value-type="float">
            <text:p>0</text:p>
          </table:table-cell>
          <table:table-cell office:value-type="float" office:value="332.7551" calcext:value-type="float">
            <text:p>332.7551</text:p>
          </table:table-cell>
          <table:table-cell office:value-type="float" office:value="1228.509" calcext:value-type="float">
            <text:p>1228.509</text:p>
          </table:table-cell>
          <table:table-cell office:value-type="float" office:value="1493.475" calcext:value-type="float">
            <text:p>1493.475</text:p>
          </table:table-cell>
          <table:table-cell office:value-type="float" office:value="1258.442" calcext:value-type="float">
            <text:p>1258.442</text:p>
          </table:table-cell>
          <table:table-cell office:value-type="float" office:value="746.0726" calcext:value-type="float">
            <text:p>746.0726</text:p>
          </table:table-cell>
          <table:table-cell office:value-type="float" office:value="1091.352" calcext:value-type="float">
            <text:p>1091.352</text:p>
          </table:table-cell>
          <table:table-cell office:value-type="float" office:value="413.8823" calcext:value-type="float">
            <text:p>413.8823</text:p>
          </table:table-cell>
          <table:table-cell office:value-type="float" office:value="1844.352" calcext:value-type="float">
            <text:p>1844.352</text:p>
          </table:table-cell>
          <table:table-cell office:value-type="float" office:value="2079.589" calcext:value-type="float">
            <text:p>2079.589</text:p>
          </table:table-cell>
          <table:table-cell office:value-type="float" office:value="1663.334" calcext:value-type="float">
            <text:p>1663.334</text:p>
          </table:table-cell>
          <table:table-cell office:value-type="float" office:value="584.2392" calcext:value-type="float">
            <text:p>584.2392</text:p>
          </table:table-cell>
          <table:table-cell office:value-type="float" office:value="575.8041" calcext:value-type="float">
            <text:p>575.8041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" calcext:value-type="float">
            <text:p>35.6628</text:p>
          </table:table-cell>
          <table:table-cell office:value-type="float" office:value="0" calcext:value-type="float">
            <text:p>0</text:p>
          </table:table-cell>
          <table:table-cell office:value-type="float" office:value="-0.03569841" calcext:value-type="float">
            <text:p>-0.03569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6.4337" calcext:value-type="float">
            <text:p>-256.4337</text:p>
          </table:table-cell>
          <table:table-cell office:value-type="float" office:value="0" calcext:value-type="float">
            <text:p>0</text:p>
          </table:table-cell>
          <table:table-cell office:value-type="float" office:value="7.962586" calcext:value-type="float">
            <text:p>7.96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321.6556" calcext:value-type="float">
            <text:p>321.6556</text:p>
          </table:table-cell>
          <table:table-cell office:value-type="float" office:value="13169.05" calcext:value-type="float">
            <text:p>13169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4.4849" calcext:value-type="float">
            <text:p>-254.4849</text:p>
          </table:table-cell>
          <table:table-cell office:value-type="float" office:value="699.9246" calcext:value-type="float">
            <text:p>699.9246</text:p>
          </table:table-cell>
          <table:table-cell office:value-type="float" office:value="0" calcext:value-type="float">
            <text:p>0</text:p>
          </table:table-cell>
          <table:table-cell office:value-type="float" office:value="111.1367" calcext:value-type="float">
            <text:p>111.1367</text:p>
          </table:table-cell>
          <table:table-cell office:value-type="float" office:value="2.989799" calcext:value-type="float">
            <text:p>2.989799</text:p>
          </table:table-cell>
          <table:table-cell office:value-type="float" office:value="0.005982906" calcext:value-type="float">
            <text:p>0.00598290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3246" calcext:value-type="float">
            <text:p>0.0007093246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56.3665" calcext:value-type="float">
            <text:p>-256.3665</text:p>
          </table:table-cell>
          <table:table-cell office:value-type="float" office:value="0" calcext:value-type="float">
            <text:p>0</text:p>
          </table:table-cell>
          <table:table-cell office:value-type="float" office:value="332.7535" calcext:value-type="float">
            <text:p>332.7535</text:p>
          </table:table-cell>
          <table:table-cell office:value-type="float" office:value="1227.662" calcext:value-type="float">
            <text:p>1227.662</text:p>
          </table:table-cell>
          <table:table-cell office:value-type="float" office:value="1492.547" calcext:value-type="float">
            <text:p>1492.547</text:p>
          </table:table-cell>
          <table:table-cell office:value-type="float" office:value="1258.269" calcext:value-type="float">
            <text:p>1258.269</text:p>
          </table:table-cell>
          <table:table-cell office:value-type="float" office:value="745.9291" calcext:value-type="float">
            <text:p>745.9291</text:p>
          </table:table-cell>
          <table:table-cell office:value-type="float" office:value="1091.242" calcext:value-type="float">
            <text:p>1091.242</text:p>
          </table:table-cell>
          <table:table-cell office:value-type="float" office:value="413.8274" calcext:value-type="float">
            <text:p>413.8274</text:p>
          </table:table-cell>
          <table:table-cell office:value-type="float" office:value="1844.254" calcext:value-type="float">
            <text:p>1844.254</text:p>
          </table:table-cell>
          <table:table-cell office:value-type="float" office:value="2079.538" calcext:value-type="float">
            <text:p>2079.538</text:p>
          </table:table-cell>
          <table:table-cell office:value-type="float" office:value="1663.309" calcext:value-type="float">
            <text:p>1663.309</text:p>
          </table:table-cell>
          <table:table-cell office:value-type="float" office:value="584.2283" calcext:value-type="float">
            <text:p>584.2283</text:p>
          </table:table-cell>
          <table:table-cell office:value-type="float" office:value="575.7928" calcext:value-type="float">
            <text:p>575.7928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" calcext:value-type="float">
            <text:p>35.6628</text:p>
          </table:table-cell>
          <table:table-cell office:value-type="float" office:value="0" calcext:value-type="float">
            <text:p>0</text:p>
          </table:table-cell>
          <table:table-cell office:value-type="float" office:value="-0.0363319" calcext:value-type="float">
            <text:p>-0.03633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8.94" calcext:value-type="float">
            <text:p>-258.94</text:p>
          </table:table-cell>
          <table:table-cell office:value-type="float" office:value="0" calcext:value-type="float">
            <text:p>0</text:p>
          </table:table-cell>
          <table:table-cell office:value-type="float" office:value="8.157658" calcext:value-type="float">
            <text:p>8.157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319.1495" calcext:value-type="float">
            <text:p>319.1495</text:p>
          </table:table-cell>
          <table:table-cell office:value-type="float" office:value="13169.12" calcext:value-type="float">
            <text:p>13169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7.1539" calcext:value-type="float">
            <text:p>-257.1539</text:p>
          </table:table-cell>
          <table:table-cell office:value-type="float" office:value="707.3231" calcext:value-type="float">
            <text:p>707.3231</text:p>
          </table:table-cell>
          <table:table-cell office:value-type="float" office:value="0" calcext:value-type="float">
            <text:p>0</text:p>
          </table:table-cell>
          <table:table-cell office:value-type="float" office:value="110.7021" calcext:value-type="float">
            <text:p>110.7021</text:p>
          </table:table-cell>
          <table:table-cell office:value-type="float" office:value="2.896748" calcext:value-type="float">
            <text:p>2.896748</text:p>
          </table:table-cell>
          <table:table-cell office:value-type="float" office:value="0.004229112" calcext:value-type="float">
            <text:p>0.00422911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3261" calcext:value-type="float">
            <text:p>0.000709326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59.0371" calcext:value-type="float">
            <text:p>-259.0371</text:p>
          </table:table-cell>
          <table:table-cell office:value-type="float" office:value="0" calcext:value-type="float">
            <text:p>0</text:p>
          </table:table-cell>
          <table:table-cell office:value-type="float" office:value="332.749" calcext:value-type="float">
            <text:p>332.749</text:p>
          </table:table-cell>
          <table:table-cell office:value-type="float" office:value="1226.892" calcext:value-type="float">
            <text:p>1226.892</text:p>
          </table:table-cell>
          <table:table-cell office:value-type="float" office:value="1491.68" calcext:value-type="float">
            <text:p>1491.68</text:p>
          </table:table-cell>
          <table:table-cell office:value-type="float" office:value="1258.072" calcext:value-type="float">
            <text:p>1258.072</text:p>
          </table:table-cell>
          <table:table-cell office:value-type="float" office:value="745.7834" calcext:value-type="float">
            <text:p>745.7834</text:p>
          </table:table-cell>
          <table:table-cell office:value-type="float" office:value="1091.131" calcext:value-type="float">
            <text:p>1091.131</text:p>
          </table:table-cell>
          <table:table-cell office:value-type="float" office:value="413.7723" calcext:value-type="float">
            <text:p>413.7723</text:p>
          </table:table-cell>
          <table:table-cell office:value-type="float" office:value="1844.157" calcext:value-type="float">
            <text:p>1844.157</text:p>
          </table:table-cell>
          <table:table-cell office:value-type="float" office:value="2079.488" calcext:value-type="float">
            <text:p>2079.488</text:p>
          </table:table-cell>
          <table:table-cell office:value-type="float" office:value="1663.285" calcext:value-type="float">
            <text:p>1663.285</text:p>
          </table:table-cell>
          <table:table-cell office:value-type="float" office:value="584.2173" calcext:value-type="float">
            <text:p>584.2173</text:p>
          </table:table-cell>
          <table:table-cell office:value-type="float" office:value="575.7815" calcext:value-type="float">
            <text:p>575.7815</text:p>
          </table:table-cell>
          <table:table-cell office:value-type="float" office:value="142.6966" calcext:value-type="float">
            <text:p>142.6966</text:p>
          </table:table-cell>
          <table:table-cell office:value-type="float" office:value="35.6628" calcext:value-type="float">
            <text:p>35.6628</text:p>
          </table:table-cell>
          <table:table-cell office:value-type="float" office:value="0" calcext:value-type="float">
            <text:p>0</text:p>
          </table:table-cell>
          <table:table-cell office:value-type="float" office:value="-0.03744964" calcext:value-type="float">
            <text:p>-0.037449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1.3015" calcext:value-type="float">
            <text:p>-261.3015</text:p>
          </table:table-cell>
          <table:table-cell office:value-type="float" office:value="0" calcext:value-type="float">
            <text:p>0</text:p>
          </table:table-cell>
          <table:table-cell office:value-type="float" office:value="7.847912" calcext:value-type="float">
            <text:p>7.84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315.7419" calcext:value-type="float">
            <text:p>315.7419</text:p>
          </table:table-cell>
          <table:table-cell office:value-type="float" office:value="13169.42" calcext:value-type="float">
            <text:p>13169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0.1804" calcext:value-type="float">
            <text:p>-260.1804</text:p>
          </table:table-cell>
          <table:table-cell office:value-type="float" office:value="710.6458" calcext:value-type="float">
            <text:p>710.6458</text:p>
          </table:table-cell>
          <table:table-cell office:value-type="float" office:value="0" calcext:value-type="float">
            <text:p>0</text:p>
          </table:table-cell>
          <table:table-cell office:value-type="float" office:value="107.7136" calcext:value-type="float">
            <text:p>107.7136</text:p>
          </table:table-cell>
          <table:table-cell office:value-type="float" office:value="2.796689" calcext:value-type="float">
            <text:p>2.796689</text:p>
          </table:table-cell>
          <table:table-cell office:value-type="float" office:value="0.0003447507" calcext:value-type="float">
            <text:p>0.0003447507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3261" calcext:value-type="float">
            <text:p>0.000709326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62.0676" calcext:value-type="float">
            <text:p>-262.0676</text:p>
          </table:table-cell>
          <table:table-cell office:value-type="float" office:value="0" calcext:value-type="float">
            <text:p>0</text:p>
          </table:table-cell>
          <table:table-cell office:value-type="float" office:value="332.864" calcext:value-type="float">
            <text:p>332.864</text:p>
          </table:table-cell>
          <table:table-cell office:value-type="float" office:value="1225.786" calcext:value-type="float">
            <text:p>1225.786</text:p>
          </table:table-cell>
          <table:table-cell office:value-type="float" office:value="1490.504" calcext:value-type="float">
            <text:p>1490.504</text:p>
          </table:table-cell>
          <table:table-cell office:value-type="float" office:value="1257.792" calcext:value-type="float">
            <text:p>1257.792</text:p>
          </table:table-cell>
          <table:table-cell office:value-type="float" office:value="745.6044" calcext:value-type="float">
            <text:p>745.6044</text:p>
          </table:table-cell>
          <table:table-cell office:value-type="float" office:value="1091.005" calcext:value-type="float">
            <text:p>1091.005</text:p>
          </table:table-cell>
          <table:table-cell office:value-type="float" office:value="413.7146" calcext:value-type="float">
            <text:p>413.7146</text:p>
          </table:table-cell>
          <table:table-cell office:value-type="float" office:value="1844.059" calcext:value-type="float">
            <text:p>1844.059</text:p>
          </table:table-cell>
          <table:table-cell office:value-type="float" office:value="2079.436" calcext:value-type="float">
            <text:p>2079.436</text:p>
          </table:table-cell>
          <table:table-cell office:value-type="float" office:value="1663.261" calcext:value-type="float">
            <text:p>1663.261</text:p>
          </table:table-cell>
          <table:table-cell office:value-type="float" office:value="584.2064" calcext:value-type="float">
            <text:p>584.2064</text:p>
          </table:table-cell>
          <table:table-cell office:value-type="float" office:value="575.77" calcext:value-type="float">
            <text:p>575.77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9" calcext:value-type="float">
            <text:p>35.66279</text:p>
          </table:table-cell>
          <table:table-cell office:value-type="float" office:value="0" calcext:value-type="float">
            <text:p>0</text:p>
          </table:table-cell>
          <table:table-cell office:value-type="float" office:value="-0.03924612" calcext:value-type="float">
            <text:p>-0.039246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4.3305" calcext:value-type="float">
            <text:p>-264.3305</text:p>
          </table:table-cell>
          <table:table-cell office:value-type="float" office:value="0" calcext:value-type="float">
            <text:p>0</text:p>
          </table:table-cell>
          <table:table-cell office:value-type="float" office:value="7.845821" calcext:value-type="float">
            <text:p>7.845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312.0653" calcext:value-type="float">
            <text:p>312.0653</text:p>
          </table:table-cell>
          <table:table-cell office:value-type="float" office:value="13169.63" calcext:value-type="float">
            <text:p>1316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3.4677" calcext:value-type="float">
            <text:p>-263.4677</text:p>
          </table:table-cell>
          <table:table-cell office:value-type="float" office:value="718.5062" calcext:value-type="float">
            <text:p>718.5062</text:p>
          </table:table-cell>
          <table:table-cell office:value-type="float" office:value="0" calcext:value-type="float">
            <text:p>0</text:p>
          </table:table-cell>
          <table:table-cell office:value-type="float" office:value="105.2314" calcext:value-type="float">
            <text:p>105.2314</text:p>
          </table:table-cell>
          <table:table-cell office:value-type="float" office:value="2.699851" calcext:value-type="float">
            <text:p>2.699851</text:p>
          </table:table-cell>
          <table:table-cell office:value-type="float" office:value="-0.00698468" calcext:value-type="float">
            <text:p>-0.0069846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3261" calcext:value-type="float">
            <text:p>0.000709326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65.3622" calcext:value-type="float">
            <text:p>-265.3622</text:p>
          </table:table-cell>
          <table:table-cell office:value-type="float" office:value="0" calcext:value-type="float">
            <text:p>0</text:p>
          </table:table-cell>
          <table:table-cell office:value-type="float" office:value="333.0414" calcext:value-type="float">
            <text:p>333.0414</text:p>
          </table:table-cell>
          <table:table-cell office:value-type="float" office:value="1224.595" calcext:value-type="float">
            <text:p>1224.595</text:p>
          </table:table-cell>
          <table:table-cell office:value-type="float" office:value="1489.163" calcext:value-type="float">
            <text:p>1489.163</text:p>
          </table:table-cell>
          <table:table-cell office:value-type="float" office:value="1257.436" calcext:value-type="float">
            <text:p>1257.436</text:p>
          </table:table-cell>
          <table:table-cell office:value-type="float" office:value="745.3831" calcext:value-type="float">
            <text:p>745.3831</text:p>
          </table:table-cell>
          <table:table-cell office:value-type="float" office:value="1090.845" calcext:value-type="float">
            <text:p>1090.845</text:p>
          </table:table-cell>
          <table:table-cell office:value-type="float" office:value="413.6447" calcext:value-type="float">
            <text:p>413.6447</text:p>
          </table:table-cell>
          <table:table-cell office:value-type="float" office:value="1843.955" calcext:value-type="float">
            <text:p>1843.955</text:p>
          </table:table-cell>
          <table:table-cell office:value-type="float" office:value="2079.383" calcext:value-type="float">
            <text:p>2079.383</text:p>
          </table:table-cell>
          <table:table-cell office:value-type="float" office:value="1663.237" calcext:value-type="float">
            <text:p>1663.237</text:p>
          </table:table-cell>
          <table:table-cell office:value-type="float" office:value="584.1956" calcext:value-type="float">
            <text:p>584.1956</text:p>
          </table:table-cell>
          <table:table-cell office:value-type="float" office:value="575.7585" calcext:value-type="float">
            <text:p>575.7585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9" calcext:value-type="float">
            <text:p>35.66279</text:p>
          </table:table-cell>
          <table:table-cell office:value-type="float" office:value="0" calcext:value-type="float">
            <text:p>0</text:p>
          </table:table-cell>
          <table:table-cell office:value-type="float" office:value="-0.04248435" calcext:value-type="float">
            <text:p>-0.042484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67.7101" calcext:value-type="float">
            <text:p>-267.7101</text:p>
          </table:table-cell>
          <table:table-cell office:value-type="float" office:value="0" calcext:value-type="float">
            <text:p>0</text:p>
          </table:table-cell>
          <table:table-cell office:value-type="float" office:value="7.930367" calcext:value-type="float">
            <text:p>7.930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308.5475" calcext:value-type="float">
            <text:p>308.5475</text:p>
          </table:table-cell>
          <table:table-cell office:value-type="float" office:value="13169.67" calcext:value-type="float">
            <text:p>1316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6.747" calcext:value-type="float">
            <text:p>-266.747</text:p>
          </table:table-cell>
          <table:table-cell office:value-type="float" office:value="728.071" calcext:value-type="float">
            <text:p>728.071</text:p>
          </table:table-cell>
          <table:table-cell office:value-type="float" office:value="0" calcext:value-type="float">
            <text:p>0</text:p>
          </table:table-cell>
          <table:table-cell office:value-type="float" office:value="103.974" calcext:value-type="float">
            <text:p>103.974</text:p>
          </table:table-cell>
          <table:table-cell office:value-type="float" office:value="2.617803" calcext:value-type="float">
            <text:p>2.617803</text:p>
          </table:table-cell>
          <table:table-cell office:value-type="float" office:value="-0.01456399" calcext:value-type="float">
            <text:p>-0.0145639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3261" calcext:value-type="float">
            <text:p>0.000709326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68.6491" calcext:value-type="float">
            <text:p>-268.6491</text:p>
          </table:table-cell>
          <table:table-cell office:value-type="float" office:value="0" calcext:value-type="float">
            <text:p>0</text:p>
          </table:table-cell>
          <table:table-cell office:value-type="float" office:value="333.2353" calcext:value-type="float">
            <text:p>333.2353</text:p>
          </table:table-cell>
          <table:table-cell office:value-type="float" office:value="1223.438" calcext:value-type="float">
            <text:p>1223.438</text:p>
          </table:table-cell>
          <table:table-cell office:value-type="float" office:value="1487.82" calcext:value-type="float">
            <text:p>1487.82</text:p>
          </table:table-cell>
          <table:table-cell office:value-type="float" office:value="1257.057" calcext:value-type="float">
            <text:p>1257.057</text:p>
          </table:table-cell>
          <table:table-cell office:value-type="float" office:value="745.1497" calcext:value-type="float">
            <text:p>745.1497</text:p>
          </table:table-cell>
          <table:table-cell office:value-type="float" office:value="1090.668" calcext:value-type="float">
            <text:p>1090.668</text:p>
          </table:table-cell>
          <table:table-cell office:value-type="float" office:value="413.568" calcext:value-type="float">
            <text:p>413.568</text:p>
          </table:table-cell>
          <table:table-cell office:value-type="float" office:value="1843.837" calcext:value-type="float">
            <text:p>1843.837</text:p>
          </table:table-cell>
          <table:table-cell office:value-type="float" office:value="2079.322" calcext:value-type="float">
            <text:p>2079.322</text:p>
          </table:table-cell>
          <table:table-cell office:value-type="float" office:value="1663.212" calcext:value-type="float">
            <text:p>1663.212</text:p>
          </table:table-cell>
          <table:table-cell office:value-type="float" office:value="584.1848" calcext:value-type="float">
            <text:p>584.1848</text:p>
          </table:table-cell>
          <table:table-cell office:value-type="float" office:value="575.7469" calcext:value-type="float">
            <text:p>575.7469</text:p>
          </table:table-cell>
          <table:table-cell office:value-type="float" office:value="142.6967" calcext:value-type="float">
            <text:p>142.6967</text:p>
          </table:table-cell>
          <table:table-cell office:value-type="float" office:value="35.66278" calcext:value-type="float">
            <text:p>35.66278</text:p>
          </table:table-cell>
          <table:table-cell office:value-type="float" office:value="0" calcext:value-type="float">
            <text:p>0</text:p>
          </table:table-cell>
          <table:table-cell office:value-type="float" office:value="-0.04627318" calcext:value-type="float">
            <text:p>-0.046273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1.0962" calcext:value-type="float">
            <text:p>-271.0962</text:p>
          </table:table-cell>
          <table:table-cell office:value-type="float" office:value="0" calcext:value-type="float">
            <text:p>0</text:p>
          </table:table-cell>
          <table:table-cell office:value-type="float" office:value="8.029418" calcext:value-type="float">
            <text:p>8.029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305.8035" calcext:value-type="float">
            <text:p>305.8035</text:p>
          </table:table-cell>
          <table:table-cell office:value-type="float" office:value="13169.47" calcext:value-type="float">
            <text:p>1316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9.156" calcext:value-type="float">
            <text:p>-269.156</text:p>
          </table:table-cell>
          <table:table-cell office:value-type="float" office:value="733.3903" calcext:value-type="float">
            <text:p>733.3903</text:p>
          </table:table-cell>
          <table:table-cell office:value-type="float" office:value="0" calcext:value-type="float">
            <text:p>0</text:p>
          </table:table-cell>
          <table:table-cell office:value-type="float" office:value="104.0688" calcext:value-type="float">
            <text:p>104.0688</text:p>
          </table:table-cell>
          <table:table-cell office:value-type="float" office:value="2.550461" calcext:value-type="float">
            <text:p>2.550461</text:p>
          </table:table-cell>
          <table:table-cell office:value-type="float" office:value="-0.01679324" calcext:value-type="float">
            <text:p>-0.0167932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6161" calcext:value-type="float">
            <text:p>0.000709616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71.0603" calcext:value-type="float">
            <text:p>-271.0603</text:p>
          </table:table-cell>
          <table:table-cell office:value-type="float" office:value="0" calcext:value-type="float">
            <text:p>0</text:p>
          </table:table-cell>
          <table:table-cell office:value-type="float" office:value="333.3269" calcext:value-type="float">
            <text:p>333.3269</text:p>
          </table:table-cell>
          <table:table-cell office:value-type="float" office:value="1222.524" calcext:value-type="float">
            <text:p>1222.524</text:p>
          </table:table-cell>
          <table:table-cell office:value-type="float" office:value="1486.715" calcext:value-type="float">
            <text:p>1486.715</text:p>
          </table:table-cell>
          <table:table-cell office:value-type="float" office:value="1256.791" calcext:value-type="float">
            <text:p>1256.791</text:p>
          </table:table-cell>
          <table:table-cell office:value-type="float" office:value="744.9503" calcext:value-type="float">
            <text:p>744.9503</text:p>
          </table:table-cell>
          <table:table-cell office:value-type="float" office:value="1090.505" calcext:value-type="float">
            <text:p>1090.505</text:p>
          </table:table-cell>
          <table:table-cell office:value-type="float" office:value="413.4919" calcext:value-type="float">
            <text:p>413.4919</text:p>
          </table:table-cell>
          <table:table-cell office:value-type="float" office:value="1843.71" calcext:value-type="float">
            <text:p>1843.71</text:p>
          </table:table-cell>
          <table:table-cell office:value-type="float" office:value="2079.255" calcext:value-type="float">
            <text:p>2079.255</text:p>
          </table:table-cell>
          <table:table-cell office:value-type="float" office:value="1663.186" calcext:value-type="float">
            <text:p>1663.186</text:p>
          </table:table-cell>
          <table:table-cell office:value-type="float" office:value="584.174" calcext:value-type="float">
            <text:p>584.174</text:p>
          </table:table-cell>
          <table:table-cell office:value-type="float" office:value="575.7352" calcext:value-type="float">
            <text:p>575.7352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78" calcext:value-type="float">
            <text:p>35.66278</text:p>
          </table:table-cell>
          <table:table-cell office:value-type="float" office:value="0" calcext:value-type="float">
            <text:p>0</text:p>
          </table:table-cell>
          <table:table-cell office:value-type="float" office:value="-0.04816361" calcext:value-type="float">
            <text:p>-0.04816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3.9426" calcext:value-type="float">
            <text:p>-273.9426</text:p>
          </table:table-cell>
          <table:table-cell office:value-type="float" office:value="0" calcext:value-type="float">
            <text:p>0</text:p>
          </table:table-cell>
          <table:table-cell office:value-type="float" office:value="8.465441" calcext:value-type="float">
            <text:p>8.465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303.4905" calcext:value-type="float">
            <text:p>303.4905</text:p>
          </table:table-cell>
          <table:table-cell office:value-type="float" office:value="13169.38" calcext:value-type="float">
            <text:p>13169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1.3052" calcext:value-type="float">
            <text:p>-271.3052</text:p>
          </table:table-cell>
          <table:table-cell office:value-type="float" office:value="737.9097" calcext:value-type="float">
            <text:p>737.9097</text:p>
          </table:table-cell>
          <table:table-cell office:value-type="float" office:value="0" calcext:value-type="float">
            <text:p>0</text:p>
          </table:table-cell>
          <table:table-cell office:value-type="float" office:value="104.0568" calcext:value-type="float">
            <text:p>104.0568</text:p>
          </table:table-cell>
          <table:table-cell office:value-type="float" office:value="2.488535" calcext:value-type="float">
            <text:p>2.488535</text:p>
          </table:table-cell>
          <table:table-cell office:value-type="float" office:value="-0.01881377" calcext:value-type="float">
            <text:p>-0.01881377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6516" calcext:value-type="float">
            <text:p>0.0007096516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73.2115" calcext:value-type="float">
            <text:p>-273.2115</text:p>
          </table:table-cell>
          <table:table-cell office:value-type="float" office:value="0" calcext:value-type="float">
            <text:p>0</text:p>
          </table:table-cell>
          <table:table-cell office:value-type="float" office:value="333.321" calcext:value-type="float">
            <text:p>333.321</text:p>
          </table:table-cell>
          <table:table-cell office:value-type="float" office:value="1221.809" calcext:value-type="float">
            <text:p>1221.809</text:p>
          </table:table-cell>
          <table:table-cell office:value-type="float" office:value="1485.869" calcext:value-type="float">
            <text:p>1485.869</text:p>
          </table:table-cell>
          <table:table-cell office:value-type="float" office:value="1256.591" calcext:value-type="float">
            <text:p>1256.591</text:p>
          </table:table-cell>
          <table:table-cell office:value-type="float" office:value="744.795" calcext:value-type="float">
            <text:p>744.795</text:p>
          </table:table-cell>
          <table:table-cell office:value-type="float" office:value="1090.379" calcext:value-type="float">
            <text:p>1090.379</text:p>
          </table:table-cell>
          <table:table-cell office:value-type="float" office:value="413.4288" calcext:value-type="float">
            <text:p>413.4288</text:p>
          </table:table-cell>
          <table:table-cell office:value-type="float" office:value="1843.592" calcext:value-type="float">
            <text:p>1843.592</text:p>
          </table:table-cell>
          <table:table-cell office:value-type="float" office:value="2079.187" calcext:value-type="float">
            <text:p>2079.187</text:p>
          </table:table-cell>
          <table:table-cell office:value-type="float" office:value="1663.16" calcext:value-type="float">
            <text:p>1663.16</text:p>
          </table:table-cell>
          <table:table-cell office:value-type="float" office:value="584.1627" calcext:value-type="float">
            <text:p>584.1627</text:p>
          </table:table-cell>
          <table:table-cell office:value-type="float" office:value="575.7235" calcext:value-type="float">
            <text:p>575.7235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78" calcext:value-type="float">
            <text:p>35.66278</text:p>
          </table:table-cell>
          <table:table-cell office:value-type="float" office:value="0" calcext:value-type="float">
            <text:p>0</text:p>
          </table:table-cell>
          <table:table-cell office:value-type="float" office:value="-0.04953361" calcext:value-type="float">
            <text:p>-0.049533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6.2718" calcext:value-type="float">
            <text:p>-276.2718</text:p>
          </table:table-cell>
          <table:table-cell office:value-type="float" office:value="0" calcext:value-type="float">
            <text:p>0</text:p>
          </table:table-cell>
          <table:table-cell office:value-type="float" office:value="8.643854" calcext:value-type="float">
            <text:p>8.643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300.8979" calcext:value-type="float">
            <text:p>300.8979</text:p>
          </table:table-cell>
          <table:table-cell office:value-type="float" office:value="13169.29" calcext:value-type="float">
            <text:p>13169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3.9501" calcext:value-type="float">
            <text:p>-273.9501</text:p>
          </table:table-cell>
          <table:table-cell office:value-type="float" office:value="747.2271" calcext:value-type="float">
            <text:p>747.2271</text:p>
          </table:table-cell>
          <table:table-cell office:value-type="float" office:value="0" calcext:value-type="float">
            <text:p>0</text:p>
          </table:table-cell>
          <table:table-cell office:value-type="float" office:value="103.6687" calcext:value-type="float">
            <text:p>103.6687</text:p>
          </table:table-cell>
          <table:table-cell office:value-type="float" office:value="2.420904" calcext:value-type="float">
            <text:p>2.420904</text:p>
          </table:table-cell>
          <table:table-cell office:value-type="float" office:value="-0.0212387" calcext:value-type="float">
            <text:p>-0.0212387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6622" calcext:value-type="float">
            <text:p>0.000709662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494733" calcext:value-type="float">
            <text:p>-0.03494733</text:p>
          </table:table-cell>
          <table:table-cell office:value-type="float" office:value="370" calcext:value-type="float">
            <text:p>370</text:p>
          </table:table-cell>
          <table:table-cell office:value-type="float" office:value="-275.8589" calcext:value-type="float">
            <text:p>-275.8589</text:p>
          </table:table-cell>
          <table:table-cell office:value-type="float" office:value="0" calcext:value-type="float">
            <text:p>0</text:p>
          </table:table-cell>
          <table:table-cell office:value-type="float" office:value="333.4075" calcext:value-type="float">
            <text:p>333.4075</text:p>
          </table:table-cell>
          <table:table-cell office:value-type="float" office:value="1220.938" calcext:value-type="float">
            <text:p>1220.938</text:p>
          </table:table-cell>
          <table:table-cell office:value-type="float" office:value="1484.873" calcext:value-type="float">
            <text:p>1484.873</text:p>
          </table:table-cell>
          <table:table-cell office:value-type="float" office:value="1256.339" calcext:value-type="float">
            <text:p>1256.339</text:p>
          </table:table-cell>
          <table:table-cell office:value-type="float" office:value="744.6307" calcext:value-type="float">
            <text:p>744.6307</text:p>
          </table:table-cell>
          <table:table-cell office:value-type="float" office:value="1090.252" calcext:value-type="float">
            <text:p>1090.252</text:p>
          </table:table-cell>
          <table:table-cell office:value-type="float" office:value="413.3686" calcext:value-type="float">
            <text:p>413.3686</text:p>
          </table:table-cell>
          <table:table-cell office:value-type="float" office:value="1843.486" calcext:value-type="float">
            <text:p>1843.486</text:p>
          </table:table-cell>
          <table:table-cell office:value-type="float" office:value="2079.119" calcext:value-type="float">
            <text:p>2079.119</text:p>
          </table:table-cell>
          <table:table-cell office:value-type="float" office:value="1663.134" calcext:value-type="float">
            <text:p>1663.134</text:p>
          </table:table-cell>
          <table:table-cell office:value-type="float" office:value="584.1514" calcext:value-type="float">
            <text:p>584.1514</text:p>
          </table:table-cell>
          <table:table-cell office:value-type="float" office:value="575.7115" calcext:value-type="float">
            <text:p>575.7115</text:p>
          </table:table-cell>
          <table:table-cell office:value-type="float" office:value="142.6973" calcext:value-type="float">
            <text:p>142.6973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5121676" calcext:value-type="float">
            <text:p>-0.051216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8.8687" calcext:value-type="float">
            <text:p>-278.8687</text:p>
          </table:table-cell>
          <table:table-cell office:value-type="float" office:value="0" calcext:value-type="float">
            <text:p>0</text:p>
          </table:table-cell>
          <table:table-cell office:value-type="float" office:value="8.592403" calcext:value-type="float">
            <text:p>8.59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298.4896" calcext:value-type="float">
            <text:p>298.4896</text:p>
          </table:table-cell>
          <table:table-cell office:value-type="float" office:value="13169.02" calcext:value-type="float">
            <text:p>1316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6.5613" calcext:value-type="float">
            <text:p>-276.5613</text:p>
          </table:table-cell>
          <table:table-cell office:value-type="float" office:value="754.4492" calcext:value-type="float">
            <text:p>754.4492</text:p>
          </table:table-cell>
          <table:table-cell office:value-type="float" office:value="0" calcext:value-type="float">
            <text:p>0</text:p>
          </table:table-cell>
          <table:table-cell office:value-type="float" office:value="103.769" calcext:value-type="float">
            <text:p>103.769</text:p>
          </table:table-cell>
          <table:table-cell office:value-type="float" office:value="2.35689" calcext:value-type="float">
            <text:p>2.35689</text:p>
          </table:table-cell>
          <table:table-cell office:value-type="float" office:value="-0.0220458" calcext:value-type="float">
            <text:p>-0.022045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007097607" calcext:value-type="float">
            <text:p>0.0007097607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-0.03511478" calcext:value-type="float">
            <text:p>-0.03511478</text:p>
          </table:table-cell>
          <table:table-cell office:value-type="float" office:value="370" calcext:value-type="float">
            <text:p>370</text:p>
          </table:table-cell>
          <table:table-cell office:value-type="float" office:value="-278.4707" calcext:value-type="float">
            <text:p>-278.4707</text:p>
          </table:table-cell>
          <table:table-cell office:value-type="float" office:value="0" calcext:value-type="float">
            <text:p>0</text:p>
          </table:table-cell>
          <table:table-cell office:value-type="float" office:value="333.5656" calcext:value-type="float">
            <text:p>333.5656</text:p>
          </table:table-cell>
          <table:table-cell office:value-type="float" office:value="1220.052" calcext:value-type="float">
            <text:p>1220.052</text:p>
          </table:table-cell>
          <table:table-cell office:value-type="float" office:value="1483.818" calcext:value-type="float">
            <text:p>1483.818</text:p>
          </table:table-cell>
          <table:table-cell office:value-type="float" office:value="1256.092" calcext:value-type="float">
            <text:p>1256.092</text:p>
          </table:table-cell>
          <table:table-cell office:value-type="float" office:value="744.463" calcext:value-type="float">
            <text:p>744.463</text:p>
          </table:table-cell>
          <table:table-cell office:value-type="float" office:value="1090.118" calcext:value-type="float">
            <text:p>1090.118</text:p>
          </table:table-cell>
          <table:table-cell office:value-type="float" office:value="413.3051" calcext:value-type="float">
            <text:p>413.3051</text:p>
          </table:table-cell>
          <table:table-cell office:value-type="float" office:value="1843.38" calcext:value-type="float">
            <text:p>1843.38</text:p>
          </table:table-cell>
          <table:table-cell office:value-type="float" office:value="2079.052" calcext:value-type="float">
            <text:p>2079.052</text:p>
          </table:table-cell>
          <table:table-cell office:value-type="float" office:value="1663.107" calcext:value-type="float">
            <text:p>1663.107</text:p>
          </table:table-cell>
          <table:table-cell office:value-type="float" office:value="584.1399" calcext:value-type="float">
            <text:p>584.1399</text:p>
          </table:table-cell>
          <table:table-cell office:value-type="float" office:value="575.6992" calcext:value-type="float">
            <text:p>575.6992</text:p>
          </table:table-cell>
          <table:table-cell office:value-type="float" office:value="142.6976" calcext:value-type="float">
            <text:p>142.6976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5243076" calcext:value-type="float">
            <text:p>-0.052430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1.4698" calcext:value-type="float">
            <text:p>-281.4698</text:p>
          </table:table-cell>
          <table:table-cell office:value-type="float" office:value="0" calcext:value-type="float">
            <text:p>0</text:p>
          </table:table-cell>
          <table:table-cell office:value-type="float" office:value="8.580548" calcext:value-type="float">
            <text:p>8.58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295.8182" calcext:value-type="float">
            <text:p>295.8182</text:p>
          </table:table-cell>
          <table:table-cell office:value-type="float" office:value="13168.73" calcext:value-type="float">
            <text:p>13168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9.5937" calcext:value-type="float">
            <text:p>-279.5937</text:p>
          </table:table-cell>
          <table:table-cell office:value-type="float" office:value="767.4852" calcext:value-type="float">
            <text:p>767.4852</text:p>
          </table:table-cell>
          <table:table-cell office:value-type="float" office:value="0" calcext:value-type="float">
            <text:p>0</text:p>
          </table:table-cell>
          <table:table-cell office:value-type="float" office:value="103.6184" calcext:value-type="float">
            <text:p>103.6184</text:p>
          </table:table-cell>
          <table:table-cell office:value-type="float" office:value="2.291842" calcext:value-type="float">
            <text:p>2.291842</text:p>
          </table:table-cell>
          <table:table-cell office:value-type="float" office:value="-0.02235774" calcext:value-type="float">
            <text:p>-0.0223577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4505558" calcext:value-type="float">
            <text:p>0.0450555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1227251" calcext:value-type="float">
            <text:p>0.1227251</text:p>
          </table:table-cell>
          <table:table-cell office:value-type="float" office:value="370" calcext:value-type="float">
            <text:p>370</text:p>
          </table:table-cell>
          <table:table-cell office:value-type="float" office:value="-281.7056" calcext:value-type="float">
            <text:p>-281.7056</text:p>
          </table:table-cell>
          <table:table-cell office:value-type="float" office:value="0" calcext:value-type="float">
            <text:p>0</text:p>
          </table:table-cell>
          <table:table-cell office:value-type="float" office:value="333.7252" calcext:value-type="float">
            <text:p>333.7252</text:p>
          </table:table-cell>
          <table:table-cell office:value-type="float" office:value="1219.033" calcext:value-type="float">
            <text:p>1219.033</text:p>
          </table:table-cell>
          <table:table-cell office:value-type="float" office:value="1482.657" calcext:value-type="float">
            <text:p>1482.657</text:p>
          </table:table-cell>
          <table:table-cell office:value-type="float" office:value="1255.816" calcext:value-type="float">
            <text:p>1255.816</text:p>
          </table:table-cell>
          <table:table-cell office:value-type="float" office:value="744.2911" calcext:value-type="float">
            <text:p>744.2911</text:p>
          </table:table-cell>
          <table:table-cell office:value-type="float" office:value="1089.982" calcext:value-type="float">
            <text:p>1089.982</text:p>
          </table:table-cell>
          <table:table-cell office:value-type="float" office:value="413.2424" calcext:value-type="float">
            <text:p>413.2424</text:p>
          </table:table-cell>
          <table:table-cell office:value-type="float" office:value="1843.274" calcext:value-type="float">
            <text:p>1843.274</text:p>
          </table:table-cell>
          <table:table-cell office:value-type="float" office:value="2078.983" calcext:value-type="float">
            <text:p>2078.983</text:p>
          </table:table-cell>
          <table:table-cell office:value-type="float" office:value="1663.08" calcext:value-type="float">
            <text:p>1663.08</text:p>
          </table:table-cell>
          <table:table-cell office:value-type="float" office:value="584.1282" calcext:value-type="float">
            <text:p>584.1282</text:p>
          </table:table-cell>
          <table:table-cell office:value-type="float" office:value="575.6866" calcext:value-type="float">
            <text:p>575.6866</text:p>
          </table:table-cell>
          <table:table-cell office:value-type="float" office:value="142.6981" calcext:value-type="float">
            <text:p>142.6981</text:p>
          </table:table-cell>
          <table:table-cell office:value-type="float" office:value="35.66277" calcext:value-type="float">
            <text:p>35.66277</text:p>
          </table:table-cell>
          <table:table-cell office:value-type="float" office:value="0" calcext:value-type="float">
            <text:p>0</text:p>
          </table:table-cell>
          <table:table-cell office:value-type="float" office:value="-0.0532903" calcext:value-type="float">
            <text:p>-0.05329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4.2949" calcext:value-type="float">
            <text:p>-284.2949</text:p>
          </table:table-cell>
          <table:table-cell office:value-type="float" office:value="0" calcext:value-type="float">
            <text:p>0</text:p>
          </table:table-cell>
          <table:table-cell office:value-type="float" office:value="8.215517" calcext:value-type="float">
            <text:p>8.215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293.0763" calcext:value-type="float">
            <text:p>293.0763</text:p>
          </table:table-cell>
          <table:table-cell office:value-type="float" office:value="13168.4" calcext:value-type="float">
            <text:p>1316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2.5347" calcext:value-type="float">
            <text:p>-282.5347</text:p>
          </table:table-cell>
          <table:table-cell office:value-type="float" office:value="780.5507" calcext:value-type="float">
            <text:p>780.5507</text:p>
          </table:table-cell>
          <table:table-cell office:value-type="float" office:value="0" calcext:value-type="float">
            <text:p>0</text:p>
          </table:table-cell>
          <table:table-cell office:value-type="float" office:value="103.2588" calcext:value-type="float">
            <text:p>103.2588</text:p>
          </table:table-cell>
          <table:table-cell office:value-type="float" office:value="2.23241" calcext:value-type="float">
            <text:p>2.23241</text:p>
          </table:table-cell>
          <table:table-cell office:value-type="float" office:value="-0.02233822" calcext:value-type="float">
            <text:p>-0.0223382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5817048" calcext:value-type="float">
            <text:p>0.0581704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2396806" calcext:value-type="float">
            <text:p>0.2396806</text:p>
          </table:table-cell>
          <table:table-cell office:value-type="float" office:value="370" calcext:value-type="float">
            <text:p>370</text:p>
          </table:table-cell>
          <table:table-cell office:value-type="float" office:value="-284.7767" calcext:value-type="float">
            <text:p>-284.7767</text:p>
          </table:table-cell>
          <table:table-cell office:value-type="float" office:value="0" calcext:value-type="float">
            <text:p>0</text:p>
          </table:table-cell>
          <table:table-cell office:value-type="float" office:value="333.891" calcext:value-type="float">
            <text:p>333.891</text:p>
          </table:table-cell>
          <table:table-cell office:value-type="float" office:value="1217.996" calcext:value-type="float">
            <text:p>1217.996</text:p>
          </table:table-cell>
          <table:table-cell office:value-type="float" office:value="1481.444" calcext:value-type="float">
            <text:p>1481.444</text:p>
          </table:table-cell>
          <table:table-cell office:value-type="float" office:value="1255.52" calcext:value-type="float">
            <text:p>1255.52</text:p>
          </table:table-cell>
          <table:table-cell office:value-type="float" office:value="744.107" calcext:value-type="float">
            <text:p>744.107</text:p>
          </table:table-cell>
          <table:table-cell office:value-type="float" office:value="1089.838" calcext:value-type="float">
            <text:p>1089.838</text:p>
          </table:table-cell>
          <table:table-cell office:value-type="float" office:value="413.1769" calcext:value-type="float">
            <text:p>413.1769</text:p>
          </table:table-cell>
          <table:table-cell office:value-type="float" office:value="1843.165" calcext:value-type="float">
            <text:p>1843.165</text:p>
          </table:table-cell>
          <table:table-cell office:value-type="float" office:value="2078.915" calcext:value-type="float">
            <text:p>2078.915</text:p>
          </table:table-cell>
          <table:table-cell office:value-type="float" office:value="1663.041" calcext:value-type="float">
            <text:p>1663.041</text:p>
          </table:table-cell>
          <table:table-cell office:value-type="float" office:value="584.1164" calcext:value-type="float">
            <text:p>584.1164</text:p>
          </table:table-cell>
          <table:table-cell office:value-type="float" office:value="575.6738" calcext:value-type="float">
            <text:p>575.6738</text:p>
          </table:table-cell>
          <table:table-cell office:value-type="float" office:value="142.6983" calcext:value-type="float">
            <text:p>142.6983</text:p>
          </table:table-cell>
          <table:table-cell office:value-type="float" office:value="35.66276" calcext:value-type="float">
            <text:p>35.66276</text:p>
          </table:table-cell>
          <table:table-cell office:value-type="float" office:value="0" calcext:value-type="float">
            <text:p>0</text:p>
          </table:table-cell>
          <table:table-cell office:value-type="float" office:value="-0.05370061" calcext:value-type="float">
            <text:p>-0.05370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7.255" calcext:value-type="float">
            <text:p>-287.255</text:p>
          </table:table-cell>
          <table:table-cell office:value-type="float" office:value="0" calcext:value-type="float">
            <text:p>0</text:p>
          </table:table-cell>
          <table:table-cell office:value-type="float" office:value="8.117613" calcext:value-type="float">
            <text:p>8.117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290.2973" calcext:value-type="float">
            <text:p>290.2973</text:p>
          </table:table-cell>
          <table:table-cell office:value-type="float" office:value="13168.03" calcext:value-type="float">
            <text:p>1316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5.5151" calcext:value-type="float">
            <text:p>-285.5151</text:p>
          </table:table-cell>
          <table:table-cell office:value-type="float" office:value="793.2836" calcext:value-type="float">
            <text:p>793.2836</text:p>
          </table:table-cell>
          <table:table-cell office:value-type="float" office:value="0" calcext:value-type="float">
            <text:p>0</text:p>
          </table:table-cell>
          <table:table-cell office:value-type="float" office:value="102.8726" calcext:value-type="float">
            <text:p>102.8726</text:p>
          </table:table-cell>
          <table:table-cell office:value-type="float" office:value="2.177361" calcext:value-type="float">
            <text:p>2.177361</text:p>
          </table:table-cell>
          <table:table-cell office:value-type="float" office:value="-0.02230982" calcext:value-type="float">
            <text:p>-0.0223098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045805" calcext:value-type="float">
            <text:p>0.06045805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3152465" calcext:value-type="float">
            <text:p>0.3152465</text:p>
          </table:table-cell>
          <table:table-cell office:value-type="float" office:value="370" calcext:value-type="float">
            <text:p>370</text:p>
          </table:table-cell>
          <table:table-cell office:value-type="float" office:value="-287.8348" calcext:value-type="float">
            <text:p>-287.8348</text:p>
          </table:table-cell>
          <table:table-cell office:value-type="float" office:value="0" calcext:value-type="float">
            <text:p>0</text:p>
          </table:table-cell>
          <table:table-cell office:value-type="float" office:value="334.063" calcext:value-type="float">
            <text:p>334.063</text:p>
          </table:table-cell>
          <table:table-cell office:value-type="float" office:value="1216.952" calcext:value-type="float">
            <text:p>1216.952</text:p>
          </table:table-cell>
          <table:table-cell office:value-type="float" office:value="1480.204" calcext:value-type="float">
            <text:p>1480.204</text:p>
          </table:table-cell>
          <table:table-cell office:value-type="float" office:value="1255.208" calcext:value-type="float">
            <text:p>1255.208</text:p>
          </table:table-cell>
          <table:table-cell office:value-type="float" office:value="743.9127" calcext:value-type="float">
            <text:p>743.9127</text:p>
          </table:table-cell>
          <table:table-cell office:value-type="float" office:value="1089.686" calcext:value-type="float">
            <text:p>1089.686</text:p>
          </table:table-cell>
          <table:table-cell office:value-type="float" office:value="413.1082" calcext:value-type="float">
            <text:p>413.1082</text:p>
          </table:table-cell>
          <table:table-cell office:value-type="float" office:value="1843.044" calcext:value-type="float">
            <text:p>1843.044</text:p>
          </table:table-cell>
          <table:table-cell office:value-type="float" office:value="2078.847" calcext:value-type="float">
            <text:p>2078.847</text:p>
          </table:table-cell>
          <table:table-cell office:value-type="float" office:value="1663.002" calcext:value-type="float">
            <text:p>1663.002</text:p>
          </table:table-cell>
          <table:table-cell office:value-type="float" office:value="584.1045" calcext:value-type="float">
            <text:p>584.1045</text:p>
          </table:table-cell>
          <table:table-cell office:value-type="float" office:value="575.6609" calcext:value-type="float">
            <text:p>575.6609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6" calcext:value-type="float">
            <text:p>35.66276</text:p>
          </table:table-cell>
          <table:table-cell office:value-type="float" office:value="0" calcext:value-type="float">
            <text:p>0</text:p>
          </table:table-cell>
          <table:table-cell office:value-type="float" office:value="-0.05412464" calcext:value-type="float">
            <text:p>-0.054124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0.2896" calcext:value-type="float">
            <text:p>-290.2896</text:p>
          </table:table-cell>
          <table:table-cell office:value-type="float" office:value="0" calcext:value-type="float">
            <text:p>0</text:p>
          </table:table-cell>
          <table:table-cell office:value-type="float" office:value="8.09796" calcext:value-type="float">
            <text:p>8.09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287.4566" calcext:value-type="float">
            <text:p>287.4566</text:p>
          </table:table-cell>
          <table:table-cell office:value-type="float" office:value="13167.66" calcext:value-type="float">
            <text:p>13167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8.5872" calcext:value-type="float">
            <text:p>-288.5872</text:p>
          </table:table-cell>
          <table:table-cell office:value-type="float" office:value="801.3649" calcext:value-type="float">
            <text:p>801.3649</text:p>
          </table:table-cell>
          <table:table-cell office:value-type="float" office:value="0" calcext:value-type="float">
            <text:p>0</text:p>
          </table:table-cell>
          <table:table-cell office:value-type="float" office:value="102.6363" calcext:value-type="float">
            <text:p>102.6363</text:p>
          </table:table-cell>
          <table:table-cell office:value-type="float" office:value="2.120584" calcext:value-type="float">
            <text:p>2.120584</text:p>
          </table:table-cell>
          <table:table-cell office:value-type="float" office:value="-0.0222492" calcext:value-type="float">
            <text:p>-0.022249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151083" calcext:value-type="float">
            <text:p>0.0615108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366693" calcext:value-type="float">
            <text:p>0.366693</text:p>
          </table:table-cell>
          <table:table-cell office:value-type="float" office:value="370" calcext:value-type="float">
            <text:p>370</text:p>
          </table:table-cell>
          <table:table-cell office:value-type="float" office:value="-290.9595" calcext:value-type="float">
            <text:p>-290.9595</text:p>
          </table:table-cell>
          <table:table-cell office:value-type="float" office:value="0" calcext:value-type="float">
            <text:p>0</text:p>
          </table:table-cell>
          <table:table-cell office:value-type="float" office:value="334.2465" calcext:value-type="float">
            <text:p>334.2465</text:p>
          </table:table-cell>
          <table:table-cell office:value-type="float" office:value="1215.882" calcext:value-type="float">
            <text:p>1215.882</text:p>
          </table:table-cell>
          <table:table-cell office:value-type="float" office:value="1478.94" calcext:value-type="float">
            <text:p>1478.94</text:p>
          </table:table-cell>
          <table:table-cell office:value-type="float" office:value="1254.888" calcext:value-type="float">
            <text:p>1254.888</text:p>
          </table:table-cell>
          <table:table-cell office:value-type="float" office:value="743.7119" calcext:value-type="float">
            <text:p>743.7119</text:p>
          </table:table-cell>
          <table:table-cell office:value-type="float" office:value="1089.524" calcext:value-type="float">
            <text:p>1089.524</text:p>
          </table:table-cell>
          <table:table-cell office:value-type="float" office:value="413.0375" calcext:value-type="float">
            <text:p>413.0375</text:p>
          </table:table-cell>
          <table:table-cell office:value-type="float" office:value="1842.921" calcext:value-type="float">
            <text:p>1842.921</text:p>
          </table:table-cell>
          <table:table-cell office:value-type="float" office:value="2078.777" calcext:value-type="float">
            <text:p>2078.777</text:p>
          </table:table-cell>
          <table:table-cell office:value-type="float" office:value="1662.964" calcext:value-type="float">
            <text:p>1662.964</text:p>
          </table:table-cell>
          <table:table-cell office:value-type="float" office:value="584.0926" calcext:value-type="float">
            <text:p>584.0926</text:p>
          </table:table-cell>
          <table:table-cell office:value-type="float" office:value="575.6479" calcext:value-type="float">
            <text:p>575.6479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5456726" calcext:value-type="float">
            <text:p>-0.054567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3.4044" calcext:value-type="float">
            <text:p>-293.4044</text:p>
          </table:table-cell>
          <table:table-cell office:value-type="float" office:value="0" calcext:value-type="float">
            <text:p>0</text:p>
          </table:table-cell>
          <table:table-cell office:value-type="float" office:value="8.086629" calcext:value-type="float">
            <text:p>8.086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284.5747" calcext:value-type="float">
            <text:p>284.5747</text:p>
          </table:table-cell>
          <table:table-cell office:value-type="float" office:value="13167.25" calcext:value-type="float">
            <text:p>1316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1.721" calcext:value-type="float">
            <text:p>-291.721</text:p>
          </table:table-cell>
          <table:table-cell office:value-type="float" office:value="812.6603" calcext:value-type="float">
            <text:p>812.6603</text:p>
          </table:table-cell>
          <table:table-cell office:value-type="float" office:value="0" calcext:value-type="float">
            <text:p>0</text:p>
          </table:table-cell>
          <table:table-cell office:value-type="float" office:value="102.0665" calcext:value-type="float">
            <text:p>102.0665</text:p>
          </table:table-cell>
          <table:table-cell office:value-type="float" office:value="2.067265" calcext:value-type="float">
            <text:p>2.067265</text:p>
          </table:table-cell>
          <table:table-cell office:value-type="float" office:value="-0.0222188" calcext:value-type="float">
            <text:p>-0.022218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212662" calcext:value-type="float">
            <text:p>0.0621266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016813" calcext:value-type="float">
            <text:p>0.4016813</text:p>
          </table:table-cell>
          <table:table-cell office:value-type="float" office:value="370" calcext:value-type="float">
            <text:p>370</text:p>
          </table:table-cell>
          <table:table-cell office:value-type="float" office:value="-294.1288" calcext:value-type="float">
            <text:p>-294.1288</text:p>
          </table:table-cell>
          <table:table-cell office:value-type="float" office:value="0" calcext:value-type="float">
            <text:p>0</text:p>
          </table:table-cell>
          <table:table-cell office:value-type="float" office:value="334.4316" calcext:value-type="float">
            <text:p>334.4316</text:p>
          </table:table-cell>
          <table:table-cell office:value-type="float" office:value="1214.796" calcext:value-type="float">
            <text:p>1214.796</text:p>
          </table:table-cell>
          <table:table-cell office:value-type="float" office:value="1477.637" calcext:value-type="float">
            <text:p>1477.637</text:p>
          </table:table-cell>
          <table:table-cell office:value-type="float" office:value="1254.554" calcext:value-type="float">
            <text:p>1254.554</text:p>
          </table:table-cell>
          <table:table-cell office:value-type="float" office:value="743.5059" calcext:value-type="float">
            <text:p>743.5059</text:p>
          </table:table-cell>
          <table:table-cell office:value-type="float" office:value="1089.36" calcext:value-type="float">
            <text:p>1089.36</text:p>
          </table:table-cell>
          <table:table-cell office:value-type="float" office:value="412.9648" calcext:value-type="float">
            <text:p>412.9648</text:p>
          </table:table-cell>
          <table:table-cell office:value-type="float" office:value="1842.796" calcext:value-type="float">
            <text:p>1842.796</text:p>
          </table:table-cell>
          <table:table-cell office:value-type="float" office:value="2078.708" calcext:value-type="float">
            <text:p>2078.708</text:p>
          </table:table-cell>
          <table:table-cell office:value-type="float" office:value="1662.925" calcext:value-type="float">
            <text:p>1662.925</text:p>
          </table:table-cell>
          <table:table-cell office:value-type="float" office:value="584.0807" calcext:value-type="float">
            <text:p>584.0807</text:p>
          </table:table-cell>
          <table:table-cell office:value-type="float" office:value="575.6349" calcext:value-type="float">
            <text:p>575.6349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5503733" calcext:value-type="float">
            <text:p>-0.05503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6.5965" calcext:value-type="float">
            <text:p>-296.5965</text:p>
          </table:table-cell>
          <table:table-cell office:value-type="float" office:value="0" calcext:value-type="float">
            <text:p>0</text:p>
          </table:table-cell>
          <table:table-cell office:value-type="float" office:value="8.108688" calcext:value-type="float">
            <text:p>8.108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281.6711" calcext:value-type="float">
            <text:p>281.6711</text:p>
          </table:table-cell>
          <table:table-cell office:value-type="float" office:value="13166.82" calcext:value-type="float">
            <text:p>13166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4.8984" calcext:value-type="float">
            <text:p>-294.8984</text:p>
          </table:table-cell>
          <table:table-cell office:value-type="float" office:value="822.8785" calcext:value-type="float">
            <text:p>822.8785</text:p>
          </table:table-cell>
          <table:table-cell office:value-type="float" office:value="0" calcext:value-type="float">
            <text:p>0</text:p>
          </table:table-cell>
          <table:table-cell office:value-type="float" office:value="101.1973" calcext:value-type="float">
            <text:p>101.1973</text:p>
          </table:table-cell>
          <table:table-cell office:value-type="float" office:value="2.016489" calcext:value-type="float">
            <text:p>2.016489</text:p>
          </table:table-cell>
          <table:table-cell office:value-type="float" office:value="-0.0222021" calcext:value-type="float">
            <text:p>-0.022202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251244" calcext:value-type="float">
            <text:p>0.0625124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255986" calcext:value-type="float">
            <text:p>0.4255986</text:p>
          </table:table-cell>
          <table:table-cell office:value-type="float" office:value="370" calcext:value-type="float">
            <text:p>370</text:p>
          </table:table-cell>
          <table:table-cell office:value-type="float" office:value="-297.3305" calcext:value-type="float">
            <text:p>-297.3305</text:p>
          </table:table-cell>
          <table:table-cell office:value-type="float" office:value="0" calcext:value-type="float">
            <text:p>0</text:p>
          </table:table-cell>
          <table:table-cell office:value-type="float" office:value="334.6175" calcext:value-type="float">
            <text:p>334.6175</text:p>
          </table:table-cell>
          <table:table-cell office:value-type="float" office:value="1213.712" calcext:value-type="float">
            <text:p>1213.712</text:p>
          </table:table-cell>
          <table:table-cell office:value-type="float" office:value="1476.324" calcext:value-type="float">
            <text:p>1476.324</text:p>
          </table:table-cell>
          <table:table-cell office:value-type="float" office:value="1254.21" calcext:value-type="float">
            <text:p>1254.21</text:p>
          </table:table-cell>
          <table:table-cell office:value-type="float" office:value="743.2925" calcext:value-type="float">
            <text:p>743.2925</text:p>
          </table:table-cell>
          <table:table-cell office:value-type="float" office:value="1089.187" calcext:value-type="float">
            <text:p>1089.187</text:p>
          </table:table-cell>
          <table:table-cell office:value-type="float" office:value="412.8893" calcext:value-type="float">
            <text:p>412.8893</text:p>
          </table:table-cell>
          <table:table-cell office:value-type="float" office:value="1842.669" calcext:value-type="float">
            <text:p>1842.669</text:p>
          </table:table-cell>
          <table:table-cell office:value-type="float" office:value="2078.637" calcext:value-type="float">
            <text:p>2078.637</text:p>
          </table:table-cell>
          <table:table-cell office:value-type="float" office:value="1662.886" calcext:value-type="float">
            <text:p>1662.886</text:p>
          </table:table-cell>
          <table:table-cell office:value-type="float" office:value="584.0688" calcext:value-type="float">
            <text:p>584.0688</text:p>
          </table:table-cell>
          <table:table-cell office:value-type="float" office:value="575.6216" calcext:value-type="float">
            <text:p>575.6216</text:p>
          </table:table-cell>
          <table:table-cell office:value-type="float" office:value="142.6987" calcext:value-type="float">
            <text:p>142.6987</text:p>
          </table:table-cell>
          <table:table-cell office:value-type="float" office:value="35.66275" calcext:value-type="float">
            <text:p>35.66275</text:p>
          </table:table-cell>
          <table:table-cell office:value-type="float" office:value="0" calcext:value-type="float">
            <text:p>0</text:p>
          </table:table-cell>
          <table:table-cell office:value-type="float" office:value="-0.05550768" calcext:value-type="float">
            <text:p>-0.05550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99.8288" calcext:value-type="float">
            <text:p>-299.8288</text:p>
          </table:table-cell>
          <table:table-cell office:value-type="float" office:value="0" calcext:value-type="float">
            <text:p>0</text:p>
          </table:table-cell>
          <table:table-cell office:value-type="float" office:value="8.138579" calcext:value-type="float">
            <text:p>8.138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278.6457" calcext:value-type="float">
            <text:p>278.6457</text:p>
          </table:table-cell>
          <table:table-cell office:value-type="float" office:value="13166.36" calcext:value-type="float">
            <text:p>13166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8.2254" calcext:value-type="float">
            <text:p>-298.2254</text:p>
          </table:table-cell>
          <table:table-cell office:value-type="float" office:value="835.1617" calcext:value-type="float">
            <text:p>835.1617</text:p>
          </table:table-cell>
          <table:table-cell office:value-type="float" office:value="0" calcext:value-type="float">
            <text:p>0</text:p>
          </table:table-cell>
          <table:table-cell office:value-type="float" office:value="99.95558" calcext:value-type="float">
            <text:p>99.95558</text:p>
          </table:table-cell>
          <table:table-cell office:value-type="float" office:value="1.967743" calcext:value-type="float">
            <text:p>1.967743</text:p>
          </table:table-cell>
          <table:table-cell office:value-type="float" office:value="-0.02219826" calcext:value-type="float">
            <text:p>-0.0221982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275948" calcext:value-type="float">
            <text:p>0.0627594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422654" calcext:value-type="float">
            <text:p>0.4422654</text:p>
          </table:table-cell>
          <table:table-cell office:value-type="float" office:value="370" calcext:value-type="float">
            <text:p>370</text:p>
          </table:table-cell>
          <table:table-cell office:value-type="float" office:value="-300.6744" calcext:value-type="float">
            <text:p>-300.6744</text:p>
          </table:table-cell>
          <table:table-cell office:value-type="float" office:value="0" calcext:value-type="float">
            <text:p>0</text:p>
          </table:table-cell>
          <table:table-cell office:value-type="float" office:value="334.8095" calcext:value-type="float">
            <text:p>334.8095</text:p>
          </table:table-cell>
          <table:table-cell office:value-type="float" office:value="1212.58" calcext:value-type="float">
            <text:p>1212.58</text:p>
          </table:table-cell>
          <table:table-cell office:value-type="float" office:value="1474.948" calcext:value-type="float">
            <text:p>1474.948</text:p>
          </table:table-cell>
          <table:table-cell office:value-type="float" office:value="1253.844" calcext:value-type="float">
            <text:p>1253.844</text:p>
          </table:table-cell>
          <table:table-cell office:value-type="float" office:value="743.0673" calcext:value-type="float">
            <text:p>743.0673</text:p>
          </table:table-cell>
          <table:table-cell office:value-type="float" office:value="1089.002" calcext:value-type="float">
            <text:p>1089.002</text:p>
          </table:table-cell>
          <table:table-cell office:value-type="float" office:value="412.8106" calcext:value-type="float">
            <text:p>412.8106</text:p>
          </table:table-cell>
          <table:table-cell office:value-type="float" office:value="1842.539" calcext:value-type="float">
            <text:p>1842.539</text:p>
          </table:table-cell>
          <table:table-cell office:value-type="float" office:value="2078.566" calcext:value-type="float">
            <text:p>2078.566</text:p>
          </table:table-cell>
          <table:table-cell office:value-type="float" office:value="1662.847" calcext:value-type="float">
            <text:p>1662.847</text:p>
          </table:table-cell>
          <table:table-cell office:value-type="float" office:value="584.0568" calcext:value-type="float">
            <text:p>584.0568</text:p>
          </table:table-cell>
          <table:table-cell office:value-type="float" office:value="575.6084" calcext:value-type="float">
            <text:p>575.6084</text:p>
          </table:table-cell>
          <table:table-cell office:value-type="float" office:value="142.6987" calcext:value-type="float">
            <text:p>142.6987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5602935" calcext:value-type="float">
            <text:p>-0.056029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3.216" calcext:value-type="float">
            <text:p>-303.216</text:p>
          </table:table-cell>
          <table:table-cell office:value-type="float" office:value="0" calcext:value-type="float">
            <text:p>0</text:p>
          </table:table-cell>
          <table:table-cell office:value-type="float" office:value="8.182161" calcext:value-type="float">
            <text:p>8.18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75.6048" calcext:value-type="float">
            <text:p>275.6048</text:p>
          </table:table-cell>
          <table:table-cell office:value-type="float" office:value="13165.86" calcext:value-type="float">
            <text:p>1316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1.6053" calcext:value-type="float">
            <text:p>-301.6053</text:p>
          </table:table-cell>
          <table:table-cell office:value-type="float" office:value="845.9826" calcext:value-type="float">
            <text:p>845.9826</text:p>
          </table:table-cell>
          <table:table-cell office:value-type="float" office:value="0" calcext:value-type="float">
            <text:p>0</text:p>
          </table:table-cell>
          <table:table-cell office:value-type="float" office:value="98.7565" calcext:value-type="float">
            <text:p>98.7565</text:p>
          </table:table-cell>
          <table:table-cell office:value-type="float" office:value="1.921984" calcext:value-type="float">
            <text:p>1.921984</text:p>
          </table:table-cell>
          <table:table-cell office:value-type="float" office:value="-0.02223632" calcext:value-type="float">
            <text:p>-0.0222363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292263" calcext:value-type="float">
            <text:p>0.0629226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542432" calcext:value-type="float">
            <text:p>0.4542432</text:p>
          </table:table-cell>
          <table:table-cell office:value-type="float" office:value="370" calcext:value-type="float">
            <text:p>370</text:p>
          </table:table-cell>
          <table:table-cell office:value-type="float" office:value="-304.0665" calcext:value-type="float">
            <text:p>-304.0665</text:p>
          </table:table-cell>
          <table:table-cell office:value-type="float" office:value="0" calcext:value-type="float">
            <text:p>0</text:p>
          </table:table-cell>
          <table:table-cell office:value-type="float" office:value="335.003" calcext:value-type="float">
            <text:p>335.003</text:p>
          </table:table-cell>
          <table:table-cell office:value-type="float" office:value="1211.461" calcext:value-type="float">
            <text:p>1211.461</text:p>
          </table:table-cell>
          <table:table-cell office:value-type="float" office:value="1473.55" calcext:value-type="float">
            <text:p>1473.55</text:p>
          </table:table-cell>
          <table:table-cell office:value-type="float" office:value="1253.459" calcext:value-type="float">
            <text:p>1253.459</text:p>
          </table:table-cell>
          <table:table-cell office:value-type="float" office:value="742.8363" calcext:value-type="float">
            <text:p>742.8363</text:p>
          </table:table-cell>
          <table:table-cell office:value-type="float" office:value="1088.807" calcext:value-type="float">
            <text:p>1088.807</text:p>
          </table:table-cell>
          <table:table-cell office:value-type="float" office:value="412.7285" calcext:value-type="float">
            <text:p>412.7285</text:p>
          </table:table-cell>
          <table:table-cell office:value-type="float" office:value="1842.393" calcext:value-type="float">
            <text:p>1842.393</text:p>
          </table:table-cell>
          <table:table-cell office:value-type="float" office:value="2078.493" calcext:value-type="float">
            <text:p>2078.493</text:p>
          </table:table-cell>
          <table:table-cell office:value-type="float" office:value="1662.807" calcext:value-type="float">
            <text:p>1662.807</text:p>
          </table:table-cell>
          <table:table-cell office:value-type="float" office:value="584.0448" calcext:value-type="float">
            <text:p>584.0448</text:p>
          </table:table-cell>
          <table:table-cell office:value-type="float" office:value="575.5951" calcext:value-type="float">
            <text:p>575.5951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5658326" calcext:value-type="float">
            <text:p>-0.056583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6.6541" calcext:value-type="float">
            <text:p>-306.6541</text:p>
          </table:table-cell>
          <table:table-cell office:value-type="float" office:value="0" calcext:value-type="float">
            <text:p>0</text:p>
          </table:table-cell>
          <table:table-cell office:value-type="float" office:value="8.229872" calcext:value-type="float">
            <text:p>8.22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72.7431" calcext:value-type="float">
            <text:p>272.7431</text:p>
          </table:table-cell>
          <table:table-cell office:value-type="float" office:value="13165.34" calcext:value-type="float">
            <text:p>13165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4.8315" calcext:value-type="float">
            <text:p>-304.8315</text:p>
          </table:table-cell>
          <table:table-cell office:value-type="float" office:value="856.4686" calcext:value-type="float">
            <text:p>856.4686</text:p>
          </table:table-cell>
          <table:table-cell office:value-type="float" office:value="0" calcext:value-type="float">
            <text:p>0</text:p>
          </table:table-cell>
          <table:table-cell office:value-type="float" office:value="98.36473" calcext:value-type="float">
            <text:p>98.36473</text:p>
          </table:table-cell>
          <table:table-cell office:value-type="float" office:value="1.881022" calcext:value-type="float">
            <text:p>1.881022</text:p>
          </table:table-cell>
          <table:table-cell office:value-type="float" office:value="-0.0222234" calcext:value-type="float">
            <text:p>-0.022223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0363" calcext:value-type="float">
            <text:p>0.063036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631619" calcext:value-type="float">
            <text:p>0.4631619</text:p>
          </table:table-cell>
          <table:table-cell office:value-type="float" office:value="370" calcext:value-type="float">
            <text:p>370</text:p>
          </table:table-cell>
          <table:table-cell office:value-type="float" office:value="-307.3017" calcext:value-type="float">
            <text:p>-307.3017</text:p>
          </table:table-cell>
          <table:table-cell office:value-type="float" office:value="0" calcext:value-type="float">
            <text:p>0</text:p>
          </table:table-cell>
          <table:table-cell office:value-type="float" office:value="335.1869" calcext:value-type="float">
            <text:p>335.1869</text:p>
          </table:table-cell>
          <table:table-cell office:value-type="float" office:value="1210.439" calcext:value-type="float">
            <text:p>1210.439</text:p>
          </table:table-cell>
          <table:table-cell office:value-type="float" office:value="1472.219" calcext:value-type="float">
            <text:p>1472.219</text:p>
          </table:table-cell>
          <table:table-cell office:value-type="float" office:value="1253.093" calcext:value-type="float">
            <text:p>1253.093</text:p>
          </table:table-cell>
          <table:table-cell office:value-type="float" office:value="742.6063" calcext:value-type="float">
            <text:p>742.6063</text:p>
          </table:table-cell>
          <table:table-cell office:value-type="float" office:value="1088.611" calcext:value-type="float">
            <text:p>1088.611</text:p>
          </table:table-cell>
          <table:table-cell office:value-type="float" office:value="412.6442" calcext:value-type="float">
            <text:p>412.6442</text:p>
          </table:table-cell>
          <table:table-cell office:value-type="float" office:value="1842.245" calcext:value-type="float">
            <text:p>1842.245</text:p>
          </table:table-cell>
          <table:table-cell office:value-type="float" office:value="2078.418" calcext:value-type="float">
            <text:p>2078.418</text:p>
          </table:table-cell>
          <table:table-cell office:value-type="float" office:value="1662.767" calcext:value-type="float">
            <text:p>1662.767</text:p>
          </table:table-cell>
          <table:table-cell office:value-type="float" office:value="584.0327" calcext:value-type="float">
            <text:p>584.0327</text:p>
          </table:table-cell>
          <table:table-cell office:value-type="float" office:value="575.5815" calcext:value-type="float">
            <text:p>575.5815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4" calcext:value-type="float">
            <text:p>35.66274</text:p>
          </table:table-cell>
          <table:table-cell office:value-type="float" office:value="0" calcext:value-type="float">
            <text:p>0</text:p>
          </table:table-cell>
          <table:table-cell office:value-type="float" office:value="-0.05711135" calcext:value-type="float">
            <text:p>-0.05711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9.9299" calcext:value-type="float">
            <text:p>-309.9299</text:p>
          </table:table-cell>
          <table:table-cell office:value-type="float" office:value="0" calcext:value-type="float">
            <text:p>0</text:p>
          </table:table-cell>
          <table:table-cell office:value-type="float" office:value="8.270468" calcext:value-type="float">
            <text:p>8.270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69.8026" calcext:value-type="float">
            <text:p>269.8026</text:p>
          </table:table-cell>
          <table:table-cell office:value-type="float" office:value="13164.82" calcext:value-type="float">
            <text:p>13164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8.1274" calcext:value-type="float">
            <text:p>-308.1274</text:p>
          </table:table-cell>
          <table:table-cell office:value-type="float" office:value="866.1124" calcext:value-type="float">
            <text:p>866.1124</text:p>
          </table:table-cell>
          <table:table-cell office:value-type="float" office:value="0" calcext:value-type="float">
            <text:p>0</text:p>
          </table:table-cell>
          <table:table-cell office:value-type="float" office:value="97.06237" calcext:value-type="float">
            <text:p>97.06237</text:p>
          </table:table-cell>
          <table:table-cell office:value-type="float" office:value="1.837781" calcext:value-type="float">
            <text:p>1.837781</text:p>
          </table:table-cell>
          <table:table-cell office:value-type="float" office:value="-0.02223303" calcext:value-type="float">
            <text:p>-0.02223303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1198" calcext:value-type="float">
            <text:p>0.063119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701325" calcext:value-type="float">
            <text:p>0.4701325</text:p>
          </table:table-cell>
          <table:table-cell office:value-type="float" office:value="370" calcext:value-type="float">
            <text:p>370</text:p>
          </table:table-cell>
          <table:table-cell office:value-type="float" office:value="-310.6046" calcext:value-type="float">
            <text:p>-310.6046</text:p>
          </table:table-cell>
          <table:table-cell office:value-type="float" office:value="0" calcext:value-type="float">
            <text:p>0</text:p>
          </table:table-cell>
          <table:table-cell office:value-type="float" office:value="335.3759" calcext:value-type="float">
            <text:p>335.3759</text:p>
          </table:table-cell>
          <table:table-cell office:value-type="float" office:value="1209.372" calcext:value-type="float">
            <text:p>1209.372</text:p>
          </table:table-cell>
          <table:table-cell office:value-type="float" office:value="1470.868" calcext:value-type="float">
            <text:p>1470.868</text:p>
          </table:table-cell>
          <table:table-cell office:value-type="float" office:value="1252.718" calcext:value-type="float">
            <text:p>1252.718</text:p>
          </table:table-cell>
          <table:table-cell office:value-type="float" office:value="742.3724" calcext:value-type="float">
            <text:p>742.3724</text:p>
          </table:table-cell>
          <table:table-cell office:value-type="float" office:value="1088.414" calcext:value-type="float">
            <text:p>1088.414</text:p>
          </table:table-cell>
          <table:table-cell office:value-type="float" office:value="412.5592" calcext:value-type="float">
            <text:p>412.5592</text:p>
          </table:table-cell>
          <table:table-cell office:value-type="float" office:value="1842.096" calcext:value-type="float">
            <text:p>1842.096</text:p>
          </table:table-cell>
          <table:table-cell office:value-type="float" office:value="2078.332" calcext:value-type="float">
            <text:p>2078.332</text:p>
          </table:table-cell>
          <table:table-cell office:value-type="float" office:value="1662.727" calcext:value-type="float">
            <text:p>1662.727</text:p>
          </table:table-cell>
          <table:table-cell office:value-type="float" office:value="584.0204" calcext:value-type="float">
            <text:p>584.0204</text:p>
          </table:table-cell>
          <table:table-cell office:value-type="float" office:value="575.568" calcext:value-type="float">
            <text:p>575.568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576362" calcext:value-type="float">
            <text:p>-0.05763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3.2915" calcext:value-type="float">
            <text:p>-313.2915</text:p>
          </table:table-cell>
          <table:table-cell office:value-type="float" office:value="0" calcext:value-type="float">
            <text:p>0</text:p>
          </table:table-cell>
          <table:table-cell office:value-type="float" office:value="8.329966" calcext:value-type="float">
            <text:p>8.329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66.7364" calcext:value-type="float">
            <text:p>266.7364</text:p>
          </table:table-cell>
          <table:table-cell office:value-type="float" office:value="13164.28" calcext:value-type="float">
            <text:p>1316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1.5748" calcext:value-type="float">
            <text:p>-311.5748</text:p>
          </table:table-cell>
          <table:table-cell office:value-type="float" office:value="873.236" calcext:value-type="float">
            <text:p>873.236</text:p>
          </table:table-cell>
          <table:table-cell office:value-type="float" office:value="0" calcext:value-type="float">
            <text:p>0</text:p>
          </table:table-cell>
          <table:table-cell office:value-type="float" office:value="95.1212" calcext:value-type="float">
            <text:p>95.1212</text:p>
          </table:table-cell>
          <table:table-cell office:value-type="float" office:value="1.79594" calcext:value-type="float">
            <text:p>1.79594</text:p>
          </table:table-cell>
          <table:table-cell office:value-type="float" office:value="-0.02226928" calcext:value-type="float">
            <text:p>-0.0222692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18232" calcext:value-type="float">
            <text:p>0.0631823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756509" calcext:value-type="float">
            <text:p>0.4756509</text:p>
          </table:table-cell>
          <table:table-cell office:value-type="float" office:value="370" calcext:value-type="float">
            <text:p>370</text:p>
          </table:table-cell>
          <table:table-cell office:value-type="float" office:value="-314.0576" calcext:value-type="float">
            <text:p>-314.0576</text:p>
          </table:table-cell>
          <table:table-cell office:value-type="float" office:value="0" calcext:value-type="float">
            <text:p>0</text:p>
          </table:table-cell>
          <table:table-cell office:value-type="float" office:value="335.5722" calcext:value-type="float">
            <text:p>335.5722</text:p>
          </table:table-cell>
          <table:table-cell office:value-type="float" office:value="1208.285" calcext:value-type="float">
            <text:p>1208.285</text:p>
          </table:table-cell>
          <table:table-cell office:value-type="float" office:value="1469.455" calcext:value-type="float">
            <text:p>1469.455</text:p>
          </table:table-cell>
          <table:table-cell office:value-type="float" office:value="1252.313" calcext:value-type="float">
            <text:p>1252.313</text:p>
          </table:table-cell>
          <table:table-cell office:value-type="float" office:value="742.1221" calcext:value-type="float">
            <text:p>742.1221</text:p>
          </table:table-cell>
          <table:table-cell office:value-type="float" office:value="1088.199" calcext:value-type="float">
            <text:p>1088.199</text:p>
          </table:table-cell>
          <table:table-cell office:value-type="float" office:value="412.4702" calcext:value-type="float">
            <text:p>412.4702</text:p>
          </table:table-cell>
          <table:table-cell office:value-type="float" office:value="1841.943" calcext:value-type="float">
            <text:p>1841.943</text:p>
          </table:table-cell>
          <table:table-cell office:value-type="float" office:value="2078.244" calcext:value-type="float">
            <text:p>2078.244</text:p>
          </table:table-cell>
          <table:table-cell office:value-type="float" office:value="1662.687" calcext:value-type="float">
            <text:p>1662.687</text:p>
          </table:table-cell>
          <table:table-cell office:value-type="float" office:value="584.0081" calcext:value-type="float">
            <text:p>584.0081</text:p>
          </table:table-cell>
          <table:table-cell office:value-type="float" office:value="575.5542" calcext:value-type="float">
            <text:p>575.5542</text:p>
          </table:table-cell>
          <table:table-cell office:value-type="float" office:value="142.6986" calcext:value-type="float">
            <text:p>142.6986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5819464" calcext:value-type="float">
            <text:p>-0.058194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6.8058" calcext:value-type="float">
            <text:p>-316.8058</text:p>
          </table:table-cell>
          <table:table-cell office:value-type="float" office:value="0" calcext:value-type="float">
            <text:p>0</text:p>
          </table:table-cell>
          <table:table-cell office:value-type="float" office:value="8.393509" calcext:value-type="float">
            <text:p>8.393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263.8474" calcext:value-type="float">
            <text:p>263.8474</text:p>
          </table:table-cell>
          <table:table-cell office:value-type="float" office:value="13163.68" calcext:value-type="float">
            <text:p>13163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4.8945" calcext:value-type="float">
            <text:p>-314.8945</text:p>
          </table:table-cell>
          <table:table-cell office:value-type="float" office:value="884.1444" calcext:value-type="float">
            <text:p>884.1444</text:p>
          </table:table-cell>
          <table:table-cell office:value-type="float" office:value="0" calcext:value-type="float">
            <text:p>0</text:p>
          </table:table-cell>
          <table:table-cell office:value-type="float" office:value="94.2062" calcext:value-type="float">
            <text:p>94.2062</text:p>
          </table:table-cell>
          <table:table-cell office:value-type="float" office:value="1.758606" calcext:value-type="float">
            <text:p>1.758606</text:p>
          </table:table-cell>
          <table:table-cell office:value-type="float" office:value="-0.0223056" calcext:value-type="float">
            <text:p>-0.022305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23012" calcext:value-type="float">
            <text:p>0.0632301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801093" calcext:value-type="float">
            <text:p>0.4801093</text:p>
          </table:table-cell>
          <table:table-cell office:value-type="float" office:value="370" calcext:value-type="float">
            <text:p>370</text:p>
          </table:table-cell>
          <table:table-cell office:value-type="float" office:value="-317.3819" calcext:value-type="float">
            <text:p>-317.3819</text:p>
          </table:table-cell>
          <table:table-cell office:value-type="float" office:value="0" calcext:value-type="float">
            <text:p>0</text:p>
          </table:table-cell>
          <table:table-cell office:value-type="float" office:value="335.7605" calcext:value-type="float">
            <text:p>335.7605</text:p>
          </table:table-cell>
          <table:table-cell office:value-type="float" office:value="1207.297" calcext:value-type="float">
            <text:p>1207.297</text:p>
          </table:table-cell>
          <table:table-cell office:value-type="float" office:value="1468.095" calcext:value-type="float">
            <text:p>1468.095</text:p>
          </table:table-cell>
          <table:table-cell office:value-type="float" office:value="1251.911" calcext:value-type="float">
            <text:p>1251.911</text:p>
          </table:table-cell>
          <table:table-cell office:value-type="float" office:value="741.8779" calcext:value-type="float">
            <text:p>741.8779</text:p>
          </table:table-cell>
          <table:table-cell office:value-type="float" office:value="1087.975" calcext:value-type="float">
            <text:p>1087.975</text:p>
          </table:table-cell>
          <table:table-cell office:value-type="float" office:value="412.3779" calcext:value-type="float">
            <text:p>412.3779</text:p>
          </table:table-cell>
          <table:table-cell office:value-type="float" office:value="1841.779" calcext:value-type="float">
            <text:p>1841.779</text:p>
          </table:table-cell>
          <table:table-cell office:value-type="float" office:value="2078.156" calcext:value-type="float">
            <text:p>2078.156</text:p>
          </table:table-cell>
          <table:table-cell office:value-type="float" office:value="1662.646" calcext:value-type="float">
            <text:p>1662.646</text:p>
          </table:table-cell>
          <table:table-cell office:value-type="float" office:value="583.9957" calcext:value-type="float">
            <text:p>583.9957</text:p>
          </table:table-cell>
          <table:table-cell office:value-type="float" office:value="575.5402" calcext:value-type="float">
            <text:p>575.5402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3" calcext:value-type="float">
            <text:p>35.66273</text:p>
          </table:table-cell>
          <table:table-cell office:value-type="float" office:value="0" calcext:value-type="float">
            <text:p>0</text:p>
          </table:table-cell>
          <table:table-cell office:value-type="float" office:value="-0.05876733" calcext:value-type="float">
            <text:p>-0.058767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0.1896" calcext:value-type="float">
            <text:p>-320.1896</text:p>
          </table:table-cell>
          <table:table-cell office:value-type="float" office:value="0" calcext:value-type="float">
            <text:p>0</text:p>
          </table:table-cell>
          <table:table-cell office:value-type="float" office:value="8.45467" calcext:value-type="float">
            <text:p>8.4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261.1333" calcext:value-type="float">
            <text:p>261.1333</text:p>
          </table:table-cell>
          <table:table-cell office:value-type="float" office:value="13163.18" calcext:value-type="float">
            <text:p>1316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7.9763" calcext:value-type="float">
            <text:p>-317.9763</text:p>
          </table:table-cell>
          <table:table-cell office:value-type="float" office:value="892.3243" calcext:value-type="float">
            <text:p>892.3243</text:p>
          </table:table-cell>
          <table:table-cell office:value-type="float" office:value="0" calcext:value-type="float">
            <text:p>0</text:p>
          </table:table-cell>
          <table:table-cell office:value-type="float" office:value="94.22542" calcext:value-type="float">
            <text:p>94.22542</text:p>
          </table:table-cell>
          <table:table-cell office:value-type="float" office:value="1.716852" calcext:value-type="float">
            <text:p>1.716852</text:p>
          </table:table-cell>
          <table:table-cell office:value-type="float" office:value="-0.02227368" calcext:value-type="float">
            <text:p>-0.0222736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26724" calcext:value-type="float">
            <text:p>0.0632672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837447" calcext:value-type="float">
            <text:p>0.4837447</text:p>
          </table:table-cell>
          <table:table-cell office:value-type="float" office:value="370" calcext:value-type="float">
            <text:p>370</text:p>
          </table:table-cell>
          <table:table-cell office:value-type="float" office:value="-320.4673" calcext:value-type="float">
            <text:p>-320.4673</text:p>
          </table:table-cell>
          <table:table-cell office:value-type="float" office:value="0" calcext:value-type="float">
            <text:p>0</text:p>
          </table:table-cell>
          <table:table-cell office:value-type="float" office:value="335.9149" calcext:value-type="float">
            <text:p>335.9149</text:p>
          </table:table-cell>
          <table:table-cell office:value-type="float" office:value="1206.385" calcext:value-type="float">
            <text:p>1206.385</text:p>
          </table:table-cell>
          <table:table-cell office:value-type="float" office:value="1466.875" calcext:value-type="float">
            <text:p>1466.875</text:p>
          </table:table-cell>
          <table:table-cell office:value-type="float" office:value="1251.565" calcext:value-type="float">
            <text:p>1251.565</text:p>
          </table:table-cell>
          <table:table-cell office:value-type="float" office:value="741.6514" calcext:value-type="float">
            <text:p>741.6514</text:p>
          </table:table-cell>
          <table:table-cell office:value-type="float" office:value="1087.764" calcext:value-type="float">
            <text:p>1087.764</text:p>
          </table:table-cell>
          <table:table-cell office:value-type="float" office:value="412.2885" calcext:value-type="float">
            <text:p>412.2885</text:p>
          </table:table-cell>
          <table:table-cell office:value-type="float" office:value="1841.609" calcext:value-type="float">
            <text:p>1841.609</text:p>
          </table:table-cell>
          <table:table-cell office:value-type="float" office:value="2078.066" calcext:value-type="float">
            <text:p>2078.066</text:p>
          </table:table-cell>
          <table:table-cell office:value-type="float" office:value="1662.605" calcext:value-type="float">
            <text:p>1662.605</text:p>
          </table:table-cell>
          <table:table-cell office:value-type="float" office:value="583.9833" calcext:value-type="float">
            <text:p>583.9833</text:p>
          </table:table-cell>
          <table:table-cell office:value-type="float" office:value="575.5261" calcext:value-type="float">
            <text:p>575.5261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2" calcext:value-type="float">
            <text:p>35.66272</text:p>
          </table:table-cell>
          <table:table-cell office:value-type="float" office:value="0" calcext:value-type="float">
            <text:p>0</text:p>
          </table:table-cell>
          <table:table-cell office:value-type="float" office:value="-0.05925182" calcext:value-type="float">
            <text:p>-0.05925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3.3233" calcext:value-type="float">
            <text:p>-323.3233</text:p>
          </table:table-cell>
          <table:table-cell office:value-type="float" office:value="0" calcext:value-type="float">
            <text:p>0</text:p>
          </table:table-cell>
          <table:table-cell office:value-type="float" office:value="8.50206" calcext:value-type="float">
            <text:p>8.5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258.3566" calcext:value-type="float">
            <text:p>258.3566</text:p>
          </table:table-cell>
          <table:table-cell office:value-type="float" office:value="13162.62" calcext:value-type="float">
            <text:p>13162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1.1367" calcext:value-type="float">
            <text:p>-321.1367</text:p>
          </table:table-cell>
          <table:table-cell office:value-type="float" office:value="904.4549" calcext:value-type="float">
            <text:p>904.4549</text:p>
          </table:table-cell>
          <table:table-cell office:value-type="float" office:value="0" calcext:value-type="float">
            <text:p>0</text:p>
          </table:table-cell>
          <table:table-cell office:value-type="float" office:value="92.87199" calcext:value-type="float">
            <text:p>92.87199</text:p>
          </table:table-cell>
          <table:table-cell office:value-type="float" office:value="1.675297" calcext:value-type="float">
            <text:p>1.675297</text:p>
          </table:table-cell>
          <table:table-cell office:value-type="float" office:value="-0.02225852" calcext:value-type="float">
            <text:p>-0.0222585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29462" calcext:value-type="float">
            <text:p>0.0632946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866216" calcext:value-type="float">
            <text:p>0.4866216</text:p>
          </table:table-cell>
          <table:table-cell office:value-type="float" office:value="370" calcext:value-type="float">
            <text:p>370</text:p>
          </table:table-cell>
          <table:table-cell office:value-type="float" office:value="-323.6306" calcext:value-type="float">
            <text:p>-323.6306</text:p>
          </table:table-cell>
          <table:table-cell office:value-type="float" office:value="0" calcext:value-type="float">
            <text:p>0</text:p>
          </table:table-cell>
          <table:table-cell office:value-type="float" office:value="336.0926" calcext:value-type="float">
            <text:p>336.0926</text:p>
          </table:table-cell>
          <table:table-cell office:value-type="float" office:value="1205.423" calcext:value-type="float">
            <text:p>1205.423</text:p>
          </table:table-cell>
          <table:table-cell office:value-type="float" office:value="1465.592" calcext:value-type="float">
            <text:p>1465.592</text:p>
          </table:table-cell>
          <table:table-cell office:value-type="float" office:value="1251.198" calcext:value-type="float">
            <text:p>1251.198</text:p>
          </table:table-cell>
          <table:table-cell office:value-type="float" office:value="741.4169" calcext:value-type="float">
            <text:p>741.4169</text:p>
          </table:table-cell>
          <table:table-cell office:value-type="float" office:value="1087.56" calcext:value-type="float">
            <text:p>1087.56</text:p>
          </table:table-cell>
          <table:table-cell office:value-type="float" office:value="412.2025" calcext:value-type="float">
            <text:p>412.2025</text:p>
          </table:table-cell>
          <table:table-cell office:value-type="float" office:value="1841.442" calcext:value-type="float">
            <text:p>1841.442</text:p>
          </table:table-cell>
          <table:table-cell office:value-type="float" office:value="2077.976" calcext:value-type="float">
            <text:p>2077.976</text:p>
          </table:table-cell>
          <table:table-cell office:value-type="float" office:value="1662.563" calcext:value-type="float">
            <text:p>1662.563</text:p>
          </table:table-cell>
          <table:table-cell office:value-type="float" office:value="583.9706" calcext:value-type="float">
            <text:p>583.9706</text:p>
          </table:table-cell>
          <table:table-cell office:value-type="float" office:value="575.5079" calcext:value-type="float">
            <text:p>575.5079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2" calcext:value-type="float">
            <text:p>35.66272</text:p>
          </table:table-cell>
          <table:table-cell office:value-type="float" office:value="0" calcext:value-type="float">
            <text:p>0</text:p>
          </table:table-cell>
          <table:table-cell office:value-type="float" office:value="-0.05974367" calcext:value-type="float">
            <text:p>-0.059743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6.5587" calcext:value-type="float">
            <text:p>-326.5587</text:p>
          </table:table-cell>
          <table:table-cell office:value-type="float" office:value="0" calcext:value-type="float">
            <text:p>0</text:p>
          </table:table-cell>
          <table:table-cell office:value-type="float" office:value="8.574326" calcext:value-type="float">
            <text:p>8.574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255.6883" calcext:value-type="float">
            <text:p>255.6883</text:p>
          </table:table-cell>
          <table:table-cell office:value-type="float" office:value="13162.11" calcext:value-type="float">
            <text:p>13162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4.1649" calcext:value-type="float">
            <text:p>-324.1649</text:p>
          </table:table-cell>
          <table:table-cell office:value-type="float" office:value="913.1227" calcext:value-type="float">
            <text:p>913.1227</text:p>
          </table:table-cell>
          <table:table-cell office:value-type="float" office:value="0" calcext:value-type="float">
            <text:p>0</text:p>
          </table:table-cell>
          <table:table-cell office:value-type="float" office:value="92.96224" calcext:value-type="float">
            <text:p>92.96224</text:p>
          </table:table-cell>
          <table:table-cell office:value-type="float" office:value="1.632124" calcext:value-type="float">
            <text:p>1.632124</text:p>
          </table:table-cell>
          <table:table-cell office:value-type="float" office:value="-0.02224618" calcext:value-type="float">
            <text:p>-0.0222461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1762" calcext:value-type="float">
            <text:p>0.0633176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891" calcext:value-type="float">
            <text:p>0.4891</text:p>
          </table:table-cell>
          <table:table-cell office:value-type="float" office:value="370" calcext:value-type="float">
            <text:p>370</text:p>
          </table:table-cell>
          <table:table-cell office:value-type="float" office:value="-326.6613" calcext:value-type="float">
            <text:p>-326.6613</text:p>
          </table:table-cell>
          <table:table-cell office:value-type="float" office:value="0" calcext:value-type="float">
            <text:p>0</text:p>
          </table:table-cell>
          <table:table-cell office:value-type="float" office:value="336.2322" calcext:value-type="float">
            <text:p>336.2322</text:p>
          </table:table-cell>
          <table:table-cell office:value-type="float" office:value="1204.533" calcext:value-type="float">
            <text:p>1204.533</text:p>
          </table:table-cell>
          <table:table-cell office:value-type="float" office:value="1464.401" calcext:value-type="float">
            <text:p>1464.401</text:p>
          </table:table-cell>
          <table:table-cell office:value-type="float" office:value="1250.854" calcext:value-type="float">
            <text:p>1250.854</text:p>
          </table:table-cell>
          <table:table-cell office:value-type="float" office:value="741.1983" calcext:value-type="float">
            <text:p>741.1983</text:p>
          </table:table-cell>
          <table:table-cell office:value-type="float" office:value="1087.349" calcext:value-type="float">
            <text:p>1087.349</text:p>
          </table:table-cell>
          <table:table-cell office:value-type="float" office:value="412.114" calcext:value-type="float">
            <text:p>412.114</text:p>
          </table:table-cell>
          <table:table-cell office:value-type="float" office:value="1841.274" calcext:value-type="float">
            <text:p>1841.274</text:p>
          </table:table-cell>
          <table:table-cell office:value-type="float" office:value="2077.885" calcext:value-type="float">
            <text:p>2077.885</text:p>
          </table:table-cell>
          <table:table-cell office:value-type="float" office:value="1662.521" calcext:value-type="float">
            <text:p>1662.521</text:p>
          </table:table-cell>
          <table:table-cell office:value-type="float" office:value="583.9579" calcext:value-type="float">
            <text:p>583.9579</text:p>
          </table:table-cell>
          <table:table-cell office:value-type="float" office:value="575.4875" calcext:value-type="float">
            <text:p>575.4875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2" calcext:value-type="float">
            <text:p>35.66272</text:p>
          </table:table-cell>
          <table:table-cell office:value-type="float" office:value="0" calcext:value-type="float">
            <text:p>0</text:p>
          </table:table-cell>
          <table:table-cell office:value-type="float" office:value="-0.06022149" calcext:value-type="float">
            <text:p>-0.06022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9.6528" calcext:value-type="float">
            <text:p>-329.6528</text:p>
          </table:table-cell>
          <table:table-cell office:value-type="float" office:value="0" calcext:value-type="float">
            <text:p>0</text:p>
          </table:table-cell>
          <table:table-cell office:value-type="float" office:value="8.637251" calcext:value-type="float">
            <text:p>8.637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253.1217" calcext:value-type="float">
            <text:p>253.1217</text:p>
          </table:table-cell>
          <table:table-cell office:value-type="float" office:value="13161.56" calcext:value-type="float">
            <text:p>13161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7.1186" calcext:value-type="float">
            <text:p>-327.1186</text:p>
          </table:table-cell>
          <table:table-cell office:value-type="float" office:value="918.4341" calcext:value-type="float">
            <text:p>918.4341</text:p>
          </table:table-cell>
          <table:table-cell office:value-type="float" office:value="0" calcext:value-type="float">
            <text:p>0</text:p>
          </table:table-cell>
          <table:table-cell office:value-type="float" office:value="92.12266" calcext:value-type="float">
            <text:p>92.12266</text:p>
          </table:table-cell>
          <table:table-cell office:value-type="float" office:value="1.593437" calcext:value-type="float">
            <text:p>1.593437</text:p>
          </table:table-cell>
          <table:table-cell office:value-type="float" office:value="-0.02220138" calcext:value-type="float">
            <text:p>-0.02220138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3417" calcext:value-type="float">
            <text:p>0.06333417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10166" calcext:value-type="float">
            <text:p>0.4910166</text:p>
          </table:table-cell>
          <table:table-cell office:value-type="float" office:value="370" calcext:value-type="float">
            <text:p>370</text:p>
          </table:table-cell>
          <table:table-cell office:value-type="float" office:value="-329.6169" calcext:value-type="float">
            <text:p>-329.6169</text:p>
          </table:table-cell>
          <table:table-cell office:value-type="float" office:value="0" calcext:value-type="float">
            <text:p>0</text:p>
          </table:table-cell>
          <table:table-cell office:value-type="float" office:value="336.3965" calcext:value-type="float">
            <text:p>336.3965</text:p>
          </table:table-cell>
          <table:table-cell office:value-type="float" office:value="1203.645" calcext:value-type="float">
            <text:p>1203.645</text:p>
          </table:table-cell>
          <table:table-cell office:value-type="float" office:value="1463.204" calcext:value-type="float">
            <text:p>1463.204</text:p>
          </table:table-cell>
          <table:table-cell office:value-type="float" office:value="1250.52" calcext:value-type="float">
            <text:p>1250.52</text:p>
          </table:table-cell>
          <table:table-cell office:value-type="float" office:value="740.9782" calcext:value-type="float">
            <text:p>740.9782</text:p>
          </table:table-cell>
          <table:table-cell office:value-type="float" office:value="1087.157" calcext:value-type="float">
            <text:p>1087.157</text:p>
          </table:table-cell>
          <table:table-cell office:value-type="float" office:value="412.0304" calcext:value-type="float">
            <text:p>412.0304</text:p>
          </table:table-cell>
          <table:table-cell office:value-type="float" office:value="1841.108" calcext:value-type="float">
            <text:p>1841.108</text:p>
          </table:table-cell>
          <table:table-cell office:value-type="float" office:value="2077.794" calcext:value-type="float">
            <text:p>2077.794</text:p>
          </table:table-cell>
          <table:table-cell office:value-type="float" office:value="1662.479" calcext:value-type="float">
            <text:p>1662.479</text:p>
          </table:table-cell>
          <table:table-cell office:value-type="float" office:value="583.9451" calcext:value-type="float">
            <text:p>583.9451</text:p>
          </table:table-cell>
          <table:table-cell office:value-type="float" office:value="575.467" calcext:value-type="float">
            <text:p>575.467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1" calcext:value-type="float">
            <text:p>35.66271</text:p>
          </table:table-cell>
          <table:table-cell office:value-type="float" office:value="0" calcext:value-type="float">
            <text:p>0</text:p>
          </table:table-cell>
          <table:table-cell office:value-type="float" office:value="-0.06067257" calcext:value-type="float">
            <text:p>-0.06067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2.6852" calcext:value-type="float">
            <text:p>-332.6852</text:p>
          </table:table-cell>
          <table:table-cell office:value-type="float" office:value="0" calcext:value-type="float">
            <text:p>0</text:p>
          </table:table-cell>
          <table:table-cell office:value-type="float" office:value="8.710731" calcext:value-type="float">
            <text:p>8.71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250.516" calcext:value-type="float">
            <text:p>250.516</text:p>
          </table:table-cell>
          <table:table-cell office:value-type="float" office:value="13160.97" calcext:value-type="float">
            <text:p>1316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0.1534" calcext:value-type="float">
            <text:p>-330.1534</text:p>
          </table:table-cell>
          <table:table-cell office:value-type="float" office:value="928.9772" calcext:value-type="float">
            <text:p>928.9772</text:p>
          </table:table-cell>
          <table:table-cell office:value-type="float" office:value="0" calcext:value-type="float">
            <text:p>0</text:p>
          </table:table-cell>
          <table:table-cell office:value-type="float" office:value="91.66579" calcext:value-type="float">
            <text:p>91.66579</text:p>
          </table:table-cell>
          <table:table-cell office:value-type="float" office:value="1.554965" calcext:value-type="float">
            <text:p>1.554965</text:p>
          </table:table-cell>
          <table:table-cell office:value-type="float" office:value="-0.02221186" calcext:value-type="float">
            <text:p>-0.0222118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4773" calcext:value-type="float">
            <text:p>0.0633477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26498" calcext:value-type="float">
            <text:p>0.4926498</text:p>
          </table:table-cell>
          <table:table-cell office:value-type="float" office:value="370" calcext:value-type="float">
            <text:p>370</text:p>
          </table:table-cell>
          <table:table-cell office:value-type="float" office:value="-332.6534" calcext:value-type="float">
            <text:p>-332.6534</text:p>
          </table:table-cell>
          <table:table-cell office:value-type="float" office:value="0" calcext:value-type="float">
            <text:p>0</text:p>
          </table:table-cell>
          <table:table-cell office:value-type="float" office:value="336.5674" calcext:value-type="float">
            <text:p>336.5674</text:p>
          </table:table-cell>
          <table:table-cell office:value-type="float" office:value="1202.758" calcext:value-type="float">
            <text:p>1202.758</text:p>
          </table:table-cell>
          <table:table-cell office:value-type="float" office:value="1461.977" calcext:value-type="float">
            <text:p>1461.977</text:p>
          </table:table-cell>
          <table:table-cell office:value-type="float" office:value="1250.165" calcext:value-type="float">
            <text:p>1250.165</text:p>
          </table:table-cell>
          <table:table-cell office:value-type="float" office:value="740.7526" calcext:value-type="float">
            <text:p>740.7526</text:p>
          </table:table-cell>
          <table:table-cell office:value-type="float" office:value="1086.948" calcext:value-type="float">
            <text:p>1086.948</text:p>
          </table:table-cell>
          <table:table-cell office:value-type="float" office:value="411.9442" calcext:value-type="float">
            <text:p>411.9442</text:p>
          </table:table-cell>
          <table:table-cell office:value-type="float" office:value="1840.942" calcext:value-type="float">
            <text:p>1840.942</text:p>
          </table:table-cell>
          <table:table-cell office:value-type="float" office:value="2077.702" calcext:value-type="float">
            <text:p>2077.702</text:p>
          </table:table-cell>
          <table:table-cell office:value-type="float" office:value="1662.436" calcext:value-type="float">
            <text:p>1662.436</text:p>
          </table:table-cell>
          <table:table-cell office:value-type="float" office:value="583.9321" calcext:value-type="float">
            <text:p>583.9321</text:p>
          </table:table-cell>
          <table:table-cell office:value-type="float" office:value="575.4462" calcext:value-type="float">
            <text:p>575.4462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1" calcext:value-type="float">
            <text:p>35.66271</text:p>
          </table:table-cell>
          <table:table-cell office:value-type="float" office:value="0" calcext:value-type="float">
            <text:p>0</text:p>
          </table:table-cell>
          <table:table-cell office:value-type="float" office:value="-0.06115976" calcext:value-type="float">
            <text:p>-0.061159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5.7884" calcext:value-type="float">
            <text:p>-335.7884</text:p>
          </table:table-cell>
          <table:table-cell office:value-type="float" office:value="0" calcext:value-type="float">
            <text:p>0</text:p>
          </table:table-cell>
          <table:table-cell office:value-type="float" office:value="8.774933" calcext:value-type="float">
            <text:p>8.774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248.073" calcext:value-type="float">
            <text:p>248.073</text:p>
          </table:table-cell>
          <table:table-cell office:value-type="float" office:value="13160.38" calcext:value-type="float">
            <text:p>1316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3.0324" calcext:value-type="float">
            <text:p>-333.0324</text:p>
          </table:table-cell>
          <table:table-cell office:value-type="float" office:value="937.9575" calcext:value-type="float">
            <text:p>937.9575</text:p>
          </table:table-cell>
          <table:table-cell office:value-type="float" office:value="0" calcext:value-type="float">
            <text:p>0</text:p>
          </table:table-cell>
          <table:table-cell office:value-type="float" office:value="91.16905" calcext:value-type="float">
            <text:p>91.16905</text:p>
          </table:table-cell>
          <table:table-cell office:value-type="float" office:value="1.523598" calcext:value-type="float">
            <text:p>1.523598</text:p>
          </table:table-cell>
          <table:table-cell office:value-type="float" office:value="-0.02216067" calcext:value-type="float">
            <text:p>-0.02216067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5741" calcext:value-type="float">
            <text:p>0.0633574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39086" calcext:value-type="float">
            <text:p>0.4939086</text:p>
          </table:table-cell>
          <table:table-cell office:value-type="float" office:value="370" calcext:value-type="float">
            <text:p>370</text:p>
          </table:table-cell>
          <table:table-cell office:value-type="float" office:value="-335.5336" calcext:value-type="float">
            <text:p>-335.5336</text:p>
          </table:table-cell>
          <table:table-cell office:value-type="float" office:value="0" calcext:value-type="float">
            <text:p>0</text:p>
          </table:table-cell>
          <table:table-cell office:value-type="float" office:value="336.7281" calcext:value-type="float">
            <text:p>336.7281</text:p>
          </table:table-cell>
          <table:table-cell office:value-type="float" office:value="1201.931" calcext:value-type="float">
            <text:p>1201.931</text:p>
          </table:table-cell>
          <table:table-cell office:value-type="float" office:value="1460.819" calcext:value-type="float">
            <text:p>1460.819</text:p>
          </table:table-cell>
          <table:table-cell office:value-type="float" office:value="1249.825" calcext:value-type="float">
            <text:p>1249.825</text:p>
          </table:table-cell>
          <table:table-cell office:value-type="float" office:value="740.5391" calcext:value-type="float">
            <text:p>740.5391</text:p>
          </table:table-cell>
          <table:table-cell office:value-type="float" office:value="1086.748" calcext:value-type="float">
            <text:p>1086.748</text:p>
          </table:table-cell>
          <table:table-cell office:value-type="float" office:value="411.8597" calcext:value-type="float">
            <text:p>411.8597</text:p>
          </table:table-cell>
          <table:table-cell office:value-type="float" office:value="1840.775" calcext:value-type="float">
            <text:p>1840.775</text:p>
          </table:table-cell>
          <table:table-cell office:value-type="float" office:value="2077.61" calcext:value-type="float">
            <text:p>2077.61</text:p>
          </table:table-cell>
          <table:table-cell office:value-type="float" office:value="1662.393" calcext:value-type="float">
            <text:p>1662.393</text:p>
          </table:table-cell>
          <table:table-cell office:value-type="float" office:value="583.9191" calcext:value-type="float">
            <text:p>583.9191</text:p>
          </table:table-cell>
          <table:table-cell office:value-type="float" office:value="575.4253" calcext:value-type="float">
            <text:p>575.4253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" calcext:value-type="float">
            <text:p>35.6627</text:p>
          </table:table-cell>
          <table:table-cell office:value-type="float" office:value="0" calcext:value-type="float">
            <text:p>0</text:p>
          </table:table-cell>
          <table:table-cell office:value-type="float" office:value="-0.06158524" calcext:value-type="float">
            <text:p>-0.06158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38.7299" calcext:value-type="float">
            <text:p>-338.7299</text:p>
          </table:table-cell>
          <table:table-cell office:value-type="float" office:value="0" calcext:value-type="float">
            <text:p>0</text:p>
          </table:table-cell>
          <table:table-cell office:value-type="float" office:value="8.836962" calcext:value-type="float">
            <text:p>8.83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245.7218" calcext:value-type="float">
            <text:p>245.7218</text:p>
          </table:table-cell>
          <table:table-cell office:value-type="float" office:value="13159.8" calcext:value-type="float">
            <text:p>131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5.8222" calcext:value-type="float">
            <text:p>-335.8222</text:p>
          </table:table-cell>
          <table:table-cell office:value-type="float" office:value="948.7769" calcext:value-type="float">
            <text:p>948.7769</text:p>
          </table:table-cell>
          <table:table-cell office:value-type="float" office:value="0" calcext:value-type="float">
            <text:p>0</text:p>
          </table:table-cell>
          <table:table-cell office:value-type="float" office:value="90.9291" calcext:value-type="float">
            <text:p>90.9291</text:p>
          </table:table-cell>
          <table:table-cell office:value-type="float" office:value="1.493547" calcext:value-type="float">
            <text:p>1.493547</text:p>
          </table:table-cell>
          <table:table-cell office:value-type="float" office:value="-0.02211111" calcext:value-type="float">
            <text:p>-0.0221111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6167" calcext:value-type="float">
            <text:p>0.06336167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47035" calcext:value-type="float">
            <text:p>0.4947035</text:p>
          </table:table-cell>
          <table:table-cell office:value-type="float" office:value="370" calcext:value-type="float">
            <text:p>370</text:p>
          </table:table-cell>
          <table:table-cell office:value-type="float" office:value="-338.3241" calcext:value-type="float">
            <text:p>-338.3241</text:p>
          </table:table-cell>
          <table:table-cell office:value-type="float" office:value="0" calcext:value-type="float">
            <text:p>0</text:p>
          </table:table-cell>
          <table:table-cell office:value-type="float" office:value="336.8851" calcext:value-type="float">
            <text:p>336.8851</text:p>
          </table:table-cell>
          <table:table-cell office:value-type="float" office:value="1201.133" calcext:value-type="float">
            <text:p>1201.133</text:p>
          </table:table-cell>
          <table:table-cell office:value-type="float" office:value="1459.707" calcext:value-type="float">
            <text:p>1459.707</text:p>
          </table:table-cell>
          <table:table-cell office:value-type="float" office:value="1249.501" calcext:value-type="float">
            <text:p>1249.501</text:p>
          </table:table-cell>
          <table:table-cell office:value-type="float" office:value="740.3266" calcext:value-type="float">
            <text:p>740.3266</text:p>
          </table:table-cell>
          <table:table-cell office:value-type="float" office:value="1086.555" calcext:value-type="float">
            <text:p>1086.555</text:p>
          </table:table-cell>
          <table:table-cell office:value-type="float" office:value="411.7764" calcext:value-type="float">
            <text:p>411.7764</text:p>
          </table:table-cell>
          <table:table-cell office:value-type="float" office:value="1840.609" calcext:value-type="float">
            <text:p>1840.609</text:p>
          </table:table-cell>
          <table:table-cell office:value-type="float" office:value="2077.518" calcext:value-type="float">
            <text:p>2077.518</text:p>
          </table:table-cell>
          <table:table-cell office:value-type="float" office:value="1662.35" calcext:value-type="float">
            <text:p>1662.35</text:p>
          </table:table-cell>
          <table:table-cell office:value-type="float" office:value="583.9059" calcext:value-type="float">
            <text:p>583.9059</text:p>
          </table:table-cell>
          <table:table-cell office:value-type="float" office:value="575.4041" calcext:value-type="float">
            <text:p>575.4041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" calcext:value-type="float">
            <text:p>35.6627</text:p>
          </table:table-cell>
          <table:table-cell office:value-type="float" office:value="0" calcext:value-type="float">
            <text:p>0</text:p>
          </table:table-cell>
          <table:table-cell office:value-type="float" office:value="-0.06198021" calcext:value-type="float">
            <text:p>-0.06198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1.5804" calcext:value-type="float">
            <text:p>-341.5804</text:p>
          </table:table-cell>
          <table:table-cell office:value-type="float" office:value="0" calcext:value-type="float">
            <text:p>0</text:p>
          </table:table-cell>
          <table:table-cell office:value-type="float" office:value="8.895539" calcext:value-type="float">
            <text:p>8.895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243.3189" calcext:value-type="float">
            <text:p>243.3189</text:p>
          </table:table-cell>
          <table:table-cell office:value-type="float" office:value="13159.21" calcext:value-type="float">
            <text:p>13159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8.6602" calcext:value-type="float">
            <text:p>-338.6602</text:p>
          </table:table-cell>
          <table:table-cell office:value-type="float" office:value="954.9667" calcext:value-type="float">
            <text:p>954.9667</text:p>
          </table:table-cell>
          <table:table-cell office:value-type="float" office:value="0" calcext:value-type="float">
            <text:p>0</text:p>
          </table:table-cell>
          <table:table-cell office:value-type="float" office:value="90.15936" calcext:value-type="float">
            <text:p>90.15936</text:p>
          </table:table-cell>
          <table:table-cell office:value-type="float" office:value="1.461305" calcext:value-type="float">
            <text:p>1.461305</text:p>
          </table:table-cell>
          <table:table-cell office:value-type="float" office:value="-0.02207462" calcext:value-type="float">
            <text:p>-0.02207462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6525" calcext:value-type="float">
            <text:p>0.06336525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54085" calcext:value-type="float">
            <text:p>0.4954085</text:p>
          </table:table-cell>
          <table:table-cell office:value-type="float" office:value="370" calcext:value-type="float">
            <text:p>370</text:p>
          </table:table-cell>
          <table:table-cell office:value-type="float" office:value="-341.1628" calcext:value-type="float">
            <text:p>-341.1628</text:p>
          </table:table-cell>
          <table:table-cell office:value-type="float" office:value="0" calcext:value-type="float">
            <text:p>0</text:p>
          </table:table-cell>
          <table:table-cell office:value-type="float" office:value="337.0452" calcext:value-type="float">
            <text:p>337.0452</text:p>
          </table:table-cell>
          <table:table-cell office:value-type="float" office:value="1200.3" calcext:value-type="float">
            <text:p>1200.3</text:p>
          </table:table-cell>
          <table:table-cell office:value-type="float" office:value="1458.573" calcext:value-type="float">
            <text:p>1458.573</text:p>
          </table:table-cell>
          <table:table-cell office:value-type="float" office:value="1249.168" calcext:value-type="float">
            <text:p>1249.168</text:p>
          </table:table-cell>
          <table:table-cell office:value-type="float" office:value="740.1183" calcext:value-type="float">
            <text:p>740.1183</text:p>
          </table:table-cell>
          <table:table-cell office:value-type="float" office:value="1086.359" calcext:value-type="float">
            <text:p>1086.359</text:p>
          </table:table-cell>
          <table:table-cell office:value-type="float" office:value="411.6947" calcext:value-type="float">
            <text:p>411.6947</text:p>
          </table:table-cell>
          <table:table-cell office:value-type="float" office:value="1840.445" calcext:value-type="float">
            <text:p>1840.445</text:p>
          </table:table-cell>
          <table:table-cell office:value-type="float" office:value="2077.416" calcext:value-type="float">
            <text:p>2077.416</text:p>
          </table:table-cell>
          <table:table-cell office:value-type="float" office:value="1662.307" calcext:value-type="float">
            <text:p>1662.307</text:p>
          </table:table-cell>
          <table:table-cell office:value-type="float" office:value="583.8927" calcext:value-type="float">
            <text:p>583.8927</text:p>
          </table:table-cell>
          <table:table-cell office:value-type="float" office:value="575.3828" calcext:value-type="float">
            <text:p>575.3828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7" calcext:value-type="float">
            <text:p>35.6627</text:p>
          </table:table-cell>
          <table:table-cell office:value-type="float" office:value="0" calcext:value-type="float">
            <text:p>0</text:p>
          </table:table-cell>
          <table:table-cell office:value-type="float" office:value="-0.06238278" calcext:value-type="float">
            <text:p>-0.062382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4.4898" calcext:value-type="float">
            <text:p>-344.4898</text:p>
          </table:table-cell>
          <table:table-cell office:value-type="float" office:value="0" calcext:value-type="float">
            <text:p>0</text:p>
          </table:table-cell>
          <table:table-cell office:value-type="float" office:value="8.965225" calcext:value-type="float">
            <text:p>8.96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240.9033" calcext:value-type="float">
            <text:p>240.9033</text:p>
          </table:table-cell>
          <table:table-cell office:value-type="float" office:value="13158.6" calcext:value-type="float">
            <text:p>1315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1.5303" calcext:value-type="float">
            <text:p>-341.5303</text:p>
          </table:table-cell>
          <table:table-cell office:value-type="float" office:value="961.9122" calcext:value-type="float">
            <text:p>961.9122</text:p>
          </table:table-cell>
          <table:table-cell office:value-type="float" office:value="0" calcext:value-type="float">
            <text:p>0</text:p>
          </table:table-cell>
          <table:table-cell office:value-type="float" office:value="90.0731" calcext:value-type="float">
            <text:p>90.0731</text:p>
          </table:table-cell>
          <table:table-cell office:value-type="float" office:value="1.427621" calcext:value-type="float">
            <text:p>1.427621</text:p>
          </table:table-cell>
          <table:table-cell office:value-type="float" office:value="-0.02204226" calcext:value-type="float">
            <text:p>-0.0220422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6878" calcext:value-type="float">
            <text:p>0.0633687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60396" calcext:value-type="float">
            <text:p>0.4960396</text:p>
          </table:table-cell>
          <table:table-cell office:value-type="float" office:value="370" calcext:value-type="float">
            <text:p>370</text:p>
          </table:table-cell>
          <table:table-cell office:value-type="float" office:value="-344.0335" calcext:value-type="float">
            <text:p>-344.0335</text:p>
          </table:table-cell>
          <table:table-cell office:value-type="float" office:value="0" calcext:value-type="float">
            <text:p>0</text:p>
          </table:table-cell>
          <table:table-cell office:value-type="float" office:value="337.2087" calcext:value-type="float">
            <text:p>337.2087</text:p>
          </table:table-cell>
          <table:table-cell office:value-type="float" office:value="1199.465" calcext:value-type="float">
            <text:p>1199.465</text:p>
          </table:table-cell>
          <table:table-cell office:value-type="float" office:value="1457.436" calcext:value-type="float">
            <text:p>1457.436</text:p>
          </table:table-cell>
          <table:table-cell office:value-type="float" office:value="1248.835" calcext:value-type="float">
            <text:p>1248.835</text:p>
          </table:table-cell>
          <table:table-cell office:value-type="float" office:value="739.9062" calcext:value-type="float">
            <text:p>739.9062</text:p>
          </table:table-cell>
          <table:table-cell office:value-type="float" office:value="1086.158" calcext:value-type="float">
            <text:p>1086.158</text:p>
          </table:table-cell>
          <table:table-cell office:value-type="float" office:value="411.6116" calcext:value-type="float">
            <text:p>411.6116</text:p>
          </table:table-cell>
          <table:table-cell office:value-type="float" office:value="1840.279" calcext:value-type="float">
            <text:p>1840.279</text:p>
          </table:table-cell>
          <table:table-cell office:value-type="float" office:value="2077.311" calcext:value-type="float">
            <text:p>2077.311</text:p>
          </table:table-cell>
          <table:table-cell office:value-type="float" office:value="1662.263" calcext:value-type="float">
            <text:p>1662.263</text:p>
          </table:table-cell>
          <table:table-cell office:value-type="float" office:value="583.8793" calcext:value-type="float">
            <text:p>583.8793</text:p>
          </table:table-cell>
          <table:table-cell office:value-type="float" office:value="575.3611" calcext:value-type="float">
            <text:p>575.3611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9" calcext:value-type="float">
            <text:p>35.66269</text:p>
          </table:table-cell>
          <table:table-cell office:value-type="float" office:value="0" calcext:value-type="float">
            <text:p>0</text:p>
          </table:table-cell>
          <table:table-cell office:value-type="float" office:value="-0.06282062" calcext:value-type="float">
            <text:p>-0.062820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7.4222" calcext:value-type="float">
            <text:p>-347.4222</text:p>
          </table:table-cell>
          <table:table-cell office:value-type="float" office:value="0" calcext:value-type="float">
            <text:p>0</text:p>
          </table:table-cell>
          <table:table-cell office:value-type="float" office:value="9.028204" calcext:value-type="float">
            <text:p>9.02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238.5796" calcext:value-type="float">
            <text:p>238.5796</text:p>
          </table:table-cell>
          <table:table-cell office:value-type="float" office:value="13157.98" calcext:value-type="float">
            <text:p>13157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4.314" calcext:value-type="float">
            <text:p>-344.314</text:p>
          </table:table-cell>
          <table:table-cell office:value-type="float" office:value="971.2455" calcext:value-type="float">
            <text:p>971.2455</text:p>
          </table:table-cell>
          <table:table-cell office:value-type="float" office:value="0" calcext:value-type="float">
            <text:p>0</text:p>
          </table:table-cell>
          <table:table-cell office:value-type="float" office:value="89.64137" calcext:value-type="float">
            <text:p>89.64137</text:p>
          </table:table-cell>
          <table:table-cell office:value-type="float" office:value="1.396008" calcext:value-type="float">
            <text:p>1.396008</text:p>
          </table:table-cell>
          <table:table-cell office:value-type="float" office:value="-0.02197714" calcext:value-type="float">
            <text:p>-0.0219771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7164" calcext:value-type="float">
            <text:p>0.0633716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66082" calcext:value-type="float">
            <text:p>0.4966082</text:p>
          </table:table-cell>
          <table:table-cell office:value-type="float" office:value="370" calcext:value-type="float">
            <text:p>370</text:p>
          </table:table-cell>
          <table:table-cell office:value-type="float" office:value="-346.8177" calcext:value-type="float">
            <text:p>-346.8177</text:p>
          </table:table-cell>
          <table:table-cell office:value-type="float" office:value="0" calcext:value-type="float">
            <text:p>0</text:p>
          </table:table-cell>
          <table:table-cell office:value-type="float" office:value="337.3669" calcext:value-type="float">
            <text:p>337.3669</text:p>
          </table:table-cell>
          <table:table-cell office:value-type="float" office:value="1198.655" calcext:value-type="float">
            <text:p>1198.655</text:p>
          </table:table-cell>
          <table:table-cell office:value-type="float" office:value="1456.329" calcext:value-type="float">
            <text:p>1456.329</text:p>
          </table:table-cell>
          <table:table-cell office:value-type="float" office:value="1248.51" calcext:value-type="float">
            <text:p>1248.51</text:p>
          </table:table-cell>
          <table:table-cell office:value-type="float" office:value="739.7001" calcext:value-type="float">
            <text:p>739.7001</text:p>
          </table:table-cell>
          <table:table-cell office:value-type="float" office:value="1085.966" calcext:value-type="float">
            <text:p>1085.966</text:p>
          </table:table-cell>
          <table:table-cell office:value-type="float" office:value="411.5309" calcext:value-type="float">
            <text:p>411.5309</text:p>
          </table:table-cell>
          <table:table-cell office:value-type="float" office:value="1840.114" calcext:value-type="float">
            <text:p>1840.114</text:p>
          </table:table-cell>
          <table:table-cell office:value-type="float" office:value="2077.206" calcext:value-type="float">
            <text:p>2077.206</text:p>
          </table:table-cell>
          <table:table-cell office:value-type="float" office:value="1662.219" calcext:value-type="float">
            <text:p>1662.219</text:p>
          </table:table-cell>
          <table:table-cell office:value-type="float" office:value="583.8658" calcext:value-type="float">
            <text:p>583.8658</text:p>
          </table:table-cell>
          <table:table-cell office:value-type="float" office:value="575.3394" calcext:value-type="float">
            <text:p>575.3394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9" calcext:value-type="float">
            <text:p>35.66269</text:p>
          </table:table-cell>
          <table:table-cell office:value-type="float" office:value="0" calcext:value-type="float">
            <text:p>0</text:p>
          </table:table-cell>
          <table:table-cell office:value-type="float" office:value="-0.06322662" calcext:value-type="float">
            <text:p>-0.063226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0.2717" calcext:value-type="float">
            <text:p>-350.2717</text:p>
          </table:table-cell>
          <table:table-cell office:value-type="float" office:value="0" calcext:value-type="float">
            <text:p>0</text:p>
          </table:table-cell>
          <table:table-cell office:value-type="float" office:value="9.096461" calcext:value-type="float">
            <text:p>9.096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236.3382" calcext:value-type="float">
            <text:p>236.3382</text:p>
          </table:table-cell>
          <table:table-cell office:value-type="float" office:value="13157.36" calcext:value-type="float">
            <text:p>1315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7.0262" calcext:value-type="float">
            <text:p>-347.0262</text:p>
          </table:table-cell>
          <table:table-cell office:value-type="float" office:value="980.5486" calcext:value-type="float">
            <text:p>980.5486</text:p>
          </table:table-cell>
          <table:table-cell office:value-type="float" office:value="0" calcext:value-type="float">
            <text:p>0</text:p>
          </table:table-cell>
          <table:table-cell office:value-type="float" office:value="89.25739" calcext:value-type="float">
            <text:p>89.25739</text:p>
          </table:table-cell>
          <table:table-cell office:value-type="float" office:value="1.366774" calcext:value-type="float">
            <text:p>1.366774</text:p>
          </table:table-cell>
          <table:table-cell office:value-type="float" office:value="-0.02192015" calcext:value-type="float">
            <text:p>-0.02192015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7424" calcext:value-type="float">
            <text:p>0.0633742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71235" calcext:value-type="float">
            <text:p>0.4971235</text:p>
          </table:table-cell>
          <table:table-cell office:value-type="float" office:value="370" calcext:value-type="float">
            <text:p>370</text:p>
          </table:table-cell>
          <table:table-cell office:value-type="float" office:value="-349.5304" calcext:value-type="float">
            <text:p>-349.5304</text:p>
          </table:table-cell>
          <table:table-cell office:value-type="float" office:value="0" calcext:value-type="float">
            <text:p>0</text:p>
          </table:table-cell>
          <table:table-cell office:value-type="float" office:value="337.5202" calcext:value-type="float">
            <text:p>337.5202</text:p>
          </table:table-cell>
          <table:table-cell office:value-type="float" office:value="1197.877" calcext:value-type="float">
            <text:p>1197.877</text:p>
          </table:table-cell>
          <table:table-cell office:value-type="float" office:value="1455.261" calcext:value-type="float">
            <text:p>1455.261</text:p>
          </table:table-cell>
          <table:table-cell office:value-type="float" office:value="1248.192" calcext:value-type="float">
            <text:p>1248.192</text:p>
          </table:table-cell>
          <table:table-cell office:value-type="float" office:value="739.4967" calcext:value-type="float">
            <text:p>739.4967</text:p>
          </table:table-cell>
          <table:table-cell office:value-type="float" office:value="1085.775" calcext:value-type="float">
            <text:p>1085.775</text:p>
          </table:table-cell>
          <table:table-cell office:value-type="float" office:value="411.451" calcext:value-type="float">
            <text:p>411.451</text:p>
          </table:table-cell>
          <table:table-cell office:value-type="float" office:value="1839.95" calcext:value-type="float">
            <text:p>1839.95</text:p>
          </table:table-cell>
          <table:table-cell office:value-type="float" office:value="2077.102" calcext:value-type="float">
            <text:p>2077.102</text:p>
          </table:table-cell>
          <table:table-cell office:value-type="float" office:value="1662.175" calcext:value-type="float">
            <text:p>1662.175</text:p>
          </table:table-cell>
          <table:table-cell office:value-type="float" office:value="583.8523" calcext:value-type="float">
            <text:p>583.8523</text:p>
          </table:table-cell>
          <table:table-cell office:value-type="float" office:value="575.3175" calcext:value-type="float">
            <text:p>575.3175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9" calcext:value-type="float">
            <text:p>35.66269</text:p>
          </table:table-cell>
          <table:table-cell office:value-type="float" office:value="0" calcext:value-type="float">
            <text:p>0</text:p>
          </table:table-cell>
          <table:table-cell office:value-type="float" office:value="-0.06360465" calcext:value-type="float">
            <text:p>-0.063604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3.0461" calcext:value-type="float">
            <text:p>-353.0461</text:p>
          </table:table-cell>
          <table:table-cell office:value-type="float" office:value="0" calcext:value-type="float">
            <text:p>0</text:p>
          </table:table-cell>
          <table:table-cell office:value-type="float" office:value="9.159482" calcext:value-type="float">
            <text:p>9.159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234.1031" calcext:value-type="float">
            <text:p>234.1031</text:p>
          </table:table-cell>
          <table:table-cell office:value-type="float" office:value="13156.74" calcext:value-type="float">
            <text:p>13156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9.7371" calcext:value-type="float">
            <text:p>-349.7371</text:p>
          </table:table-cell>
          <table:table-cell office:value-type="float" office:value="987.3334" calcext:value-type="float">
            <text:p>987.3334</text:p>
          </table:table-cell>
          <table:table-cell office:value-type="float" office:value="0" calcext:value-type="float">
            <text:p>0</text:p>
          </table:table-cell>
          <table:table-cell office:value-type="float" office:value="89.04006" calcext:value-type="float">
            <text:p>89.04006</text:p>
          </table:table-cell>
          <table:table-cell office:value-type="float" office:value="1.337367" calcext:value-type="float">
            <text:p>1.337367</text:p>
          </table:table-cell>
          <table:table-cell office:value-type="float" office:value="-0.02185741" calcext:value-type="float">
            <text:p>-0.0218574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7639" calcext:value-type="float">
            <text:p>0.06337639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75928" calcext:value-type="float">
            <text:p>0.4975928</text:p>
          </table:table-cell>
          <table:table-cell office:value-type="float" office:value="370" calcext:value-type="float">
            <text:p>370</text:p>
          </table:table-cell>
          <table:table-cell office:value-type="float" office:value="-352.2416" calcext:value-type="float">
            <text:p>-352.2416</text:p>
          </table:table-cell>
          <table:table-cell office:value-type="float" office:value="0" calcext:value-type="float">
            <text:p>0</text:p>
          </table:table-cell>
          <table:table-cell office:value-type="float" office:value="337.6734" calcext:value-type="float">
            <text:p>337.6734</text:p>
          </table:table-cell>
          <table:table-cell office:value-type="float" office:value="1197.089" calcext:value-type="float">
            <text:p>1197.089</text:p>
          </table:table-cell>
          <table:table-cell office:value-type="float" office:value="1454.198" calcext:value-type="float">
            <text:p>1454.198</text:p>
          </table:table-cell>
          <table:table-cell office:value-type="float" office:value="1247.881" calcext:value-type="float">
            <text:p>1247.881</text:p>
          </table:table-cell>
          <table:table-cell office:value-type="float" office:value="739.2923" calcext:value-type="float">
            <text:p>739.2923</text:p>
          </table:table-cell>
          <table:table-cell office:value-type="float" office:value="1085.586" calcext:value-type="float">
            <text:p>1085.586</text:p>
          </table:table-cell>
          <table:table-cell office:value-type="float" office:value="411.3712" calcext:value-type="float">
            <text:p>411.3712</text:p>
          </table:table-cell>
          <table:table-cell office:value-type="float" office:value="1839.787" calcext:value-type="float">
            <text:p>1839.787</text:p>
          </table:table-cell>
          <table:table-cell office:value-type="float" office:value="2076.997" calcext:value-type="float">
            <text:p>2076.997</text:p>
          </table:table-cell>
          <table:table-cell office:value-type="float" office:value="1662.131" calcext:value-type="float">
            <text:p>1662.131</text:p>
          </table:table-cell>
          <table:table-cell office:value-type="float" office:value="583.8386" calcext:value-type="float">
            <text:p>583.8386</text:p>
          </table:table-cell>
          <table:table-cell office:value-type="float" office:value="575.2954" calcext:value-type="float">
            <text:p>575.2954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9" calcext:value-type="float">
            <text:p>35.66269</text:p>
          </table:table-cell>
          <table:table-cell office:value-type="float" office:value="0" calcext:value-type="float">
            <text:p>0</text:p>
          </table:table-cell>
          <table:table-cell office:value-type="float" office:value="-0.06398863" calcext:value-type="float">
            <text:p>-0.06398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5.8204" calcext:value-type="float">
            <text:p>-355.8204</text:p>
          </table:table-cell>
          <table:table-cell office:value-type="float" office:value="0" calcext:value-type="float">
            <text:p>0</text:p>
          </table:table-cell>
          <table:table-cell office:value-type="float" office:value="9.222191" calcext:value-type="float">
            <text:p>9.22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231.8185" calcext:value-type="float">
            <text:p>231.8185</text:p>
          </table:table-cell>
          <table:table-cell office:value-type="float" office:value="13156.1" calcext:value-type="float">
            <text:p>1315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2.5056" calcext:value-type="float">
            <text:p>-352.5056</text:p>
          </table:table-cell>
          <table:table-cell office:value-type="float" office:value="998.4101" calcext:value-type="float">
            <text:p>998.4101</text:p>
          </table:table-cell>
          <table:table-cell office:value-type="float" office:value="0" calcext:value-type="float">
            <text:p>0</text:p>
          </table:table-cell>
          <table:table-cell office:value-type="float" office:value="88.17184" calcext:value-type="float">
            <text:p>88.17184</text:p>
          </table:table-cell>
          <table:table-cell office:value-type="float" office:value="1.306934" calcext:value-type="float">
            <text:p>1.306934</text:p>
          </table:table-cell>
          <table:table-cell office:value-type="float" office:value="-0.02179213" calcext:value-type="float">
            <text:p>-0.02179213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7854" calcext:value-type="float">
            <text:p>0.06337854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80221" calcext:value-type="float">
            <text:p>0.4980221</text:p>
          </table:table-cell>
          <table:table-cell office:value-type="float" office:value="370" calcext:value-type="float">
            <text:p>370</text:p>
          </table:table-cell>
          <table:table-cell office:value-type="float" office:value="-355.0105" calcext:value-type="float">
            <text:p>-355.0105</text:p>
          </table:table-cell>
          <table:table-cell office:value-type="float" office:value="0" calcext:value-type="float">
            <text:p>0</text:p>
          </table:table-cell>
          <table:table-cell office:value-type="float" office:value="337.83" calcext:value-type="float">
            <text:p>337.83</text:p>
          </table:table-cell>
          <table:table-cell office:value-type="float" office:value="1196.273" calcext:value-type="float">
            <text:p>1196.273</text:p>
          </table:table-cell>
          <table:table-cell office:value-type="float" office:value="1453.114" calcext:value-type="float">
            <text:p>1453.114</text:p>
          </table:table-cell>
          <table:table-cell office:value-type="float" office:value="1247.556" calcext:value-type="float">
            <text:p>1247.556</text:p>
          </table:table-cell>
          <table:table-cell office:value-type="float" office:value="739.0862" calcext:value-type="float">
            <text:p>739.0862</text:p>
          </table:table-cell>
          <table:table-cell office:value-type="float" office:value="1085.395" calcext:value-type="float">
            <text:p>1085.395</text:p>
          </table:table-cell>
          <table:table-cell office:value-type="float" office:value="411.2919" calcext:value-type="float">
            <text:p>411.2919</text:p>
          </table:table-cell>
          <table:table-cell office:value-type="float" office:value="1839.624" calcext:value-type="float">
            <text:p>1839.624</text:p>
          </table:table-cell>
          <table:table-cell office:value-type="float" office:value="2076.892" calcext:value-type="float">
            <text:p>2076.892</text:p>
          </table:table-cell>
          <table:table-cell office:value-type="float" office:value="1662.087" calcext:value-type="float">
            <text:p>1662.087</text:p>
          </table:table-cell>
          <table:table-cell office:value-type="float" office:value="583.825" calcext:value-type="float">
            <text:p>583.825</text:p>
          </table:table-cell>
          <table:table-cell office:value-type="float" office:value="575.2732" calcext:value-type="float">
            <text:p>575.2732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6437257" calcext:value-type="float">
            <text:p>-0.064372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8.6583" calcext:value-type="float">
            <text:p>-358.6583</text:p>
          </table:table-cell>
          <table:table-cell office:value-type="float" office:value="0" calcext:value-type="float">
            <text:p>0</text:p>
          </table:table-cell>
          <table:table-cell office:value-type="float" office:value="9.292706" calcext:value-type="float">
            <text:p>9.29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229.5129" calcext:value-type="float">
            <text:p>229.5129</text:p>
          </table:table-cell>
          <table:table-cell office:value-type="float" office:value="13155.42" calcext:value-type="float">
            <text:p>1315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5.3358" calcext:value-type="float">
            <text:p>-355.3358</text:p>
          </table:table-cell>
          <table:table-cell office:value-type="float" office:value="1004.623" calcext:value-type="float">
            <text:p>1004.623</text:p>
          </table:table-cell>
          <table:table-cell office:value-type="float" office:value="0" calcext:value-type="float">
            <text:p>0</text:p>
          </table:table-cell>
          <table:table-cell office:value-type="float" office:value="87.44946" calcext:value-type="float">
            <text:p>87.44946</text:p>
          </table:table-cell>
          <table:table-cell office:value-type="float" office:value="1.278385" calcext:value-type="float">
            <text:p>1.278385</text:p>
          </table:table-cell>
          <table:table-cell office:value-type="float" office:value="-0.02176827" calcext:value-type="float">
            <text:p>-0.02176827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8068" calcext:value-type="float">
            <text:p>0.0633806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84163" calcext:value-type="float">
            <text:p>0.4984163</text:p>
          </table:table-cell>
          <table:table-cell office:value-type="float" office:value="370" calcext:value-type="float">
            <text:p>370</text:p>
          </table:table-cell>
          <table:table-cell office:value-type="float" office:value="-357.8412" calcext:value-type="float">
            <text:p>-357.8412</text:p>
          </table:table-cell>
          <table:table-cell office:value-type="float" office:value="0" calcext:value-type="float">
            <text:p>0</text:p>
          </table:table-cell>
          <table:table-cell office:value-type="float" office:value="337.9888" calcext:value-type="float">
            <text:p>337.9888</text:p>
          </table:table-cell>
          <table:table-cell office:value-type="float" office:value="1195.458" calcext:value-type="float">
            <text:p>1195.458</text:p>
          </table:table-cell>
          <table:table-cell office:value-type="float" office:value="1452.003" calcext:value-type="float">
            <text:p>1452.003</text:p>
          </table:table-cell>
          <table:table-cell office:value-type="float" office:value="1247.218" calcext:value-type="float">
            <text:p>1247.218</text:p>
          </table:table-cell>
          <table:table-cell office:value-type="float" office:value="738.874" calcext:value-type="float">
            <text:p>738.874</text:p>
          </table:table-cell>
          <table:table-cell office:value-type="float" office:value="1085.19" calcext:value-type="float">
            <text:p>1085.19</text:p>
          </table:table-cell>
          <table:table-cell office:value-type="float" office:value="411.2097" calcext:value-type="float">
            <text:p>411.2097</text:p>
          </table:table-cell>
          <table:table-cell office:value-type="float" office:value="1839.461" calcext:value-type="float">
            <text:p>1839.461</text:p>
          </table:table-cell>
          <table:table-cell office:value-type="float" office:value="2076.787" calcext:value-type="float">
            <text:p>2076.787</text:p>
          </table:table-cell>
          <table:table-cell office:value-type="float" office:value="1662.043" calcext:value-type="float">
            <text:p>1662.043</text:p>
          </table:table-cell>
          <table:table-cell office:value-type="float" office:value="583.8112" calcext:value-type="float">
            <text:p>583.8112</text:p>
          </table:table-cell>
          <table:table-cell office:value-type="float" office:value="575.2508" calcext:value-type="float">
            <text:p>575.2508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8" calcext:value-type="float">
            <text:p>35.66268</text:p>
          </table:table-cell>
          <table:table-cell office:value-type="float" office:value="0" calcext:value-type="float">
            <text:p>0</text:p>
          </table:table-cell>
          <table:table-cell office:value-type="float" office:value="-0.06479535" calcext:value-type="float">
            <text:p>-0.064795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1.5568" calcext:value-type="float">
            <text:p>-361.5568</text:p>
          </table:table-cell>
          <table:table-cell office:value-type="float" office:value="0" calcext:value-type="float">
            <text:p>0</text:p>
          </table:table-cell>
          <table:table-cell office:value-type="float" office:value="9.363612" calcext:value-type="float">
            <text:p>9.363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227.162" calcext:value-type="float">
            <text:p>227.162</text:p>
          </table:table-cell>
          <table:table-cell office:value-type="float" office:value="13154.73" calcext:value-type="float">
            <text:p>1315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8.2231" calcext:value-type="float">
            <text:p>-358.2231</text:p>
          </table:table-cell>
          <table:table-cell office:value-type="float" office:value="1011.292" calcext:value-type="float">
            <text:p>1011.292</text:p>
          </table:table-cell>
          <table:table-cell office:value-type="float" office:value="0" calcext:value-type="float">
            <text:p>0</text:p>
          </table:table-cell>
          <table:table-cell office:value-type="float" office:value="86.21955" calcext:value-type="float">
            <text:p>86.21955</text:p>
          </table:table-cell>
          <table:table-cell office:value-type="float" office:value="1.248821" calcext:value-type="float">
            <text:p>1.248821</text:p>
          </table:table-cell>
          <table:table-cell office:value-type="float" office:value="-0.02171179" calcext:value-type="float">
            <text:p>-0.0217117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8267" calcext:value-type="float">
            <text:p>0.06338267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87794" calcext:value-type="float">
            <text:p>0.4987794</text:p>
          </table:table-cell>
          <table:table-cell office:value-type="float" office:value="370" calcext:value-type="float">
            <text:p>370</text:p>
          </table:table-cell>
          <table:table-cell office:value-type="float" office:value="-360.7287" calcext:value-type="float">
            <text:p>-360.7287</text:p>
          </table:table-cell>
          <table:table-cell office:value-type="float" office:value="0" calcext:value-type="float">
            <text:p>0</text:p>
          </table:table-cell>
          <table:table-cell office:value-type="float" office:value="338.1506" calcext:value-type="float">
            <text:p>338.1506</text:p>
          </table:table-cell>
          <table:table-cell office:value-type="float" office:value="1194.627" calcext:value-type="float">
            <text:p>1194.627</text:p>
          </table:table-cell>
          <table:table-cell office:value-type="float" office:value="1450.875" calcext:value-type="float">
            <text:p>1450.875</text:p>
          </table:table-cell>
          <table:table-cell office:value-type="float" office:value="1246.872" calcext:value-type="float">
            <text:p>1246.872</text:p>
          </table:table-cell>
          <table:table-cell office:value-type="float" office:value="738.655" calcext:value-type="float">
            <text:p>738.655</text:p>
          </table:table-cell>
          <table:table-cell office:value-type="float" office:value="1084.978" calcext:value-type="float">
            <text:p>1084.978</text:p>
          </table:table-cell>
          <table:table-cell office:value-type="float" office:value="411.1252" calcext:value-type="float">
            <text:p>411.1252</text:p>
          </table:table-cell>
          <table:table-cell office:value-type="float" office:value="1839.293" calcext:value-type="float">
            <text:p>1839.293</text:p>
          </table:table-cell>
          <table:table-cell office:value-type="float" office:value="2076.681" calcext:value-type="float">
            <text:p>2076.681</text:p>
          </table:table-cell>
          <table:table-cell office:value-type="float" office:value="1661.998" calcext:value-type="float">
            <text:p>1661.998</text:p>
          </table:table-cell>
          <table:table-cell office:value-type="float" office:value="583.7974" calcext:value-type="float">
            <text:p>583.7974</text:p>
          </table:table-cell>
          <table:table-cell office:value-type="float" office:value="575.2282" calcext:value-type="float">
            <text:p>575.2282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6521511" calcext:value-type="float">
            <text:p>-0.065215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4.5143" calcext:value-type="float">
            <text:p>-364.5143</text:p>
          </table:table-cell>
          <table:table-cell office:value-type="float" office:value="0" calcext:value-type="float">
            <text:p>0</text:p>
          </table:table-cell>
          <table:table-cell office:value-type="float" office:value="9.435867" calcext:value-type="float">
            <text:p>9.435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224.8813" calcext:value-type="float">
            <text:p>224.8813</text:p>
          </table:table-cell>
          <table:table-cell office:value-type="float" office:value="13154" calcext:value-type="float">
            <text:p>13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1.0602" calcext:value-type="float">
            <text:p>-361.0602</text:p>
          </table:table-cell>
          <table:table-cell office:value-type="float" office:value="1019.278" calcext:value-type="float">
            <text:p>1019.278</text:p>
          </table:table-cell>
          <table:table-cell office:value-type="float" office:value="0" calcext:value-type="float">
            <text:p>0</text:p>
          </table:table-cell>
          <table:table-cell office:value-type="float" office:value="85.12035" calcext:value-type="float">
            <text:p>85.12035</text:p>
          </table:table-cell>
          <table:table-cell office:value-type="float" office:value="1.221684" calcext:value-type="float">
            <text:p>1.221684</text:p>
          </table:table-cell>
          <table:table-cell office:value-type="float" office:value="-0.02168205" calcext:value-type="float">
            <text:p>-0.02168205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841" calcext:value-type="float">
            <text:p>0.063384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9115" calcext:value-type="float">
            <text:p>0.499115</text:p>
          </table:table-cell>
          <table:table-cell office:value-type="float" office:value="370" calcext:value-type="float">
            <text:p>370</text:p>
          </table:table-cell>
          <table:table-cell office:value-type="float" office:value="-363.5661" calcext:value-type="float">
            <text:p>-363.5661</text:p>
          </table:table-cell>
          <table:table-cell office:value-type="float" office:value="0" calcext:value-type="float">
            <text:p>0</text:p>
          </table:table-cell>
          <table:table-cell office:value-type="float" office:value="338.3083" calcext:value-type="float">
            <text:p>338.3083</text:p>
          </table:table-cell>
          <table:table-cell office:value-type="float" office:value="1193.833" calcext:value-type="float">
            <text:p>1193.833</text:p>
          </table:table-cell>
          <table:table-cell office:value-type="float" office:value="1449.775" calcext:value-type="float">
            <text:p>1449.775</text:p>
          </table:table-cell>
          <table:table-cell office:value-type="float" office:value="1246.526" calcext:value-type="float">
            <text:p>1246.526</text:p>
          </table:table-cell>
          <table:table-cell office:value-type="float" office:value="738.4387" calcext:value-type="float">
            <text:p>738.4387</text:p>
          </table:table-cell>
          <table:table-cell office:value-type="float" office:value="1084.758" calcext:value-type="float">
            <text:p>1084.758</text:p>
          </table:table-cell>
          <table:table-cell office:value-type="float" office:value="411.039" calcext:value-type="float">
            <text:p>411.039</text:p>
          </table:table-cell>
          <table:table-cell office:value-type="float" office:value="1839.113" calcext:value-type="float">
            <text:p>1839.113</text:p>
          </table:table-cell>
          <table:table-cell office:value-type="float" office:value="2076.575" calcext:value-type="float">
            <text:p>2076.575</text:p>
          </table:table-cell>
          <table:table-cell office:value-type="float" office:value="1661.947" calcext:value-type="float">
            <text:p>1661.947</text:p>
          </table:table-cell>
          <table:table-cell office:value-type="float" office:value="583.7835" calcext:value-type="float">
            <text:p>583.7835</text:p>
          </table:table-cell>
          <table:table-cell office:value-type="float" office:value="575.2055" calcext:value-type="float">
            <text:p>575.2055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6562629" calcext:value-type="float">
            <text:p>-0.06562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7.4185" calcext:value-type="float">
            <text:p>-367.4185</text:p>
          </table:table-cell>
          <table:table-cell office:value-type="float" office:value="0" calcext:value-type="float">
            <text:p>0</text:p>
          </table:table-cell>
          <table:table-cell office:value-type="float" office:value="9.506104" calcext:value-type="float">
            <text:p>9.506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222.7258" calcext:value-type="float">
            <text:p>222.7258</text:p>
          </table:table-cell>
          <table:table-cell office:value-type="float" office:value="13153.28" calcext:value-type="float">
            <text:p>13153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3.774" calcext:value-type="float">
            <text:p>-363.774</text:p>
          </table:table-cell>
          <table:table-cell office:value-type="float" office:value="1028.187" calcext:value-type="float">
            <text:p>1028.187</text:p>
          </table:table-cell>
          <table:table-cell office:value-type="float" office:value="0" calcext:value-type="float">
            <text:p>0</text:p>
          </table:table-cell>
          <table:table-cell office:value-type="float" office:value="84.9723" calcext:value-type="float">
            <text:p>84.9723</text:p>
          </table:table-cell>
          <table:table-cell office:value-type="float" office:value="1.196613" calcext:value-type="float">
            <text:p>1.196613</text:p>
          </table:table-cell>
          <table:table-cell office:value-type="float" office:value="-0.02163273" calcext:value-type="float">
            <text:p>-0.02163273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38553" calcext:value-type="float">
            <text:p>0.0633855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4994261" calcext:value-type="float">
            <text:p>0.4994261</text:p>
          </table:table-cell>
          <table:table-cell office:value-type="float" office:value="370" calcext:value-type="float">
            <text:p>370</text:p>
          </table:table-cell>
          <table:table-cell office:value-type="float" office:value="-366.2802" calcext:value-type="float">
            <text:p>-366.2802</text:p>
          </table:table-cell>
          <table:table-cell office:value-type="float" office:value="0" calcext:value-type="float">
            <text:p>0</text:p>
          </table:table-cell>
          <table:table-cell office:value-type="float" office:value="338.4596" calcext:value-type="float">
            <text:p>338.4596</text:p>
          </table:table-cell>
          <table:table-cell office:value-type="float" office:value="1193.086" calcext:value-type="float">
            <text:p>1193.086</text:p>
          </table:table-cell>
          <table:table-cell office:value-type="float" office:value="1448.735" calcext:value-type="float">
            <text:p>1448.735</text:p>
          </table:table-cell>
          <table:table-cell office:value-type="float" office:value="1246.197" calcext:value-type="float">
            <text:p>1246.197</text:p>
          </table:table-cell>
          <table:table-cell office:value-type="float" office:value="738.2341" calcext:value-type="float">
            <text:p>738.2341</text:p>
          </table:table-cell>
          <table:table-cell office:value-type="float" office:value="1084.541" calcext:value-type="float">
            <text:p>1084.541</text:p>
          </table:table-cell>
          <table:table-cell office:value-type="float" office:value="410.9523" calcext:value-type="float">
            <text:p>410.9523</text:p>
          </table:table-cell>
          <table:table-cell office:value-type="float" office:value="1838.933" calcext:value-type="float">
            <text:p>1838.933</text:p>
          </table:table-cell>
          <table:table-cell office:value-type="float" office:value="2076.468" calcext:value-type="float">
            <text:p>2076.468</text:p>
          </table:table-cell>
          <table:table-cell office:value-type="float" office:value="1661.89" calcext:value-type="float">
            <text:p>1661.89</text:p>
          </table:table-cell>
          <table:table-cell office:value-type="float" office:value="583.7695" calcext:value-type="float">
            <text:p>583.7695</text:p>
          </table:table-cell>
          <table:table-cell office:value-type="float" office:value="575.1827" calcext:value-type="float">
            <text:p>575.1827</text:p>
          </table:table-cell>
          <table:table-cell office:value-type="float" office:value="142.6985" calcext:value-type="float">
            <text:p>142.6985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6603685" calcext:value-type="float">
            <text:p>-0.06603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0.2041" calcext:value-type="float">
            <text:p>-370.2041</text:p>
          </table:table-cell>
          <table:table-cell office:value-type="float" office:value="0" calcext:value-type="float">
            <text:p>0</text:p>
          </table:table-cell>
          <table:table-cell office:value-type="float" office:value="9.575284" calcext:value-type="float">
            <text:p>9.575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220.6158" calcext:value-type="float">
            <text:p>220.6158</text:p>
          </table:table-cell>
          <table:table-cell office:value-type="float" office:value="13152.61" calcext:value-type="float">
            <text:p>13152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6.2664" calcext:value-type="float">
            <text:p>-366.2664</text:p>
          </table:table-cell>
          <table:table-cell office:value-type="float" office:value="1036.451" calcext:value-type="float">
            <text:p>1036.451</text:p>
          </table:table-cell>
          <table:table-cell office:value-type="float" office:value="0" calcext:value-type="float">
            <text:p>0</text:p>
          </table:table-cell>
          <table:table-cell office:value-type="float" office:value="84.98137" calcext:value-type="float">
            <text:p>84.98137</text:p>
          </table:table-cell>
          <table:table-cell office:value-type="float" office:value="1.16336" calcext:value-type="float">
            <text:p>1.16336</text:p>
          </table:table-cell>
          <table:table-cell office:value-type="float" office:value="-0.02161405" calcext:value-type="float">
            <text:p>-0.02161405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46547" calcext:value-type="float">
            <text:p>0.06346547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15001" calcext:value-type="float">
            <text:p>0.5015001</text:p>
          </table:table-cell>
          <table:table-cell office:value-type="float" office:value="370" calcext:value-type="float">
            <text:p>370</text:p>
          </table:table-cell>
          <table:table-cell office:value-type="float" office:value="-368.7747" calcext:value-type="float">
            <text:p>-368.7747</text:p>
          </table:table-cell>
          <table:table-cell office:value-type="float" office:value="0" calcext:value-type="float">
            <text:p>0</text:p>
          </table:table-cell>
          <table:table-cell office:value-type="float" office:value="338.5696" calcext:value-type="float">
            <text:p>338.5696</text:p>
          </table:table-cell>
          <table:table-cell office:value-type="float" office:value="1192.374" calcext:value-type="float">
            <text:p>1192.374</text:p>
          </table:table-cell>
          <table:table-cell office:value-type="float" office:value="1447.761" calcext:value-type="float">
            <text:p>1447.761</text:p>
          </table:table-cell>
          <table:table-cell office:value-type="float" office:value="1245.892" calcext:value-type="float">
            <text:p>1245.892</text:p>
          </table:table-cell>
          <table:table-cell office:value-type="float" office:value="738.0438" calcext:value-type="float">
            <text:p>738.0438</text:p>
          </table:table-cell>
          <table:table-cell office:value-type="float" office:value="1084.334" calcext:value-type="float">
            <text:p>1084.334</text:p>
          </table:table-cell>
          <table:table-cell office:value-type="float" office:value="410.8692" calcext:value-type="float">
            <text:p>410.8692</text:p>
          </table:table-cell>
          <table:table-cell office:value-type="float" office:value="1838.754" calcext:value-type="float">
            <text:p>1838.754</text:p>
          </table:table-cell>
          <table:table-cell office:value-type="float" office:value="2076.36" calcext:value-type="float">
            <text:p>2076.36</text:p>
          </table:table-cell>
          <table:table-cell office:value-type="float" office:value="1661.833" calcext:value-type="float">
            <text:p>1661.833</text:p>
          </table:table-cell>
          <table:table-cell office:value-type="float" office:value="583.7555" calcext:value-type="float">
            <text:p>583.7555</text:p>
          </table:table-cell>
          <table:table-cell office:value-type="float" office:value="575.1597" calcext:value-type="float">
            <text:p>575.1597</text:p>
          </table:table-cell>
          <table:table-cell office:value-type="float" office:value="142.6984" calcext:value-type="float">
            <text:p>142.6984</text:p>
          </table:table-cell>
          <table:table-cell office:value-type="float" office:value="35.66267" calcext:value-type="float">
            <text:p>35.66267</text:p>
          </table:table-cell>
          <table:table-cell office:value-type="float" office:value="0" calcext:value-type="float">
            <text:p>0</text:p>
          </table:table-cell>
          <table:table-cell office:value-type="float" office:value="-0.06653596" calcext:value-type="float">
            <text:p>-0.066535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2.8978" calcext:value-type="float">
            <text:p>-372.8978</text:p>
          </table:table-cell>
          <table:table-cell office:value-type="float" office:value="0" calcext:value-type="float">
            <text:p>0</text:p>
          </table:table-cell>
          <table:table-cell office:value-type="float" office:value="9.771345" calcext:value-type="float">
            <text:p>9.77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218.6584" calcext:value-type="float">
            <text:p>218.6584</text:p>
          </table:table-cell>
          <table:table-cell office:value-type="float" office:value="13151.99" calcext:value-type="float">
            <text:p>1315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8.751" calcext:value-type="float">
            <text:p>-368.751</text:p>
          </table:table-cell>
          <table:table-cell office:value-type="float" office:value="1046.28" calcext:value-type="float">
            <text:p>1046.28</text:p>
          </table:table-cell>
          <table:table-cell office:value-type="float" office:value="0" calcext:value-type="float">
            <text:p>0</text:p>
          </table:table-cell>
          <table:table-cell office:value-type="float" office:value="84.92794" calcext:value-type="float">
            <text:p>84.92794</text:p>
          </table:table-cell>
          <table:table-cell office:value-type="float" office:value="1.138314" calcext:value-type="float">
            <text:p>1.138314</text:p>
          </table:table-cell>
          <table:table-cell office:value-type="float" office:value="-0.02154853" calcext:value-type="float">
            <text:p>-0.02154853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6028" calcext:value-type="float">
            <text:p>0.063602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16384" calcext:value-type="float">
            <text:p>0.5016384</text:p>
          </table:table-cell>
          <table:table-cell office:value-type="float" office:value="370" calcext:value-type="float">
            <text:p>370</text:p>
          </table:table-cell>
          <table:table-cell office:value-type="float" office:value="-371.2596" calcext:value-type="float">
            <text:p>-371.2596</text:p>
          </table:table-cell>
          <table:table-cell office:value-type="float" office:value="0" calcext:value-type="float">
            <text:p>0</text:p>
          </table:table-cell>
          <table:table-cell office:value-type="float" office:value="338.6598" calcext:value-type="float">
            <text:p>338.6598</text:p>
          </table:table-cell>
          <table:table-cell office:value-type="float" office:value="1191.703" calcext:value-type="float">
            <text:p>1191.703</text:p>
          </table:table-cell>
          <table:table-cell office:value-type="float" office:value="1446.868" calcext:value-type="float">
            <text:p>1446.868</text:p>
          </table:table-cell>
          <table:table-cell office:value-type="float" office:value="1245.62" calcext:value-type="float">
            <text:p>1245.62</text:p>
          </table:table-cell>
          <table:table-cell office:value-type="float" office:value="737.8638" calcext:value-type="float">
            <text:p>737.8638</text:p>
          </table:table-cell>
          <table:table-cell office:value-type="float" office:value="1084.157" calcext:value-type="float">
            <text:p>1084.157</text:p>
          </table:table-cell>
          <table:table-cell office:value-type="float" office:value="410.7939" calcext:value-type="float">
            <text:p>410.7939</text:p>
          </table:table-cell>
          <table:table-cell office:value-type="float" office:value="1838.58" calcext:value-type="float">
            <text:p>1838.58</text:p>
          </table:table-cell>
          <table:table-cell office:value-type="float" office:value="2076.252" calcext:value-type="float">
            <text:p>2076.252</text:p>
          </table:table-cell>
          <table:table-cell office:value-type="float" office:value="1661.776" calcext:value-type="float">
            <text:p>1661.776</text:p>
          </table:table-cell>
          <table:table-cell office:value-type="float" office:value="583.7413" calcext:value-type="float">
            <text:p>583.7413</text:p>
          </table:table-cell>
          <table:table-cell office:value-type="float" office:value="575.1365" calcext:value-type="float">
            <text:p>575.1365</text:p>
          </table:table-cell>
          <table:table-cell office:value-type="float" office:value="142.6983" calcext:value-type="float">
            <text:p>142.6983</text:p>
          </table:table-cell>
          <table:table-cell office:value-type="float" office:value="35.66266" calcext:value-type="float">
            <text:p>35.66266</text:p>
          </table:table-cell>
          <table:table-cell office:value-type="float" office:value="0" calcext:value-type="float">
            <text:p>0</text:p>
          </table:table-cell>
          <table:table-cell office:value-type="float" office:value="-0.06686869" calcext:value-type="float">
            <text:p>-0.066868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5.3997" calcext:value-type="float">
            <text:p>-375.3997</text:p>
          </table:table-cell>
          <table:table-cell office:value-type="float" office:value="0" calcext:value-type="float">
            <text:p>0</text:p>
          </table:table-cell>
          <table:table-cell office:value-type="float" office:value="9.786361" calcext:value-type="float">
            <text:p>9.786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216.6183" calcext:value-type="float">
            <text:p>216.6183</text:p>
          </table:table-cell>
          <table:table-cell office:value-type="float" office:value="13151.3" calcext:value-type="float">
            <text:p>1315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1.3186" calcext:value-type="float">
            <text:p>-371.3186</text:p>
          </table:table-cell>
          <table:table-cell office:value-type="float" office:value="1052.471" calcext:value-type="float">
            <text:p>1052.471</text:p>
          </table:table-cell>
          <table:table-cell office:value-type="float" office:value="0" calcext:value-type="float">
            <text:p>0</text:p>
          </table:table-cell>
          <table:table-cell office:value-type="float" office:value="84.35249" calcext:value-type="float">
            <text:p>84.35249</text:p>
          </table:table-cell>
          <table:table-cell office:value-type="float" office:value="1.111836" calcext:value-type="float">
            <text:p>1.111836</text:p>
          </table:table-cell>
          <table:table-cell office:value-type="float" office:value="-0.02152046" calcext:value-type="float">
            <text:p>-0.0215204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74013" calcext:value-type="float">
            <text:p>0.06374013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17815" calcext:value-type="float">
            <text:p>0.5017815</text:p>
          </table:table-cell>
          <table:table-cell office:value-type="float" office:value="370" calcext:value-type="float">
            <text:p>370</text:p>
          </table:table-cell>
          <table:table-cell office:value-type="float" office:value="-373.8274" calcext:value-type="float">
            <text:p>-373.8274</text:p>
          </table:table-cell>
          <table:table-cell office:value-type="float" office:value="0" calcext:value-type="float">
            <text:p>0</text:p>
          </table:table-cell>
          <table:table-cell office:value-type="float" office:value="338.7972" calcext:value-type="float">
            <text:p>338.7972</text:p>
          </table:table-cell>
          <table:table-cell office:value-type="float" office:value="1190.97" calcext:value-type="float">
            <text:p>1190.97</text:p>
          </table:table-cell>
          <table:table-cell office:value-type="float" office:value="1445.889" calcext:value-type="float">
            <text:p>1445.889</text:p>
          </table:table-cell>
          <table:table-cell office:value-type="float" office:value="1245.317" calcext:value-type="float">
            <text:p>1245.317</text:p>
          </table:table-cell>
          <table:table-cell office:value-type="float" office:value="737.671" calcext:value-type="float">
            <text:p>737.671</text:p>
          </table:table-cell>
          <table:table-cell office:value-type="float" office:value="1083.971" calcext:value-type="float">
            <text:p>1083.971</text:p>
          </table:table-cell>
          <table:table-cell office:value-type="float" office:value="410.7181" calcext:value-type="float">
            <text:p>410.7181</text:p>
          </table:table-cell>
          <table:table-cell office:value-type="float" office:value="1838.413" calcext:value-type="float">
            <text:p>1838.413</text:p>
          </table:table-cell>
          <table:table-cell office:value-type="float" office:value="2076.145" calcext:value-type="float">
            <text:p>2076.145</text:p>
          </table:table-cell>
          <table:table-cell office:value-type="float" office:value="1661.718" calcext:value-type="float">
            <text:p>1661.718</text:p>
          </table:table-cell>
          <table:table-cell office:value-type="float" office:value="583.7271" calcext:value-type="float">
            <text:p>583.7271</text:p>
          </table:table-cell>
          <table:table-cell office:value-type="float" office:value="575.1132" calcext:value-type="float">
            <text:p>575.1132</text:p>
          </table:table-cell>
          <table:table-cell office:value-type="float" office:value="142.6981" calcext:value-type="float">
            <text:p>142.6981</text:p>
          </table:table-cell>
          <table:table-cell office:value-type="float" office:value="35.66266" calcext:value-type="float">
            <text:p>35.66266</text:p>
          </table:table-cell>
          <table:table-cell office:value-type="float" office:value="0" calcext:value-type="float">
            <text:p>0</text:p>
          </table:table-cell>
          <table:table-cell office:value-type="float" office:value="-0.06725632" calcext:value-type="float">
            <text:p>-0.06725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8.0446" calcext:value-type="float">
            <text:p>-378.0446</text:p>
          </table:table-cell>
          <table:table-cell office:value-type="float" office:value="0" calcext:value-type="float">
            <text:p>0</text:p>
          </table:table-cell>
          <table:table-cell office:value-type="float" office:value="9.862451" calcext:value-type="float">
            <text:p>9.86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214.5596" calcext:value-type="float">
            <text:p>214.5596</text:p>
          </table:table-cell>
          <table:table-cell office:value-type="float" office:value="13150.57" calcext:value-type="float">
            <text:p>1315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3.9436" calcext:value-type="float">
            <text:p>-373.9436</text:p>
          </table:table-cell>
          <table:table-cell office:value-type="float" office:value="1059.725" calcext:value-type="float">
            <text:p>1059.725</text:p>
          </table:table-cell>
          <table:table-cell office:value-type="float" office:value="0" calcext:value-type="float">
            <text:p>0</text:p>
          </table:table-cell>
          <table:table-cell office:value-type="float" office:value="83.85482" calcext:value-type="float">
            <text:p>83.85482</text:p>
          </table:table-cell>
          <table:table-cell office:value-type="float" office:value="1.087391" calcext:value-type="float">
            <text:p>1.087391</text:p>
          </table:table-cell>
          <table:table-cell office:value-type="float" office:value="-0.02150889" calcext:value-type="float">
            <text:p>-0.0215088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387746" calcext:value-type="float">
            <text:p>0.06387746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19245" calcext:value-type="float">
            <text:p>0.5019245</text:p>
          </table:table-cell>
          <table:table-cell office:value-type="float" office:value="370" calcext:value-type="float">
            <text:p>370</text:p>
          </table:table-cell>
          <table:table-cell office:value-type="float" office:value="-376.4527" calcext:value-type="float">
            <text:p>-376.4527</text:p>
          </table:table-cell>
          <table:table-cell office:value-type="float" office:value="0" calcext:value-type="float">
            <text:p>0</text:p>
          </table:table-cell>
          <table:table-cell office:value-type="float" office:value="338.939" calcext:value-type="float">
            <text:p>338.939</text:p>
          </table:table-cell>
          <table:table-cell office:value-type="float" office:value="1190.232" calcext:value-type="float">
            <text:p>1190.232</text:p>
          </table:table-cell>
          <table:table-cell office:value-type="float" office:value="1444.888" calcext:value-type="float">
            <text:p>1444.888</text:p>
          </table:table-cell>
          <table:table-cell office:value-type="float" office:value="1244.999" calcext:value-type="float">
            <text:p>1244.999</text:p>
          </table:table-cell>
          <table:table-cell office:value-type="float" office:value="737.4738" calcext:value-type="float">
            <text:p>737.4738</text:p>
          </table:table-cell>
          <table:table-cell office:value-type="float" office:value="1083.771" calcext:value-type="float">
            <text:p>1083.771</text:p>
          </table:table-cell>
          <table:table-cell office:value-type="float" office:value="410.6389" calcext:value-type="float">
            <text:p>410.6389</text:p>
          </table:table-cell>
          <table:table-cell office:value-type="float" office:value="1838.24" calcext:value-type="float">
            <text:p>1838.24</text:p>
          </table:table-cell>
          <table:table-cell office:value-type="float" office:value="2076.038" calcext:value-type="float">
            <text:p>2076.038</text:p>
          </table:table-cell>
          <table:table-cell office:value-type="float" office:value="1661.661" calcext:value-type="float">
            <text:p>1661.661</text:p>
          </table:table-cell>
          <table:table-cell office:value-type="float" office:value="583.7127" calcext:value-type="float">
            <text:p>583.7127</text:p>
          </table:table-cell>
          <table:table-cell office:value-type="float" office:value="575.0897" calcext:value-type="float">
            <text:p>575.0897</text:p>
          </table:table-cell>
          <table:table-cell office:value-type="float" office:value="142.698" calcext:value-type="float">
            <text:p>142.698</text:p>
          </table:table-cell>
          <table:table-cell office:value-type="float" office:value="35.66265" calcext:value-type="float">
            <text:p>35.66265</text:p>
          </table:table-cell>
          <table:table-cell office:value-type="float" office:value="0" calcext:value-type="float">
            <text:p>0</text:p>
          </table:table-cell>
          <table:table-cell office:value-type="float" office:value="-0.06766146" calcext:value-type="float">
            <text:p>-0.06766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0.7469" calcext:value-type="float">
            <text:p>-380.7469</text:p>
          </table:table-cell>
          <table:table-cell office:value-type="float" office:value="0" calcext:value-type="float">
            <text:p>0</text:p>
          </table:table-cell>
          <table:table-cell office:value-type="float" office:value="9.938805" calcext:value-type="float">
            <text:p>9.938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212.4784" calcext:value-type="float">
            <text:p>212.4784</text:p>
          </table:table-cell>
          <table:table-cell office:value-type="float" office:value="13149.83" calcext:value-type="float">
            <text:p>13149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6.6025" calcext:value-type="float">
            <text:p>-376.6025</text:p>
          </table:table-cell>
          <table:table-cell office:value-type="float" office:value="1067.189" calcext:value-type="float">
            <text:p>1067.189</text:p>
          </table:table-cell>
          <table:table-cell office:value-type="float" office:value="0" calcext:value-type="float">
            <text:p>0</text:p>
          </table:table-cell>
          <table:table-cell office:value-type="float" office:value="83.01041" calcext:value-type="float">
            <text:p>83.01041</text:p>
          </table:table-cell>
          <table:table-cell office:value-type="float" office:value="1.062685" calcext:value-type="float">
            <text:p>1.062685</text:p>
          </table:table-cell>
          <table:table-cell office:value-type="float" office:value="-0.02149741" calcext:value-type="float">
            <text:p>-0.0214974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01478" calcext:value-type="float">
            <text:p>0.0640147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20727" calcext:value-type="float">
            <text:p>0.5020727</text:p>
          </table:table-cell>
          <table:table-cell office:value-type="float" office:value="370" calcext:value-type="float">
            <text:p>370</text:p>
          </table:table-cell>
          <table:table-cell office:value-type="float" office:value="-379.1118" calcext:value-type="float">
            <text:p>-379.1118</text:p>
          </table:table-cell>
          <table:table-cell office:value-type="float" office:value="0" calcext:value-type="float">
            <text:p>0</text:p>
          </table:table-cell>
          <table:table-cell office:value-type="float" office:value="339.0832" calcext:value-type="float">
            <text:p>339.0832</text:p>
          </table:table-cell>
          <table:table-cell office:value-type="float" office:value="1189.482" calcext:value-type="float">
            <text:p>1189.482</text:p>
          </table:table-cell>
          <table:table-cell office:value-type="float" office:value="1443.88" calcext:value-type="float">
            <text:p>1443.88</text:p>
          </table:table-cell>
          <table:table-cell office:value-type="float" office:value="1244.677" calcext:value-type="float">
            <text:p>1244.677</text:p>
          </table:table-cell>
          <table:table-cell office:value-type="float" office:value="737.2728" calcext:value-type="float">
            <text:p>737.2728</text:p>
          </table:table-cell>
          <table:table-cell office:value-type="float" office:value="1083.565" calcext:value-type="float">
            <text:p>1083.565</text:p>
          </table:table-cell>
          <table:table-cell office:value-type="float" office:value="410.5569" calcext:value-type="float">
            <text:p>410.5569</text:p>
          </table:table-cell>
          <table:table-cell office:value-type="float" office:value="1838.066" calcext:value-type="float">
            <text:p>1838.066</text:p>
          </table:table-cell>
          <table:table-cell office:value-type="float" office:value="2075.931" calcext:value-type="float">
            <text:p>2075.931</text:p>
          </table:table-cell>
          <table:table-cell office:value-type="float" office:value="1661.603" calcext:value-type="float">
            <text:p>1661.603</text:p>
          </table:table-cell>
          <table:table-cell office:value-type="float" office:value="583.6982" calcext:value-type="float">
            <text:p>583.6982</text:p>
          </table:table-cell>
          <table:table-cell office:value-type="float" office:value="575.0661" calcext:value-type="float">
            <text:p>575.0661</text:p>
          </table:table-cell>
          <table:table-cell office:value-type="float" office:value="142.6979" calcext:value-type="float">
            <text:p>142.6979</text:p>
          </table:table-cell>
          <table:table-cell office:value-type="float" office:value="35.66265" calcext:value-type="float">
            <text:p>35.66265</text:p>
          </table:table-cell>
          <table:table-cell office:value-type="float" office:value="0" calcext:value-type="float">
            <text:p>0</text:p>
          </table:table-cell>
          <table:table-cell office:value-type="float" office:value="-0.06806203" calcext:value-type="float">
            <text:p>-0.06806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3.4863" calcext:value-type="float">
            <text:p>-383.4863</text:p>
          </table:table-cell>
          <table:table-cell office:value-type="float" office:value="0" calcext:value-type="float">
            <text:p>0</text:p>
          </table:table-cell>
          <table:table-cell office:value-type="float" office:value="10.01687" calcext:value-type="float">
            <text:p>10.0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210.3935" calcext:value-type="float">
            <text:p>210.3935</text:p>
          </table:table-cell>
          <table:table-cell office:value-type="float" office:value="13149.07" calcext:value-type="float">
            <text:p>1314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8.9726" calcext:value-type="float">
            <text:p>-378.9726</text:p>
          </table:table-cell>
          <table:table-cell office:value-type="float" office:value="1071.828" calcext:value-type="float">
            <text:p>1071.828</text:p>
          </table:table-cell>
          <table:table-cell office:value-type="float" office:value="0" calcext:value-type="float">
            <text:p>0</text:p>
          </table:table-cell>
          <table:table-cell office:value-type="float" office:value="82.04568" calcext:value-type="float">
            <text:p>82.04568</text:p>
          </table:table-cell>
          <table:table-cell office:value-type="float" office:value="1.017276" calcext:value-type="float">
            <text:p>1.017276</text:p>
          </table:table-cell>
          <table:table-cell office:value-type="float" office:value="-0.02150381" calcext:value-type="float">
            <text:p>-0.0215038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23165" calcext:value-type="float">
            <text:p>0.06423165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74883" calcext:value-type="float">
            <text:p>0.5074883</text:p>
          </table:table-cell>
          <table:table-cell office:value-type="float" office:value="370" calcext:value-type="float">
            <text:p>370</text:p>
          </table:table-cell>
          <table:table-cell office:value-type="float" office:value="-381.4876" calcext:value-type="float">
            <text:p>-381.4876</text:p>
          </table:table-cell>
          <table:table-cell office:value-type="float" office:value="0" calcext:value-type="float">
            <text:p>0</text:p>
          </table:table-cell>
          <table:table-cell office:value-type="float" office:value="339.2166" calcext:value-type="float">
            <text:p>339.2166</text:p>
          </table:table-cell>
          <table:table-cell office:value-type="float" office:value="1188.758" calcext:value-type="float">
            <text:p>1188.758</text:p>
          </table:table-cell>
          <table:table-cell office:value-type="float" office:value="1442.885" calcext:value-type="float">
            <text:p>1442.885</text:p>
          </table:table-cell>
          <table:table-cell office:value-type="float" office:value="1244.348" calcext:value-type="float">
            <text:p>1244.348</text:p>
          </table:table-cell>
          <table:table-cell office:value-type="float" office:value="737.0678" calcext:value-type="float">
            <text:p>737.0678</text:p>
          </table:table-cell>
          <table:table-cell office:value-type="float" office:value="1083.351" calcext:value-type="float">
            <text:p>1083.351</text:p>
          </table:table-cell>
          <table:table-cell office:value-type="float" office:value="410.4743" calcext:value-type="float">
            <text:p>410.4743</text:p>
          </table:table-cell>
          <table:table-cell office:value-type="float" office:value="1837.889" calcext:value-type="float">
            <text:p>1837.889</text:p>
          </table:table-cell>
          <table:table-cell office:value-type="float" office:value="2075.823" calcext:value-type="float">
            <text:p>2075.823</text:p>
          </table:table-cell>
          <table:table-cell office:value-type="float" office:value="1661.545" calcext:value-type="float">
            <text:p>1661.545</text:p>
          </table:table-cell>
          <table:table-cell office:value-type="float" office:value="583.6838" calcext:value-type="float">
            <text:p>583.6838</text:p>
          </table:table-cell>
          <table:table-cell office:value-type="float" office:value="575.0424" calcext:value-type="float">
            <text:p>575.0424</text:p>
          </table:table-cell>
          <table:table-cell office:value-type="float" office:value="142.6977" calcext:value-type="float">
            <text:p>142.6977</text:p>
          </table:table-cell>
          <table:table-cell office:value-type="float" office:value="35.66265" calcext:value-type="float">
            <text:p>35.66265</text:p>
          </table:table-cell>
          <table:table-cell office:value-type="float" office:value="0" calcext:value-type="float">
            <text:p>0</text:p>
          </table:table-cell>
          <table:table-cell office:value-type="float" office:value="-0.06841555" calcext:value-type="float">
            <text:p>-0.068415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6.2439" calcext:value-type="float">
            <text:p>-386.2439</text:p>
          </table:table-cell>
          <table:table-cell office:value-type="float" office:value="0" calcext:value-type="float">
            <text:p>0</text:p>
          </table:table-cell>
          <table:table-cell office:value-type="float" office:value="10.39807" calcext:value-type="float">
            <text:p>10.39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208.4852" calcext:value-type="float">
            <text:p>208.4852</text:p>
          </table:table-cell>
          <table:table-cell office:value-type="float" office:value="13148.41" calcext:value-type="float">
            <text:p>13148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1.2433" calcext:value-type="float">
            <text:p>-381.2433</text:p>
          </table:table-cell>
          <table:table-cell office:value-type="float" office:value="1075.99" calcext:value-type="float">
            <text:p>1075.99</text:p>
          </table:table-cell>
          <table:table-cell office:value-type="float" office:value="0" calcext:value-type="float">
            <text:p>0</text:p>
          </table:table-cell>
          <table:table-cell office:value-type="float" office:value="82.08691" calcext:value-type="float">
            <text:p>82.08691</text:p>
          </table:table-cell>
          <table:table-cell office:value-type="float" office:value="0.9954873" calcext:value-type="float">
            <text:p>0.9954873</text:p>
          </table:table-cell>
          <table:table-cell office:value-type="float" office:value="-0.02200053" calcext:value-type="float">
            <text:p>-0.02200053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36612" calcext:value-type="float">
            <text:p>0.0643661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73352" calcext:value-type="float">
            <text:p>0.5073352</text:p>
          </table:table-cell>
          <table:table-cell office:value-type="float" office:value="370" calcext:value-type="float">
            <text:p>370</text:p>
          </table:table-cell>
          <table:table-cell office:value-type="float" office:value="-383.7587" calcext:value-type="float">
            <text:p>-383.7587</text:p>
          </table:table-cell>
          <table:table-cell office:value-type="float" office:value="0" calcext:value-type="float">
            <text:p>0</text:p>
          </table:table-cell>
          <table:table-cell office:value-type="float" office:value="339.2882" calcext:value-type="float">
            <text:p>339.2882</text:p>
          </table:table-cell>
          <table:table-cell office:value-type="float" office:value="1188.105" calcext:value-type="float">
            <text:p>1188.105</text:p>
          </table:table-cell>
          <table:table-cell office:value-type="float" office:value="1442.02" calcext:value-type="float">
            <text:p>1442.02</text:p>
          </table:table-cell>
          <table:table-cell office:value-type="float" office:value="1244.085" calcext:value-type="float">
            <text:p>1244.085</text:p>
          </table:table-cell>
          <table:table-cell office:value-type="float" office:value="736.8885" calcext:value-type="float">
            <text:p>736.8885</text:p>
          </table:table-cell>
          <table:table-cell office:value-type="float" office:value="1083.164" calcext:value-type="float">
            <text:p>1083.164</text:p>
          </table:table-cell>
          <table:table-cell office:value-type="float" office:value="410.3953" calcext:value-type="float">
            <text:p>410.3953</text:p>
          </table:table-cell>
          <table:table-cell office:value-type="float" office:value="1837.713" calcext:value-type="float">
            <text:p>1837.713</text:p>
          </table:table-cell>
          <table:table-cell office:value-type="float" office:value="2075.703" calcext:value-type="float">
            <text:p>2075.703</text:p>
          </table:table-cell>
          <table:table-cell office:value-type="float" office:value="1661.488" calcext:value-type="float">
            <text:p>1661.488</text:p>
          </table:table-cell>
          <table:table-cell office:value-type="float" office:value="583.6693" calcext:value-type="float">
            <text:p>583.6693</text:p>
          </table:table-cell>
          <table:table-cell office:value-type="float" office:value="575.0184" calcext:value-type="float">
            <text:p>575.0184</text:p>
          </table:table-cell>
          <table:table-cell office:value-type="float" office:value="142.6976" calcext:value-type="float">
            <text:p>142.6976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696688" calcext:value-type="float">
            <text:p>-0.06966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8.7277" calcext:value-type="float">
            <text:p>-388.7277</text:p>
          </table:table-cell>
          <table:table-cell office:value-type="float" office:value="0" calcext:value-type="float">
            <text:p>0</text:p>
          </table:table-cell>
          <table:table-cell office:value-type="float" office:value="10.61014" calcext:value-type="float">
            <text:p>10.6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206.6004" calcext:value-type="float">
            <text:p>206.6004</text:p>
          </table:table-cell>
          <table:table-cell office:value-type="float" office:value="13147.67" calcext:value-type="float">
            <text:p>1314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3.7334" calcext:value-type="float">
            <text:p>-383.7334</text:p>
          </table:table-cell>
          <table:table-cell office:value-type="float" office:value="1085.97" calcext:value-type="float">
            <text:p>1085.97</text:p>
          </table:table-cell>
          <table:table-cell office:value-type="float" office:value="0" calcext:value-type="float">
            <text:p>0</text:p>
          </table:table-cell>
          <table:table-cell office:value-type="float" office:value="81.71089" calcext:value-type="float">
            <text:p>81.71089</text:p>
          </table:table-cell>
          <table:table-cell office:value-type="float" office:value="0.9737501" calcext:value-type="float">
            <text:p>0.9737501</text:p>
          </table:table-cell>
          <table:table-cell office:value-type="float" office:value="-0.02223846" calcext:value-type="float">
            <text:p>-0.02223846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50059" calcext:value-type="float">
            <text:p>0.06450059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7212" calcext:value-type="float">
            <text:p>0.507212</text:p>
          </table:table-cell>
          <table:table-cell office:value-type="float" office:value="370" calcext:value-type="float">
            <text:p>370</text:p>
          </table:table-cell>
          <table:table-cell office:value-type="float" office:value="-386.2491" calcext:value-type="float">
            <text:p>-386.2491</text:p>
          </table:table-cell>
          <table:table-cell office:value-type="float" office:value="0" calcext:value-type="float">
            <text:p>0</text:p>
          </table:table-cell>
          <table:table-cell office:value-type="float" office:value="339.4158" calcext:value-type="float">
            <text:p>339.4158</text:p>
          </table:table-cell>
          <table:table-cell office:value-type="float" office:value="1187.424" calcext:value-type="float">
            <text:p>1187.424</text:p>
          </table:table-cell>
          <table:table-cell office:value-type="float" office:value="1441.1" calcext:value-type="float">
            <text:p>1441.1</text:p>
          </table:table-cell>
          <table:table-cell office:value-type="float" office:value="1243.793" calcext:value-type="float">
            <text:p>1243.793</text:p>
          </table:table-cell>
          <table:table-cell office:value-type="float" office:value="736.7016" calcext:value-type="float">
            <text:p>736.7016</text:p>
          </table:table-cell>
          <table:table-cell office:value-type="float" office:value="1082.978" calcext:value-type="float">
            <text:p>1082.978</text:p>
          </table:table-cell>
          <table:table-cell office:value-type="float" office:value="410.3196" calcext:value-type="float">
            <text:p>410.3196</text:p>
          </table:table-cell>
          <table:table-cell office:value-type="float" office:value="1837.542" calcext:value-type="float">
            <text:p>1837.542</text:p>
          </table:table-cell>
          <table:table-cell office:value-type="float" office:value="2075.583" calcext:value-type="float">
            <text:p>2075.583</text:p>
          </table:table-cell>
          <table:table-cell office:value-type="float" office:value="1661.43" calcext:value-type="float">
            <text:p>1661.43</text:p>
          </table:table-cell>
          <table:table-cell office:value-type="float" office:value="583.6547" calcext:value-type="float">
            <text:p>583.6547</text:p>
          </table:table-cell>
          <table:table-cell office:value-type="float" office:value="574.9945" calcext:value-type="float">
            <text:p>574.9945</text:p>
          </table:table-cell>
          <table:table-cell office:value-type="float" office:value="142.6975" calcext:value-type="float">
            <text:p>142.6975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706374" calcext:value-type="float">
            <text:p>-0.07063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1.2615" calcext:value-type="float">
            <text:p>-391.2615</text:p>
          </table:table-cell>
          <table:table-cell office:value-type="float" office:value="0" calcext:value-type="float">
            <text:p>0</text:p>
          </table:table-cell>
          <table:table-cell office:value-type="float" office:value="10.6541" calcext:value-type="float">
            <text:p>10.6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204.5756" calcext:value-type="float">
            <text:p>204.5756</text:p>
          </table:table-cell>
          <table:table-cell office:value-type="float" office:value="13146.89" calcext:value-type="float">
            <text:p>1314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6.3422" calcext:value-type="float">
            <text:p>-386.3422</text:p>
          </table:table-cell>
          <table:table-cell office:value-type="float" office:value="1092.69" calcext:value-type="float">
            <text:p>1092.69</text:p>
          </table:table-cell>
          <table:table-cell office:value-type="float" office:value="0" calcext:value-type="float">
            <text:p>0</text:p>
          </table:table-cell>
          <table:table-cell office:value-type="float" office:value="80.7849" calcext:value-type="float">
            <text:p>80.7849</text:p>
          </table:table-cell>
          <table:table-cell office:value-type="float" office:value="0.9496608" calcext:value-type="float">
            <text:p>0.9496608</text:p>
          </table:table-cell>
          <table:table-cell office:value-type="float" office:value="-0.02253909" calcext:value-type="float">
            <text:p>-0.0225390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63505" calcext:value-type="float">
            <text:p>0.06463505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71118" calcext:value-type="float">
            <text:p>0.5071118</text:p>
          </table:table-cell>
          <table:table-cell office:value-type="float" office:value="370" calcext:value-type="float">
            <text:p>370</text:p>
          </table:table-cell>
          <table:table-cell office:value-type="float" office:value="-388.8582" calcext:value-type="float">
            <text:p>-388.8582</text:p>
          </table:table-cell>
          <table:table-cell office:value-type="float" office:value="0" calcext:value-type="float">
            <text:p>0</text:p>
          </table:table-cell>
          <table:table-cell office:value-type="float" office:value="339.5544" calcext:value-type="float">
            <text:p>339.5544</text:p>
          </table:table-cell>
          <table:table-cell office:value-type="float" office:value="1186.684" calcext:value-type="float">
            <text:p>1186.684</text:p>
          </table:table-cell>
          <table:table-cell office:value-type="float" office:value="1440.115" calcext:value-type="float">
            <text:p>1440.115</text:p>
          </table:table-cell>
          <table:table-cell office:value-type="float" office:value="1243.469" calcext:value-type="float">
            <text:p>1243.469</text:p>
          </table:table-cell>
          <table:table-cell office:value-type="float" office:value="736.5057" calcext:value-type="float">
            <text:p>736.5057</text:p>
          </table:table-cell>
          <table:table-cell office:value-type="float" office:value="1082.771" calcext:value-type="float">
            <text:p>1082.771</text:p>
          </table:table-cell>
          <table:table-cell office:value-type="float" office:value="410.2397" calcext:value-type="float">
            <text:p>410.2397</text:p>
          </table:table-cell>
          <table:table-cell office:value-type="float" office:value="1837.369" calcext:value-type="float">
            <text:p>1837.369</text:p>
          </table:table-cell>
          <table:table-cell office:value-type="float" office:value="2075.464" calcext:value-type="float">
            <text:p>2075.464</text:p>
          </table:table-cell>
          <table:table-cell office:value-type="float" office:value="1661.371" calcext:value-type="float">
            <text:p>1661.371</text:p>
          </table:table-cell>
          <table:table-cell office:value-type="float" office:value="583.6401" calcext:value-type="float">
            <text:p>583.6401</text:p>
          </table:table-cell>
          <table:table-cell office:value-type="float" office:value="574.9703" calcext:value-type="float">
            <text:p>574.9703</text:p>
          </table:table-cell>
          <table:table-cell office:value-type="float" office:value="142.6973" calcext:value-type="float">
            <text:p>142.6973</text:p>
          </table:table-cell>
          <table:table-cell office:value-type="float" office:value="35.66264" calcext:value-type="float">
            <text:p>35.66264</text:p>
          </table:table-cell>
          <table:table-cell office:value-type="float" office:value="0" calcext:value-type="float">
            <text:p>0</text:p>
          </table:table-cell>
          <table:table-cell office:value-type="float" office:value="-0.07160304" calcext:value-type="float">
            <text:p>-0.071603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3.9743" calcext:value-type="float">
            <text:p>-393.9743</text:p>
          </table:table-cell>
          <table:table-cell office:value-type="float" office:value="0" calcext:value-type="float">
            <text:p>0</text:p>
          </table:table-cell>
          <table:table-cell office:value-type="float" office:value="10.75898" calcext:value-type="float">
            <text:p>10.75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202.6292" calcext:value-type="float">
            <text:p>202.6292</text:p>
          </table:table-cell>
          <table:table-cell office:value-type="float" office:value="13146.11" calcext:value-type="float">
            <text:p>13146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8.8636" calcext:value-type="float">
            <text:p>-388.8636</text:p>
          </table:table-cell>
          <table:table-cell office:value-type="float" office:value="1099.947" calcext:value-type="float">
            <text:p>1099.947</text:p>
          </table:table-cell>
          <table:table-cell office:value-type="float" office:value="0" calcext:value-type="float">
            <text:p>0</text:p>
          </table:table-cell>
          <table:table-cell office:value-type="float" office:value="80.74139" calcext:value-type="float">
            <text:p>80.74139</text:p>
          </table:table-cell>
          <table:table-cell office:value-type="float" office:value="0.9271796" calcext:value-type="float">
            <text:p>0.9271796</text:p>
          </table:table-cell>
          <table:table-cell office:value-type="float" office:value="-0.02273261" calcext:value-type="float">
            <text:p>-0.02273261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76952" calcext:value-type="float">
            <text:p>0.06476952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70294" calcext:value-type="float">
            <text:p>0.5070294</text:p>
          </table:table-cell>
          <table:table-cell office:value-type="float" office:value="370" calcext:value-type="float">
            <text:p>370</text:p>
          </table:table-cell>
          <table:table-cell office:value-type="float" office:value="-391.3799" calcext:value-type="float">
            <text:p>-391.3799</text:p>
          </table:table-cell>
          <table:table-cell office:value-type="float" office:value="0" calcext:value-type="float">
            <text:p>0</text:p>
          </table:table-cell>
          <table:table-cell office:value-type="float" office:value="339.6919" calcext:value-type="float">
            <text:p>339.6919</text:p>
          </table:table-cell>
          <table:table-cell office:value-type="float" office:value="1185.978" calcext:value-type="float">
            <text:p>1185.978</text:p>
          </table:table-cell>
          <table:table-cell office:value-type="float" office:value="1439.174" calcext:value-type="float">
            <text:p>1439.174</text:p>
          </table:table-cell>
          <table:table-cell office:value-type="float" office:value="1243.156" calcext:value-type="float">
            <text:p>1243.156</text:p>
          </table:table-cell>
          <table:table-cell office:value-type="float" office:value="736.3106" calcext:value-type="float">
            <text:p>736.3106</text:p>
          </table:table-cell>
          <table:table-cell office:value-type="float" office:value="1082.561" calcext:value-type="float">
            <text:p>1082.561</text:p>
          </table:table-cell>
          <table:table-cell office:value-type="float" office:value="410.158" calcext:value-type="float">
            <text:p>410.158</text:p>
          </table:table-cell>
          <table:table-cell office:value-type="float" office:value="1837.194" calcext:value-type="float">
            <text:p>1837.194</text:p>
          </table:table-cell>
          <table:table-cell office:value-type="float" office:value="2075.344" calcext:value-type="float">
            <text:p>2075.344</text:p>
          </table:table-cell>
          <table:table-cell office:value-type="float" office:value="1661.313" calcext:value-type="float">
            <text:p>1661.313</text:p>
          </table:table-cell>
          <table:table-cell office:value-type="float" office:value="583.6254" calcext:value-type="float">
            <text:p>583.6254</text:p>
          </table:table-cell>
          <table:table-cell office:value-type="float" office:value="574.9461" calcext:value-type="float">
            <text:p>574.9461</text:p>
          </table:table-cell>
          <table:table-cell office:value-type="float" office:value="142.6972" calcext:value-type="float">
            <text:p>142.6972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7246415" calcext:value-type="float">
            <text:p>-0.072464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6.6151" calcext:value-type="float">
            <text:p>-396.6151</text:p>
          </table:table-cell>
          <table:table-cell office:value-type="float" office:value="0" calcext:value-type="float">
            <text:p>0</text:p>
          </table:table-cell>
          <table:table-cell office:value-type="float" office:value="10.87944" calcext:value-type="float">
            <text:p>10.87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200.6499" calcext:value-type="float">
            <text:p>200.6499</text:p>
          </table:table-cell>
          <table:table-cell office:value-type="float" office:value="13145.32" calcext:value-type="float">
            <text:p>1314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1.4279" calcext:value-type="float">
            <text:p>-391.4279</text:p>
          </table:table-cell>
          <table:table-cell office:value-type="float" office:value="1106.711" calcext:value-type="float">
            <text:p>1106.711</text:p>
          </table:table-cell>
          <table:table-cell office:value-type="float" office:value="0" calcext:value-type="float">
            <text:p>0</text:p>
          </table:table-cell>
          <table:table-cell office:value-type="float" office:value="79.52873" calcext:value-type="float">
            <text:p>79.52873</text:p>
          </table:table-cell>
          <table:table-cell office:value-type="float" office:value="0.9039658" calcext:value-type="float">
            <text:p>0.9039658</text:p>
          </table:table-cell>
          <table:table-cell office:value-type="float" office:value="-0.02294989" calcext:value-type="float">
            <text:p>-0.0229498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490431" calcext:value-type="float">
            <text:p>0.06490431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6962" calcext:value-type="float">
            <text:p>0.506962</text:p>
          </table:table-cell>
          <table:table-cell office:value-type="float" office:value="370" calcext:value-type="float">
            <text:p>370</text:p>
          </table:table-cell>
          <table:table-cell office:value-type="float" office:value="-393.9445" calcext:value-type="float">
            <text:p>-393.9445</text:p>
          </table:table-cell>
          <table:table-cell office:value-type="float" office:value="0" calcext:value-type="float">
            <text:p>0</text:p>
          </table:table-cell>
          <table:table-cell office:value-type="float" office:value="339.8301" calcext:value-type="float">
            <text:p>339.8301</text:p>
          </table:table-cell>
          <table:table-cell office:value-type="float" office:value="1185.254" calcext:value-type="float">
            <text:p>1185.254</text:p>
          </table:table-cell>
          <table:table-cell office:value-type="float" office:value="1438.214" calcext:value-type="float">
            <text:p>1438.214</text:p>
          </table:table-cell>
          <table:table-cell office:value-type="float" office:value="1242.832" calcext:value-type="float">
            <text:p>1242.832</text:p>
          </table:table-cell>
          <table:table-cell office:value-type="float" office:value="736.1121" calcext:value-type="float">
            <text:p>736.1121</text:p>
          </table:table-cell>
          <table:table-cell office:value-type="float" office:value="1082.354" calcext:value-type="float">
            <text:p>1082.354</text:p>
          </table:table-cell>
          <table:table-cell office:value-type="float" office:value="410.0779" calcext:value-type="float">
            <text:p>410.0779</text:p>
          </table:table-cell>
          <table:table-cell office:value-type="float" office:value="1837.02" calcext:value-type="float">
            <text:p>1837.02</text:p>
          </table:table-cell>
          <table:table-cell office:value-type="float" office:value="2075.224" calcext:value-type="float">
            <text:p>2075.224</text:p>
          </table:table-cell>
          <table:table-cell office:value-type="float" office:value="1661.254" calcext:value-type="float">
            <text:p>1661.254</text:p>
          </table:table-cell>
          <table:table-cell office:value-type="float" office:value="583.6106" calcext:value-type="float">
            <text:p>583.6106</text:p>
          </table:table-cell>
          <table:table-cell office:value-type="float" office:value="574.9217" calcext:value-type="float">
            <text:p>574.9217</text:p>
          </table:table-cell>
          <table:table-cell office:value-type="float" office:value="142.6971" calcext:value-type="float">
            <text:p>142.6971</text:p>
          </table:table-cell>
          <table:table-cell office:value-type="float" office:value="35.66263" calcext:value-type="float">
            <text:p>35.66263</text:p>
          </table:table-cell>
          <table:table-cell office:value-type="float" office:value="0" calcext:value-type="float">
            <text:p>0</text:p>
          </table:table-cell>
          <table:table-cell office:value-type="float" office:value="-0.07321294" calcext:value-type="float">
            <text:p>-0.073212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9.3014" calcext:value-type="float">
            <text:p>-399.3014</text:p>
          </table:table-cell>
          <table:table-cell office:value-type="float" office:value="0" calcext:value-type="float">
            <text:p>0</text:p>
          </table:table-cell>
          <table:table-cell office:value-type="float" office:value="11.00029" calcext:value-type="float">
            <text:p>11.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198.6472" calcext:value-type="float">
            <text:p>198.6472</text:p>
          </table:table-cell>
          <table:table-cell office:value-type="float" office:value="13144.48" calcext:value-type="float">
            <text:p>1314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4.0583" calcext:value-type="float">
            <text:p>-394.0583</text:p>
          </table:table-cell>
          <table:table-cell office:value-type="float" office:value="1112.149" calcext:value-type="float">
            <text:p>1112.149</text:p>
          </table:table-cell>
          <table:table-cell office:value-type="float" office:value="0" calcext:value-type="float">
            <text:p>0</text:p>
          </table:table-cell>
          <table:table-cell office:value-type="float" office:value="77.86015" calcext:value-type="float">
            <text:p>77.86015</text:p>
          </table:table-cell>
          <table:table-cell office:value-type="float" office:value="0.8832604" calcext:value-type="float">
            <text:p>0.8832604</text:p>
          </table:table-cell>
          <table:table-cell office:value-type="float" office:value="-0.02319124" calcext:value-type="float">
            <text:p>-0.02319124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503949" calcext:value-type="float">
            <text:p>0.06503949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69083" calcext:value-type="float">
            <text:p>0.5069083</text:p>
          </table:table-cell>
          <table:table-cell office:value-type="float" office:value="370" calcext:value-type="float">
            <text:p>370</text:p>
          </table:table-cell>
          <table:table-cell office:value-type="float" office:value="-396.5751" calcext:value-type="float">
            <text:p>-396.5751</text:p>
          </table:table-cell>
          <table:table-cell office:value-type="float" office:value="0" calcext:value-type="float">
            <text:p>0</text:p>
          </table:table-cell>
          <table:table-cell office:value-type="float" office:value="339.9708" calcext:value-type="float">
            <text:p>339.9708</text:p>
          </table:table-cell>
          <table:table-cell office:value-type="float" office:value="1184.537" calcext:value-type="float">
            <text:p>1184.537</text:p>
          </table:table-cell>
          <table:table-cell office:value-type="float" office:value="1437.229" calcext:value-type="float">
            <text:p>1437.229</text:p>
          </table:table-cell>
          <table:table-cell office:value-type="float" office:value="1242.495" calcext:value-type="float">
            <text:p>1242.495</text:p>
          </table:table-cell>
          <table:table-cell office:value-type="float" office:value="735.8969" calcext:value-type="float">
            <text:p>735.8969</text:p>
          </table:table-cell>
          <table:table-cell office:value-type="float" office:value="1082.132" calcext:value-type="float">
            <text:p>1082.132</text:p>
          </table:table-cell>
          <table:table-cell office:value-type="float" office:value="409.9949" calcext:value-type="float">
            <text:p>409.9949</text:p>
          </table:table-cell>
          <table:table-cell office:value-type="float" office:value="1836.842" calcext:value-type="float">
            <text:p>1836.842</text:p>
          </table:table-cell>
          <table:table-cell office:value-type="float" office:value="2075.103" calcext:value-type="float">
            <text:p>2075.103</text:p>
          </table:table-cell>
          <table:table-cell office:value-type="float" office:value="1661.196" calcext:value-type="float">
            <text:p>1661.196</text:p>
          </table:table-cell>
          <table:table-cell office:value-type="float" office:value="583.5958" calcext:value-type="float">
            <text:p>583.5958</text:p>
          </table:table-cell>
          <table:table-cell office:value-type="float" office:value="574.8972" calcext:value-type="float">
            <text:p>574.8972</text:p>
          </table:table-cell>
          <table:table-cell office:value-type="float" office:value="142.697" calcext:value-type="float">
            <text:p>142.697</text:p>
          </table:table-cell>
          <table:table-cell office:value-type="float" office:value="35.66262" calcext:value-type="float">
            <text:p>35.66262</text:p>
          </table:table-cell>
          <table:table-cell office:value-type="float" office:value="0" calcext:value-type="float">
            <text:p>0</text:p>
          </table:table-cell>
          <table:table-cell office:value-type="float" office:value="-0.07399362" calcext:value-type="float">
            <text:p>-0.073993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2.0507" calcext:value-type="float">
            <text:p>-402.0507</text:p>
          </table:table-cell>
          <table:table-cell office:value-type="float" office:value="0" calcext:value-type="float">
            <text:p>0</text:p>
          </table:table-cell>
          <table:table-cell office:value-type="float" office:value="11.12057" calcext:value-type="float">
            <text:p>11.1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196.7509" calcext:value-type="float">
            <text:p>196.7509</text:p>
          </table:table-cell>
          <table:table-cell office:value-type="float" office:value="13143.63" calcext:value-type="float">
            <text:p>13143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6.596" calcext:value-type="float">
            <text:p>-396.596</text:p>
          </table:table-cell>
          <table:table-cell office:value-type="float" office:value="1121.688" calcext:value-type="float">
            <text:p>1121.688</text:p>
          </table:table-cell>
          <table:table-cell office:value-type="float" office:value="0" calcext:value-type="float">
            <text:p>0</text:p>
          </table:table-cell>
          <table:table-cell office:value-type="float" office:value="76.6006" calcext:value-type="float">
            <text:p>76.6006</text:p>
          </table:table-cell>
          <table:table-cell office:value-type="float" office:value="0.8649389" calcext:value-type="float">
            <text:p>0.8649389</text:p>
          </table:table-cell>
          <table:table-cell office:value-type="float" office:value="-0.02340329" calcext:value-type="float">
            <text:p>-0.02340329</text:p>
          </table:table-cell>
          <table:table-cell office:value-type="float" office:value="1.888378" calcext:value-type="float">
            <text:p>1.888378</text:p>
          </table:table-cell>
          <table:table-cell office:value-type="float" office:value="0.06517468" calcext:value-type="float">
            <text:p>0.06517468</text:p>
          </table:table-cell>
          <table:table-cell office:value-type="float" office:value="0.03338797" calcext:value-type="float">
            <text:p>0.03338797</text:p>
          </table:table-cell>
          <table:table-cell office:value-type="float" office:value="0.5068672" calcext:value-type="float">
            <text:p>0.5068672</text:p>
          </table:table-cell>
          <table:table-cell office:value-type="float" office:value="370" calcext:value-type="float">
            <text:p>370</text:p>
          </table:table-cell>
          <table:table-cell office:value-type="float" office:value="-399.1133" calcext:value-type="float">
            <text:p>-399.1133</text:p>
          </table:table-cell>
          <table:table-cell office:value-type="float" office:value="0" calcext:value-type="float">
            <text:p>0</text:p>
          </table:table-cell>
          <table:table-cell office:value-type="float" office:value="340.1069" calcext:value-type="float">
            <text:p>340.1069</text:p>
          </table:table-cell>
          <table:table-cell office:value-type="float" office:value="1183.88" calcext:value-type="float">
            <text:p>1183.88</text:p>
          </table:table-cell>
          <table:table-cell office:value-type="float" office:value="1436.293" calcext:value-type="float">
            <text:p>1436.293</text:p>
          </table:table-cell>
          <table:table-cell office:value-type="float" office:value="1242.162" calcext:value-type="float">
            <text:p>1242.162</text:p>
          </table:table-cell>
          <table:table-cell office:value-type="float" office:value="735.6809" calcext:value-type="float">
            <text:p>735.6809</text:p>
          </table:table-cell>
          <table:table-cell office:value-type="float" office:value="1081.904" calcext:value-type="float">
            <text:p>1081.904</text:p>
          </table:table-cell>
          <table:table-cell office:value-type="float" office:value="409.9105" calcext:value-type="float">
            <text:p>409.9105</text:p>
          </table:table-cell>
          <table:table-cell office:value-type="float" office:value="1836.649" calcext:value-type="float">
            <text:p>1836.649</text:p>
          </table:table-cell>
          <table:table-cell office:value-type="float" office:value="2074.981" calcext:value-type="float">
            <text:p>2074.981</text:p>
          </table:table-cell>
          <table:table-cell office:value-type="float" office:value="1661.137" calcext:value-type="float">
            <text:p>1661.137</text:p>
          </table:table-cell>
          <table:table-cell office:value-type="float" office:value="583.581" calcext:value-type="float">
            <text:p>583.581</text:p>
          </table:table-cell>
          <table:table-cell office:value-type="float" office:value="574.8725" calcext:value-type="float">
            <text:p>574.8725</text:p>
          </table:table-cell>
          <table:table-cell office:value-type="float" office:value="142.6968" calcext:value-type="float">
            <text:p>142.6968</text:p>
          </table:table-cell>
          <table:table-cell office:value-type="float" office:value="35.66262" calcext:value-type="float">
            <text:p>35.66262</text:p>
          </table:table-cell>
          <table:table-cell office:value-type="float" office:value="0" calcext:value-type="float">
            <text:p>0</text:p>
          </table:table-cell>
          <table:table-cell office:value-type="float" office:value="-0.07474928" calcext:value-type="float">
            <text:p>-0.074749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4.7028" calcext:value-type="float">
            <text:p>-404.7028</text:p>
          </table:table-cell>
          <table:table-cell office:value-type="float" office:value="0" calcext:value-type="float">
            <text:p>0</text:p>
          </table:table-cell>
          <table:table-cell office:value-type="float" office:value="11.23746" calcext:value-type="float">
            <text:p>11.23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194.4649" calcext:value-type="float">
            <text:p>194.4649</text:p>
          </table:table-cell>
          <table:table-cell office:value-type="float" office:value="13137.88" calcext:value-type="float">
            <text:p>1313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8.6169" calcext:value-type="float">
            <text:p>-398.6169</text:p>
          </table:table-cell>
          <table:table-cell office:value-type="float" office:value="1120.467" calcext:value-type="float">
            <text:p>1120.467</text:p>
          </table:table-cell>
          <table:table-cell office:value-type="float" office:value="0" calcext:value-type="float">
            <text:p>0</text:p>
          </table:table-cell>
          <table:table-cell office:value-type="float" office:value="76.54077" calcext:value-type="float">
            <text:p>76.54077</text:p>
          </table:table-cell>
          <table:table-cell office:value-type="float" office:value="0.8298095" calcext:value-type="float">
            <text:p>0.8298095</text:p>
          </table:table-cell>
          <table:table-cell office:value-type="float" office:value="-0.02356469" calcext:value-type="float">
            <text:p>-0.02356469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536268" calcext:value-type="float">
            <text:p>0.06536268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104365" calcext:value-type="float">
            <text:p>0.5104365</text:p>
          </table:table-cell>
          <table:table-cell office:value-type="float" office:value="370" calcext:value-type="float">
            <text:p>370</text:p>
          </table:table-cell>
          <table:table-cell office:value-type="float" office:value="-406.6473" calcext:value-type="float">
            <text:p>-406.6473</text:p>
          </table:table-cell>
          <table:table-cell office:value-type="float" office:value="0" calcext:value-type="float">
            <text:p>0</text:p>
          </table:table-cell>
          <table:table-cell office:value-type="float" office:value="342.0892" calcext:value-type="float">
            <text:p>342.0892</text:p>
          </table:table-cell>
          <table:table-cell office:value-type="float" office:value="1183.076" calcext:value-type="float">
            <text:p>1183.076</text:p>
          </table:table-cell>
          <table:table-cell office:value-type="float" office:value="1434.495" calcext:value-type="float">
            <text:p>1434.495</text:p>
          </table:table-cell>
          <table:table-cell office:value-type="float" office:value="1241.828" calcext:value-type="float">
            <text:p>1241.828</text:p>
          </table:table-cell>
          <table:table-cell office:value-type="float" office:value="732.0555" calcext:value-type="float">
            <text:p>732.0555</text:p>
          </table:table-cell>
          <table:table-cell office:value-type="float" office:value="1080.449" calcext:value-type="float">
            <text:p>1080.449</text:p>
          </table:table-cell>
          <table:table-cell office:value-type="float" office:value="410.2813" calcext:value-type="float">
            <text:p>410.2813</text:p>
          </table:table-cell>
          <table:table-cell office:value-type="float" office:value="1836.113" calcext:value-type="float">
            <text:p>1836.113</text:p>
          </table:table-cell>
          <table:table-cell office:value-type="float" office:value="2074.321" calcext:value-type="float">
            <text:p>2074.321</text:p>
          </table:table-cell>
          <table:table-cell office:value-type="float" office:value="1660.557" calcext:value-type="float">
            <text:p>1660.557</text:p>
          </table:table-cell>
          <table:table-cell office:value-type="float" office:value="583.4026" calcext:value-type="float">
            <text:p>583.4026</text:p>
          </table:table-cell>
          <table:table-cell office:value-type="float" office:value="574.5757" calcext:value-type="float">
            <text:p>574.5757</text:p>
          </table:table-cell>
          <table:table-cell office:value-type="float" office:value="142.6291" calcext:value-type="float">
            <text:p>142.6291</text:p>
          </table:table-cell>
          <table:table-cell office:value-type="float" office:value="35.64009" calcext:value-type="float">
            <text:p>35.64009</text:p>
          </table:table-cell>
          <table:table-cell office:value-type="float" office:value="0" calcext:value-type="float">
            <text:p>0</text:p>
          </table:table-cell>
          <table:table-cell office:value-type="float" office:value="-0.07520518" calcext:value-type="float">
            <text:p>-0.075205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7.1443" calcext:value-type="float">
            <text:p>-407.1443</text:p>
          </table:table-cell>
          <table:table-cell office:value-type="float" office:value="0" calcext:value-type="float">
            <text:p>0</text:p>
          </table:table-cell>
          <table:table-cell office:value-type="float" office:value="11.65739" calcext:value-type="float">
            <text:p>11.65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193.0195" calcext:value-type="float">
            <text:p>193.0195</text:p>
          </table:table-cell>
          <table:table-cell office:value-type="float" office:value="13137.29" calcext:value-type="float">
            <text:p>1313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0.9735" calcext:value-type="float">
            <text:p>-400.9735</text:p>
          </table:table-cell>
          <table:table-cell office:value-type="float" office:value="1123.135" calcext:value-type="float">
            <text:p>1123.135</text:p>
          </table:table-cell>
          <table:table-cell office:value-type="float" office:value="0" calcext:value-type="float">
            <text:p>0</text:p>
          </table:table-cell>
          <table:table-cell office:value-type="float" office:value="76.78123" calcext:value-type="float">
            <text:p>76.78123</text:p>
          </table:table-cell>
          <table:table-cell office:value-type="float" office:value="0.8156695" calcext:value-type="float">
            <text:p>0.8156695</text:p>
          </table:table-cell>
          <table:table-cell office:value-type="float" office:value="-0.02455104" calcext:value-type="float">
            <text:p>-0.0245510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549644" calcext:value-type="float">
            <text:p>0.06549644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100937" calcext:value-type="float">
            <text:p>0.5100937</text:p>
          </table:table-cell>
          <table:table-cell office:value-type="float" office:value="370" calcext:value-type="float">
            <text:p>370</text:p>
          </table:table-cell>
          <table:table-cell office:value-type="float" office:value="-409.0047" calcext:value-type="float">
            <text:p>-409.0047</text:p>
          </table:table-cell>
          <table:table-cell office:value-type="float" office:value="0" calcext:value-type="float">
            <text:p>0</text:p>
          </table:table-cell>
          <table:table-cell office:value-type="float" office:value="342.0852" calcext:value-type="float">
            <text:p>342.0852</text:p>
          </table:table-cell>
          <table:table-cell office:value-type="float" office:value="1182.652" calcext:value-type="float">
            <text:p>1182.652</text:p>
          </table:table-cell>
          <table:table-cell office:value-type="float" office:value="1433.894" calcext:value-type="float">
            <text:p>1433.894</text:p>
          </table:table-cell>
          <table:table-cell office:value-type="float" office:value="1241.62" calcext:value-type="float">
            <text:p>1241.62</text:p>
          </table:table-cell>
          <table:table-cell office:value-type="float" office:value="731.9017" calcext:value-type="float">
            <text:p>731.9017</text:p>
          </table:table-cell>
          <table:table-cell office:value-type="float" office:value="1080.287" calcext:value-type="float">
            <text:p>1080.287</text:p>
          </table:table-cell>
          <table:table-cell office:value-type="float" office:value="410.2097" calcext:value-type="float">
            <text:p>410.2097</text:p>
          </table:table-cell>
          <table:table-cell office:value-type="float" office:value="1835.933" calcext:value-type="float">
            <text:p>1835.933</text:p>
          </table:table-cell>
          <table:table-cell office:value-type="float" office:value="2074.201" calcext:value-type="float">
            <text:p>2074.201</text:p>
          </table:table-cell>
          <table:table-cell office:value-type="float" office:value="1660.498" calcext:value-type="float">
            <text:p>1660.498</text:p>
          </table:table-cell>
          <table:table-cell office:value-type="float" office:value="583.3876" calcext:value-type="float">
            <text:p>583.3876</text:p>
          </table:table-cell>
          <table:table-cell office:value-type="float" office:value="574.5508" calcext:value-type="float">
            <text:p>574.5508</text:p>
          </table:table-cell>
          <table:table-cell office:value-type="float" office:value="142.629" calcext:value-type="float">
            <text:p>142.629</text:p>
          </table:table-cell>
          <table:table-cell office:value-type="float" office:value="35.64009" calcext:value-type="float">
            <text:p>35.64009</text:p>
          </table:table-cell>
          <table:table-cell office:value-type="float" office:value="0" calcext:value-type="float">
            <text:p>0</text:p>
          </table:table-cell>
          <table:table-cell office:value-type="float" office:value="-0.07619208" calcext:value-type="float">
            <text:p>-0.076192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9.1132" calcext:value-type="float">
            <text:p>-409.1132</text:p>
          </table:table-cell>
          <table:table-cell office:value-type="float" office:value="0" calcext:value-type="float">
            <text:p>0</text:p>
          </table:table-cell>
          <table:table-cell office:value-type="float" office:value="11.26946" calcext:value-type="float">
            <text:p>11.26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191.6533" calcext:value-type="float">
            <text:p>191.6533</text:p>
          </table:table-cell>
          <table:table-cell office:value-type="float" office:value="13136.69" calcext:value-type="float">
            <text:p>1313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2.8079" calcext:value-type="float">
            <text:p>-402.8079</text:p>
          </table:table-cell>
          <table:table-cell office:value-type="float" office:value="1131.234" calcext:value-type="float">
            <text:p>1131.234</text:p>
          </table:table-cell>
          <table:table-cell office:value-type="float" office:value="0" calcext:value-type="float">
            <text:p>0</text:p>
          </table:table-cell>
          <table:table-cell office:value-type="float" office:value="76.87627" calcext:value-type="float">
            <text:p>76.87627</text:p>
          </table:table-cell>
          <table:table-cell office:value-type="float" office:value="0.8013046" calcext:value-type="float">
            <text:p>0.8013046</text:p>
          </table:table-cell>
          <table:table-cell office:value-type="float" office:value="-0.02475534" calcext:value-type="float">
            <text:p>-0.0247553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563019" calcext:value-type="float">
            <text:p>0.06563019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09802" calcext:value-type="float">
            <text:p>0.509802</text:p>
          </table:table-cell>
          <table:table-cell office:value-type="float" office:value="370" calcext:value-type="float">
            <text:p>370</text:p>
          </table:table-cell>
          <table:table-cell office:value-type="float" office:value="-410.8391" calcext:value-type="float">
            <text:p>-410.8391</text:p>
          </table:table-cell>
          <table:table-cell office:value-type="float" office:value="0" calcext:value-type="float">
            <text:p>0</text:p>
          </table:table-cell>
          <table:table-cell office:value-type="float" office:value="342.1727" calcext:value-type="float">
            <text:p>342.1727</text:p>
          </table:table-cell>
          <table:table-cell office:value-type="float" office:value="1182.169" calcext:value-type="float">
            <text:p>1182.169</text:p>
          </table:table-cell>
          <table:table-cell office:value-type="float" office:value="1433.272" calcext:value-type="float">
            <text:p>1433.272</text:p>
          </table:table-cell>
          <table:table-cell office:value-type="float" office:value="1241.418" calcext:value-type="float">
            <text:p>1241.418</text:p>
          </table:table-cell>
          <table:table-cell office:value-type="float" office:value="731.7573" calcext:value-type="float">
            <text:p>731.7573</text:p>
          </table:table-cell>
          <table:table-cell office:value-type="float" office:value="1080.147" calcext:value-type="float">
            <text:p>1080.147</text:p>
          </table:table-cell>
          <table:table-cell office:value-type="float" office:value="410.1479" calcext:value-type="float">
            <text:p>410.1479</text:p>
          </table:table-cell>
          <table:table-cell office:value-type="float" office:value="1835.77" calcext:value-type="float">
            <text:p>1835.77</text:p>
          </table:table-cell>
          <table:table-cell office:value-type="float" office:value="2074.079" calcext:value-type="float">
            <text:p>2074.079</text:p>
          </table:table-cell>
          <table:table-cell office:value-type="float" office:value="1660.44" calcext:value-type="float">
            <text:p>1660.44</text:p>
          </table:table-cell>
          <table:table-cell office:value-type="float" office:value="583.3726" calcext:value-type="float">
            <text:p>583.3726</text:p>
          </table:table-cell>
          <table:table-cell office:value-type="float" office:value="574.5258" calcext:value-type="float">
            <text:p>574.5258</text:p>
          </table:table-cell>
          <table:table-cell office:value-type="float" office:value="142.6289" calcext:value-type="float">
            <text:p>142.6289</text:p>
          </table:table-cell>
          <table:table-cell office:value-type="float" office:value="35.64009" calcext:value-type="float">
            <text:p>35.64009</text:p>
          </table:table-cell>
          <table:table-cell office:value-type="float" office:value="0" calcext:value-type="float">
            <text:p>0</text:p>
          </table:table-cell>
          <table:table-cell office:value-type="float" office:value="-0.07686322" calcext:value-type="float">
            <text:p>-0.07686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1.0048" calcext:value-type="float">
            <text:p>-411.0048</text:p>
          </table:table-cell>
          <table:table-cell office:value-type="float" office:value="0" calcext:value-type="float">
            <text:p>0</text:p>
          </table:table-cell>
          <table:table-cell office:value-type="float" office:value="11.32621" calcext:value-type="float">
            <text:p>11.3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190.1831" calcext:value-type="float">
            <text:p>190.1831</text:p>
          </table:table-cell>
          <table:table-cell office:value-type="float" office:value="13136.04" calcext:value-type="float">
            <text:p>13136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4.6734" calcext:value-type="float">
            <text:p>-404.6734</text:p>
          </table:table-cell>
          <table:table-cell office:value-type="float" office:value="1133.198" calcext:value-type="float">
            <text:p>1133.198</text:p>
          </table:table-cell>
          <table:table-cell office:value-type="float" office:value="0" calcext:value-type="float">
            <text:p>0</text:p>
          </table:table-cell>
          <table:table-cell office:value-type="float" office:value="76.86893" calcext:value-type="float">
            <text:p>76.86893</text:p>
          </table:table-cell>
          <table:table-cell office:value-type="float" office:value="0.7857636" calcext:value-type="float">
            <text:p>0.7857636</text:p>
          </table:table-cell>
          <table:table-cell office:value-type="float" office:value="-0.02501352" calcext:value-type="float">
            <text:p>-0.02501352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576394" calcext:value-type="float">
            <text:p>0.06576394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095716" calcext:value-type="float">
            <text:p>0.5095716</text:p>
          </table:table-cell>
          <table:table-cell office:value-type="float" office:value="370" calcext:value-type="float">
            <text:p>370</text:p>
          </table:table-cell>
          <table:table-cell office:value-type="float" office:value="-412.7048" calcext:value-type="float">
            <text:p>-412.7048</text:p>
          </table:table-cell>
          <table:table-cell office:value-type="float" office:value="0" calcext:value-type="float">
            <text:p>0</text:p>
          </table:table-cell>
          <table:table-cell office:value-type="float" office:value="342.2677" calcext:value-type="float">
            <text:p>342.2677</text:p>
          </table:table-cell>
          <table:table-cell office:value-type="float" office:value="1181.64" calcext:value-type="float">
            <text:p>1181.64</text:p>
          </table:table-cell>
          <table:table-cell office:value-type="float" office:value="1432.574" calcext:value-type="float">
            <text:p>1432.574</text:p>
          </table:table-cell>
          <table:table-cell office:value-type="float" office:value="1241.189" calcext:value-type="float">
            <text:p>1241.189</text:p>
          </table:table-cell>
          <table:table-cell office:value-type="float" office:value="731.6014" calcext:value-type="float">
            <text:p>731.6014</text:p>
          </table:table-cell>
          <table:table-cell office:value-type="float" office:value="1079.998" calcext:value-type="float">
            <text:p>1079.998</text:p>
          </table:table-cell>
          <table:table-cell office:value-type="float" office:value="410.0852" calcext:value-type="float">
            <text:p>410.0852</text:p>
          </table:table-cell>
          <table:table-cell office:value-type="float" office:value="1835.618" calcext:value-type="float">
            <text:p>1835.618</text:p>
          </table:table-cell>
          <table:table-cell office:value-type="float" office:value="2073.96" calcext:value-type="float">
            <text:p>2073.96</text:p>
          </table:table-cell>
          <table:table-cell office:value-type="float" office:value="1660.38" calcext:value-type="float">
            <text:p>1660.38</text:p>
          </table:table-cell>
          <table:table-cell office:value-type="float" office:value="583.3575" calcext:value-type="float">
            <text:p>583.3575</text:p>
          </table:table-cell>
          <table:table-cell office:value-type="float" office:value="574.5007" calcext:value-type="float">
            <text:p>574.5007</text:p>
          </table:table-cell>
          <table:table-cell office:value-type="float" office:value="142.6288" calcext:value-type="float">
            <text:p>142.6288</text:p>
          </table:table-cell>
          <table:table-cell office:value-type="float" office:value="35.64008" calcext:value-type="float">
            <text:p>35.64008</text:p>
          </table:table-cell>
          <table:table-cell office:value-type="float" office:value="0" calcext:value-type="float">
            <text:p>0</text:p>
          </table:table-cell>
          <table:table-cell office:value-type="float" office:value="-0.07766528" calcext:value-type="float">
            <text:p>-0.077665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3.0478" calcext:value-type="float">
            <text:p>-413.0478</text:p>
          </table:table-cell>
          <table:table-cell office:value-type="float" office:value="0" calcext:value-type="float">
            <text:p>0</text:p>
          </table:table-cell>
          <table:table-cell office:value-type="float" office:value="11.50415" calcext:value-type="float">
            <text:p>11.50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188.6911" calcext:value-type="float">
            <text:p>188.6911</text:p>
          </table:table-cell>
          <table:table-cell office:value-type="float" office:value="13135.38" calcext:value-type="float">
            <text:p>13135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6.5747" calcext:value-type="float">
            <text:p>-406.5747</text:p>
          </table:table-cell>
          <table:table-cell office:value-type="float" office:value="1139.802" calcext:value-type="float">
            <text:p>1139.802</text:p>
          </table:table-cell>
          <table:table-cell office:value-type="float" office:value="0" calcext:value-type="float">
            <text:p>0</text:p>
          </table:table-cell>
          <table:table-cell office:value-type="float" office:value="76.96207" calcext:value-type="float">
            <text:p>76.96207</text:p>
          </table:table-cell>
          <table:table-cell office:value-type="float" office:value="0.768106" calcext:value-type="float">
            <text:p>0.768106</text:p>
          </table:table-cell>
          <table:table-cell office:value-type="float" office:value="-0.02516034" calcext:value-type="float">
            <text:p>-0.0251603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58978" calcext:value-type="float">
            <text:p>0.0658978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094473" calcext:value-type="float">
            <text:p>0.5094473</text:p>
          </table:table-cell>
          <table:table-cell office:value-type="float" office:value="370" calcext:value-type="float">
            <text:p>370</text:p>
          </table:table-cell>
          <table:table-cell office:value-type="float" office:value="-414.6063" calcext:value-type="float">
            <text:p>-414.6063</text:p>
          </table:table-cell>
          <table:table-cell office:value-type="float" office:value="0" calcext:value-type="float">
            <text:p>0</text:p>
          </table:table-cell>
          <table:table-cell office:value-type="float" office:value="342.3718" calcext:value-type="float">
            <text:p>342.3718</text:p>
          </table:table-cell>
          <table:table-cell office:value-type="float" office:value="1181.093" calcext:value-type="float">
            <text:p>1181.093</text:p>
          </table:table-cell>
          <table:table-cell office:value-type="float" office:value="1431.872" calcext:value-type="float">
            <text:p>1431.872</text:p>
          </table:table-cell>
          <table:table-cell office:value-type="float" office:value="1240.957" calcext:value-type="float">
            <text:p>1240.957</text:p>
          </table:table-cell>
          <table:table-cell office:value-type="float" office:value="731.4372" calcext:value-type="float">
            <text:p>731.4372</text:p>
          </table:table-cell>
          <table:table-cell office:value-type="float" office:value="1079.84" calcext:value-type="float">
            <text:p>1079.84</text:p>
          </table:table-cell>
          <table:table-cell office:value-type="float" office:value="410.02" calcext:value-type="float">
            <text:p>410.02</text:p>
          </table:table-cell>
          <table:table-cell office:value-type="float" office:value="1835.46" calcext:value-type="float">
            <text:p>1835.46</text:p>
          </table:table-cell>
          <table:table-cell office:value-type="float" office:value="2073.842" calcext:value-type="float">
            <text:p>2073.842</text:p>
          </table:table-cell>
          <table:table-cell office:value-type="float" office:value="1660.321" calcext:value-type="float">
            <text:p>1660.321</text:p>
          </table:table-cell>
          <table:table-cell office:value-type="float" office:value="583.3424" calcext:value-type="float">
            <text:p>583.3424</text:p>
          </table:table-cell>
          <table:table-cell office:value-type="float" office:value="574.4754" calcext:value-type="float">
            <text:p>574.4754</text:p>
          </table:table-cell>
          <table:table-cell office:value-type="float" office:value="142.6286" calcext:value-type="float">
            <text:p>142.6286</text:p>
          </table:table-cell>
          <table:table-cell office:value-type="float" office:value="35.64008" calcext:value-type="float">
            <text:p>35.64008</text:p>
          </table:table-cell>
          <table:table-cell office:value-type="float" office:value="0" calcext:value-type="float">
            <text:p>0</text:p>
          </table:table-cell>
          <table:table-cell office:value-type="float" office:value="-0.07829479" calcext:value-type="float">
            <text:p>-0.078294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5.1274" calcext:value-type="float">
            <text:p>-415.1274</text:p>
          </table:table-cell>
          <table:table-cell office:value-type="float" office:value="0" calcext:value-type="float">
            <text:p>0</text:p>
          </table:table-cell>
          <table:table-cell office:value-type="float" office:value="11.68217" calcext:value-type="float">
            <text:p>11.68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187.117" calcext:value-type="float">
            <text:p>187.117</text:p>
          </table:table-cell>
          <table:table-cell office:value-type="float" office:value="13134.66" calcext:value-type="float">
            <text:p>13134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8.5843" calcext:value-type="float">
            <text:p>-408.5843</text:p>
          </table:table-cell>
          <table:table-cell office:value-type="float" office:value="1145.507" calcext:value-type="float">
            <text:p>1145.507</text:p>
          </table:table-cell>
          <table:table-cell office:value-type="float" office:value="0" calcext:value-type="float">
            <text:p>0</text:p>
          </table:table-cell>
          <table:table-cell office:value-type="float" office:value="76.6657" calcext:value-type="float">
            <text:p>76.6657</text:p>
          </table:table-cell>
          <table:table-cell office:value-type="float" office:value="0.7497491" calcext:value-type="float">
            <text:p>0.7497491</text:p>
          </table:table-cell>
          <table:table-cell office:value-type="float" office:value="-0.02542391" calcext:value-type="float">
            <text:p>-0.02542391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6602809" calcext:value-type="float">
            <text:p>0.06602809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095414" calcext:value-type="float">
            <text:p>0.5095414</text:p>
          </table:table-cell>
          <table:table-cell office:value-type="float" office:value="370" calcext:value-type="float">
            <text:p>370</text:p>
          </table:table-cell>
          <table:table-cell office:value-type="float" office:value="-416.6164" calcext:value-type="float">
            <text:p>-416.6164</text:p>
          </table:table-cell>
          <table:table-cell office:value-type="float" office:value="0" calcext:value-type="float">
            <text:p>0</text:p>
          </table:table-cell>
          <table:table-cell office:value-type="float" office:value="342.4792" calcext:value-type="float">
            <text:p>342.4792</text:p>
          </table:table-cell>
          <table:table-cell office:value-type="float" office:value="1180.504" calcext:value-type="float">
            <text:p>1180.504</text:p>
          </table:table-cell>
          <table:table-cell office:value-type="float" office:value="1431.108" calcext:value-type="float">
            <text:p>1431.108</text:p>
          </table:table-cell>
          <table:table-cell office:value-type="float" office:value="1240.698" calcext:value-type="float">
            <text:p>1240.698</text:p>
          </table:table-cell>
          <table:table-cell office:value-type="float" office:value="731.2678" calcext:value-type="float">
            <text:p>731.2678</text:p>
          </table:table-cell>
          <table:table-cell office:value-type="float" office:value="1079.68" calcext:value-type="float">
            <text:p>1079.68</text:p>
          </table:table-cell>
          <table:table-cell office:value-type="float" office:value="409.9554" calcext:value-type="float">
            <text:p>409.9554</text:p>
          </table:table-cell>
          <table:table-cell office:value-type="float" office:value="1835.301" calcext:value-type="float">
            <text:p>1835.301</text:p>
          </table:table-cell>
          <table:table-cell office:value-type="float" office:value="2073.725" calcext:value-type="float">
            <text:p>2073.725</text:p>
          </table:table-cell>
          <table:table-cell office:value-type="float" office:value="1660.262" calcext:value-type="float">
            <text:p>1660.262</text:p>
          </table:table-cell>
          <table:table-cell office:value-type="float" office:value="583.3275" calcext:value-type="float">
            <text:p>583.3275</text:p>
          </table:table-cell>
          <table:table-cell office:value-type="float" office:value="574.4501" calcext:value-type="float">
            <text:p>574.4501</text:p>
          </table:table-cell>
          <table:table-cell office:value-type="float" office:value="142.6286" calcext:value-type="float">
            <text:p>142.6286</text:p>
          </table:table-cell>
          <table:table-cell office:value-type="float" office:value="35.64008" calcext:value-type="float">
            <text:p>35.64008</text:p>
          </table:table-cell>
          <table:table-cell office:value-type="float" office:value="0" calcext:value-type="float">
            <text:p>0</text:p>
          </table:table-cell>
          <table:table-cell office:value-type="float" office:value="-0.07908905" calcext:value-type="float">
            <text:p>-0.07908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7.339" calcext:value-type="float">
            <text:p>-417.339</text:p>
          </table:table-cell>
          <table:table-cell office:value-type="float" office:value="0" calcext:value-type="float">
            <text:p>0</text:p>
          </table:table-cell>
          <table:table-cell office:value-type="float" office:value="11.8801" calcext:value-type="float">
            <text:p>11.8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185.5223" calcext:value-type="float">
            <text:p>185.5223</text:p>
          </table:table-cell>
          <table:table-cell office:value-type="float" office:value="13133.9" calcext:value-type="float">
            <text:p>13133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0.7182" calcext:value-type="float">
            <text:p>-410.7182</text:p>
          </table:table-cell>
          <table:table-cell office:value-type="float" office:value="1156.378" calcext:value-type="float">
            <text:p>1156.378</text:p>
          </table:table-cell>
          <table:table-cell office:value-type="float" office:value="0" calcext:value-type="float">
            <text:p>0</text:p>
          </table:table-cell>
          <table:table-cell office:value-type="float" office:value="76.58281" calcext:value-type="float">
            <text:p>76.58281</text:p>
          </table:table-cell>
          <table:table-cell office:value-type="float" office:value="0.7330204" calcext:value-type="float">
            <text:p>0.7330204</text:p>
          </table:table-cell>
          <table:table-cell office:value-type="float" office:value="-0.02565784" calcext:value-type="float">
            <text:p>-0.0256578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7656936" calcext:value-type="float">
            <text:p>0.07656936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5612221" calcext:value-type="float">
            <text:p>0.5612221</text:p>
          </table:table-cell>
          <table:table-cell office:value-type="float" office:value="370" calcext:value-type="float">
            <text:p>370</text:p>
          </table:table-cell>
          <table:table-cell office:value-type="float" office:value="-418.8127" calcext:value-type="float">
            <text:p>-418.8127</text:p>
          </table:table-cell>
          <table:table-cell office:value-type="float" office:value="0" calcext:value-type="float">
            <text:p>0</text:p>
          </table:table-cell>
          <table:table-cell office:value-type="float" office:value="342.5934" calcext:value-type="float">
            <text:p>342.5934</text:p>
          </table:table-cell>
          <table:table-cell office:value-type="float" office:value="1179.903" calcext:value-type="float">
            <text:p>1179.903</text:p>
          </table:table-cell>
          <table:table-cell office:value-type="float" office:value="1430.322" calcext:value-type="float">
            <text:p>1430.322</text:p>
          </table:table-cell>
          <table:table-cell office:value-type="float" office:value="1240.429" calcext:value-type="float">
            <text:p>1240.429</text:p>
          </table:table-cell>
          <table:table-cell office:value-type="float" office:value="731.0925" calcext:value-type="float">
            <text:p>731.0925</text:p>
          </table:table-cell>
          <table:table-cell office:value-type="float" office:value="1079.504" calcext:value-type="float">
            <text:p>1079.504</text:p>
          </table:table-cell>
          <table:table-cell office:value-type="float" office:value="409.8866" calcext:value-type="float">
            <text:p>409.8866</text:p>
          </table:table-cell>
          <table:table-cell office:value-type="float" office:value="1835.14" calcext:value-type="float">
            <text:p>1835.14</text:p>
          </table:table-cell>
          <table:table-cell office:value-type="float" office:value="2073.607" calcext:value-type="float">
            <text:p>2073.607</text:p>
          </table:table-cell>
          <table:table-cell office:value-type="float" office:value="1660.202" calcext:value-type="float">
            <text:p>1660.202</text:p>
          </table:table-cell>
          <table:table-cell office:value-type="float" office:value="583.3122" calcext:value-type="float">
            <text:p>583.3122</text:p>
          </table:table-cell>
          <table:table-cell office:value-type="float" office:value="574.4247" calcext:value-type="float">
            <text:p>574.4247</text:p>
          </table:table-cell>
          <table:table-cell office:value-type="float" office:value="142.6288" calcext:value-type="float">
            <text:p>142.6288</text:p>
          </table:table-cell>
          <table:table-cell office:value-type="float" office:value="35.64008" calcext:value-type="float">
            <text:p>35.64008</text:p>
          </table:table-cell>
          <table:table-cell office:value-type="float" office:value="0" calcext:value-type="float">
            <text:p>0</text:p>
          </table:table-cell>
          <table:table-cell office:value-type="float" office:value="-0.0798819" calcext:value-type="float">
            <text:p>-0.07988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9.6056" calcext:value-type="float">
            <text:p>-419.6056</text:p>
          </table:table-cell>
          <table:table-cell office:value-type="float" office:value="0" calcext:value-type="float">
            <text:p>0</text:p>
          </table:table-cell>
          <table:table-cell office:value-type="float" office:value="11.95748" calcext:value-type="float">
            <text:p>11.95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183.9599" calcext:value-type="float">
            <text:p>183.9599</text:p>
          </table:table-cell>
          <table:table-cell office:value-type="float" office:value="13133.14" calcext:value-type="float">
            <text:p>13133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2.9239" calcext:value-type="float">
            <text:p>-412.923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76.54748" calcext:value-type="float">
            <text:p>76.54748</text:p>
          </table:table-cell>
          <table:table-cell office:value-type="float" office:value="0.7163395" calcext:value-type="float">
            <text:p>0.7163395</text:p>
          </table:table-cell>
          <table:table-cell office:value-type="float" office:value="-0.02561756" calcext:value-type="float">
            <text:p>-0.02561756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09769375" calcext:value-type="float">
            <text:p>0.09769375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7273038" calcext:value-type="float">
            <text:p>0.7273038</text:p>
          </table:table-cell>
          <table:table-cell office:value-type="float" office:value="370" calcext:value-type="float">
            <text:p>370</text:p>
          </table:table-cell>
          <table:table-cell office:value-type="float" office:value="-421.2056" calcext:value-type="float">
            <text:p>-421.2056</text:p>
          </table:table-cell>
          <table:table-cell office:value-type="float" office:value="0" calcext:value-type="float">
            <text:p>0</text:p>
          </table:table-cell>
          <table:table-cell office:value-type="float" office:value="342.7076" calcext:value-type="float">
            <text:p>342.7076</text:p>
          </table:table-cell>
          <table:table-cell office:value-type="float" office:value="1179.307" calcext:value-type="float">
            <text:p>1179.307</text:p>
          </table:table-cell>
          <table:table-cell office:value-type="float" office:value="1429.561" calcext:value-type="float">
            <text:p>1429.561</text:p>
          </table:table-cell>
          <table:table-cell office:value-type="float" office:value="1240.168" calcext:value-type="float">
            <text:p>1240.168</text:p>
          </table:table-cell>
          <table:table-cell office:value-type="float" office:value="730.9213" calcext:value-type="float">
            <text:p>730.9213</text:p>
          </table:table-cell>
          <table:table-cell office:value-type="float" office:value="1079.33" calcext:value-type="float">
            <text:p>1079.33</text:p>
          </table:table-cell>
          <table:table-cell office:value-type="float" office:value="409.8174" calcext:value-type="float">
            <text:p>409.8174</text:p>
          </table:table-cell>
          <table:table-cell office:value-type="float" office:value="1834.977" calcext:value-type="float">
            <text:p>1834.977</text:p>
          </table:table-cell>
          <table:table-cell office:value-type="float" office:value="2073.49" calcext:value-type="float">
            <text:p>2073.49</text:p>
          </table:table-cell>
          <table:table-cell office:value-type="float" office:value="1660.143" calcext:value-type="float">
            <text:p>1660.143</text:p>
          </table:table-cell>
          <table:table-cell office:value-type="float" office:value="583.2966" calcext:value-type="float">
            <text:p>583.2966</text:p>
          </table:table-cell>
          <table:table-cell office:value-type="float" office:value="574.399" calcext:value-type="float">
            <text:p>574.399</text:p>
          </table:table-cell>
          <table:table-cell office:value-type="float" office:value="142.629" calcext:value-type="float">
            <text:p>142.629</text:p>
          </table:table-cell>
          <table:table-cell office:value-type="float" office:value="35.64007" calcext:value-type="float">
            <text:p>35.64007</text:p>
          </table:table-cell>
          <table:table-cell office:value-type="float" office:value="0" calcext:value-type="float">
            <text:p>0</text:p>
          </table:table-cell>
          <table:table-cell office:value-type="float" office:value="-0.08018032" calcext:value-type="float">
            <text:p>-0.080180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1.8269" calcext:value-type="float">
            <text:p>-421.8269</text:p>
          </table:table-cell>
          <table:table-cell office:value-type="float" office:value="0" calcext:value-type="float">
            <text:p>0</text:p>
          </table:table-cell>
          <table:table-cell office:value-type="float" office:value="11.80317" calcext:value-type="float">
            <text:p>11.80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182.4508" calcext:value-type="float">
            <text:p>182.4508</text:p>
          </table:table-cell>
          <table:table-cell office:value-type="float" office:value="13132.4" calcext:value-type="float">
            <text:p>1313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4.9924" calcext:value-type="float">
            <text:p>-414.9924</text:p>
          </table:table-cell>
          <table:table-cell office:value-type="float" office:value="1176.582" calcext:value-type="float">
            <text:p>1176.582</text:p>
          </table:table-cell>
          <table:table-cell office:value-type="float" office:value="0" calcext:value-type="float">
            <text:p>0</text:p>
          </table:table-cell>
          <table:table-cell office:value-type="float" office:value="76.47551" calcext:value-type="float">
            <text:p>76.47551</text:p>
          </table:table-cell>
          <table:table-cell office:value-type="float" office:value="0.700395" calcext:value-type="float">
            <text:p>0.700395</text:p>
          </table:table-cell>
          <table:table-cell office:value-type="float" office:value="-0.02551545" calcext:value-type="float">
            <text:p>-0.02551545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09014" calcext:value-type="float">
            <text:p>0.1009014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8350033" calcext:value-type="float">
            <text:p>0.8350033</text:p>
          </table:table-cell>
          <table:table-cell office:value-type="float" office:value="370" calcext:value-type="float">
            <text:p>370</text:p>
          </table:table-cell>
          <table:table-cell office:value-type="float" office:value="-423.3849" calcext:value-type="float">
            <text:p>-423.3849</text:p>
          </table:table-cell>
          <table:table-cell office:value-type="float" office:value="0" calcext:value-type="float">
            <text:p>0</text:p>
          </table:table-cell>
          <table:table-cell office:value-type="float" office:value="342.8194" calcext:value-type="float">
            <text:p>342.8194</text:p>
          </table:table-cell>
          <table:table-cell office:value-type="float" office:value="1178.728" calcext:value-type="float">
            <text:p>1178.728</text:p>
          </table:table-cell>
          <table:table-cell office:value-type="float" office:value="1428.828" calcext:value-type="float">
            <text:p>1428.828</text:p>
          </table:table-cell>
          <table:table-cell office:value-type="float" office:value="1239.917" calcext:value-type="float">
            <text:p>1239.917</text:p>
          </table:table-cell>
          <table:table-cell office:value-type="float" office:value="730.7533" calcext:value-type="float">
            <text:p>730.7533</text:p>
          </table:table-cell>
          <table:table-cell office:value-type="float" office:value="1079.163" calcext:value-type="float">
            <text:p>1079.163</text:p>
          </table:table-cell>
          <table:table-cell office:value-type="float" office:value="409.7513" calcext:value-type="float">
            <text:p>409.7513</text:p>
          </table:table-cell>
          <table:table-cell office:value-type="float" office:value="1834.814" calcext:value-type="float">
            <text:p>1834.814</text:p>
          </table:table-cell>
          <table:table-cell office:value-type="float" office:value="2073.373" calcext:value-type="float">
            <text:p>2073.373</text:p>
          </table:table-cell>
          <table:table-cell office:value-type="float" office:value="1660.083" calcext:value-type="float">
            <text:p>1660.083</text:p>
          </table:table-cell>
          <table:table-cell office:value-type="float" office:value="583.2809" calcext:value-type="float">
            <text:p>583.2809</text:p>
          </table:table-cell>
          <table:table-cell office:value-type="float" office:value="574.3732" calcext:value-type="float">
            <text:p>574.3732</text:p>
          </table:table-cell>
          <table:table-cell office:value-type="float" office:value="142.6292" calcext:value-type="float">
            <text:p>142.6292</text:p>
          </table:table-cell>
          <table:table-cell office:value-type="float" office:value="35.64007" calcext:value-type="float">
            <text:p>35.64007</text:p>
          </table:table-cell>
          <table:table-cell office:value-type="float" office:value="0" calcext:value-type="float">
            <text:p>0</text:p>
          </table:table-cell>
          <table:table-cell office:value-type="float" office:value="-0.08043981" calcext:value-type="float">
            <text:p>-0.080439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4.0025" calcext:value-type="float">
            <text:p>-424.0025</text:p>
          </table:table-cell>
          <table:table-cell office:value-type="float" office:value="0" calcext:value-type="float">
            <text:p>0</text:p>
          </table:table-cell>
          <table:table-cell office:value-type="float" office:value="11.8002" calcext:value-type="float">
            <text:p>11.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180.8704" calcext:value-type="float">
            <text:p>180.8704</text:p>
          </table:table-cell>
          <table:table-cell office:value-type="float" office:value="13131.63" calcext:value-type="float">
            <text:p>1313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7.179" calcext:value-type="float">
            <text:p>-417.179</text:p>
          </table:table-cell>
          <table:table-cell office:value-type="float" office:value="1185.115" calcext:value-type="float">
            <text:p>1185.115</text:p>
          </table:table-cell>
          <table:table-cell office:value-type="float" office:value="0" calcext:value-type="float">
            <text:p>0</text:p>
          </table:table-cell>
          <table:table-cell office:value-type="float" office:value="75.81938" calcext:value-type="float">
            <text:p>75.81938</text:p>
          </table:table-cell>
          <table:table-cell office:value-type="float" office:value="0.6830557" calcext:value-type="float">
            <text:p>0.6830557</text:p>
          </table:table-cell>
          <table:table-cell office:value-type="float" office:value="-0.02541194" calcext:value-type="float">
            <text:p>-0.0254119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2071" calcext:value-type="float">
            <text:p>0.102071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9106741" calcext:value-type="float">
            <text:p>0.9106741</text:p>
          </table:table-cell>
          <table:table-cell office:value-type="float" office:value="370" calcext:value-type="float">
            <text:p>370</text:p>
          </table:table-cell>
          <table:table-cell office:value-type="float" office:value="-425.6483" calcext:value-type="float">
            <text:p>-425.6483</text:p>
          </table:table-cell>
          <table:table-cell office:value-type="float" office:value="0" calcext:value-type="float">
            <text:p>0</text:p>
          </table:table-cell>
          <table:table-cell office:value-type="float" office:value="342.9355" calcext:value-type="float">
            <text:p>342.9355</text:p>
          </table:table-cell>
          <table:table-cell office:value-type="float" office:value="1178.111" calcext:value-type="float">
            <text:p>1178.111</text:p>
          </table:table-cell>
          <table:table-cell office:value-type="float" office:value="1428.06" calcext:value-type="float">
            <text:p>1428.06</text:p>
          </table:table-cell>
          <table:table-cell office:value-type="float" office:value="1239.646" calcext:value-type="float">
            <text:p>1239.646</text:p>
          </table:table-cell>
          <table:table-cell office:value-type="float" office:value="730.5797" calcext:value-type="float">
            <text:p>730.5797</text:p>
          </table:table-cell>
          <table:table-cell office:value-type="float" office:value="1078.989" calcext:value-type="float">
            <text:p>1078.989</text:p>
          </table:table-cell>
          <table:table-cell office:value-type="float" office:value="409.6842" calcext:value-type="float">
            <text:p>409.6842</text:p>
          </table:table-cell>
          <table:table-cell office:value-type="float" office:value="1834.652" calcext:value-type="float">
            <text:p>1834.652</text:p>
          </table:table-cell>
          <table:table-cell office:value-type="float" office:value="2073.255" calcext:value-type="float">
            <text:p>2073.255</text:p>
          </table:table-cell>
          <table:table-cell office:value-type="float" office:value="1660.024" calcext:value-type="float">
            <text:p>1660.024</text:p>
          </table:table-cell>
          <table:table-cell office:value-type="float" office:value="583.2654" calcext:value-type="float">
            <text:p>583.2654</text:p>
          </table:table-cell>
          <table:table-cell office:value-type="float" office:value="574.3474" calcext:value-type="float">
            <text:p>574.3474</text:p>
          </table:table-cell>
          <table:table-cell office:value-type="float" office:value="142.6293" calcext:value-type="float">
            <text:p>142.6293</text:p>
          </table:table-cell>
          <table:table-cell office:value-type="float" office:value="35.64007" calcext:value-type="float">
            <text:p>35.64007</text:p>
          </table:table-cell>
          <table:table-cell office:value-type="float" office:value="0" calcext:value-type="float">
            <text:p>0</text:p>
          </table:table-cell>
          <table:table-cell office:value-type="float" office:value="-0.08071227" calcext:value-type="float">
            <text:p>-0.080712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6.2745" calcext:value-type="float">
            <text:p>-426.2745</text:p>
          </table:table-cell>
          <table:table-cell office:value-type="float" office:value="0" calcext:value-type="float">
            <text:p>0</text:p>
          </table:table-cell>
          <table:table-cell office:value-type="float" office:value="11.80787" calcext:value-type="float">
            <text:p>11.8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179.3948" calcext:value-type="float">
            <text:p>179.3948</text:p>
          </table:table-cell>
          <table:table-cell office:value-type="float" office:value="13130.86" calcext:value-type="float">
            <text:p>1313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19.305" calcext:value-type="float">
            <text:p>-419.305</text:p>
          </table:table-cell>
          <table:table-cell office:value-type="float" office:value="1195.653" calcext:value-type="float">
            <text:p>1195.653</text:p>
          </table:table-cell>
          <table:table-cell office:value-type="float" office:value="0" calcext:value-type="float">
            <text:p>0</text:p>
          </table:table-cell>
          <table:table-cell office:value-type="float" office:value="75.79749" calcext:value-type="float">
            <text:p>75.79749</text:p>
          </table:table-cell>
          <table:table-cell office:value-type="float" office:value="0.6680811" calcext:value-type="float">
            <text:p>0.6680811</text:p>
          </table:table-cell>
          <table:table-cell office:value-type="float" office:value="-0.0252756" calcext:value-type="float">
            <text:p>-0.0252756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27439" calcext:value-type="float">
            <text:p>0.1027439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9633043" calcext:value-type="float">
            <text:p>0.9633043</text:p>
          </table:table-cell>
          <table:table-cell office:value-type="float" office:value="370" calcext:value-type="float">
            <text:p>370</text:p>
          </table:table-cell>
          <table:table-cell office:value-type="float" office:value="-427.8274" calcext:value-type="float">
            <text:p>-427.8274</text:p>
          </table:table-cell>
          <table:table-cell office:value-type="float" office:value="0" calcext:value-type="float">
            <text:p>0</text:p>
          </table:table-cell>
          <table:table-cell office:value-type="float" office:value="343.0478" calcext:value-type="float">
            <text:p>343.0478</text:p>
          </table:table-cell>
          <table:table-cell office:value-type="float" office:value="1177.552" calcext:value-type="float">
            <text:p>1177.552</text:p>
          </table:table-cell>
          <table:table-cell office:value-type="float" office:value="1427.331" calcext:value-type="float">
            <text:p>1427.331</text:p>
          </table:table-cell>
          <table:table-cell office:value-type="float" office:value="1239.389" calcext:value-type="float">
            <text:p>1239.389</text:p>
          </table:table-cell>
          <table:table-cell office:value-type="float" office:value="730.411" calcext:value-type="float">
            <text:p>730.411</text:p>
          </table:table-cell>
          <table:table-cell office:value-type="float" office:value="1078.81" calcext:value-type="float">
            <text:p>1078.81</text:p>
          </table:table-cell>
          <table:table-cell office:value-type="float" office:value="409.6133" calcext:value-type="float">
            <text:p>409.6133</text:p>
          </table:table-cell>
          <table:table-cell office:value-type="float" office:value="1834.489" calcext:value-type="float">
            <text:p>1834.489</text:p>
          </table:table-cell>
          <table:table-cell office:value-type="float" office:value="2073.138" calcext:value-type="float">
            <text:p>2073.138</text:p>
          </table:table-cell>
          <table:table-cell office:value-type="float" office:value="1659.965" calcext:value-type="float">
            <text:p>1659.965</text:p>
          </table:table-cell>
          <table:table-cell office:value-type="float" office:value="583.2499" calcext:value-type="float">
            <text:p>583.2499</text:p>
          </table:table-cell>
          <table:table-cell office:value-type="float" office:value="574.3215" calcext:value-type="float">
            <text:p>574.3215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6" calcext:value-type="float">
            <text:p>35.64006</text:p>
          </table:table-cell>
          <table:table-cell office:value-type="float" office:value="0" calcext:value-type="float">
            <text:p>0</text:p>
          </table:table-cell>
          <table:table-cell office:value-type="float" office:value="-0.08096407" calcext:value-type="float">
            <text:p>-0.080964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8.4537" calcext:value-type="float">
            <text:p>-428.4537</text:p>
          </table:table-cell>
          <table:table-cell office:value-type="float" office:value="0" calcext:value-type="float">
            <text:p>0</text:p>
          </table:table-cell>
          <table:table-cell office:value-type="float" office:value="11.80536" calcext:value-type="float">
            <text:p>11.80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178.0498" calcext:value-type="float">
            <text:p>178.0498</text:p>
          </table:table-cell>
          <table:table-cell office:value-type="float" office:value="13130.12" calcext:value-type="float">
            <text:p>1313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1.2658" calcext:value-type="float">
            <text:p>-421.2658</text:p>
          </table:table-cell>
          <table:table-cell office:value-type="float" office:value="1201.038" calcext:value-type="float">
            <text:p>1201.038</text:p>
          </table:table-cell>
          <table:table-cell office:value-type="float" office:value="0" calcext:value-type="float">
            <text:p>0</text:p>
          </table:table-cell>
          <table:table-cell office:value-type="float" office:value="75.58639" calcext:value-type="float">
            <text:p>75.58639</text:p>
          </table:table-cell>
          <table:table-cell office:value-type="float" office:value="0.6550815" calcext:value-type="float">
            <text:p>0.6550815</text:p>
          </table:table-cell>
          <table:table-cell office:value-type="float" office:value="-0.02509499" calcext:value-type="float">
            <text:p>-0.02509499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31565" calcext:value-type="float">
            <text:p>0.1031565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0.999719" calcext:value-type="float">
            <text:p>0.999719</text:p>
          </table:table-cell>
          <table:table-cell office:value-type="float" office:value="370" calcext:value-type="float">
            <text:p>370</text:p>
          </table:table-cell>
          <table:table-cell office:value-type="float" office:value="-429.8248" calcext:value-type="float">
            <text:p>-429.8248</text:p>
          </table:table-cell>
          <table:table-cell office:value-type="float" office:value="0" calcext:value-type="float">
            <text:p>0</text:p>
          </table:table-cell>
          <table:table-cell office:value-type="float" office:value="343.1503" calcext:value-type="float">
            <text:p>343.1503</text:p>
          </table:table-cell>
          <table:table-cell office:value-type="float" office:value="1177.039" calcext:value-type="float">
            <text:p>1177.039</text:p>
          </table:table-cell>
          <table:table-cell office:value-type="float" office:value="1426.664" calcext:value-type="float">
            <text:p>1426.664</text:p>
          </table:table-cell>
          <table:table-cell office:value-type="float" office:value="1239.152" calcext:value-type="float">
            <text:p>1239.152</text:p>
          </table:table-cell>
          <table:table-cell office:value-type="float" office:value="730.2549" calcext:value-type="float">
            <text:p>730.2549</text:p>
          </table:table-cell>
          <table:table-cell office:value-type="float" office:value="1078.653" calcext:value-type="float">
            <text:p>1078.653</text:p>
          </table:table-cell>
          <table:table-cell office:value-type="float" office:value="409.55" calcext:value-type="float">
            <text:p>409.55</text:p>
          </table:table-cell>
          <table:table-cell office:value-type="float" office:value="1834.328" calcext:value-type="float">
            <text:p>1834.328</text:p>
          </table:table-cell>
          <table:table-cell office:value-type="float" office:value="2073.021" calcext:value-type="float">
            <text:p>2073.021</text:p>
          </table:table-cell>
          <table:table-cell office:value-type="float" office:value="1659.906" calcext:value-type="float">
            <text:p>1659.906</text:p>
          </table:table-cell>
          <table:table-cell office:value-type="float" office:value="583.2346" calcext:value-type="float">
            <text:p>583.2346</text:p>
          </table:table-cell>
          <table:table-cell office:value-type="float" office:value="574.2957" calcext:value-type="float">
            <text:p>574.2957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6" calcext:value-type="float">
            <text:p>35.64006</text:p>
          </table:table-cell>
          <table:table-cell office:value-type="float" office:value="0" calcext:value-type="float">
            <text:p>0</text:p>
          </table:table-cell>
          <table:table-cell office:value-type="float" office:value="-0.08117052" calcext:value-type="float">
            <text:p>-0.081170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0.4667" calcext:value-type="float">
            <text:p>-430.4667</text:p>
          </table:table-cell>
          <table:table-cell office:value-type="float" office:value="0" calcext:value-type="float">
            <text:p>0</text:p>
          </table:table-cell>
          <table:table-cell office:value-type="float" office:value="11.81847" calcext:value-type="float">
            <text:p>11.8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176.7031" calcext:value-type="float">
            <text:p>176.7031</text:p>
          </table:table-cell>
          <table:table-cell office:value-type="float" office:value="13129.37" calcext:value-type="float">
            <text:p>1312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3.251" calcext:value-type="float">
            <text:p>-423.251</text:p>
          </table:table-cell>
          <table:table-cell office:value-type="float" office:value="1207.911" calcext:value-type="float">
            <text:p>1207.911</text:p>
          </table:table-cell>
          <table:table-cell office:value-type="float" office:value="0" calcext:value-type="float">
            <text:p>0</text:p>
          </table:table-cell>
          <table:table-cell office:value-type="float" office:value="75.41021" calcext:value-type="float">
            <text:p>75.41021</text:p>
          </table:table-cell>
          <table:table-cell office:value-type="float" office:value="0.6429003" calcext:value-type="float">
            <text:p>0.6429003</text:p>
          </table:table-cell>
          <table:table-cell office:value-type="float" office:value="-0.02495585" calcext:value-type="float">
            <text:p>-0.02495585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34175" calcext:value-type="float">
            <text:p>0.1034175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1.025187" calcext:value-type="float">
            <text:p>1.025187</text:p>
          </table:table-cell>
          <table:table-cell office:value-type="float" office:value="370" calcext:value-type="float">
            <text:p>370</text:p>
          </table:table-cell>
          <table:table-cell office:value-type="float" office:value="-431.8356" calcext:value-type="float">
            <text:p>-431.8356</text:p>
          </table:table-cell>
          <table:table-cell office:value-type="float" office:value="0" calcext:value-type="float">
            <text:p>0</text:p>
          </table:table-cell>
          <table:table-cell office:value-type="float" office:value="343.2537" calcext:value-type="float">
            <text:p>343.2537</text:p>
          </table:table-cell>
          <table:table-cell office:value-type="float" office:value="1176.52" calcext:value-type="float">
            <text:p>1176.52</text:p>
          </table:table-cell>
          <table:table-cell office:value-type="float" office:value="1425.986" calcext:value-type="float">
            <text:p>1425.986</text:p>
          </table:table-cell>
          <table:table-cell office:value-type="float" office:value="1238.91" calcext:value-type="float">
            <text:p>1238.91</text:p>
          </table:table-cell>
          <table:table-cell office:value-type="float" office:value="730.0997" calcext:value-type="float">
            <text:p>730.0997</text:p>
          </table:table-cell>
          <table:table-cell office:value-type="float" office:value="1078.495" calcext:value-type="float">
            <text:p>1078.495</text:p>
          </table:table-cell>
          <table:table-cell office:value-type="float" office:value="409.4863" calcext:value-type="float">
            <text:p>409.4863</text:p>
          </table:table-cell>
          <table:table-cell office:value-type="float" office:value="1834.169" calcext:value-type="float">
            <text:p>1834.169</text:p>
          </table:table-cell>
          <table:table-cell office:value-type="float" office:value="2072.904" calcext:value-type="float">
            <text:p>2072.904</text:p>
          </table:table-cell>
          <table:table-cell office:value-type="float" office:value="1659.847" calcext:value-type="float">
            <text:p>1659.847</text:p>
          </table:table-cell>
          <table:table-cell office:value-type="float" office:value="583.2191" calcext:value-type="float">
            <text:p>583.2191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6" calcext:value-type="float">
            <text:p>35.64006</text:p>
          </table:table-cell>
          <table:table-cell office:value-type="float" office:value="0" calcext:value-type="float">
            <text:p>0</text:p>
          </table:table-cell>
          <table:table-cell office:value-type="float" office:value="-0.08138409" calcext:value-type="float">
            <text:p>-0.081384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2.4955" calcext:value-type="float">
            <text:p>-432.4955</text:p>
          </table:table-cell>
          <table:table-cell office:value-type="float" office:value="0" calcext:value-type="float">
            <text:p>0</text:p>
          </table:table-cell>
          <table:table-cell office:value-type="float" office:value="11.83478" calcext:value-type="float">
            <text:p>11.8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175.2904" calcext:value-type="float">
            <text:p>175.2904</text:p>
          </table:table-cell>
          <table:table-cell office:value-type="float" office:value="13128.59" calcext:value-type="float">
            <text:p>13128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5.3235" calcext:value-type="float">
            <text:p>-425.3235</text:p>
          </table:table-cell>
          <table:table-cell office:value-type="float" office:value="1215.994" calcext:value-type="float">
            <text:p>1215.994</text:p>
          </table:table-cell>
          <table:table-cell office:value-type="float" office:value="0" calcext:value-type="float">
            <text:p>0</text:p>
          </table:table-cell>
          <table:table-cell office:value-type="float" office:value="75.0096" calcext:value-type="float">
            <text:p>75.0096</text:p>
          </table:table-cell>
          <table:table-cell office:value-type="float" office:value="0.629588" calcext:value-type="float">
            <text:p>0.629588</text:p>
          </table:table-cell>
          <table:table-cell office:value-type="float" office:value="-0.02481733" calcext:value-type="float">
            <text:p>-0.02481733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35874" calcext:value-type="float">
            <text:p>0.1035874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1.043451" calcext:value-type="float">
            <text:p>1.043451</text:p>
          </table:table-cell>
          <table:table-cell office:value-type="float" office:value="370" calcext:value-type="float">
            <text:p>370</text:p>
          </table:table-cell>
          <table:table-cell office:value-type="float" office:value="-433.9264" calcext:value-type="float">
            <text:p>-433.9264</text:p>
          </table:table-cell>
          <table:table-cell office:value-type="float" office:value="0" calcext:value-type="float">
            <text:p>0</text:p>
          </table:table-cell>
          <table:table-cell office:value-type="float" office:value="343.3628" calcext:value-type="float">
            <text:p>343.3628</text:p>
          </table:table-cell>
          <table:table-cell office:value-type="float" office:value="1175.962" calcext:value-type="float">
            <text:p>1175.962</text:p>
          </table:table-cell>
          <table:table-cell office:value-type="float" office:value="1425.273" calcext:value-type="float">
            <text:p>1425.273</text:p>
          </table:table-cell>
          <table:table-cell office:value-type="float" office:value="1238.66" calcext:value-type="float">
            <text:p>1238.66</text:p>
          </table:table-cell>
          <table:table-cell office:value-type="float" office:value="729.9323" calcext:value-type="float">
            <text:p>729.9323</text:p>
          </table:table-cell>
          <table:table-cell office:value-type="float" office:value="1078.331" calcext:value-type="float">
            <text:p>1078.331</text:p>
          </table:table-cell>
          <table:table-cell office:value-type="float" office:value="409.4227" calcext:value-type="float">
            <text:p>409.4227</text:p>
          </table:table-cell>
          <table:table-cell office:value-type="float" office:value="1834.011" calcext:value-type="float">
            <text:p>1834.011</text:p>
          </table:table-cell>
          <table:table-cell office:value-type="float" office:value="2072.787" calcext:value-type="float">
            <text:p>2072.787</text:p>
          </table:table-cell>
          <table:table-cell office:value-type="float" office:value="1659.788" calcext:value-type="float">
            <text:p>1659.788</text:p>
          </table:table-cell>
          <table:table-cell office:value-type="float" office:value="583.2038" calcext:value-type="float">
            <text:p>583.2038</text:p>
          </table:table-cell>
          <table:table-cell office:value-type="float" office:value="574.2442" calcext:value-type="float">
            <text:p>574.2442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5" calcext:value-type="float">
            <text:p>35.64005</text:p>
          </table:table-cell>
          <table:table-cell office:value-type="float" office:value="0" calcext:value-type="float">
            <text:p>0</text:p>
          </table:table-cell>
          <table:table-cell office:value-type="float" office:value="-0.08162046" calcext:value-type="float">
            <text:p>-0.081620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4.6134" calcext:value-type="float">
            <text:p>-434.6134</text:p>
          </table:table-cell>
          <table:table-cell office:value-type="float" office:value="0" calcext:value-type="float">
            <text:p>0</text:p>
          </table:table-cell>
          <table:table-cell office:value-type="float" office:value="11.8618" calcext:value-type="float">
            <text:p>11.8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173.8291" calcext:value-type="float">
            <text:p>173.8291</text:p>
          </table:table-cell>
          <table:table-cell office:value-type="float" office:value="13127.77" calcext:value-type="float">
            <text:p>1312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7.4857" calcext:value-type="float">
            <text:p>-427.4857</text:p>
          </table:table-cell>
          <table:table-cell office:value-type="float" office:value="1223.699" calcext:value-type="float">
            <text:p>1223.699</text:p>
          </table:table-cell>
          <table:table-cell office:value-type="float" office:value="0" calcext:value-type="float">
            <text:p>0</text:p>
          </table:table-cell>
          <table:table-cell office:value-type="float" office:value="74.57755" calcext:value-type="float">
            <text:p>74.57755</text:p>
          </table:table-cell>
          <table:table-cell office:value-type="float" office:value="0.6155123" calcext:value-type="float">
            <text:p>0.6155123</text:p>
          </table:table-cell>
          <table:table-cell office:value-type="float" office:value="-0.02469794" calcext:value-type="float">
            <text:p>-0.0246979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37039" calcext:value-type="float">
            <text:p>0.1037039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1.056967" calcext:value-type="float">
            <text:p>1.056967</text:p>
          </table:table-cell>
          <table:table-cell office:value-type="float" office:value="370" calcext:value-type="float">
            <text:p>370</text:p>
          </table:table-cell>
          <table:table-cell office:value-type="float" office:value="-436.1022" calcext:value-type="float">
            <text:p>-436.1022</text:p>
          </table:table-cell>
          <table:table-cell office:value-type="float" office:value="0" calcext:value-type="float">
            <text:p>0</text:p>
          </table:table-cell>
          <table:table-cell office:value-type="float" office:value="343.4757" calcext:value-type="float">
            <text:p>343.4757</text:p>
          </table:table-cell>
          <table:table-cell office:value-type="float" office:value="1175.385" calcext:value-type="float">
            <text:p>1175.385</text:p>
          </table:table-cell>
          <table:table-cell office:value-type="float" office:value="1424.527" calcext:value-type="float">
            <text:p>1424.527</text:p>
          </table:table-cell>
          <table:table-cell office:value-type="float" office:value="1238.395" calcext:value-type="float">
            <text:p>1238.395</text:p>
          </table:table-cell>
          <table:table-cell office:value-type="float" office:value="729.7577" calcext:value-type="float">
            <text:p>729.7577</text:p>
          </table:table-cell>
          <table:table-cell office:value-type="float" office:value="1078.157" calcext:value-type="float">
            <text:p>1078.157</text:p>
          </table:table-cell>
          <table:table-cell office:value-type="float" office:value="409.3553" calcext:value-type="float">
            <text:p>409.3553</text:p>
          </table:table-cell>
          <table:table-cell office:value-type="float" office:value="1833.852" calcext:value-type="float">
            <text:p>1833.852</text:p>
          </table:table-cell>
          <table:table-cell office:value-type="float" office:value="2072.67" calcext:value-type="float">
            <text:p>2072.67</text:p>
          </table:table-cell>
          <table:table-cell office:value-type="float" office:value="1659.73" calcext:value-type="float">
            <text:p>1659.73</text:p>
          </table:table-cell>
          <table:table-cell office:value-type="float" office:value="583.1884" calcext:value-type="float">
            <text:p>583.1884</text:p>
          </table:table-cell>
          <table:table-cell office:value-type="float" office:value="574.2184" calcext:value-type="float">
            <text:p>574.2184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5" calcext:value-type="float">
            <text:p>35.64005</text:p>
          </table:table-cell>
          <table:table-cell office:value-type="float" office:value="0" calcext:value-type="float">
            <text:p>0</text:p>
          </table:table-cell>
          <table:table-cell office:value-type="float" office:value="-0.08188125" calcext:value-type="float">
            <text:p>-0.08188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6.8182" calcext:value-type="float">
            <text:p>-436.8182</text:p>
          </table:table-cell>
          <table:table-cell office:value-type="float" office:value="0" calcext:value-type="float">
            <text:p>0</text:p>
          </table:table-cell>
          <table:table-cell office:value-type="float" office:value="11.89098" calcext:value-type="float">
            <text:p>11.89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172.3654" calcext:value-type="float">
            <text:p>172.3654</text:p>
          </table:table-cell>
          <table:table-cell office:value-type="float" office:value="13126.93" calcext:value-type="float">
            <text:p>1312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9.6657" calcext:value-type="float">
            <text:p>-429.6657</text:p>
          </table:table-cell>
          <table:table-cell office:value-type="float" office:value="1228.866" calcext:value-type="float">
            <text:p>1228.866</text:p>
          </table:table-cell>
          <table:table-cell office:value-type="float" office:value="0" calcext:value-type="float">
            <text:p>0</text:p>
          </table:table-cell>
          <table:table-cell office:value-type="float" office:value="73.9231" calcext:value-type="float">
            <text:p>73.9231</text:p>
          </table:table-cell>
          <table:table-cell office:value-type="float" office:value="0.601963" calcext:value-type="float">
            <text:p>0.601963</text:p>
          </table:table-cell>
          <table:table-cell office:value-type="float" office:value="-0.02458154" calcext:value-type="float">
            <text:p>-0.02458154</text:p>
          </table:table-cell>
          <table:table-cell office:value-type="float" office:value="7.397623" calcext:value-type="float">
            <text:p>7.397623</text:p>
          </table:table-cell>
          <table:table-cell office:value-type="float" office:value="0.1037841" calcext:value-type="float">
            <text:p>0.1037841</text:p>
          </table:table-cell>
          <table:table-cell office:value-type="float" office:value="0.03344575" calcext:value-type="float">
            <text:p>0.03344575</text:p>
          </table:table-cell>
          <table:table-cell office:value-type="float" office:value="1.06721" calcext:value-type="float">
            <text:p>1.06721</text:p>
          </table:table-cell>
          <table:table-cell office:value-type="float" office:value="370" calcext:value-type="float">
            <text:p>370</text:p>
          </table:table-cell>
          <table:table-cell office:value-type="float" office:value="-438.2923" calcext:value-type="float">
            <text:p>-438.2923</text:p>
          </table:table-cell>
          <table:table-cell office:value-type="float" office:value="0" calcext:value-type="float">
            <text:p>0</text:p>
          </table:table-cell>
          <table:table-cell office:value-type="float" office:value="343.589" calcext:value-type="float">
            <text:p>343.589</text:p>
          </table:table-cell>
          <table:table-cell office:value-type="float" office:value="1174.808" calcext:value-type="float">
            <text:p>1174.808</text:p>
          </table:table-cell>
          <table:table-cell office:value-type="float" office:value="1423.777" calcext:value-type="float">
            <text:p>1423.777</text:p>
          </table:table-cell>
          <table:table-cell office:value-type="float" office:value="1238.122" calcext:value-type="float">
            <text:p>1238.122</text:p>
          </table:table-cell>
          <table:table-cell office:value-type="float" office:value="729.5821" calcext:value-type="float">
            <text:p>729.5821</text:p>
          </table:table-cell>
          <table:table-cell office:value-type="float" office:value="1077.979" calcext:value-type="float">
            <text:p>1077.979</text:p>
          </table:table-cell>
          <table:table-cell office:value-type="float" office:value="409.2872" calcext:value-type="float">
            <text:p>409.2872</text:p>
          </table:table-cell>
          <table:table-cell office:value-type="float" office:value="1833.691" calcext:value-type="float">
            <text:p>1833.691</text:p>
          </table:table-cell>
          <table:table-cell office:value-type="float" office:value="2072.554" calcext:value-type="float">
            <text:p>2072.554</text:p>
          </table:table-cell>
          <table:table-cell office:value-type="float" office:value="1659.671" calcext:value-type="float">
            <text:p>1659.671</text:p>
          </table:table-cell>
          <table:table-cell office:value-type="float" office:value="583.173" calcext:value-type="float">
            <text:p>583.173</text:p>
          </table:table-cell>
          <table:table-cell office:value-type="float" office:value="574.1927" calcext:value-type="float">
            <text:p>574.1927</text:p>
          </table:table-cell>
          <table:table-cell office:value-type="float" office:value="142.6294" calcext:value-type="float">
            <text:p>142.6294</text:p>
          </table:table-cell>
          <table:table-cell office:value-type="float" office:value="35.64005" calcext:value-type="float">
            <text:p>35.64005</text:p>
          </table:table-cell>
          <table:table-cell office:value-type="float" office:value="0" calcext:value-type="float">
            <text:p>0</text:p>
          </table:table-cell>
          <table:table-cell office:value-type="float" office:value="-0.08213635" calcext:value-type="float">
            <text:p>-0.082136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9.0402" calcext:value-type="float">
            <text:p>-439.0402</text:p>
          </table:table-cell>
          <table:table-cell office:value-type="float" office:value="0" calcext:value-type="float">
            <text:p>0</text:p>
          </table:table-cell>
          <table:table-cell office:value-type="float" office:value="11.92253" calcext:value-type="float">
            <text:p>11.9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170.773" calcext:value-type="float">
            <text:p>170.773</text:p>
          </table:table-cell>
          <table:table-cell office:value-type="float" office:value="13124" calcext:value-type="float">
            <text:p>13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1.4186" calcext:value-type="float">
            <text:p>-431.4186</text:p>
          </table:table-cell>
          <table:table-cell office:value-type="float" office:value="1230.855" calcext:value-type="float">
            <text:p>1230.855</text:p>
          </table:table-cell>
          <table:table-cell office:value-type="float" office:value="0" calcext:value-type="float">
            <text:p>0</text:p>
          </table:table-cell>
          <table:table-cell office:value-type="float" office:value="73.82253" calcext:value-type="float">
            <text:p>73.82253</text:p>
          </table:table-cell>
          <table:table-cell office:value-type="float" office:value="0.5799596" calcext:value-type="float">
            <text:p>0.5799596</text:p>
          </table:table-cell>
          <table:table-cell office:value-type="float" office:value="-0.02451783" calcext:value-type="float">
            <text:p>-0.0245178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322" calcext:value-type="float">
            <text:p>0.104032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092616" calcext:value-type="float">
            <text:p>1.092616</text:p>
          </table:table-cell>
          <table:table-cell office:value-type="float" office:value="370" calcext:value-type="float">
            <text:p>370</text:p>
          </table:table-cell>
          <table:table-cell office:value-type="float" office:value="-442.3801" calcext:value-type="float">
            <text:p>-442.3801</text:p>
          </table:table-cell>
          <table:table-cell office:value-type="float" office:value="0" calcext:value-type="float">
            <text:p>0</text:p>
          </table:table-cell>
          <table:table-cell office:value-type="float" office:value="344.4346" calcext:value-type="float">
            <text:p>344.4346</text:p>
          </table:table-cell>
          <table:table-cell office:value-type="float" office:value="1174.191" calcext:value-type="float">
            <text:p>1174.191</text:p>
          </table:table-cell>
          <table:table-cell office:value-type="float" office:value="1422.685" calcext:value-type="float">
            <text:p>1422.685</text:p>
          </table:table-cell>
          <table:table-cell office:value-type="float" office:value="1237.819" calcext:value-type="float">
            <text:p>1237.819</text:p>
          </table:table-cell>
          <table:table-cell office:value-type="float" office:value="727.9956" calcext:value-type="float">
            <text:p>727.9956</text:p>
          </table:table-cell>
          <table:table-cell office:value-type="float" office:value="1077.286" calcext:value-type="float">
            <text:p>1077.286</text:p>
          </table:table-cell>
          <table:table-cell office:value-type="float" office:value="409.4048" calcext:value-type="float">
            <text:p>409.4048</text:p>
          </table:table-cell>
          <table:table-cell office:value-type="float" office:value="1833.387" calcext:value-type="float">
            <text:p>1833.387</text:p>
          </table:table-cell>
          <table:table-cell office:value-type="float" office:value="2072.214" calcext:value-type="float">
            <text:p>2072.214</text:p>
          </table:table-cell>
          <table:table-cell office:value-type="float" office:value="1659.395" calcext:value-type="float">
            <text:p>1659.395</text:p>
          </table:table-cell>
          <table:table-cell office:value-type="float" office:value="583.0906" calcext:value-type="float">
            <text:p>583.0906</text:p>
          </table:table-cell>
          <table:table-cell office:value-type="float" office:value="574.054" calcext:value-type="float">
            <text:p>574.054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7" calcext:value-type="float">
            <text:p>35.6307</text:p>
          </table:table-cell>
          <table:table-cell office:value-type="float" office:value="0" calcext:value-type="float">
            <text:p>0</text:p>
          </table:table-cell>
          <table:table-cell office:value-type="float" office:value="-0.08241044" calcext:value-type="float">
            <text:p>-0.082410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1.1849" calcext:value-type="float">
            <text:p>-441.1849</text:p>
          </table:table-cell>
          <table:table-cell office:value-type="float" office:value="0" calcext:value-type="float">
            <text:p>0</text:p>
          </table:table-cell>
          <table:table-cell office:value-type="float" office:value="12.28995" calcext:value-type="float">
            <text:p>12.28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169.5384" calcext:value-type="float">
            <text:p>169.5384</text:p>
          </table:table-cell>
          <table:table-cell office:value-type="float" office:value="13123.29" calcext:value-type="float">
            <text:p>1312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3.3786" calcext:value-type="float">
            <text:p>-433.3786</text:p>
          </table:table-cell>
          <table:table-cell office:value-type="float" office:value="1238.801" calcext:value-type="float">
            <text:p>1238.801</text:p>
          </table:table-cell>
          <table:table-cell office:value-type="float" office:value="0" calcext:value-type="float">
            <text:p>0</text:p>
          </table:table-cell>
          <table:table-cell office:value-type="float" office:value="73.9343" calcext:value-type="float">
            <text:p>73.9343</text:p>
          </table:table-cell>
          <table:table-cell office:value-type="float" office:value="0.5686696" calcext:value-type="float">
            <text:p>0.5686696</text:p>
          </table:table-cell>
          <table:table-cell office:value-type="float" office:value="-0.02442571" calcext:value-type="float">
            <text:p>-0.02442571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439" calcext:value-type="float">
            <text:p>0.1040439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095194" calcext:value-type="float">
            <text:p>1.095194</text:p>
          </table:table-cell>
          <table:table-cell office:value-type="float" office:value="370" calcext:value-type="float">
            <text:p>370</text:p>
          </table:table-cell>
          <table:table-cell office:value-type="float" office:value="-444.3426" calcext:value-type="float">
            <text:p>-444.3426</text:p>
          </table:table-cell>
          <table:table-cell office:value-type="float" office:value="0" calcext:value-type="float">
            <text:p>0</text:p>
          </table:table-cell>
          <table:table-cell office:value-type="float" office:value="344.4438" calcext:value-type="float">
            <text:p>344.4438</text:p>
          </table:table-cell>
          <table:table-cell office:value-type="float" office:value="1173.764" calcext:value-type="float">
            <text:p>1173.764</text:p>
          </table:table-cell>
          <table:table-cell office:value-type="float" office:value="1422.12" calcext:value-type="float">
            <text:p>1422.12</text:p>
          </table:table-cell>
          <table:table-cell office:value-type="float" office:value="1237.61" calcext:value-type="float">
            <text:p>1237.61</text:p>
          </table:table-cell>
          <table:table-cell office:value-type="float" office:value="727.8471" calcext:value-type="float">
            <text:p>727.8471</text:p>
          </table:table-cell>
          <table:table-cell office:value-type="float" office:value="1077.137" calcext:value-type="float">
            <text:p>1077.137</text:p>
          </table:table-cell>
          <table:table-cell office:value-type="float" office:value="409.343" calcext:value-type="float">
            <text:p>409.343</text:p>
          </table:table-cell>
          <table:table-cell office:value-type="float" office:value="1833.228" calcext:value-type="float">
            <text:p>1833.228</text:p>
          </table:table-cell>
          <table:table-cell office:value-type="float" office:value="2072.097" calcext:value-type="float">
            <text:p>2072.097</text:p>
          </table:table-cell>
          <table:table-cell office:value-type="float" office:value="1659.337" calcext:value-type="float">
            <text:p>1659.337</text:p>
          </table:table-cell>
          <table:table-cell office:value-type="float" office:value="583.0752" calcext:value-type="float">
            <text:p>583.0752</text:p>
          </table:table-cell>
          <table:table-cell office:value-type="float" office:value="574.0283" calcext:value-type="float">
            <text:p>574.0283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7" calcext:value-type="float">
            <text:p>35.6307</text:p>
          </table:table-cell>
          <table:table-cell office:value-type="float" office:value="0" calcext:value-type="float">
            <text:p>0</text:p>
          </table:table-cell>
          <table:table-cell office:value-type="float" office:value="-0.08263524" calcext:value-type="float">
            <text:p>-0.082635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3.0611" calcext:value-type="float">
            <text:p>-443.0611</text:p>
          </table:table-cell>
          <table:table-cell office:value-type="float" office:value="0" calcext:value-type="float">
            <text:p>0</text:p>
          </table:table-cell>
          <table:table-cell office:value-type="float" office:value="12.20413" calcext:value-type="float">
            <text:p>12.20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168.4469" calcext:value-type="float">
            <text:p>168.4469</text:p>
          </table:table-cell>
          <table:table-cell office:value-type="float" office:value="13122.6" calcext:value-type="float">
            <text:p>1312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5.0687" calcext:value-type="float">
            <text:p>-435.0687</text:p>
          </table:table-cell>
          <table:table-cell office:value-type="float" office:value="1244.369" calcext:value-type="float">
            <text:p>1244.369</text:p>
          </table:table-cell>
          <table:table-cell office:value-type="float" office:value="0" calcext:value-type="float">
            <text:p>0</text:p>
          </table:table-cell>
          <table:table-cell office:value-type="float" office:value="73.95233" calcext:value-type="float">
            <text:p>73.95233</text:p>
          </table:table-cell>
          <table:table-cell office:value-type="float" office:value="0.5577549" calcext:value-type="float">
            <text:p>0.5577549</text:p>
          </table:table-cell>
          <table:table-cell office:value-type="float" office:value="-0.02432412" calcext:value-type="float">
            <text:p>-0.0243241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548" calcext:value-type="float">
            <text:p>0.1040548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09756" calcext:value-type="float">
            <text:p>1.09756</text:p>
          </table:table-cell>
          <table:table-cell office:value-type="float" office:value="370" calcext:value-type="float">
            <text:p>370</text:p>
          </table:table-cell>
          <table:table-cell office:value-type="float" office:value="-446.035" calcext:value-type="float">
            <text:p>-446.035</text:p>
          </table:table-cell>
          <table:table-cell office:value-type="float" office:value="0" calcext:value-type="float">
            <text:p>0</text:p>
          </table:table-cell>
          <table:table-cell office:value-type="float" office:value="344.5237" calcext:value-type="float">
            <text:p>344.5237</text:p>
          </table:table-cell>
          <table:table-cell office:value-type="float" office:value="1173.348" calcext:value-type="float">
            <text:p>1173.348</text:p>
          </table:table-cell>
          <table:table-cell office:value-type="float" office:value="1421.581" calcext:value-type="float">
            <text:p>1421.581</text:p>
          </table:table-cell>
          <table:table-cell office:value-type="float" office:value="1237.412" calcext:value-type="float">
            <text:p>1237.412</text:p>
          </table:table-cell>
          <table:table-cell office:value-type="float" office:value="727.7106" calcext:value-type="float">
            <text:p>727.7106</text:p>
          </table:table-cell>
          <table:table-cell office:value-type="float" office:value="1076.998" calcext:value-type="float">
            <text:p>1076.998</text:p>
          </table:table-cell>
          <table:table-cell office:value-type="float" office:value="409.2859" calcext:value-type="float">
            <text:p>409.2859</text:p>
          </table:table-cell>
          <table:table-cell office:value-type="float" office:value="1833.073" calcext:value-type="float">
            <text:p>1833.073</text:p>
          </table:table-cell>
          <table:table-cell office:value-type="float" office:value="2071.98" calcext:value-type="float">
            <text:p>2071.98</text:p>
          </table:table-cell>
          <table:table-cell office:value-type="float" office:value="1659.278" calcext:value-type="float">
            <text:p>1659.278</text:p>
          </table:table-cell>
          <table:table-cell office:value-type="float" office:value="583.0599" calcext:value-type="float">
            <text:p>583.0599</text:p>
          </table:table-cell>
          <table:table-cell office:value-type="float" office:value="574.0026" calcext:value-type="float">
            <text:p>574.0026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7" calcext:value-type="float">
            <text:p>35.6307</text:p>
          </table:table-cell>
          <table:table-cell office:value-type="float" office:value="0" calcext:value-type="float">
            <text:p>0</text:p>
          </table:table-cell>
          <table:table-cell office:value-type="float" office:value="-0.08276591" calcext:value-type="float">
            <text:p>-0.082765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4.7776" calcext:value-type="float">
            <text:p>-444.7776</text:p>
          </table:table-cell>
          <table:table-cell office:value-type="float" office:value="0" calcext:value-type="float">
            <text:p>0</text:p>
          </table:table-cell>
          <table:table-cell office:value-type="float" office:value="12.22863" calcext:value-type="float">
            <text:p>12.2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167.3717" calcext:value-type="float">
            <text:p>167.3717</text:p>
          </table:table-cell>
          <table:table-cell office:value-type="float" office:value="13121.92" calcext:value-type="float">
            <text:p>13121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6.7089" calcext:value-type="float">
            <text:p>-436.7089</text:p>
          </table:table-cell>
          <table:table-cell office:value-type="float" office:value="1247.74" calcext:value-type="float">
            <text:p>1247.74</text:p>
          </table:table-cell>
          <table:table-cell office:value-type="float" office:value="0" calcext:value-type="float">
            <text:p>0</text:p>
          </table:table-cell>
          <table:table-cell office:value-type="float" office:value="73.94798" calcext:value-type="float">
            <text:p>73.94798</text:p>
          </table:table-cell>
          <table:table-cell office:value-type="float" office:value="0.547182" calcext:value-type="float">
            <text:p>0.547182</text:p>
          </table:table-cell>
          <table:table-cell office:value-type="float" office:value="-0.0242331" calcext:value-type="float">
            <text:p>-0.0242331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622" calcext:value-type="float">
            <text:p>0.104062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099347" calcext:value-type="float">
            <text:p>1.099347</text:p>
          </table:table-cell>
          <table:table-cell office:value-type="float" office:value="370" calcext:value-type="float">
            <text:p>370</text:p>
          </table:table-cell>
          <table:table-cell office:value-type="float" office:value="-447.6769" calcext:value-type="float">
            <text:p>-447.6769</text:p>
          </table:table-cell>
          <table:table-cell office:value-type="float" office:value="0" calcext:value-type="float">
            <text:p>0</text:p>
          </table:table-cell>
          <table:table-cell office:value-type="float" office:value="344.6032" calcext:value-type="float">
            <text:p>344.6032</text:p>
          </table:table-cell>
          <table:table-cell office:value-type="float" office:value="1172.926" calcext:value-type="float">
            <text:p>1172.926</text:p>
          </table:table-cell>
          <table:table-cell office:value-type="float" office:value="1421.046" calcext:value-type="float">
            <text:p>1421.046</text:p>
          </table:table-cell>
          <table:table-cell office:value-type="float" office:value="1237.219" calcext:value-type="float">
            <text:p>1237.219</text:p>
          </table:table-cell>
          <table:table-cell office:value-type="float" office:value="727.5798" calcext:value-type="float">
            <text:p>727.5798</text:p>
          </table:table-cell>
          <table:table-cell office:value-type="float" office:value="1076.866" calcext:value-type="float">
            <text:p>1076.866</text:p>
          </table:table-cell>
          <table:table-cell office:value-type="float" office:value="409.233" calcext:value-type="float">
            <text:p>409.233</text:p>
          </table:table-cell>
          <table:table-cell office:value-type="float" office:value="1832.931" calcext:value-type="float">
            <text:p>1832.931</text:p>
          </table:table-cell>
          <table:table-cell office:value-type="float" office:value="2071.866" calcext:value-type="float">
            <text:p>2071.866</text:p>
          </table:table-cell>
          <table:table-cell office:value-type="float" office:value="1659.22" calcext:value-type="float">
            <text:p>1659.22</text:p>
          </table:table-cell>
          <table:table-cell office:value-type="float" office:value="583.0446" calcext:value-type="float">
            <text:p>583.0446</text:p>
          </table:table-cell>
          <table:table-cell office:value-type="float" office:value="573.9769" calcext:value-type="float">
            <text:p>573.9769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9" calcext:value-type="float">
            <text:p>35.63069</text:p>
          </table:table-cell>
          <table:table-cell office:value-type="float" office:value="0" calcext:value-type="float">
            <text:p>0</text:p>
          </table:table-cell>
          <table:table-cell office:value-type="float" office:value="-0.08289437" calcext:value-type="float">
            <text:p>-0.082894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6.4674" calcext:value-type="float">
            <text:p>-446.4674</text:p>
          </table:table-cell>
          <table:table-cell office:value-type="float" office:value="0" calcext:value-type="float">
            <text:p>0</text:p>
          </table:table-cell>
          <table:table-cell office:value-type="float" office:value="12.27594" calcext:value-type="float">
            <text:p>12.27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166.2509" calcext:value-type="float">
            <text:p>166.2509</text:p>
          </table:table-cell>
          <table:table-cell office:value-type="float" office:value="13121.22" calcext:value-type="float">
            <text:p>13121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8.4009" calcext:value-type="float">
            <text:p>-438.4009</text:p>
          </table:table-cell>
          <table:table-cell office:value-type="float" office:value="1252.252" calcext:value-type="float">
            <text:p>1252.252</text:p>
          </table:table-cell>
          <table:table-cell office:value-type="float" office:value="0" calcext:value-type="float">
            <text:p>0</text:p>
          </table:table-cell>
          <table:table-cell office:value-type="float" office:value="73.87547" calcext:value-type="float">
            <text:p>73.87547</text:p>
          </table:table-cell>
          <table:table-cell office:value-type="float" office:value="0.5373497" calcext:value-type="float">
            <text:p>0.5373497</text:p>
          </table:table-cell>
          <table:table-cell office:value-type="float" office:value="-0.02414792" calcext:value-type="float">
            <text:p>-0.0241479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663" calcext:value-type="float">
            <text:p>0.104066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0646" calcext:value-type="float">
            <text:p>1.100646</text:p>
          </table:table-cell>
          <table:table-cell office:value-type="float" office:value="370" calcext:value-type="float">
            <text:p>370</text:p>
          </table:table-cell>
          <table:table-cell office:value-type="float" office:value="-449.3701" calcext:value-type="float">
            <text:p>-449.3701</text:p>
          </table:table-cell>
          <table:table-cell office:value-type="float" office:value="0" calcext:value-type="float">
            <text:p>0</text:p>
          </table:table-cell>
          <table:table-cell office:value-type="float" office:value="344.6878" calcext:value-type="float">
            <text:p>344.6878</text:p>
          </table:table-cell>
          <table:table-cell office:value-type="float" office:value="1172.468" calcext:value-type="float">
            <text:p>1172.468</text:p>
          </table:table-cell>
          <table:table-cell office:value-type="float" office:value="1420.474" calcext:value-type="float">
            <text:p>1420.474</text:p>
          </table:table-cell>
          <table:table-cell office:value-type="float" office:value="1237.019" calcext:value-type="float">
            <text:p>1237.019</text:p>
          </table:table-cell>
          <table:table-cell office:value-type="float" office:value="727.4469" calcext:value-type="float">
            <text:p>727.4469</text:p>
          </table:table-cell>
          <table:table-cell office:value-type="float" office:value="1076.734" calcext:value-type="float">
            <text:p>1076.734</text:p>
          </table:table-cell>
          <table:table-cell office:value-type="float" office:value="409.1808" calcext:value-type="float">
            <text:p>409.1808</text:p>
          </table:table-cell>
          <table:table-cell office:value-type="float" office:value="1832.796" calcext:value-type="float">
            <text:p>1832.796</text:p>
          </table:table-cell>
          <table:table-cell office:value-type="float" office:value="2071.752" calcext:value-type="float">
            <text:p>2071.752</text:p>
          </table:table-cell>
          <table:table-cell office:value-type="float" office:value="1659.161" calcext:value-type="float">
            <text:p>1659.161</text:p>
          </table:table-cell>
          <table:table-cell office:value-type="float" office:value="583.0292" calcext:value-type="float">
            <text:p>583.0292</text:p>
          </table:table-cell>
          <table:table-cell office:value-type="float" office:value="573.9512" calcext:value-type="float">
            <text:p>573.9512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9" calcext:value-type="float">
            <text:p>35.63069</text:p>
          </table:table-cell>
          <table:table-cell office:value-type="float" office:value="0" calcext:value-type="float">
            <text:p>0</text:p>
          </table:table-cell>
          <table:table-cell office:value-type="float" office:value="-0.08305474" calcext:value-type="float">
            <text:p>-0.083054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48.2254" calcext:value-type="float">
            <text:p>-448.2254</text:p>
          </table:table-cell>
          <table:table-cell office:value-type="float" office:value="0" calcext:value-type="float">
            <text:p>0</text:p>
          </table:table-cell>
          <table:table-cell office:value-type="float" office:value="12.34054" calcext:value-type="float">
            <text:p>12.34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165.0751" calcext:value-type="float">
            <text:p>165.0751</text:p>
          </table:table-cell>
          <table:table-cell office:value-type="float" office:value="13120.48" calcext:value-type="float">
            <text:p>1312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0.18" calcext:value-type="float">
            <text:p>-440.18</text:p>
          </table:table-cell>
          <table:table-cell office:value-type="float" office:value="1258.098" calcext:value-type="float">
            <text:p>1258.098</text:p>
          </table:table-cell>
          <table:table-cell office:value-type="float" office:value="0" calcext:value-type="float">
            <text:p>0</text:p>
          </table:table-cell>
          <table:table-cell office:value-type="float" office:value="73.70695" calcext:value-type="float">
            <text:p>73.70695</text:p>
          </table:table-cell>
          <table:table-cell office:value-type="float" office:value="0.5267591" calcext:value-type="float">
            <text:p>0.5267591</text:p>
          </table:table-cell>
          <table:table-cell office:value-type="float" office:value="-0.02410793" calcext:value-type="float">
            <text:p>-0.0241079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699" calcext:value-type="float">
            <text:p>0.1040699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1787" calcext:value-type="float">
            <text:p>1.101787</text:p>
          </table:table-cell>
          <table:table-cell office:value-type="float" office:value="370" calcext:value-type="float">
            <text:p>370</text:p>
          </table:table-cell>
          <table:table-cell office:value-type="float" office:value="-451.1503" calcext:value-type="float">
            <text:p>-451.1503</text:p>
          </table:table-cell>
          <table:table-cell office:value-type="float" office:value="0" calcext:value-type="float">
            <text:p>0</text:p>
          </table:table-cell>
          <table:table-cell office:value-type="float" office:value="344.778" calcext:value-type="float">
            <text:p>344.778</text:p>
          </table:table-cell>
          <table:table-cell office:value-type="float" office:value="1171.98" calcext:value-type="float">
            <text:p>1171.98</text:p>
          </table:table-cell>
          <table:table-cell office:value-type="float" office:value="1419.861" calcext:value-type="float">
            <text:p>1419.861</text:p>
          </table:table-cell>
          <table:table-cell office:value-type="float" office:value="1236.806" calcext:value-type="float">
            <text:p>1236.806</text:p>
          </table:table-cell>
          <table:table-cell office:value-type="float" office:value="727.3033" calcext:value-type="float">
            <text:p>727.3033</text:p>
          </table:table-cell>
          <table:table-cell office:value-type="float" office:value="1076.595" calcext:value-type="float">
            <text:p>1076.595</text:p>
          </table:table-cell>
          <table:table-cell office:value-type="float" office:value="409.1255" calcext:value-type="float">
            <text:p>409.1255</text:p>
          </table:table-cell>
          <table:table-cell office:value-type="float" office:value="1832.661" calcext:value-type="float">
            <text:p>1832.661</text:p>
          </table:table-cell>
          <table:table-cell office:value-type="float" office:value="2071.64" calcext:value-type="float">
            <text:p>2071.64</text:p>
          </table:table-cell>
          <table:table-cell office:value-type="float" office:value="1659.103" calcext:value-type="float">
            <text:p>1659.103</text:p>
          </table:table-cell>
          <table:table-cell office:value-type="float" office:value="583.0139" calcext:value-type="float">
            <text:p>583.0139</text:p>
          </table:table-cell>
          <table:table-cell office:value-type="float" office:value="573.9255" calcext:value-type="float">
            <text:p>573.9255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8" calcext:value-type="float">
            <text:p>35.63068</text:p>
          </table:table-cell>
          <table:table-cell office:value-type="float" office:value="0" calcext:value-type="float">
            <text:p>0</text:p>
          </table:table-cell>
          <table:table-cell office:value-type="float" office:value="-0.0832529" calcext:value-type="float">
            <text:p>-0.08325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0.0753" calcext:value-type="float">
            <text:p>-450.0753</text:p>
          </table:table-cell>
          <table:table-cell office:value-type="float" office:value="0" calcext:value-type="float">
            <text:p>0</text:p>
          </table:table-cell>
          <table:table-cell office:value-type="float" office:value="12.41109" calcext:value-type="float">
            <text:p>12.4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163.8573" calcext:value-type="float">
            <text:p>163.8573</text:p>
          </table:table-cell>
          <table:table-cell office:value-type="float" office:value="13119.69" calcext:value-type="float">
            <text:p>1311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2.0455" calcext:value-type="float">
            <text:p>-442.0455</text:p>
          </table:table-cell>
          <table:table-cell office:value-type="float" office:value="1266.444" calcext:value-type="float">
            <text:p>1266.444</text:p>
          </table:table-cell>
          <table:table-cell office:value-type="float" office:value="0" calcext:value-type="float">
            <text:p>0</text:p>
          </table:table-cell>
          <table:table-cell office:value-type="float" office:value="73.50578" calcext:value-type="float">
            <text:p>73.50578</text:p>
          </table:table-cell>
          <table:table-cell office:value-type="float" office:value="0.5165234" calcext:value-type="float">
            <text:p>0.5165234</text:p>
          </table:table-cell>
          <table:table-cell office:value-type="float" office:value="-0.02404673" calcext:value-type="float">
            <text:p>-0.0240467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732" calcext:value-type="float">
            <text:p>0.104073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2799" calcext:value-type="float">
            <text:p>1.102799</text:p>
          </table:table-cell>
          <table:table-cell office:value-type="float" office:value="370" calcext:value-type="float">
            <text:p>370</text:p>
          </table:table-cell>
          <table:table-cell office:value-type="float" office:value="-453.0168" calcext:value-type="float">
            <text:p>-453.0168</text:p>
          </table:table-cell>
          <table:table-cell office:value-type="float" office:value="0" calcext:value-type="float">
            <text:p>0</text:p>
          </table:table-cell>
          <table:table-cell office:value-type="float" office:value="344.8733" calcext:value-type="float">
            <text:p>344.8733</text:p>
          </table:table-cell>
          <table:table-cell office:value-type="float" office:value="1171.469" calcext:value-type="float">
            <text:p>1171.469</text:p>
          </table:table-cell>
          <table:table-cell office:value-type="float" office:value="1419.212" calcext:value-type="float">
            <text:p>1419.212</text:p>
          </table:table-cell>
          <table:table-cell office:value-type="float" office:value="1236.577" calcext:value-type="float">
            <text:p>1236.577</text:p>
          </table:table-cell>
          <table:table-cell office:value-type="float" office:value="727.1534" calcext:value-type="float">
            <text:p>727.1534</text:p>
          </table:table-cell>
          <table:table-cell office:value-type="float" office:value="1076.449" calcext:value-type="float">
            <text:p>1076.449</text:p>
          </table:table-cell>
          <table:table-cell office:value-type="float" office:value="409.0692" calcext:value-type="float">
            <text:p>409.0692</text:p>
          </table:table-cell>
          <table:table-cell office:value-type="float" office:value="1832.525" calcext:value-type="float">
            <text:p>1832.525</text:p>
          </table:table-cell>
          <table:table-cell office:value-type="float" office:value="2071.528" calcext:value-type="float">
            <text:p>2071.528</text:p>
          </table:table-cell>
          <table:table-cell office:value-type="float" office:value="1659.045" calcext:value-type="float">
            <text:p>1659.045</text:p>
          </table:table-cell>
          <table:table-cell office:value-type="float" office:value="582.9987" calcext:value-type="float">
            <text:p>582.9987</text:p>
          </table:table-cell>
          <table:table-cell office:value-type="float" office:value="573.8998" calcext:value-type="float">
            <text:p>573.8998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8" calcext:value-type="float">
            <text:p>35.63068</text:p>
          </table:table-cell>
          <table:table-cell office:value-type="float" office:value="0" calcext:value-type="float">
            <text:p>0</text:p>
          </table:table-cell>
          <table:table-cell office:value-type="float" office:value="-0.08347174" calcext:value-type="float">
            <text:p>-0.083471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2.0085" calcext:value-type="float">
            <text:p>-452.0085</text:p>
          </table:table-cell>
          <table:table-cell office:value-type="float" office:value="0" calcext:value-type="float">
            <text:p>0</text:p>
          </table:table-cell>
          <table:table-cell office:value-type="float" office:value="12.47722" calcext:value-type="float">
            <text:p>12.4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162.6842" calcext:value-type="float">
            <text:p>162.6842</text:p>
          </table:table-cell>
          <table:table-cell office:value-type="float" office:value="13118.91" calcext:value-type="float">
            <text:p>1311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3.8737" calcext:value-type="float">
            <text:p>-443.8737</text:p>
          </table:table-cell>
          <table:table-cell office:value-type="float" office:value="1272.095" calcext:value-type="float">
            <text:p>1272.095</text:p>
          </table:table-cell>
          <table:table-cell office:value-type="float" office:value="0" calcext:value-type="float">
            <text:p>0</text:p>
          </table:table-cell>
          <table:table-cell office:value-type="float" office:value="73.4536" calcext:value-type="float">
            <text:p>73.4536</text:p>
          </table:table-cell>
          <table:table-cell office:value-type="float" office:value="0.5055479" calcext:value-type="float">
            <text:p>0.5055479</text:p>
          </table:table-cell>
          <table:table-cell office:value-type="float" office:value="-0.02397232" calcext:value-type="float">
            <text:p>-0.0239723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76" calcext:value-type="float">
            <text:p>0.104076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3704" calcext:value-type="float">
            <text:p>1.103704</text:p>
          </table:table-cell>
          <table:table-cell office:value-type="float" office:value="370" calcext:value-type="float">
            <text:p>370</text:p>
          </table:table-cell>
          <table:table-cell office:value-type="float" office:value="-454.8458" calcext:value-type="float">
            <text:p>-454.8458</text:p>
          </table:table-cell>
          <table:table-cell office:value-type="float" office:value="0" calcext:value-type="float">
            <text:p>0</text:p>
          </table:table-cell>
          <table:table-cell office:value-type="float" office:value="344.9692" calcext:value-type="float">
            <text:p>344.9692</text:p>
          </table:table-cell>
          <table:table-cell office:value-type="float" office:value="1170.978" calcext:value-type="float">
            <text:p>1170.978</text:p>
          </table:table-cell>
          <table:table-cell office:value-type="float" office:value="1418.6" calcext:value-type="float">
            <text:p>1418.6</text:p>
          </table:table-cell>
          <table:table-cell office:value-type="float" office:value="1236.353" calcext:value-type="float">
            <text:p>1236.353</text:p>
          </table:table-cell>
          <table:table-cell office:value-type="float" office:value="727.003" calcext:value-type="float">
            <text:p>727.003</text:p>
          </table:table-cell>
          <table:table-cell office:value-type="float" office:value="1076.301" calcext:value-type="float">
            <text:p>1076.301</text:p>
          </table:table-cell>
          <table:table-cell office:value-type="float" office:value="409.0119" calcext:value-type="float">
            <text:p>409.0119</text:p>
          </table:table-cell>
          <table:table-cell office:value-type="float" office:value="1832.381" calcext:value-type="float">
            <text:p>1832.381</text:p>
          </table:table-cell>
          <table:table-cell office:value-type="float" office:value="2071.416" calcext:value-type="float">
            <text:p>2071.416</text:p>
          </table:table-cell>
          <table:table-cell office:value-type="float" office:value="1658.988" calcext:value-type="float">
            <text:p>1658.988</text:p>
          </table:table-cell>
          <table:table-cell office:value-type="float" office:value="582.9835" calcext:value-type="float">
            <text:p>582.9835</text:p>
          </table:table-cell>
          <table:table-cell office:value-type="float" office:value="573.8742" calcext:value-type="float">
            <text:p>573.8742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8" calcext:value-type="float">
            <text:p>35.63068</text:p>
          </table:table-cell>
          <table:table-cell office:value-type="float" office:value="0" calcext:value-type="float">
            <text:p>0</text:p>
          </table:table-cell>
          <table:table-cell office:value-type="float" office:value="-0.08365038" calcext:value-type="float">
            <text:p>-0.083650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3.8887" calcext:value-type="float">
            <text:p>-453.8887</text:p>
          </table:table-cell>
          <table:table-cell office:value-type="float" office:value="0" calcext:value-type="float">
            <text:p>0</text:p>
          </table:table-cell>
          <table:table-cell office:value-type="float" office:value="12.5269" calcext:value-type="float">
            <text:p>12.5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161.408" calcext:value-type="float">
            <text:p>161.408</text:p>
          </table:table-cell>
          <table:table-cell office:value-type="float" office:value="13118.09" calcext:value-type="float">
            <text:p>13118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5.821" calcext:value-type="float">
            <text:p>-445.821</text:p>
          </table:table-cell>
          <table:table-cell office:value-type="float" office:value="1274.205" calcext:value-type="float">
            <text:p>1274.205</text:p>
          </table:table-cell>
          <table:table-cell office:value-type="float" office:value="0" calcext:value-type="float">
            <text:p>0</text:p>
          </table:table-cell>
          <table:table-cell office:value-type="float" office:value="72.94197" calcext:value-type="float">
            <text:p>72.94197</text:p>
          </table:table-cell>
          <table:table-cell office:value-type="float" office:value="0.4940812" calcext:value-type="float">
            <text:p>0.4940812</text:p>
          </table:table-cell>
          <table:table-cell office:value-type="float" office:value="-0.02392118" calcext:value-type="float">
            <text:p>-0.02392118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783" calcext:value-type="float">
            <text:p>0.104078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452" calcext:value-type="float">
            <text:p>1.10452</text:p>
          </table:table-cell>
          <table:table-cell office:value-type="float" office:value="370" calcext:value-type="float">
            <text:p>370</text:p>
          </table:table-cell>
          <table:table-cell office:value-type="float" office:value="-456.7939" calcext:value-type="float">
            <text:p>-456.7939</text:p>
          </table:table-cell>
          <table:table-cell office:value-type="float" office:value="0" calcext:value-type="float">
            <text:p>0</text:p>
          </table:table-cell>
          <table:table-cell office:value-type="float" office:value="345.0709" calcext:value-type="float">
            <text:p>345.0709</text:p>
          </table:table-cell>
          <table:table-cell office:value-type="float" office:value="1170.425" calcext:value-type="float">
            <text:p>1170.425</text:p>
          </table:table-cell>
          <table:table-cell office:value-type="float" office:value="1417.923" calcext:value-type="float">
            <text:p>1417.923</text:p>
          </table:table-cell>
          <table:table-cell office:value-type="float" office:value="1236.115" calcext:value-type="float">
            <text:p>1236.115</text:p>
          </table:table-cell>
          <table:table-cell office:value-type="float" office:value="726.8447" calcext:value-type="float">
            <text:p>726.8447</text:p>
          </table:table-cell>
          <table:table-cell office:value-type="float" office:value="1076.151" calcext:value-type="float">
            <text:p>1076.151</text:p>
          </table:table-cell>
          <table:table-cell office:value-type="float" office:value="408.9542" calcext:value-type="float">
            <text:p>408.9542</text:p>
          </table:table-cell>
          <table:table-cell office:value-type="float" office:value="1832.235" calcext:value-type="float">
            <text:p>1832.235</text:p>
          </table:table-cell>
          <table:table-cell office:value-type="float" office:value="2071.304" calcext:value-type="float">
            <text:p>2071.304</text:p>
          </table:table-cell>
          <table:table-cell office:value-type="float" office:value="1658.93" calcext:value-type="float">
            <text:p>1658.93</text:p>
          </table:table-cell>
          <table:table-cell office:value-type="float" office:value="582.9684" calcext:value-type="float">
            <text:p>582.9684</text:p>
          </table:table-cell>
          <table:table-cell office:value-type="float" office:value="573.8486" calcext:value-type="float">
            <text:p>573.8486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7" calcext:value-type="float">
            <text:p>35.63067</text:p>
          </table:table-cell>
          <table:table-cell office:value-type="float" office:value="0" calcext:value-type="float">
            <text:p>0</text:p>
          </table:table-cell>
          <table:table-cell office:value-type="float" office:value="-0.08388975" calcext:value-type="float">
            <text:p>-0.083889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5.9136" calcext:value-type="float">
            <text:p>-455.9136</text:p>
          </table:table-cell>
          <table:table-cell office:value-type="float" office:value="0" calcext:value-type="float">
            <text:p>0</text:p>
          </table:table-cell>
          <table:table-cell office:value-type="float" office:value="12.60288" calcext:value-type="float">
            <text:p>12.60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160.2193" calcext:value-type="float">
            <text:p>160.2193</text:p>
          </table:table-cell>
          <table:table-cell office:value-type="float" office:value="13117.26" calcext:value-type="float">
            <text:p>1311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7.7216" calcext:value-type="float">
            <text:p>-447.7216</text:p>
          </table:table-cell>
          <table:table-cell office:value-type="float" office:value="1280.96" calcext:value-type="float">
            <text:p>1280.96</text:p>
          </table:table-cell>
          <table:table-cell office:value-type="float" office:value="0" calcext:value-type="float">
            <text:p>0</text:p>
          </table:table-cell>
          <table:table-cell office:value-type="float" office:value="72.88522" calcext:value-type="float">
            <text:p>72.88522</text:p>
          </table:table-cell>
          <table:table-cell office:value-type="float" office:value="0.4839025" calcext:value-type="float">
            <text:p>0.4839025</text:p>
          </table:table-cell>
          <table:table-cell office:value-type="float" office:value="-0.02385903" calcext:value-type="float">
            <text:p>-0.0238590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04" calcext:value-type="float">
            <text:p>0.1040804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5263" calcext:value-type="float">
            <text:p>1.105263</text:p>
          </table:table-cell>
          <table:table-cell office:value-type="float" office:value="370" calcext:value-type="float">
            <text:p>370</text:p>
          </table:table-cell>
          <table:table-cell office:value-type="float" office:value="-458.6951" calcext:value-type="float">
            <text:p>-458.6951</text:p>
          </table:table-cell>
          <table:table-cell office:value-type="float" office:value="0" calcext:value-type="float">
            <text:p>0</text:p>
          </table:table-cell>
          <table:table-cell office:value-type="float" office:value="345.1705" calcext:value-type="float">
            <text:p>345.1705</text:p>
          </table:table-cell>
          <table:table-cell office:value-type="float" office:value="1169.926" calcext:value-type="float">
            <text:p>1169.926</text:p>
          </table:table-cell>
          <table:table-cell office:value-type="float" office:value="1417.287" calcext:value-type="float">
            <text:p>1417.287</text:p>
          </table:table-cell>
          <table:table-cell office:value-type="float" office:value="1235.88" calcext:value-type="float">
            <text:p>1235.88</text:p>
          </table:table-cell>
          <table:table-cell office:value-type="float" office:value="726.6846" calcext:value-type="float">
            <text:p>726.6846</text:p>
          </table:table-cell>
          <table:table-cell office:value-type="float" office:value="1075.994" calcext:value-type="float">
            <text:p>1075.994</text:p>
          </table:table-cell>
          <table:table-cell office:value-type="float" office:value="408.8948" calcext:value-type="float">
            <text:p>408.8948</text:p>
          </table:table-cell>
          <table:table-cell office:value-type="float" office:value="1832.084" calcext:value-type="float">
            <text:p>1832.084</text:p>
          </table:table-cell>
          <table:table-cell office:value-type="float" office:value="2071.192" calcext:value-type="float">
            <text:p>2071.192</text:p>
          </table:table-cell>
          <table:table-cell office:value-type="float" office:value="1658.873" calcext:value-type="float">
            <text:p>1658.873</text:p>
          </table:table-cell>
          <table:table-cell office:value-type="float" office:value="582.9534" calcext:value-type="float">
            <text:p>582.9534</text:p>
          </table:table-cell>
          <table:table-cell office:value-type="float" office:value="573.8232" calcext:value-type="float">
            <text:p>573.8232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7" calcext:value-type="float">
            <text:p>35.63067</text:p>
          </table:table-cell>
          <table:table-cell office:value-type="float" office:value="0" calcext:value-type="float">
            <text:p>0</text:p>
          </table:table-cell>
          <table:table-cell office:value-type="float" office:value="-0.08408612" calcext:value-type="float">
            <text:p>-0.084086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7.8595" calcext:value-type="float">
            <text:p>-457.8595</text:p>
          </table:table-cell>
          <table:table-cell office:value-type="float" office:value="0" calcext:value-type="float">
            <text:p>0</text:p>
          </table:table-cell>
          <table:table-cell office:value-type="float" office:value="12.64732" calcext:value-type="float">
            <text:p>12.6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159.0394" calcext:value-type="float">
            <text:p>159.0394</text:p>
          </table:table-cell>
          <table:table-cell office:value-type="float" office:value="13116.44" calcext:value-type="float">
            <text:p>13116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9.5852" calcext:value-type="float">
            <text:p>-449.5852</text:p>
          </table:table-cell>
          <table:table-cell office:value-type="float" office:value="1287.012" calcext:value-type="float">
            <text:p>1287.012</text:p>
          </table:table-cell>
          <table:table-cell office:value-type="float" office:value="0" calcext:value-type="float">
            <text:p>0</text:p>
          </table:table-cell>
          <table:table-cell office:value-type="float" office:value="72.56506" calcext:value-type="float">
            <text:p>72.56506</text:p>
          </table:table-cell>
          <table:table-cell office:value-type="float" office:value="0.4737588" calcext:value-type="float">
            <text:p>0.4737588</text:p>
          </table:table-cell>
          <table:table-cell office:value-type="float" office:value="-0.02380917" calcext:value-type="float">
            <text:p>-0.02380917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26" calcext:value-type="float">
            <text:p>0.1040826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5945" calcext:value-type="float">
            <text:p>1.105945</text:p>
          </table:table-cell>
          <table:table-cell office:value-type="float" office:value="370" calcext:value-type="float">
            <text:p>370</text:p>
          </table:table-cell>
          <table:table-cell office:value-type="float" office:value="-460.5594" calcext:value-type="float">
            <text:p>-460.5594</text:p>
          </table:table-cell>
          <table:table-cell office:value-type="float" office:value="0" calcext:value-type="float">
            <text:p>0</text:p>
          </table:table-cell>
          <table:table-cell office:value-type="float" office:value="345.2679" calcext:value-type="float">
            <text:p>345.2679</text:p>
          </table:table-cell>
          <table:table-cell office:value-type="float" office:value="1169.42" calcext:value-type="float">
            <text:p>1169.42</text:p>
          </table:table-cell>
          <table:table-cell office:value-type="float" office:value="1416.651" calcext:value-type="float">
            <text:p>1416.651</text:p>
          </table:table-cell>
          <table:table-cell office:value-type="float" office:value="1235.651" calcext:value-type="float">
            <text:p>1235.651</text:p>
          </table:table-cell>
          <table:table-cell office:value-type="float" office:value="726.5334" calcext:value-type="float">
            <text:p>726.5334</text:p>
          </table:table-cell>
          <table:table-cell office:value-type="float" office:value="1075.845" calcext:value-type="float">
            <text:p>1075.845</text:p>
          </table:table-cell>
          <table:table-cell office:value-type="float" office:value="408.8357" calcext:value-type="float">
            <text:p>408.8357</text:p>
          </table:table-cell>
          <table:table-cell office:value-type="float" office:value="1831.934" calcext:value-type="float">
            <text:p>1831.934</text:p>
          </table:table-cell>
          <table:table-cell office:value-type="float" office:value="2071.081" calcext:value-type="float">
            <text:p>2071.081</text:p>
          </table:table-cell>
          <table:table-cell office:value-type="float" office:value="1658.816" calcext:value-type="float">
            <text:p>1658.816</text:p>
          </table:table-cell>
          <table:table-cell office:value-type="float" office:value="582.9382" calcext:value-type="float">
            <text:p>582.9382</text:p>
          </table:table-cell>
          <table:table-cell office:value-type="float" office:value="573.7977" calcext:value-type="float">
            <text:p>573.7977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6" calcext:value-type="float">
            <text:p>35.63066</text:p>
          </table:table-cell>
          <table:table-cell office:value-type="float" office:value="0" calcext:value-type="float">
            <text:p>0</text:p>
          </table:table-cell>
          <table:table-cell office:value-type="float" office:value="-0.08429241" calcext:value-type="float">
            <text:p>-0.084292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9.7906" calcext:value-type="float">
            <text:p>-459.7906</text:p>
          </table:table-cell>
          <table:table-cell office:value-type="float" office:value="0" calcext:value-type="float">
            <text:p>0</text:p>
          </table:table-cell>
          <table:table-cell office:value-type="float" office:value="12.71294" calcext:value-type="float">
            <text:p>12.7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157.8423" calcext:value-type="float">
            <text:p>157.8423</text:p>
          </table:table-cell>
          <table:table-cell office:value-type="float" office:value="13115.57" calcext:value-type="float">
            <text:p>13115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1.5146" calcext:value-type="float">
            <text:p>-451.5146</text:p>
          </table:table-cell>
          <table:table-cell office:value-type="float" office:value="1295.459" calcext:value-type="float">
            <text:p>1295.459</text:p>
          </table:table-cell>
          <table:table-cell office:value-type="float" office:value="0" calcext:value-type="float">
            <text:p>0</text:p>
          </table:table-cell>
          <table:table-cell office:value-type="float" office:value="72.34925" calcext:value-type="float">
            <text:p>72.34925</text:p>
          </table:table-cell>
          <table:table-cell office:value-type="float" office:value="0.464861" calcext:value-type="float">
            <text:p>0.464861</text:p>
          </table:table-cell>
          <table:table-cell office:value-type="float" office:value="-0.02374467" calcext:value-type="float">
            <text:p>-0.02374467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47" calcext:value-type="float">
            <text:p>0.1040847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6579" calcext:value-type="float">
            <text:p>1.106579</text:p>
          </table:table-cell>
          <table:table-cell office:value-type="float" office:value="370" calcext:value-type="float">
            <text:p>370</text:p>
          </table:table-cell>
          <table:table-cell office:value-type="float" office:value="-462.4894" calcext:value-type="float">
            <text:p>-462.4894</text:p>
          </table:table-cell>
          <table:table-cell office:value-type="float" office:value="0" calcext:value-type="float">
            <text:p>0</text:p>
          </table:table-cell>
          <table:table-cell office:value-type="float" office:value="345.3682" calcext:value-type="float">
            <text:p>345.3682</text:p>
          </table:table-cell>
          <table:table-cell office:value-type="float" office:value="1168.905" calcext:value-type="float">
            <text:p>1168.905</text:p>
          </table:table-cell>
          <table:table-cell office:value-type="float" office:value="1415.993" calcext:value-type="float">
            <text:p>1415.993</text:p>
          </table:table-cell>
          <table:table-cell office:value-type="float" office:value="1235.409" calcext:value-type="float">
            <text:p>1235.409</text:p>
          </table:table-cell>
          <table:table-cell office:value-type="float" office:value="726.3735" calcext:value-type="float">
            <text:p>726.3735</text:p>
          </table:table-cell>
          <table:table-cell office:value-type="float" office:value="1075.687" calcext:value-type="float">
            <text:p>1075.687</text:p>
          </table:table-cell>
          <table:table-cell office:value-type="float" office:value="408.7762" calcext:value-type="float">
            <text:p>408.7762</text:p>
          </table:table-cell>
          <table:table-cell office:value-type="float" office:value="1831.783" calcext:value-type="float">
            <text:p>1831.783</text:p>
          </table:table-cell>
          <table:table-cell office:value-type="float" office:value="2070.968" calcext:value-type="float">
            <text:p>2070.968</text:p>
          </table:table-cell>
          <table:table-cell office:value-type="float" office:value="1658.758" calcext:value-type="float">
            <text:p>1658.758</text:p>
          </table:table-cell>
          <table:table-cell office:value-type="float" office:value="582.9231" calcext:value-type="float">
            <text:p>582.9231</text:p>
          </table:table-cell>
          <table:table-cell office:value-type="float" office:value="573.7722" calcext:value-type="float">
            <text:p>573.7722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6" calcext:value-type="float">
            <text:p>35.63066</text:p>
          </table:table-cell>
          <table:table-cell office:value-type="float" office:value="0" calcext:value-type="float">
            <text:p>0</text:p>
          </table:table-cell>
          <table:table-cell office:value-type="float" office:value="-0.08451132" calcext:value-type="float">
            <text:p>-0.084511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1.7779" calcext:value-type="float">
            <text:p>-461.7779</text:p>
          </table:table-cell>
          <table:table-cell office:value-type="float" office:value="0" calcext:value-type="float">
            <text:p>0</text:p>
          </table:table-cell>
          <table:table-cell office:value-type="float" office:value="12.77081" calcext:value-type="float">
            <text:p>12.77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156.7491" calcext:value-type="float">
            <text:p>156.7491</text:p>
          </table:table-cell>
          <table:table-cell office:value-type="float" office:value="13114.75" calcext:value-type="float">
            <text:p>1311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3.3201" calcext:value-type="float">
            <text:p>-453.3201</text:p>
          </table:table-cell>
          <table:table-cell office:value-type="float" office:value="1301.174" calcext:value-type="float">
            <text:p>1301.174</text:p>
          </table:table-cell>
          <table:table-cell office:value-type="float" office:value="0" calcext:value-type="float">
            <text:p>0</text:p>
          </table:table-cell>
          <table:table-cell office:value-type="float" office:value="72.28934" calcext:value-type="float">
            <text:p>72.28934</text:p>
          </table:table-cell>
          <table:table-cell office:value-type="float" office:value="0.4560917" calcext:value-type="float">
            <text:p>0.4560917</text:p>
          </table:table-cell>
          <table:table-cell office:value-type="float" office:value="-0.02365998" calcext:value-type="float">
            <text:p>-0.02365998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68" calcext:value-type="float">
            <text:p>0.1040868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7175" calcext:value-type="float">
            <text:p>1.107175</text:p>
          </table:table-cell>
          <table:table-cell office:value-type="float" office:value="370" calcext:value-type="float">
            <text:p>370</text:p>
          </table:table-cell>
          <table:table-cell office:value-type="float" office:value="-464.2953" calcext:value-type="float">
            <text:p>-464.2953</text:p>
          </table:table-cell>
          <table:table-cell office:value-type="float" office:value="0" calcext:value-type="float">
            <text:p>0</text:p>
          </table:table-cell>
          <table:table-cell office:value-type="float" office:value="345.4624" calcext:value-type="float">
            <text:p>345.4624</text:p>
          </table:table-cell>
          <table:table-cell office:value-type="float" office:value="1168.445" calcext:value-type="float">
            <text:p>1168.445</text:p>
          </table:table-cell>
          <table:table-cell office:value-type="float" office:value="1415.405" calcext:value-type="float">
            <text:p>1415.405</text:p>
          </table:table-cell>
          <table:table-cell office:value-type="float" office:value="1235.186" calcext:value-type="float">
            <text:p>1235.186</text:p>
          </table:table-cell>
          <table:table-cell office:value-type="float" office:value="726.2196" calcext:value-type="float">
            <text:p>726.2196</text:p>
          </table:table-cell>
          <table:table-cell office:value-type="float" office:value="1075.535" calcext:value-type="float">
            <text:p>1075.535</text:p>
          </table:table-cell>
          <table:table-cell office:value-type="float" office:value="408.7184" calcext:value-type="float">
            <text:p>408.7184</text:p>
          </table:table-cell>
          <table:table-cell office:value-type="float" office:value="1831.632" calcext:value-type="float">
            <text:p>1831.632</text:p>
          </table:table-cell>
          <table:table-cell office:value-type="float" office:value="2070.855" calcext:value-type="float">
            <text:p>2070.855</text:p>
          </table:table-cell>
          <table:table-cell office:value-type="float" office:value="1658.701" calcext:value-type="float">
            <text:p>1658.701</text:p>
          </table:table-cell>
          <table:table-cell office:value-type="float" office:value="582.908" calcext:value-type="float">
            <text:p>582.908</text:p>
          </table:table-cell>
          <table:table-cell office:value-type="float" office:value="573.7468" calcext:value-type="float">
            <text:p>573.7468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6" calcext:value-type="float">
            <text:p>35.63066</text:p>
          </table:table-cell>
          <table:table-cell office:value-type="float" office:value="0" calcext:value-type="float">
            <text:p>0</text:p>
          </table:table-cell>
          <table:table-cell office:value-type="float" office:value="-0.08467814" calcext:value-type="float">
            <text:p>-0.084678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3.6217" calcext:value-type="float">
            <text:p>-463.6217</text:p>
          </table:table-cell>
          <table:table-cell office:value-type="float" office:value="0" calcext:value-type="float">
            <text:p>0</text:p>
          </table:table-cell>
          <table:table-cell office:value-type="float" office:value="12.80942" calcext:value-type="float">
            <text:p>12.8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155.7182" calcext:value-type="float">
            <text:p>155.7182</text:p>
          </table:table-cell>
          <table:table-cell office:value-type="float" office:value="13113.97" calcext:value-type="float">
            <text:p>13113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5.0259" calcext:value-type="float">
            <text:p>-455.0259</text:p>
          </table:table-cell>
          <table:table-cell office:value-type="float" office:value="1302.655" calcext:value-type="float">
            <text:p>1302.655</text:p>
          </table:table-cell>
          <table:table-cell office:value-type="float" office:value="0" calcext:value-type="float">
            <text:p>0</text:p>
          </table:table-cell>
          <table:table-cell office:value-type="float" office:value="72.22897" calcext:value-type="float">
            <text:p>72.22897</text:p>
          </table:table-cell>
          <table:table-cell office:value-type="float" office:value="0.447577" calcext:value-type="float">
            <text:p>0.447577</text:p>
          </table:table-cell>
          <table:table-cell office:value-type="float" office:value="-0.02354273" calcext:value-type="float">
            <text:p>-0.0235427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83" calcext:value-type="float">
            <text:p>0.104088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774" calcext:value-type="float">
            <text:p>1.10774</text:p>
          </table:table-cell>
          <table:table-cell office:value-type="float" office:value="370" calcext:value-type="float">
            <text:p>370</text:p>
          </table:table-cell>
          <table:table-cell office:value-type="float" office:value="-466.0016" calcext:value-type="float">
            <text:p>-466.0016</text:p>
          </table:table-cell>
          <table:table-cell office:value-type="float" office:value="0" calcext:value-type="float">
            <text:p>0</text:p>
          </table:table-cell>
          <table:table-cell office:value-type="float" office:value="345.552" calcext:value-type="float">
            <text:p>345.552</text:p>
          </table:table-cell>
          <table:table-cell office:value-type="float" office:value="1168.006" calcext:value-type="float">
            <text:p>1168.006</text:p>
          </table:table-cell>
          <table:table-cell office:value-type="float" office:value="1414.853" calcext:value-type="float">
            <text:p>1414.853</text:p>
          </table:table-cell>
          <table:table-cell office:value-type="float" office:value="1234.98" calcext:value-type="float">
            <text:p>1234.98</text:p>
          </table:table-cell>
          <table:table-cell office:value-type="float" office:value="726.0774" calcext:value-type="float">
            <text:p>726.0774</text:p>
          </table:table-cell>
          <table:table-cell office:value-type="float" office:value="1075.394" calcext:value-type="float">
            <text:p>1075.394</text:p>
          </table:table-cell>
          <table:table-cell office:value-type="float" office:value="408.6623" calcext:value-type="float">
            <text:p>408.6623</text:p>
          </table:table-cell>
          <table:table-cell office:value-type="float" office:value="1831.483" calcext:value-type="float">
            <text:p>1831.483</text:p>
          </table:table-cell>
          <table:table-cell office:value-type="float" office:value="2070.742" calcext:value-type="float">
            <text:p>2070.742</text:p>
          </table:table-cell>
          <table:table-cell office:value-type="float" office:value="1658.643" calcext:value-type="float">
            <text:p>1658.643</text:p>
          </table:table-cell>
          <table:table-cell office:value-type="float" office:value="582.8928" calcext:value-type="float">
            <text:p>582.8928</text:p>
          </table:table-cell>
          <table:table-cell office:value-type="float" office:value="573.7215" calcext:value-type="float">
            <text:p>573.7215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5" calcext:value-type="float">
            <text:p>35.63065</text:p>
          </table:table-cell>
          <table:table-cell office:value-type="float" office:value="0" calcext:value-type="float">
            <text:p>0</text:p>
          </table:table-cell>
          <table:table-cell office:value-type="float" office:value="-0.0848229" calcext:value-type="float">
            <text:p>-0.08482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5.3699" calcext:value-type="float">
            <text:p>-465.3699</text:p>
          </table:table-cell>
          <table:table-cell office:value-type="float" office:value="0" calcext:value-type="float">
            <text:p>0</text:p>
          </table:table-cell>
          <table:table-cell office:value-type="float" office:value="12.85276" calcext:value-type="float">
            <text:p>12.85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154.7214" calcext:value-type="float">
            <text:p>154.7214</text:p>
          </table:table-cell>
          <table:table-cell office:value-type="float" office:value="13113.2" calcext:value-type="float">
            <text:p>1311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6.6869" calcext:value-type="float">
            <text:p>-456.6869</text:p>
          </table:table-cell>
          <table:table-cell office:value-type="float" office:value="1311.105" calcext:value-type="float">
            <text:p>1311.105</text:p>
          </table:table-cell>
          <table:table-cell office:value-type="float" office:value="0" calcext:value-type="float">
            <text:p>0</text:p>
          </table:table-cell>
          <table:table-cell office:value-type="float" office:value="72.1796" calcext:value-type="float">
            <text:p>72.1796</text:p>
          </table:table-cell>
          <table:table-cell office:value-type="float" office:value="0.4386981" calcext:value-type="float">
            <text:p>0.4386981</text:p>
          </table:table-cell>
          <table:table-cell office:value-type="float" office:value="-0.02342031" calcext:value-type="float">
            <text:p>-0.02342031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897" calcext:value-type="float">
            <text:p>0.1040897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829" calcext:value-type="float">
            <text:p>1.10829</text:p>
          </table:table-cell>
          <table:table-cell office:value-type="float" office:value="370" calcext:value-type="float">
            <text:p>370</text:p>
          </table:table-cell>
          <table:table-cell office:value-type="float" office:value="-467.663" calcext:value-type="float">
            <text:p>-467.663</text:p>
          </table:table-cell>
          <table:table-cell office:value-type="float" office:value="0" calcext:value-type="float">
            <text:p>0</text:p>
          </table:table-cell>
          <table:table-cell office:value-type="float" office:value="345.6396" calcext:value-type="float">
            <text:p>345.6396</text:p>
          </table:table-cell>
          <table:table-cell office:value-type="float" office:value="1167.577" calcext:value-type="float">
            <text:p>1167.577</text:p>
          </table:table-cell>
          <table:table-cell office:value-type="float" office:value="1414.321" calcext:value-type="float">
            <text:p>1414.321</text:p>
          </table:table-cell>
          <table:table-cell office:value-type="float" office:value="1234.778" calcext:value-type="float">
            <text:p>1234.778</text:p>
          </table:table-cell>
          <table:table-cell office:value-type="float" office:value="725.9416" calcext:value-type="float">
            <text:p>725.9416</text:p>
          </table:table-cell>
          <table:table-cell office:value-type="float" office:value="1075.258" calcext:value-type="float">
            <text:p>1075.258</text:p>
          </table:table-cell>
          <table:table-cell office:value-type="float" office:value="408.6085" calcext:value-type="float">
            <text:p>408.6085</text:p>
          </table:table-cell>
          <table:table-cell office:value-type="float" office:value="1831.34" calcext:value-type="float">
            <text:p>1831.34</text:p>
          </table:table-cell>
          <table:table-cell office:value-type="float" office:value="2070.63" calcext:value-type="float">
            <text:p>2070.63</text:p>
          </table:table-cell>
          <table:table-cell office:value-type="float" office:value="1658.586" calcext:value-type="float">
            <text:p>1658.586</text:p>
          </table:table-cell>
          <table:table-cell office:value-type="float" office:value="582.8777" calcext:value-type="float">
            <text:p>582.8777</text:p>
          </table:table-cell>
          <table:table-cell office:value-type="float" office:value="573.6962" calcext:value-type="float">
            <text:p>573.6962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5" calcext:value-type="float">
            <text:p>35.63065</text:p>
          </table:table-cell>
          <table:table-cell office:value-type="float" office:value="0" calcext:value-type="float">
            <text:p>0</text:p>
          </table:table-cell>
          <table:table-cell office:value-type="float" office:value="-0.08495407" calcext:value-type="float">
            <text:p>-0.084954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7.0708" calcext:value-type="float">
            <text:p>-467.0708</text:p>
          </table:table-cell>
          <table:table-cell office:value-type="float" office:value="0" calcext:value-type="float">
            <text:p>0</text:p>
          </table:table-cell>
          <table:table-cell office:value-type="float" office:value="12.89206" calcext:value-type="float">
            <text:p>12.89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153.6829" calcext:value-type="float">
            <text:p>153.6829</text:p>
          </table:table-cell>
          <table:table-cell office:value-type="float" office:value="13112.42" calcext:value-type="float">
            <text:p>13112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8.3948" calcext:value-type="float">
            <text:p>-458.3948</text:p>
          </table:table-cell>
          <table:table-cell office:value-type="float" office:value="1316.065" calcext:value-type="float">
            <text:p>1316.065</text:p>
          </table:table-cell>
          <table:table-cell office:value-type="float" office:value="0" calcext:value-type="float">
            <text:p>0</text:p>
          </table:table-cell>
          <table:table-cell office:value-type="float" office:value="72.07641" calcext:value-type="float">
            <text:p>72.07641</text:p>
          </table:table-cell>
          <table:table-cell office:value-type="float" office:value="0.4298702" calcext:value-type="float">
            <text:p>0.4298702</text:p>
          </table:table-cell>
          <table:table-cell office:value-type="float" office:value="-0.02331555" calcext:value-type="float">
            <text:p>-0.02331555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11" calcext:value-type="float">
            <text:p>0.1040911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8817" calcext:value-type="float">
            <text:p>1.108817</text:p>
          </table:table-cell>
          <table:table-cell office:value-type="float" office:value="370" calcext:value-type="float">
            <text:p>370</text:p>
          </table:table-cell>
          <table:table-cell office:value-type="float" office:value="-469.3714" calcext:value-type="float">
            <text:p>-469.3714</text:p>
          </table:table-cell>
          <table:table-cell office:value-type="float" office:value="0" calcext:value-type="float">
            <text:p>0</text:p>
          </table:table-cell>
          <table:table-cell office:value-type="float" office:value="345.7296" calcext:value-type="float">
            <text:p>345.7296</text:p>
          </table:table-cell>
          <table:table-cell office:value-type="float" office:value="1167.112" calcext:value-type="float">
            <text:p>1167.112</text:p>
          </table:table-cell>
          <table:table-cell office:value-type="float" office:value="1413.76" calcext:value-type="float">
            <text:p>1413.76</text:p>
          </table:table-cell>
          <table:table-cell office:value-type="float" office:value="1234.572" calcext:value-type="float">
            <text:p>1234.572</text:p>
          </table:table-cell>
          <table:table-cell office:value-type="float" office:value="725.8018" calcext:value-type="float">
            <text:p>725.8018</text:p>
          </table:table-cell>
          <table:table-cell office:value-type="float" office:value="1075.121" calcext:value-type="float">
            <text:p>1075.121</text:p>
          </table:table-cell>
          <table:table-cell office:value-type="float" office:value="408.5563" calcext:value-type="float">
            <text:p>408.5563</text:p>
          </table:table-cell>
          <table:table-cell office:value-type="float" office:value="1831.207" calcext:value-type="float">
            <text:p>1831.207</text:p>
          </table:table-cell>
          <table:table-cell office:value-type="float" office:value="2070.518" calcext:value-type="float">
            <text:p>2070.518</text:p>
          </table:table-cell>
          <table:table-cell office:value-type="float" office:value="1658.528" calcext:value-type="float">
            <text:p>1658.528</text:p>
          </table:table-cell>
          <table:table-cell office:value-type="float" office:value="582.8627" calcext:value-type="float">
            <text:p>582.8627</text:p>
          </table:table-cell>
          <table:table-cell office:value-type="float" office:value="573.6709" calcext:value-type="float">
            <text:p>573.6709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5" calcext:value-type="float">
            <text:p>35.63065</text:p>
          </table:table-cell>
          <table:table-cell office:value-type="float" office:value="0" calcext:value-type="float">
            <text:p>0</text:p>
          </table:table-cell>
          <table:table-cell office:value-type="float" office:value="-0.08511006" calcext:value-type="float">
            <text:p>-0.08511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68.8352" calcext:value-type="float">
            <text:p>-468.8352</text:p>
          </table:table-cell>
          <table:table-cell office:value-type="float" office:value="0" calcext:value-type="float">
            <text:p>0</text:p>
          </table:table-cell>
          <table:table-cell office:value-type="float" office:value="12.94729" calcext:value-type="float">
            <text:p>12.9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152.6118" calcext:value-type="float">
            <text:p>152.6118</text:p>
          </table:table-cell>
          <table:table-cell office:value-type="float" office:value="13111.63" calcext:value-type="float">
            <text:p>1311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0.1436" calcext:value-type="float">
            <text:p>-460.1436</text:p>
          </table:table-cell>
          <table:table-cell office:value-type="float" office:value="1318.766" calcext:value-type="float">
            <text:p>1318.766</text:p>
          </table:table-cell>
          <table:table-cell office:value-type="float" office:value="0" calcext:value-type="float">
            <text:p>0</text:p>
          </table:table-cell>
          <table:table-cell office:value-type="float" office:value="71.9948" calcext:value-type="float">
            <text:p>71.9948</text:p>
          </table:table-cell>
          <table:table-cell office:value-type="float" office:value="0.4214545" calcext:value-type="float">
            <text:p>0.4214545</text:p>
          </table:table-cell>
          <table:table-cell office:value-type="float" office:value="-0.02320704" calcext:value-type="float">
            <text:p>-0.02320704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26" calcext:value-type="float">
            <text:p>0.1040926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9344" calcext:value-type="float">
            <text:p>1.109344</text:p>
          </table:table-cell>
          <table:table-cell office:value-type="float" office:value="370" calcext:value-type="float">
            <text:p>370</text:p>
          </table:table-cell>
          <table:table-cell office:value-type="float" office:value="-471.1205" calcext:value-type="float">
            <text:p>-471.1205</text:p>
          </table:table-cell>
          <table:table-cell office:value-type="float" office:value="0" calcext:value-type="float">
            <text:p>0</text:p>
          </table:table-cell>
          <table:table-cell office:value-type="float" office:value="345.7864" calcext:value-type="float">
            <text:p>345.7864</text:p>
          </table:table-cell>
          <table:table-cell office:value-type="float" office:value="1166.652" calcext:value-type="float">
            <text:p>1166.652</text:p>
          </table:table-cell>
          <table:table-cell office:value-type="float" office:value="1413.196" calcext:value-type="float">
            <text:p>1413.196</text:p>
          </table:table-cell>
          <table:table-cell office:value-type="float" office:value="1234.358" calcext:value-type="float">
            <text:p>1234.358</text:p>
          </table:table-cell>
          <table:table-cell office:value-type="float" office:value="725.6633" calcext:value-type="float">
            <text:p>725.6633</text:p>
          </table:table-cell>
          <table:table-cell office:value-type="float" office:value="1074.982" calcext:value-type="float">
            <text:p>1074.982</text:p>
          </table:table-cell>
          <table:table-cell office:value-type="float" office:value="408.502" calcext:value-type="float">
            <text:p>408.502</text:p>
          </table:table-cell>
          <table:table-cell office:value-type="float" office:value="1831.074" calcext:value-type="float">
            <text:p>1831.074</text:p>
          </table:table-cell>
          <table:table-cell office:value-type="float" office:value="2070.407" calcext:value-type="float">
            <text:p>2070.407</text:p>
          </table:table-cell>
          <table:table-cell office:value-type="float" office:value="1658.471" calcext:value-type="float">
            <text:p>1658.471</text:p>
          </table:table-cell>
          <table:table-cell office:value-type="float" office:value="582.8477" calcext:value-type="float">
            <text:p>582.8477</text:p>
          </table:table-cell>
          <table:table-cell office:value-type="float" office:value="573.6458" calcext:value-type="float">
            <text:p>573.6458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4" calcext:value-type="float">
            <text:p>35.63064</text:p>
          </table:table-cell>
          <table:table-cell office:value-type="float" office:value="0" calcext:value-type="float">
            <text:p>0</text:p>
          </table:table-cell>
          <table:table-cell office:value-type="float" office:value="-0.08526969" calcext:value-type="float">
            <text:p>-0.0852696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0.6374" calcext:value-type="float">
            <text:p>-470.6374</text:p>
          </table:table-cell>
          <table:table-cell office:value-type="float" office:value="0" calcext:value-type="float">
            <text:p>0</text:p>
          </table:table-cell>
          <table:table-cell office:value-type="float" office:value="13.00096" calcext:value-type="float">
            <text:p>13.0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151.6087" calcext:value-type="float">
            <text:p>151.6087</text:p>
          </table:table-cell>
          <table:table-cell office:value-type="float" office:value="13110.83" calcext:value-type="float">
            <text:p>1311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1.8423" calcext:value-type="float">
            <text:p>-461.8423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0" calcext:value-type="float">
            <text:p>0</text:p>
          </table:table-cell>
          <table:table-cell office:value-type="float" office:value="71.8289" calcext:value-type="float">
            <text:p>71.8289</text:p>
          </table:table-cell>
          <table:table-cell office:value-type="float" office:value="0.4135433" calcext:value-type="float">
            <text:p>0.4135433</text:p>
          </table:table-cell>
          <table:table-cell office:value-type="float" office:value="-0.02309819" calcext:value-type="float">
            <text:p>-0.02309819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4" calcext:value-type="float">
            <text:p>0.104094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09873" calcext:value-type="float">
            <text:p>1.109873</text:p>
          </table:table-cell>
          <table:table-cell office:value-type="float" office:value="370" calcext:value-type="float">
            <text:p>370</text:p>
          </table:table-cell>
          <table:table-cell office:value-type="float" office:value="-472.8198" calcext:value-type="float">
            <text:p>-472.8198</text:p>
          </table:table-cell>
          <table:table-cell office:value-type="float" office:value="0" calcext:value-type="float">
            <text:p>0</text:p>
          </table:table-cell>
          <table:table-cell office:value-type="float" office:value="345.8734" calcext:value-type="float">
            <text:p>345.8734</text:p>
          </table:table-cell>
          <table:table-cell office:value-type="float" office:value="1166.201" calcext:value-type="float">
            <text:p>1166.201</text:p>
          </table:table-cell>
          <table:table-cell office:value-type="float" office:value="1412.644" calcext:value-type="float">
            <text:p>1412.644</text:p>
          </table:table-cell>
          <table:table-cell office:value-type="float" office:value="1234.147" calcext:value-type="float">
            <text:p>1234.147</text:p>
          </table:table-cell>
          <table:table-cell office:value-type="float" office:value="725.5271" calcext:value-type="float">
            <text:p>725.5271</text:p>
          </table:table-cell>
          <table:table-cell office:value-type="float" office:value="1074.844" calcext:value-type="float">
            <text:p>1074.844</text:p>
          </table:table-cell>
          <table:table-cell office:value-type="float" office:value="408.4503" calcext:value-type="float">
            <text:p>408.4503</text:p>
          </table:table-cell>
          <table:table-cell office:value-type="float" office:value="1830.942" calcext:value-type="float">
            <text:p>1830.942</text:p>
          </table:table-cell>
          <table:table-cell office:value-type="float" office:value="2070.297" calcext:value-type="float">
            <text:p>2070.297</text:p>
          </table:table-cell>
          <table:table-cell office:value-type="float" office:value="1658.413" calcext:value-type="float">
            <text:p>1658.413</text:p>
          </table:table-cell>
          <table:table-cell office:value-type="float" office:value="582.8326" calcext:value-type="float">
            <text:p>582.8326</text:p>
          </table:table-cell>
          <table:table-cell office:value-type="float" office:value="573.6206" calcext:value-type="float">
            <text:p>573.6206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4" calcext:value-type="float">
            <text:p>35.63064</text:p>
          </table:table-cell>
          <table:table-cell office:value-type="float" office:value="0" calcext:value-type="float">
            <text:p>0</text:p>
          </table:table-cell>
          <table:table-cell office:value-type="float" office:value="-0.08541931" calcext:value-type="float">
            <text:p>-0.085419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2.3759" calcext:value-type="float">
            <text:p>-472.3759</text:p>
          </table:table-cell>
          <table:table-cell office:value-type="float" office:value="0" calcext:value-type="float">
            <text:p>0</text:p>
          </table:table-cell>
          <table:table-cell office:value-type="float" office:value="13.03924" calcext:value-type="float">
            <text:p>13.03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150.6645" calcext:value-type="float">
            <text:p>150.6645</text:p>
          </table:table-cell>
          <table:table-cell office:value-type="float" office:value="13110.05" calcext:value-type="float">
            <text:p>1311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3.4757" calcext:value-type="float">
            <text:p>-463.4757</text:p>
          </table:table-cell>
          <table:table-cell office:value-type="float" office:value="1329.11" calcext:value-type="float">
            <text:p>1329.11</text:p>
          </table:table-cell>
          <table:table-cell office:value-type="float" office:value="0" calcext:value-type="float">
            <text:p>0</text:p>
          </table:table-cell>
          <table:table-cell office:value-type="float" office:value="71.74657" calcext:value-type="float">
            <text:p>71.74657</text:p>
          </table:table-cell>
          <table:table-cell office:value-type="float" office:value="0.406159" calcext:value-type="float">
            <text:p>0.406159</text:p>
          </table:table-cell>
          <table:table-cell office:value-type="float" office:value="-0.02299148" calcext:value-type="float">
            <text:p>-0.02299148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54" calcext:value-type="float">
            <text:p>0.1040954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0411" calcext:value-type="float">
            <text:p>1.110411</text:p>
          </table:table-cell>
          <table:table-cell office:value-type="float" office:value="370" calcext:value-type="float">
            <text:p>370</text:p>
          </table:table-cell>
          <table:table-cell office:value-type="float" office:value="-474.4536" calcext:value-type="float">
            <text:p>-474.4536</text:p>
          </table:table-cell>
          <table:table-cell office:value-type="float" office:value="0" calcext:value-type="float">
            <text:p>0</text:p>
          </table:table-cell>
          <table:table-cell office:value-type="float" office:value="345.957" calcext:value-type="float">
            <text:p>345.957</text:p>
          </table:table-cell>
          <table:table-cell office:value-type="float" office:value="1165.783" calcext:value-type="float">
            <text:p>1165.783</text:p>
          </table:table-cell>
          <table:table-cell office:value-type="float" office:value="1412.126" calcext:value-type="float">
            <text:p>1412.126</text:p>
          </table:table-cell>
          <table:table-cell office:value-type="float" office:value="1233.946" calcext:value-type="float">
            <text:p>1233.946</text:p>
          </table:table-cell>
          <table:table-cell office:value-type="float" office:value="725.3955" calcext:value-type="float">
            <text:p>725.3955</text:p>
          </table:table-cell>
          <table:table-cell office:value-type="float" office:value="1074.709" calcext:value-type="float">
            <text:p>1074.709</text:p>
          </table:table-cell>
          <table:table-cell office:value-type="float" office:value="408.3985" calcext:value-type="float">
            <text:p>408.3985</text:p>
          </table:table-cell>
          <table:table-cell office:value-type="float" office:value="1830.809" calcext:value-type="float">
            <text:p>1830.809</text:p>
          </table:table-cell>
          <table:table-cell office:value-type="float" office:value="2070.187" calcext:value-type="float">
            <text:p>2070.187</text:p>
          </table:table-cell>
          <table:table-cell office:value-type="float" office:value="1658.356" calcext:value-type="float">
            <text:p>1658.356</text:p>
          </table:table-cell>
          <table:table-cell office:value-type="float" office:value="582.8176" calcext:value-type="float">
            <text:p>582.8176</text:p>
          </table:table-cell>
          <table:table-cell office:value-type="float" office:value="573.5955" calcext:value-type="float">
            <text:p>573.5955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3" calcext:value-type="float">
            <text:p>35.63063</text:p>
          </table:table-cell>
          <table:table-cell office:value-type="float" office:value="0" calcext:value-type="float">
            <text:p>0</text:p>
          </table:table-cell>
          <table:table-cell office:value-type="float" office:value="-0.08554541" calcext:value-type="float">
            <text:p>-0.085545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4.0388" calcext:value-type="float">
            <text:p>-474.0388</text:p>
          </table:table-cell>
          <table:table-cell office:value-type="float" office:value="0" calcext:value-type="float">
            <text:p>0</text:p>
          </table:table-cell>
          <table:table-cell office:value-type="float" office:value="13.06757" calcext:value-type="float">
            <text:p>13.06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149.6729" calcext:value-type="float">
            <text:p>149.6729</text:p>
          </table:table-cell>
          <table:table-cell office:value-type="float" office:value="13109.26" calcext:value-type="float">
            <text:p>13109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5.1426" calcext:value-type="float">
            <text:p>-465.1426</text:p>
          </table:table-cell>
          <table:table-cell office:value-type="float" office:value="1337.729" calcext:value-type="float">
            <text:p>1337.729</text:p>
          </table:table-cell>
          <table:table-cell office:value-type="float" office:value="0" calcext:value-type="float">
            <text:p>0</text:p>
          </table:table-cell>
          <table:table-cell office:value-type="float" office:value="71.45349" calcext:value-type="float">
            <text:p>71.45349</text:p>
          </table:table-cell>
          <table:table-cell office:value-type="float" office:value="0.3981483" calcext:value-type="float">
            <text:p>0.3981483</text:p>
          </table:table-cell>
          <table:table-cell office:value-type="float" office:value="-0.02288646" calcext:value-type="float">
            <text:p>-0.02288646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69" calcext:value-type="float">
            <text:p>0.1040969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0955" calcext:value-type="float">
            <text:p>1.110955</text:p>
          </table:table-cell>
          <table:table-cell office:value-type="float" office:value="370" calcext:value-type="float">
            <text:p>370</text:p>
          </table:table-cell>
          <table:table-cell office:value-type="float" office:value="-476.1209" calcext:value-type="float">
            <text:p>-476.1209</text:p>
          </table:table-cell>
          <table:table-cell office:value-type="float" office:value="0" calcext:value-type="float">
            <text:p>0</text:p>
          </table:table-cell>
          <table:table-cell office:value-type="float" office:value="346.0432" calcext:value-type="float">
            <text:p>346.0432</text:p>
          </table:table-cell>
          <table:table-cell office:value-type="float" office:value="1165.322" calcext:value-type="float">
            <text:p>1165.322</text:p>
          </table:table-cell>
          <table:table-cell office:value-type="float" office:value="1411.578" calcext:value-type="float">
            <text:p>1411.578</text:p>
          </table:table-cell>
          <table:table-cell office:value-type="float" office:value="1233.742" calcext:value-type="float">
            <text:p>1233.742</text:p>
          </table:table-cell>
          <table:table-cell office:value-type="float" office:value="725.2631" calcext:value-type="float">
            <text:p>725.2631</text:p>
          </table:table-cell>
          <table:table-cell office:value-type="float" office:value="1074.578" calcext:value-type="float">
            <text:p>1074.578</text:p>
          </table:table-cell>
          <table:table-cell office:value-type="float" office:value="408.3488" calcext:value-type="float">
            <text:p>408.3488</text:p>
          </table:table-cell>
          <table:table-cell office:value-type="float" office:value="1830.679" calcext:value-type="float">
            <text:p>1830.679</text:p>
          </table:table-cell>
          <table:table-cell office:value-type="float" office:value="2070.077" calcext:value-type="float">
            <text:p>2070.077</text:p>
          </table:table-cell>
          <table:table-cell office:value-type="float" office:value="1658.299" calcext:value-type="float">
            <text:p>1658.299</text:p>
          </table:table-cell>
          <table:table-cell office:value-type="float" office:value="582.8027" calcext:value-type="float">
            <text:p>582.8027</text:p>
          </table:table-cell>
          <table:table-cell office:value-type="float" office:value="573.5706" calcext:value-type="float">
            <text:p>573.5706</text:p>
          </table:table-cell>
          <table:table-cell office:value-type="float" office:value="142.6015" calcext:value-type="float">
            <text:p>142.6015</text:p>
          </table:table-cell>
          <table:table-cell office:value-type="float" office:value="35.63063" calcext:value-type="float">
            <text:p>35.63063</text:p>
          </table:table-cell>
          <table:table-cell office:value-type="float" office:value="0" calcext:value-type="float">
            <text:p>0</text:p>
          </table:table-cell>
          <table:table-cell office:value-type="float" office:value="-0.08569575" calcext:value-type="float">
            <text:p>-0.085695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5.7604" calcext:value-type="float">
            <text:p>-475.7604</text:p>
          </table:table-cell>
          <table:table-cell office:value-type="float" office:value="0" calcext:value-type="float">
            <text:p>0</text:p>
          </table:table-cell>
          <table:table-cell office:value-type="float" office:value="13.12024" calcext:value-type="float">
            <text:p>13.1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148.6517" calcext:value-type="float">
            <text:p>148.6517</text:p>
          </table:table-cell>
          <table:table-cell office:value-type="float" office:value="13108.42" calcext:value-type="float">
            <text:p>13108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6.8934" calcext:value-type="float">
            <text:p>-466.8934</text:p>
          </table:table-cell>
          <table:table-cell office:value-type="float" office:value="1340.337" calcext:value-type="float">
            <text:p>1340.337</text:p>
          </table:table-cell>
          <table:table-cell office:value-type="float" office:value="0" calcext:value-type="float">
            <text:p>0</text:p>
          </table:table-cell>
          <table:table-cell office:value-type="float" office:value="71.19612" calcext:value-type="float">
            <text:p>71.19612</text:p>
          </table:table-cell>
          <table:table-cell office:value-type="float" office:value="0.390678" calcext:value-type="float">
            <text:p>0.390678</text:p>
          </table:table-cell>
          <table:table-cell office:value-type="float" office:value="-0.02277483" calcext:value-type="float">
            <text:p>-0.0227748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83" calcext:value-type="float">
            <text:p>0.104098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1519" calcext:value-type="float">
            <text:p>1.111519</text:p>
          </table:table-cell>
          <table:table-cell office:value-type="float" office:value="370" calcext:value-type="float">
            <text:p>370</text:p>
          </table:table-cell>
          <table:table-cell office:value-type="float" office:value="-477.8721" calcext:value-type="float">
            <text:p>-477.8721</text:p>
          </table:table-cell>
          <table:table-cell office:value-type="float" office:value="0" calcext:value-type="float">
            <text:p>0</text:p>
          </table:table-cell>
          <table:table-cell office:value-type="float" office:value="346.1334" calcext:value-type="float">
            <text:p>346.1334</text:p>
          </table:table-cell>
          <table:table-cell office:value-type="float" office:value="1164.847" calcext:value-type="float">
            <text:p>1164.847</text:p>
          </table:table-cell>
          <table:table-cell office:value-type="float" office:value="1411.001" calcext:value-type="float">
            <text:p>1411.001</text:p>
          </table:table-cell>
          <table:table-cell office:value-type="float" office:value="1233.524" calcext:value-type="float">
            <text:p>1233.524</text:p>
          </table:table-cell>
          <table:table-cell office:value-type="float" office:value="725.119" calcext:value-type="float">
            <text:p>725.119</text:p>
          </table:table-cell>
          <table:table-cell office:value-type="float" office:value="1074.438" calcext:value-type="float">
            <text:p>1074.438</text:p>
          </table:table-cell>
          <table:table-cell office:value-type="float" office:value="408.2962" calcext:value-type="float">
            <text:p>408.2962</text:p>
          </table:table-cell>
          <table:table-cell office:value-type="float" office:value="1830.548" calcext:value-type="float">
            <text:p>1830.548</text:p>
          </table:table-cell>
          <table:table-cell office:value-type="float" office:value="2069.968" calcext:value-type="float">
            <text:p>2069.968</text:p>
          </table:table-cell>
          <table:table-cell office:value-type="float" office:value="1658.243" calcext:value-type="float">
            <text:p>1658.243</text:p>
          </table:table-cell>
          <table:table-cell office:value-type="float" office:value="582.7878" calcext:value-type="float">
            <text:p>582.7878</text:p>
          </table:table-cell>
          <table:table-cell office:value-type="float" office:value="573.5457" calcext:value-type="float">
            <text:p>573.5457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3" calcext:value-type="float">
            <text:p>35.63063</text:p>
          </table:table-cell>
          <table:table-cell office:value-type="float" office:value="0" calcext:value-type="float">
            <text:p>0</text:p>
          </table:table-cell>
          <table:table-cell office:value-type="float" office:value="-0.08586194" calcext:value-type="float">
            <text:p>-0.085861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7.5556" calcext:value-type="float">
            <text:p>-477.5556</text:p>
          </table:table-cell>
          <table:table-cell office:value-type="float" office:value="0" calcext:value-type="float">
            <text:p>0</text:p>
          </table:table-cell>
          <table:table-cell office:value-type="float" office:value="13.16441" calcext:value-type="float">
            <text:p>13.16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147.6477" calcext:value-type="float">
            <text:p>147.6477</text:p>
          </table:table-cell>
          <table:table-cell office:value-type="float" office:value="13107.57" calcext:value-type="float">
            <text:p>1310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8.6493" calcext:value-type="float">
            <text:p>-468.6493</text:p>
          </table:table-cell>
          <table:table-cell office:value-type="float" office:value="1348.369" calcext:value-type="float">
            <text:p>1348.369</text:p>
          </table:table-cell>
          <table:table-cell office:value-type="float" office:value="0" calcext:value-type="float">
            <text:p>0</text:p>
          </table:table-cell>
          <table:table-cell office:value-type="float" office:value="70.98412" calcext:value-type="float">
            <text:p>70.98412</text:p>
          </table:table-cell>
          <table:table-cell office:value-type="float" office:value="0.3835849" calcext:value-type="float">
            <text:p>0.3835849</text:p>
          </table:table-cell>
          <table:table-cell office:value-type="float" office:value="-0.02266585" calcext:value-type="float">
            <text:p>-0.02266585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0997" calcext:value-type="float">
            <text:p>0.1040997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2106" calcext:value-type="float">
            <text:p>1.112106</text:p>
          </table:table-cell>
          <table:table-cell office:value-type="float" office:value="370" calcext:value-type="float">
            <text:p>370</text:p>
          </table:table-cell>
          <table:table-cell office:value-type="float" office:value="-479.6285" calcext:value-type="float">
            <text:p>-479.6285</text:p>
          </table:table-cell>
          <table:table-cell office:value-type="float" office:value="0" calcext:value-type="float">
            <text:p>0</text:p>
          </table:table-cell>
          <table:table-cell office:value-type="float" office:value="346.2238" calcext:value-type="float">
            <text:p>346.2238</text:p>
          </table:table-cell>
          <table:table-cell office:value-type="float" office:value="1164.383" calcext:value-type="float">
            <text:p>1164.383</text:p>
          </table:table-cell>
          <table:table-cell office:value-type="float" office:value="1410.427" calcext:value-type="float">
            <text:p>1410.427</text:p>
          </table:table-cell>
          <table:table-cell office:value-type="float" office:value="1233.305" calcext:value-type="float">
            <text:p>1233.305</text:p>
          </table:table-cell>
          <table:table-cell office:value-type="float" office:value="724.972" calcext:value-type="float">
            <text:p>724.972</text:p>
          </table:table-cell>
          <table:table-cell office:value-type="float" office:value="1074.295" calcext:value-type="float">
            <text:p>1074.295</text:p>
          </table:table-cell>
          <table:table-cell office:value-type="float" office:value="408.242" calcext:value-type="float">
            <text:p>408.242</text:p>
          </table:table-cell>
          <table:table-cell office:value-type="float" office:value="1830.416" calcext:value-type="float">
            <text:p>1830.416</text:p>
          </table:table-cell>
          <table:table-cell office:value-type="float" office:value="2069.858" calcext:value-type="float">
            <text:p>2069.858</text:p>
          </table:table-cell>
          <table:table-cell office:value-type="float" office:value="1658.186" calcext:value-type="float">
            <text:p>1658.186</text:p>
          </table:table-cell>
          <table:table-cell office:value-type="float" office:value="582.7729" calcext:value-type="float">
            <text:p>582.7729</text:p>
          </table:table-cell>
          <table:table-cell office:value-type="float" office:value="573.5209" calcext:value-type="float">
            <text:p>573.5209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2" calcext:value-type="float">
            <text:p>35.63062</text:p>
          </table:table-cell>
          <table:table-cell office:value-type="float" office:value="0" calcext:value-type="float">
            <text:p>0</text:p>
          </table:table-cell>
          <table:table-cell office:value-type="float" office:value="-0.08602352" calcext:value-type="float">
            <text:p>-0.086023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9.35" calcext:value-type="float">
            <text:p>-479.35</text:p>
          </table:table-cell>
          <table:table-cell office:value-type="float" office:value="0" calcext:value-type="float">
            <text:p>0</text:p>
          </table:table-cell>
          <table:table-cell office:value-type="float" office:value="13.20071" calcext:value-type="float">
            <text:p>13.2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146.7285" calcext:value-type="float">
            <text:p>146.7285</text:p>
          </table:table-cell>
          <table:table-cell office:value-type="float" office:value="13106.76" calcext:value-type="float">
            <text:p>13106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0.2867" calcext:value-type="float">
            <text:p>-470.2867</text:p>
          </table:table-cell>
          <table:table-cell office:value-type="float" office:value="1349.74" calcext:value-type="float">
            <text:p>1349.74</text:p>
          </table:table-cell>
          <table:table-cell office:value-type="float" office:value="0" calcext:value-type="float">
            <text:p>0</text:p>
          </table:table-cell>
          <table:table-cell office:value-type="float" office:value="70.82652" calcext:value-type="float">
            <text:p>70.82652</text:p>
          </table:table-cell>
          <table:table-cell office:value-type="float" office:value="0.3773315" calcext:value-type="float">
            <text:p>0.3773315</text:p>
          </table:table-cell>
          <table:table-cell office:value-type="float" office:value="-0.02255242" calcext:value-type="float">
            <text:p>-0.0225524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013" calcext:value-type="float">
            <text:p>0.104101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2725" calcext:value-type="float">
            <text:p>1.112725</text:p>
          </table:table-cell>
          <table:table-cell office:value-type="float" office:value="370" calcext:value-type="float">
            <text:p>370</text:p>
          </table:table-cell>
          <table:table-cell office:value-type="float" office:value="-481.2665" calcext:value-type="float">
            <text:p>-481.2665</text:p>
          </table:table-cell>
          <table:table-cell office:value-type="float" office:value="0" calcext:value-type="float">
            <text:p>0</text:p>
          </table:table-cell>
          <table:table-cell office:value-type="float" office:value="346.308" calcext:value-type="float">
            <text:p>346.308</text:p>
          </table:table-cell>
          <table:table-cell office:value-type="float" office:value="1163.962" calcext:value-type="float">
            <text:p>1163.962</text:p>
          </table:table-cell>
          <table:table-cell office:value-type="float" office:value="1409.906" calcext:value-type="float">
            <text:p>1409.906</text:p>
          </table:table-cell>
          <table:table-cell office:value-type="float" office:value="1233.099" calcext:value-type="float">
            <text:p>1233.099</text:p>
          </table:table-cell>
          <table:table-cell office:value-type="float" office:value="724.8398" calcext:value-type="float">
            <text:p>724.8398</text:p>
          </table:table-cell>
          <table:table-cell office:value-type="float" office:value="1074.158" calcext:value-type="float">
            <text:p>1074.158</text:p>
          </table:table-cell>
          <table:table-cell office:value-type="float" office:value="408.1903" calcext:value-type="float">
            <text:p>408.1903</text:p>
          </table:table-cell>
          <table:table-cell office:value-type="float" office:value="1830.28" calcext:value-type="float">
            <text:p>1830.28</text:p>
          </table:table-cell>
          <table:table-cell office:value-type="float" office:value="2069.749" calcext:value-type="float">
            <text:p>2069.749</text:p>
          </table:table-cell>
          <table:table-cell office:value-type="float" office:value="1658.13" calcext:value-type="float">
            <text:p>1658.13</text:p>
          </table:table-cell>
          <table:table-cell office:value-type="float" office:value="582.7581" calcext:value-type="float">
            <text:p>582.7581</text:p>
          </table:table-cell>
          <table:table-cell office:value-type="float" office:value="573.4962" calcext:value-type="float">
            <text:p>573.4962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2" calcext:value-type="float">
            <text:p>35.63062</text:p>
          </table:table-cell>
          <table:table-cell office:value-type="float" office:value="0" calcext:value-type="float">
            <text:p>0</text:p>
          </table:table-cell>
          <table:table-cell office:value-type="float" office:value="-0.08615825" calcext:value-type="float">
            <text:p>-0.08615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1.0208" calcext:value-type="float">
            <text:p>-481.0208</text:p>
          </table:table-cell>
          <table:table-cell office:value-type="float" office:value="0" calcext:value-type="float">
            <text:p>0</text:p>
          </table:table-cell>
          <table:table-cell office:value-type="float" office:value="13.23208" calcext:value-type="float">
            <text:p>13.2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145.8233" calcext:value-type="float">
            <text:p>145.8233</text:p>
          </table:table-cell>
          <table:table-cell office:value-type="float" office:value="13105.95" calcext:value-type="float">
            <text:p>1310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1.9041" calcext:value-type="float">
            <text:p>-471.9041</text:p>
          </table:table-cell>
          <table:table-cell office:value-type="float" office:value="1358.299" calcext:value-type="float">
            <text:p>1358.299</text:p>
          </table:table-cell>
          <table:table-cell office:value-type="float" office:value="0" calcext:value-type="float">
            <text:p>0</text:p>
          </table:table-cell>
          <table:table-cell office:value-type="float" office:value="70.68391" calcext:value-type="float">
            <text:p>70.68391</text:p>
          </table:table-cell>
          <table:table-cell office:value-type="float" office:value="0.3710513" calcext:value-type="float">
            <text:p>0.3710513</text:p>
          </table:table-cell>
          <table:table-cell office:value-type="float" office:value="-0.02241634" calcext:value-type="float">
            <text:p>-0.02241634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034" calcext:value-type="float">
            <text:p>0.1041034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3379" calcext:value-type="float">
            <text:p>1.113379</text:p>
          </table:table-cell>
          <table:table-cell office:value-type="float" office:value="370" calcext:value-type="float">
            <text:p>370</text:p>
          </table:table-cell>
          <table:table-cell office:value-type="float" office:value="-482.8843" calcext:value-type="float">
            <text:p>-482.8843</text:p>
          </table:table-cell>
          <table:table-cell office:value-type="float" office:value="0" calcext:value-type="float">
            <text:p>0</text:p>
          </table:table-cell>
          <table:table-cell office:value-type="float" office:value="346.3913" calcext:value-type="float">
            <text:p>346.3913</text:p>
          </table:table-cell>
          <table:table-cell office:value-type="float" office:value="1163.542" calcext:value-type="float">
            <text:p>1163.542</text:p>
          </table:table-cell>
          <table:table-cell office:value-type="float" office:value="1409.39" calcext:value-type="float">
            <text:p>1409.39</text:p>
          </table:table-cell>
          <table:table-cell office:value-type="float" office:value="1232.897" calcext:value-type="float">
            <text:p>1232.897</text:p>
          </table:table-cell>
          <table:table-cell office:value-type="float" office:value="724.7097" calcext:value-type="float">
            <text:p>724.7097</text:p>
          </table:table-cell>
          <table:table-cell office:value-type="float" office:value="1074.025" calcext:value-type="float">
            <text:p>1074.025</text:p>
          </table:table-cell>
          <table:table-cell office:value-type="float" office:value="408.1391" calcext:value-type="float">
            <text:p>408.1391</text:p>
          </table:table-cell>
          <table:table-cell office:value-type="float" office:value="1830.15" calcext:value-type="float">
            <text:p>1830.15</text:p>
          </table:table-cell>
          <table:table-cell office:value-type="float" office:value="2069.64" calcext:value-type="float">
            <text:p>2069.64</text:p>
          </table:table-cell>
          <table:table-cell office:value-type="float" office:value="1658.073" calcext:value-type="float">
            <text:p>1658.073</text:p>
          </table:table-cell>
          <table:table-cell office:value-type="float" office:value="582.7433" calcext:value-type="float">
            <text:p>582.7433</text:p>
          </table:table-cell>
          <table:table-cell office:value-type="float" office:value="573.4715" calcext:value-type="float">
            <text:p>573.4715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2" calcext:value-type="float">
            <text:p>35.63062</text:p>
          </table:table-cell>
          <table:table-cell office:value-type="float" office:value="0" calcext:value-type="float">
            <text:p>0</text:p>
          </table:table-cell>
          <table:table-cell office:value-type="float" office:value="-0.08628978" calcext:value-type="float">
            <text:p>-0.086289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2.6751" calcext:value-type="float">
            <text:p>-482.6751</text:p>
          </table:table-cell>
          <table:table-cell office:value-type="float" office:value="0" calcext:value-type="float">
            <text:p>0</text:p>
          </table:table-cell>
          <table:table-cell office:value-type="float" office:value="13.26502" calcext:value-type="float">
            <text:p>13.26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144.832" calcext:value-type="float">
            <text:p>144.832</text:p>
          </table:table-cell>
          <table:table-cell office:value-type="float" office:value="13105.1" calcext:value-type="float">
            <text:p>1310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3.6372" calcext:value-type="float">
            <text:p>-473.6372</text:p>
          </table:table-cell>
          <table:table-cell office:value-type="float" office:value="1360.889" calcext:value-type="float">
            <text:p>1360.889</text:p>
          </table:table-cell>
          <table:table-cell office:value-type="float" office:value="0" calcext:value-type="float">
            <text:p>0</text:p>
          </table:table-cell>
          <table:table-cell office:value-type="float" office:value="70.29262" calcext:value-type="float">
            <text:p>70.29262</text:p>
          </table:table-cell>
          <table:table-cell office:value-type="float" office:value="0.3637167" calcext:value-type="float">
            <text:p>0.3637167</text:p>
          </table:table-cell>
          <table:table-cell office:value-type="float" office:value="-0.02231445" calcext:value-type="float">
            <text:p>-0.02231445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056" calcext:value-type="float">
            <text:p>0.1041056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4074" calcext:value-type="float">
            <text:p>1.114074</text:p>
          </table:table-cell>
          <table:table-cell office:value-type="float" office:value="370" calcext:value-type="float">
            <text:p>370</text:p>
          </table:table-cell>
          <table:table-cell office:value-type="float" office:value="-484.618" calcext:value-type="float">
            <text:p>-484.618</text:p>
          </table:table-cell>
          <table:table-cell office:value-type="float" office:value="0" calcext:value-type="float">
            <text:p>0</text:p>
          </table:table-cell>
          <table:table-cell office:value-type="float" office:value="346.4812" calcext:value-type="float">
            <text:p>346.4812</text:p>
          </table:table-cell>
          <table:table-cell office:value-type="float" office:value="1163.069" calcext:value-type="float">
            <text:p>1163.069</text:p>
          </table:table-cell>
          <table:table-cell office:value-type="float" office:value="1408.82" calcext:value-type="float">
            <text:p>1408.82</text:p>
          </table:table-cell>
          <table:table-cell office:value-type="float" office:value="1232.68" calcext:value-type="float">
            <text:p>1232.68</text:p>
          </table:table-cell>
          <table:table-cell office:value-type="float" office:value="724.5681" calcext:value-type="float">
            <text:p>724.5681</text:p>
          </table:table-cell>
          <table:table-cell office:value-type="float" office:value="1073.887" calcext:value-type="float">
            <text:p>1073.887</text:p>
          </table:table-cell>
          <table:table-cell office:value-type="float" office:value="408.0887" calcext:value-type="float">
            <text:p>408.0887</text:p>
          </table:table-cell>
          <table:table-cell office:value-type="float" office:value="1830.02" calcext:value-type="float">
            <text:p>1830.02</text:p>
          </table:table-cell>
          <table:table-cell office:value-type="float" office:value="2069.531" calcext:value-type="float">
            <text:p>2069.531</text:p>
          </table:table-cell>
          <table:table-cell office:value-type="float" office:value="1658.016" calcext:value-type="float">
            <text:p>1658.016</text:p>
          </table:table-cell>
          <table:table-cell office:value-type="float" office:value="582.7286" calcext:value-type="float">
            <text:p>582.7286</text:p>
          </table:table-cell>
          <table:table-cell office:value-type="float" office:value="573.4469" calcext:value-type="float">
            <text:p>573.4469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1" calcext:value-type="float">
            <text:p>35.63061</text:p>
          </table:table-cell>
          <table:table-cell office:value-type="float" office:value="0" calcext:value-type="float">
            <text:p>0</text:p>
          </table:table-cell>
          <table:table-cell office:value-type="float" office:value="-0.08644877" calcext:value-type="float">
            <text:p>-0.086448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4.4556" calcext:value-type="float">
            <text:p>-484.4556</text:p>
          </table:table-cell>
          <table:table-cell office:value-type="float" office:value="0" calcext:value-type="float">
            <text:p>0</text:p>
          </table:table-cell>
          <table:table-cell office:value-type="float" office:value="13.31141" calcext:value-type="float">
            <text:p>13.3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143.7731" calcext:value-type="float">
            <text:p>143.7731</text:p>
          </table:table-cell>
          <table:table-cell office:value-type="float" office:value="13104.19" calcext:value-type="float">
            <text:p>1310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5.4968" calcext:value-type="float">
            <text:p>-475.4968</text:p>
          </table:table-cell>
          <table:table-cell office:value-type="float" office:value="1365.869" calcext:value-type="float">
            <text:p>1365.869</text:p>
          </table:table-cell>
          <table:table-cell office:value-type="float" office:value="0" calcext:value-type="float">
            <text:p>0</text:p>
          </table:table-cell>
          <table:table-cell office:value-type="float" office:value="69.72246" calcext:value-type="float">
            <text:p>69.72246</text:p>
          </table:table-cell>
          <table:table-cell office:value-type="float" office:value="0.3560677" calcext:value-type="float">
            <text:p>0.3560677</text:p>
          </table:table-cell>
          <table:table-cell office:value-type="float" office:value="-0.02223223" calcext:value-type="float">
            <text:p>-0.0222322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077" calcext:value-type="float">
            <text:p>0.1041077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4808" calcext:value-type="float">
            <text:p>1.114808</text:p>
          </table:table-cell>
          <table:table-cell office:value-type="float" office:value="370" calcext:value-type="float">
            <text:p>370</text:p>
          </table:table-cell>
          <table:table-cell office:value-type="float" office:value="-486.4783" calcext:value-type="float">
            <text:p>-486.4783</text:p>
          </table:table-cell>
          <table:table-cell office:value-type="float" office:value="0" calcext:value-type="float">
            <text:p>0</text:p>
          </table:table-cell>
          <table:table-cell office:value-type="float" office:value="346.5769" calcext:value-type="float">
            <text:p>346.5769</text:p>
          </table:table-cell>
          <table:table-cell office:value-type="float" office:value="1162.562" calcext:value-type="float">
            <text:p>1162.562</text:p>
          </table:table-cell>
          <table:table-cell office:value-type="float" office:value="1408.202" calcext:value-type="float">
            <text:p>1408.202</text:p>
          </table:table-cell>
          <table:table-cell office:value-type="float" office:value="1232.437" calcext:value-type="float">
            <text:p>1232.437</text:p>
          </table:table-cell>
          <table:table-cell office:value-type="float" office:value="724.4157" calcext:value-type="float">
            <text:p>724.4157</text:p>
          </table:table-cell>
          <table:table-cell office:value-type="float" office:value="1073.739" calcext:value-type="float">
            <text:p>1073.739</text:p>
          </table:table-cell>
          <table:table-cell office:value-type="float" office:value="408.0351" calcext:value-type="float">
            <text:p>408.0351</text:p>
          </table:table-cell>
          <table:table-cell office:value-type="float" office:value="1829.884" calcext:value-type="float">
            <text:p>1829.884</text:p>
          </table:table-cell>
          <table:table-cell office:value-type="float" office:value="2069.422" calcext:value-type="float">
            <text:p>2069.422</text:p>
          </table:table-cell>
          <table:table-cell office:value-type="float" office:value="1657.96" calcext:value-type="float">
            <text:p>1657.96</text:p>
          </table:table-cell>
          <table:table-cell office:value-type="float" office:value="582.7139" calcext:value-type="float">
            <text:p>582.7139</text:p>
          </table:table-cell>
          <table:table-cell office:value-type="float" office:value="573.4224" calcext:value-type="float">
            <text:p>573.4224</text:p>
          </table:table-cell>
          <table:table-cell office:value-type="float" office:value="142.6016" calcext:value-type="float">
            <text:p>142.6016</text:p>
          </table:table-cell>
          <table:table-cell office:value-type="float" office:value="35.6306" calcext:value-type="float">
            <text:p>35.6306</text:p>
          </table:table-cell>
          <table:table-cell office:value-type="float" office:value="0" calcext:value-type="float">
            <text:p>0</text:p>
          </table:table-cell>
          <table:table-cell office:value-type="float" office:value="-0.08663138" calcext:value-type="float">
            <text:p>-0.0866313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6.3633" calcext:value-type="float">
            <text:p>-486.3633</text:p>
          </table:table-cell>
          <table:table-cell office:value-type="float" office:value="0" calcext:value-type="float">
            <text:p>0</text:p>
          </table:table-cell>
          <table:table-cell office:value-type="float" office:value="13.3578" calcext:value-type="float">
            <text:p>13.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142.9465" calcext:value-type="float">
            <text:p>142.9465</text:p>
          </table:table-cell>
          <table:table-cell office:value-type="float" office:value="13103.39" calcext:value-type="float">
            <text:p>1310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7.0295" calcext:value-type="float">
            <text:p>-477.0295</text:p>
          </table:table-cell>
          <table:table-cell office:value-type="float" office:value="1372.164" calcext:value-type="float">
            <text:p>1372.164</text:p>
          </table:table-cell>
          <table:table-cell office:value-type="float" office:value="0" calcext:value-type="float">
            <text:p>0</text:p>
          </table:table-cell>
          <table:table-cell office:value-type="float" office:value="69.71787" calcext:value-type="float">
            <text:p>69.71787</text:p>
          </table:table-cell>
          <table:table-cell office:value-type="float" office:value="0.3505303" calcext:value-type="float">
            <text:p>0.3505303</text:p>
          </table:table-cell>
          <table:table-cell office:value-type="float" office:value="-0.02206682" calcext:value-type="float">
            <text:p>-0.0220668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099" calcext:value-type="float">
            <text:p>0.1041099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5585" calcext:value-type="float">
            <text:p>1.115585</text:p>
          </table:table-cell>
          <table:table-cell office:value-type="float" office:value="370" calcext:value-type="float">
            <text:p>370</text:p>
          </table:table-cell>
          <table:table-cell office:value-type="float" office:value="-488.0116" calcext:value-type="float">
            <text:p>-488.0116</text:p>
          </table:table-cell>
          <table:table-cell office:value-type="float" office:value="0" calcext:value-type="float">
            <text:p>0</text:p>
          </table:table-cell>
          <table:table-cell office:value-type="float" office:value="346.6185" calcext:value-type="float">
            <text:p>346.6185</text:p>
          </table:table-cell>
          <table:table-cell office:value-type="float" office:value="1162.232" calcext:value-type="float">
            <text:p>1162.232</text:p>
          </table:table-cell>
          <table:table-cell office:value-type="float" office:value="1407.751" calcext:value-type="float">
            <text:p>1407.751</text:p>
          </table:table-cell>
          <table:table-cell office:value-type="float" office:value="1232.241" calcext:value-type="float">
            <text:p>1232.241</text:p>
          </table:table-cell>
          <table:table-cell office:value-type="float" office:value="724.2798" calcext:value-type="float">
            <text:p>724.2798</text:p>
          </table:table-cell>
          <table:table-cell office:value-type="float" office:value="1073.596" calcext:value-type="float">
            <text:p>1073.596</text:p>
          </table:table-cell>
          <table:table-cell office:value-type="float" office:value="407.9818" calcext:value-type="float">
            <text:p>407.9818</text:p>
          </table:table-cell>
          <table:table-cell office:value-type="float" office:value="1829.739" calcext:value-type="float">
            <text:p>1829.739</text:p>
          </table:table-cell>
          <table:table-cell office:value-type="float" office:value="2069.312" calcext:value-type="float">
            <text:p>2069.312</text:p>
          </table:table-cell>
          <table:table-cell office:value-type="float" office:value="1657.903" calcext:value-type="float">
            <text:p>1657.903</text:p>
          </table:table-cell>
          <table:table-cell office:value-type="float" office:value="582.6992" calcext:value-type="float">
            <text:p>582.6992</text:p>
          </table:table-cell>
          <table:table-cell office:value-type="float" office:value="573.398" calcext:value-type="float">
            <text:p>573.398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6" calcext:value-type="float">
            <text:p>35.6306</text:p>
          </table:table-cell>
          <table:table-cell office:value-type="float" office:value="0" calcext:value-type="float">
            <text:p>0</text:p>
          </table:table-cell>
          <table:table-cell office:value-type="float" office:value="-0.08672398" calcext:value-type="float">
            <text:p>-0.08672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7.9225" calcext:value-type="float">
            <text:p>-487.9225</text:p>
          </table:table-cell>
          <table:table-cell office:value-type="float" office:value="0" calcext:value-type="float">
            <text:p>0</text:p>
          </table:table-cell>
          <table:table-cell office:value-type="float" office:value="13.38187" calcext:value-type="float">
            <text:p>13.38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142.2112" calcext:value-type="float">
            <text:p>142.2112</text:p>
          </table:table-cell>
          <table:table-cell office:value-type="float" office:value="13102.7" calcext:value-type="float">
            <text:p>131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8.3968" calcext:value-type="float">
            <text:p>-478.3968</text:p>
          </table:table-cell>
          <table:table-cell office:value-type="float" office:value="1374.793" calcext:value-type="float">
            <text:p>1374.793</text:p>
          </table:table-cell>
          <table:table-cell office:value-type="float" office:value="0" calcext:value-type="float">
            <text:p>0</text:p>
          </table:table-cell>
          <table:table-cell office:value-type="float" office:value="69.71255" calcext:value-type="float">
            <text:p>69.71255</text:p>
          </table:table-cell>
          <table:table-cell office:value-type="float" office:value="0.3449993" calcext:value-type="float">
            <text:p>0.3449993</text:p>
          </table:table-cell>
          <table:table-cell office:value-type="float" office:value="-0.02186778" calcext:value-type="float">
            <text:p>-0.02186778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12" calcext:value-type="float">
            <text:p>0.10411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6407" calcext:value-type="float">
            <text:p>1.116407</text:p>
          </table:table-cell>
          <table:table-cell office:value-type="float" office:value="370" calcext:value-type="float">
            <text:p>370</text:p>
          </table:table-cell>
          <table:table-cell office:value-type="float" office:value="-489.3795" calcext:value-type="float">
            <text:p>-489.3795</text:p>
          </table:table-cell>
          <table:table-cell office:value-type="float" office:value="0" calcext:value-type="float">
            <text:p>0</text:p>
          </table:table-cell>
          <table:table-cell office:value-type="float" office:value="346.6376" calcext:value-type="float">
            <text:p>346.6376</text:p>
          </table:table-cell>
          <table:table-cell office:value-type="float" office:value="1161.938" calcext:value-type="float">
            <text:p>1161.938</text:p>
          </table:table-cell>
          <table:table-cell office:value-type="float" office:value="1407.376" calcext:value-type="float">
            <text:p>1407.376</text:p>
          </table:table-cell>
          <table:table-cell office:value-type="float" office:value="1232.084" calcext:value-type="float">
            <text:p>1232.084</text:p>
          </table:table-cell>
          <table:table-cell office:value-type="float" office:value="724.1684" calcext:value-type="float">
            <text:p>724.1684</text:p>
          </table:table-cell>
          <table:table-cell office:value-type="float" office:value="1073.482" calcext:value-type="float">
            <text:p>1073.482</text:p>
          </table:table-cell>
          <table:table-cell office:value-type="float" office:value="407.9361" calcext:value-type="float">
            <text:p>407.9361</text:p>
          </table:table-cell>
          <table:table-cell office:value-type="float" office:value="1829.608" calcext:value-type="float">
            <text:p>1829.608</text:p>
          </table:table-cell>
          <table:table-cell office:value-type="float" office:value="2069.203" calcext:value-type="float">
            <text:p>2069.203</text:p>
          </table:table-cell>
          <table:table-cell office:value-type="float" office:value="1657.847" calcext:value-type="float">
            <text:p>1657.847</text:p>
          </table:table-cell>
          <table:table-cell office:value-type="float" office:value="582.6796" calcext:value-type="float">
            <text:p>582.6796</text:p>
          </table:table-cell>
          <table:table-cell office:value-type="float" office:value="573.3738" calcext:value-type="float">
            <text:p>573.3738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6" calcext:value-type="float">
            <text:p>35.6306</text:p>
          </table:table-cell>
          <table:table-cell office:value-type="float" office:value="0" calcext:value-type="float">
            <text:p>0</text:p>
          </table:table-cell>
          <table:table-cell office:value-type="float" office:value="-0.08678591" calcext:value-type="float">
            <text:p>-0.086785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9.2847" calcext:value-type="float">
            <text:p>-489.2847</text:p>
          </table:table-cell>
          <table:table-cell office:value-type="float" office:value="0" calcext:value-type="float">
            <text:p>0</text:p>
          </table:table-cell>
          <table:table-cell office:value-type="float" office:value="13.37363" calcext:value-type="float">
            <text:p>13.3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141.4061" calcext:value-type="float">
            <text:p>141.4061</text:p>
          </table:table-cell>
          <table:table-cell office:value-type="float" office:value="13101.99" calcext:value-type="float">
            <text:p>13101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9.8122" calcext:value-type="float">
            <text:p>-479.8122</text:p>
          </table:table-cell>
          <table:table-cell office:value-type="float" office:value="1382.134" calcext:value-type="float">
            <text:p>1382.134</text:p>
          </table:table-cell>
          <table:table-cell office:value-type="float" office:value="0" calcext:value-type="float">
            <text:p>0</text:p>
          </table:table-cell>
          <table:table-cell office:value-type="float" office:value="69.68024" calcext:value-type="float">
            <text:p>69.68024</text:p>
          </table:table-cell>
          <table:table-cell office:value-type="float" office:value="0.3386569" calcext:value-type="float">
            <text:p>0.3386569</text:p>
          </table:table-cell>
          <table:table-cell office:value-type="float" office:value="-0.0217078" calcext:value-type="float">
            <text:p>-0.0217078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142" calcext:value-type="float">
            <text:p>0.104114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7271" calcext:value-type="float">
            <text:p>1.117271</text:p>
          </table:table-cell>
          <table:table-cell office:value-type="float" office:value="370" calcext:value-type="float">
            <text:p>370</text:p>
          </table:table-cell>
          <table:table-cell office:value-type="float" office:value="-490.7956" calcext:value-type="float">
            <text:p>-490.7956</text:p>
          </table:table-cell>
          <table:table-cell office:value-type="float" office:value="0" calcext:value-type="float">
            <text:p>0</text:p>
          </table:table-cell>
          <table:table-cell office:value-type="float" office:value="346.6616" calcext:value-type="float">
            <text:p>346.6616</text:p>
          </table:table-cell>
          <table:table-cell office:value-type="float" office:value="1161.59" calcext:value-type="float">
            <text:p>1161.59</text:p>
          </table:table-cell>
          <table:table-cell office:value-type="float" office:value="1406.958" calcext:value-type="float">
            <text:p>1406.958</text:p>
          </table:table-cell>
          <table:table-cell office:value-type="float" office:value="1231.913" calcext:value-type="float">
            <text:p>1231.913</text:p>
          </table:table-cell>
          <table:table-cell office:value-type="float" office:value="724.0615" calcext:value-type="float">
            <text:p>724.0615</text:p>
          </table:table-cell>
          <table:table-cell office:value-type="float" office:value="1073.369" calcext:value-type="float">
            <text:p>1073.369</text:p>
          </table:table-cell>
          <table:table-cell office:value-type="float" office:value="407.8925" calcext:value-type="float">
            <text:p>407.8925</text:p>
          </table:table-cell>
          <table:table-cell office:value-type="float" office:value="1829.484" calcext:value-type="float">
            <text:p>1829.484</text:p>
          </table:table-cell>
          <table:table-cell office:value-type="float" office:value="2069.095" calcext:value-type="float">
            <text:p>2069.095</text:p>
          </table:table-cell>
          <table:table-cell office:value-type="float" office:value="1657.791" calcext:value-type="float">
            <text:p>1657.791</text:p>
          </table:table-cell>
          <table:table-cell office:value-type="float" office:value="582.6591" calcext:value-type="float">
            <text:p>582.6591</text:p>
          </table:table-cell>
          <table:table-cell office:value-type="float" office:value="573.3495" calcext:value-type="float">
            <text:p>573.3495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59" calcext:value-type="float">
            <text:p>35.63059</text:p>
          </table:table-cell>
          <table:table-cell office:value-type="float" office:value="0" calcext:value-type="float">
            <text:p>0</text:p>
          </table:table-cell>
          <table:table-cell office:value-type="float" office:value="-0.08686762" calcext:value-type="float">
            <text:p>-0.08686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0.7326" calcext:value-type="float">
            <text:p>-490.7326</text:p>
          </table:table-cell>
          <table:table-cell office:value-type="float" office:value="0" calcext:value-type="float">
            <text:p>0</text:p>
          </table:table-cell>
          <table:table-cell office:value-type="float" office:value="13.40305" calcext:value-type="float">
            <text:p>13.40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140.5098" calcext:value-type="float">
            <text:p>140.5098</text:p>
          </table:table-cell>
          <table:table-cell office:value-type="float" office:value="13101.17" calcext:value-type="float">
            <text:p>13101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1.4035" calcext:value-type="float">
            <text:p>-481.4035</text:p>
          </table:table-cell>
          <table:table-cell office:value-type="float" office:value="1386.937" calcext:value-type="float">
            <text:p>1386.937</text:p>
          </table:table-cell>
          <table:table-cell office:value-type="float" office:value="0" calcext:value-type="float">
            <text:p>0</text:p>
          </table:table-cell>
          <table:table-cell office:value-type="float" office:value="69.42886" calcext:value-type="float">
            <text:p>69.42886</text:p>
          </table:table-cell>
          <table:table-cell office:value-type="float" office:value="0.3319118" calcext:value-type="float">
            <text:p>0.3319118</text:p>
          </table:table-cell>
          <table:table-cell office:value-type="float" office:value="-0.02157155" calcext:value-type="float">
            <text:p>-0.02157155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163" calcext:value-type="float">
            <text:p>0.1041163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8177" calcext:value-type="float">
            <text:p>1.118177</text:p>
          </table:table-cell>
          <table:table-cell office:value-type="float" office:value="370" calcext:value-type="float">
            <text:p>370</text:p>
          </table:table-cell>
          <table:table-cell office:value-type="float" office:value="-492.3878" calcext:value-type="float">
            <text:p>-492.3878</text:p>
          </table:table-cell>
          <table:table-cell office:value-type="float" office:value="0" calcext:value-type="float">
            <text:p>0</text:p>
          </table:table-cell>
          <table:table-cell office:value-type="float" office:value="346.7346" calcext:value-type="float">
            <text:p>346.7346</text:p>
          </table:table-cell>
          <table:table-cell office:value-type="float" office:value="1161.154" calcext:value-type="float">
            <text:p>1161.154</text:p>
          </table:table-cell>
          <table:table-cell office:value-type="float" office:value="1406.438" calcext:value-type="float">
            <text:p>1406.438</text:p>
          </table:table-cell>
          <table:table-cell office:value-type="float" office:value="1231.709" calcext:value-type="float">
            <text:p>1231.709</text:p>
          </table:table-cell>
          <table:table-cell office:value-type="float" office:value="723.9385" calcext:value-type="float">
            <text:p>723.9385</text:p>
          </table:table-cell>
          <table:table-cell office:value-type="float" office:value="1073.248" calcext:value-type="float">
            <text:p>1073.248</text:p>
          </table:table-cell>
          <table:table-cell office:value-type="float" office:value="407.8477" calcext:value-type="float">
            <text:p>407.8477</text:p>
          </table:table-cell>
          <table:table-cell office:value-type="float" office:value="1829.36" calcext:value-type="float">
            <text:p>1829.36</text:p>
          </table:table-cell>
          <table:table-cell office:value-type="float" office:value="2068.988" calcext:value-type="float">
            <text:p>2068.988</text:p>
          </table:table-cell>
          <table:table-cell office:value-type="float" office:value="1657.734" calcext:value-type="float">
            <text:p>1657.734</text:p>
          </table:table-cell>
          <table:table-cell office:value-type="float" office:value="582.6386" calcext:value-type="float">
            <text:p>582.6386</text:p>
          </table:table-cell>
          <table:table-cell office:value-type="float" office:value="573.3254" calcext:value-type="float">
            <text:p>573.3254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59" calcext:value-type="float">
            <text:p>35.63059</text:p>
          </table:table-cell>
          <table:table-cell office:value-type="float" office:value="0" calcext:value-type="float">
            <text:p>0</text:p>
          </table:table-cell>
          <table:table-cell office:value-type="float" office:value="-0.0870035" calcext:value-type="float">
            <text:p>-0.08700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2.3747" calcext:value-type="float">
            <text:p>-492.3747</text:p>
          </table:table-cell>
          <table:table-cell office:value-type="float" office:value="0" calcext:value-type="float">
            <text:p>0</text:p>
          </table:table-cell>
          <table:table-cell office:value-type="float" office:value="13.44962" calcext:value-type="float">
            <text:p>13.4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139.5521" calcext:value-type="float">
            <text:p>139.5521</text:p>
          </table:table-cell>
          <table:table-cell office:value-type="float" office:value="13100.29" calcext:value-type="float">
            <text:p>1310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3.1293" calcext:value-type="float">
            <text:p>-483.1293</text:p>
          </table:table-cell>
          <table:table-cell office:value-type="float" office:value="1392.347" calcext:value-type="float">
            <text:p>1392.347</text:p>
          </table:table-cell>
          <table:table-cell office:value-type="float" office:value="0" calcext:value-type="float">
            <text:p>0</text:p>
          </table:table-cell>
          <table:table-cell office:value-type="float" office:value="68.98029" calcext:value-type="float">
            <text:p>68.98029</text:p>
          </table:table-cell>
          <table:table-cell office:value-type="float" office:value="0.3249058" calcext:value-type="float">
            <text:p>0.3249058</text:p>
          </table:table-cell>
          <table:table-cell office:value-type="float" office:value="-0.0214629" calcext:value-type="float">
            <text:p>-0.0214629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185" calcext:value-type="float">
            <text:p>0.1041185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19124" calcext:value-type="float">
            <text:p>1.119124</text:p>
          </table:table-cell>
          <table:table-cell office:value-type="float" office:value="370" calcext:value-type="float">
            <text:p>370</text:p>
          </table:table-cell>
          <table:table-cell office:value-type="float" office:value="-494.1144" calcext:value-type="float">
            <text:p>-494.1144</text:p>
          </table:table-cell>
          <table:table-cell office:value-type="float" office:value="0" calcext:value-type="float">
            <text:p>0</text:p>
          </table:table-cell>
          <table:table-cell office:value-type="float" office:value="346.8156" calcext:value-type="float">
            <text:p>346.8156</text:p>
          </table:table-cell>
          <table:table-cell office:value-type="float" office:value="1160.69" calcext:value-type="float">
            <text:p>1160.69</text:p>
          </table:table-cell>
          <table:table-cell office:value-type="float" office:value="1405.87" calcext:value-type="float">
            <text:p>1405.87</text:p>
          </table:table-cell>
          <table:table-cell office:value-type="float" office:value="1231.487" calcext:value-type="float">
            <text:p>1231.487</text:p>
          </table:table-cell>
          <table:table-cell office:value-type="float" office:value="723.7981" calcext:value-type="float">
            <text:p>723.7981</text:p>
          </table:table-cell>
          <table:table-cell office:value-type="float" office:value="1073.111" calcext:value-type="float">
            <text:p>1073.111</text:p>
          </table:table-cell>
          <table:table-cell office:value-type="float" office:value="407.7994" calcext:value-type="float">
            <text:p>407.7994</text:p>
          </table:table-cell>
          <table:table-cell office:value-type="float" office:value="1829.234" calcext:value-type="float">
            <text:p>1829.234</text:p>
          </table:table-cell>
          <table:table-cell office:value-type="float" office:value="2068.88" calcext:value-type="float">
            <text:p>2068.88</text:p>
          </table:table-cell>
          <table:table-cell office:value-type="float" office:value="1657.679" calcext:value-type="float">
            <text:p>1657.679</text:p>
          </table:table-cell>
          <table:table-cell office:value-type="float" office:value="582.6182" calcext:value-type="float">
            <text:p>582.6182</text:p>
          </table:table-cell>
          <table:table-cell office:value-type="float" office:value="573.3014" calcext:value-type="float">
            <text:p>573.3014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58" calcext:value-type="float">
            <text:p>35.63058</text:p>
          </table:table-cell>
          <table:table-cell office:value-type="float" office:value="0" calcext:value-type="float">
            <text:p>0</text:p>
          </table:table-cell>
          <table:table-cell office:value-type="float" office:value="-0.08715785" calcext:value-type="float">
            <text:p>-0.087157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4.1414" calcext:value-type="float">
            <text:p>-494.1414</text:p>
          </table:table-cell>
          <table:table-cell office:value-type="float" office:value="0" calcext:value-type="float">
            <text:p>0</text:p>
          </table:table-cell>
          <table:table-cell office:value-type="float" office:value="13.48675" calcext:value-type="float">
            <text:p>13.4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138.5815" calcext:value-type="float">
            <text:p>138.5815</text:p>
          </table:table-cell>
          <table:table-cell office:value-type="float" office:value="13099.37" calcext:value-type="float">
            <text:p>13099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4.9074" calcext:value-type="float">
            <text:p>-484.9074</text:p>
          </table:table-cell>
          <table:table-cell office:value-type="float" office:value="1393.817" calcext:value-type="float">
            <text:p>1393.817</text:p>
          </table:table-cell>
          <table:table-cell office:value-type="float" office:value="0" calcext:value-type="float">
            <text:p>0</text:p>
          </table:table-cell>
          <table:table-cell office:value-type="float" office:value="68.48278" calcext:value-type="float">
            <text:p>68.48278</text:p>
          </table:table-cell>
          <table:table-cell office:value-type="float" office:value="0.3181622" calcext:value-type="float">
            <text:p>0.3181622</text:p>
          </table:table-cell>
          <table:table-cell office:value-type="float" office:value="-0.02133753" calcext:value-type="float">
            <text:p>-0.0213375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206" calcext:value-type="float">
            <text:p>0.1041206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0115" calcext:value-type="float">
            <text:p>1.120115</text:p>
          </table:table-cell>
          <table:table-cell office:value-type="float" office:value="370" calcext:value-type="float">
            <text:p>370</text:p>
          </table:table-cell>
          <table:table-cell office:value-type="float" office:value="-495.8934" calcext:value-type="float">
            <text:p>-495.8934</text:p>
          </table:table-cell>
          <table:table-cell office:value-type="float" office:value="0" calcext:value-type="float">
            <text:p>0</text:p>
          </table:table-cell>
          <table:table-cell office:value-type="float" office:value="346.9009" calcext:value-type="float">
            <text:p>346.9009</text:p>
          </table:table-cell>
          <table:table-cell office:value-type="float" office:value="1160.221" calcext:value-type="float">
            <text:p>1160.221</text:p>
          </table:table-cell>
          <table:table-cell office:value-type="float" office:value="1405.287" calcext:value-type="float">
            <text:p>1405.287</text:p>
          </table:table-cell>
          <table:table-cell office:value-type="float" office:value="1231.249" calcext:value-type="float">
            <text:p>1231.249</text:p>
          </table:table-cell>
          <table:table-cell office:value-type="float" office:value="723.653" calcext:value-type="float">
            <text:p>723.653</text:p>
          </table:table-cell>
          <table:table-cell office:value-type="float" office:value="1072.967" calcext:value-type="float">
            <text:p>1072.967</text:p>
          </table:table-cell>
          <table:table-cell office:value-type="float" office:value="407.7481" calcext:value-type="float">
            <text:p>407.7481</text:p>
          </table:table-cell>
          <table:table-cell office:value-type="float" office:value="1829.105" calcext:value-type="float">
            <text:p>1829.105</text:p>
          </table:table-cell>
          <table:table-cell office:value-type="float" office:value="2068.773" calcext:value-type="float">
            <text:p>2068.773</text:p>
          </table:table-cell>
          <table:table-cell office:value-type="float" office:value="1657.623" calcext:value-type="float">
            <text:p>1657.623</text:p>
          </table:table-cell>
          <table:table-cell office:value-type="float" office:value="582.5978" calcext:value-type="float">
            <text:p>582.5978</text:p>
          </table:table-cell>
          <table:table-cell office:value-type="float" office:value="573.2775" calcext:value-type="float">
            <text:p>573.2775</text:p>
          </table:table-cell>
          <table:table-cell office:value-type="float" office:value="142.6017" calcext:value-type="float">
            <text:p>142.6017</text:p>
          </table:table-cell>
          <table:table-cell office:value-type="float" office:value="35.63058" calcext:value-type="float">
            <text:p>35.63058</text:p>
          </table:table-cell>
          <table:table-cell office:value-type="float" office:value="0" calcext:value-type="float">
            <text:p>0</text:p>
          </table:table-cell>
          <table:table-cell office:value-type="float" office:value="-0.0873203" calcext:value-type="float">
            <text:p>-0.08732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5.9547" calcext:value-type="float">
            <text:p>-495.9547</text:p>
          </table:table-cell>
          <table:table-cell office:value-type="float" office:value="0" calcext:value-type="float">
            <text:p>0</text:p>
          </table:table-cell>
          <table:table-cell office:value-type="float" office:value="13.52107" calcext:value-type="float">
            <text:p>13.5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137.6654" calcext:value-type="float">
            <text:p>137.6654</text:p>
          </table:table-cell>
          <table:table-cell office:value-type="float" office:value="13098.45" calcext:value-type="float">
            <text:p>1309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6.6409" calcext:value-type="float">
            <text:p>-486.6409</text:p>
          </table:table-cell>
          <table:table-cell office:value-type="float" office:value="1402.797" calcext:value-type="float">
            <text:p>1402.797</text:p>
          </table:table-cell>
          <table:table-cell office:value-type="float" office:value="0" calcext:value-type="float">
            <text:p>0</text:p>
          </table:table-cell>
          <table:table-cell office:value-type="float" office:value="68.29758" calcext:value-type="float">
            <text:p>68.29758</text:p>
          </table:table-cell>
          <table:table-cell office:value-type="float" office:value="0.3120979" calcext:value-type="float">
            <text:p>0.3120979</text:p>
          </table:table-cell>
          <table:table-cell office:value-type="float" office:value="-0.02122839" calcext:value-type="float">
            <text:p>-0.02122839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235" calcext:value-type="float">
            <text:p>0.1041235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1147" calcext:value-type="float">
            <text:p>1.121147</text:p>
          </table:table-cell>
          <table:table-cell office:value-type="float" office:value="370" calcext:value-type="float">
            <text:p>370</text:p>
          </table:table-cell>
          <table:table-cell office:value-type="float" office:value="-497.6278" calcext:value-type="float">
            <text:p>-497.6278</text:p>
          </table:table-cell>
          <table:table-cell office:value-type="float" office:value="0" calcext:value-type="float">
            <text:p>0</text:p>
          </table:table-cell>
          <table:table-cell office:value-type="float" office:value="346.9857" calcext:value-type="float">
            <text:p>346.9857</text:p>
          </table:table-cell>
          <table:table-cell office:value-type="float" office:value="1159.784" calcext:value-type="float">
            <text:p>1159.784</text:p>
          </table:table-cell>
          <table:table-cell office:value-type="float" office:value="1404.73" calcext:value-type="float">
            <text:p>1404.73</text:p>
          </table:table-cell>
          <table:table-cell office:value-type="float" office:value="1231.026" calcext:value-type="float">
            <text:p>1231.026</text:p>
          </table:table-cell>
          <table:table-cell office:value-type="float" office:value="723.4989" calcext:value-type="float">
            <text:p>723.4989</text:p>
          </table:table-cell>
          <table:table-cell office:value-type="float" office:value="1072.82" calcext:value-type="float">
            <text:p>1072.82</text:p>
          </table:table-cell>
          <table:table-cell office:value-type="float" office:value="407.6947" calcext:value-type="float">
            <text:p>407.6947</text:p>
          </table:table-cell>
          <table:table-cell office:value-type="float" office:value="1828.963" calcext:value-type="float">
            <text:p>1828.963</text:p>
          </table:table-cell>
          <table:table-cell office:value-type="float" office:value="2068.666" calcext:value-type="float">
            <text:p>2068.666</text:p>
          </table:table-cell>
          <table:table-cell office:value-type="float" office:value="1657.568" calcext:value-type="float">
            <text:p>1657.568</text:p>
          </table:table-cell>
          <table:table-cell office:value-type="float" office:value="582.5775" calcext:value-type="float">
            <text:p>582.5775</text:p>
          </table:table-cell>
          <table:table-cell office:value-type="float" office:value="573.2537" calcext:value-type="float">
            <text:p>573.2537</text:p>
          </table:table-cell>
          <table:table-cell office:value-type="float" office:value="142.6018" calcext:value-type="float">
            <text:p>142.6018</text:p>
          </table:table-cell>
          <table:table-cell office:value-type="float" office:value="35.63058" calcext:value-type="float">
            <text:p>35.63058</text:p>
          </table:table-cell>
          <table:table-cell office:value-type="float" office:value="0" calcext:value-type="float">
            <text:p>0</text:p>
          </table:table-cell>
          <table:table-cell office:value-type="float" office:value="-0.08747675" calcext:value-type="float">
            <text:p>-0.08747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7.7184" calcext:value-type="float">
            <text:p>-497.7184</text:p>
          </table:table-cell>
          <table:table-cell office:value-type="float" office:value="0" calcext:value-type="float">
            <text:p>0</text:p>
          </table:table-cell>
          <table:table-cell office:value-type="float" office:value="13.54871" calcext:value-type="float">
            <text:p>13.5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136.7267" calcext:value-type="float">
            <text:p>136.7267</text:p>
          </table:table-cell>
          <table:table-cell office:value-type="float" office:value="13097.5" calcext:value-type="float">
            <text:p>1309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8.4069" calcext:value-type="float">
            <text:p>-488.4069</text:p>
          </table:table-cell>
          <table:table-cell office:value-type="float" office:value="1408.625" calcext:value-type="float">
            <text:p>1408.625</text:p>
          </table:table-cell>
          <table:table-cell office:value-type="float" office:value="0" calcext:value-type="float">
            <text:p>0</text:p>
          </table:table-cell>
          <table:table-cell office:value-type="float" office:value="67.96853" calcext:value-type="float">
            <text:p>67.96853</text:p>
          </table:table-cell>
          <table:table-cell office:value-type="float" office:value="0.305626" calcext:value-type="float">
            <text:p>0.305626</text:p>
          </table:table-cell>
          <table:table-cell office:value-type="float" office:value="-0.02111093" calcext:value-type="float">
            <text:p>-0.02111093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264" calcext:value-type="float">
            <text:p>0.1041264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2217" calcext:value-type="float">
            <text:p>1.122217</text:p>
          </table:table-cell>
          <table:table-cell office:value-type="float" office:value="370" calcext:value-type="float">
            <text:p>370</text:p>
          </table:table-cell>
          <table:table-cell office:value-type="float" office:value="-499.3947" calcext:value-type="float">
            <text:p>-499.3947</text:p>
          </table:table-cell>
          <table:table-cell office:value-type="float" office:value="0" calcext:value-type="float">
            <text:p>0</text:p>
          </table:table-cell>
          <table:table-cell office:value-type="float" office:value="347.073" calcext:value-type="float">
            <text:p>347.073</text:p>
          </table:table-cell>
          <table:table-cell office:value-type="float" office:value="1159.326" calcext:value-type="float">
            <text:p>1159.326</text:p>
          </table:table-cell>
          <table:table-cell office:value-type="float" office:value="1404.157" calcext:value-type="float">
            <text:p>1404.157</text:p>
          </table:table-cell>
          <table:table-cell office:value-type="float" office:value="1230.792" calcext:value-type="float">
            <text:p>1230.792</text:p>
          </table:table-cell>
          <table:table-cell office:value-type="float" office:value="723.3527" calcext:value-type="float">
            <text:p>723.3527</text:p>
          </table:table-cell>
          <table:table-cell office:value-type="float" office:value="1072.67" calcext:value-type="float">
            <text:p>1072.67</text:p>
          </table:table-cell>
          <table:table-cell office:value-type="float" office:value="407.6409" calcext:value-type="float">
            <text:p>407.6409</text:p>
          </table:table-cell>
          <table:table-cell office:value-type="float" office:value="1828.82" calcext:value-type="float">
            <text:p>1828.82</text:p>
          </table:table-cell>
          <table:table-cell office:value-type="float" office:value="2068.558" calcext:value-type="float">
            <text:p>2068.558</text:p>
          </table:table-cell>
          <table:table-cell office:value-type="float" office:value="1657.512" calcext:value-type="float">
            <text:p>1657.512</text:p>
          </table:table-cell>
          <table:table-cell office:value-type="float" office:value="582.5573" calcext:value-type="float">
            <text:p>582.5573</text:p>
          </table:table-cell>
          <table:table-cell office:value-type="float" office:value="573.2299" calcext:value-type="float">
            <text:p>573.2299</text:p>
          </table:table-cell>
          <table:table-cell office:value-type="float" office:value="142.6018" calcext:value-type="float">
            <text:p>142.6018</text:p>
          </table:table-cell>
          <table:table-cell office:value-type="float" office:value="35.63057" calcext:value-type="float">
            <text:p>35.63057</text:p>
          </table:table-cell>
          <table:table-cell office:value-type="float" office:value="0" calcext:value-type="float">
            <text:p>0</text:p>
          </table:table-cell>
          <table:table-cell office:value-type="float" office:value="-0.08763857" calcext:value-type="float">
            <text:p>-0.08763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9.5237" calcext:value-type="float">
            <text:p>-499.5237</text:p>
          </table:table-cell>
          <table:table-cell office:value-type="float" office:value="0" calcext:value-type="float">
            <text:p>0</text:p>
          </table:table-cell>
          <table:table-cell office:value-type="float" office:value="13.58395" calcext:value-type="float">
            <text:p>13.5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135.8631" calcext:value-type="float">
            <text:p>135.8631</text:p>
          </table:table-cell>
          <table:table-cell office:value-type="float" office:value="13096.57" calcext:value-type="float">
            <text:p>1309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0.1003" calcext:value-type="float">
            <text:p>-490.1003</text:p>
          </table:table-cell>
          <table:table-cell office:value-type="float" office:value="1414.385" calcext:value-type="float">
            <text:p>1414.385</text:p>
          </table:table-cell>
          <table:table-cell office:value-type="float" office:value="0" calcext:value-type="float">
            <text:p>0</text:p>
          </table:table-cell>
          <table:table-cell office:value-type="float" office:value="67.84985" calcext:value-type="float">
            <text:p>67.84985</text:p>
          </table:table-cell>
          <table:table-cell office:value-type="float" office:value="0.3001897" calcext:value-type="float">
            <text:p>0.3001897</text:p>
          </table:table-cell>
          <table:table-cell office:value-type="float" office:value="-0.02098042" calcext:value-type="float">
            <text:p>-0.0209804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292" calcext:value-type="float">
            <text:p>0.1041292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3328" calcext:value-type="float">
            <text:p>1.123328</text:p>
          </table:table-cell>
          <table:table-cell office:value-type="float" office:value="370" calcext:value-type="float">
            <text:p>370</text:p>
          </table:table-cell>
          <table:table-cell office:value-type="float" office:value="-501.0891" calcext:value-type="float">
            <text:p>-501.0891</text:p>
          </table:table-cell>
          <table:table-cell office:value-type="float" office:value="0" calcext:value-type="float">
            <text:p>0</text:p>
          </table:table-cell>
          <table:table-cell office:value-type="float" office:value="347.157" calcext:value-type="float">
            <text:p>347.157</text:p>
          </table:table-cell>
          <table:table-cell office:value-type="float" office:value="1158.917" calcext:value-type="float">
            <text:p>1158.917</text:p>
          </table:table-cell>
          <table:table-cell office:value-type="float" office:value="1403.624" calcext:value-type="float">
            <text:p>1403.624</text:p>
          </table:table-cell>
          <table:table-cell office:value-type="float" office:value="1230.559" calcext:value-type="float">
            <text:p>1230.559</text:p>
          </table:table-cell>
          <table:table-cell office:value-type="float" office:value="723.214" calcext:value-type="float">
            <text:p>723.214</text:p>
          </table:table-cell>
          <table:table-cell office:value-type="float" office:value="1072.521" calcext:value-type="float">
            <text:p>1072.521</text:p>
          </table:table-cell>
          <table:table-cell office:value-type="float" office:value="407.5871" calcext:value-type="float">
            <text:p>407.5871</text:p>
          </table:table-cell>
          <table:table-cell office:value-type="float" office:value="1828.676" calcext:value-type="float">
            <text:p>1828.676</text:p>
          </table:table-cell>
          <table:table-cell office:value-type="float" office:value="2068.449" calcext:value-type="float">
            <text:p>2068.449</text:p>
          </table:table-cell>
          <table:table-cell office:value-type="float" office:value="1657.456" calcext:value-type="float">
            <text:p>1657.456</text:p>
          </table:table-cell>
          <table:table-cell office:value-type="float" office:value="582.537" calcext:value-type="float">
            <text:p>582.537</text:p>
          </table:table-cell>
          <table:table-cell office:value-type="float" office:value="573.2063" calcext:value-type="float">
            <text:p>573.2063</text:p>
          </table:table-cell>
          <table:table-cell office:value-type="float" office:value="142.6018" calcext:value-type="float">
            <text:p>142.6018</text:p>
          </table:table-cell>
          <table:table-cell office:value-type="float" office:value="35.63057" calcext:value-type="float">
            <text:p>35.63057</text:p>
          </table:table-cell>
          <table:table-cell office:value-type="float" office:value="0" calcext:value-type="float">
            <text:p>0</text:p>
          </table:table-cell>
          <table:table-cell office:value-type="float" office:value="-0.08777728" calcext:value-type="float">
            <text:p>-0.087777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1.2396" calcext:value-type="float">
            <text:p>-501.2396</text:p>
          </table:table-cell>
          <table:table-cell office:value-type="float" office:value="0" calcext:value-type="float">
            <text:p>0</text:p>
          </table:table-cell>
          <table:table-cell office:value-type="float" office:value="13.60323" calcext:value-type="float">
            <text:p>13.60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135.1477" calcext:value-type="float">
            <text:p>135.1477</text:p>
          </table:table-cell>
          <table:table-cell office:value-type="float" office:value="13095.76" calcext:value-type="float">
            <text:p>1309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1.5452" calcext:value-type="float">
            <text:p>-491.5452</text:p>
          </table:table-cell>
          <table:table-cell office:value-type="float" office:value="1418.607" calcext:value-type="float">
            <text:p>1418.607</text:p>
          </table:table-cell>
          <table:table-cell office:value-type="float" office:value="0" calcext:value-type="float">
            <text:p>0</text:p>
          </table:table-cell>
          <table:table-cell office:value-type="float" office:value="67.78582" calcext:value-type="float">
            <text:p>67.78582</text:p>
          </table:table-cell>
          <table:table-cell office:value-type="float" office:value="0.2957124" calcext:value-type="float">
            <text:p>0.2957124</text:p>
          </table:table-cell>
          <table:table-cell office:value-type="float" office:value="-0.0208179" calcext:value-type="float">
            <text:p>-0.0208179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321" calcext:value-type="float">
            <text:p>0.1041321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4475" calcext:value-type="float">
            <text:p>1.124475</text:p>
          </table:table-cell>
          <table:table-cell office:value-type="float" office:value="370" calcext:value-type="float">
            <text:p>370</text:p>
          </table:table-cell>
          <table:table-cell office:value-type="float" office:value="-502.535" calcext:value-type="float">
            <text:p>-502.535</text:p>
          </table:table-cell>
          <table:table-cell office:value-type="float" office:value="0" calcext:value-type="float">
            <text:p>0</text:p>
          </table:table-cell>
          <table:table-cell office:value-type="float" office:value="347.2288" calcext:value-type="float">
            <text:p>347.2288</text:p>
          </table:table-cell>
          <table:table-cell office:value-type="float" office:value="1158.588" calcext:value-type="float">
            <text:p>1158.588</text:p>
          </table:table-cell>
          <table:table-cell office:value-type="float" office:value="1403.198" calcext:value-type="float">
            <text:p>1403.198</text:p>
          </table:table-cell>
          <table:table-cell office:value-type="float" office:value="1230.375" calcext:value-type="float">
            <text:p>1230.375</text:p>
          </table:table-cell>
          <table:table-cell office:value-type="float" office:value="723.0921" calcext:value-type="float">
            <text:p>723.0921</text:p>
          </table:table-cell>
          <table:table-cell office:value-type="float" office:value="1072.392" calcext:value-type="float">
            <text:p>1072.392</text:p>
          </table:table-cell>
          <table:table-cell office:value-type="float" office:value="407.5389" calcext:value-type="float">
            <text:p>407.5389</text:p>
          </table:table-cell>
          <table:table-cell office:value-type="float" office:value="1828.536" calcext:value-type="float">
            <text:p>1828.536</text:p>
          </table:table-cell>
          <table:table-cell office:value-type="float" office:value="2068.34" calcext:value-type="float">
            <text:p>2068.34</text:p>
          </table:table-cell>
          <table:table-cell office:value-type="float" office:value="1657.393" calcext:value-type="float">
            <text:p>1657.393</text:p>
          </table:table-cell>
          <table:table-cell office:value-type="float" office:value="582.5167" calcext:value-type="float">
            <text:p>582.5167</text:p>
          </table:table-cell>
          <table:table-cell office:value-type="float" office:value="573.1828" calcext:value-type="float">
            <text:p>573.1828</text:p>
          </table:table-cell>
          <table:table-cell office:value-type="float" office:value="142.6018" calcext:value-type="float">
            <text:p>142.6018</text:p>
          </table:table-cell>
          <table:table-cell office:value-type="float" office:value="35.63057" calcext:value-type="float">
            <text:p>35.63057</text:p>
          </table:table-cell>
          <table:table-cell office:value-type="float" office:value="0" calcext:value-type="float">
            <text:p>0</text:p>
          </table:table-cell>
          <table:table-cell office:value-type="float" office:value="-0.0878628" calcext:value-type="float">
            <text:p>-0.08786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2.695" calcext:value-type="float">
            <text:p>-502.695</text:p>
          </table:table-cell>
          <table:table-cell office:value-type="float" office:value="0" calcext:value-type="float">
            <text:p>0</text:p>
          </table:table-cell>
          <table:table-cell office:value-type="float" office:value="13.61025" calcext:value-type="float">
            <text:p>13.6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134.4519" calcext:value-type="float">
            <text:p>134.4519</text:p>
          </table:table-cell>
          <table:table-cell office:value-type="float" office:value="13094.97" calcext:value-type="float">
            <text:p>13094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2.9413" calcext:value-type="float">
            <text:p>-492.9413</text:p>
          </table:table-cell>
          <table:table-cell office:value-type="float" office:value="1422.556" calcext:value-type="float">
            <text:p>1422.556</text:p>
          </table:table-cell>
          <table:table-cell office:value-type="float" office:value="0" calcext:value-type="float">
            <text:p>0</text:p>
          </table:table-cell>
          <table:table-cell office:value-type="float" office:value="67.72595" calcext:value-type="float">
            <text:p>67.72595</text:p>
          </table:table-cell>
          <table:table-cell office:value-type="float" office:value="0.2910899" calcext:value-type="float">
            <text:p>0.2910899</text:p>
          </table:table-cell>
          <table:table-cell office:value-type="float" office:value="-0.0206637" calcext:value-type="float">
            <text:p>-0.0206637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349" calcext:value-type="float">
            <text:p>0.1041349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5661" calcext:value-type="float">
            <text:p>1.125661</text:p>
          </table:table-cell>
          <table:table-cell office:value-type="float" office:value="370" calcext:value-type="float">
            <text:p>370</text:p>
          </table:table-cell>
          <table:table-cell office:value-type="float" office:value="-503.9322" calcext:value-type="float">
            <text:p>-503.9322</text:p>
          </table:table-cell>
          <table:table-cell office:value-type="float" office:value="0" calcext:value-type="float">
            <text:p>0</text:p>
          </table:table-cell>
          <table:table-cell office:value-type="float" office:value="347.299" calcext:value-type="float">
            <text:p>347.299</text:p>
          </table:table-cell>
          <table:table-cell office:value-type="float" office:value="1158.259" calcext:value-type="float">
            <text:p>1158.259</text:p>
          </table:table-cell>
          <table:table-cell office:value-type="float" office:value="1402.781" calcext:value-type="float">
            <text:p>1402.781</text:p>
          </table:table-cell>
          <table:table-cell office:value-type="float" office:value="1230.194" calcext:value-type="float">
            <text:p>1230.194</text:p>
          </table:table-cell>
          <table:table-cell office:value-type="float" office:value="722.9778" calcext:value-type="float">
            <text:p>722.9778</text:p>
          </table:table-cell>
          <table:table-cell office:value-type="float" office:value="1072.27" calcext:value-type="float">
            <text:p>1072.27</text:p>
          </table:table-cell>
          <table:table-cell office:value-type="float" office:value="407.494" calcext:value-type="float">
            <text:p>407.494</text:p>
          </table:table-cell>
          <table:table-cell office:value-type="float" office:value="1828.409" calcext:value-type="float">
            <text:p>1828.409</text:p>
          </table:table-cell>
          <table:table-cell office:value-type="float" office:value="2068.231" calcext:value-type="float">
            <text:p>2068.231</text:p>
          </table:table-cell>
          <table:table-cell office:value-type="float" office:value="1657.325" calcext:value-type="float">
            <text:p>1657.325</text:p>
          </table:table-cell>
          <table:table-cell office:value-type="float" office:value="582.4965" calcext:value-type="float">
            <text:p>582.4965</text:p>
          </table:table-cell>
          <table:table-cell office:value-type="float" office:value="573.1593" calcext:value-type="float">
            <text:p>573.1593</text:p>
          </table:table-cell>
          <table:table-cell office:value-type="float" office:value="142.6018" calcext:value-type="float">
            <text:p>142.6018</text:p>
          </table:table-cell>
          <table:table-cell office:value-type="float" office:value="35.63056" calcext:value-type="float">
            <text:p>35.63056</text:p>
          </table:table-cell>
          <table:table-cell office:value-type="float" office:value="0" calcext:value-type="float">
            <text:p>0</text:p>
          </table:table-cell>
          <table:table-cell office:value-type="float" office:value="-0.08794254" calcext:value-type="float">
            <text:p>-0.087942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4.111" calcext:value-type="float">
            <text:p>-504.111</text:p>
          </table:table-cell>
          <table:table-cell office:value-type="float" office:value="0" calcext:value-type="float">
            <text:p>0</text:p>
          </table:table-cell>
          <table:table-cell office:value-type="float" office:value="13.62531" calcext:value-type="float">
            <text:p>13.6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133.7689" calcext:value-type="float">
            <text:p>133.7689</text:p>
          </table:table-cell>
          <table:table-cell office:value-type="float" office:value="13094.19" calcext:value-type="float">
            <text:p>1309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4.3099" calcext:value-type="float">
            <text:p>-494.3099</text:p>
          </table:table-cell>
          <table:table-cell office:value-type="float" office:value="1426.773" calcext:value-type="float">
            <text:p>1426.773</text:p>
          </table:table-cell>
          <table:table-cell office:value-type="float" office:value="0" calcext:value-type="float">
            <text:p>0</text:p>
          </table:table-cell>
          <table:table-cell office:value-type="float" office:value="67.64968" calcext:value-type="float">
            <text:p>67.64968</text:p>
          </table:table-cell>
          <table:table-cell office:value-type="float" office:value="0.2866144" calcext:value-type="float">
            <text:p>0.2866144</text:p>
          </table:table-cell>
          <table:table-cell office:value-type="float" office:value="-0.02048094" calcext:value-type="float">
            <text:p>-0.02048094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378" calcext:value-type="float">
            <text:p>0.1041378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688" calcext:value-type="float">
            <text:p>1.12688</text:p>
          </table:table-cell>
          <table:table-cell office:value-type="float" office:value="370" calcext:value-type="float">
            <text:p>370</text:p>
          </table:table-cell>
          <table:table-cell office:value-type="float" office:value="-505.3018" calcext:value-type="float">
            <text:p>-505.3018</text:p>
          </table:table-cell>
          <table:table-cell office:value-type="float" office:value="0" calcext:value-type="float">
            <text:p>0</text:p>
          </table:table-cell>
          <table:table-cell office:value-type="float" office:value="347.3677" calcext:value-type="float">
            <text:p>347.3677</text:p>
          </table:table-cell>
          <table:table-cell office:value-type="float" office:value="1157.928" calcext:value-type="float">
            <text:p>1157.928</text:p>
          </table:table-cell>
          <table:table-cell office:value-type="float" office:value="1402.37" calcext:value-type="float">
            <text:p>1402.37</text:p>
          </table:table-cell>
          <table:table-cell office:value-type="float" office:value="1230.028" calcext:value-type="float">
            <text:p>1230.028</text:p>
          </table:table-cell>
          <table:table-cell office:value-type="float" office:value="722.8596" calcext:value-type="float">
            <text:p>722.8596</text:p>
          </table:table-cell>
          <table:table-cell office:value-type="float" office:value="1072.152" calcext:value-type="float">
            <text:p>1072.152</text:p>
          </table:table-cell>
          <table:table-cell office:value-type="float" office:value="407.4508" calcext:value-type="float">
            <text:p>407.4508</text:p>
          </table:table-cell>
          <table:table-cell office:value-type="float" office:value="1828.284" calcext:value-type="float">
            <text:p>1828.284</text:p>
          </table:table-cell>
          <table:table-cell office:value-type="float" office:value="2068.124" calcext:value-type="float">
            <text:p>2068.124</text:p>
          </table:table-cell>
          <table:table-cell office:value-type="float" office:value="1657.258" calcext:value-type="float">
            <text:p>1657.258</text:p>
          </table:table-cell>
          <table:table-cell office:value-type="float" office:value="582.4764" calcext:value-type="float">
            <text:p>582.4764</text:p>
          </table:table-cell>
          <table:table-cell office:value-type="float" office:value="573.1359" calcext:value-type="float">
            <text:p>573.1359</text:p>
          </table:table-cell>
          <table:table-cell office:value-type="float" office:value="142.6019" calcext:value-type="float">
            <text:p>142.6019</text:p>
          </table:table-cell>
          <table:table-cell office:value-type="float" office:value="35.63056" calcext:value-type="float">
            <text:p>35.63056</text:p>
          </table:table-cell>
          <table:table-cell office:value-type="float" office:value="0" calcext:value-type="float">
            <text:p>0</text:p>
          </table:table-cell>
          <table:table-cell office:value-type="float" office:value="-0.08802223" calcext:value-type="float">
            <text:p>-0.088022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5.4995" calcext:value-type="float">
            <text:p>-505.4995</text:p>
          </table:table-cell>
          <table:table-cell office:value-type="float" office:value="0" calcext:value-type="float">
            <text:p>0</text:p>
          </table:table-cell>
          <table:table-cell office:value-type="float" office:value="13.64184" calcext:value-type="float">
            <text:p>13.64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133.1387" calcext:value-type="float">
            <text:p>133.1387</text:p>
          </table:table-cell>
          <table:table-cell office:value-type="float" office:value="13093.43" calcext:value-type="float">
            <text:p>13093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5.6073" calcext:value-type="float">
            <text:p>-495.6073</text:p>
          </table:table-cell>
          <table:table-cell office:value-type="float" office:value="1430.878" calcext:value-type="float">
            <text:p>1430.878</text:p>
          </table:table-cell>
          <table:table-cell office:value-type="float" office:value="0" calcext:value-type="float">
            <text:p>0</text:p>
          </table:table-cell>
          <table:table-cell office:value-type="float" office:value="67.6045" calcext:value-type="float">
            <text:p>67.6045</text:p>
          </table:table-cell>
          <table:table-cell office:value-type="float" office:value="0.2818281" calcext:value-type="float">
            <text:p>0.2818281</text:p>
          </table:table-cell>
          <table:table-cell office:value-type="float" office:value="-0.02029242" calcext:value-type="float">
            <text:p>-0.02029242</text:p>
          </table:table-cell>
          <table:table-cell office:value-type="float" office:value="9.706882" calcext:value-type="float">
            <text:p>9.706882</text:p>
          </table:table-cell>
          <table:table-cell office:value-type="float" office:value="0.1041407" calcext:value-type="float">
            <text:p>0.1041407</text:p>
          </table:table-cell>
          <table:table-cell office:value-type="float" office:value="0.03348183" calcext:value-type="float">
            <text:p>0.03348183</text:p>
          </table:table-cell>
          <table:table-cell office:value-type="float" office:value="1.128135" calcext:value-type="float">
            <text:p>1.128135</text:p>
          </table:table-cell>
          <table:table-cell office:value-type="float" office:value="370" calcext:value-type="float">
            <text:p>370</text:p>
          </table:table-cell>
          <table:table-cell office:value-type="float" office:value="-506.6002" calcext:value-type="float">
            <text:p>-506.6002</text:p>
          </table:table-cell>
          <table:table-cell office:value-type="float" office:value="0" calcext:value-type="float">
            <text:p>0</text:p>
          </table:table-cell>
          <table:table-cell office:value-type="float" office:value="347.4336" calcext:value-type="float">
            <text:p>347.4336</text:p>
          </table:table-cell>
          <table:table-cell office:value-type="float" office:value="1157.632" calcext:value-type="float">
            <text:p>1157.632</text:p>
          </table:table-cell>
          <table:table-cell office:value-type="float" office:value="1401.991" calcext:value-type="float">
            <text:p>1401.991</text:p>
          </table:table-cell>
          <table:table-cell office:value-type="float" office:value="1229.864" calcext:value-type="float">
            <text:p>1229.864</text:p>
          </table:table-cell>
          <table:table-cell office:value-type="float" office:value="722.7529" calcext:value-type="float">
            <text:p>722.7529</text:p>
          </table:table-cell>
          <table:table-cell office:value-type="float" office:value="1072.038" calcext:value-type="float">
            <text:p>1072.038</text:p>
          </table:table-cell>
          <table:table-cell office:value-type="float" office:value="407.4081" calcext:value-type="float">
            <text:p>407.4081</text:p>
          </table:table-cell>
          <table:table-cell office:value-type="float" office:value="1828.162" calcext:value-type="float">
            <text:p>1828.162</text:p>
          </table:table-cell>
          <table:table-cell office:value-type="float" office:value="2068.017" calcext:value-type="float">
            <text:p>2068.017</text:p>
          </table:table-cell>
          <table:table-cell office:value-type="float" office:value="1657.191" calcext:value-type="float">
            <text:p>1657.191</text:p>
          </table:table-cell>
          <table:table-cell office:value-type="float" office:value="582.4562" calcext:value-type="float">
            <text:p>582.4562</text:p>
          </table:table-cell>
          <table:table-cell office:value-type="float" office:value="573.1126" calcext:value-type="float">
            <text:p>573.1126</text:p>
          </table:table-cell>
          <table:table-cell office:value-type="float" office:value="142.6019" calcext:value-type="float">
            <text:p>142.6019</text:p>
          </table:table-cell>
          <table:table-cell office:value-type="float" office:value="35.63055" calcext:value-type="float">
            <text:p>35.63055</text:p>
          </table:table-cell>
          <table:table-cell office:value-type="float" office:value="0" calcext:value-type="float">
            <text:p>0</text:p>
          </table:table-cell>
          <table:table-cell office:value-type="float" office:value="-0.08808027" calcext:value-type="float">
            <text:p>-0.088080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6.8023" calcext:value-type="float">
            <text:p>-506.8023</text:p>
          </table:table-cell>
          <table:table-cell office:value-type="float" office:value="0" calcext:value-type="float">
            <text:p>0</text:p>
          </table:table-cell>
          <table:table-cell office:value-type="float" office:value="13.64405" calcext:value-type="float">
            <text:p>13.64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132.1993" calcext:value-type="float">
            <text:p>132.1993</text:p>
          </table:table-cell>
          <table:table-cell office:value-type="float" office:value="13090.15" calcext:value-type="float">
            <text:p>1309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6.8487" calcext:value-type="float">
            <text:p>-496.8487</text:p>
          </table:table-cell>
          <table:table-cell office:value-type="float" office:value="1431.253" calcext:value-type="float">
            <text:p>1431.253</text:p>
          </table:table-cell>
          <table:table-cell office:value-type="float" office:value="0" calcext:value-type="float">
            <text:p>0</text:p>
          </table:table-cell>
          <table:table-cell office:value-type="float" office:value="67.48444" calcext:value-type="float">
            <text:p>67.48444</text:p>
          </table:table-cell>
          <table:table-cell office:value-type="float" office:value="0.2728721" calcext:value-type="float">
            <text:p>0.2728721</text:p>
          </table:table-cell>
          <table:table-cell office:value-type="float" office:value="-0.02015002" calcext:value-type="float">
            <text:p>-0.0201500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207" calcext:value-type="float">
            <text:p>0.10420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37474" calcext:value-type="float">
            <text:p>1.137474</text:p>
          </table:table-cell>
          <table:table-cell office:value-type="float" office:value="370" calcext:value-type="float">
            <text:p>370</text:p>
          </table:table-cell>
          <table:table-cell office:value-type="float" office:value="-510.5745" calcext:value-type="float">
            <text:p>-510.5745</text:p>
          </table:table-cell>
          <table:table-cell office:value-type="float" office:value="0" calcext:value-type="float">
            <text:p>0</text:p>
          </table:table-cell>
          <table:table-cell office:value-type="float" office:value="348.3006" calcext:value-type="float">
            <text:p>348.3006</text:p>
          </table:table-cell>
          <table:table-cell office:value-type="float" office:value="1157.167" calcext:value-type="float">
            <text:p>1157.167</text:p>
          </table:table-cell>
          <table:table-cell office:value-type="float" office:value="1401.144" calcext:value-type="float">
            <text:p>1401.144</text:p>
          </table:table-cell>
          <table:table-cell office:value-type="float" office:value="1229.625" calcext:value-type="float">
            <text:p>1229.625</text:p>
          </table:table-cell>
          <table:table-cell office:value-type="float" office:value="721.0099" calcext:value-type="float">
            <text:p>721.0099</text:p>
          </table:table-cell>
          <table:table-cell office:value-type="float" office:value="1071.326" calcext:value-type="float">
            <text:p>1071.326</text:p>
          </table:table-cell>
          <table:table-cell office:value-type="float" office:value="407.5861" calcext:value-type="float">
            <text:p>407.5861</text:p>
          </table:table-cell>
          <table:table-cell office:value-type="float" office:value="1827.875" calcext:value-type="float">
            <text:p>1827.875</text:p>
          </table:table-cell>
          <table:table-cell office:value-type="float" office:value="2067.652" calcext:value-type="float">
            <text:p>2067.652</text:p>
          </table:table-cell>
          <table:table-cell office:value-type="float" office:value="1656.881" calcext:value-type="float">
            <text:p>1656.881</text:p>
          </table:table-cell>
          <table:table-cell office:value-type="float" office:value="582.3575" calcext:value-type="float">
            <text:p>582.3575</text:p>
          </table:table-cell>
          <table:table-cell office:value-type="float" office:value="572.9578" calcext:value-type="float">
            <text:p>572.9578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4" calcext:value-type="float">
            <text:p>35.61964</text:p>
          </table:table-cell>
          <table:table-cell office:value-type="float" office:value="0" calcext:value-type="float">
            <text:p>0</text:p>
          </table:table-cell>
          <table:table-cell office:value-type="float" office:value="-0.08815897" calcext:value-type="float">
            <text:p>-0.088158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8.2294" calcext:value-type="float">
            <text:p>-508.2294</text:p>
          </table:table-cell>
          <table:table-cell office:value-type="float" office:value="0" calcext:value-type="float">
            <text:p>0</text:p>
          </table:table-cell>
          <table:table-cell office:value-type="float" office:value="13.8197" calcext:value-type="float">
            <text:p>13.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131.4806" calcext:value-type="float">
            <text:p>131.4806</text:p>
          </table:table-cell>
          <table:table-cell office:value-type="float" office:value="13089.4" calcext:value-type="float">
            <text:p>1308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8.1771" calcext:value-type="float">
            <text:p>-498.1771</text:p>
          </table:table-cell>
          <table:table-cell office:value-type="float" office:value="1435.981" calcext:value-type="float">
            <text:p>1435.981</text:p>
          </table:table-cell>
          <table:table-cell office:value-type="float" office:value="0" calcext:value-type="float">
            <text:p>0</text:p>
          </table:table-cell>
          <table:table-cell office:value-type="float" office:value="67.52295" calcext:value-type="float">
            <text:p>67.52295</text:p>
          </table:table-cell>
          <table:table-cell office:value-type="float" office:value="0.2682847" calcext:value-type="float">
            <text:p>0.2682847</text:p>
          </table:table-cell>
          <table:table-cell office:value-type="float" office:value="-0.02004883" calcext:value-type="float">
            <text:p>-0.0200488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3451" calcext:value-type="float">
            <text:p>0.1043451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37773" calcext:value-type="float">
            <text:p>1.137773</text:p>
          </table:table-cell>
          <table:table-cell office:value-type="float" office:value="370" calcext:value-type="float">
            <text:p>370</text:p>
          </table:table-cell>
          <table:table-cell office:value-type="float" office:value="-511.9033" calcext:value-type="float">
            <text:p>-511.9033</text:p>
          </table:table-cell>
          <table:table-cell office:value-type="float" office:value="0" calcext:value-type="float">
            <text:p>0</text:p>
          </table:table-cell>
          <table:table-cell office:value-type="float" office:value="348.2922" calcext:value-type="float">
            <text:p>348.2922</text:p>
          </table:table-cell>
          <table:table-cell office:value-type="float" office:value="1156.864" calcext:value-type="float">
            <text:p>1156.864</text:p>
          </table:table-cell>
          <table:table-cell office:value-type="float" office:value="1400.753" calcext:value-type="float">
            <text:p>1400.753</text:p>
          </table:table-cell>
          <table:table-cell office:value-type="float" office:value="1229.461" calcext:value-type="float">
            <text:p>1229.461</text:p>
          </table:table-cell>
          <table:table-cell office:value-type="float" office:value="720.897" calcext:value-type="float">
            <text:p>720.897</text:p>
          </table:table-cell>
          <table:table-cell office:value-type="float" office:value="1071.212" calcext:value-type="float">
            <text:p>1071.212</text:p>
          </table:table-cell>
          <table:table-cell office:value-type="float" office:value="407.5439" calcext:value-type="float">
            <text:p>407.5439</text:p>
          </table:table-cell>
          <table:table-cell office:value-type="float" office:value="1827.754" calcext:value-type="float">
            <text:p>1827.754</text:p>
          </table:table-cell>
          <table:table-cell office:value-type="float" office:value="2067.547" calcext:value-type="float">
            <text:p>2067.547</text:p>
          </table:table-cell>
          <table:table-cell office:value-type="float" office:value="1656.826" calcext:value-type="float">
            <text:p>1656.826</text:p>
          </table:table-cell>
          <table:table-cell office:value-type="float" office:value="582.3374" calcext:value-type="float">
            <text:p>582.3374</text:p>
          </table:table-cell>
          <table:table-cell office:value-type="float" office:value="572.9346" calcext:value-type="float">
            <text:p>572.9346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4" calcext:value-type="float">
            <text:p>35.61964</text:p>
          </table:table-cell>
          <table:table-cell office:value-type="float" office:value="0" calcext:value-type="float">
            <text:p>0</text:p>
          </table:table-cell>
          <table:table-cell office:value-type="float" office:value="-0.08823998" calcext:value-type="float">
            <text:p>-0.088239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9.6167" calcext:value-type="float">
            <text:p>-509.6167</text:p>
          </table:table-cell>
          <table:table-cell office:value-type="float" office:value="0" calcext:value-type="float">
            <text:p>0</text:p>
          </table:table-cell>
          <table:table-cell office:value-type="float" office:value="13.87901" calcext:value-type="float">
            <text:p>13.87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130.7924" calcext:value-type="float">
            <text:p>130.7924</text:p>
          </table:table-cell>
          <table:table-cell office:value-type="float" office:value="13088.63" calcext:value-type="float">
            <text:p>13088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99.5164" calcext:value-type="float">
            <text:p>-499.5164</text:p>
          </table:table-cell>
          <table:table-cell office:value-type="float" office:value="1440.192" calcext:value-type="float">
            <text:p>1440.192</text:p>
          </table:table-cell>
          <table:table-cell office:value-type="float" office:value="0" calcext:value-type="float">
            <text:p>0</text:p>
          </table:table-cell>
          <table:table-cell office:value-type="float" office:value="67.37965" calcext:value-type="float">
            <text:p>67.37965</text:p>
          </table:table-cell>
          <table:table-cell office:value-type="float" office:value="0.2635466" calcext:value-type="float">
            <text:p>0.2635466</text:p>
          </table:table-cell>
          <table:table-cell office:value-type="float" office:value="-0.01996265" calcext:value-type="float">
            <text:p>-0.0199626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16" calcext:value-type="float">
            <text:p>0.10441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38186" calcext:value-type="float">
            <text:p>1.138186</text:p>
          </table:table-cell>
          <table:table-cell office:value-type="float" office:value="370" calcext:value-type="float">
            <text:p>370</text:p>
          </table:table-cell>
          <table:table-cell office:value-type="float" office:value="-513.2429" calcext:value-type="float">
            <text:p>-513.2429</text:p>
          </table:table-cell>
          <table:table-cell office:value-type="float" office:value="0" calcext:value-type="float">
            <text:p>0</text:p>
          </table:table-cell>
          <table:table-cell office:value-type="float" office:value="348.3536" calcext:value-type="float">
            <text:p>348.3536</text:p>
          </table:table-cell>
          <table:table-cell office:value-type="float" office:value="1156.511" calcext:value-type="float">
            <text:p>1156.511</text:p>
          </table:table-cell>
          <table:table-cell office:value-type="float" office:value="1400.335" calcext:value-type="float">
            <text:p>1400.335</text:p>
          </table:table-cell>
          <table:table-cell office:value-type="float" office:value="1229.301" calcext:value-type="float">
            <text:p>1229.301</text:p>
          </table:table-cell>
          <table:table-cell office:value-type="float" office:value="720.7808" calcext:value-type="float">
            <text:p>720.7808</text:p>
          </table:table-cell>
          <table:table-cell office:value-type="float" office:value="1071.104" calcext:value-type="float">
            <text:p>1071.104</text:p>
          </table:table-cell>
          <table:table-cell office:value-type="float" office:value="407.5048" calcext:value-type="float">
            <text:p>407.5048</text:p>
          </table:table-cell>
          <table:table-cell office:value-type="float" office:value="1827.635" calcext:value-type="float">
            <text:p>1827.635</text:p>
          </table:table-cell>
          <table:table-cell office:value-type="float" office:value="2067.443" calcext:value-type="float">
            <text:p>2067.443</text:p>
          </table:table-cell>
          <table:table-cell office:value-type="float" office:value="1656.771" calcext:value-type="float">
            <text:p>1656.771</text:p>
          </table:table-cell>
          <table:table-cell office:value-type="float" office:value="582.3174" calcext:value-type="float">
            <text:p>582.3174</text:p>
          </table:table-cell>
          <table:table-cell office:value-type="float" office:value="572.9116" calcext:value-type="float">
            <text:p>572.9116</text:p>
          </table:table-cell>
          <table:table-cell office:value-type="float" office:value="142.569" calcext:value-type="float">
            <text:p>142.569</text:p>
          </table:table-cell>
          <table:table-cell office:value-type="float" office:value="35.61963" calcext:value-type="float">
            <text:p>35.61963</text:p>
          </table:table-cell>
          <table:table-cell office:value-type="float" office:value="0" calcext:value-type="float">
            <text:p>0</text:p>
          </table:table-cell>
          <table:table-cell office:value-type="float" office:value="-0.08834421" calcext:value-type="float">
            <text:p>-0.088344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0.9978" calcext:value-type="float">
            <text:p>-510.9978</text:p>
          </table:table-cell>
          <table:table-cell office:value-type="float" office:value="0" calcext:value-type="float">
            <text:p>0</text:p>
          </table:table-cell>
          <table:table-cell office:value-type="float" office:value="13.92138" calcext:value-type="float">
            <text:p>13.9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130.0152" calcext:value-type="float">
            <text:p>130.0152</text:p>
          </table:table-cell>
          <table:table-cell office:value-type="float" office:value="13087.77" calcext:value-type="float">
            <text:p>1308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1.0092" calcext:value-type="float">
            <text:p>-501.0092</text:p>
          </table:table-cell>
          <table:table-cell office:value-type="float" office:value="1444.022" calcext:value-type="float">
            <text:p>1444.022</text:p>
          </table:table-cell>
          <table:table-cell office:value-type="float" office:value="0" calcext:value-type="float">
            <text:p>0</text:p>
          </table:table-cell>
          <table:table-cell office:value-type="float" office:value="67.17751" calcext:value-type="float">
            <text:p>67.17751</text:p>
          </table:table-cell>
          <table:table-cell office:value-type="float" office:value="0.2582567" calcext:value-type="float">
            <text:p>0.2582567</text:p>
          </table:table-cell>
          <table:table-cell office:value-type="float" office:value="-0.01990826" calcext:value-type="float">
            <text:p>-0.019908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174" calcext:value-type="float">
            <text:p>0.104417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38766" calcext:value-type="float">
            <text:p>1.138766</text:p>
          </table:table-cell>
          <table:table-cell office:value-type="float" office:value="370" calcext:value-type="float">
            <text:p>370</text:p>
          </table:table-cell>
          <table:table-cell office:value-type="float" office:value="-514.7362" calcext:value-type="float">
            <text:p>-514.7362</text:p>
          </table:table-cell>
          <table:table-cell office:value-type="float" office:value="0" calcext:value-type="float">
            <text:p>0</text:p>
          </table:table-cell>
          <table:table-cell office:value-type="float" office:value="348.4255" calcext:value-type="float">
            <text:p>348.4255</text:p>
          </table:table-cell>
          <table:table-cell office:value-type="float" office:value="1156.1" calcext:value-type="float">
            <text:p>1156.1</text:p>
          </table:table-cell>
          <table:table-cell office:value-type="float" office:value="1399.844" calcext:value-type="float">
            <text:p>1399.844</text:p>
          </table:table-cell>
          <table:table-cell office:value-type="float" office:value="1229.105" calcext:value-type="float">
            <text:p>1229.105</text:p>
          </table:table-cell>
          <table:table-cell office:value-type="float" office:value="720.6534" calcext:value-type="float">
            <text:p>720.6534</text:p>
          </table:table-cell>
          <table:table-cell office:value-type="float" office:value="1070.983" calcext:value-type="float">
            <text:p>1070.983</text:p>
          </table:table-cell>
          <table:table-cell office:value-type="float" office:value="407.4619" calcext:value-type="float">
            <text:p>407.4619</text:p>
          </table:table-cell>
          <table:table-cell office:value-type="float" office:value="1827.516" calcext:value-type="float">
            <text:p>1827.516</text:p>
          </table:table-cell>
          <table:table-cell office:value-type="float" office:value="2067.35" calcext:value-type="float">
            <text:p>2067.35</text:p>
          </table:table-cell>
          <table:table-cell office:value-type="float" office:value="1656.717" calcext:value-type="float">
            <text:p>1656.717</text:p>
          </table:table-cell>
          <table:table-cell office:value-type="float" office:value="582.2975" calcext:value-type="float">
            <text:p>582.2975</text:p>
          </table:table-cell>
          <table:table-cell office:value-type="float" office:value="572.8887" calcext:value-type="float">
            <text:p>572.8887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3" calcext:value-type="float">
            <text:p>35.61963</text:p>
          </table:table-cell>
          <table:table-cell office:value-type="float" office:value="0" calcext:value-type="float">
            <text:p>0</text:p>
          </table:table-cell>
          <table:table-cell office:value-type="float" office:value="-0.08848282" calcext:value-type="float">
            <text:p>-0.088482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2.5595" calcext:value-type="float">
            <text:p>-512.5595</text:p>
          </table:table-cell>
          <table:table-cell office:value-type="float" office:value="0" calcext:value-type="float">
            <text:p>0</text:p>
          </table:table-cell>
          <table:table-cell office:value-type="float" office:value="13.98681" calcext:value-type="float">
            <text:p>13.98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129.3215" calcext:value-type="float">
            <text:p>129.3215</text:p>
          </table:table-cell>
          <table:table-cell office:value-type="float" office:value="13086.94" calcext:value-type="float">
            <text:p>1308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2.4355" calcext:value-type="float">
            <text:p>-502.4355</text:p>
          </table:table-cell>
          <table:table-cell office:value-type="float" office:value="1446.435" calcext:value-type="float">
            <text:p>1446.435</text:p>
          </table:table-cell>
          <table:table-cell office:value-type="float" office:value="0" calcext:value-type="float">
            <text:p>0</text:p>
          </table:table-cell>
          <table:table-cell office:value-type="float" office:value="67.11707" calcext:value-type="float">
            <text:p>67.11707</text:p>
          </table:table-cell>
          <table:table-cell office:value-type="float" office:value="0.253519" calcext:value-type="float">
            <text:p>0.253519</text:p>
          </table:table-cell>
          <table:table-cell office:value-type="float" office:value="-0.01983305" calcext:value-type="float">
            <text:p>-0.0198330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193" calcext:value-type="float">
            <text:p>0.104419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3949" calcext:value-type="float">
            <text:p>1.13949</text:p>
          </table:table-cell>
          <table:table-cell office:value-type="float" office:value="370" calcext:value-type="float">
            <text:p>370</text:p>
          </table:table-cell>
          <table:table-cell office:value-type="float" office:value="-516.1631" calcext:value-type="float">
            <text:p>-516.1631</text:p>
          </table:table-cell>
          <table:table-cell office:value-type="float" office:value="0" calcext:value-type="float">
            <text:p>0</text:p>
          </table:table-cell>
          <table:table-cell office:value-type="float" office:value="348.4972" calcext:value-type="float">
            <text:p>348.4972</text:p>
          </table:table-cell>
          <table:table-cell office:value-type="float" office:value="1155.751" calcext:value-type="float">
            <text:p>1155.751</text:p>
          </table:table-cell>
          <table:table-cell office:value-type="float" office:value="1399.401" calcext:value-type="float">
            <text:p>1399.401</text:p>
          </table:table-cell>
          <table:table-cell office:value-type="float" office:value="1228.916" calcext:value-type="float">
            <text:p>1228.916</text:p>
          </table:table-cell>
          <table:table-cell office:value-type="float" office:value="720.5277" calcext:value-type="float">
            <text:p>720.5277</text:p>
          </table:table-cell>
          <table:table-cell office:value-type="float" office:value="1070.856" calcext:value-type="float">
            <text:p>1070.856</text:p>
          </table:table-cell>
          <table:table-cell office:value-type="float" office:value="407.4182" calcext:value-type="float">
            <text:p>407.4182</text:p>
          </table:table-cell>
          <table:table-cell office:value-type="float" office:value="1827.394" calcext:value-type="float">
            <text:p>1827.394</text:p>
          </table:table-cell>
          <table:table-cell office:value-type="float" office:value="2067.249" calcext:value-type="float">
            <text:p>2067.249</text:p>
          </table:table-cell>
          <table:table-cell office:value-type="float" office:value="1656.663" calcext:value-type="float">
            <text:p>1656.663</text:p>
          </table:table-cell>
          <table:table-cell office:value-type="float" office:value="582.2776" calcext:value-type="float">
            <text:p>582.2776</text:p>
          </table:table-cell>
          <table:table-cell office:value-type="float" office:value="572.8658" calcext:value-type="float">
            <text:p>572.8658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3" calcext:value-type="float">
            <text:p>35.61963</text:p>
          </table:table-cell>
          <table:table-cell office:value-type="float" office:value="0" calcext:value-type="float">
            <text:p>0</text:p>
          </table:table-cell>
          <table:table-cell office:value-type="float" office:value="-0.0885708" calcext:value-type="float">
            <text:p>-0.08857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4.0172" calcext:value-type="float">
            <text:p>-514.0172</text:p>
          </table:table-cell>
          <table:table-cell office:value-type="float" office:value="0" calcext:value-type="float">
            <text:p>0</text:p>
          </table:table-cell>
          <table:table-cell office:value-type="float" office:value="14.01589" calcext:value-type="float">
            <text:p>14.0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128.8053" calcext:value-type="float">
            <text:p>128.8053</text:p>
          </table:table-cell>
          <table:table-cell office:value-type="float" office:value="13086.25" calcext:value-type="float">
            <text:p>13086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3.5598" calcext:value-type="float">
            <text:p>-503.5598</text:p>
          </table:table-cell>
          <table:table-cell office:value-type="float" office:value="1449.833" calcext:value-type="float">
            <text:p>1449.833</text:p>
          </table:table-cell>
          <table:table-cell office:value-type="float" office:value="0" calcext:value-type="float">
            <text:p>0</text:p>
          </table:table-cell>
          <table:table-cell office:value-type="float" office:value="67.07162" calcext:value-type="float">
            <text:p>67.07162</text:p>
          </table:table-cell>
          <table:table-cell office:value-type="float" office:value="0.2501603" calcext:value-type="float">
            <text:p>0.2501603</text:p>
          </table:table-cell>
          <table:table-cell office:value-type="float" office:value="-0.01970203" calcext:value-type="float">
            <text:p>-0.0197020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214" calcext:value-type="float">
            <text:p>0.104421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034" calcext:value-type="float">
            <text:p>1.14034</text:p>
          </table:table-cell>
          <table:table-cell office:value-type="float" office:value="370" calcext:value-type="float">
            <text:p>370</text:p>
          </table:table-cell>
          <table:table-cell office:value-type="float" office:value="-517.2882" calcext:value-type="float">
            <text:p>-517.2882</text:p>
          </table:table-cell>
          <table:table-cell office:value-type="float" office:value="0" calcext:value-type="float">
            <text:p>0</text:p>
          </table:table-cell>
          <table:table-cell office:value-type="float" office:value="348.5536" calcext:value-type="float">
            <text:p>348.5536</text:p>
          </table:table-cell>
          <table:table-cell office:value-type="float" office:value="1155.515" calcext:value-type="float">
            <text:p>1155.515</text:p>
          </table:table-cell>
          <table:table-cell office:value-type="float" office:value="1399.086" calcext:value-type="float">
            <text:p>1399.086</text:p>
          </table:table-cell>
          <table:table-cell office:value-type="float" office:value="1228.775" calcext:value-type="float">
            <text:p>1228.775</text:p>
          </table:table-cell>
          <table:table-cell office:value-type="float" office:value="720.4249" calcext:value-type="float">
            <text:p>720.4249</text:p>
          </table:table-cell>
          <table:table-cell office:value-type="float" office:value="1070.752" calcext:value-type="float">
            <text:p>1070.752</text:p>
          </table:table-cell>
          <table:table-cell office:value-type="float" office:value="407.3775" calcext:value-type="float">
            <text:p>407.3775</text:p>
          </table:table-cell>
          <table:table-cell office:value-type="float" office:value="1827.274" calcext:value-type="float">
            <text:p>1827.274</text:p>
          </table:table-cell>
          <table:table-cell office:value-type="float" office:value="2067.145" calcext:value-type="float">
            <text:p>2067.145</text:p>
          </table:table-cell>
          <table:table-cell office:value-type="float" office:value="1656.609" calcext:value-type="float">
            <text:p>1656.609</text:p>
          </table:table-cell>
          <table:table-cell office:value-type="float" office:value="582.2578" calcext:value-type="float">
            <text:p>582.2578</text:p>
          </table:table-cell>
          <table:table-cell office:value-type="float" office:value="572.8431" calcext:value-type="float">
            <text:p>572.8431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2" calcext:value-type="float">
            <text:p>35.61962</text:p>
          </table:table-cell>
          <table:table-cell office:value-type="float" office:value="0" calcext:value-type="float">
            <text:p>0</text:p>
          </table:table-cell>
          <table:table-cell office:value-type="float" office:value="-0.08860526" calcext:value-type="float">
            <text:p>-0.08860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5.1549" calcext:value-type="float">
            <text:p>-515.1549</text:p>
          </table:table-cell>
          <table:table-cell office:value-type="float" office:value="0" calcext:value-type="float">
            <text:p>0</text:p>
          </table:table-cell>
          <table:table-cell office:value-type="float" office:value="14.02932" calcext:value-type="float">
            <text:p>14.0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128.1846" calcext:value-type="float">
            <text:p>128.1846</text:p>
          </table:table-cell>
          <table:table-cell office:value-type="float" office:value="13085.52" calcext:value-type="float">
            <text:p>13085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4.7794" calcext:value-type="float">
            <text:p>-504.7794</text:p>
          </table:table-cell>
          <table:table-cell office:value-type="float" office:value="1455.933" calcext:value-type="float">
            <text:p>1455.933</text:p>
          </table:table-cell>
          <table:table-cell office:value-type="float" office:value="0" calcext:value-type="float">
            <text:p>0</text:p>
          </table:table-cell>
          <table:table-cell office:value-type="float" office:value="66.98345" calcext:value-type="float">
            <text:p>66.98345</text:p>
          </table:table-cell>
          <table:table-cell office:value-type="float" office:value="0.2456833" calcext:value-type="float">
            <text:p>0.2456833</text:p>
          </table:table-cell>
          <table:table-cell office:value-type="float" office:value="-0.01960346" calcext:value-type="float">
            <text:p>-0.0196034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236" calcext:value-type="float">
            <text:p>0.104423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1299" calcext:value-type="float">
            <text:p>1.141299</text:p>
          </table:table-cell>
          <table:table-cell office:value-type="float" office:value="370" calcext:value-type="float">
            <text:p>370</text:p>
          </table:table-cell>
          <table:table-cell office:value-type="float" office:value="-518.5086" calcext:value-type="float">
            <text:p>-518.5086</text:p>
          </table:table-cell>
          <table:table-cell office:value-type="float" office:value="0" calcext:value-type="float">
            <text:p>0</text:p>
          </table:table-cell>
          <table:table-cell office:value-type="float" office:value="348.6156" calcext:value-type="float">
            <text:p>348.6156</text:p>
          </table:table-cell>
          <table:table-cell office:value-type="float" office:value="1155.185" calcext:value-type="float">
            <text:p>1155.185</text:p>
          </table:table-cell>
          <table:table-cell office:value-type="float" office:value="1398.703" calcext:value-type="float">
            <text:p>1398.703</text:p>
          </table:table-cell>
          <table:table-cell office:value-type="float" office:value="1228.615" calcext:value-type="float">
            <text:p>1228.615</text:p>
          </table:table-cell>
          <table:table-cell office:value-type="float" office:value="720.3276" calcext:value-type="float">
            <text:p>720.3276</text:p>
          </table:table-cell>
          <table:table-cell office:value-type="float" office:value="1070.652" calcext:value-type="float">
            <text:p>1070.652</text:p>
          </table:table-cell>
          <table:table-cell office:value-type="float" office:value="407.34" calcext:value-type="float">
            <text:p>407.34</text:p>
          </table:table-cell>
          <table:table-cell office:value-type="float" office:value="1827.166" calcext:value-type="float">
            <text:p>1827.166</text:p>
          </table:table-cell>
          <table:table-cell office:value-type="float" office:value="2067.052" calcext:value-type="float">
            <text:p>2067.052</text:p>
          </table:table-cell>
          <table:table-cell office:value-type="float" office:value="1656.555" calcext:value-type="float">
            <text:p>1656.555</text:p>
          </table:table-cell>
          <table:table-cell office:value-type="float" office:value="582.238" calcext:value-type="float">
            <text:p>582.238</text:p>
          </table:table-cell>
          <table:table-cell office:value-type="float" office:value="572.8206" calcext:value-type="float">
            <text:p>572.8206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2" calcext:value-type="float">
            <text:p>35.61962</text:p>
          </table:table-cell>
          <table:table-cell office:value-type="float" office:value="0" calcext:value-type="float">
            <text:p>0</text:p>
          </table:table-cell>
          <table:table-cell office:value-type="float" office:value="-0.08867216" calcext:value-type="float">
            <text:p>-0.088672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6.4431" calcext:value-type="float">
            <text:p>-516.4431</text:p>
          </table:table-cell>
          <table:table-cell office:value-type="float" office:value="0" calcext:value-type="float">
            <text:p>0</text:p>
          </table:table-cell>
          <table:table-cell office:value-type="float" office:value="14.09633" calcext:value-type="float">
            <text:p>14.09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127.5526" calcext:value-type="float">
            <text:p>127.5526</text:p>
          </table:table-cell>
          <table:table-cell office:value-type="float" office:value="13084.75" calcext:value-type="float">
            <text:p>13084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6.0763" calcext:value-type="float">
            <text:p>-506.0763</text:p>
          </table:table-cell>
          <table:table-cell office:value-type="float" office:value="1458.254" calcext:value-type="float">
            <text:p>1458.254</text:p>
          </table:table-cell>
          <table:table-cell office:value-type="float" office:value="0" calcext:value-type="float">
            <text:p>0</text:p>
          </table:table-cell>
          <table:table-cell office:value-type="float" office:value="66.9174" calcext:value-type="float">
            <text:p>66.9174</text:p>
          </table:table-cell>
          <table:table-cell office:value-type="float" office:value="0.2411484" calcext:value-type="float">
            <text:p>0.2411484</text:p>
          </table:table-cell>
          <table:table-cell office:value-type="float" office:value="-0.01949877" calcext:value-type="float">
            <text:p>-0.0194987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259" calcext:value-type="float">
            <text:p>0.104425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236" calcext:value-type="float">
            <text:p>1.14236</text:p>
          </table:table-cell>
          <table:table-cell office:value-type="float" office:value="370" calcext:value-type="float">
            <text:p>370</text:p>
          </table:table-cell>
          <table:table-cell office:value-type="float" office:value="-519.8065" calcext:value-type="float">
            <text:p>-519.8065</text:p>
          </table:table-cell>
          <table:table-cell office:value-type="float" office:value="0" calcext:value-type="float">
            <text:p>0</text:p>
          </table:table-cell>
          <table:table-cell office:value-type="float" office:value="348.6813" calcext:value-type="float">
            <text:p>348.6813</text:p>
          </table:table-cell>
          <table:table-cell office:value-type="float" office:value="1154.856" calcext:value-type="float">
            <text:p>1154.856</text:p>
          </table:table-cell>
          <table:table-cell office:value-type="float" office:value="1398.3" calcext:value-type="float">
            <text:p>1398.3</text:p>
          </table:table-cell>
          <table:table-cell office:value-type="float" office:value="1228.443" calcext:value-type="float">
            <text:p>1228.443</text:p>
          </table:table-cell>
          <table:table-cell office:value-type="float" office:value="720.2165" calcext:value-type="float">
            <text:p>720.2165</text:p>
          </table:table-cell>
          <table:table-cell office:value-type="float" office:value="1070.541" calcext:value-type="float">
            <text:p>1070.541</text:p>
          </table:table-cell>
          <table:table-cell office:value-type="float" office:value="407.2986" calcext:value-type="float">
            <text:p>407.2986</text:p>
          </table:table-cell>
          <table:table-cell office:value-type="float" office:value="1827.061" calcext:value-type="float">
            <text:p>1827.061</text:p>
          </table:table-cell>
          <table:table-cell office:value-type="float" office:value="2066.96" calcext:value-type="float">
            <text:p>2066.96</text:p>
          </table:table-cell>
          <table:table-cell office:value-type="float" office:value="1656.501" calcext:value-type="float">
            <text:p>1656.501</text:p>
          </table:table-cell>
          <table:table-cell office:value-type="float" office:value="582.2183" calcext:value-type="float">
            <text:p>582.2183</text:p>
          </table:table-cell>
          <table:table-cell office:value-type="float" office:value="572.7982" calcext:value-type="float">
            <text:p>572.7982</text:p>
          </table:table-cell>
          <table:table-cell office:value-type="float" office:value="142.5691" calcext:value-type="float">
            <text:p>142.5691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8874113" calcext:value-type="float">
            <text:p>-0.088741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7.7804" calcext:value-type="float">
            <text:p>-517.7804</text:p>
          </table:table-cell>
          <table:table-cell office:value-type="float" office:value="0" calcext:value-type="float">
            <text:p>0</text:p>
          </table:table-cell>
          <table:table-cell office:value-type="float" office:value="14.13559" calcext:value-type="float">
            <text:p>14.1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126.9641" calcext:value-type="float">
            <text:p>126.9641</text:p>
          </table:table-cell>
          <table:table-cell office:value-type="float" office:value="13084.02" calcext:value-type="float">
            <text:p>1308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7.3022" calcext:value-type="float">
            <text:p>-507.3022</text:p>
          </table:table-cell>
          <table:table-cell office:value-type="float" office:value="1462.833" calcext:value-type="float">
            <text:p>1462.833</text:p>
          </table:table-cell>
          <table:table-cell office:value-type="float" office:value="0" calcext:value-type="float">
            <text:p>0</text:p>
          </table:table-cell>
          <table:table-cell office:value-type="float" office:value="66.83997" calcext:value-type="float">
            <text:p>66.83997</text:p>
          </table:table-cell>
          <table:table-cell office:value-type="float" office:value="0.2372987" calcext:value-type="float">
            <text:p>0.2372987</text:p>
          </table:table-cell>
          <table:table-cell office:value-type="float" office:value="-0.01938126" calcext:value-type="float">
            <text:p>-0.019381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287" calcext:value-type="float">
            <text:p>0.104428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3514" calcext:value-type="float">
            <text:p>1.143514</text:p>
          </table:table-cell>
          <table:table-cell office:value-type="float" office:value="370" calcext:value-type="float">
            <text:p>370</text:p>
          </table:table-cell>
          <table:table-cell office:value-type="float" office:value="-521.0334" calcext:value-type="float">
            <text:p>-521.0334</text:p>
          </table:table-cell>
          <table:table-cell office:value-type="float" office:value="0" calcext:value-type="float">
            <text:p>0</text:p>
          </table:table-cell>
          <table:table-cell office:value-type="float" office:value="348.7432" calcext:value-type="float">
            <text:p>348.7432</text:p>
          </table:table-cell>
          <table:table-cell office:value-type="float" office:value="1154.55" calcext:value-type="float">
            <text:p>1154.55</text:p>
          </table:table-cell>
          <table:table-cell office:value-type="float" office:value="1397.928" calcext:value-type="float">
            <text:p>1397.928</text:p>
          </table:table-cell>
          <table:table-cell office:value-type="float" office:value="1228.283" calcext:value-type="float">
            <text:p>1228.283</text:p>
          </table:table-cell>
          <table:table-cell office:value-type="float" office:value="720.1117" calcext:value-type="float">
            <text:p>720.1117</text:p>
          </table:table-cell>
          <table:table-cell office:value-type="float" office:value="1070.435" calcext:value-type="float">
            <text:p>1070.435</text:p>
          </table:table-cell>
          <table:table-cell office:value-type="float" office:value="407.2603" calcext:value-type="float">
            <text:p>407.2603</text:p>
          </table:table-cell>
          <table:table-cell office:value-type="float" office:value="1826.956" calcext:value-type="float">
            <text:p>1826.956</text:p>
          </table:table-cell>
          <table:table-cell office:value-type="float" office:value="2066.87" calcext:value-type="float">
            <text:p>2066.87</text:p>
          </table:table-cell>
          <table:table-cell office:value-type="float" office:value="1656.447" calcext:value-type="float">
            <text:p>1656.447</text:p>
          </table:table-cell>
          <table:table-cell office:value-type="float" office:value="582.1987" calcext:value-type="float">
            <text:p>582.1987</text:p>
          </table:table-cell>
          <table:table-cell office:value-type="float" office:value="572.7759" calcext:value-type="float">
            <text:p>572.7759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8880037" calcext:value-type="float">
            <text:p>-0.088800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9.0414" calcext:value-type="float">
            <text:p>-519.0414</text:p>
          </table:table-cell>
          <table:table-cell office:value-type="float" office:value="0" calcext:value-type="float">
            <text:p>0</text:p>
          </table:table-cell>
          <table:table-cell office:value-type="float" office:value="14.16958" calcext:value-type="float">
            <text:p>14.16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126.3656" calcext:value-type="float">
            <text:p>126.3656</text:p>
          </table:table-cell>
          <table:table-cell office:value-type="float" office:value="13083.29" calcext:value-type="float">
            <text:p>1308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8.5316" calcext:value-type="float">
            <text:p>-508.5316</text:p>
          </table:table-cell>
          <table:table-cell office:value-type="float" office:value="1465.615" calcext:value-type="float">
            <text:p>1465.615</text:p>
          </table:table-cell>
          <table:table-cell office:value-type="float" office:value="0" calcext:value-type="float">
            <text:p>0</text:p>
          </table:table-cell>
          <table:table-cell office:value-type="float" office:value="66.7292" calcext:value-type="float">
            <text:p>66.7292</text:p>
          </table:table-cell>
          <table:table-cell office:value-type="float" office:value="0.2334658" calcext:value-type="float">
            <text:p>0.2334658</text:p>
          </table:table-cell>
          <table:table-cell office:value-type="float" office:value="-0.01926926" calcext:value-type="float">
            <text:p>-0.019269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316" calcext:value-type="float">
            <text:p>0.104431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4758" calcext:value-type="float">
            <text:p>1.144758</text:p>
          </table:table-cell>
          <table:table-cell office:value-type="float" office:value="370" calcext:value-type="float">
            <text:p>370</text:p>
          </table:table-cell>
          <table:table-cell office:value-type="float" office:value="-522.2639" calcext:value-type="float">
            <text:p>-522.2639</text:p>
          </table:table-cell>
          <table:table-cell office:value-type="float" office:value="0" calcext:value-type="float">
            <text:p>0</text:p>
          </table:table-cell>
          <table:table-cell office:value-type="float" office:value="348.8057" calcext:value-type="float">
            <text:p>348.8057</text:p>
          </table:table-cell>
          <table:table-cell office:value-type="float" office:value="1154.229" calcext:value-type="float">
            <text:p>1154.229</text:p>
          </table:table-cell>
          <table:table-cell office:value-type="float" office:value="1397.549" calcext:value-type="float">
            <text:p>1397.549</text:p>
          </table:table-cell>
          <table:table-cell office:value-type="float" office:value="1228.127" calcext:value-type="float">
            <text:p>1228.127</text:p>
          </table:table-cell>
          <table:table-cell office:value-type="float" office:value="720.0066" calcext:value-type="float">
            <text:p>720.0066</text:p>
          </table:table-cell>
          <table:table-cell office:value-type="float" office:value="1070.333" calcext:value-type="float">
            <text:p>1070.333</text:p>
          </table:table-cell>
          <table:table-cell office:value-type="float" office:value="407.2226" calcext:value-type="float">
            <text:p>407.2226</text:p>
          </table:table-cell>
          <table:table-cell office:value-type="float" office:value="1826.852" calcext:value-type="float">
            <text:p>1826.852</text:p>
          </table:table-cell>
          <table:table-cell office:value-type="float" office:value="2066.779" calcext:value-type="float">
            <text:p>2066.779</text:p>
          </table:table-cell>
          <table:table-cell office:value-type="float" office:value="1656.393" calcext:value-type="float">
            <text:p>1656.393</text:p>
          </table:table-cell>
          <table:table-cell office:value-type="float" office:value="582.1791" calcext:value-type="float">
            <text:p>582.1791</text:p>
          </table:table-cell>
          <table:table-cell office:value-type="float" office:value="572.7537" calcext:value-type="float">
            <text:p>572.7537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8886859" calcext:value-type="float">
            <text:p>-0.088868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0.3151" calcext:value-type="float">
            <text:p>-520.3151</text:p>
          </table:table-cell>
          <table:table-cell office:value-type="float" office:value="0" calcext:value-type="float">
            <text:p>0</text:p>
          </table:table-cell>
          <table:table-cell office:value-type="float" office:value="14.21042" calcext:value-type="float">
            <text:p>14.2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125.866" calcext:value-type="float">
            <text:p>125.866</text:p>
          </table:table-cell>
          <table:table-cell office:value-type="float" office:value="13082.65" calcext:value-type="float">
            <text:p>1308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9.6299" calcext:value-type="float">
            <text:p>-509.6299</text:p>
          </table:table-cell>
          <table:table-cell office:value-type="float" office:value="1470.646" calcext:value-type="float">
            <text:p>1470.646</text:p>
          </table:table-cell>
          <table:table-cell office:value-type="float" office:value="0" calcext:value-type="float">
            <text:p>0</text:p>
          </table:table-cell>
          <table:table-cell office:value-type="float" office:value="66.71614" calcext:value-type="float">
            <text:p>66.71614</text:p>
          </table:table-cell>
          <table:table-cell office:value-type="float" office:value="0.2308774" calcext:value-type="float">
            <text:p>0.2308774</text:p>
          </table:table-cell>
          <table:table-cell office:value-type="float" office:value="-0.019097" calcext:value-type="float">
            <text:p>-0.01909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348" calcext:value-type="float">
            <text:p>0.104434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6089" calcext:value-type="float">
            <text:p>1.146089</text:p>
          </table:table-cell>
          <table:table-cell office:value-type="float" office:value="370" calcext:value-type="float">
            <text:p>370</text:p>
          </table:table-cell>
          <table:table-cell office:value-type="float" office:value="-523.3635" calcext:value-type="float">
            <text:p>-523.3635</text:p>
          </table:table-cell>
          <table:table-cell office:value-type="float" office:value="0" calcext:value-type="float">
            <text:p>0</text:p>
          </table:table-cell>
          <table:table-cell office:value-type="float" office:value="348.8223" calcext:value-type="float">
            <text:p>348.8223</text:p>
          </table:table-cell>
          <table:table-cell office:value-type="float" office:value="1154.024" calcext:value-type="float">
            <text:p>1154.024</text:p>
          </table:table-cell>
          <table:table-cell office:value-type="float" office:value="1397.257" calcext:value-type="float">
            <text:p>1397.257</text:p>
          </table:table-cell>
          <table:table-cell office:value-type="float" office:value="1227.99" calcext:value-type="float">
            <text:p>1227.99</text:p>
          </table:table-cell>
          <table:table-cell office:value-type="float" office:value="719.9096" calcext:value-type="float">
            <text:p>719.9096</text:p>
          </table:table-cell>
          <table:table-cell office:value-type="float" office:value="1070.232" calcext:value-type="float">
            <text:p>1070.232</text:p>
          </table:table-cell>
          <table:table-cell office:value-type="float" office:value="407.1855" calcext:value-type="float">
            <text:p>407.1855</text:p>
          </table:table-cell>
          <table:table-cell office:value-type="float" office:value="1826.748" calcext:value-type="float">
            <text:p>1826.748</text:p>
          </table:table-cell>
          <table:table-cell office:value-type="float" office:value="2066.689" calcext:value-type="float">
            <text:p>2066.689</text:p>
          </table:table-cell>
          <table:table-cell office:value-type="float" office:value="1656.34" calcext:value-type="float">
            <text:p>1656.34</text:p>
          </table:table-cell>
          <table:table-cell office:value-type="float" office:value="582.1646" calcext:value-type="float">
            <text:p>582.1646</text:p>
          </table:table-cell>
          <table:table-cell office:value-type="float" office:value="572.7317" calcext:value-type="float">
            <text:p>572.7317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1" calcext:value-type="float">
            <text:p>35.61961</text:p>
          </table:table-cell>
          <table:table-cell office:value-type="float" office:value="0" calcext:value-type="float">
            <text:p>0</text:p>
          </table:table-cell>
          <table:table-cell office:value-type="float" office:value="-0.08889572" calcext:value-type="float">
            <text:p>-0.088895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1.4048" calcext:value-type="float">
            <text:p>-521.4048</text:p>
          </table:table-cell>
          <table:table-cell office:value-type="float" office:value="0" calcext:value-type="float">
            <text:p>0</text:p>
          </table:table-cell>
          <table:table-cell office:value-type="float" office:value="14.19798" calcext:value-type="float">
            <text:p>14.19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125.4552" calcext:value-type="float">
            <text:p>125.4552</text:p>
          </table:table-cell>
          <table:table-cell office:value-type="float" office:value="13082.1" calcext:value-type="float">
            <text:p>1308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0.5388" calcext:value-type="float">
            <text:p>-510.5388</text:p>
          </table:table-cell>
          <table:table-cell office:value-type="float" office:value="1472.353" calcext:value-type="float">
            <text:p>1472.353</text:p>
          </table:table-cell>
          <table:table-cell office:value-type="float" office:value="0" calcext:value-type="float">
            <text:p>0</text:p>
          </table:table-cell>
          <table:table-cell office:value-type="float" office:value="66.65968" calcext:value-type="float">
            <text:p>66.65968</text:p>
          </table:table-cell>
          <table:table-cell office:value-type="float" office:value="0.2279766" calcext:value-type="float">
            <text:p>0.2279766</text:p>
          </table:table-cell>
          <table:table-cell office:value-type="float" office:value="-0.01893305" calcext:value-type="float">
            <text:p>-0.0189330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383" calcext:value-type="float">
            <text:p>0.104438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7506" calcext:value-type="float">
            <text:p>1.147506</text:p>
          </table:table-cell>
          <table:table-cell office:value-type="float" office:value="370" calcext:value-type="float">
            <text:p>370</text:p>
          </table:table-cell>
          <table:table-cell office:value-type="float" office:value="-524.2736" calcext:value-type="float">
            <text:p>-524.2736</text:p>
          </table:table-cell>
          <table:table-cell office:value-type="float" office:value="0" calcext:value-type="float">
            <text:p>0</text:p>
          </table:table-cell>
          <table:table-cell office:value-type="float" office:value="348.8627" calcext:value-type="float">
            <text:p>348.8627</text:p>
          </table:table-cell>
          <table:table-cell office:value-type="float" office:value="1153.83" calcext:value-type="float">
            <text:p>1153.83</text:p>
          </table:table-cell>
          <table:table-cell office:value-type="float" office:value="1397.014" calcext:value-type="float">
            <text:p>1397.014</text:p>
          </table:table-cell>
          <table:table-cell office:value-type="float" office:value="1227.895" calcext:value-type="float">
            <text:p>1227.895</text:p>
          </table:table-cell>
          <table:table-cell office:value-type="float" office:value="719.8301" calcext:value-type="float">
            <text:p>719.8301</text:p>
          </table:table-cell>
          <table:table-cell office:value-type="float" office:value="1070.154" calcext:value-type="float">
            <text:p>1070.154</text:p>
          </table:table-cell>
          <table:table-cell office:value-type="float" office:value="407.1556" calcext:value-type="float">
            <text:p>407.1556</text:p>
          </table:table-cell>
          <table:table-cell office:value-type="float" office:value="1826.648" calcext:value-type="float">
            <text:p>1826.648</text:p>
          </table:table-cell>
          <table:table-cell office:value-type="float" office:value="2066.6" calcext:value-type="float">
            <text:p>2066.6</text:p>
          </table:table-cell>
          <table:table-cell office:value-type="float" office:value="1656.287" calcext:value-type="float">
            <text:p>1656.287</text:p>
          </table:table-cell>
          <table:table-cell office:value-type="float" office:value="582.151" calcext:value-type="float">
            <text:p>582.151</text:p>
          </table:table-cell>
          <table:table-cell office:value-type="float" office:value="572.7097" calcext:value-type="float">
            <text:p>572.7097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8891624" calcext:value-type="float">
            <text:p>-0.088916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2.3199" calcext:value-type="float">
            <text:p>-522.3199</text:p>
          </table:table-cell>
          <table:table-cell office:value-type="float" office:value="0" calcext:value-type="float">
            <text:p>0</text:p>
          </table:table-cell>
          <table:table-cell office:value-type="float" office:value="14.19905" calcext:value-type="float">
            <text:p>14.19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124.9549" calcext:value-type="float">
            <text:p>124.9549</text:p>
          </table:table-cell>
          <table:table-cell office:value-type="float" office:value="13081.48" calcext:value-type="float">
            <text:p>1308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1.5723" calcext:value-type="float">
            <text:p>-511.5723</text:p>
          </table:table-cell>
          <table:table-cell office:value-type="float" office:value="1478.537" calcext:value-type="float">
            <text:p>1478.537</text:p>
          </table:table-cell>
          <table:table-cell office:value-type="float" office:value="0" calcext:value-type="float">
            <text:p>0</text:p>
          </table:table-cell>
          <table:table-cell office:value-type="float" office:value="66.5676" calcext:value-type="float">
            <text:p>66.5676</text:p>
          </table:table-cell>
          <table:table-cell office:value-type="float" office:value="0.2245269" calcext:value-type="float">
            <text:p>0.2245269</text:p>
          </table:table-cell>
          <table:table-cell office:value-type="float" office:value="-0.01878632" calcext:value-type="float">
            <text:p>-0.0187863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419" calcext:value-type="float">
            <text:p>0.104441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49009" calcext:value-type="float">
            <text:p>1.149009</text:p>
          </table:table-cell>
          <table:table-cell office:value-type="float" office:value="370" calcext:value-type="float">
            <text:p>370</text:p>
          </table:table-cell>
          <table:table-cell office:value-type="float" office:value="-525.3084" calcext:value-type="float">
            <text:p>-525.3084</text:p>
          </table:table-cell>
          <table:table-cell office:value-type="float" office:value="0" calcext:value-type="float">
            <text:p>0</text:p>
          </table:table-cell>
          <table:table-cell office:value-type="float" office:value="348.9145" calcext:value-type="float">
            <text:p>348.9145</text:p>
          </table:table-cell>
          <table:table-cell office:value-type="float" office:value="1153.557" calcext:value-type="float">
            <text:p>1153.557</text:p>
          </table:table-cell>
          <table:table-cell office:value-type="float" office:value="1396.703" calcext:value-type="float">
            <text:p>1396.703</text:p>
          </table:table-cell>
          <table:table-cell office:value-type="float" office:value="1227.773" calcext:value-type="float">
            <text:p>1227.773</text:p>
          </table:table-cell>
          <table:table-cell office:value-type="float" office:value="719.7463" calcext:value-type="float">
            <text:p>719.7463</text:p>
          </table:table-cell>
          <table:table-cell office:value-type="float" office:value="1070.072" calcext:value-type="float">
            <text:p>1070.072</text:p>
          </table:table-cell>
          <table:table-cell office:value-type="float" office:value="407.1259" calcext:value-type="float">
            <text:p>407.1259</text:p>
          </table:table-cell>
          <table:table-cell office:value-type="float" office:value="1826.556" calcext:value-type="float">
            <text:p>1826.556</text:p>
          </table:table-cell>
          <table:table-cell office:value-type="float" office:value="2066.512" calcext:value-type="float">
            <text:p>2066.512</text:p>
          </table:table-cell>
          <table:table-cell office:value-type="float" office:value="1656.234" calcext:value-type="float">
            <text:p>1656.234</text:p>
          </table:table-cell>
          <table:table-cell office:value-type="float" office:value="582.1375" calcext:value-type="float">
            <text:p>582.1375</text:p>
          </table:table-cell>
          <table:table-cell office:value-type="float" office:value="572.6879" calcext:value-type="float">
            <text:p>572.6879</text:p>
          </table:table-cell>
          <table:table-cell office:value-type="float" office:value="142.5692" calcext:value-type="float">
            <text:p>142.5692</text:p>
          </table:table-cell>
          <table:table-cell office:value-type="float" office:value="35.6196" calcext:value-type="float">
            <text:p>35.6196</text:p>
          </table:table-cell>
          <table:table-cell office:value-type="float" office:value="0" calcext:value-type="float">
            <text:p>0</text:p>
          </table:table-cell>
          <table:table-cell office:value-type="float" office:value="-0.08895886" calcext:value-type="float">
            <text:p>-0.08895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3.3907" calcext:value-type="float">
            <text:p>-523.3907</text:p>
          </table:table-cell>
          <table:table-cell office:value-type="float" office:value="0" calcext:value-type="float">
            <text:p>0</text:p>
          </table:table-cell>
          <table:table-cell office:value-type="float" office:value="14.22957" calcext:value-type="float">
            <text:p>14.2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124.4237" calcext:value-type="float">
            <text:p>124.4237</text:p>
          </table:table-cell>
          <table:table-cell office:value-type="float" office:value="13080.8" calcext:value-type="float">
            <text:p>1308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2.6982" calcext:value-type="float">
            <text:p>-512.6982</text:p>
          </table:table-cell>
          <table:table-cell office:value-type="float" office:value="1479.684" calcext:value-type="float">
            <text:p>1479.684</text:p>
          </table:table-cell>
          <table:table-cell office:value-type="float" office:value="0" calcext:value-type="float">
            <text:p>0</text:p>
          </table:table-cell>
          <table:table-cell office:value-type="float" office:value="66.48364" calcext:value-type="float">
            <text:p>66.48364</text:p>
          </table:table-cell>
          <table:table-cell office:value-type="float" office:value="0.2207123" calcext:value-type="float">
            <text:p>0.2207123</text:p>
          </table:table-cell>
          <table:table-cell office:value-type="float" office:value="-0.01864555" calcext:value-type="float">
            <text:p>-0.0186455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455" calcext:value-type="float">
            <text:p>0.104445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0597" calcext:value-type="float">
            <text:p>1.150597</text:p>
          </table:table-cell>
          <table:table-cell office:value-type="float" office:value="370" calcext:value-type="float">
            <text:p>370</text:p>
          </table:table-cell>
          <table:table-cell office:value-type="float" office:value="-526.4358" calcext:value-type="float">
            <text:p>-526.4358</text:p>
          </table:table-cell>
          <table:table-cell office:value-type="float" office:value="0" calcext:value-type="float">
            <text:p>0</text:p>
          </table:table-cell>
          <table:table-cell office:value-type="float" office:value="348.9724" calcext:value-type="float">
            <text:p>348.9724</text:p>
          </table:table-cell>
          <table:table-cell office:value-type="float" office:value="1153.27" calcext:value-type="float">
            <text:p>1153.27</text:p>
          </table:table-cell>
          <table:table-cell office:value-type="float" office:value="1396.357" calcext:value-type="float">
            <text:p>1396.357</text:p>
          </table:table-cell>
          <table:table-cell office:value-type="float" office:value="1227.636" calcext:value-type="float">
            <text:p>1227.636</text:p>
          </table:table-cell>
          <table:table-cell office:value-type="float" office:value="719.6468" calcext:value-type="float">
            <text:p>719.6468</text:p>
          </table:table-cell>
          <table:table-cell office:value-type="float" office:value="1069.981" calcext:value-type="float">
            <text:p>1069.981</text:p>
          </table:table-cell>
          <table:table-cell office:value-type="float" office:value="407.0921" calcext:value-type="float">
            <text:p>407.0921</text:p>
          </table:table-cell>
          <table:table-cell office:value-type="float" office:value="1826.458" calcext:value-type="float">
            <text:p>1826.458</text:p>
          </table:table-cell>
          <table:table-cell office:value-type="float" office:value="2066.425" calcext:value-type="float">
            <text:p>2066.425</text:p>
          </table:table-cell>
          <table:table-cell office:value-type="float" office:value="1656.181" calcext:value-type="float">
            <text:p>1656.181</text:p>
          </table:table-cell>
          <table:table-cell office:value-type="float" office:value="582.124" calcext:value-type="float">
            <text:p>582.124</text:p>
          </table:table-cell>
          <table:table-cell office:value-type="float" office:value="572.6663" calcext:value-type="float">
            <text:p>572.6663</text:p>
          </table:table-cell>
          <table:table-cell office:value-type="float" office:value="142.5693" calcext:value-type="float">
            <text:p>142.5693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8900513" calcext:value-type="float">
            <text:p>-0.089005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4.5339" calcext:value-type="float">
            <text:p>-524.5339</text:p>
          </table:table-cell>
          <table:table-cell office:value-type="float" office:value="0" calcext:value-type="float">
            <text:p>0</text:p>
          </table:table-cell>
          <table:table-cell office:value-type="float" office:value="14.24546" calcext:value-type="float">
            <text:p>14.24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123.8182" calcext:value-type="float">
            <text:p>123.8182</text:p>
          </table:table-cell>
          <table:table-cell office:value-type="float" office:value="13080.05" calcext:value-type="float">
            <text:p>1308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3.9367" calcext:value-type="float">
            <text:p>-513.9367</text:p>
          </table:table-cell>
          <table:table-cell office:value-type="float" office:value="1485.231" calcext:value-type="float">
            <text:p>1485.231</text:p>
          </table:table-cell>
          <table:table-cell office:value-type="float" office:value="0" calcext:value-type="float">
            <text:p>0</text:p>
          </table:table-cell>
          <table:table-cell office:value-type="float" office:value="66.34315" calcext:value-type="float">
            <text:p>66.34315</text:p>
          </table:table-cell>
          <table:table-cell office:value-type="float" office:value="0.2165795" calcext:value-type="float">
            <text:p>0.2165795</text:p>
          </table:table-cell>
          <table:table-cell office:value-type="float" office:value="-0.01852064" calcext:value-type="float">
            <text:p>-0.0185206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491" calcext:value-type="float">
            <text:p>0.1044491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2277" calcext:value-type="float">
            <text:p>1.152277</text:p>
          </table:table-cell>
          <table:table-cell office:value-type="float" office:value="370" calcext:value-type="float">
            <text:p>370</text:p>
          </table:table-cell>
          <table:table-cell office:value-type="float" office:value="-527.6758" calcext:value-type="float">
            <text:p>-527.6758</text:p>
          </table:table-cell>
          <table:table-cell office:value-type="float" office:value="0" calcext:value-type="float">
            <text:p>0</text:p>
          </table:table-cell>
          <table:table-cell office:value-type="float" office:value="349.035" calcext:value-type="float">
            <text:p>349.035</text:p>
          </table:table-cell>
          <table:table-cell office:value-type="float" office:value="1152.924" calcext:value-type="float">
            <text:p>1152.924</text:p>
          </table:table-cell>
          <table:table-cell office:value-type="float" office:value="1395.963" calcext:value-type="float">
            <text:p>1395.963</text:p>
          </table:table-cell>
          <table:table-cell office:value-type="float" office:value="1227.476" calcext:value-type="float">
            <text:p>1227.476</text:p>
          </table:table-cell>
          <table:table-cell office:value-type="float" office:value="719.5474" calcext:value-type="float">
            <text:p>719.5474</text:p>
          </table:table-cell>
          <table:table-cell office:value-type="float" office:value="1069.884" calcext:value-type="float">
            <text:p>1069.884</text:p>
          </table:table-cell>
          <table:table-cell office:value-type="float" office:value="407.0581" calcext:value-type="float">
            <text:p>407.0581</text:p>
          </table:table-cell>
          <table:table-cell office:value-type="float" office:value="1826.359" calcext:value-type="float">
            <text:p>1826.359</text:p>
          </table:table-cell>
          <table:table-cell office:value-type="float" office:value="2066.338" calcext:value-type="float">
            <text:p>2066.338</text:p>
          </table:table-cell>
          <table:table-cell office:value-type="float" office:value="1656.129" calcext:value-type="float">
            <text:p>1656.129</text:p>
          </table:table-cell>
          <table:table-cell office:value-type="float" office:value="582.1107" calcext:value-type="float">
            <text:p>582.1107</text:p>
          </table:table-cell>
          <table:table-cell office:value-type="float" office:value="572.6448" calcext:value-type="float">
            <text:p>572.6448</text:p>
          </table:table-cell>
          <table:table-cell office:value-type="float" office:value="142.5693" calcext:value-type="float">
            <text:p>142.5693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8907863" calcext:value-type="float">
            <text:p>-0.089078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5.8061" calcext:value-type="float">
            <text:p>-525.8061</text:p>
          </table:table-cell>
          <table:table-cell office:value-type="float" office:value="0" calcext:value-type="float">
            <text:p>0</text:p>
          </table:table-cell>
          <table:table-cell office:value-type="float" office:value="14.27913" calcext:value-type="float">
            <text:p>14.27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123.1524" calcext:value-type="float">
            <text:p>123.1524</text:p>
          </table:table-cell>
          <table:table-cell office:value-type="float" office:value="13079.24" calcext:value-type="float">
            <text:p>1307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5.3181" calcext:value-type="float">
            <text:p>-515.3181</text:p>
          </table:table-cell>
          <table:table-cell office:value-type="float" office:value="1486.164" calcext:value-type="float">
            <text:p>1486.164</text:p>
          </table:table-cell>
          <table:table-cell office:value-type="float" office:value="0" calcext:value-type="float">
            <text:p>0</text:p>
          </table:table-cell>
          <table:table-cell office:value-type="float" office:value="66.18108" calcext:value-type="float">
            <text:p>66.18108</text:p>
          </table:table-cell>
          <table:table-cell office:value-type="float" office:value="0.2120794" calcext:value-type="float">
            <text:p>0.2120794</text:p>
          </table:table-cell>
          <table:table-cell office:value-type="float" office:value="-0.01842809" calcext:value-type="float">
            <text:p>-0.0184280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533" calcext:value-type="float">
            <text:p>0.104453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4049" calcext:value-type="float">
            <text:p>1.154049</text:p>
          </table:table-cell>
          <table:table-cell office:value-type="float" office:value="370" calcext:value-type="float">
            <text:p>370</text:p>
          </table:table-cell>
          <table:table-cell office:value-type="float" office:value="-529.0589" calcext:value-type="float">
            <text:p>-529.0589</text:p>
          </table:table-cell>
          <table:table-cell office:value-type="float" office:value="0" calcext:value-type="float">
            <text:p>0</text:p>
          </table:table-cell>
          <table:table-cell office:value-type="float" office:value="349.1055" calcext:value-type="float">
            <text:p>349.1055</text:p>
          </table:table-cell>
          <table:table-cell office:value-type="float" office:value="1152.539" calcext:value-type="float">
            <text:p>1152.539</text:p>
          </table:table-cell>
          <table:table-cell office:value-type="float" office:value="1395.516" calcext:value-type="float">
            <text:p>1395.516</text:p>
          </table:table-cell>
          <table:table-cell office:value-type="float" office:value="1227.3" calcext:value-type="float">
            <text:p>1227.3</text:p>
          </table:table-cell>
          <table:table-cell office:value-type="float" office:value="719.4278" calcext:value-type="float">
            <text:p>719.4278</text:p>
          </table:table-cell>
          <table:table-cell office:value-type="float" office:value="1069.773" calcext:value-type="float">
            <text:p>1069.773</text:p>
          </table:table-cell>
          <table:table-cell office:value-type="float" office:value="407.0217" calcext:value-type="float">
            <text:p>407.0217</text:p>
          </table:table-cell>
          <table:table-cell office:value-type="float" office:value="1826.259" calcext:value-type="float">
            <text:p>1826.259</text:p>
          </table:table-cell>
          <table:table-cell office:value-type="float" office:value="2066.251" calcext:value-type="float">
            <text:p>2066.251</text:p>
          </table:table-cell>
          <table:table-cell office:value-type="float" office:value="1656.077" calcext:value-type="float">
            <text:p>1656.077</text:p>
          </table:table-cell>
          <table:table-cell office:value-type="float" office:value="582.0974" calcext:value-type="float">
            <text:p>582.0974</text:p>
          </table:table-cell>
          <table:table-cell office:value-type="float" office:value="572.6234" calcext:value-type="float">
            <text:p>572.6234</text:p>
          </table:table-cell>
          <table:table-cell office:value-type="float" office:value="142.5693" calcext:value-type="float">
            <text:p>142.5693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8917199" calcext:value-type="float">
            <text:p>-0.0891719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7.2202" calcext:value-type="float">
            <text:p>-527.2202</text:p>
          </table:table-cell>
          <table:table-cell office:value-type="float" office:value="0" calcext:value-type="float">
            <text:p>0</text:p>
          </table:table-cell>
          <table:table-cell office:value-type="float" office:value="14.30714" calcext:value-type="float">
            <text:p>14.3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122.434" calcext:value-type="float">
            <text:p>122.434</text:p>
          </table:table-cell>
          <table:table-cell office:value-type="float" office:value="13078.36" calcext:value-type="float">
            <text:p>13078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6.8073" calcext:value-type="float">
            <text:p>-516.8073</text:p>
          </table:table-cell>
          <table:table-cell office:value-type="float" office:value="1491.145" calcext:value-type="float">
            <text:p>1491.145</text:p>
          </table:table-cell>
          <table:table-cell office:value-type="float" office:value="0" calcext:value-type="float">
            <text:p>0</text:p>
          </table:table-cell>
          <table:table-cell office:value-type="float" office:value="65.8892" calcext:value-type="float">
            <text:p>65.8892</text:p>
          </table:table-cell>
          <table:table-cell office:value-type="float" office:value="0.2074655" calcext:value-type="float">
            <text:p>0.2074655</text:p>
          </table:table-cell>
          <table:table-cell office:value-type="float" office:value="-0.01831913" calcext:value-type="float">
            <text:p>-0.0183191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576" calcext:value-type="float">
            <text:p>0.104457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5915" calcext:value-type="float">
            <text:p>1.155915</text:p>
          </table:table-cell>
          <table:table-cell office:value-type="float" office:value="370" calcext:value-type="float">
            <text:p>370</text:p>
          </table:table-cell>
          <table:table-cell office:value-type="float" office:value="-530.5499" calcext:value-type="float">
            <text:p>-530.5499</text:p>
          </table:table-cell>
          <table:table-cell office:value-type="float" office:value="0" calcext:value-type="float">
            <text:p>0</text:p>
          </table:table-cell>
          <table:table-cell office:value-type="float" office:value="349.1805" calcext:value-type="float">
            <text:p>349.1805</text:p>
          </table:table-cell>
          <table:table-cell office:value-type="float" office:value="1152.119" calcext:value-type="float">
            <text:p>1152.119</text:p>
          </table:table-cell>
          <table:table-cell office:value-type="float" office:value="1395.033" calcext:value-type="float">
            <text:p>1395.033</text:p>
          </table:table-cell>
          <table:table-cell office:value-type="float" office:value="1227.097" calcext:value-type="float">
            <text:p>1227.097</text:p>
          </table:table-cell>
          <table:table-cell office:value-type="float" office:value="719.3051" calcext:value-type="float">
            <text:p>719.3051</text:p>
          </table:table-cell>
          <table:table-cell office:value-type="float" office:value="1069.655" calcext:value-type="float">
            <text:p>1069.655</text:p>
          </table:table-cell>
          <table:table-cell office:value-type="float" office:value="406.9801" calcext:value-type="float">
            <text:p>406.9801</text:p>
          </table:table-cell>
          <table:table-cell office:value-type="float" office:value="1826.156" calcext:value-type="float">
            <text:p>1826.156</text:p>
          </table:table-cell>
          <table:table-cell office:value-type="float" office:value="2066.164" calcext:value-type="float">
            <text:p>2066.164</text:p>
          </table:table-cell>
          <table:table-cell office:value-type="float" office:value="1656.025" calcext:value-type="float">
            <text:p>1656.025</text:p>
          </table:table-cell>
          <table:table-cell office:value-type="float" office:value="582.0841" calcext:value-type="float">
            <text:p>582.0841</text:p>
          </table:table-cell>
          <table:table-cell office:value-type="float" office:value="572.6022" calcext:value-type="float">
            <text:p>572.6022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9" calcext:value-type="float">
            <text:p>35.61959</text:p>
          </table:table-cell>
          <table:table-cell office:value-type="float" office:value="0" calcext:value-type="float">
            <text:p>0</text:p>
          </table:table-cell>
          <table:table-cell office:value-type="float" office:value="-0.08928552" calcext:value-type="float">
            <text:p>-0.08928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8.7441" calcext:value-type="float">
            <text:p>-528.7441</text:p>
          </table:table-cell>
          <table:table-cell office:value-type="float" office:value="0" calcext:value-type="float">
            <text:p>0</text:p>
          </table:table-cell>
          <table:table-cell office:value-type="float" office:value="14.33677" calcext:value-type="float">
            <text:p>14.3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121.9204" calcext:value-type="float">
            <text:p>121.9204</text:p>
          </table:table-cell>
          <table:table-cell office:value-type="float" office:value="13077.67" calcext:value-type="float">
            <text:p>1307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7.9224" calcext:value-type="float">
            <text:p>-517.9224</text:p>
          </table:table-cell>
          <table:table-cell office:value-type="float" office:value="1496.642" calcext:value-type="float">
            <text:p>1496.642</text:p>
          </table:table-cell>
          <table:table-cell office:value-type="float" office:value="0" calcext:value-type="float">
            <text:p>0</text:p>
          </table:table-cell>
          <table:table-cell office:value-type="float" office:value="65.89205" calcext:value-type="float">
            <text:p>65.89205</text:p>
          </table:table-cell>
          <table:table-cell office:value-type="float" office:value="0.2050768" calcext:value-type="float">
            <text:p>0.2050768</text:p>
          </table:table-cell>
          <table:table-cell office:value-type="float" office:value="-0.01818287" calcext:value-type="float">
            <text:p>-0.0181828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619" calcext:value-type="float">
            <text:p>0.104461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7873" calcext:value-type="float">
            <text:p>1.157873</text:p>
          </table:table-cell>
          <table:table-cell office:value-type="float" office:value="370" calcext:value-type="float">
            <text:p>370</text:p>
          </table:table-cell>
          <table:table-cell office:value-type="float" office:value="-531.6669" calcext:value-type="float">
            <text:p>-531.6669</text:p>
          </table:table-cell>
          <table:table-cell office:value-type="float" office:value="0" calcext:value-type="float">
            <text:p>0</text:p>
          </table:table-cell>
          <table:table-cell office:value-type="float" office:value="349.1817" calcext:value-type="float">
            <text:p>349.1817</text:p>
          </table:table-cell>
          <table:table-cell office:value-type="float" office:value="1151.907" calcext:value-type="float">
            <text:p>1151.907</text:p>
          </table:table-cell>
          <table:table-cell office:value-type="float" office:value="1394.726" calcext:value-type="float">
            <text:p>1394.726</text:p>
          </table:table-cell>
          <table:table-cell office:value-type="float" office:value="1226.952" calcext:value-type="float">
            <text:p>1226.952</text:p>
          </table:table-cell>
          <table:table-cell office:value-type="float" office:value="719.198" calcext:value-type="float">
            <text:p>719.198</text:p>
          </table:table-cell>
          <table:table-cell office:value-type="float" office:value="1069.545" calcext:value-type="float">
            <text:p>1069.545</text:p>
          </table:table-cell>
          <table:table-cell office:value-type="float" office:value="406.9402" calcext:value-type="float">
            <text:p>406.9402</text:p>
          </table:table-cell>
          <table:table-cell office:value-type="float" office:value="1826.047" calcext:value-type="float">
            <text:p>1826.047</text:p>
          </table:table-cell>
          <table:table-cell office:value-type="float" office:value="2066.076" calcext:value-type="float">
            <text:p>2066.076</text:p>
          </table:table-cell>
          <table:table-cell office:value-type="float" office:value="1655.973" calcext:value-type="float">
            <text:p>1655.973</text:p>
          </table:table-cell>
          <table:table-cell office:value-type="float" office:value="582.071" calcext:value-type="float">
            <text:p>582.071</text:p>
          </table:table-cell>
          <table:table-cell office:value-type="float" office:value="572.5811" calcext:value-type="float">
            <text:p>572.5811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89322" calcext:value-type="float">
            <text:p>-0.089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9.8933" calcext:value-type="float">
            <text:p>-529.8933</text:p>
          </table:table-cell>
          <table:table-cell office:value-type="float" office:value="0" calcext:value-type="float">
            <text:p>0</text:p>
          </table:table-cell>
          <table:table-cell office:value-type="float" office:value="14.36771" calcext:value-type="float">
            <text:p>14.36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121.5637" calcext:value-type="float">
            <text:p>121.5637</text:p>
          </table:table-cell>
          <table:table-cell office:value-type="float" office:value="13077.17" calcext:value-type="float">
            <text:p>1307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8.7946" calcext:value-type="float">
            <text:p>-518.7946</text:p>
          </table:table-cell>
          <table:table-cell office:value-type="float" office:value="1501.494" calcext:value-type="float">
            <text:p>1501.494</text:p>
          </table:table-cell>
          <table:table-cell office:value-type="float" office:value="0" calcext:value-type="float">
            <text:p>0</text:p>
          </table:table-cell>
          <table:table-cell office:value-type="float" office:value="65.89066" calcext:value-type="float">
            <text:p>65.89066</text:p>
          </table:table-cell>
          <table:table-cell office:value-type="float" office:value="0.2034515" calcext:value-type="float">
            <text:p>0.2034515</text:p>
          </table:table-cell>
          <table:table-cell office:value-type="float" office:value="-0.01796981" calcext:value-type="float">
            <text:p>-0.0179698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44669" calcext:value-type="float">
            <text:p>0.104466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59924" calcext:value-type="float">
            <text:p>1.159924</text:p>
          </table:table-cell>
          <table:table-cell office:value-type="float" office:value="370" calcext:value-type="float">
            <text:p>370</text:p>
          </table:table-cell>
          <table:table-cell office:value-type="float" office:value="-532.5409" calcext:value-type="float">
            <text:p>-532.5409</text:p>
          </table:table-cell>
          <table:table-cell office:value-type="float" office:value="0" calcext:value-type="float">
            <text:p>0</text:p>
          </table:table-cell>
          <table:table-cell office:value-type="float" office:value="349.1783" calcext:value-type="float">
            <text:p>349.1783</text:p>
          </table:table-cell>
          <table:table-cell office:value-type="float" office:value="1151.778" calcext:value-type="float">
            <text:p>1151.778</text:p>
          </table:table-cell>
          <table:table-cell office:value-type="float" office:value="1394.539" calcext:value-type="float">
            <text:p>1394.539</text:p>
          </table:table-cell>
          <table:table-cell office:value-type="float" office:value="1226.866" calcext:value-type="float">
            <text:p>1226.866</text:p>
          </table:table-cell>
          <table:table-cell office:value-type="float" office:value="719.1251" calcext:value-type="float">
            <text:p>719.1251</text:p>
          </table:table-cell>
          <table:table-cell office:value-type="float" office:value="1069.468" calcext:value-type="float">
            <text:p>1069.468</text:p>
          </table:table-cell>
          <table:table-cell office:value-type="float" office:value="406.9107" calcext:value-type="float">
            <text:p>406.9107</text:p>
          </table:table-cell>
          <table:table-cell office:value-type="float" office:value="1825.946" calcext:value-type="float">
            <text:p>1825.946</text:p>
          </table:table-cell>
          <table:table-cell office:value-type="float" office:value="2065.988" calcext:value-type="float">
            <text:p>2065.988</text:p>
          </table:table-cell>
          <table:table-cell office:value-type="float" office:value="1655.921" calcext:value-type="float">
            <text:p>1655.921</text:p>
          </table:table-cell>
          <table:table-cell office:value-type="float" office:value="582.058" calcext:value-type="float">
            <text:p>582.058</text:p>
          </table:table-cell>
          <table:table-cell office:value-type="float" office:value="572.5602" calcext:value-type="float">
            <text:p>572.5602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8932886" calcext:value-type="float">
            <text:p>-0.089328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0.7059" calcext:value-type="float">
            <text:p>-530.7059</text:p>
          </table:table-cell>
          <table:table-cell office:value-type="float" office:value="0" calcext:value-type="float">
            <text:p>0</text:p>
          </table:table-cell>
          <table:table-cell office:value-type="float" office:value="14.30465" calcext:value-type="float">
            <text:p>14.30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121.2768" calcext:value-type="float">
            <text:p>121.2768</text:p>
          </table:table-cell>
          <table:table-cell office:value-type="float" office:value="13076.71" calcext:value-type="float">
            <text:p>13076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9.5198" calcext:value-type="float">
            <text:p>-519.5198</text:p>
          </table:table-cell>
          <table:table-cell office:value-type="float" office:value="1505.37" calcext:value-type="float">
            <text:p>1505.37</text:p>
          </table:table-cell>
          <table:table-cell office:value-type="float" office:value="0" calcext:value-type="float">
            <text:p>0</text:p>
          </table:table-cell>
          <table:table-cell office:value-type="float" office:value="65.84566" calcext:value-type="float">
            <text:p>65.84566</text:p>
          </table:table-cell>
          <table:table-cell office:value-type="float" office:value="0.2016433" calcext:value-type="float">
            <text:p>0.2016433</text:p>
          </table:table-cell>
          <table:table-cell office:value-type="float" office:value="-0.01776425" calcext:value-type="float">
            <text:p>-0.0177642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076472" calcext:value-type="float">
            <text:p>0.107647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193657" calcext:value-type="float">
            <text:p>1.193657</text:p>
          </table:table-cell>
          <table:table-cell office:value-type="float" office:value="370" calcext:value-type="float">
            <text:p>370</text:p>
          </table:table-cell>
          <table:table-cell office:value-type="float" office:value="-533.3028" calcext:value-type="float">
            <text:p>-533.3028</text:p>
          </table:table-cell>
          <table:table-cell office:value-type="float" office:value="0" calcext:value-type="float">
            <text:p>0</text:p>
          </table:table-cell>
          <table:table-cell office:value-type="float" office:value="349.2086" calcext:value-type="float">
            <text:p>349.2086</text:p>
          </table:table-cell>
          <table:table-cell office:value-type="float" office:value="1151.651" calcext:value-type="float">
            <text:p>1151.651</text:p>
          </table:table-cell>
          <table:table-cell office:value-type="float" office:value="1394.369" calcext:value-type="float">
            <text:p>1394.369</text:p>
          </table:table-cell>
          <table:table-cell office:value-type="float" office:value="1226.797" calcext:value-type="float">
            <text:p>1226.797</text:p>
          </table:table-cell>
          <table:table-cell office:value-type="float" office:value="719.063" calcext:value-type="float">
            <text:p>719.063</text:p>
          </table:table-cell>
          <table:table-cell office:value-type="float" office:value="1069.407" calcext:value-type="float">
            <text:p>1069.407</text:p>
          </table:table-cell>
          <table:table-cell office:value-type="float" office:value="406.8852" calcext:value-type="float">
            <text:p>406.8852</text:p>
          </table:table-cell>
          <table:table-cell office:value-type="float" office:value="1825.862" calcext:value-type="float">
            <text:p>1825.862</text:p>
          </table:table-cell>
          <table:table-cell office:value-type="float" office:value="2065.901" calcext:value-type="float">
            <text:p>2065.901</text:p>
          </table:table-cell>
          <table:table-cell office:value-type="float" office:value="1655.869" calcext:value-type="float">
            <text:p>1655.869</text:p>
          </table:table-cell>
          <table:table-cell office:value-type="float" office:value="582.045" calcext:value-type="float">
            <text:p>582.045</text:p>
          </table:table-cell>
          <table:table-cell office:value-type="float" office:value="572.5394" calcext:value-type="float">
            <text:p>572.5394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8" calcext:value-type="float">
            <text:p>35.61958</text:p>
          </table:table-cell>
          <table:table-cell office:value-type="float" office:value="0" calcext:value-type="float">
            <text:p>0</text:p>
          </table:table-cell>
          <table:table-cell office:value-type="float" office:value="-0.08933485" calcext:value-type="float">
            <text:p>-0.089334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1.4006" calcext:value-type="float">
            <text:p>-531.4006</text:p>
          </table:table-cell>
          <table:table-cell office:value-type="float" office:value="0" calcext:value-type="float">
            <text:p>0</text:p>
          </table:table-cell>
          <table:table-cell office:value-type="float" office:value="14.23907" calcext:value-type="float">
            <text:p>14.23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120.9595" calcext:value-type="float">
            <text:p>120.9595</text:p>
          </table:table-cell>
          <table:table-cell office:value-type="float" office:value="13076.24" calcext:value-type="float">
            <text:p>1307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0.288" calcext:value-type="float">
            <text:p>-520.288</text:p>
          </table:table-cell>
          <table:table-cell office:value-type="float" office:value="1511.214" calcext:value-type="float">
            <text:p>1511.214</text:p>
          </table:table-cell>
          <table:table-cell office:value-type="float" office:value="0" calcext:value-type="float">
            <text:p>0</text:p>
          </table:table-cell>
          <table:table-cell office:value-type="float" office:value="65.77863" calcext:value-type="float">
            <text:p>65.77863</text:p>
          </table:table-cell>
          <table:table-cell office:value-type="float" office:value="0.1992814" calcext:value-type="float">
            <text:p>0.1992814</text:p>
          </table:table-cell>
          <table:table-cell office:value-type="float" office:value="-0.01749335" calcext:value-type="float">
            <text:p>-0.0174933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3327" calcext:value-type="float">
            <text:p>0.110332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5643" calcext:value-type="float">
            <text:p>1.25643</text:p>
          </table:table-cell>
          <table:table-cell office:value-type="float" office:value="370" calcext:value-type="float">
            <text:p>370</text:p>
          </table:table-cell>
          <table:table-cell office:value-type="float" office:value="-534.1362" calcext:value-type="float">
            <text:p>-534.1362</text:p>
          </table:table-cell>
          <table:table-cell office:value-type="float" office:value="0" calcext:value-type="float">
            <text:p>0</text:p>
          </table:table-cell>
          <table:table-cell office:value-type="float" office:value="349.244" calcext:value-type="float">
            <text:p>349.244</text:p>
          </table:table-cell>
          <table:table-cell office:value-type="float" office:value="1151.491" calcext:value-type="float">
            <text:p>1151.491</text:p>
          </table:table-cell>
          <table:table-cell office:value-type="float" office:value="1394.179" calcext:value-type="float">
            <text:p>1394.179</text:p>
          </table:table-cell>
          <table:table-cell office:value-type="float" office:value="1226.715" calcext:value-type="float">
            <text:p>1226.715</text:p>
          </table:table-cell>
          <table:table-cell office:value-type="float" office:value="719.0014" calcext:value-type="float">
            <text:p>719.0014</text:p>
          </table:table-cell>
          <table:table-cell office:value-type="float" office:value="1069.346" calcext:value-type="float">
            <text:p>1069.346</text:p>
          </table:table-cell>
          <table:table-cell office:value-type="float" office:value="406.8612" calcext:value-type="float">
            <text:p>406.8612</text:p>
          </table:table-cell>
          <table:table-cell office:value-type="float" office:value="1825.782" calcext:value-type="float">
            <text:p>1825.782</text:p>
          </table:table-cell>
          <table:table-cell office:value-type="float" office:value="2065.822" calcext:value-type="float">
            <text:p>2065.822</text:p>
          </table:table-cell>
          <table:table-cell office:value-type="float" office:value="1655.818" calcext:value-type="float">
            <text:p>1655.818</text:p>
          </table:table-cell>
          <table:table-cell office:value-type="float" office:value="582.032" calcext:value-type="float">
            <text:p>582.032</text:p>
          </table:table-cell>
          <table:table-cell office:value-type="float" office:value="572.5187" calcext:value-type="float">
            <text:p>572.5187</text:p>
          </table:table-cell>
          <table:table-cell office:value-type="float" office:value="142.5694" calcext:value-type="float">
            <text:p>142.5694</text:p>
          </table:table-cell>
          <table:table-cell office:value-type="float" office:value="35.61957" calcext:value-type="float">
            <text:p>35.61957</text:p>
          </table:table-cell>
          <table:table-cell office:value-type="float" office:value="0" calcext:value-type="float">
            <text:p>0</text:p>
          </table:table-cell>
          <table:table-cell office:value-type="float" office:value="-0.08934468" calcext:value-type="float">
            <text:p>-0.08934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2.1294" calcext:value-type="float">
            <text:p>-532.1294</text:p>
          </table:table-cell>
          <table:table-cell office:value-type="float" office:value="0" calcext:value-type="float">
            <text:p>0</text:p>
          </table:table-cell>
          <table:table-cell office:value-type="float" office:value="14.14283" calcext:value-type="float">
            <text:p>14.14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120.6327" calcext:value-type="float">
            <text:p>120.6327</text:p>
          </table:table-cell>
          <table:table-cell office:value-type="float" office:value="13075.76" calcext:value-type="float">
            <text:p>1307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085" calcext:value-type="float">
            <text:p>-521.085</text:p>
          </table:table-cell>
          <table:table-cell office:value-type="float" office:value="1514.119" calcext:value-type="float">
            <text:p>1514.119</text:p>
          </table:table-cell>
          <table:table-cell office:value-type="float" office:value="0" calcext:value-type="float">
            <text:p>0</text:p>
          </table:table-cell>
          <table:table-cell office:value-type="float" office:value="65.70802" calcext:value-type="float">
            <text:p>65.70802</text:p>
          </table:table-cell>
          <table:table-cell office:value-type="float" office:value="0.1969044" calcext:value-type="float">
            <text:p>0.1969044</text:p>
          </table:table-cell>
          <table:table-cell office:value-type="float" office:value="-0.01717441" calcext:value-type="float">
            <text:p>-0.0171744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303" calcext:value-type="float">
            <text:p>0.110730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80326" calcext:value-type="float">
            <text:p>1.280326</text:p>
          </table:table-cell>
          <table:table-cell office:value-type="float" office:value="370" calcext:value-type="float">
            <text:p>370</text:p>
          </table:table-cell>
          <table:table-cell office:value-type="float" office:value="-534.9572" calcext:value-type="float">
            <text:p>-534.9572</text:p>
          </table:table-cell>
          <table:table-cell office:value-type="float" office:value="0" calcext:value-type="float">
            <text:p>0</text:p>
          </table:table-cell>
          <table:table-cell office:value-type="float" office:value="349.2799" calcext:value-type="float">
            <text:p>349.2799</text:p>
          </table:table-cell>
          <table:table-cell office:value-type="float" office:value="1151.323" calcext:value-type="float">
            <text:p>1151.323</text:p>
          </table:table-cell>
          <table:table-cell office:value-type="float" office:value="1393.983" calcext:value-type="float">
            <text:p>1393.983</text:p>
          </table:table-cell>
          <table:table-cell office:value-type="float" office:value="1226.626" calcext:value-type="float">
            <text:p>1226.626</text:p>
          </table:table-cell>
          <table:table-cell office:value-type="float" office:value="718.9376" calcext:value-type="float">
            <text:p>718.9376</text:p>
          </table:table-cell>
          <table:table-cell office:value-type="float" office:value="1069.283" calcext:value-type="float">
            <text:p>1069.283</text:p>
          </table:table-cell>
          <table:table-cell office:value-type="float" office:value="406.8375" calcext:value-type="float">
            <text:p>406.8375</text:p>
          </table:table-cell>
          <table:table-cell office:value-type="float" office:value="1825.704" calcext:value-type="float">
            <text:p>1825.704</text:p>
          </table:table-cell>
          <table:table-cell office:value-type="float" office:value="2065.75" calcext:value-type="float">
            <text:p>2065.75</text:p>
          </table:table-cell>
          <table:table-cell office:value-type="float" office:value="1655.766" calcext:value-type="float">
            <text:p>1655.766</text:p>
          </table:table-cell>
          <table:table-cell office:value-type="float" office:value="582.0191" calcext:value-type="float">
            <text:p>582.0191</text:p>
          </table:table-cell>
          <table:table-cell office:value-type="float" office:value="572.4981" calcext:value-type="float">
            <text:p>572.498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7" calcext:value-type="float">
            <text:p>35.61957</text:p>
          </table:table-cell>
          <table:table-cell office:value-type="float" office:value="0" calcext:value-type="float">
            <text:p>0</text:p>
          </table:table-cell>
          <table:table-cell office:value-type="float" office:value="-0.08935552" calcext:value-type="float">
            <text:p>-0.089355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2.877" calcext:value-type="float">
            <text:p>-532.877</text:p>
          </table:table-cell>
          <table:table-cell office:value-type="float" office:value="0" calcext:value-type="float">
            <text:p>0</text:p>
          </table:table-cell>
          <table:table-cell office:value-type="float" office:value="14.07311" calcext:value-type="float">
            <text:p>14.07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120.3196" calcext:value-type="float">
            <text:p>120.3196</text:p>
          </table:table-cell>
          <table:table-cell office:value-type="float" office:value="13075.29" calcext:value-type="float">
            <text:p>13075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1.879" calcext:value-type="float">
            <text:p>-521.879</text:p>
          </table:table-cell>
          <table:table-cell office:value-type="float" office:value="1516.626" calcext:value-type="float">
            <text:p>1516.626</text:p>
          </table:table-cell>
          <table:table-cell office:value-type="float" office:value="0" calcext:value-type="float">
            <text:p>0</text:p>
          </table:table-cell>
          <table:table-cell office:value-type="float" office:value="65.64122" calcext:value-type="float">
            <text:p>65.64122</text:p>
          </table:table-cell>
          <table:table-cell office:value-type="float" office:value="0.1946628" calcext:value-type="float">
            <text:p>0.1946628</text:p>
          </table:table-cell>
          <table:table-cell office:value-type="float" office:value="-0.0168677" calcext:value-type="float">
            <text:p>-0.016867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353" calcext:value-type="float">
            <text:p>0.110735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82445" calcext:value-type="float">
            <text:p>1.282445</text:p>
          </table:table-cell>
          <table:table-cell office:value-type="float" office:value="370" calcext:value-type="float">
            <text:p>370</text:p>
          </table:table-cell>
          <table:table-cell office:value-type="float" office:value="-535.753" calcext:value-type="float">
            <text:p>-535.753</text:p>
          </table:table-cell>
          <table:table-cell office:value-type="float" office:value="0" calcext:value-type="float">
            <text:p>0</text:p>
          </table:table-cell>
          <table:table-cell office:value-type="float" office:value="349.3164" calcext:value-type="float">
            <text:p>349.3164</text:p>
          </table:table-cell>
          <table:table-cell office:value-type="float" office:value="1151.166" calcext:value-type="float">
            <text:p>1151.166</text:p>
          </table:table-cell>
          <table:table-cell office:value-type="float" office:value="1393.785" calcext:value-type="float">
            <text:p>1393.785</text:p>
          </table:table-cell>
          <table:table-cell office:value-type="float" office:value="1226.542" calcext:value-type="float">
            <text:p>1226.542</text:p>
          </table:table-cell>
          <table:table-cell office:value-type="float" office:value="718.8769" calcext:value-type="float">
            <text:p>718.8769</text:p>
          </table:table-cell>
          <table:table-cell office:value-type="float" office:value="1069.223" calcext:value-type="float">
            <text:p>1069.223</text:p>
          </table:table-cell>
          <table:table-cell office:value-type="float" office:value="406.8138" calcext:value-type="float">
            <text:p>406.8138</text:p>
          </table:table-cell>
          <table:table-cell office:value-type="float" office:value="1825.627" calcext:value-type="float">
            <text:p>1825.627</text:p>
          </table:table-cell>
          <table:table-cell office:value-type="float" office:value="2065.679" calcext:value-type="float">
            <text:p>2065.679</text:p>
          </table:table-cell>
          <table:table-cell office:value-type="float" office:value="1655.715" calcext:value-type="float">
            <text:p>1655.715</text:p>
          </table:table-cell>
          <table:table-cell office:value-type="float" office:value="582.0063" calcext:value-type="float">
            <text:p>582.0063</text:p>
          </table:table-cell>
          <table:table-cell office:value-type="float" office:value="572.4777" calcext:value-type="float">
            <text:p>572.4777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7" calcext:value-type="float">
            <text:p>35.61957</text:p>
          </table:table-cell>
          <table:table-cell office:value-type="float" office:value="0" calcext:value-type="float">
            <text:p>0</text:p>
          </table:table-cell>
          <table:table-cell office:value-type="float" office:value="-0.0893629" calcext:value-type="float">
            <text:p>-0.0893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3.5999" calcext:value-type="float">
            <text:p>-533.5999</text:p>
          </table:table-cell>
          <table:table-cell office:value-type="float" office:value="0" calcext:value-type="float">
            <text:p>0</text:p>
          </table:table-cell>
          <table:table-cell office:value-type="float" office:value="14.00535" calcext:value-type="float">
            <text:p>14.00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120.0233" calcext:value-type="float">
            <text:p>120.0233</text:p>
          </table:table-cell>
          <table:table-cell office:value-type="float" office:value="13074.85" calcext:value-type="float">
            <text:p>1307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2.5813" calcext:value-type="float">
            <text:p>-522.5813</text:p>
          </table:table-cell>
          <table:table-cell office:value-type="float" office:value="1515.845" calcext:value-type="float">
            <text:p>1515.845</text:p>
          </table:table-cell>
          <table:table-cell office:value-type="float" office:value="0" calcext:value-type="float">
            <text:p>0</text:p>
          </table:table-cell>
          <table:table-cell office:value-type="float" office:value="65.59268" calcext:value-type="float">
            <text:p>65.59268</text:p>
          </table:table-cell>
          <table:table-cell office:value-type="float" office:value="0.1928794" calcext:value-type="float">
            <text:p>0.1928794</text:p>
          </table:table-cell>
          <table:table-cell office:value-type="float" office:value="-0.01657379" calcext:value-type="float">
            <text:p>-0.0165737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404" calcext:value-type="float">
            <text:p>0.110740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84519" calcext:value-type="float">
            <text:p>1.284519</text:p>
          </table:table-cell>
          <table:table-cell office:value-type="float" office:value="370" calcext:value-type="float">
            <text:p>370</text:p>
          </table:table-cell>
          <table:table-cell office:value-type="float" office:value="-536.4571" calcext:value-type="float">
            <text:p>-536.4571</text:p>
          </table:table-cell>
          <table:table-cell office:value-type="float" office:value="0" calcext:value-type="float">
            <text:p>0</text:p>
          </table:table-cell>
          <table:table-cell office:value-type="float" office:value="349.3348" calcext:value-type="float">
            <text:p>349.3348</text:p>
          </table:table-cell>
          <table:table-cell office:value-type="float" office:value="1151.038" calcext:value-type="float">
            <text:p>1151.038</text:p>
          </table:table-cell>
          <table:table-cell office:value-type="float" office:value="1393.609" calcext:value-type="float">
            <text:p>1393.609</text:p>
          </table:table-cell>
          <table:table-cell office:value-type="float" office:value="1226.46" calcext:value-type="float">
            <text:p>1226.46</text:p>
          </table:table-cell>
          <table:table-cell office:value-type="float" office:value="718.8174" calcext:value-type="float">
            <text:p>718.8174</text:p>
          </table:table-cell>
          <table:table-cell office:value-type="float" office:value="1069.162" calcext:value-type="float">
            <text:p>1069.162</text:p>
          </table:table-cell>
          <table:table-cell office:value-type="float" office:value="406.7906" calcext:value-type="float">
            <text:p>406.7906</text:p>
          </table:table-cell>
          <table:table-cell office:value-type="float" office:value="1825.557" calcext:value-type="float">
            <text:p>1825.557</text:p>
          </table:table-cell>
          <table:table-cell office:value-type="float" office:value="2065.609" calcext:value-type="float">
            <text:p>2065.609</text:p>
          </table:table-cell>
          <table:table-cell office:value-type="float" office:value="1655.665" calcext:value-type="float">
            <text:p>1655.665</text:p>
          </table:table-cell>
          <table:table-cell office:value-type="float" office:value="581.9937" calcext:value-type="float">
            <text:p>581.9937</text:p>
          </table:table-cell>
          <table:table-cell office:value-type="float" office:value="572.4575" calcext:value-type="float">
            <text:p>572.457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8936817" calcext:value-type="float">
            <text:p>-0.08936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4.2836" calcext:value-type="float">
            <text:p>-534.2836</text:p>
          </table:table-cell>
          <table:table-cell office:value-type="float" office:value="0" calcext:value-type="float">
            <text:p>0</text:p>
          </table:table-cell>
          <table:table-cell office:value-type="float" office:value="13.99141" calcext:value-type="float">
            <text:p>13.99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119.675" calcext:value-type="float">
            <text:p>119.675</text:p>
          </table:table-cell>
          <table:table-cell office:value-type="float" office:value="13074.44" calcext:value-type="float">
            <text:p>1307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3.264" calcext:value-type="float">
            <text:p>-523.264</text:p>
          </table:table-cell>
          <table:table-cell office:value-type="float" office:value="1516.235" calcext:value-type="float">
            <text:p>1516.235</text:p>
          </table:table-cell>
          <table:table-cell office:value-type="float" office:value="0" calcext:value-type="float">
            <text:p>0</text:p>
          </table:table-cell>
          <table:table-cell office:value-type="float" office:value="65.60824" calcext:value-type="float">
            <text:p>65.60824</text:p>
          </table:table-cell>
          <table:table-cell office:value-type="float" office:value="0.1910851" calcext:value-type="float">
            <text:p>0.1910851</text:p>
          </table:table-cell>
          <table:table-cell office:value-type="float" office:value="-0.01640366" calcext:value-type="float">
            <text:p>-0.0164036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45" calcext:value-type="float">
            <text:p>0.11074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86555" calcext:value-type="float">
            <text:p>1.286555</text:p>
          </table:table-cell>
          <table:table-cell office:value-type="float" office:value="370" calcext:value-type="float">
            <text:p>370</text:p>
          </table:table-cell>
          <table:table-cell office:value-type="float" office:value="-537.1416" calcext:value-type="float">
            <text:p>-537.1416</text:p>
          </table:table-cell>
          <table:table-cell office:value-type="float" office:value="0" calcext:value-type="float">
            <text:p>0</text:p>
          </table:table-cell>
          <table:table-cell office:value-type="float" office:value="349.3008" calcext:value-type="float">
            <text:p>349.3008</text:p>
          </table:table-cell>
          <table:table-cell office:value-type="float" office:value="1150.904" calcext:value-type="float">
            <text:p>1150.904</text:p>
          </table:table-cell>
          <table:table-cell office:value-type="float" office:value="1393.439" calcext:value-type="float">
            <text:p>1393.439</text:p>
          </table:table-cell>
          <table:table-cell office:value-type="float" office:value="1226.386" calcext:value-type="float">
            <text:p>1226.386</text:p>
          </table:table-cell>
          <table:table-cell office:value-type="float" office:value="718.7629" calcext:value-type="float">
            <text:p>718.7629</text:p>
          </table:table-cell>
          <table:table-cell office:value-type="float" office:value="1069.106" calcext:value-type="float">
            <text:p>1069.106</text:p>
          </table:table-cell>
          <table:table-cell office:value-type="float" office:value="406.7705" calcext:value-type="float">
            <text:p>406.7705</text:p>
          </table:table-cell>
          <table:table-cell office:value-type="float" office:value="1825.493" calcext:value-type="float">
            <text:p>1825.493</text:p>
          </table:table-cell>
          <table:table-cell office:value-type="float" office:value="2065.539" calcext:value-type="float">
            <text:p>2065.539</text:p>
          </table:table-cell>
          <table:table-cell office:value-type="float" office:value="1655.615" calcext:value-type="float">
            <text:p>1655.615</text:p>
          </table:table-cell>
          <table:table-cell office:value-type="float" office:value="581.9811" calcext:value-type="float">
            <text:p>581.9811</text:p>
          </table:table-cell>
          <table:table-cell office:value-type="float" office:value="572.4374" calcext:value-type="float">
            <text:p>572.4374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893717" calcext:value-type="float">
            <text:p>-0.08937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5.0026" calcext:value-type="float">
            <text:p>-535.0026</text:p>
          </table:table-cell>
          <table:table-cell office:value-type="float" office:value="0" calcext:value-type="float">
            <text:p>0</text:p>
          </table:table-cell>
          <table:table-cell office:value-type="float" office:value="14.02776" calcext:value-type="float">
            <text:p>14.0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119.3153" calcext:value-type="float">
            <text:p>119.3153</text:p>
          </table:table-cell>
          <table:table-cell office:value-type="float" office:value="13074.02" calcext:value-type="float">
            <text:p>13074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4.0735" calcext:value-type="float">
            <text:p>-524.0735</text:p>
          </table:table-cell>
          <table:table-cell office:value-type="float" office:value="1520.355" calcext:value-type="float">
            <text:p>1520.355</text:p>
          </table:table-cell>
          <table:table-cell office:value-type="float" office:value="0" calcext:value-type="float">
            <text:p>0</text:p>
          </table:table-cell>
          <table:table-cell office:value-type="float" office:value="65.62215" calcext:value-type="float">
            <text:p>65.62215</text:p>
          </table:table-cell>
          <table:table-cell office:value-type="float" office:value="0.1890212" calcext:value-type="float">
            <text:p>0.1890212</text:p>
          </table:table-cell>
          <table:table-cell office:value-type="float" office:value="-0.01617856" calcext:value-type="float">
            <text:p>-0.0161785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493" calcext:value-type="float">
            <text:p>0.110749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88555" calcext:value-type="float">
            <text:p>1.288555</text:p>
          </table:table-cell>
          <table:table-cell office:value-type="float" office:value="370" calcext:value-type="float">
            <text:p>370</text:p>
          </table:table-cell>
          <table:table-cell office:value-type="float" office:value="-537.953" calcext:value-type="float">
            <text:p>-537.953</text:p>
          </table:table-cell>
          <table:table-cell office:value-type="float" office:value="0" calcext:value-type="float">
            <text:p>0</text:p>
          </table:table-cell>
          <table:table-cell office:value-type="float" office:value="349.2646" calcext:value-type="float">
            <text:p>349.2646</text:p>
          </table:table-cell>
          <table:table-cell office:value-type="float" office:value="1150.761" calcext:value-type="float">
            <text:p>1150.761</text:p>
          </table:table-cell>
          <table:table-cell office:value-type="float" office:value="1393.264" calcext:value-type="float">
            <text:p>1393.264</text:p>
          </table:table-cell>
          <table:table-cell office:value-type="float" office:value="1226.313" calcext:value-type="float">
            <text:p>1226.313</text:p>
          </table:table-cell>
          <table:table-cell office:value-type="float" office:value="718.7059" calcext:value-type="float">
            <text:p>718.7059</text:p>
          </table:table-cell>
          <table:table-cell office:value-type="float" office:value="1069.05" calcext:value-type="float">
            <text:p>1069.05</text:p>
          </table:table-cell>
          <table:table-cell office:value-type="float" office:value="406.7518" calcext:value-type="float">
            <text:p>406.7518</text:p>
          </table:table-cell>
          <table:table-cell office:value-type="float" office:value="1825.43" calcext:value-type="float">
            <text:p>1825.43</text:p>
          </table:table-cell>
          <table:table-cell office:value-type="float" office:value="2065.47" calcext:value-type="float">
            <text:p>2065.47</text:p>
          </table:table-cell>
          <table:table-cell office:value-type="float" office:value="1655.566" calcext:value-type="float">
            <text:p>1655.566</text:p>
          </table:table-cell>
          <table:table-cell office:value-type="float" office:value="581.9686" calcext:value-type="float">
            <text:p>581.9686</text:p>
          </table:table-cell>
          <table:table-cell office:value-type="float" office:value="572.4175" calcext:value-type="float">
            <text:p>572.417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6" calcext:value-type="float">
            <text:p>35.61956</text:p>
          </table:table-cell>
          <table:table-cell office:value-type="float" office:value="0" calcext:value-type="float">
            <text:p>0</text:p>
          </table:table-cell>
          <table:table-cell office:value-type="float" office:value="-0.08937848" calcext:value-type="float">
            <text:p>-0.089378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5.7187" calcext:value-type="float">
            <text:p>-535.7187</text:p>
          </table:table-cell>
          <table:table-cell office:value-type="float" office:value="0" calcext:value-type="float">
            <text:p>0</text:p>
          </table:table-cell>
          <table:table-cell office:value-type="float" office:value="13.93917" calcext:value-type="float">
            <text:p>13.93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118.953" calcext:value-type="float">
            <text:p>118.953</text:p>
          </table:table-cell>
          <table:table-cell office:value-type="float" office:value="13073.55" calcext:value-type="float">
            <text:p>13073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4.8896" calcext:value-type="float">
            <text:p>-524.8896</text:p>
          </table:table-cell>
          <table:table-cell office:value-type="float" office:value="1522.837" calcext:value-type="float">
            <text:p>1522.837</text:p>
          </table:table-cell>
          <table:table-cell office:value-type="float" office:value="0" calcext:value-type="float">
            <text:p>0</text:p>
          </table:table-cell>
          <table:table-cell office:value-type="float" office:value="65.52547" calcext:value-type="float">
            <text:p>65.52547</text:p>
          </table:table-cell>
          <table:table-cell office:value-type="float" office:value="0.1862564" calcext:value-type="float">
            <text:p>0.1862564</text:p>
          </table:table-cell>
          <table:table-cell office:value-type="float" office:value="-0.01598642" calcext:value-type="float">
            <text:p>-0.0159864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536" calcext:value-type="float">
            <text:p>0.110753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0522" calcext:value-type="float">
            <text:p>1.290522</text:p>
          </table:table-cell>
          <table:table-cell office:value-type="float" office:value="370" calcext:value-type="float">
            <text:p>370</text:p>
          </table:table-cell>
          <table:table-cell office:value-type="float" office:value="-538.7708" calcext:value-type="float">
            <text:p>-538.7708</text:p>
          </table:table-cell>
          <table:table-cell office:value-type="float" office:value="0" calcext:value-type="float">
            <text:p>0</text:p>
          </table:table-cell>
          <table:table-cell office:value-type="float" office:value="349.2891" calcext:value-type="float">
            <text:p>349.2891</text:p>
          </table:table-cell>
          <table:table-cell office:value-type="float" office:value="1150.559" calcext:value-type="float">
            <text:p>1150.559</text:p>
          </table:table-cell>
          <table:table-cell office:value-type="float" office:value="1393.048" calcext:value-type="float">
            <text:p>1393.048</text:p>
          </table:table-cell>
          <table:table-cell office:value-type="float" office:value="1226.224" calcext:value-type="float">
            <text:p>1226.224</text:p>
          </table:table-cell>
          <table:table-cell office:value-type="float" office:value="718.646" calcext:value-type="float">
            <text:p>718.646</text:p>
          </table:table-cell>
          <table:table-cell office:value-type="float" office:value="1068.992" calcext:value-type="float">
            <text:p>1068.992</text:p>
          </table:table-cell>
          <table:table-cell office:value-type="float" office:value="406.7323" calcext:value-type="float">
            <text:p>406.7323</text:p>
          </table:table-cell>
          <table:table-cell office:value-type="float" office:value="1825.368" calcext:value-type="float">
            <text:p>1825.368</text:p>
          </table:table-cell>
          <table:table-cell office:value-type="float" office:value="2065.402" calcext:value-type="float">
            <text:p>2065.402</text:p>
          </table:table-cell>
          <table:table-cell office:value-type="float" office:value="1655.516" calcext:value-type="float">
            <text:p>1655.516</text:p>
          </table:table-cell>
          <table:table-cell office:value-type="float" office:value="581.9563" calcext:value-type="float">
            <text:p>581.9563</text:p>
          </table:table-cell>
          <table:table-cell office:value-type="float" office:value="572.3978" calcext:value-type="float">
            <text:p>572.3978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0" calcext:value-type="float">
            <text:p>0</text:p>
          </table:table-cell>
          <table:table-cell office:value-type="float" office:value="-0.08939675" calcext:value-type="float">
            <text:p>-0.08939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6.4899" calcext:value-type="float">
            <text:p>-536.4899</text:p>
          </table:table-cell>
          <table:table-cell office:value-type="float" office:value="0" calcext:value-type="float">
            <text:p>0</text:p>
          </table:table-cell>
          <table:table-cell office:value-type="float" office:value="13.89586" calcext:value-type="float">
            <text:p>13.89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118.5902" calcext:value-type="float">
            <text:p>118.5902</text:p>
          </table:table-cell>
          <table:table-cell office:value-type="float" office:value="13073.05" calcext:value-type="float">
            <text:p>13073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5.7307" calcext:value-type="float">
            <text:p>-525.7307</text:p>
          </table:table-cell>
          <table:table-cell office:value-type="float" office:value="1525.989" calcext:value-type="float">
            <text:p>1525.989</text:p>
          </table:table-cell>
          <table:table-cell office:value-type="float" office:value="0" calcext:value-type="float">
            <text:p>0</text:p>
          </table:table-cell>
          <table:table-cell office:value-type="float" office:value="65.43013" calcext:value-type="float">
            <text:p>65.43013</text:p>
          </table:table-cell>
          <table:table-cell office:value-type="float" office:value="0.1835306" calcext:value-type="float">
            <text:p>0.1835306</text:p>
          </table:table-cell>
          <table:table-cell office:value-type="float" office:value="-0.01582319" calcext:value-type="float">
            <text:p>-0.0158231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579" calcext:value-type="float">
            <text:p>0.110757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2454" calcext:value-type="float">
            <text:p>1.292454</text:p>
          </table:table-cell>
          <table:table-cell office:value-type="float" office:value="370" calcext:value-type="float">
            <text:p>370</text:p>
          </table:table-cell>
          <table:table-cell office:value-type="float" office:value="-539.6137" calcext:value-type="float">
            <text:p>-539.6137</text:p>
          </table:table-cell>
          <table:table-cell office:value-type="float" office:value="0" calcext:value-type="float">
            <text:p>0</text:p>
          </table:table-cell>
          <table:table-cell office:value-type="float" office:value="349.3256" calcext:value-type="float">
            <text:p>349.3256</text:p>
          </table:table-cell>
          <table:table-cell office:value-type="float" office:value="1150.358" calcext:value-type="float">
            <text:p>1150.358</text:p>
          </table:table-cell>
          <table:table-cell office:value-type="float" office:value="1392.816" calcext:value-type="float">
            <text:p>1392.816</text:p>
          </table:table-cell>
          <table:table-cell office:value-type="float" office:value="1226.128" calcext:value-type="float">
            <text:p>1226.128</text:p>
          </table:table-cell>
          <table:table-cell office:value-type="float" office:value="718.5771" calcext:value-type="float">
            <text:p>718.5771</text:p>
          </table:table-cell>
          <table:table-cell office:value-type="float" office:value="1068.929" calcext:value-type="float">
            <text:p>1068.929</text:p>
          </table:table-cell>
          <table:table-cell office:value-type="float" office:value="406.7098" calcext:value-type="float">
            <text:p>406.7098</text:p>
          </table:table-cell>
          <table:table-cell office:value-type="float" office:value="1825.305" calcext:value-type="float">
            <text:p>1825.305</text:p>
          </table:table-cell>
          <table:table-cell office:value-type="float" office:value="2065.334" calcext:value-type="float">
            <text:p>2065.334</text:p>
          </table:table-cell>
          <table:table-cell office:value-type="float" office:value="1655.467" calcext:value-type="float">
            <text:p>1655.467</text:p>
          </table:table-cell>
          <table:table-cell office:value-type="float" office:value="581.944" calcext:value-type="float">
            <text:p>581.944</text:p>
          </table:table-cell>
          <table:table-cell office:value-type="float" office:value="572.3783" calcext:value-type="float">
            <text:p>572.3783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4" calcext:value-type="float">
            <text:p>35.61954</text:p>
          </table:table-cell>
          <table:table-cell office:value-type="float" office:value="0" calcext:value-type="float">
            <text:p>0</text:p>
          </table:table-cell>
          <table:table-cell office:value-type="float" office:value="-0.0894135" calcext:value-type="float">
            <text:p>-0.0894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7.2896" calcext:value-type="float">
            <text:p>-537.2896</text:p>
          </table:table-cell>
          <table:table-cell office:value-type="float" office:value="0" calcext:value-type="float">
            <text:p>0</text:p>
          </table:table-cell>
          <table:table-cell office:value-type="float" office:value="13.85511" calcext:value-type="float">
            <text:p>13.85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118.2446" calcext:value-type="float">
            <text:p>118.2446</text:p>
          </table:table-cell>
          <table:table-cell office:value-type="float" office:value="13072.56" calcext:value-type="float">
            <text:p>13072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6.5444" calcext:value-type="float">
            <text:p>-526.5444</text:p>
          </table:table-cell>
          <table:table-cell office:value-type="float" office:value="1528.08" calcext:value-type="float">
            <text:p>1528.08</text:p>
          </table:table-cell>
          <table:table-cell office:value-type="float" office:value="0" calcext:value-type="float">
            <text:p>0</text:p>
          </table:table-cell>
          <table:table-cell office:value-type="float" office:value="65.34278" calcext:value-type="float">
            <text:p>65.34278</text:p>
          </table:table-cell>
          <table:table-cell office:value-type="float" office:value="0.1809199" calcext:value-type="float">
            <text:p>0.1809199</text:p>
          </table:table-cell>
          <table:table-cell office:value-type="float" office:value="-0.01563892" calcext:value-type="float">
            <text:p>-0.0156389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622" calcext:value-type="float">
            <text:p>0.110762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4352" calcext:value-type="float">
            <text:p>1.294352</text:p>
          </table:table-cell>
          <table:table-cell office:value-type="float" office:value="370" calcext:value-type="float">
            <text:p>370</text:p>
          </table:table-cell>
          <table:table-cell office:value-type="float" office:value="-540.4291" calcext:value-type="float">
            <text:p>-540.4291</text:p>
          </table:table-cell>
          <table:table-cell office:value-type="float" office:value="0" calcext:value-type="float">
            <text:p>0</text:p>
          </table:table-cell>
          <table:table-cell office:value-type="float" office:value="349.3625" calcext:value-type="float">
            <text:p>349.3625</text:p>
          </table:table-cell>
          <table:table-cell office:value-type="float" office:value="1150.172" calcext:value-type="float">
            <text:p>1150.172</text:p>
          </table:table-cell>
          <table:table-cell office:value-type="float" office:value="1392.589" calcext:value-type="float">
            <text:p>1392.589</text:p>
          </table:table-cell>
          <table:table-cell office:value-type="float" office:value="1226.037" calcext:value-type="float">
            <text:p>1226.037</text:p>
          </table:table-cell>
          <table:table-cell office:value-type="float" office:value="718.5098" calcext:value-type="float">
            <text:p>718.5098</text:p>
          </table:table-cell>
          <table:table-cell office:value-type="float" office:value="1068.864" calcext:value-type="float">
            <text:p>1068.864</text:p>
          </table:table-cell>
          <table:table-cell office:value-type="float" office:value="406.6865" calcext:value-type="float">
            <text:p>406.6865</text:p>
          </table:table-cell>
          <table:table-cell office:value-type="float" office:value="1825.242" calcext:value-type="float">
            <text:p>1825.242</text:p>
          </table:table-cell>
          <table:table-cell office:value-type="float" office:value="2065.267" calcext:value-type="float">
            <text:p>2065.267</text:p>
          </table:table-cell>
          <table:table-cell office:value-type="float" office:value="1655.418" calcext:value-type="float">
            <text:p>1655.418</text:p>
          </table:table-cell>
          <table:table-cell office:value-type="float" office:value="581.9319" calcext:value-type="float">
            <text:p>581.9319</text:p>
          </table:table-cell>
          <table:table-cell office:value-type="float" office:value="572.3589" calcext:value-type="float">
            <text:p>572.3589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4" calcext:value-type="float">
            <text:p>35.61954</text:p>
          </table:table-cell>
          <table:table-cell office:value-type="float" office:value="0" calcext:value-type="float">
            <text:p>0</text:p>
          </table:table-cell>
          <table:table-cell office:value-type="float" office:value="-0.08942676" calcext:value-type="float">
            <text:p>-0.089426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8.0663" calcext:value-type="float">
            <text:p>-538.0663</text:p>
          </table:table-cell>
          <table:table-cell office:value-type="float" office:value="0" calcext:value-type="float">
            <text:p>0</text:p>
          </table:table-cell>
          <table:table-cell office:value-type="float" office:value="13.81802" calcext:value-type="float">
            <text:p>13.8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117.8381" calcext:value-type="float">
            <text:p>117.8381</text:p>
          </table:table-cell>
          <table:table-cell office:value-type="float" office:value="13072.02" calcext:value-type="float">
            <text:p>13072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7.4525" calcext:value-type="float">
            <text:p>-527.4525</text:p>
          </table:table-cell>
          <table:table-cell office:value-type="float" office:value="1527.577" calcext:value-type="float">
            <text:p>1527.577</text:p>
          </table:table-cell>
          <table:table-cell office:value-type="float" office:value="0" calcext:value-type="float">
            <text:p>0</text:p>
          </table:table-cell>
          <table:table-cell office:value-type="float" office:value="65.23257" calcext:value-type="float">
            <text:p>65.23257</text:p>
          </table:table-cell>
          <table:table-cell office:value-type="float" office:value="0.1780248" calcext:value-type="float">
            <text:p>0.1780248</text:p>
          </table:table-cell>
          <table:table-cell office:value-type="float" office:value="-0.01545955" calcext:value-type="float">
            <text:p>-0.0154595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665" calcext:value-type="float">
            <text:p>0.110766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6213" calcext:value-type="float">
            <text:p>1.296213</text:p>
          </table:table-cell>
          <table:table-cell office:value-type="float" office:value="370" calcext:value-type="float">
            <text:p>370</text:p>
          </table:table-cell>
          <table:table-cell office:value-type="float" office:value="-541.3388" calcext:value-type="float">
            <text:p>-541.3388</text:p>
          </table:table-cell>
          <table:table-cell office:value-type="float" office:value="0" calcext:value-type="float">
            <text:p>0</text:p>
          </table:table-cell>
          <table:table-cell office:value-type="float" office:value="349.4034" calcext:value-type="float">
            <text:p>349.4034</text:p>
          </table:table-cell>
          <table:table-cell office:value-type="float" office:value="1149.935" calcext:value-type="float">
            <text:p>1149.935</text:p>
          </table:table-cell>
          <table:table-cell office:value-type="float" office:value="1392.317" calcext:value-type="float">
            <text:p>1392.317</text:p>
          </table:table-cell>
          <table:table-cell office:value-type="float" office:value="1225.93" calcext:value-type="float">
            <text:p>1225.93</text:p>
          </table:table-cell>
          <table:table-cell office:value-type="float" office:value="718.4362" calcext:value-type="float">
            <text:p>718.4362</text:p>
          </table:table-cell>
          <table:table-cell office:value-type="float" office:value="1068.796" calcext:value-type="float">
            <text:p>1068.796</text:p>
          </table:table-cell>
          <table:table-cell office:value-type="float" office:value="406.6627" calcext:value-type="float">
            <text:p>406.6627</text:p>
          </table:table-cell>
          <table:table-cell office:value-type="float" office:value="1825.178" calcext:value-type="float">
            <text:p>1825.178</text:p>
          </table:table-cell>
          <table:table-cell office:value-type="float" office:value="2065.199" calcext:value-type="float">
            <text:p>2065.199</text:p>
          </table:table-cell>
          <table:table-cell office:value-type="float" office:value="1655.37" calcext:value-type="float">
            <text:p>1655.37</text:p>
          </table:table-cell>
          <table:table-cell office:value-type="float" office:value="581.9199" calcext:value-type="float">
            <text:p>581.9199</text:p>
          </table:table-cell>
          <table:table-cell office:value-type="float" office:value="572.3399" calcext:value-type="float">
            <text:p>572.3399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4" calcext:value-type="float">
            <text:p>35.61954</text:p>
          </table:table-cell>
          <table:table-cell office:value-type="float" office:value="0" calcext:value-type="float">
            <text:p>0</text:p>
          </table:table-cell>
          <table:table-cell office:value-type="float" office:value="-0.08945237" calcext:value-type="float">
            <text:p>-0.089452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8.962" calcext:value-type="float">
            <text:p>-538.962</text:p>
          </table:table-cell>
          <table:table-cell office:value-type="float" office:value="0" calcext:value-type="float">
            <text:p>0</text:p>
          </table:table-cell>
          <table:table-cell office:value-type="float" office:value="13.79963" calcext:value-type="float">
            <text:p>13.7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117.4274" calcext:value-type="float">
            <text:p>117.4274</text:p>
          </table:table-cell>
          <table:table-cell office:value-type="float" office:value="13071.46" calcext:value-type="float">
            <text:p>1307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8.3749" calcext:value-type="float">
            <text:p>-528.3749</text:p>
          </table:table-cell>
          <table:table-cell office:value-type="float" office:value="1531.453" calcext:value-type="float">
            <text:p>1531.453</text:p>
          </table:table-cell>
          <table:table-cell office:value-type="float" office:value="0" calcext:value-type="float">
            <text:p>0</text:p>
          </table:table-cell>
          <table:table-cell office:value-type="float" office:value="65.1163" calcext:value-type="float">
            <text:p>65.1163</text:p>
          </table:table-cell>
          <table:table-cell office:value-type="float" office:value="0.1752204" calcext:value-type="float">
            <text:p>0.1752204</text:p>
          </table:table-cell>
          <table:table-cell office:value-type="float" office:value="-0.01528089" calcext:value-type="float">
            <text:p>-0.0152808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708" calcext:value-type="float">
            <text:p>0.110770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8042" calcext:value-type="float">
            <text:p>1.298042</text:p>
          </table:table-cell>
          <table:table-cell office:value-type="float" office:value="370" calcext:value-type="float">
            <text:p>370</text:p>
          </table:table-cell>
          <table:table-cell office:value-type="float" office:value="-542.2629" calcext:value-type="float">
            <text:p>-542.2629</text:p>
          </table:table-cell>
          <table:table-cell office:value-type="float" office:value="0" calcext:value-type="float">
            <text:p>0</text:p>
          </table:table-cell>
          <table:table-cell office:value-type="float" office:value="349.4454" calcext:value-type="float">
            <text:p>349.4454</text:p>
          </table:table-cell>
          <table:table-cell office:value-type="float" office:value="1149.694" calcext:value-type="float">
            <text:p>1149.694</text:p>
          </table:table-cell>
          <table:table-cell office:value-type="float" office:value="1392.045" calcext:value-type="float">
            <text:p>1392.045</text:p>
          </table:table-cell>
          <table:table-cell office:value-type="float" office:value="1225.82" calcext:value-type="float">
            <text:p>1225.82</text:p>
          </table:table-cell>
          <table:table-cell office:value-type="float" office:value="718.3608" calcext:value-type="float">
            <text:p>718.3608</text:p>
          </table:table-cell>
          <table:table-cell office:value-type="float" office:value="1068.724" calcext:value-type="float">
            <text:p>1068.724</text:p>
          </table:table-cell>
          <table:table-cell office:value-type="float" office:value="406.6383" calcext:value-type="float">
            <text:p>406.6383</text:p>
          </table:table-cell>
          <table:table-cell office:value-type="float" office:value="1825.113" calcext:value-type="float">
            <text:p>1825.113</text:p>
          </table:table-cell>
          <table:table-cell office:value-type="float" office:value="2065.132" calcext:value-type="float">
            <text:p>2065.132</text:p>
          </table:table-cell>
          <table:table-cell office:value-type="float" office:value="1655.322" calcext:value-type="float">
            <text:p>1655.322</text:p>
          </table:table-cell>
          <table:table-cell office:value-type="float" office:value="581.9078" calcext:value-type="float">
            <text:p>581.9078</text:p>
          </table:table-cell>
          <table:table-cell office:value-type="float" office:value="572.321" calcext:value-type="float">
            <text:p>572.321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8948144" calcext:value-type="float">
            <text:p>-0.089481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9.8694" calcext:value-type="float">
            <text:p>-539.8694</text:p>
          </table:table-cell>
          <table:table-cell office:value-type="float" office:value="0" calcext:value-type="float">
            <text:p>0</text:p>
          </table:table-cell>
          <table:table-cell office:value-type="float" office:value="13.77909" calcext:value-type="float">
            <text:p>13.77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117.1227" calcext:value-type="float">
            <text:p>117.1227</text:p>
          </table:table-cell>
          <table:table-cell office:value-type="float" office:value="13070.99" calcext:value-type="float">
            <text:p>1307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.1206" calcext:value-type="float">
            <text:p>-529.1206</text:p>
          </table:table-cell>
          <table:table-cell office:value-type="float" office:value="1533.934" calcext:value-type="float">
            <text:p>1533.934</text:p>
          </table:table-cell>
          <table:table-cell office:value-type="float" office:value="0" calcext:value-type="float">
            <text:p>0</text:p>
          </table:table-cell>
          <table:table-cell office:value-type="float" office:value="65.07284" calcext:value-type="float">
            <text:p>65.07284</text:p>
          </table:table-cell>
          <table:table-cell office:value-type="float" office:value="0.1737619" calcext:value-type="float">
            <text:p>0.1737619</text:p>
          </table:table-cell>
          <table:table-cell office:value-type="float" office:value="-0.01507989" calcext:value-type="float">
            <text:p>-0.0150798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744" calcext:value-type="float">
            <text:p>0.11077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299837" calcext:value-type="float">
            <text:p>1.299837</text:p>
          </table:table-cell>
          <table:table-cell office:value-type="float" office:value="370" calcext:value-type="float">
            <text:p>370</text:p>
          </table:table-cell>
          <table:table-cell office:value-type="float" office:value="-543.0103" calcext:value-type="float">
            <text:p>-543.0103</text:p>
          </table:table-cell>
          <table:table-cell office:value-type="float" office:value="0" calcext:value-type="float">
            <text:p>0</text:p>
          </table:table-cell>
          <table:table-cell office:value-type="float" office:value="349.4623" calcext:value-type="float">
            <text:p>349.4623</text:p>
          </table:table-cell>
          <table:table-cell office:value-type="float" office:value="1149.564" calcext:value-type="float">
            <text:p>1149.564</text:p>
          </table:table-cell>
          <table:table-cell office:value-type="float" office:value="1391.855" calcext:value-type="float">
            <text:p>1391.855</text:p>
          </table:table-cell>
          <table:table-cell office:value-type="float" office:value="1225.727" calcext:value-type="float">
            <text:p>1225.727</text:p>
          </table:table-cell>
          <table:table-cell office:value-type="float" office:value="718.2924" calcext:value-type="float">
            <text:p>718.2924</text:p>
          </table:table-cell>
          <table:table-cell office:value-type="float" office:value="1068.656" calcext:value-type="float">
            <text:p>1068.656</text:p>
          </table:table-cell>
          <table:table-cell office:value-type="float" office:value="406.6139" calcext:value-type="float">
            <text:p>406.6139</text:p>
          </table:table-cell>
          <table:table-cell office:value-type="float" office:value="1825.038" calcext:value-type="float">
            <text:p>1825.038</text:p>
          </table:table-cell>
          <table:table-cell office:value-type="float" office:value="2065.064" calcext:value-type="float">
            <text:p>2065.064</text:p>
          </table:table-cell>
          <table:table-cell office:value-type="float" office:value="1655.284" calcext:value-type="float">
            <text:p>1655.284</text:p>
          </table:table-cell>
          <table:table-cell office:value-type="float" office:value="581.8961" calcext:value-type="float">
            <text:p>581.8961</text:p>
          </table:table-cell>
          <table:table-cell office:value-type="float" office:value="572.3024" calcext:value-type="float">
            <text:p>572.3024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8948702" calcext:value-type="float">
            <text:p>-0.08948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0.5905" calcext:value-type="float">
            <text:p>-540.5905</text:p>
          </table:table-cell>
          <table:table-cell office:value-type="float" office:value="0" calcext:value-type="float">
            <text:p>0</text:p>
          </table:table-cell>
          <table:table-cell office:value-type="float" office:value="13.75234" calcext:value-type="float">
            <text:p>13.7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116.8095" calcext:value-type="float">
            <text:p>116.8095</text:p>
          </table:table-cell>
          <table:table-cell office:value-type="float" office:value="13070.61" calcext:value-type="float">
            <text:p>1307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9.6384" calcext:value-type="float">
            <text:p>-529.6384</text:p>
          </table:table-cell>
          <table:table-cell office:value-type="float" office:value="1532.12" calcext:value-type="float">
            <text:p>1532.12</text:p>
          </table:table-cell>
          <table:table-cell office:value-type="float" office:value="0" calcext:value-type="float">
            <text:p>0</text:p>
          </table:table-cell>
          <table:table-cell office:value-type="float" office:value="65.08971" calcext:value-type="float">
            <text:p>65.08971</text:p>
          </table:table-cell>
          <table:table-cell office:value-type="float" office:value="0.1722717" calcext:value-type="float">
            <text:p>0.1722717</text:p>
          </table:table-cell>
          <table:table-cell office:value-type="float" office:value="-0.01497963" calcext:value-type="float">
            <text:p>-0.0149796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78" calcext:value-type="float">
            <text:p>0.11077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1599" calcext:value-type="float">
            <text:p>1.301599</text:p>
          </table:table-cell>
          <table:table-cell office:value-type="float" office:value="370" calcext:value-type="float">
            <text:p>370</text:p>
          </table:table-cell>
          <table:table-cell office:value-type="float" office:value="-543.5296" calcext:value-type="float">
            <text:p>-543.5296</text:p>
          </table:table-cell>
          <table:table-cell office:value-type="float" office:value="0" calcext:value-type="float">
            <text:p>0</text:p>
          </table:table-cell>
          <table:table-cell office:value-type="float" office:value="349.421" calcext:value-type="float">
            <text:p>349.421</text:p>
          </table:table-cell>
          <table:table-cell office:value-type="float" office:value="1149.447" calcext:value-type="float">
            <text:p>1149.447</text:p>
          </table:table-cell>
          <table:table-cell office:value-type="float" office:value="1391.702" calcext:value-type="float">
            <text:p>1391.702</text:p>
          </table:table-cell>
          <table:table-cell office:value-type="float" office:value="1225.663" calcext:value-type="float">
            <text:p>1225.663</text:p>
          </table:table-cell>
          <table:table-cell office:value-type="float" office:value="718.2397" calcext:value-type="float">
            <text:p>718.2397</text:p>
          </table:table-cell>
          <table:table-cell office:value-type="float" office:value="1068.601" calcext:value-type="float">
            <text:p>1068.601</text:p>
          </table:table-cell>
          <table:table-cell office:value-type="float" office:value="406.5947" calcext:value-type="float">
            <text:p>406.5947</text:p>
          </table:table-cell>
          <table:table-cell office:value-type="float" office:value="1824.975" calcext:value-type="float">
            <text:p>1824.975</text:p>
          </table:table-cell>
          <table:table-cell office:value-type="float" office:value="2064.997" calcext:value-type="float">
            <text:p>2064.997</text:p>
          </table:table-cell>
          <table:table-cell office:value-type="float" office:value="1655.247" calcext:value-type="float">
            <text:p>1655.247</text:p>
          </table:table-cell>
          <table:table-cell office:value-type="float" office:value="581.8843" calcext:value-type="float">
            <text:p>581.8843</text:p>
          </table:table-cell>
          <table:table-cell office:value-type="float" office:value="572.2839" calcext:value-type="float">
            <text:p>572.2839</text:p>
          </table:table-cell>
          <table:table-cell office:value-type="float" office:value="142.5696" calcext:value-type="float">
            <text:p>142.5696</text:p>
          </table:table-cell>
          <table:table-cell office:value-type="float" office:value="35.61953" calcext:value-type="float">
            <text:p>35.61953</text:p>
          </table:table-cell>
          <table:table-cell office:value-type="float" office:value="0" calcext:value-type="float">
            <text:p>0</text:p>
          </table:table-cell>
          <table:table-cell office:value-type="float" office:value="-0.08949149" calcext:value-type="float">
            <text:p>-0.089491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1.2482" calcext:value-type="float">
            <text:p>-541.2482</text:p>
          </table:table-cell>
          <table:table-cell office:value-type="float" office:value="0" calcext:value-type="float">
            <text:p>0</text:p>
          </table:table-cell>
          <table:table-cell office:value-type="float" office:value="13.89101" calcext:value-type="float">
            <text:p>13.89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116.5228" calcext:value-type="float">
            <text:p>116.5228</text:p>
          </table:table-cell>
          <table:table-cell office:value-type="float" office:value="13070.26" calcext:value-type="float">
            <text:p>1307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0.2918" calcext:value-type="float">
            <text:p>-530.2918</text:p>
          </table:table-cell>
          <table:table-cell office:value-type="float" office:value="1534.77" calcext:value-type="float">
            <text:p>1534.77</text:p>
          </table:table-cell>
          <table:table-cell office:value-type="float" office:value="0" calcext:value-type="float">
            <text:p>0</text:p>
          </table:table-cell>
          <table:table-cell office:value-type="float" office:value="65.10032" calcext:value-type="float">
            <text:p>65.10032</text:p>
          </table:table-cell>
          <table:table-cell office:value-type="float" office:value="0.1709207" calcext:value-type="float">
            <text:p>0.1709207</text:p>
          </table:table-cell>
          <table:table-cell office:value-type="float" office:value="-0.01486531" calcext:value-type="float">
            <text:p>-0.0148653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816" calcext:value-type="float">
            <text:p>0.110781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3329" calcext:value-type="float">
            <text:p>1.303329</text:p>
          </table:table-cell>
          <table:table-cell office:value-type="float" office:value="370" calcext:value-type="float">
            <text:p>370</text:p>
          </table:table-cell>
          <table:table-cell office:value-type="float" office:value="-544.1848" calcext:value-type="float">
            <text:p>-544.1848</text:p>
          </table:table-cell>
          <table:table-cell office:value-type="float" office:value="0" calcext:value-type="float">
            <text:p>0</text:p>
          </table:table-cell>
          <table:table-cell office:value-type="float" office:value="349.3899" calcext:value-type="float">
            <text:p>349.3899</text:p>
          </table:table-cell>
          <table:table-cell office:value-type="float" office:value="1149.342" calcext:value-type="float">
            <text:p>1149.342</text:p>
          </table:table-cell>
          <table:table-cell office:value-type="float" office:value="1391.561" calcext:value-type="float">
            <text:p>1391.561</text:p>
          </table:table-cell>
          <table:table-cell office:value-type="float" office:value="1225.607" calcext:value-type="float">
            <text:p>1225.607</text:p>
          </table:table-cell>
          <table:table-cell office:value-type="float" office:value="718.1896" calcext:value-type="float">
            <text:p>718.1896</text:p>
          </table:table-cell>
          <table:table-cell office:value-type="float" office:value="1068.554" calcext:value-type="float">
            <text:p>1068.554</text:p>
          </table:table-cell>
          <table:table-cell office:value-type="float" office:value="406.5771" calcext:value-type="float">
            <text:p>406.5771</text:p>
          </table:table-cell>
          <table:table-cell office:value-type="float" office:value="1824.915" calcext:value-type="float">
            <text:p>1824.915</text:p>
          </table:table-cell>
          <table:table-cell office:value-type="float" office:value="2064.937" calcext:value-type="float">
            <text:p>2064.937</text:p>
          </table:table-cell>
          <table:table-cell office:value-type="float" office:value="1655.211" calcext:value-type="float">
            <text:p>1655.211</text:p>
          </table:table-cell>
          <table:table-cell office:value-type="float" office:value="581.8726" calcext:value-type="float">
            <text:p>581.8726</text:p>
          </table:table-cell>
          <table:table-cell office:value-type="float" office:value="572.2656" calcext:value-type="float">
            <text:p>572.2656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2" calcext:value-type="float">
            <text:p>35.61952</text:p>
          </table:table-cell>
          <table:table-cell office:value-type="float" office:value="0" calcext:value-type="float">
            <text:p>0</text:p>
          </table:table-cell>
          <table:table-cell office:value-type="float" office:value="-0.08949365" calcext:value-type="float">
            <text:p>-0.089493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1.8508" calcext:value-type="float">
            <text:p>-541.8508</text:p>
          </table:table-cell>
          <table:table-cell office:value-type="float" office:value="0" calcext:value-type="float">
            <text:p>0</text:p>
          </table:table-cell>
          <table:table-cell office:value-type="float" office:value="13.83543" calcext:value-type="float">
            <text:p>13.8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116.3232" calcext:value-type="float">
            <text:p>116.3232</text:p>
          </table:table-cell>
          <table:table-cell office:value-type="float" office:value="13069.96" calcext:value-type="float">
            <text:p>1306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0.7747" calcext:value-type="float">
            <text:p>-530.7747</text:p>
          </table:table-cell>
          <table:table-cell office:value-type="float" office:value="1536.115" calcext:value-type="float">
            <text:p>1536.115</text:p>
          </table:table-cell>
          <table:table-cell office:value-type="float" office:value="0" calcext:value-type="float">
            <text:p>0</text:p>
          </table:table-cell>
          <table:table-cell office:value-type="float" office:value="65.091" calcext:value-type="float">
            <text:p>65.091</text:p>
          </table:table-cell>
          <table:table-cell office:value-type="float" office:value="0.1702196" calcext:value-type="float">
            <text:p>0.1702196</text:p>
          </table:table-cell>
          <table:table-cell office:value-type="float" office:value="-0.01474589" calcext:value-type="float">
            <text:p>-0.0147458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852" calcext:value-type="float">
            <text:p>0.110785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5028" calcext:value-type="float">
            <text:p>1.305028</text:p>
          </table:table-cell>
          <table:table-cell office:value-type="float" office:value="370" calcext:value-type="float">
            <text:p>370</text:p>
          </table:table-cell>
          <table:table-cell office:value-type="float" office:value="-544.6692" calcext:value-type="float">
            <text:p>-544.6692</text:p>
          </table:table-cell>
          <table:table-cell office:value-type="float" office:value="0" calcext:value-type="float">
            <text:p>0</text:p>
          </table:table-cell>
          <table:table-cell office:value-type="float" office:value="349.3784" calcext:value-type="float">
            <text:p>349.3784</text:p>
          </table:table-cell>
          <table:table-cell office:value-type="float" office:value="1149.283" calcext:value-type="float">
            <text:p>1149.283</text:p>
          </table:table-cell>
          <table:table-cell office:value-type="float" office:value="1391.456" calcext:value-type="float">
            <text:p>1391.456</text:p>
          </table:table-cell>
          <table:table-cell office:value-type="float" office:value="1225.564" calcext:value-type="float">
            <text:p>1225.564</text:p>
          </table:table-cell>
          <table:table-cell office:value-type="float" office:value="718.1489" calcext:value-type="float">
            <text:p>718.1489</text:p>
          </table:table-cell>
          <table:table-cell office:value-type="float" office:value="1068.512" calcext:value-type="float">
            <text:p>1068.512</text:p>
          </table:table-cell>
          <table:table-cell office:value-type="float" office:value="406.5603" calcext:value-type="float">
            <text:p>406.5603</text:p>
          </table:table-cell>
          <table:table-cell office:value-type="float" office:value="1824.856" calcext:value-type="float">
            <text:p>1824.856</text:p>
          </table:table-cell>
          <table:table-cell office:value-type="float" office:value="2064.883" calcext:value-type="float">
            <text:p>2064.883</text:p>
          </table:table-cell>
          <table:table-cell office:value-type="float" office:value="1655.175" calcext:value-type="float">
            <text:p>1655.175</text:p>
          </table:table-cell>
          <table:table-cell office:value-type="float" office:value="581.861" calcext:value-type="float">
            <text:p>581.861</text:p>
          </table:table-cell>
          <table:table-cell office:value-type="float" office:value="572.2473" calcext:value-type="float">
            <text:p>572.2473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2" calcext:value-type="float">
            <text:p>35.61952</text:p>
          </table:table-cell>
          <table:table-cell office:value-type="float" office:value="0" calcext:value-type="float">
            <text:p>0</text:p>
          </table:table-cell>
          <table:table-cell office:value-type="float" office:value="-0.08949437" calcext:value-type="float">
            <text:p>-0.089494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2.3184" calcext:value-type="float">
            <text:p>-542.3184</text:p>
          </table:table-cell>
          <table:table-cell office:value-type="float" office:value="0" calcext:value-type="float">
            <text:p>0</text:p>
          </table:table-cell>
          <table:table-cell office:value-type="float" office:value="13.8172" calcext:value-type="float">
            <text:p>13.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116.1467" calcext:value-type="float">
            <text:p>116.1467</text:p>
          </table:table-cell>
          <table:table-cell office:value-type="float" office:value="13069.7" calcext:value-type="float">
            <text:p>13069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1.1978" calcext:value-type="float">
            <text:p>-531.1978</text:p>
          </table:table-cell>
          <table:table-cell office:value-type="float" office:value="1537.823" calcext:value-type="float">
            <text:p>1537.823</text:p>
          </table:table-cell>
          <table:table-cell office:value-type="float" office:value="0" calcext:value-type="float">
            <text:p>0</text:p>
          </table:table-cell>
          <table:table-cell office:value-type="float" office:value="65.08281" calcext:value-type="float">
            <text:p>65.08281</text:p>
          </table:table-cell>
          <table:table-cell office:value-type="float" office:value="0.169555" calcext:value-type="float">
            <text:p>0.169555</text:p>
          </table:table-cell>
          <table:table-cell office:value-type="float" office:value="-0.01462095" calcext:value-type="float">
            <text:p>-0.0146209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887" calcext:value-type="float">
            <text:p>0.110788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6697" calcext:value-type="float">
            <text:p>1.306697</text:p>
          </table:table-cell>
          <table:table-cell office:value-type="float" office:value="370" calcext:value-type="float">
            <text:p>370</text:p>
          </table:table-cell>
          <table:table-cell office:value-type="float" office:value="-545.0939" calcext:value-type="float">
            <text:p>-545.0939</text:p>
          </table:table-cell>
          <table:table-cell office:value-type="float" office:value="0" calcext:value-type="float">
            <text:p>0</text:p>
          </table:table-cell>
          <table:table-cell office:value-type="float" office:value="349.3701" calcext:value-type="float">
            <text:p>349.3701</text:p>
          </table:table-cell>
          <table:table-cell office:value-type="float" office:value="1149.225" calcext:value-type="float">
            <text:p>1149.225</text:p>
          </table:table-cell>
          <table:table-cell office:value-type="float" office:value="1391.374" calcext:value-type="float">
            <text:p>1391.374</text:p>
          </table:table-cell>
          <table:table-cell office:value-type="float" office:value="1225.531" calcext:value-type="float">
            <text:p>1225.531</text:p>
          </table:table-cell>
          <table:table-cell office:value-type="float" office:value="718.1121" calcext:value-type="float">
            <text:p>718.1121</text:p>
          </table:table-cell>
          <table:table-cell office:value-type="float" office:value="1068.475" calcext:value-type="float">
            <text:p>1068.475</text:p>
          </table:table-cell>
          <table:table-cell office:value-type="float" office:value="406.5468" calcext:value-type="float">
            <text:p>406.5468</text:p>
          </table:table-cell>
          <table:table-cell office:value-type="float" office:value="1824.808" calcext:value-type="float">
            <text:p>1824.808</text:p>
          </table:table-cell>
          <table:table-cell office:value-type="float" office:value="2064.829" calcext:value-type="float">
            <text:p>2064.829</text:p>
          </table:table-cell>
          <table:table-cell office:value-type="float" office:value="1655.139" calcext:value-type="float">
            <text:p>1655.139</text:p>
          </table:table-cell>
          <table:table-cell office:value-type="float" office:value="581.8494" calcext:value-type="float">
            <text:p>581.8494</text:p>
          </table:table-cell>
          <table:table-cell office:value-type="float" office:value="572.2292" calcext:value-type="float">
            <text:p>572.2292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49441" calcext:value-type="float">
            <text:p>-0.089494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2.7221" calcext:value-type="float">
            <text:p>-542.7221</text:p>
          </table:table-cell>
          <table:table-cell office:value-type="float" office:value="0" calcext:value-type="float">
            <text:p>0</text:p>
          </table:table-cell>
          <table:table-cell office:value-type="float" office:value="13.79794" calcext:value-type="float">
            <text:p>13.79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115.9423" calcext:value-type="float">
            <text:p>115.9423</text:p>
          </table:table-cell>
          <table:table-cell office:value-type="float" office:value="13069.45" calcext:value-type="float">
            <text:p>13069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1.6357" calcext:value-type="float">
            <text:p>-531.6357</text:p>
          </table:table-cell>
          <table:table-cell office:value-type="float" office:value="1539.783" calcext:value-type="float">
            <text:p>1539.783</text:p>
          </table:table-cell>
          <table:table-cell office:value-type="float" office:value="0" calcext:value-type="float">
            <text:p>0</text:p>
          </table:table-cell>
          <table:table-cell office:value-type="float" office:value="65.08559" calcext:value-type="float">
            <text:p>65.08559</text:p>
          </table:table-cell>
          <table:table-cell office:value-type="float" office:value="0.1685911" calcext:value-type="float">
            <text:p>0.1685911</text:p>
          </table:table-cell>
          <table:table-cell office:value-type="float" office:value="-0.01448189" calcext:value-type="float">
            <text:p>-0.0144818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923" calcext:value-type="float">
            <text:p>0.110792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8337" calcext:value-type="float">
            <text:p>1.308337</text:p>
          </table:table-cell>
          <table:table-cell office:value-type="float" office:value="370" calcext:value-type="float">
            <text:p>370</text:p>
          </table:table-cell>
          <table:table-cell office:value-type="float" office:value="-545.5333" calcext:value-type="float">
            <text:p>-545.5333</text:p>
          </table:table-cell>
          <table:table-cell office:value-type="float" office:value="0" calcext:value-type="float">
            <text:p>0</text:p>
          </table:table-cell>
          <table:table-cell office:value-type="float" office:value="349.3455" calcext:value-type="float">
            <text:p>349.3455</text:p>
          </table:table-cell>
          <table:table-cell office:value-type="float" office:value="1149.157" calcext:value-type="float">
            <text:p>1149.157</text:p>
          </table:table-cell>
          <table:table-cell office:value-type="float" office:value="1391.284" calcext:value-type="float">
            <text:p>1391.284</text:p>
          </table:table-cell>
          <table:table-cell office:value-type="float" office:value="1225.498" calcext:value-type="float">
            <text:p>1225.498</text:p>
          </table:table-cell>
          <table:table-cell office:value-type="float" office:value="718.0766" calcext:value-type="float">
            <text:p>718.0766</text:p>
          </table:table-cell>
          <table:table-cell office:value-type="float" office:value="1068.443" calcext:value-type="float">
            <text:p>1068.443</text:p>
          </table:table-cell>
          <table:table-cell office:value-type="float" office:value="406.5352" calcext:value-type="float">
            <text:p>406.5352</text:p>
          </table:table-cell>
          <table:table-cell office:value-type="float" office:value="1824.766" calcext:value-type="float">
            <text:p>1824.766</text:p>
          </table:table-cell>
          <table:table-cell office:value-type="float" office:value="2064.777" calcext:value-type="float">
            <text:p>2064.777</text:p>
          </table:table-cell>
          <table:table-cell office:value-type="float" office:value="1655.104" calcext:value-type="float">
            <text:p>1655.104</text:p>
          </table:table-cell>
          <table:table-cell office:value-type="float" office:value="581.838" calcext:value-type="float">
            <text:p>581.838</text:p>
          </table:table-cell>
          <table:table-cell office:value-type="float" office:value="572.2113" calcext:value-type="float">
            <text:p>572.2113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4948" calcext:value-type="float">
            <text:p>-0.08949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3.1502" calcext:value-type="float">
            <text:p>-543.1502</text:p>
          </table:table-cell>
          <table:table-cell office:value-type="float" office:value="0" calcext:value-type="float">
            <text:p>0</text:p>
          </table:table-cell>
          <table:table-cell office:value-type="float" office:value="13.78597" calcext:value-type="float">
            <text:p>13.7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115.7347" calcext:value-type="float">
            <text:p>115.7347</text:p>
          </table:table-cell>
          <table:table-cell office:value-type="float" office:value="13069.2" calcext:value-type="float">
            <text:p>13069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2.0722" calcext:value-type="float">
            <text:p>-532.0722</text:p>
          </table:table-cell>
          <table:table-cell office:value-type="float" office:value="1541.629" calcext:value-type="float">
            <text:p>1541.629</text:p>
          </table:table-cell>
          <table:table-cell office:value-type="float" office:value="0" calcext:value-type="float">
            <text:p>0</text:p>
          </table:table-cell>
          <table:table-cell office:value-type="float" office:value="65.08794" calcext:value-type="float">
            <text:p>65.08794</text:p>
          </table:table-cell>
          <table:table-cell office:value-type="float" office:value="0.1675933" calcext:value-type="float">
            <text:p>0.1675933</text:p>
          </table:table-cell>
          <table:table-cell office:value-type="float" office:value="-0.01432528" calcext:value-type="float">
            <text:p>-0.0143252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959" calcext:value-type="float">
            <text:p>0.110795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09954" calcext:value-type="float">
            <text:p>1.309954</text:p>
          </table:table-cell>
          <table:table-cell office:value-type="float" office:value="370" calcext:value-type="float">
            <text:p>370</text:p>
          </table:table-cell>
          <table:table-cell office:value-type="float" office:value="-545.9712" calcext:value-type="float">
            <text:p>-545.9712</text:p>
          </table:table-cell>
          <table:table-cell office:value-type="float" office:value="0" calcext:value-type="float">
            <text:p>0</text:p>
          </table:table-cell>
          <table:table-cell office:value-type="float" office:value="349.3174" calcext:value-type="float">
            <text:p>349.3174</text:p>
          </table:table-cell>
          <table:table-cell office:value-type="float" office:value="1149.09" calcext:value-type="float">
            <text:p>1149.09</text:p>
          </table:table-cell>
          <table:table-cell office:value-type="float" office:value="1391.194" calcext:value-type="float">
            <text:p>1391.194</text:p>
          </table:table-cell>
          <table:table-cell office:value-type="float" office:value="1225.465" calcext:value-type="float">
            <text:p>1225.465</text:p>
          </table:table-cell>
          <table:table-cell office:value-type="float" office:value="718.0398" calcext:value-type="float">
            <text:p>718.0398</text:p>
          </table:table-cell>
          <table:table-cell office:value-type="float" office:value="1068.411" calcext:value-type="float">
            <text:p>1068.411</text:p>
          </table:table-cell>
          <table:table-cell office:value-type="float" office:value="406.5238" calcext:value-type="float">
            <text:p>406.5238</text:p>
          </table:table-cell>
          <table:table-cell office:value-type="float" office:value="1824.724" calcext:value-type="float">
            <text:p>1824.724</text:p>
          </table:table-cell>
          <table:table-cell office:value-type="float" office:value="2064.725" calcext:value-type="float">
            <text:p>2064.725</text:p>
          </table:table-cell>
          <table:table-cell office:value-type="float" office:value="1655.069" calcext:value-type="float">
            <text:p>1655.069</text:p>
          </table:table-cell>
          <table:table-cell office:value-type="float" office:value="581.8266" calcext:value-type="float">
            <text:p>581.8266</text:p>
          </table:table-cell>
          <table:table-cell office:value-type="float" office:value="572.1935" calcext:value-type="float">
            <text:p>572.1935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49523" calcext:value-type="float">
            <text:p>-0.089495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3.5766" calcext:value-type="float">
            <text:p>-543.5766</text:p>
          </table:table-cell>
          <table:table-cell office:value-type="float" office:value="0" calcext:value-type="float">
            <text:p>0</text:p>
          </table:table-cell>
          <table:table-cell office:value-type="float" office:value="13.77286" calcext:value-type="float">
            <text:p>13.77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115.4982" calcext:value-type="float">
            <text:p>115.4982</text:p>
          </table:table-cell>
          <table:table-cell office:value-type="float" office:value="13068.94" calcext:value-type="float">
            <text:p>1306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2.5467" calcext:value-type="float">
            <text:p>-532.5467</text:p>
          </table:table-cell>
          <table:table-cell office:value-type="float" office:value="1543.588" calcext:value-type="float">
            <text:p>1543.588</text:p>
          </table:table-cell>
          <table:table-cell office:value-type="float" office:value="0" calcext:value-type="float">
            <text:p>0</text:p>
          </table:table-cell>
          <table:table-cell office:value-type="float" office:value="65.09385" calcext:value-type="float">
            <text:p>65.09385</text:p>
          </table:table-cell>
          <table:table-cell office:value-type="float" office:value="0.1663429" calcext:value-type="float">
            <text:p>0.1663429</text:p>
          </table:table-cell>
          <table:table-cell office:value-type="float" office:value="-0.01414069" calcext:value-type="float">
            <text:p>-0.0141406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7995" calcext:value-type="float">
            <text:p>0.110799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1569" calcext:value-type="float">
            <text:p>1.311569</text:p>
          </table:table-cell>
          <table:table-cell office:value-type="float" office:value="370" calcext:value-type="float">
            <text:p>370</text:p>
          </table:table-cell>
          <table:table-cell office:value-type="float" office:value="-546.4471" calcext:value-type="float">
            <text:p>-546.4471</text:p>
          </table:table-cell>
          <table:table-cell office:value-type="float" office:value="0" calcext:value-type="float">
            <text:p>0</text:p>
          </table:table-cell>
          <table:table-cell office:value-type="float" office:value="349.2791" calcext:value-type="float">
            <text:p>349.2791</text:p>
          </table:table-cell>
          <table:table-cell office:value-type="float" office:value="1149.008" calcext:value-type="float">
            <text:p>1149.008</text:p>
          </table:table-cell>
          <table:table-cell office:value-type="float" office:value="1391.09" calcext:value-type="float">
            <text:p>1391.09</text:p>
          </table:table-cell>
          <table:table-cell office:value-type="float" office:value="1225.429" calcext:value-type="float">
            <text:p>1225.429</text:p>
          </table:table-cell>
          <table:table-cell office:value-type="float" office:value="718.0018" calcext:value-type="float">
            <text:p>718.0018</text:p>
          </table:table-cell>
          <table:table-cell office:value-type="float" office:value="1068.378" calcext:value-type="float">
            <text:p>1068.378</text:p>
          </table:table-cell>
          <table:table-cell office:value-type="float" office:value="406.5125" calcext:value-type="float">
            <text:p>406.5125</text:p>
          </table:table-cell>
          <table:table-cell office:value-type="float" office:value="1824.682" calcext:value-type="float">
            <text:p>1824.682</text:p>
          </table:table-cell>
          <table:table-cell office:value-type="float" office:value="2064.674" calcext:value-type="float">
            <text:p>2064.674</text:p>
          </table:table-cell>
          <table:table-cell office:value-type="float" office:value="1655.034" calcext:value-type="float">
            <text:p>1655.034</text:p>
          </table:table-cell>
          <table:table-cell office:value-type="float" office:value="581.8153" calcext:value-type="float">
            <text:p>581.8153</text:p>
          </table:table-cell>
          <table:table-cell office:value-type="float" office:value="572.176" calcext:value-type="float">
            <text:p>572.176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49608" calcext:value-type="float">
            <text:p>-0.089496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4.0401" calcext:value-type="float">
            <text:p>-544.0401</text:p>
          </table:table-cell>
          <table:table-cell office:value-type="float" office:value="0" calcext:value-type="float">
            <text:p>0</text:p>
          </table:table-cell>
          <table:table-cell office:value-type="float" office:value="13.75736" calcext:value-type="float">
            <text:p>13.7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115.2843" calcext:value-type="float">
            <text:p>115.2843</text:p>
          </table:table-cell>
          <table:table-cell office:value-type="float" office:value="13068.67" calcext:value-type="float">
            <text:p>13068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.0113" calcext:value-type="float">
            <text:p>-533.0113</text:p>
          </table:table-cell>
          <table:table-cell office:value-type="float" office:value="1546.983" calcext:value-type="float">
            <text:p>1546.983</text:p>
          </table:table-cell>
          <table:table-cell office:value-type="float" office:value="0" calcext:value-type="float">
            <text:p>0</text:p>
          </table:table-cell>
          <table:table-cell office:value-type="float" office:value="65.07215" calcext:value-type="float">
            <text:p>65.07215</text:p>
          </table:table-cell>
          <table:table-cell office:value-type="float" office:value="0.1650812" calcext:value-type="float">
            <text:p>0.1650812</text:p>
          </table:table-cell>
          <table:table-cell office:value-type="float" office:value="-0.01394157" calcext:value-type="float">
            <text:p>-0.0139415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03" calcext:value-type="float">
            <text:p>0.11080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3181" calcext:value-type="float">
            <text:p>1.313181</text:p>
          </table:table-cell>
          <table:table-cell office:value-type="float" office:value="370" calcext:value-type="float">
            <text:p>370</text:p>
          </table:table-cell>
          <table:table-cell office:value-type="float" office:value="-546.9131" calcext:value-type="float">
            <text:p>-546.9131</text:p>
          </table:table-cell>
          <table:table-cell office:value-type="float" office:value="0" calcext:value-type="float">
            <text:p>0</text:p>
          </table:table-cell>
          <table:table-cell office:value-type="float" office:value="349.2639" calcext:value-type="float">
            <text:p>349.2639</text:p>
          </table:table-cell>
          <table:table-cell office:value-type="float" office:value="1148.921" calcext:value-type="float">
            <text:p>1148.921</text:p>
          </table:table-cell>
          <table:table-cell office:value-type="float" office:value="1390.981" calcext:value-type="float">
            <text:p>1390.981</text:p>
          </table:table-cell>
          <table:table-cell office:value-type="float" office:value="1225.388" calcext:value-type="float">
            <text:p>1225.388</text:p>
          </table:table-cell>
          <table:table-cell office:value-type="float" office:value="717.9637" calcext:value-type="float">
            <text:p>717.9637</text:p>
          </table:table-cell>
          <table:table-cell office:value-type="float" office:value="1068.342" calcext:value-type="float">
            <text:p>1068.342</text:p>
          </table:table-cell>
          <table:table-cell office:value-type="float" office:value="406.5009" calcext:value-type="float">
            <text:p>406.5009</text:p>
          </table:table-cell>
          <table:table-cell office:value-type="float" office:value="1824.641" calcext:value-type="float">
            <text:p>1824.641</text:p>
          </table:table-cell>
          <table:table-cell office:value-type="float" office:value="2064.631" calcext:value-type="float">
            <text:p>2064.631</text:p>
          </table:table-cell>
          <table:table-cell office:value-type="float" office:value="1655" calcext:value-type="float">
            <text:p>1655</text:p>
          </table:table-cell>
          <table:table-cell office:value-type="float" office:value="581.8042" calcext:value-type="float">
            <text:p>581.8042</text:p>
          </table:table-cell>
          <table:table-cell office:value-type="float" office:value="572.1586" calcext:value-type="float">
            <text:p>572.1586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4993" calcext:value-type="float">
            <text:p>-0.08949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4.4916" calcext:value-type="float">
            <text:p>-544.4916</text:p>
          </table:table-cell>
          <table:table-cell office:value-type="float" office:value="0" calcext:value-type="float">
            <text:p>0</text:p>
          </table:table-cell>
          <table:table-cell office:value-type="float" office:value="13.73723" calcext:value-type="float">
            <text:p>13.7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115.064" calcext:value-type="float">
            <text:p>115.064</text:p>
          </table:table-cell>
          <table:table-cell office:value-type="float" office:value="13068.37" calcext:value-type="float">
            <text:p>13068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3.4929" calcext:value-type="float">
            <text:p>-533.4929</text:p>
          </table:table-cell>
          <table:table-cell office:value-type="float" office:value="1544.837" calcext:value-type="float">
            <text:p>1544.837</text:p>
          </table:table-cell>
          <table:table-cell office:value-type="float" office:value="0" calcext:value-type="float">
            <text:p>0</text:p>
          </table:table-cell>
          <table:table-cell office:value-type="float" office:value="64.96806" calcext:value-type="float">
            <text:p>64.96806</text:p>
          </table:table-cell>
          <table:table-cell office:value-type="float" office:value="0.1631825" calcext:value-type="float">
            <text:p>0.1631825</text:p>
          </table:table-cell>
          <table:table-cell office:value-type="float" office:value="-0.01377473" calcext:value-type="float">
            <text:p>-0.0137747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066" calcext:value-type="float">
            <text:p>0.110806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4806" calcext:value-type="float">
            <text:p>1.314806</text:p>
          </table:table-cell>
          <table:table-cell office:value-type="float" office:value="370" calcext:value-type="float">
            <text:p>370</text:p>
          </table:table-cell>
          <table:table-cell office:value-type="float" office:value="-547.3962" calcext:value-type="float">
            <text:p>-547.3962</text:p>
          </table:table-cell>
          <table:table-cell office:value-type="float" office:value="0" calcext:value-type="float">
            <text:p>0</text:p>
          </table:table-cell>
          <table:table-cell office:value-type="float" office:value="349.2771" calcext:value-type="float">
            <text:p>349.2771</text:p>
          </table:table-cell>
          <table:table-cell office:value-type="float" office:value="1148.805" calcext:value-type="float">
            <text:p>1148.805</text:p>
          </table:table-cell>
          <table:table-cell office:value-type="float" office:value="1390.852" calcext:value-type="float">
            <text:p>1390.852</text:p>
          </table:table-cell>
          <table:table-cell office:value-type="float" office:value="1225.343" calcext:value-type="float">
            <text:p>1225.343</text:p>
          </table:table-cell>
          <table:table-cell office:value-type="float" office:value="717.9232" calcext:value-type="float">
            <text:p>717.9232</text:p>
          </table:table-cell>
          <table:table-cell office:value-type="float" office:value="1068.305" calcext:value-type="float">
            <text:p>1068.305</text:p>
          </table:table-cell>
          <table:table-cell office:value-type="float" office:value="406.489" calcext:value-type="float">
            <text:p>406.489</text:p>
          </table:table-cell>
          <table:table-cell office:value-type="float" office:value="1824.6" calcext:value-type="float">
            <text:p>1824.6</text:p>
          </table:table-cell>
          <table:table-cell office:value-type="float" office:value="2064.593" calcext:value-type="float">
            <text:p>2064.593</text:p>
          </table:table-cell>
          <table:table-cell office:value-type="float" office:value="1654.965" calcext:value-type="float">
            <text:p>1654.965</text:p>
          </table:table-cell>
          <table:table-cell office:value-type="float" office:value="581.7932" calcext:value-type="float">
            <text:p>581.7932</text:p>
          </table:table-cell>
          <table:table-cell office:value-type="float" office:value="572.1415" calcext:value-type="float">
            <text:p>572.1415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0195" calcext:value-type="float">
            <text:p>-0.089501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4.9686" calcext:value-type="float">
            <text:p>-544.9686</text:p>
          </table:table-cell>
          <table:table-cell office:value-type="float" office:value="0" calcext:value-type="float">
            <text:p>0</text:p>
          </table:table-cell>
          <table:table-cell office:value-type="float" office:value="13.72523" calcext:value-type="float">
            <text:p>13.7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114.7936" calcext:value-type="float">
            <text:p>114.7936</text:p>
          </table:table-cell>
          <table:table-cell office:value-type="float" office:value="13068.03" calcext:value-type="float">
            <text:p>13068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.0718" calcext:value-type="float">
            <text:p>-534.0718</text:p>
          </table:table-cell>
          <table:table-cell office:value-type="float" office:value="1549.837" calcext:value-type="float">
            <text:p>1549.837</text:p>
          </table:table-cell>
          <table:table-cell office:value-type="float" office:value="0" calcext:value-type="float">
            <text:p>0</text:p>
          </table:table-cell>
          <table:table-cell office:value-type="float" office:value="64.84373" calcext:value-type="float">
            <text:p>64.84373</text:p>
          </table:table-cell>
          <table:table-cell office:value-type="float" office:value="0.1608952" calcext:value-type="float">
            <text:p>0.1608952</text:p>
          </table:table-cell>
          <table:table-cell office:value-type="float" office:value="-0.01362457" calcext:value-type="float">
            <text:p>-0.0136245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102" calcext:value-type="float">
            <text:p>0.110810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6457" calcext:value-type="float">
            <text:p>1.316457</text:p>
          </table:table-cell>
          <table:table-cell office:value-type="float" office:value="370" calcext:value-type="float">
            <text:p>370</text:p>
          </table:table-cell>
          <table:table-cell office:value-type="float" office:value="-547.9767" calcext:value-type="float">
            <text:p>-547.9767</text:p>
          </table:table-cell>
          <table:table-cell office:value-type="float" office:value="0" calcext:value-type="float">
            <text:p>0</text:p>
          </table:table-cell>
          <table:table-cell office:value-type="float" office:value="349.2964" calcext:value-type="float">
            <text:p>349.2964</text:p>
          </table:table-cell>
          <table:table-cell office:value-type="float" office:value="1148.654" calcext:value-type="float">
            <text:p>1148.654</text:p>
          </table:table-cell>
          <table:table-cell office:value-type="float" office:value="1390.68" calcext:value-type="float">
            <text:p>1390.68</text:p>
          </table:table-cell>
          <table:table-cell office:value-type="float" office:value="1225.282" calcext:value-type="float">
            <text:p>1225.282</text:p>
          </table:table-cell>
          <table:table-cell office:value-type="float" office:value="717.8741" calcext:value-type="float">
            <text:p>717.8741</text:p>
          </table:table-cell>
          <table:table-cell office:value-type="float" office:value="1068.264" calcext:value-type="float">
            <text:p>1068.264</text:p>
          </table:table-cell>
          <table:table-cell office:value-type="float" office:value="406.4736" calcext:value-type="float">
            <text:p>406.4736</text:p>
          </table:table-cell>
          <table:table-cell office:value-type="float" office:value="1824.558" calcext:value-type="float">
            <text:p>1824.558</text:p>
          </table:table-cell>
          <table:table-cell office:value-type="float" office:value="2064.555" calcext:value-type="float">
            <text:p>2064.555</text:p>
          </table:table-cell>
          <table:table-cell office:value-type="float" office:value="1654.932" calcext:value-type="float">
            <text:p>1654.932</text:p>
          </table:table-cell>
          <table:table-cell office:value-type="float" office:value="581.7822" calcext:value-type="float">
            <text:p>581.7822</text:p>
          </table:table-cell>
          <table:table-cell office:value-type="float" office:value="572.1245" calcext:value-type="float">
            <text:p>572.1245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0723" calcext:value-type="float">
            <text:p>-0.08950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5.542" calcext:value-type="float">
            <text:p>-545.542</text:p>
          </table:table-cell>
          <table:table-cell office:value-type="float" office:value="0" calcext:value-type="float">
            <text:p>0</text:p>
          </table:table-cell>
          <table:table-cell office:value-type="float" office:value="13.71477" calcext:value-type="float">
            <text:p>13.7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114.5153" calcext:value-type="float">
            <text:p>114.5153</text:p>
          </table:table-cell>
          <table:table-cell office:value-type="float" office:value="13067.67" calcext:value-type="float">
            <text:p>1306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4.6915" calcext:value-type="float">
            <text:p>-534.6915</text:p>
          </table:table-cell>
          <table:table-cell office:value-type="float" office:value="1549.026" calcext:value-type="float">
            <text:p>1549.026</text:p>
          </table:table-cell>
          <table:table-cell office:value-type="float" office:value="0" calcext:value-type="float">
            <text:p>0</text:p>
          </table:table-cell>
          <table:table-cell office:value-type="float" office:value="64.7283" calcext:value-type="float">
            <text:p>64.7283</text:p>
          </table:table-cell>
          <table:table-cell office:value-type="float" office:value="0.1586824" calcext:value-type="float">
            <text:p>0.1586824</text:p>
          </table:table-cell>
          <table:table-cell office:value-type="float" office:value="-0.01345837" calcext:value-type="float">
            <text:p>-0.0134583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138" calcext:value-type="float">
            <text:p>0.110813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8147" calcext:value-type="float">
            <text:p>1.318147</text:p>
          </table:table-cell>
          <table:table-cell office:value-type="float" office:value="370" calcext:value-type="float">
            <text:p>370</text:p>
          </table:table-cell>
          <table:table-cell office:value-type="float" office:value="-548.5979" calcext:value-type="float">
            <text:p>-548.5979</text:p>
          </table:table-cell>
          <table:table-cell office:value-type="float" office:value="0" calcext:value-type="float">
            <text:p>0</text:p>
          </table:table-cell>
          <table:table-cell office:value-type="float" office:value="349.3188" calcext:value-type="float">
            <text:p>349.3188</text:p>
          </table:table-cell>
          <table:table-cell office:value-type="float" office:value="1148.497" calcext:value-type="float">
            <text:p>1148.497</text:p>
          </table:table-cell>
          <table:table-cell office:value-type="float" office:value="1390.499" calcext:value-type="float">
            <text:p>1390.499</text:p>
          </table:table-cell>
          <table:table-cell office:value-type="float" office:value="1225.213" calcext:value-type="float">
            <text:p>1225.213</text:p>
          </table:table-cell>
          <table:table-cell office:value-type="float" office:value="717.8239" calcext:value-type="float">
            <text:p>717.8239</text:p>
          </table:table-cell>
          <table:table-cell office:value-type="float" office:value="1068.218" calcext:value-type="float">
            <text:p>1068.218</text:p>
          </table:table-cell>
          <table:table-cell office:value-type="float" office:value="406.4574" calcext:value-type="float">
            <text:p>406.4574</text:p>
          </table:table-cell>
          <table:table-cell office:value-type="float" office:value="1824.515" calcext:value-type="float">
            <text:p>1824.515</text:p>
          </table:table-cell>
          <table:table-cell office:value-type="float" office:value="2064.517" calcext:value-type="float">
            <text:p>2064.517</text:p>
          </table:table-cell>
          <table:table-cell office:value-type="float" office:value="1654.898" calcext:value-type="float">
            <text:p>1654.898</text:p>
          </table:table-cell>
          <table:table-cell office:value-type="float" office:value="581.7715" calcext:value-type="float">
            <text:p>581.7715</text:p>
          </table:table-cell>
          <table:table-cell office:value-type="float" office:value="572.1077" calcext:value-type="float">
            <text:p>572.1077</text:p>
          </table:table-cell>
          <table:table-cell office:value-type="float" office:value="142.5698" calcext:value-type="float">
            <text:p>142.5698</text:p>
          </table:table-cell>
          <table:table-cell office:value-type="float" office:value="35.61949" calcext:value-type="float">
            <text:p>35.61949</text:p>
          </table:table-cell>
          <table:table-cell office:value-type="float" office:value="0" calcext:value-type="float">
            <text:p>0</text:p>
          </table:table-cell>
          <table:table-cell office:value-type="float" office:value="-0.08951344" calcext:value-type="float">
            <text:p>-0.089513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6.1446" calcext:value-type="float">
            <text:p>-546.1446</text:p>
          </table:table-cell>
          <table:table-cell office:value-type="float" office:value="0" calcext:value-type="float">
            <text:p>0</text:p>
          </table:table-cell>
          <table:table-cell office:value-type="float" office:value="13.69504" calcext:value-type="float">
            <text:p>13.69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114.2732" calcext:value-type="float">
            <text:p>114.2732</text:p>
          </table:table-cell>
          <table:table-cell office:value-type="float" office:value="13067.33" calcext:value-type="float">
            <text:p>1306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5.2721" calcext:value-type="float">
            <text:p>-535.2721</text:p>
          </table:table-cell>
          <table:table-cell office:value-type="float" office:value="1553.665" calcext:value-type="float">
            <text:p>1553.665</text:p>
          </table:table-cell>
          <table:table-cell office:value-type="float" office:value="0" calcext:value-type="float">
            <text:p>0</text:p>
          </table:table-cell>
          <table:table-cell office:value-type="float" office:value="64.63564" calcext:value-type="float">
            <text:p>64.63564</text:p>
          </table:table-cell>
          <table:table-cell office:value-type="float" office:value="0.156982" calcext:value-type="float">
            <text:p>0.156982</text:p>
          </table:table-cell>
          <table:table-cell office:value-type="float" office:value="-0.01327113" calcext:value-type="float">
            <text:p>-0.0132711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173" calcext:value-type="float">
            <text:p>0.110817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19892" calcext:value-type="float">
            <text:p>1.319892</text:p>
          </table:table-cell>
          <table:table-cell office:value-type="float" office:value="370" calcext:value-type="float">
            <text:p>370</text:p>
          </table:table-cell>
          <table:table-cell office:value-type="float" office:value="-549.18" calcext:value-type="float">
            <text:p>-549.18</text:p>
          </table:table-cell>
          <table:table-cell office:value-type="float" office:value="0" calcext:value-type="float">
            <text:p>0</text:p>
          </table:table-cell>
          <table:table-cell office:value-type="float" office:value="349.3422" calcext:value-type="float">
            <text:p>349.3422</text:p>
          </table:table-cell>
          <table:table-cell office:value-type="float" office:value="1148.369" calcext:value-type="float">
            <text:p>1148.369</text:p>
          </table:table-cell>
          <table:table-cell office:value-type="float" office:value="1390.339" calcext:value-type="float">
            <text:p>1390.339</text:p>
          </table:table-cell>
          <table:table-cell office:value-type="float" office:value="1225.149" calcext:value-type="float">
            <text:p>1225.149</text:p>
          </table:table-cell>
          <table:table-cell office:value-type="float" office:value="717.7745" calcext:value-type="float">
            <text:p>717.7745</text:p>
          </table:table-cell>
          <table:table-cell office:value-type="float" office:value="1068.171" calcext:value-type="float">
            <text:p>1068.171</text:p>
          </table:table-cell>
          <table:table-cell office:value-type="float" office:value="406.441" calcext:value-type="float">
            <text:p>406.441</text:p>
          </table:table-cell>
          <table:table-cell office:value-type="float" office:value="1824.471" calcext:value-type="float">
            <text:p>1824.471</text:p>
          </table:table-cell>
          <table:table-cell office:value-type="float" office:value="2064.479" calcext:value-type="float">
            <text:p>2064.479</text:p>
          </table:table-cell>
          <table:table-cell office:value-type="float" office:value="1654.865" calcext:value-type="float">
            <text:p>1654.865</text:p>
          </table:table-cell>
          <table:table-cell office:value-type="float" office:value="581.7609" calcext:value-type="float">
            <text:p>581.7609</text:p>
          </table:table-cell>
          <table:table-cell office:value-type="float" office:value="572.0911" calcext:value-type="float">
            <text:p>572.0911</text:p>
          </table:table-cell>
          <table:table-cell office:value-type="float" office:value="142.5698" calcext:value-type="float">
            <text:p>142.5698</text:p>
          </table:table-cell>
          <table:table-cell office:value-type="float" office:value="35.61949" calcext:value-type="float">
            <text:p>35.61949</text:p>
          </table:table-cell>
          <table:table-cell office:value-type="float" office:value="0" calcext:value-type="float">
            <text:p>0</text:p>
          </table:table-cell>
          <table:table-cell office:value-type="float" office:value="-0.08951651" calcext:value-type="float">
            <text:p>-0.089516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6.6908" calcext:value-type="float">
            <text:p>-546.6908</text:p>
          </table:table-cell>
          <table:table-cell office:value-type="float" office:value="0" calcext:value-type="float">
            <text:p>0</text:p>
          </table:table-cell>
          <table:table-cell office:value-type="float" office:value="13.65997" calcext:value-type="float">
            <text:p>13.6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114.0454" calcext:value-type="float">
            <text:p>114.0454</text:p>
          </table:table-cell>
          <table:table-cell office:value-type="float" office:value="13067" calcext:value-type="float">
            <text:p>13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5.8087" calcext:value-type="float">
            <text:p>-535.8087</text:p>
          </table:table-cell>
          <table:table-cell office:value-type="float" office:value="1553.001" calcext:value-type="float">
            <text:p>1553.001</text:p>
          </table:table-cell>
          <table:table-cell office:value-type="float" office:value="0" calcext:value-type="float">
            <text:p>0</text:p>
          </table:table-cell>
          <table:table-cell office:value-type="float" office:value="64.53852" calcext:value-type="float">
            <text:p>64.53852</text:p>
          </table:table-cell>
          <table:table-cell office:value-type="float" office:value="0.1552038" calcext:value-type="float">
            <text:p>0.1552038</text:p>
          </table:table-cell>
          <table:table-cell office:value-type="float" office:value="-0.01310373" calcext:value-type="float">
            <text:p>-0.0131037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212" calcext:value-type="float">
            <text:p>0.11082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21707" calcext:value-type="float">
            <text:p>1.321707</text:p>
          </table:table-cell>
          <table:table-cell office:value-type="float" office:value="370" calcext:value-type="float">
            <text:p>370</text:p>
          </table:table-cell>
          <table:table-cell office:value-type="float" office:value="-549.7183" calcext:value-type="float">
            <text:p>-549.7183</text:p>
          </table:table-cell>
          <table:table-cell office:value-type="float" office:value="0" calcext:value-type="float">
            <text:p>0</text:p>
          </table:table-cell>
          <table:table-cell office:value-type="float" office:value="349.3631" calcext:value-type="float">
            <text:p>349.3631</text:p>
          </table:table-cell>
          <table:table-cell office:value-type="float" office:value="1148.246" calcext:value-type="float">
            <text:p>1148.246</text:p>
          </table:table-cell>
          <table:table-cell office:value-type="float" office:value="1390.194" calcext:value-type="float">
            <text:p>1390.194</text:p>
          </table:table-cell>
          <table:table-cell office:value-type="float" office:value="1225.096" calcext:value-type="float">
            <text:p>1225.096</text:p>
          </table:table-cell>
          <table:table-cell office:value-type="float" office:value="717.7274" calcext:value-type="float">
            <text:p>717.7274</text:p>
          </table:table-cell>
          <table:table-cell office:value-type="float" office:value="1068.129" calcext:value-type="float">
            <text:p>1068.129</text:p>
          </table:table-cell>
          <table:table-cell office:value-type="float" office:value="406.4251" calcext:value-type="float">
            <text:p>406.4251</text:p>
          </table:table-cell>
          <table:table-cell office:value-type="float" office:value="1824.427" calcext:value-type="float">
            <text:p>1824.427</text:p>
          </table:table-cell>
          <table:table-cell office:value-type="float" office:value="2064.433" calcext:value-type="float">
            <text:p>2064.433</text:p>
          </table:table-cell>
          <table:table-cell office:value-type="float" office:value="1654.832" calcext:value-type="float">
            <text:p>1654.832</text:p>
          </table:table-cell>
          <table:table-cell office:value-type="float" office:value="581.7503" calcext:value-type="float">
            <text:p>581.7503</text:p>
          </table:table-cell>
          <table:table-cell office:value-type="float" office:value="572.0747" calcext:value-type="float">
            <text:p>572.0747</text:p>
          </table:table-cell>
          <table:table-cell office:value-type="float" office:value="142.5698" calcext:value-type="float">
            <text:p>142.5698</text:p>
          </table:table-cell>
          <table:table-cell office:value-type="float" office:value="35.61948" calcext:value-type="float">
            <text:p>35.61948</text:p>
          </table:table-cell>
          <table:table-cell office:value-type="float" office:value="0" calcext:value-type="float">
            <text:p>0</text:p>
          </table:table-cell>
          <table:table-cell office:value-type="float" office:value="-0.08952039" calcext:value-type="float">
            <text:p>-0.08952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7.1989" calcext:value-type="float">
            <text:p>-547.1989</text:p>
          </table:table-cell>
          <table:table-cell office:value-type="float" office:value="0" calcext:value-type="float">
            <text:p>0</text:p>
          </table:table-cell>
          <table:table-cell office:value-type="float" office:value="13.63119" calcext:value-type="float">
            <text:p>13.6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113.7799" calcext:value-type="float">
            <text:p>113.7799</text:p>
          </table:table-cell>
          <table:table-cell office:value-type="float" office:value="13066.64" calcext:value-type="float">
            <text:p>13066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6.406" calcext:value-type="float">
            <text:p>-536.406</text:p>
          </table:table-cell>
          <table:table-cell office:value-type="float" office:value="1556.656" calcext:value-type="float">
            <text:p>1556.656</text:p>
          </table:table-cell>
          <table:table-cell office:value-type="float" office:value="0" calcext:value-type="float">
            <text:p>0</text:p>
          </table:table-cell>
          <table:table-cell office:value-type="float" office:value="64.42411" calcext:value-type="float">
            <text:p>64.42411</text:p>
          </table:table-cell>
          <table:table-cell office:value-type="float" office:value="0.1530704" calcext:value-type="float">
            <text:p>0.1530704</text:p>
          </table:table-cell>
          <table:table-cell office:value-type="float" office:value="-0.01293058" calcext:value-type="float">
            <text:p>-0.0129305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255" calcext:value-type="float">
            <text:p>0.110825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236" calcext:value-type="float">
            <text:p>1.3236</text:p>
          </table:table-cell>
          <table:table-cell office:value-type="float" office:value="370" calcext:value-type="float">
            <text:p>370</text:p>
          </table:table-cell>
          <table:table-cell office:value-type="float" office:value="-550.3173" calcext:value-type="float">
            <text:p>-550.3173</text:p>
          </table:table-cell>
          <table:table-cell office:value-type="float" office:value="0" calcext:value-type="float">
            <text:p>0</text:p>
          </table:table-cell>
          <table:table-cell office:value-type="float" office:value="349.3854" calcext:value-type="float">
            <text:p>349.3854</text:p>
          </table:table-cell>
          <table:table-cell office:value-type="float" office:value="1148.093" calcext:value-type="float">
            <text:p>1148.093</text:p>
          </table:table-cell>
          <table:table-cell office:value-type="float" office:value="1390.023" calcext:value-type="float">
            <text:p>1390.023</text:p>
          </table:table-cell>
          <table:table-cell office:value-type="float" office:value="1225.034" calcext:value-type="float">
            <text:p>1225.034</text:p>
          </table:table-cell>
          <table:table-cell office:value-type="float" office:value="717.6772" calcext:value-type="float">
            <text:p>717.6772</text:p>
          </table:table-cell>
          <table:table-cell office:value-type="float" office:value="1068.085" calcext:value-type="float">
            <text:p>1068.085</text:p>
          </table:table-cell>
          <table:table-cell office:value-type="float" office:value="406.4091" calcext:value-type="float">
            <text:p>406.4091</text:p>
          </table:table-cell>
          <table:table-cell office:value-type="float" office:value="1824.383" calcext:value-type="float">
            <text:p>1824.383</text:p>
          </table:table-cell>
          <table:table-cell office:value-type="float" office:value="2064.395" calcext:value-type="float">
            <text:p>2064.395</text:p>
          </table:table-cell>
          <table:table-cell office:value-type="float" office:value="1654.798" calcext:value-type="float">
            <text:p>1654.798</text:p>
          </table:table-cell>
          <table:table-cell office:value-type="float" office:value="581.7397" calcext:value-type="float">
            <text:p>581.7397</text:p>
          </table:table-cell>
          <table:table-cell office:value-type="float" office:value="572.0585" calcext:value-type="float">
            <text:p>572.0585</text:p>
          </table:table-cell>
          <table:table-cell office:value-type="float" office:value="142.5698" calcext:value-type="float">
            <text:p>142.5698</text:p>
          </table:table-cell>
          <table:table-cell office:value-type="float" office:value="35.61948" calcext:value-type="float">
            <text:p>35.61948</text:p>
          </table:table-cell>
          <table:table-cell office:value-type="float" office:value="0" calcext:value-type="float">
            <text:p>0</text:p>
          </table:table-cell>
          <table:table-cell office:value-type="float" office:value="-0.08952803" calcext:value-type="float">
            <text:p>-0.089528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7.7752" calcext:value-type="float">
            <text:p>-547.7752</text:p>
          </table:table-cell>
          <table:table-cell office:value-type="float" office:value="0" calcext:value-type="float">
            <text:p>0</text:p>
          </table:table-cell>
          <table:table-cell office:value-type="float" office:value="13.61077" calcext:value-type="float">
            <text:p>13.6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113.526" calcext:value-type="float">
            <text:p>113.526</text:p>
          </table:table-cell>
          <table:table-cell office:value-type="float" office:value="13066.28" calcext:value-type="float">
            <text:p>1306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7.0095" calcext:value-type="float">
            <text:p>-537.0095</text:p>
          </table:table-cell>
          <table:table-cell office:value-type="float" office:value="1556.55" calcext:value-type="float">
            <text:p>1556.55</text:p>
          </table:table-cell>
          <table:table-cell office:value-type="float" office:value="0" calcext:value-type="float">
            <text:p>0</text:p>
          </table:table-cell>
          <table:table-cell office:value-type="float" office:value="64.33166" calcext:value-type="float">
            <text:p>64.33166</text:p>
          </table:table-cell>
          <table:table-cell office:value-type="float" office:value="0.1512319" calcext:value-type="float">
            <text:p>0.1512319</text:p>
          </table:table-cell>
          <table:table-cell office:value-type="float" office:value="-0.01276474" calcext:value-type="float">
            <text:p>-0.0127647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298" calcext:value-type="float">
            <text:p>0.110829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25579" calcext:value-type="float">
            <text:p>1.325579</text:p>
          </table:table-cell>
          <table:table-cell office:value-type="float" office:value="370" calcext:value-type="float">
            <text:p>370</text:p>
          </table:table-cell>
          <table:table-cell office:value-type="float" office:value="-550.9226" calcext:value-type="float">
            <text:p>-550.9226</text:p>
          </table:table-cell>
          <table:table-cell office:value-type="float" office:value="0" calcext:value-type="float">
            <text:p>0</text:p>
          </table:table-cell>
          <table:table-cell office:value-type="float" office:value="349.4118" calcext:value-type="float">
            <text:p>349.4118</text:p>
          </table:table-cell>
          <table:table-cell office:value-type="float" office:value="1147.95" calcext:value-type="float">
            <text:p>1147.95</text:p>
          </table:table-cell>
          <table:table-cell office:value-type="float" office:value="1389.852" calcext:value-type="float">
            <text:p>1389.852</text:p>
          </table:table-cell>
          <table:table-cell office:value-type="float" office:value="1224.965" calcext:value-type="float">
            <text:p>1224.965</text:p>
          </table:table-cell>
          <table:table-cell office:value-type="float" office:value="717.628" calcext:value-type="float">
            <text:p>717.628</text:p>
          </table:table-cell>
          <table:table-cell office:value-type="float" office:value="1068.036" calcext:value-type="float">
            <text:p>1068.036</text:p>
          </table:table-cell>
          <table:table-cell office:value-type="float" office:value="406.3927" calcext:value-type="float">
            <text:p>406.3927</text:p>
          </table:table-cell>
          <table:table-cell office:value-type="float" office:value="1824.339" calcext:value-type="float">
            <text:p>1824.339</text:p>
          </table:table-cell>
          <table:table-cell office:value-type="float" office:value="2064.351" calcext:value-type="float">
            <text:p>2064.351</text:p>
          </table:table-cell>
          <table:table-cell office:value-type="float" office:value="1654.765" calcext:value-type="float">
            <text:p>1654.765</text:p>
          </table:table-cell>
          <table:table-cell office:value-type="float" office:value="581.7293" calcext:value-type="float">
            <text:p>581.7293</text:p>
          </table:table-cell>
          <table:table-cell office:value-type="float" office:value="572.0424" calcext:value-type="float">
            <text:p>572.0424</text:p>
          </table:table-cell>
          <table:table-cell office:value-type="float" office:value="142.5698" calcext:value-type="float">
            <text:p>142.5698</text:p>
          </table:table-cell>
          <table:table-cell office:value-type="float" office:value="35.61948" calcext:value-type="float">
            <text:p>35.61948</text:p>
          </table:table-cell>
          <table:table-cell office:value-type="float" office:value="0" calcext:value-type="float">
            <text:p>0</text:p>
          </table:table-cell>
          <table:table-cell office:value-type="float" office:value="-0.08953245" calcext:value-type="float">
            <text:p>-0.08953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8.3517" calcext:value-type="float">
            <text:p>-548.3517</text:p>
          </table:table-cell>
          <table:table-cell office:value-type="float" office:value="0" calcext:value-type="float">
            <text:p>0</text:p>
          </table:table-cell>
          <table:table-cell office:value-type="float" office:value="13.58188" calcext:value-type="float">
            <text:p>13.58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113.3078" calcext:value-type="float">
            <text:p>113.3078</text:p>
          </table:table-cell>
          <table:table-cell office:value-type="float" office:value="13065.94" calcext:value-type="float">
            <text:p>1306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7.5555" calcext:value-type="float">
            <text:p>-537.5555</text:p>
          </table:table-cell>
          <table:table-cell office:value-type="float" office:value="1557.688" calcext:value-type="float">
            <text:p>1557.688</text:p>
          </table:table-cell>
          <table:table-cell office:value-type="float" office:value="0" calcext:value-type="float">
            <text:p>0</text:p>
          </table:table-cell>
          <table:table-cell office:value-type="float" office:value="64.24978" calcext:value-type="float">
            <text:p>64.24978</text:p>
          </table:table-cell>
          <table:table-cell office:value-type="float" office:value="0.149713" calcext:value-type="float">
            <text:p>0.149713</text:p>
          </table:table-cell>
          <table:table-cell office:value-type="float" office:value="-0.0125801" calcext:value-type="float">
            <text:p>-0.012580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343" calcext:value-type="float">
            <text:p>0.110834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27653" calcext:value-type="float">
            <text:p>1.327653</text:p>
          </table:table-cell>
          <table:table-cell office:value-type="float" office:value="370" calcext:value-type="float">
            <text:p>370</text:p>
          </table:table-cell>
          <table:table-cell office:value-type="float" office:value="-551.4705" calcext:value-type="float">
            <text:p>-551.4705</text:p>
          </table:table-cell>
          <table:table-cell office:value-type="float" office:value="0" calcext:value-type="float">
            <text:p>0</text:p>
          </table:table-cell>
          <table:table-cell office:value-type="float" office:value="349.4364" calcext:value-type="float">
            <text:p>349.4364</text:p>
          </table:table-cell>
          <table:table-cell office:value-type="float" office:value="1147.835" calcext:value-type="float">
            <text:p>1147.835</text:p>
          </table:table-cell>
          <table:table-cell office:value-type="float" office:value="1389.706" calcext:value-type="float">
            <text:p>1389.706</text:p>
          </table:table-cell>
          <table:table-cell office:value-type="float" office:value="1224.908" calcext:value-type="float">
            <text:p>1224.908</text:p>
          </table:table-cell>
          <table:table-cell office:value-type="float" office:value="717.58" calcext:value-type="float">
            <text:p>717.58</text:p>
          </table:table-cell>
          <table:table-cell office:value-type="float" office:value="1067.992" calcext:value-type="float">
            <text:p>1067.992</text:p>
          </table:table-cell>
          <table:table-cell office:value-type="float" office:value="406.3765" calcext:value-type="float">
            <text:p>406.3765</text:p>
          </table:table-cell>
          <table:table-cell office:value-type="float" office:value="1824.295" calcext:value-type="float">
            <text:p>1824.295</text:p>
          </table:table-cell>
          <table:table-cell office:value-type="float" office:value="2064.3" calcext:value-type="float">
            <text:p>2064.3</text:p>
          </table:table-cell>
          <table:table-cell office:value-type="float" office:value="1654.732" calcext:value-type="float">
            <text:p>1654.732</text:p>
          </table:table-cell>
          <table:table-cell office:value-type="float" office:value="581.7189" calcext:value-type="float">
            <text:p>581.7189</text:p>
          </table:table-cell>
          <table:table-cell office:value-type="float" office:value="572.0266" calcext:value-type="float">
            <text:p>572.0266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3471" calcext:value-type="float">
            <text:p>-0.089534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8.8571" calcext:value-type="float">
            <text:p>-548.8571</text:p>
          </table:table-cell>
          <table:table-cell office:value-type="float" office:value="0" calcext:value-type="float">
            <text:p>0</text:p>
          </table:table-cell>
          <table:table-cell office:value-type="float" office:value="13.54324" calcext:value-type="float">
            <text:p>13.54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113.1292" calcext:value-type="float">
            <text:p>113.1292</text:p>
          </table:table-cell>
          <table:table-cell office:value-type="float" office:value="13065.63" calcext:value-type="float">
            <text:p>13065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8.0318" calcext:value-type="float">
            <text:p>-538.0318</text:p>
          </table:table-cell>
          <table:table-cell office:value-type="float" office:value="1559.8" calcext:value-type="float">
            <text:p>1559.8</text:p>
          </table:table-cell>
          <table:table-cell office:value-type="float" office:value="0" calcext:value-type="float">
            <text:p>0</text:p>
          </table:table-cell>
          <table:table-cell office:value-type="float" office:value="64.18502" calcext:value-type="float">
            <text:p>64.18502</text:p>
          </table:table-cell>
          <table:table-cell office:value-type="float" office:value="0.1487614" calcext:value-type="float">
            <text:p>0.1487614</text:p>
          </table:table-cell>
          <table:table-cell office:value-type="float" office:value="-0.01238128" calcext:value-type="float">
            <text:p>-0.0123812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08393" calcext:value-type="float">
            <text:p>0.110839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29829" calcext:value-type="float">
            <text:p>1.329829</text:p>
          </table:table-cell>
          <table:table-cell office:value-type="float" office:value="370" calcext:value-type="float">
            <text:p>370</text:p>
          </table:table-cell>
          <table:table-cell office:value-type="float" office:value="-551.9488" calcext:value-type="float">
            <text:p>-551.9488</text:p>
          </table:table-cell>
          <table:table-cell office:value-type="float" office:value="0" calcext:value-type="float">
            <text:p>0</text:p>
          </table:table-cell>
          <table:table-cell office:value-type="float" office:value="349.4586" calcext:value-type="float">
            <text:p>349.4586</text:p>
          </table:table-cell>
          <table:table-cell office:value-type="float" office:value="1147.753" calcext:value-type="float">
            <text:p>1147.753</text:p>
          </table:table-cell>
          <table:table-cell office:value-type="float" office:value="1389.585" calcext:value-type="float">
            <text:p>1389.585</text:p>
          </table:table-cell>
          <table:table-cell office:value-type="float" office:value="1224.866" calcext:value-type="float">
            <text:p>1224.866</text:p>
          </table:table-cell>
          <table:table-cell office:value-type="float" office:value="717.5304" calcext:value-type="float">
            <text:p>717.5304</text:p>
          </table:table-cell>
          <table:table-cell office:value-type="float" office:value="1067.952" calcext:value-type="float">
            <text:p>1067.952</text:p>
          </table:table-cell>
          <table:table-cell office:value-type="float" office:value="406.3608" calcext:value-type="float">
            <text:p>406.3608</text:p>
          </table:table-cell>
          <table:table-cell office:value-type="float" office:value="1824.252" calcext:value-type="float">
            <text:p>1824.252</text:p>
          </table:table-cell>
          <table:table-cell office:value-type="float" office:value="2064.25" calcext:value-type="float">
            <text:p>2064.25</text:p>
          </table:table-cell>
          <table:table-cell office:value-type="float" office:value="1654.699" calcext:value-type="float">
            <text:p>1654.699</text:p>
          </table:table-cell>
          <table:table-cell office:value-type="float" office:value="581.7084" calcext:value-type="float">
            <text:p>581.7084</text:p>
          </table:table-cell>
          <table:table-cell office:value-type="float" office:value="572.0107" calcext:value-type="float">
            <text:p>572.0107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3544" calcext:value-type="float">
            <text:p>-0.089535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9.2886" calcext:value-type="float">
            <text:p>-549.2886</text:p>
          </table:table-cell>
          <table:table-cell office:value-type="float" office:value="0" calcext:value-type="float">
            <text:p>0</text:p>
          </table:table-cell>
          <table:table-cell office:value-type="float" office:value="13.49995" calcext:value-type="float">
            <text:p>13.49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112.9548" calcext:value-type="float">
            <text:p>112.9548</text:p>
          </table:table-cell>
          <table:table-cell office:value-type="float" office:value="13065.36" calcext:value-type="float">
            <text:p>1306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8.4974" calcext:value-type="float">
            <text:p>-538.4974</text:p>
          </table:table-cell>
          <table:table-cell office:value-type="float" office:value="1564.281" calcext:value-type="float">
            <text:p>1564.281</text:p>
          </table:table-cell>
          <table:table-cell office:value-type="float" office:value="0" calcext:value-type="float">
            <text:p>0</text:p>
          </table:table-cell>
          <table:table-cell office:value-type="float" office:value="64.11147" calcext:value-type="float">
            <text:p>64.11147</text:p>
          </table:table-cell>
          <table:table-cell office:value-type="float" office:value="0.1475201" calcext:value-type="float">
            <text:p>0.1475201</text:p>
          </table:table-cell>
          <table:table-cell office:value-type="float" office:value="-0.01211548" calcext:value-type="float">
            <text:p>-0.0121154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47655" calcext:value-type="float">
            <text:p>0.114765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399088" calcext:value-type="float">
            <text:p>1.399088</text:p>
          </table:table-cell>
          <table:table-cell office:value-type="float" office:value="370" calcext:value-type="float">
            <text:p>370</text:p>
          </table:table-cell>
          <table:table-cell office:value-type="float" office:value="-552.4874" calcext:value-type="float">
            <text:p>-552.4874</text:p>
          </table:table-cell>
          <table:table-cell office:value-type="float" office:value="0" calcext:value-type="float">
            <text:p>0</text:p>
          </table:table-cell>
          <table:table-cell office:value-type="float" office:value="349.4781" calcext:value-type="float">
            <text:p>349.4781</text:p>
          </table:table-cell>
          <table:table-cell office:value-type="float" office:value="1147.666" calcext:value-type="float">
            <text:p>1147.666</text:p>
          </table:table-cell>
          <table:table-cell office:value-type="float" office:value="1389.477" calcext:value-type="float">
            <text:p>1389.477</text:p>
          </table:table-cell>
          <table:table-cell office:value-type="float" office:value="1224.824" calcext:value-type="float">
            <text:p>1224.824</text:p>
          </table:table-cell>
          <table:table-cell office:value-type="float" office:value="717.4896" calcext:value-type="float">
            <text:p>717.4896</text:p>
          </table:table-cell>
          <table:table-cell office:value-type="float" office:value="1067.914" calcext:value-type="float">
            <text:p>1067.914</text:p>
          </table:table-cell>
          <table:table-cell office:value-type="float" office:value="406.3473" calcext:value-type="float">
            <text:p>406.3473</text:p>
          </table:table-cell>
          <table:table-cell office:value-type="float" office:value="1824.209" calcext:value-type="float">
            <text:p>1824.209</text:p>
          </table:table-cell>
          <table:table-cell office:value-type="float" office:value="2064.212" calcext:value-type="float">
            <text:p>2064.212</text:p>
          </table:table-cell>
          <table:table-cell office:value-type="float" office:value="1654.666" calcext:value-type="float">
            <text:p>1654.666</text:p>
          </table:table-cell>
          <table:table-cell office:value-type="float" office:value="581.6981" calcext:value-type="float">
            <text:p>581.6981</text:p>
          </table:table-cell>
          <table:table-cell office:value-type="float" office:value="571.9951" calcext:value-type="float">
            <text:p>571.9951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6" calcext:value-type="float">
            <text:p>35.61946</text:p>
          </table:table-cell>
          <table:table-cell office:value-type="float" office:value="0" calcext:value-type="float">
            <text:p>0</text:p>
          </table:table-cell>
          <table:table-cell office:value-type="float" office:value="-0.08953623" calcext:value-type="float">
            <text:p>-0.08953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9.7015" calcext:value-type="float">
            <text:p>-549.7015</text:p>
          </table:table-cell>
          <table:table-cell office:value-type="float" office:value="0" calcext:value-type="float">
            <text:p>0</text:p>
          </table:table-cell>
          <table:table-cell office:value-type="float" office:value="13.37647" calcext:value-type="float">
            <text:p>13.37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112.7424" calcext:value-type="float">
            <text:p>112.7424</text:p>
          </table:table-cell>
          <table:table-cell office:value-type="float" office:value="13065.05" calcext:value-type="float">
            <text:p>13065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.0239" calcext:value-type="float">
            <text:p>-539.0239</text:p>
          </table:table-cell>
          <table:table-cell office:value-type="float" office:value="1567.302" calcext:value-type="float">
            <text:p>1567.302</text:p>
          </table:table-cell>
          <table:table-cell office:value-type="float" office:value="0" calcext:value-type="float">
            <text:p>0</text:p>
          </table:table-cell>
          <table:table-cell office:value-type="float" office:value="64.02928" calcext:value-type="float">
            <text:p>64.02928</text:p>
          </table:table-cell>
          <table:table-cell office:value-type="float" office:value="0.1312711" calcext:value-type="float">
            <text:p>0.1312711</text:p>
          </table:table-cell>
          <table:table-cell office:value-type="float" office:value="-0.01180444" calcext:value-type="float">
            <text:p>-0.0118044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6893" calcext:value-type="float">
            <text:p>0.115689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45335" calcext:value-type="float">
            <text:p>1.445335</text:p>
          </table:table-cell>
          <table:table-cell office:value-type="float" office:value="370" calcext:value-type="float">
            <text:p>370</text:p>
          </table:table-cell>
          <table:table-cell office:value-type="float" office:value="-553.0606" calcext:value-type="float">
            <text:p>-553.0606</text:p>
          </table:table-cell>
          <table:table-cell office:value-type="float" office:value="0" calcext:value-type="float">
            <text:p>0</text:p>
          </table:table-cell>
          <table:table-cell office:value-type="float" office:value="339.7629" calcext:value-type="float">
            <text:p>339.7629</text:p>
          </table:table-cell>
          <table:table-cell office:value-type="float" office:value="1133.639" calcext:value-type="float">
            <text:p>1133.639</text:p>
          </table:table-cell>
          <table:table-cell office:value-type="float" office:value="1376.462" calcext:value-type="float">
            <text:p>1376.462</text:p>
          </table:table-cell>
          <table:table-cell office:value-type="float" office:value="1228.352" calcext:value-type="float">
            <text:p>1228.352</text:p>
          </table:table-cell>
          <table:table-cell office:value-type="float" office:value="721.336" calcext:value-type="float">
            <text:p>721.336</text:p>
          </table:table-cell>
          <table:table-cell office:value-type="float" office:value="1096.941" calcext:value-type="float">
            <text:p>1096.941</text:p>
          </table:table-cell>
          <table:table-cell office:value-type="float" office:value="406.3328" calcext:value-type="float">
            <text:p>406.3328</text:p>
          </table:table-cell>
          <table:table-cell office:value-type="float" office:value="1824.168" calcext:value-type="float">
            <text:p>1824.168</text:p>
          </table:table-cell>
          <table:table-cell office:value-type="float" office:value="2064.174" calcext:value-type="float">
            <text:p>2064.174</text:p>
          </table:table-cell>
          <table:table-cell office:value-type="float" office:value="1654.633" calcext:value-type="float">
            <text:p>1654.633</text:p>
          </table:table-cell>
          <table:table-cell office:value-type="float" office:value="581.6877" calcext:value-type="float">
            <text:p>581.6877</text:p>
          </table:table-cell>
          <table:table-cell office:value-type="float" office:value="571.9797" calcext:value-type="float">
            <text:p>571.9797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6" calcext:value-type="float">
            <text:p>35.61946</text:p>
          </table:table-cell>
          <table:table-cell office:value-type="float" office:value="0" calcext:value-type="float">
            <text:p>0</text:p>
          </table:table-cell>
          <table:table-cell office:value-type="float" office:value="-0.08953844" calcext:value-type="float">
            <text:p>-0.089538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0.1797" calcext:value-type="float">
            <text:p>-550.1797</text:p>
          </table:table-cell>
          <table:table-cell office:value-type="float" office:value="0" calcext:value-type="float">
            <text:p>0</text:p>
          </table:table-cell>
          <table:table-cell office:value-type="float" office:value="13.28282" calcext:value-type="float">
            <text:p>13.2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112.5207" calcext:value-type="float">
            <text:p>112.5207</text:p>
          </table:table-cell>
          <table:table-cell office:value-type="float" office:value="13064.72" calcext:value-type="float">
            <text:p>1306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9.584" calcext:value-type="float">
            <text:p>-539.584</text:p>
          </table:table-cell>
          <table:table-cell office:value-type="float" office:value="1569.543" calcext:value-type="float">
            <text:p>1569.543</text:p>
          </table:table-cell>
          <table:table-cell office:value-type="float" office:value="0" calcext:value-type="float">
            <text:p>0</text:p>
          </table:table-cell>
          <table:table-cell office:value-type="float" office:value="63.95127" calcext:value-type="float">
            <text:p>63.95127</text:p>
          </table:table-cell>
          <table:table-cell office:value-type="float" office:value="0.1298158" calcext:value-type="float">
            <text:p>0.1298158</text:p>
          </table:table-cell>
          <table:table-cell office:value-type="float" office:value="-0.01146282" calcext:value-type="float">
            <text:p>-0.0114628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684" calcext:value-type="float">
            <text:p>0.115968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66758" calcext:value-type="float">
            <text:p>1.466758</text:p>
          </table:table-cell>
          <table:table-cell office:value-type="float" office:value="370" calcext:value-type="float">
            <text:p>370</text:p>
          </table:table-cell>
          <table:table-cell office:value-type="float" office:value="-553.6421" calcext:value-type="float">
            <text:p>-553.6421</text:p>
          </table:table-cell>
          <table:table-cell office:value-type="float" office:value="0" calcext:value-type="float">
            <text:p>0</text:p>
          </table:table-cell>
          <table:table-cell office:value-type="float" office:value="339.7837" calcext:value-type="float">
            <text:p>339.7837</text:p>
          </table:table-cell>
          <table:table-cell office:value-type="float" office:value="1133.523" calcext:value-type="float">
            <text:p>1133.523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228.294" calcext:value-type="float">
            <text:p>1228.294</text:p>
          </table:table-cell>
          <table:table-cell office:value-type="float" office:value="721.2852" calcext:value-type="float">
            <text:p>721.2852</text:p>
          </table:table-cell>
          <table:table-cell office:value-type="float" office:value="1096.899" calcext:value-type="float">
            <text:p>1096.899</text:p>
          </table:table-cell>
          <table:table-cell office:value-type="float" office:value="406.3177" calcext:value-type="float">
            <text:p>406.3177</text:p>
          </table:table-cell>
          <table:table-cell office:value-type="float" office:value="1824.127" calcext:value-type="float">
            <text:p>1824.127</text:p>
          </table:table-cell>
          <table:table-cell office:value-type="float" office:value="2064.136" calcext:value-type="float">
            <text:p>2064.136</text:p>
          </table:table-cell>
          <table:table-cell office:value-type="float" office:value="1654.6" calcext:value-type="float">
            <text:p>1654.6</text:p>
          </table:table-cell>
          <table:table-cell office:value-type="float" office:value="581.6774" calcext:value-type="float">
            <text:p>581.6774</text:p>
          </table:table-cell>
          <table:table-cell office:value-type="float" office:value="571.9643" calcext:value-type="float">
            <text:p>571.9643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6" calcext:value-type="float">
            <text:p>35.61946</text:p>
          </table:table-cell>
          <table:table-cell office:value-type="float" office:value="0" calcext:value-type="float">
            <text:p>0</text:p>
          </table:table-cell>
          <table:table-cell office:value-type="float" office:value="-0.08954072" calcext:value-type="float">
            <text:p>-0.089540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0.6804" calcext:value-type="float">
            <text:p>-550.6804</text:p>
          </table:table-cell>
          <table:table-cell office:value-type="float" office:value="0" calcext:value-type="float">
            <text:p>0</text:p>
          </table:table-cell>
          <table:table-cell office:value-type="float" office:value="13.19797" calcext:value-type="float">
            <text:p>13.19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112.3465" calcext:value-type="float">
            <text:p>112.3465</text:p>
          </table:table-cell>
          <table:table-cell office:value-type="float" office:value="13064.44" calcext:value-type="float">
            <text:p>1306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0.0869" calcext:value-type="float">
            <text:p>-540.0869</text:p>
          </table:table-cell>
          <table:table-cell office:value-type="float" office:value="1573.078" calcext:value-type="float">
            <text:p>1573.078</text:p>
          </table:table-cell>
          <table:table-cell office:value-type="float" office:value="0" calcext:value-type="float">
            <text:p>0</text:p>
          </table:table-cell>
          <table:table-cell office:value-type="float" office:value="63.89268" calcext:value-type="float">
            <text:p>63.89268</text:p>
          </table:table-cell>
          <table:table-cell office:value-type="float" office:value="0.1290421" calcext:value-type="float">
            <text:p>0.1290421</text:p>
          </table:table-cell>
          <table:table-cell office:value-type="float" office:value="-0.01112882" calcext:value-type="float">
            <text:p>-0.0111288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734" calcext:value-type="float">
            <text:p>0.115973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68936" calcext:value-type="float">
            <text:p>1.468936</text:p>
          </table:table-cell>
          <table:table-cell office:value-type="float" office:value="370" calcext:value-type="float">
            <text:p>370</text:p>
          </table:table-cell>
          <table:table-cell office:value-type="float" office:value="-554.1468" calcext:value-type="float">
            <text:p>-554.1468</text:p>
          </table:table-cell>
          <table:table-cell office:value-type="float" office:value="0" calcext:value-type="float">
            <text:p>0</text:p>
          </table:table-cell>
          <table:table-cell office:value-type="float" office:value="339.8039" calcext:value-type="float">
            <text:p>339.8039</text:p>
          </table:table-cell>
          <table:table-cell office:value-type="float" office:value="1133.447" calcext:value-type="float">
            <text:p>1133.447</text:p>
          </table:table-cell>
          <table:table-cell office:value-type="float" office:value="1376.207" calcext:value-type="float">
            <text:p>1376.207</text:p>
          </table:table-cell>
          <table:table-cell office:value-type="float" office:value="1228.249" calcext:value-type="float">
            <text:p>1228.249</text:p>
          </table:table-cell>
          <table:table-cell office:value-type="float" office:value="721.2355" calcext:value-type="float">
            <text:p>721.2355</text:p>
          </table:table-cell>
          <table:table-cell office:value-type="float" office:value="1096.858" calcext:value-type="float">
            <text:p>1096.858</text:p>
          </table:table-cell>
          <table:table-cell office:value-type="float" office:value="406.3027" calcext:value-type="float">
            <text:p>406.3027</text:p>
          </table:table-cell>
          <table:table-cell office:value-type="float" office:value="1824.085" calcext:value-type="float">
            <text:p>1824.085</text:p>
          </table:table-cell>
          <table:table-cell office:value-type="float" office:value="2064.099" calcext:value-type="float">
            <text:p>2064.099</text:p>
          </table:table-cell>
          <table:table-cell office:value-type="float" office:value="1654.567" calcext:value-type="float">
            <text:p>1654.567</text:p>
          </table:table-cell>
          <table:table-cell office:value-type="float" office:value="581.6672" calcext:value-type="float">
            <text:p>581.6672</text:p>
          </table:table-cell>
          <table:table-cell office:value-type="float" office:value="571.9491" calcext:value-type="float">
            <text:p>571.9491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142" calcext:value-type="float">
            <text:p>-0.089541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1.0955" calcext:value-type="float">
            <text:p>-551.0955</text:p>
          </table:table-cell>
          <table:table-cell office:value-type="float" office:value="0" calcext:value-type="float">
            <text:p>0</text:p>
          </table:table-cell>
          <table:table-cell office:value-type="float" office:value="13.1089" calcext:value-type="float">
            <text:p>13.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112.1908" calcext:value-type="float">
            <text:p>112.1908</text:p>
          </table:table-cell>
          <table:table-cell office:value-type="float" office:value="13064.19" calcext:value-type="float">
            <text:p>13064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0.5357" calcext:value-type="float">
            <text:p>-540.5357</text:p>
          </table:table-cell>
          <table:table-cell office:value-type="float" office:value="1573.504" calcext:value-type="float">
            <text:p>1573.504</text:p>
          </table:table-cell>
          <table:table-cell office:value-type="float" office:value="0" calcext:value-type="float">
            <text:p>0</text:p>
          </table:table-cell>
          <table:table-cell office:value-type="float" office:value="63.82979" calcext:value-type="float">
            <text:p>63.82979</text:p>
          </table:table-cell>
          <table:table-cell office:value-type="float" office:value="0.1280572" calcext:value-type="float">
            <text:p>0.1280572</text:p>
          </table:table-cell>
          <table:table-cell office:value-type="float" office:value="-0.01077226" calcext:value-type="float">
            <text:p>-0.010772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783" calcext:value-type="float">
            <text:p>0.115978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71043" calcext:value-type="float">
            <text:p>1.471043</text:p>
          </table:table-cell>
          <table:table-cell office:value-type="float" office:value="370" calcext:value-type="float">
            <text:p>370</text:p>
          </table:table-cell>
          <table:table-cell office:value-type="float" office:value="-554.5974" calcext:value-type="float">
            <text:p>-554.5974</text:p>
          </table:table-cell>
          <table:table-cell office:value-type="float" office:value="0" calcext:value-type="float">
            <text:p>0</text:p>
          </table:table-cell>
          <table:table-cell office:value-type="float" office:value="339.8203" calcext:value-type="float">
            <text:p>339.8203</text:p>
          </table:table-cell>
          <table:table-cell office:value-type="float" office:value="1133.375" calcext:value-type="float">
            <text:p>1133.375</text:p>
          </table:table-cell>
          <table:table-cell office:value-type="float" office:value="1376.118" calcext:value-type="float">
            <text:p>1376.118</text:p>
          </table:table-cell>
          <table:table-cell office:value-type="float" office:value="1228.208" calcext:value-type="float">
            <text:p>1228.208</text:p>
          </table:table-cell>
          <table:table-cell office:value-type="float" office:value="721.1979" calcext:value-type="float">
            <text:p>721.1979</text:p>
          </table:table-cell>
          <table:table-cell office:value-type="float" office:value="1096.822" calcext:value-type="float">
            <text:p>1096.822</text:p>
          </table:table-cell>
          <table:table-cell office:value-type="float" office:value="406.2914" calcext:value-type="float">
            <text:p>406.2914</text:p>
          </table:table-cell>
          <table:table-cell office:value-type="float" office:value="1824.045" calcext:value-type="float">
            <text:p>1824.045</text:p>
          </table:table-cell>
          <table:table-cell office:value-type="float" office:value="2064.061" calcext:value-type="float">
            <text:p>2064.061</text:p>
          </table:table-cell>
          <table:table-cell office:value-type="float" office:value="1654.535" calcext:value-type="float">
            <text:p>1654.535</text:p>
          </table:table-cell>
          <table:table-cell office:value-type="float" office:value="581.657" calcext:value-type="float">
            <text:p>581.657</text:p>
          </table:table-cell>
          <table:table-cell office:value-type="float" office:value="571.934" calcext:value-type="float">
            <text:p>571.934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202" calcext:value-type="float">
            <text:p>-0.089542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1.4641" calcext:value-type="float">
            <text:p>-551.4641</text:p>
          </table:table-cell>
          <table:table-cell office:value-type="float" office:value="0" calcext:value-type="float">
            <text:p>0</text:p>
          </table:table-cell>
          <table:table-cell office:value-type="float" office:value="13.02564" calcext:value-type="float">
            <text:p>13.0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112.0033" calcext:value-type="float">
            <text:p>112.0033</text:p>
          </table:table-cell>
          <table:table-cell office:value-type="float" office:value="13063.91" calcext:value-type="float">
            <text:p>1306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1.0307" calcext:value-type="float">
            <text:p>-541.0307</text:p>
          </table:table-cell>
          <table:table-cell office:value-type="float" office:value="1574.256" calcext:value-type="float">
            <text:p>1574.256</text:p>
          </table:table-cell>
          <table:table-cell office:value-type="float" office:value="0" calcext:value-type="float">
            <text:p>0</text:p>
          </table:table-cell>
          <table:table-cell office:value-type="float" office:value="63.75445" calcext:value-type="float">
            <text:p>63.75445</text:p>
          </table:table-cell>
          <table:table-cell office:value-type="float" office:value="0.1267245" calcext:value-type="float">
            <text:p>0.1267245</text:p>
          </table:table-cell>
          <table:table-cell office:value-type="float" office:value="-0.01041746" calcext:value-type="float">
            <text:p>-0.0104174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826" calcext:value-type="float">
            <text:p>0.1159826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73088" calcext:value-type="float">
            <text:p>1.473088</text:p>
          </table:table-cell>
          <table:table-cell office:value-type="float" office:value="370" calcext:value-type="float">
            <text:p>370</text:p>
          </table:table-cell>
          <table:table-cell office:value-type="float" office:value="-555.0941" calcext:value-type="float">
            <text:p>-555.0941</text:p>
          </table:table-cell>
          <table:table-cell office:value-type="float" office:value="0" calcext:value-type="float">
            <text:p>0</text:p>
          </table:table-cell>
          <table:table-cell office:value-type="float" office:value="339.8383" calcext:value-type="float">
            <text:p>339.8383</text:p>
          </table:table-cell>
          <table:table-cell office:value-type="float" office:value="1133.276" calcext:value-type="float">
            <text:p>1133.276</text:p>
          </table:table-cell>
          <table:table-cell office:value-type="float" office:value="1376.004" calcext:value-type="float">
            <text:p>1376.004</text:p>
          </table:table-cell>
          <table:table-cell office:value-type="float" office:value="1228.16" calcext:value-type="float">
            <text:p>1228.16</text:p>
          </table:table-cell>
          <table:table-cell office:value-type="float" office:value="721.1564" calcext:value-type="float">
            <text:p>721.1564</text:p>
          </table:table-cell>
          <table:table-cell office:value-type="float" office:value="1096.785" calcext:value-type="float">
            <text:p>1096.785</text:p>
          </table:table-cell>
          <table:table-cell office:value-type="float" office:value="406.2805" calcext:value-type="float">
            <text:p>406.2805</text:p>
          </table:table-cell>
          <table:table-cell office:value-type="float" office:value="1824.004" calcext:value-type="float">
            <text:p>1824.004</text:p>
          </table:table-cell>
          <table:table-cell office:value-type="float" office:value="2064.024" calcext:value-type="float">
            <text:p>2064.024</text:p>
          </table:table-cell>
          <table:table-cell office:value-type="float" office:value="1654.502" calcext:value-type="float">
            <text:p>1654.502</text:p>
          </table:table-cell>
          <table:table-cell office:value-type="float" office:value="581.6469" calcext:value-type="float">
            <text:p>581.6469</text:p>
          </table:table-cell>
          <table:table-cell office:value-type="float" office:value="571.919" calcext:value-type="float">
            <text:p>571.919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348" calcext:value-type="float">
            <text:p>-0.089543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1.8908" calcext:value-type="float">
            <text:p>-551.8908</text:p>
          </table:table-cell>
          <table:table-cell office:value-type="float" office:value="0" calcext:value-type="float">
            <text:p>0</text:p>
          </table:table-cell>
          <table:table-cell office:value-type="float" office:value="12.95281" calcext:value-type="float">
            <text:p>12.95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111.7806" calcext:value-type="float">
            <text:p>111.7806</text:p>
          </table:table-cell>
          <table:table-cell office:value-type="float" office:value="13063.59" calcext:value-type="float">
            <text:p>13063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1.59" calcext:value-type="float">
            <text:p>-541.59</text:p>
          </table:table-cell>
          <table:table-cell office:value-type="float" office:value="1576.694" calcext:value-type="float">
            <text:p>1576.694</text:p>
          </table:table-cell>
          <table:table-cell office:value-type="float" office:value="0" calcext:value-type="float">
            <text:p>0</text:p>
          </table:table-cell>
          <table:table-cell office:value-type="float" office:value="63.67858" calcext:value-type="float">
            <text:p>63.67858</text:p>
          </table:table-cell>
          <table:table-cell office:value-type="float" office:value="0.125249" calcext:value-type="float">
            <text:p>0.125249</text:p>
          </table:table-cell>
          <table:table-cell office:value-type="float" office:value="-0.01008951" calcext:value-type="float">
            <text:p>-0.0100895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869" calcext:value-type="float">
            <text:p>0.115986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75076" calcext:value-type="float">
            <text:p>1.475076</text:p>
          </table:table-cell>
          <table:table-cell office:value-type="float" office:value="370" calcext:value-type="float">
            <text:p>370</text:p>
          </table:table-cell>
          <table:table-cell office:value-type="float" office:value="-555.6551" calcext:value-type="float">
            <text:p>-555.6551</text:p>
          </table:table-cell>
          <table:table-cell office:value-type="float" office:value="0" calcext:value-type="float">
            <text:p>0</text:p>
          </table:table-cell>
          <table:table-cell office:value-type="float" office:value="339.8573" calcext:value-type="float">
            <text:p>339.8573</text:p>
          </table:table-cell>
          <table:table-cell office:value-type="float" office:value="1133.157" calcext:value-type="float">
            <text:p>1133.157</text:p>
          </table:table-cell>
          <table:table-cell office:value-type="float" office:value="1375.86" calcext:value-type="float">
            <text:p>1375.86</text:p>
          </table:table-cell>
          <table:table-cell office:value-type="float" office:value="1228.099" calcext:value-type="float">
            <text:p>1228.099</text:p>
          </table:table-cell>
          <table:table-cell office:value-type="float" office:value="721.1077" calcext:value-type="float">
            <text:p>721.1077</text:p>
          </table:table-cell>
          <table:table-cell office:value-type="float" office:value="1096.745" calcext:value-type="float">
            <text:p>1096.745</text:p>
          </table:table-cell>
          <table:table-cell office:value-type="float" office:value="406.2679" calcext:value-type="float">
            <text:p>406.2679</text:p>
          </table:table-cell>
          <table:table-cell office:value-type="float" office:value="1823.964" calcext:value-type="float">
            <text:p>1823.964</text:p>
          </table:table-cell>
          <table:table-cell office:value-type="float" office:value="2063.987" calcext:value-type="float">
            <text:p>2063.987</text:p>
          </table:table-cell>
          <table:table-cell office:value-type="float" office:value="1654.469" calcext:value-type="float">
            <text:p>1654.469</text:p>
          </table:table-cell>
          <table:table-cell office:value-type="float" office:value="581.6368" calcext:value-type="float">
            <text:p>581.6368</text:p>
          </table:table-cell>
          <table:table-cell office:value-type="float" office:value="571.9041" calcext:value-type="float">
            <text:p>571.9041</text:p>
          </table:table-cell>
          <table:table-cell office:value-type="float" office:value="142.57" calcext:value-type="float">
            <text:p>142.57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568" calcext:value-type="float">
            <text:p>-0.089545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2.3762" calcext:value-type="float">
            <text:p>-552.3762</text:p>
          </table:table-cell>
          <table:table-cell office:value-type="float" office:value="0" calcext:value-type="float">
            <text:p>0</text:p>
          </table:table-cell>
          <table:table-cell office:value-type="float" office:value="12.88332" calcext:value-type="float">
            <text:p>12.88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111.5906" calcext:value-type="float">
            <text:p>111.5906</text:p>
          </table:table-cell>
          <table:table-cell office:value-type="float" office:value="13063.29" calcext:value-type="float">
            <text:p>1306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.108" calcext:value-type="float">
            <text:p>-542.108</text:p>
          </table:table-cell>
          <table:table-cell office:value-type="float" office:value="1581.188" calcext:value-type="float">
            <text:p>1581.188</text:p>
          </table:table-cell>
          <table:table-cell office:value-type="float" office:value="0" calcext:value-type="float">
            <text:p>0</text:p>
          </table:table-cell>
          <table:table-cell office:value-type="float" office:value="63.6096" calcext:value-type="float">
            <text:p>63.6096</text:p>
          </table:table-cell>
          <table:table-cell office:value-type="float" office:value="0.1241702" calcext:value-type="float">
            <text:p>0.1241702</text:p>
          </table:table-cell>
          <table:table-cell office:value-type="float" office:value="-0.009751314" calcext:value-type="float">
            <text:p>-0.00975131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912" calcext:value-type="float">
            <text:p>0.11599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77008" calcext:value-type="float">
            <text:p>1.477008</text:p>
          </table:table-cell>
          <table:table-cell office:value-type="float" office:value="370" calcext:value-type="float">
            <text:p>370</text:p>
          </table:table-cell>
          <table:table-cell office:value-type="float" office:value="-556.1747" calcext:value-type="float">
            <text:p>-556.1747</text:p>
          </table:table-cell>
          <table:table-cell office:value-type="float" office:value="0" calcext:value-type="float">
            <text:p>0</text:p>
          </table:table-cell>
          <table:table-cell office:value-type="float" office:value="339.8779" calcext:value-type="float">
            <text:p>339.8779</text:p>
          </table:table-cell>
          <table:table-cell office:value-type="float" office:value="1133.065" calcext:value-type="float">
            <text:p>1133.065</text:p>
          </table:table-cell>
          <table:table-cell office:value-type="float" office:value="1375.736" calcext:value-type="float">
            <text:p>1375.736</text:p>
          </table:table-cell>
          <table:table-cell office:value-type="float" office:value="1228.046" calcext:value-type="float">
            <text:p>1228.046</text:p>
          </table:table-cell>
          <table:table-cell office:value-type="float" office:value="721.0601" calcext:value-type="float">
            <text:p>721.0601</text:p>
          </table:table-cell>
          <table:table-cell office:value-type="float" office:value="1096.704" calcext:value-type="float">
            <text:p>1096.704</text:p>
          </table:table-cell>
          <table:table-cell office:value-type="float" office:value="406.2537" calcext:value-type="float">
            <text:p>406.2537</text:p>
          </table:table-cell>
          <table:table-cell office:value-type="float" office:value="1823.923" calcext:value-type="float">
            <text:p>1823.923</text:p>
          </table:table-cell>
          <table:table-cell office:value-type="float" office:value="2063.95" calcext:value-type="float">
            <text:p>2063.95</text:p>
          </table:table-cell>
          <table:table-cell office:value-type="float" office:value="1654.437" calcext:value-type="float">
            <text:p>1654.437</text:p>
          </table:table-cell>
          <table:table-cell office:value-type="float" office:value="581.6268" calcext:value-type="float">
            <text:p>581.6268</text:p>
          </table:table-cell>
          <table:table-cell office:value-type="float" office:value="571.8893" calcext:value-type="float">
            <text:p>571.8893</text:p>
          </table:table-cell>
          <table:table-cell office:value-type="float" office:value="142.57" calcext:value-type="float">
            <text:p>142.57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685" calcext:value-type="float">
            <text:p>-0.089546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2.8083" calcext:value-type="float">
            <text:p>-552.8083</text:p>
          </table:table-cell>
          <table:table-cell office:value-type="float" office:value="0" calcext:value-type="float">
            <text:p>0</text:p>
          </table:table-cell>
          <table:table-cell office:value-type="float" office:value="12.80409" calcext:value-type="float">
            <text:p>12.80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111.4371" calcext:value-type="float">
            <text:p>111.4371</text:p>
          </table:table-cell>
          <table:table-cell office:value-type="float" office:value="13063.04" calcext:value-type="float">
            <text:p>13063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.5491" calcext:value-type="float">
            <text:p>-542.5491</text:p>
          </table:table-cell>
          <table:table-cell office:value-type="float" office:value="1582.343" calcext:value-type="float">
            <text:p>1582.343</text:p>
          </table:table-cell>
          <table:table-cell office:value-type="float" office:value="0" calcext:value-type="float">
            <text:p>0</text:p>
          </table:table-cell>
          <table:table-cell office:value-type="float" office:value="63.55053" calcext:value-type="float">
            <text:p>63.55053</text:p>
          </table:table-cell>
          <table:table-cell office:value-type="float" office:value="0.1233881" calcext:value-type="float">
            <text:p>0.1233881</text:p>
          </table:table-cell>
          <table:table-cell office:value-type="float" office:value="-0.009379427" calcext:value-type="float">
            <text:p>-0.00937942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955" calcext:value-type="float">
            <text:p>0.115995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78886" calcext:value-type="float">
            <text:p>1.478886</text:p>
          </table:table-cell>
          <table:table-cell office:value-type="float" office:value="370" calcext:value-type="float">
            <text:p>370</text:p>
          </table:table-cell>
          <table:table-cell office:value-type="float" office:value="-556.6173" calcext:value-type="float">
            <text:p>-556.6173</text:p>
          </table:table-cell>
          <table:table-cell office:value-type="float" office:value="0" calcext:value-type="float">
            <text:p>0</text:p>
          </table:table-cell>
          <table:table-cell office:value-type="float" office:value="339.8953" calcext:value-type="float">
            <text:p>339.8953</text:p>
          </table:table-cell>
          <table:table-cell office:value-type="float" office:value="1132.993" calcext:value-type="float">
            <text:p>1132.993</text:p>
          </table:table-cell>
          <table:table-cell office:value-type="float" office:value="1375.645" calcext:value-type="float">
            <text:p>1375.645</text:p>
          </table:table-cell>
          <table:table-cell office:value-type="float" office:value="1228.004" calcext:value-type="float">
            <text:p>1228.004</text:p>
          </table:table-cell>
          <table:table-cell office:value-type="float" office:value="721.021" calcext:value-type="float">
            <text:p>721.021</text:p>
          </table:table-cell>
          <table:table-cell office:value-type="float" office:value="1096.666" calcext:value-type="float">
            <text:p>1096.666</text:p>
          </table:table-cell>
          <table:table-cell office:value-type="float" office:value="406.2421" calcext:value-type="float">
            <text:p>406.2421</text:p>
          </table:table-cell>
          <table:table-cell office:value-type="float" office:value="1823.883" calcext:value-type="float">
            <text:p>1823.883</text:p>
          </table:table-cell>
          <table:table-cell office:value-type="float" office:value="2063.914" calcext:value-type="float">
            <text:p>2063.914</text:p>
          </table:table-cell>
          <table:table-cell office:value-type="float" office:value="1654.405" calcext:value-type="float">
            <text:p>1654.405</text:p>
          </table:table-cell>
          <table:table-cell office:value-type="float" office:value="581.6168" calcext:value-type="float">
            <text:p>581.6168</text:p>
          </table:table-cell>
          <table:table-cell office:value-type="float" office:value="571.8747" calcext:value-type="float">
            <text:p>571.8747</text:p>
          </table:table-cell>
          <table:table-cell office:value-type="float" office:value="142.57" calcext:value-type="float">
            <text:p>142.5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757" calcext:value-type="float">
            <text:p>-0.089547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3.1697" calcext:value-type="float">
            <text:p>-553.1697</text:p>
          </table:table-cell>
          <table:table-cell office:value-type="float" office:value="0" calcext:value-type="float">
            <text:p>0</text:p>
          </table:table-cell>
          <table:table-cell office:value-type="float" office:value="12.72693" calcext:value-type="float">
            <text:p>12.7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111.3203" calcext:value-type="float">
            <text:p>111.3203</text:p>
          </table:table-cell>
          <table:table-cell office:value-type="float" office:value="13062.83" calcext:value-type="float">
            <text:p>1306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2.8638" calcext:value-type="float">
            <text:p>-542.8638</text:p>
          </table:table-cell>
          <table:table-cell office:value-type="float" office:value="1580.359" calcext:value-type="float">
            <text:p>1580.359</text:p>
          </table:table-cell>
          <table:table-cell office:value-type="float" office:value="0" calcext:value-type="float">
            <text:p>0</text:p>
          </table:table-cell>
          <table:table-cell office:value-type="float" office:value="63.51927" calcext:value-type="float">
            <text:p>63.51927</text:p>
          </table:table-cell>
          <table:table-cell office:value-type="float" office:value="0.123075" calcext:value-type="float">
            <text:p>0.123075</text:p>
          </table:table-cell>
          <table:table-cell office:value-type="float" office:value="-0.009117291" calcext:value-type="float">
            <text:p>-0.00911729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59995" calcext:value-type="float">
            <text:p>0.115999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480706" calcext:value-type="float">
            <text:p>1.480706</text:p>
          </table:table-cell>
          <table:table-cell office:value-type="float" office:value="370" calcext:value-type="float">
            <text:p>370</text:p>
          </table:table-cell>
          <table:table-cell office:value-type="float" office:value="-556.9336" calcext:value-type="float">
            <text:p>-556.9336</text:p>
          </table:table-cell>
          <table:table-cell office:value-type="float" office:value="0" calcext:value-type="float">
            <text:p>0</text:p>
          </table:table-cell>
          <table:table-cell office:value-type="float" office:value="339.8916" calcext:value-type="float">
            <text:p>339.8916</text:p>
          </table:table-cell>
          <table:table-cell office:value-type="float" office:value="1132.966" calcext:value-type="float">
            <text:p>1132.966</text:p>
          </table:table-cell>
          <table:table-cell office:value-type="float" office:value="1375.591" calcext:value-type="float">
            <text:p>1375.591</text:p>
          </table:table-cell>
          <table:table-cell office:value-type="float" office:value="1227.977" calcext:value-type="float">
            <text:p>1227.977</text:p>
          </table:table-cell>
          <table:table-cell office:value-type="float" office:value="720.9877" calcext:value-type="float">
            <text:p>720.9877</text:p>
          </table:table-cell>
          <table:table-cell office:value-type="float" office:value="1096.636" calcext:value-type="float">
            <text:p>1096.636</text:p>
          </table:table-cell>
          <table:table-cell office:value-type="float" office:value="406.2319" calcext:value-type="float">
            <text:p>406.2319</text:p>
          </table:table-cell>
          <table:table-cell office:value-type="float" office:value="1823.843" calcext:value-type="float">
            <text:p>1823.843</text:p>
          </table:table-cell>
          <table:table-cell office:value-type="float" office:value="2063.877" calcext:value-type="float">
            <text:p>2063.877</text:p>
          </table:table-cell>
          <table:table-cell office:value-type="float" office:value="1654.373" calcext:value-type="float">
            <text:p>1654.373</text:p>
          </table:table-cell>
          <table:table-cell office:value-type="float" office:value="581.607" calcext:value-type="float">
            <text:p>581.607</text:p>
          </table:table-cell>
          <table:table-cell office:value-type="float" office:value="571.8602" calcext:value-type="float">
            <text:p>571.8602</text:p>
          </table:table-cell>
          <table:table-cell office:value-type="float" office:value="142.57" calcext:value-type="float">
            <text:p>142.5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766" calcext:value-type="float">
            <text:p>-0.089547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3.452" calcext:value-type="float">
            <text:p>-553.452</text:p>
          </table:table-cell>
          <table:table-cell office:value-type="float" office:value="0" calcext:value-type="float">
            <text:p>0</text:p>
          </table:table-cell>
          <table:table-cell office:value-type="float" office:value="12.69365" calcext:value-type="float">
            <text:p>12.69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111.2313" calcext:value-type="float">
            <text:p>111.2313</text:p>
          </table:table-cell>
          <table:table-cell office:value-type="float" office:value="13062.67" calcext:value-type="float">
            <text:p>13062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3.1109" calcext:value-type="float">
            <text:p>-543.1109</text:p>
          </table:table-cell>
          <table:table-cell office:value-type="float" office:value="1582.182" calcext:value-type="float">
            <text:p>1582.182</text:p>
          </table:table-cell>
          <table:table-cell office:value-type="float" office:value="0" calcext:value-type="float">
            <text:p>0</text:p>
          </table:table-cell>
          <table:table-cell office:value-type="float" office:value="63.49306" calcext:value-type="float">
            <text:p>63.49306</text:p>
          </table:table-cell>
          <table:table-cell office:value-type="float" office:value="0.1228583" calcext:value-type="float">
            <text:p>0.1228583</text:p>
          </table:table-cell>
          <table:table-cell office:value-type="float" office:value="-0.008932236" calcext:value-type="float">
            <text:p>-0.00893223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1335" calcext:value-type="float">
            <text:p>0.116133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09541" calcext:value-type="float">
            <text:p>1.509541</text:p>
          </table:table-cell>
          <table:table-cell office:value-type="float" office:value="370" calcext:value-type="float">
            <text:p>370</text:p>
          </table:table-cell>
          <table:table-cell office:value-type="float" office:value="-557.2094" calcext:value-type="float">
            <text:p>-557.2094</text:p>
          </table:table-cell>
          <table:table-cell office:value-type="float" office:value="0" calcext:value-type="float">
            <text:p>0</text:p>
          </table:table-cell>
          <table:table-cell office:value-type="float" office:value="339.8936" calcext:value-type="float">
            <text:p>339.8936</text:p>
          </table:table-cell>
          <table:table-cell office:value-type="float" office:value="1132.948" calcext:value-type="float">
            <text:p>1132.948</text:p>
          </table:table-cell>
          <table:table-cell office:value-type="float" office:value="1375.555" calcext:value-type="float">
            <text:p>1375.555</text:p>
          </table:table-cell>
          <table:table-cell office:value-type="float" office:value="1227.958" calcext:value-type="float">
            <text:p>1227.958</text:p>
          </table:table-cell>
          <table:table-cell office:value-type="float" office:value="720.9604" calcext:value-type="float">
            <text:p>720.9604</text:p>
          </table:table-cell>
          <table:table-cell office:value-type="float" office:value="1096.614" calcext:value-type="float">
            <text:p>1096.614</text:p>
          </table:table-cell>
          <table:table-cell office:value-type="float" office:value="406.2231" calcext:value-type="float">
            <text:p>406.2231</text:p>
          </table:table-cell>
          <table:table-cell office:value-type="float" office:value="1823.808" calcext:value-type="float">
            <text:p>1823.808</text:p>
          </table:table-cell>
          <table:table-cell office:value-type="float" office:value="2063.841" calcext:value-type="float">
            <text:p>2063.841</text:p>
          </table:table-cell>
          <table:table-cell office:value-type="float" office:value="1654.341" calcext:value-type="float">
            <text:p>1654.341</text:p>
          </table:table-cell>
          <table:table-cell office:value-type="float" office:value="581.5971" calcext:value-type="float">
            <text:p>581.5971</text:p>
          </table:table-cell>
          <table:table-cell office:value-type="float" office:value="571.8457" calcext:value-type="float">
            <text:p>571.8457</text:p>
          </table:table-cell>
          <table:table-cell office:value-type="float" office:value="142.5699" calcext:value-type="float">
            <text:p>142.5699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771" calcext:value-type="float">
            <text:p>-0.08954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3.6661" calcext:value-type="float">
            <text:p>-553.6661</text:p>
          </table:table-cell>
          <table:table-cell office:value-type="float" office:value="0" calcext:value-type="float">
            <text:p>0</text:p>
          </table:table-cell>
          <table:table-cell office:value-type="float" office:value="12.6381" calcext:value-type="float">
            <text:p>12.6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111.158" calcext:value-type="float">
            <text:p>111.158</text:p>
          </table:table-cell>
          <table:table-cell office:value-type="float" office:value="13062.53" calcext:value-type="float">
            <text:p>1306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3.333" calcext:value-type="float">
            <text:p>-543.333</text:p>
          </table:table-cell>
          <table:table-cell office:value-type="float" office:value="1582.747" calcext:value-type="float">
            <text:p>1582.747</text:p>
          </table:table-cell>
          <table:table-cell office:value-type="float" office:value="0" calcext:value-type="float">
            <text:p>0</text:p>
          </table:table-cell>
          <table:table-cell office:value-type="float" office:value="63.46533" calcext:value-type="float">
            <text:p>63.46533</text:p>
          </table:table-cell>
          <table:table-cell office:value-type="float" office:value="0.1227309" calcext:value-type="float">
            <text:p>0.1227309</text:p>
          </table:table-cell>
          <table:table-cell office:value-type="float" office:value="-0.008720026" calcext:value-type="float">
            <text:p>-0.0087200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2701" calcext:value-type="float">
            <text:p>0.1162701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08963" calcext:value-type="float">
            <text:p>1.508963</text:p>
          </table:table-cell>
          <table:table-cell office:value-type="float" office:value="370" calcext:value-type="float">
            <text:p>370</text:p>
          </table:table-cell>
          <table:table-cell office:value-type="float" office:value="-557.4309" calcext:value-type="float">
            <text:p>-557.4309</text:p>
          </table:table-cell>
          <table:table-cell office:value-type="float" office:value="0" calcext:value-type="float">
            <text:p>0</text:p>
          </table:table-cell>
          <table:table-cell office:value-type="float" office:value="339.9" calcext:value-type="float">
            <text:p>339.9</text:p>
          </table:table-cell>
          <table:table-cell office:value-type="float" office:value="1132.935" calcext:value-type="float">
            <text:p>1132.935</text:p>
          </table:table-cell>
          <table:table-cell office:value-type="float" office:value="1375.531" calcext:value-type="float">
            <text:p>1375.531</text:p>
          </table:table-cell>
          <table:table-cell office:value-type="float" office:value="1227.939" calcext:value-type="float">
            <text:p>1227.939</text:p>
          </table:table-cell>
          <table:table-cell office:value-type="float" office:value="720.9425" calcext:value-type="float">
            <text:p>720.9425</text:p>
          </table:table-cell>
          <table:table-cell office:value-type="float" office:value="1096.596" calcext:value-type="float">
            <text:p>1096.596</text:p>
          </table:table-cell>
          <table:table-cell office:value-type="float" office:value="406.2151" calcext:value-type="float">
            <text:p>406.2151</text:p>
          </table:table-cell>
          <table:table-cell office:value-type="float" office:value="1823.784" calcext:value-type="float">
            <text:p>1823.784</text:p>
          </table:table-cell>
          <table:table-cell office:value-type="float" office:value="2063.806" calcext:value-type="float">
            <text:p>2063.806</text:p>
          </table:table-cell>
          <table:table-cell office:value-type="float" office:value="1654.31" calcext:value-type="float">
            <text:p>1654.31</text:p>
          </table:table-cell>
          <table:table-cell office:value-type="float" office:value="581.5874" calcext:value-type="float">
            <text:p>581.5874</text:p>
          </table:table-cell>
          <table:table-cell office:value-type="float" office:value="571.8314" calcext:value-type="float">
            <text:p>571.8314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771" calcext:value-type="float">
            <text:p>-0.089547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3.846" calcext:value-type="float">
            <text:p>-553.846</text:p>
          </table:table-cell>
          <table:table-cell office:value-type="float" office:value="0" calcext:value-type="float">
            <text:p>0</text:p>
          </table:table-cell>
          <table:table-cell office:value-type="float" office:value="12.60185" calcext:value-type="float">
            <text:p>12.60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111.0633" calcext:value-type="float">
            <text:p>111.0633</text:p>
          </table:table-cell>
          <table:table-cell office:value-type="float" office:value="13062.38" calcext:value-type="float">
            <text:p>1306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3.6112" calcext:value-type="float">
            <text:p>-543.6112</text:p>
          </table:table-cell>
          <table:table-cell office:value-type="float" office:value="1583.867" calcext:value-type="float">
            <text:p>1583.867</text:p>
          </table:table-cell>
          <table:table-cell office:value-type="float" office:value="0" calcext:value-type="float">
            <text:p>0</text:p>
          </table:table-cell>
          <table:table-cell office:value-type="float" office:value="63.44419" calcext:value-type="float">
            <text:p>63.44419</text:p>
          </table:table-cell>
          <table:table-cell office:value-type="float" office:value="0.1223643" calcext:value-type="float">
            <text:p>0.1223643</text:p>
          </table:table-cell>
          <table:table-cell office:value-type="float" office:value="-0.008538614" calcext:value-type="float">
            <text:p>-0.00853861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7614" calcext:value-type="float">
            <text:p>1.527614</text:p>
          </table:table-cell>
          <table:table-cell office:value-type="float" office:value="370" calcext:value-type="float">
            <text:p>370</text:p>
          </table:table-cell>
          <table:table-cell office:value-type="float" office:value="-557.7276" calcext:value-type="float">
            <text:p>-557.7276</text:p>
          </table:table-cell>
          <table:table-cell office:value-type="float" office:value="0" calcext:value-type="float">
            <text:p>0</text:p>
          </table:table-cell>
          <table:table-cell office:value-type="float" office:value="339.892" calcext:value-type="float">
            <text:p>339.892</text:p>
          </table:table-cell>
          <table:table-cell office:value-type="float" office:value="1132.911" calcext:value-type="float">
            <text:p>1132.911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227.922" calcext:value-type="float">
            <text:p>1227.922</text:p>
          </table:table-cell>
          <table:table-cell office:value-type="float" office:value="720.9233" calcext:value-type="float">
            <text:p>720.9233</text:p>
          </table:table-cell>
          <table:table-cell office:value-type="float" office:value="1096.578" calcext:value-type="float">
            <text:p>1096.578</text:p>
          </table:table-cell>
          <table:table-cell office:value-type="float" office:value="406.2075" calcext:value-type="float">
            <text:p>406.2075</text:p>
          </table:table-cell>
          <table:table-cell office:value-type="float" office:value="1823.76" calcext:value-type="float">
            <text:p>1823.76</text:p>
          </table:table-cell>
          <table:table-cell office:value-type="float" office:value="2063.771" calcext:value-type="float">
            <text:p>2063.771</text:p>
          </table:table-cell>
          <table:table-cell office:value-type="float" office:value="1654.28" calcext:value-type="float">
            <text:p>1654.28</text:p>
          </table:table-cell>
          <table:table-cell office:value-type="float" office:value="581.5777" calcext:value-type="float">
            <text:p>581.5777</text:p>
          </table:table-cell>
          <table:table-cell office:value-type="float" office:value="571.8171" calcext:value-type="float">
            <text:p>571.8171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807" calcext:value-type="float">
            <text:p>-0.08954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4.0531" calcext:value-type="float">
            <text:p>-554.0531</text:p>
          </table:table-cell>
          <table:table-cell office:value-type="float" office:value="0" calcext:value-type="float">
            <text:p>0</text:p>
          </table:table-cell>
          <table:table-cell office:value-type="float" office:value="12.51438" calcext:value-type="float">
            <text:p>12.5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110.9569" calcext:value-type="float">
            <text:p>110.9569</text:p>
          </table:table-cell>
          <table:table-cell office:value-type="float" office:value="13062.23" calcext:value-type="float">
            <text:p>13062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3.9398" calcext:value-type="float">
            <text:p>-543.9398</text:p>
          </table:table-cell>
          <table:table-cell office:value-type="float" office:value="1584.557" calcext:value-type="float">
            <text:p>1584.557</text:p>
          </table:table-cell>
          <table:table-cell office:value-type="float" office:value="0" calcext:value-type="float">
            <text:p>0</text:p>
          </table:table-cell>
          <table:table-cell office:value-type="float" office:value="63.42038" calcext:value-type="float">
            <text:p>63.42038</text:p>
          </table:table-cell>
          <table:table-cell office:value-type="float" office:value="0.1219296" calcext:value-type="float">
            <text:p>0.1219296</text:p>
          </table:table-cell>
          <table:table-cell office:value-type="float" office:value="-0.00827521" calcext:value-type="float">
            <text:p>-0.0082752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6425" calcext:value-type="float">
            <text:p>1.526425</text:p>
          </table:table-cell>
          <table:table-cell office:value-type="float" office:value="370" calcext:value-type="float">
            <text:p>370</text:p>
          </table:table-cell>
          <table:table-cell office:value-type="float" office:value="-558.0547" calcext:value-type="float">
            <text:p>-558.0547</text:p>
          </table:table-cell>
          <table:table-cell office:value-type="float" office:value="0" calcext:value-type="float">
            <text:p>0</text:p>
          </table:table-cell>
          <table:table-cell office:value-type="float" office:value="339.884" calcext:value-type="float">
            <text:p>339.884</text:p>
          </table:table-cell>
          <table:table-cell office:value-type="float" office:value="1132.879" calcext:value-type="float">
            <text:p>1132.879</text:p>
          </table:table-cell>
          <table:table-cell office:value-type="float" office:value="1375.448" calcext:value-type="float">
            <text:p>1375.448</text:p>
          </table:table-cell>
          <table:table-cell office:value-type="float" office:value="1227.9" calcext:value-type="float">
            <text:p>1227.9</text:p>
          </table:table-cell>
          <table:table-cell office:value-type="float" office:value="720.8976" calcext:value-type="float">
            <text:p>720.8976</text:p>
          </table:table-cell>
          <table:table-cell office:value-type="float" office:value="1096.559" calcext:value-type="float">
            <text:p>1096.559</text:p>
          </table:table-cell>
          <table:table-cell office:value-type="float" office:value="406.1997" calcext:value-type="float">
            <text:p>406.1997</text:p>
          </table:table-cell>
          <table:table-cell office:value-type="float" office:value="1823.738" calcext:value-type="float">
            <text:p>1823.738</text:p>
          </table:table-cell>
          <table:table-cell office:value-type="float" office:value="2063.738" calcext:value-type="float">
            <text:p>2063.738</text:p>
          </table:table-cell>
          <table:table-cell office:value-type="float" office:value="1654.261" calcext:value-type="float">
            <text:p>1654.261</text:p>
          </table:table-cell>
          <table:table-cell office:value-type="float" office:value="581.5681" calcext:value-type="float">
            <text:p>581.5681</text:p>
          </table:table-cell>
          <table:table-cell office:value-type="float" office:value="571.8031" calcext:value-type="float">
            <text:p>571.8031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07" calcext:value-type="float">
            <text:p>-0.08954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4.2865" calcext:value-type="float">
            <text:p>-554.2865</text:p>
          </table:table-cell>
          <table:table-cell office:value-type="float" office:value="0" calcext:value-type="float">
            <text:p>0</text:p>
          </table:table-cell>
          <table:table-cell office:value-type="float" office:value="12.41759" calcext:value-type="float">
            <text:p>12.4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110.8556" calcext:value-type="float">
            <text:p>110.8556</text:p>
          </table:table-cell>
          <table:table-cell office:value-type="float" office:value="13062.08" calcext:value-type="float">
            <text:p>1306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.2332" calcext:value-type="float">
            <text:p>-544.2332</text:p>
          </table:table-cell>
          <table:table-cell office:value-type="float" office:value="1585.696" calcext:value-type="float">
            <text:p>1585.696</text:p>
          </table:table-cell>
          <table:table-cell office:value-type="float" office:value="0" calcext:value-type="float">
            <text:p>0</text:p>
          </table:table-cell>
          <table:table-cell office:value-type="float" office:value="63.39621" calcext:value-type="float">
            <text:p>63.39621</text:p>
          </table:table-cell>
          <table:table-cell office:value-type="float" office:value="0.1215225" calcext:value-type="float">
            <text:p>0.1215225</text:p>
          </table:table-cell>
          <table:table-cell office:value-type="float" office:value="-0.008010918" calcext:value-type="float">
            <text:p>-0.00801091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5457" calcext:value-type="float">
            <text:p>1.525457</text:p>
          </table:table-cell>
          <table:table-cell office:value-type="float" office:value="370" calcext:value-type="float">
            <text:p>370</text:p>
          </table:table-cell>
          <table:table-cell office:value-type="float" office:value="-558.3469" calcext:value-type="float">
            <text:p>-558.3469</text:p>
          </table:table-cell>
          <table:table-cell office:value-type="float" office:value="0" calcext:value-type="float">
            <text:p>0</text:p>
          </table:table-cell>
          <table:table-cell office:value-type="float" office:value="339.8789" calcext:value-type="float">
            <text:p>339.8789</text:p>
          </table:table-cell>
          <table:table-cell office:value-type="float" office:value="1132.849" calcext:value-type="float">
            <text:p>1132.849</text:p>
          </table:table-cell>
          <table:table-cell office:value-type="float" office:value="1375.404" calcext:value-type="float">
            <text:p>1375.404</text:p>
          </table:table-cell>
          <table:table-cell office:value-type="float" office:value="1227.879" calcext:value-type="float">
            <text:p>1227.879</text:p>
          </table:table-cell>
          <table:table-cell office:value-type="float" office:value="720.8715" calcext:value-type="float">
            <text:p>720.8715</text:p>
          </table:table-cell>
          <table:table-cell office:value-type="float" office:value="1096.539" calcext:value-type="float">
            <text:p>1096.539</text:p>
          </table:table-cell>
          <table:table-cell office:value-type="float" office:value="406.192" calcext:value-type="float">
            <text:p>406.192</text:p>
          </table:table-cell>
          <table:table-cell office:value-type="float" office:value="1823.716" calcext:value-type="float">
            <text:p>1823.716</text:p>
          </table:table-cell>
          <table:table-cell office:value-type="float" office:value="2063.704" calcext:value-type="float">
            <text:p>2063.704</text:p>
          </table:table-cell>
          <table:table-cell office:value-type="float" office:value="1654.241" calcext:value-type="float">
            <text:p>1654.241</text:p>
          </table:table-cell>
          <table:table-cell office:value-type="float" office:value="581.5586" calcext:value-type="float">
            <text:p>581.5586</text:p>
          </table:table-cell>
          <table:table-cell office:value-type="float" office:value="571.7891" calcext:value-type="float">
            <text:p>571.7891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07" calcext:value-type="float">
            <text:p>-0.08954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4.5057" calcext:value-type="float">
            <text:p>-554.5057</text:p>
          </table:table-cell>
          <table:table-cell office:value-type="float" office:value="0" calcext:value-type="float">
            <text:p>0</text:p>
          </table:table-cell>
          <table:table-cell office:value-type="float" office:value="12.34475" calcext:value-type="float">
            <text:p>12.34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110.7421" calcext:value-type="float">
            <text:p>110.7421</text:p>
          </table:table-cell>
          <table:table-cell office:value-type="float" office:value="13061.93" calcext:value-type="float">
            <text:p>1306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.5319" calcext:value-type="float">
            <text:p>-544.5319</text:p>
          </table:table-cell>
          <table:table-cell office:value-type="float" office:value="1586.538" calcext:value-type="float">
            <text:p>1586.538</text:p>
          </table:table-cell>
          <table:table-cell office:value-type="float" office:value="0" calcext:value-type="float">
            <text:p>0</text:p>
          </table:table-cell>
          <table:table-cell office:value-type="float" office:value="63.3761" calcext:value-type="float">
            <text:p>63.3761</text:p>
          </table:table-cell>
          <table:table-cell office:value-type="float" office:value="0.121008" calcext:value-type="float">
            <text:p>0.121008</text:p>
          </table:table-cell>
          <table:table-cell office:value-type="float" office:value="-0.007739282" calcext:value-type="float">
            <text:p>-0.00773928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4653" calcext:value-type="float">
            <text:p>1.524653</text:p>
          </table:table-cell>
          <table:table-cell office:value-type="float" office:value="370" calcext:value-type="float">
            <text:p>370</text:p>
          </table:table-cell>
          <table:table-cell office:value-type="float" office:value="-558.6445" calcext:value-type="float">
            <text:p>-558.6445</text:p>
          </table:table-cell>
          <table:table-cell office:value-type="float" office:value="0" calcext:value-type="float">
            <text:p>0</text:p>
          </table:table-cell>
          <table:table-cell office:value-type="float" office:value="339.8652" calcext:value-type="float">
            <text:p>339.8652</text:p>
          </table:table-cell>
          <table:table-cell office:value-type="float" office:value="1132.814" calcext:value-type="float">
            <text:p>1132.814</text:p>
          </table:table-cell>
          <table:table-cell office:value-type="float" office:value="1375.358" calcext:value-type="float">
            <text:p>1375.358</text:p>
          </table:table-cell>
          <table:table-cell office:value-type="float" office:value="1227.856" calcext:value-type="float">
            <text:p>1227.856</text:p>
          </table:table-cell>
          <table:table-cell office:value-type="float" office:value="720.8493" calcext:value-type="float">
            <text:p>720.8493</text:p>
          </table:table-cell>
          <table:table-cell office:value-type="float" office:value="1096.521" calcext:value-type="float">
            <text:p>1096.521</text:p>
          </table:table-cell>
          <table:table-cell office:value-type="float" office:value="406.1844" calcext:value-type="float">
            <text:p>406.1844</text:p>
          </table:table-cell>
          <table:table-cell office:value-type="float" office:value="1823.694" calcext:value-type="float">
            <text:p>1823.694</text:p>
          </table:table-cell>
          <table:table-cell office:value-type="float" office:value="2063.671" calcext:value-type="float">
            <text:p>2063.671</text:p>
          </table:table-cell>
          <table:table-cell office:value-type="float" office:value="1654.222" calcext:value-type="float">
            <text:p>1654.222</text:p>
          </table:table-cell>
          <table:table-cell office:value-type="float" office:value="581.5491" calcext:value-type="float">
            <text:p>581.5491</text:p>
          </table:table-cell>
          <table:table-cell office:value-type="float" office:value="571.7753" calcext:value-type="float">
            <text:p>571.7753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07" calcext:value-type="float">
            <text:p>-0.08954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4.7375" calcext:value-type="float">
            <text:p>-554.7375</text:p>
          </table:table-cell>
          <table:table-cell office:value-type="float" office:value="0" calcext:value-type="float">
            <text:p>0</text:p>
          </table:table-cell>
          <table:table-cell office:value-type="float" office:value="12.28001" calcext:value-type="float">
            <text:p>12.2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110.6146" calcext:value-type="float">
            <text:p>110.6146</text:p>
          </table:table-cell>
          <table:table-cell office:value-type="float" office:value="13061.78" calcext:value-type="float">
            <text:p>1306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4.8521" calcext:value-type="float">
            <text:p>-544.8521</text:p>
          </table:table-cell>
          <table:table-cell office:value-type="float" office:value="1587.477" calcext:value-type="float">
            <text:p>1587.477</text:p>
          </table:table-cell>
          <table:table-cell office:value-type="float" office:value="0" calcext:value-type="float">
            <text:p>0</text:p>
          </table:table-cell>
          <table:table-cell office:value-type="float" office:value="63.35674" calcext:value-type="float">
            <text:p>63.35674</text:p>
          </table:table-cell>
          <table:table-cell office:value-type="float" office:value="0.1204005" calcext:value-type="float">
            <text:p>0.1204005</text:p>
          </table:table-cell>
          <table:table-cell office:value-type="float" office:value="-0.007450464" calcext:value-type="float">
            <text:p>-0.00745046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4007" calcext:value-type="float">
            <text:p>1.524007</text:p>
          </table:table-cell>
          <table:table-cell office:value-type="float" office:value="370" calcext:value-type="float">
            <text:p>370</text:p>
          </table:table-cell>
          <table:table-cell office:value-type="float" office:value="-558.9637" calcext:value-type="float">
            <text:p>-558.9637</text:p>
          </table:table-cell>
          <table:table-cell office:value-type="float" office:value="0" calcext:value-type="float">
            <text:p>0</text:p>
          </table:table-cell>
          <table:table-cell office:value-type="float" office:value="339.8485" calcext:value-type="float">
            <text:p>339.8485</text:p>
          </table:table-cell>
          <table:table-cell office:value-type="float" office:value="1132.771" calcext:value-type="float">
            <text:p>1132.771</text:p>
          </table:table-cell>
          <table:table-cell office:value-type="float" office:value="1375.304" calcext:value-type="float">
            <text:p>1375.304</text:p>
          </table:table-cell>
          <table:table-cell office:value-type="float" office:value="1227.828" calcext:value-type="float">
            <text:p>1227.828</text:p>
          </table:table-cell>
          <table:table-cell office:value-type="float" office:value="720.8269" calcext:value-type="float">
            <text:p>720.8269</text:p>
          </table:table-cell>
          <table:table-cell office:value-type="float" office:value="1096.5" calcext:value-type="float">
            <text:p>1096.5</text:p>
          </table:table-cell>
          <table:table-cell office:value-type="float" office:value="406.1766" calcext:value-type="float">
            <text:p>406.1766</text:p>
          </table:table-cell>
          <table:table-cell office:value-type="float" office:value="1823.672" calcext:value-type="float">
            <text:p>1823.672</text:p>
          </table:table-cell>
          <table:table-cell office:value-type="float" office:value="2063.65" calcext:value-type="float">
            <text:p>2063.65</text:p>
          </table:table-cell>
          <table:table-cell office:value-type="float" office:value="1654.204" calcext:value-type="float">
            <text:p>1654.204</text:p>
          </table:table-cell>
          <table:table-cell office:value-type="float" office:value="581.5397" calcext:value-type="float">
            <text:p>581.5397</text:p>
          </table:table-cell>
          <table:table-cell office:value-type="float" office:value="571.7616" calcext:value-type="float">
            <text:p>571.7616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07" calcext:value-type="float">
            <text:p>-0.089548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4.9885" calcext:value-type="float">
            <text:p>-554.9885</text:p>
          </table:table-cell>
          <table:table-cell office:value-type="float" office:value="0" calcext:value-type="float">
            <text:p>0</text:p>
          </table:table-cell>
          <table:table-cell office:value-type="float" office:value="12.21398" calcext:value-type="float">
            <text:p>12.2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110.4452" calcext:value-type="float">
            <text:p>110.4452</text:p>
          </table:table-cell>
          <table:table-cell office:value-type="float" office:value="13061.6" calcext:value-type="float">
            <text:p>1306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5.2288" calcext:value-type="float">
            <text:p>-545.2288</text:p>
          </table:table-cell>
          <table:table-cell office:value-type="float" office:value="1588.912" calcext:value-type="float">
            <text:p>1588.912</text:p>
          </table:table-cell>
          <table:table-cell office:value-type="float" office:value="0" calcext:value-type="float">
            <text:p>0</text:p>
          </table:table-cell>
          <table:table-cell office:value-type="float" office:value="63.34339" calcext:value-type="float">
            <text:p>63.34339</text:p>
          </table:table-cell>
          <table:table-cell office:value-type="float" office:value="0.1195195" calcext:value-type="float">
            <text:p>0.1195195</text:p>
          </table:table-cell>
          <table:table-cell office:value-type="float" office:value="-0.007146315" calcext:value-type="float">
            <text:p>-0.00714631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3479" calcext:value-type="float">
            <text:p>1.523479</text:p>
          </table:table-cell>
          <table:table-cell office:value-type="float" office:value="370" calcext:value-type="float">
            <text:p>370</text:p>
          </table:table-cell>
          <table:table-cell office:value-type="float" office:value="-559.3397" calcext:value-type="float">
            <text:p>-559.3397</text:p>
          </table:table-cell>
          <table:table-cell office:value-type="float" office:value="0" calcext:value-type="float">
            <text:p>0</text:p>
          </table:table-cell>
          <table:table-cell office:value-type="float" office:value="339.8187" calcext:value-type="float">
            <text:p>339.8187</text:p>
          </table:table-cell>
          <table:table-cell office:value-type="float" office:value="1132.705" calcext:value-type="float">
            <text:p>1132.705</text:p>
          </table:table-cell>
          <table:table-cell office:value-type="float" office:value="1375.231" calcext:value-type="float">
            <text:p>1375.231</text:p>
          </table:table-cell>
          <table:table-cell office:value-type="float" office:value="1227.794" calcext:value-type="float">
            <text:p>1227.794</text:p>
          </table:table-cell>
          <table:table-cell office:value-type="float" office:value="720.8007" calcext:value-type="float">
            <text:p>720.8007</text:p>
          </table:table-cell>
          <table:table-cell office:value-type="float" office:value="1096.479" calcext:value-type="float">
            <text:p>1096.479</text:p>
          </table:table-cell>
          <table:table-cell office:value-type="float" office:value="406.1687" calcext:value-type="float">
            <text:p>406.1687</text:p>
          </table:table-cell>
          <table:table-cell office:value-type="float" office:value="1823.651" calcext:value-type="float">
            <text:p>1823.651</text:p>
          </table:table-cell>
          <table:table-cell office:value-type="float" office:value="2063.629" calcext:value-type="float">
            <text:p>2063.629</text:p>
          </table:table-cell>
          <table:table-cell office:value-type="float" office:value="1654.185" calcext:value-type="float">
            <text:p>1654.185</text:p>
          </table:table-cell>
          <table:table-cell office:value-type="float" office:value="581.5304" calcext:value-type="float">
            <text:p>581.5304</text:p>
          </table:table-cell>
          <table:table-cell office:value-type="float" office:value="571.7481" calcext:value-type="float">
            <text:p>571.7481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29" calcext:value-type="float">
            <text:p>-0.089548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5.2988" calcext:value-type="float">
            <text:p>-555.2988</text:p>
          </table:table-cell>
          <table:table-cell office:value-type="float" office:value="0" calcext:value-type="float">
            <text:p>0</text:p>
          </table:table-cell>
          <table:table-cell office:value-type="float" office:value="12.15257" calcext:value-type="float">
            <text:p>12.1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110.3389" calcext:value-type="float">
            <text:p>110.3389</text:p>
          </table:table-cell>
          <table:table-cell office:value-type="float" office:value="13061.46" calcext:value-type="float">
            <text:p>1306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5.5322" calcext:value-type="float">
            <text:p>-545.5322</text:p>
          </table:table-cell>
          <table:table-cell office:value-type="float" office:value="1590.578" calcext:value-type="float">
            <text:p>1590.578</text:p>
          </table:table-cell>
          <table:table-cell office:value-type="float" office:value="0" calcext:value-type="float">
            <text:p>0</text:p>
          </table:table-cell>
          <table:table-cell office:value-type="float" office:value="63.31474" calcext:value-type="float">
            <text:p>63.31474</text:p>
          </table:table-cell>
          <table:table-cell office:value-type="float" office:value="0.1191182" calcext:value-type="float">
            <text:p>0.1191182</text:p>
          </table:table-cell>
          <table:table-cell office:value-type="float" office:value="-0.006811291" calcext:value-type="float">
            <text:p>-0.00681129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3044" calcext:value-type="float">
            <text:p>1.523044</text:p>
          </table:table-cell>
          <table:table-cell office:value-type="float" office:value="370" calcext:value-type="float">
            <text:p>370</text:p>
          </table:table-cell>
          <table:table-cell office:value-type="float" office:value="-559.6424" calcext:value-type="float">
            <text:p>-559.6424</text:p>
          </table:table-cell>
          <table:table-cell office:value-type="float" office:value="0" calcext:value-type="float">
            <text:p>0</text:p>
          </table:table-cell>
          <table:table-cell office:value-type="float" office:value="339.8126" calcext:value-type="float">
            <text:p>339.8126</text:p>
          </table:table-cell>
          <table:table-cell office:value-type="float" office:value="1132.675" calcext:value-type="float">
            <text:p>1132.675</text:p>
          </table:table-cell>
          <table:table-cell office:value-type="float" office:value="1375.183" calcext:value-type="float">
            <text:p>1375.183</text:p>
          </table:table-cell>
          <table:table-cell office:value-type="float" office:value="1227.769" calcext:value-type="float">
            <text:p>1227.769</text:p>
          </table:table-cell>
          <table:table-cell office:value-type="float" office:value="720.7747" calcext:value-type="float">
            <text:p>720.7747</text:p>
          </table:table-cell>
          <table:table-cell office:value-type="float" office:value="1096.457" calcext:value-type="float">
            <text:p>1096.457</text:p>
          </table:table-cell>
          <table:table-cell office:value-type="float" office:value="406.1606" calcext:value-type="float">
            <text:p>406.1606</text:p>
          </table:table-cell>
          <table:table-cell office:value-type="float" office:value="1823.628" calcext:value-type="float">
            <text:p>1823.628</text:p>
          </table:table-cell>
          <table:table-cell office:value-type="float" office:value="2063.608" calcext:value-type="float">
            <text:p>2063.608</text:p>
          </table:table-cell>
          <table:table-cell office:value-type="float" office:value="1654.167" calcext:value-type="float">
            <text:p>1654.167</text:p>
          </table:table-cell>
          <table:table-cell office:value-type="float" office:value="581.5211" calcext:value-type="float">
            <text:p>581.5211</text:p>
          </table:table-cell>
          <table:table-cell office:value-type="float" office:value="571.7347" calcext:value-type="float">
            <text:p>571.7347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2" calcext:value-type="float">
            <text:p>35.61942</text:p>
          </table:table-cell>
          <table:table-cell office:value-type="float" office:value="0" calcext:value-type="float">
            <text:p>0</text:p>
          </table:table-cell>
          <table:table-cell office:value-type="float" office:value="-0.08954829" calcext:value-type="float">
            <text:p>-0.089548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5.5274" calcext:value-type="float">
            <text:p>-555.5274</text:p>
          </table:table-cell>
          <table:table-cell office:value-type="float" office:value="0" calcext:value-type="float">
            <text:p>0</text:p>
          </table:table-cell>
          <table:table-cell office:value-type="float" office:value="12.07721" calcext:value-type="float">
            <text:p>12.0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110.243" calcext:value-type="float">
            <text:p>110.243</text:p>
          </table:table-cell>
          <table:table-cell office:value-type="float" office:value="13061.33" calcext:value-type="float">
            <text:p>1306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5.7999" calcext:value-type="float">
            <text:p>-545.7999</text:p>
          </table:table-cell>
          <table:table-cell office:value-type="float" office:value="1591.213" calcext:value-type="float">
            <text:p>1591.213</text:p>
          </table:table-cell>
          <table:table-cell office:value-type="float" office:value="0" calcext:value-type="float">
            <text:p>0</text:p>
          </table:table-cell>
          <table:table-cell office:value-type="float" office:value="63.28933" calcext:value-type="float">
            <text:p>63.28933</text:p>
          </table:table-cell>
          <table:table-cell office:value-type="float" office:value="0.1187286" calcext:value-type="float">
            <text:p>0.1187286</text:p>
          </table:table-cell>
          <table:table-cell office:value-type="float" office:value="-0.006467683" calcext:value-type="float">
            <text:p>-0.00646768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2667" calcext:value-type="float">
            <text:p>1.522667</text:p>
          </table:table-cell>
          <table:table-cell office:value-type="float" office:value="370" calcext:value-type="float">
            <text:p>370</text:p>
          </table:table-cell>
          <table:table-cell office:value-type="float" office:value="-559.9092" calcext:value-type="float">
            <text:p>-559.9092</text:p>
          </table:table-cell>
          <table:table-cell office:value-type="float" office:value="0" calcext:value-type="float">
            <text:p>0</text:p>
          </table:table-cell>
          <table:table-cell office:value-type="float" office:value="339.8039" calcext:value-type="float">
            <text:p>339.8039</text:p>
          </table:table-cell>
          <table:table-cell office:value-type="float" office:value="1132.648" calcext:value-type="float">
            <text:p>1132.648</text:p>
          </table:table-cell>
          <table:table-cell office:value-type="float" office:value="1375.145" calcext:value-type="float">
            <text:p>1375.145</text:p>
          </table:table-cell>
          <table:table-cell office:value-type="float" office:value="1227.744" calcext:value-type="float">
            <text:p>1227.744</text:p>
          </table:table-cell>
          <table:table-cell office:value-type="float" office:value="720.7598" calcext:value-type="float">
            <text:p>720.7598</text:p>
          </table:table-cell>
          <table:table-cell office:value-type="float" office:value="1096.439" calcext:value-type="float">
            <text:p>1096.439</text:p>
          </table:table-cell>
          <table:table-cell office:value-type="float" office:value="406.1531" calcext:value-type="float">
            <text:p>406.1531</text:p>
          </table:table-cell>
          <table:table-cell office:value-type="float" office:value="1823.606" calcext:value-type="float">
            <text:p>1823.606</text:p>
          </table:table-cell>
          <table:table-cell office:value-type="float" office:value="2063.587" calcext:value-type="float">
            <text:p>2063.587</text:p>
          </table:table-cell>
          <table:table-cell office:value-type="float" office:value="1654.148" calcext:value-type="float">
            <text:p>1654.148</text:p>
          </table:table-cell>
          <table:table-cell office:value-type="float" office:value="581.5119" calcext:value-type="float">
            <text:p>581.5119</text:p>
          </table:table-cell>
          <table:table-cell office:value-type="float" office:value="571.7214" calcext:value-type="float">
            <text:p>571.7214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2" calcext:value-type="float">
            <text:p>35.61942</text:p>
          </table:table-cell>
          <table:table-cell office:value-type="float" office:value="0" calcext:value-type="float">
            <text:p>0</text:p>
          </table:table-cell>
          <table:table-cell office:value-type="float" office:value="-0.08954829" calcext:value-type="float">
            <text:p>-0.089548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5.7286" calcext:value-type="float">
            <text:p>-555.7286</text:p>
          </table:table-cell>
          <table:table-cell office:value-type="float" office:value="0" calcext:value-type="float">
            <text:p>0</text:p>
          </table:table-cell>
          <table:table-cell office:value-type="float" office:value="12.01169" calcext:value-type="float">
            <text:p>12.0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110.0992" calcext:value-type="float">
            <text:p>110.0992</text:p>
          </table:table-cell>
          <table:table-cell office:value-type="float" office:value="13061.18" calcext:value-type="float">
            <text:p>13061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1248" calcext:value-type="float">
            <text:p>-546.1248</text:p>
          </table:table-cell>
          <table:table-cell office:value-type="float" office:value="1591.656" calcext:value-type="float">
            <text:p>1591.656</text:p>
          </table:table-cell>
          <table:table-cell office:value-type="float" office:value="0" calcext:value-type="float">
            <text:p>0</text:p>
          </table:table-cell>
          <table:table-cell office:value-type="float" office:value="63.27509" calcext:value-type="float">
            <text:p>63.27509</text:p>
          </table:table-cell>
          <table:table-cell office:value-type="float" office:value="0.1179696" calcext:value-type="float">
            <text:p>0.1179696</text:p>
          </table:table-cell>
          <table:table-cell office:value-type="float" office:value="-0.006118113" calcext:value-type="float">
            <text:p>-0.00611811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3444" calcext:value-type="float">
            <text:p>0.116344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2239" calcext:value-type="float">
            <text:p>1.52239</text:p>
          </table:table-cell>
          <table:table-cell office:value-type="float" office:value="370" calcext:value-type="float">
            <text:p>370</text:p>
          </table:table-cell>
          <table:table-cell office:value-type="float" office:value="-560.2336" calcext:value-type="float">
            <text:p>-560.2336</text:p>
          </table:table-cell>
          <table:table-cell office:value-type="float" office:value="0" calcext:value-type="float">
            <text:p>0</text:p>
          </table:table-cell>
          <table:table-cell office:value-type="float" office:value="339.7755" calcext:value-type="float">
            <text:p>339.7755</text:p>
          </table:table-cell>
          <table:table-cell office:value-type="float" office:value="1132.599" calcext:value-type="float">
            <text:p>1132.599</text:p>
          </table:table-cell>
          <table:table-cell office:value-type="float" office:value="1375.089" calcext:value-type="float">
            <text:p>1375.089</text:p>
          </table:table-cell>
          <table:table-cell office:value-type="float" office:value="1227.716" calcext:value-type="float">
            <text:p>1227.716</text:p>
          </table:table-cell>
          <table:table-cell office:value-type="float" office:value="720.7393" calcext:value-type="float">
            <text:p>720.7393</text:p>
          </table:table-cell>
          <table:table-cell office:value-type="float" office:value="1096.42" calcext:value-type="float">
            <text:p>1096.42</text:p>
          </table:table-cell>
          <table:table-cell office:value-type="float" office:value="406.1456" calcext:value-type="float">
            <text:p>406.1456</text:p>
          </table:table-cell>
          <table:table-cell office:value-type="float" office:value="1823.585" calcext:value-type="float">
            <text:p>1823.585</text:p>
          </table:table-cell>
          <table:table-cell office:value-type="float" office:value="2063.566" calcext:value-type="float">
            <text:p>2063.566</text:p>
          </table:table-cell>
          <table:table-cell office:value-type="float" office:value="1654.13" calcext:value-type="float">
            <text:p>1654.13</text:p>
          </table:table-cell>
          <table:table-cell office:value-type="float" office:value="581.5028" calcext:value-type="float">
            <text:p>581.5028</text:p>
          </table:table-cell>
          <table:table-cell office:value-type="float" office:value="571.7083" calcext:value-type="float">
            <text:p>571.7083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2" calcext:value-type="float">
            <text:p>35.61942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5.9927" calcext:value-type="float">
            <text:p>-555.9927</text:p>
          </table:table-cell>
          <table:table-cell office:value-type="float" office:value="0" calcext:value-type="float">
            <text:p>0</text:p>
          </table:table-cell>
          <table:table-cell office:value-type="float" office:value="11.95199" calcext:value-type="float">
            <text:p>11.95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109.925" calcext:value-type="float">
            <text:p>109.925</text:p>
          </table:table-cell>
          <table:table-cell office:value-type="float" office:value="13061.01" calcext:value-type="float">
            <text:p>1306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4441" calcext:value-type="float">
            <text:p>-546.4441</text:p>
          </table:table-cell>
          <table:table-cell office:value-type="float" office:value="1589.244" calcext:value-type="float">
            <text:p>1589.244</text:p>
          </table:table-cell>
          <table:table-cell office:value-type="float" office:value="0" calcext:value-type="float">
            <text:p>0</text:p>
          </table:table-cell>
          <table:table-cell office:value-type="float" office:value="63.26032" calcext:value-type="float">
            <text:p>63.26032</text:p>
          </table:table-cell>
          <table:table-cell office:value-type="float" office:value="0.1163554" calcext:value-type="float">
            <text:p>0.1163554</text:p>
          </table:table-cell>
          <table:table-cell office:value-type="float" office:value="-0.005850703" calcext:value-type="float">
            <text:p>-0.00585070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4159" calcext:value-type="float">
            <text:p>0.116415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2222" calcext:value-type="float">
            <text:p>1.532222</text:p>
          </table:table-cell>
          <table:table-cell office:value-type="float" office:value="370" calcext:value-type="float">
            <text:p>370</text:p>
          </table:table-cell>
          <table:table-cell office:value-type="float" office:value="-560.5625" calcext:value-type="float">
            <text:p>-560.5625</text:p>
          </table:table-cell>
          <table:table-cell office:value-type="float" office:value="0" calcext:value-type="float">
            <text:p>0</text:p>
          </table:table-cell>
          <table:table-cell office:value-type="float" office:value="339.7358" calcext:value-type="float">
            <text:p>339.7358</text:p>
          </table:table-cell>
          <table:table-cell office:value-type="float" office:value="1132.542" calcext:value-type="float">
            <text:p>1132.542</text:p>
          </table:table-cell>
          <table:table-cell office:value-type="float" office:value="1375.015" calcext:value-type="float">
            <text:p>1375.015</text:p>
          </table:table-cell>
          <table:table-cell office:value-type="float" office:value="1227.681" calcext:value-type="float">
            <text:p>1227.681</text:p>
          </table:table-cell>
          <table:table-cell office:value-type="float" office:value="720.7115" calcext:value-type="float">
            <text:p>720.7115</text:p>
          </table:table-cell>
          <table:table-cell office:value-type="float" office:value="1096.397" calcext:value-type="float">
            <text:p>1096.397</text:p>
          </table:table-cell>
          <table:table-cell office:value-type="float" office:value="406.1375" calcext:value-type="float">
            <text:p>406.1375</text:p>
          </table:table-cell>
          <table:table-cell office:value-type="float" office:value="1823.563" calcext:value-type="float">
            <text:p>1823.563</text:p>
          </table:table-cell>
          <table:table-cell office:value-type="float" office:value="2063.546" calcext:value-type="float">
            <text:p>2063.546</text:p>
          </table:table-cell>
          <table:table-cell office:value-type="float" office:value="1654.112" calcext:value-type="float">
            <text:p>1654.112</text:p>
          </table:table-cell>
          <table:table-cell office:value-type="float" office:value="581.4937" calcext:value-type="float">
            <text:p>581.4937</text:p>
          </table:table-cell>
          <table:table-cell office:value-type="float" office:value="571.6952" calcext:value-type="float">
            <text:p>571.6952</text:p>
          </table:table-cell>
          <table:table-cell office:value-type="float" office:value="142.5697" calcext:value-type="float">
            <text:p>142.5697</text:p>
          </table:table-cell>
          <table:table-cell office:value-type="float" office:value="35.61942" calcext:value-type="float">
            <text:p>35.61942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6.3124" calcext:value-type="float">
            <text:p>-556.3124</text:p>
          </table:table-cell>
          <table:table-cell office:value-type="float" office:value="0" calcext:value-type="float">
            <text:p>0</text:p>
          </table:table-cell>
          <table:table-cell office:value-type="float" office:value="11.94314" calcext:value-type="float">
            <text:p>11.94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109.8434" calcext:value-type="float">
            <text:p>109.8434</text:p>
          </table:table-cell>
          <table:table-cell office:value-type="float" office:value="13060.88" calcext:value-type="float">
            <text:p>1306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6674" calcext:value-type="float">
            <text:p>-546.6674</text:p>
          </table:table-cell>
          <table:table-cell office:value-type="float" office:value="1590.26" calcext:value-type="float">
            <text:p>1590.26</text:p>
          </table:table-cell>
          <table:table-cell office:value-type="float" office:value="0" calcext:value-type="float">
            <text:p>0</text:p>
          </table:table-cell>
          <table:table-cell office:value-type="float" office:value="63.23154" calcext:value-type="float">
            <text:p>63.23154</text:p>
          </table:table-cell>
          <table:table-cell office:value-type="float" office:value="0.1161454" calcext:value-type="float">
            <text:p>0.1161454</text:p>
          </table:table-cell>
          <table:table-cell office:value-type="float" office:value="-0.005688466" calcext:value-type="float">
            <text:p>-0.00568846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567" calcext:value-type="float">
            <text:p>0.116556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5294" calcext:value-type="float">
            <text:p>1.535294</text:p>
          </table:table-cell>
          <table:table-cell office:value-type="float" office:value="370" calcext:value-type="float">
            <text:p>370</text:p>
          </table:table-cell>
          <table:table-cell office:value-type="float" office:value="-560.7888" calcext:value-type="float">
            <text:p>-560.7888</text:p>
          </table:table-cell>
          <table:table-cell office:value-type="float" office:value="0" calcext:value-type="float">
            <text:p>0</text:p>
          </table:table-cell>
          <table:table-cell office:value-type="float" office:value="339.737" calcext:value-type="float">
            <text:p>339.737</text:p>
          </table:table-cell>
          <table:table-cell office:value-type="float" office:value="1132.523" calcext:value-type="float">
            <text:p>1132.523</text:p>
          </table:table-cell>
          <table:table-cell office:value-type="float" office:value="1374.978" calcext:value-type="float">
            <text:p>1374.978</text:p>
          </table:table-cell>
          <table:table-cell office:value-type="float" office:value="1227.654" calcext:value-type="float">
            <text:p>1227.654</text:p>
          </table:table-cell>
          <table:table-cell office:value-type="float" office:value="720.6935" calcext:value-type="float">
            <text:p>720.6935</text:p>
          </table:table-cell>
          <table:table-cell office:value-type="float" office:value="1096.378" calcext:value-type="float">
            <text:p>1096.378</text:p>
          </table:table-cell>
          <table:table-cell office:value-type="float" office:value="406.1297" calcext:value-type="float">
            <text:p>406.1297</text:p>
          </table:table-cell>
          <table:table-cell office:value-type="float" office:value="1823.542" calcext:value-type="float">
            <text:p>1823.542</text:p>
          </table:table-cell>
          <table:table-cell office:value-type="float" office:value="2063.525" calcext:value-type="float">
            <text:p>2063.525</text:p>
          </table:table-cell>
          <table:table-cell office:value-type="float" office:value="1654.094" calcext:value-type="float">
            <text:p>1654.094</text:p>
          </table:table-cell>
          <table:table-cell office:value-type="float" office:value="581.4849" calcext:value-type="float">
            <text:p>581.4849</text:p>
          </table:table-cell>
          <table:table-cell office:value-type="float" office:value="571.6823" calcext:value-type="float">
            <text:p>571.6823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2" calcext:value-type="float">
            <text:p>35.61942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6.5024" calcext:value-type="float">
            <text:p>-556.5024</text:p>
          </table:table-cell>
          <table:table-cell office:value-type="float" office:value="0" calcext:value-type="float">
            <text:p>0</text:p>
          </table:table-cell>
          <table:table-cell office:value-type="float" office:value="11.90278" calcext:value-type="float">
            <text:p>11.90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109.7801" calcext:value-type="float">
            <text:p>109.7801</text:p>
          </table:table-cell>
          <table:table-cell office:value-type="float" office:value="13060.79" calcext:value-type="float">
            <text:p>13060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6805" calcext:value-type="float">
            <text:p>-546.6805</text:p>
          </table:table-cell>
          <table:table-cell office:value-type="float" office:value="1590.699" calcext:value-type="float">
            <text:p>1590.699</text:p>
          </table:table-cell>
          <table:table-cell office:value-type="float" office:value="0" calcext:value-type="float">
            <text:p>0</text:p>
          </table:table-cell>
          <table:table-cell office:value-type="float" office:value="63.20451" calcext:value-type="float">
            <text:p>63.20451</text:p>
          </table:table-cell>
          <table:table-cell office:value-type="float" office:value="0.1159909" calcext:value-type="float">
            <text:p>0.1159909</text:p>
          </table:table-cell>
          <table:table-cell office:value-type="float" office:value="-0.005671819" calcext:value-type="float">
            <text:p>-0.00567181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0.813" calcext:value-type="float">
            <text:p>-560.813</text:p>
          </table:table-cell>
          <table:table-cell office:value-type="float" office:value="0" calcext:value-type="float">
            <text:p>0</text:p>
          </table:table-cell>
          <table:table-cell office:value-type="float" office:value="339.7379" calcext:value-type="float">
            <text:p>339.7379</text:p>
          </table:table-cell>
          <table:table-cell office:value-type="float" office:value="1132.513" calcext:value-type="float">
            <text:p>1132.513</text:p>
          </table:table-cell>
          <table:table-cell office:value-type="float" office:value="1374.951" calcext:value-type="float">
            <text:p>1374.951</text:p>
          </table:table-cell>
          <table:table-cell office:value-type="float" office:value="1227.643" calcext:value-type="float">
            <text:p>1227.643</text:p>
          </table:table-cell>
          <table:table-cell office:value-type="float" office:value="720.6854" calcext:value-type="float">
            <text:p>720.6854</text:p>
          </table:table-cell>
          <table:table-cell office:value-type="float" office:value="1096.362" calcext:value-type="float">
            <text:p>1096.362</text:p>
          </table:table-cell>
          <table:table-cell office:value-type="float" office:value="406.1227" calcext:value-type="float">
            <text:p>406.1227</text:p>
          </table:table-cell>
          <table:table-cell office:value-type="float" office:value="1823.52" calcext:value-type="float">
            <text:p>1823.52</text:p>
          </table:table-cell>
          <table:table-cell office:value-type="float" office:value="2063.505" calcext:value-type="float">
            <text:p>2063.505</text:p>
          </table:table-cell>
          <table:table-cell office:value-type="float" office:value="1654.075" calcext:value-type="float">
            <text:p>1654.075</text:p>
          </table:table-cell>
          <table:table-cell office:value-type="float" office:value="581.4759" calcext:value-type="float">
            <text:p>581.4759</text:p>
          </table:table-cell>
          <table:table-cell office:value-type="float" office:value="571.6696" calcext:value-type="float">
            <text:p>571.6696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6.6516" calcext:value-type="float">
            <text:p>-556.6516</text:p>
          </table:table-cell>
          <table:table-cell office:value-type="float" office:value="0" calcext:value-type="float">
            <text:p>0</text:p>
          </table:table-cell>
          <table:table-cell office:value-type="float" office:value="12.02574" calcext:value-type="float">
            <text:p>12.0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109.7262" calcext:value-type="float">
            <text:p>109.7262</text:p>
          </table:table-cell>
          <table:table-cell office:value-type="float" office:value="13060.7" calcext:value-type="float">
            <text:p>130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7142" calcext:value-type="float">
            <text:p>-546.7142</text:p>
          </table:table-cell>
          <table:table-cell office:value-type="float" office:value="1591.199" calcext:value-type="float">
            <text:p>1591.199</text:p>
          </table:table-cell>
          <table:table-cell office:value-type="float" office:value="0" calcext:value-type="float">
            <text:p>0</text:p>
          </table:table-cell>
          <table:table-cell office:value-type="float" office:value="63.17501" calcext:value-type="float">
            <text:p>63.17501</text:p>
          </table:table-cell>
          <table:table-cell office:value-type="float" office:value="0.1159166" calcext:value-type="float">
            <text:p>0.1159166</text:p>
          </table:table-cell>
          <table:table-cell office:value-type="float" office:value="-0.005642124" calcext:value-type="float">
            <text:p>-0.00564212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0.8467" calcext:value-type="float">
            <text:p>-560.8467</text:p>
          </table:table-cell>
          <table:table-cell office:value-type="float" office:value="0" calcext:value-type="float">
            <text:p>0</text:p>
          </table:table-cell>
          <table:table-cell office:value-type="float" office:value="339.7427" calcext:value-type="float">
            <text:p>339.7427</text:p>
          </table:table-cell>
          <table:table-cell office:value-type="float" office:value="1132.504" calcext:value-type="float">
            <text:p>1132.504</text:p>
          </table:table-cell>
          <table:table-cell office:value-type="float" office:value="1374.927" calcext:value-type="float">
            <text:p>1374.927</text:p>
          </table:table-cell>
          <table:table-cell office:value-type="float" office:value="1227.634" calcext:value-type="float">
            <text:p>1227.634</text:p>
          </table:table-cell>
          <table:table-cell office:value-type="float" office:value="720.6777" calcext:value-type="float">
            <text:p>720.6777</text:p>
          </table:table-cell>
          <table:table-cell office:value-type="float" office:value="1096.35" calcext:value-type="float">
            <text:p>1096.35</text:p>
          </table:table-cell>
          <table:table-cell office:value-type="float" office:value="406.1185" calcext:value-type="float">
            <text:p>406.1185</text:p>
          </table:table-cell>
          <table:table-cell office:value-type="float" office:value="1823.499" calcext:value-type="float">
            <text:p>1823.499</text:p>
          </table:table-cell>
          <table:table-cell office:value-type="float" office:value="2063.485" calcext:value-type="float">
            <text:p>2063.485</text:p>
          </table:table-cell>
          <table:table-cell office:value-type="float" office:value="1654.057" calcext:value-type="float">
            <text:p>1654.057</text:p>
          </table:table-cell>
          <table:table-cell office:value-type="float" office:value="581.4671" calcext:value-type="float">
            <text:p>581.4671</text:p>
          </table:table-cell>
          <table:table-cell office:value-type="float" office:value="571.6569" calcext:value-type="float">
            <text:p>571.656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3" calcext:value-type="float">
            <text:p>35.61943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6.7919" calcext:value-type="float">
            <text:p>-556.7919</text:p>
          </table:table-cell>
          <table:table-cell office:value-type="float" office:value="0" calcext:value-type="float">
            <text:p>0</text:p>
          </table:table-cell>
          <table:table-cell office:value-type="float" office:value="12.12245" calcext:value-type="float">
            <text:p>12.1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109.6764" calcext:value-type="float">
            <text:p>109.6764</text:p>
          </table:table-cell>
          <table:table-cell office:value-type="float" office:value="13060.62" calcext:value-type="float">
            <text:p>1306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6.899" calcext:value-type="float">
            <text:p>-546.899</text:p>
          </table:table-cell>
          <table:table-cell office:value-type="float" office:value="1592.379" calcext:value-type="float">
            <text:p>1592.379</text:p>
          </table:table-cell>
          <table:table-cell office:value-type="float" office:value="0" calcext:value-type="float">
            <text:p>0</text:p>
          </table:table-cell>
          <table:table-cell office:value-type="float" office:value="63.14553" calcext:value-type="float">
            <text:p>63.14553</text:p>
          </table:table-cell>
          <table:table-cell office:value-type="float" office:value="0.1158344" calcext:value-type="float">
            <text:p>0.1158344</text:p>
          </table:table-cell>
          <table:table-cell office:value-type="float" office:value="-0.005538986" calcext:value-type="float">
            <text:p>-0.00553898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1.0314" calcext:value-type="float">
            <text:p>-561.0314</text:p>
          </table:table-cell>
          <table:table-cell office:value-type="float" office:value="0" calcext:value-type="float">
            <text:p>0</text:p>
          </table:table-cell>
          <table:table-cell office:value-type="float" office:value="339.7468" calcext:value-type="float">
            <text:p>339.7468</text:p>
          </table:table-cell>
          <table:table-cell office:value-type="float" office:value="1132.496" calcext:value-type="float">
            <text:p>1132.496</text:p>
          </table:table-cell>
          <table:table-cell office:value-type="float" office:value="1374.906" calcext:value-type="float">
            <text:p>1374.906</text:p>
          </table:table-cell>
          <table:table-cell office:value-type="float" office:value="1227.626" calcext:value-type="float">
            <text:p>1227.626</text:p>
          </table:table-cell>
          <table:table-cell office:value-type="float" office:value="720.6722" calcext:value-type="float">
            <text:p>720.6722</text:p>
          </table:table-cell>
          <table:table-cell office:value-type="float" office:value="1096.34" calcext:value-type="float">
            <text:p>1096.34</text:p>
          </table:table-cell>
          <table:table-cell office:value-type="float" office:value="406.1152" calcext:value-type="float">
            <text:p>406.1152</text:p>
          </table:table-cell>
          <table:table-cell office:value-type="float" office:value="1823.479" calcext:value-type="float">
            <text:p>1823.479</text:p>
          </table:table-cell>
          <table:table-cell office:value-type="float" office:value="2063.466" calcext:value-type="float">
            <text:p>2063.466</text:p>
          </table:table-cell>
          <table:table-cell office:value-type="float" office:value="1654.04" calcext:value-type="float">
            <text:p>1654.04</text:p>
          </table:table-cell>
          <table:table-cell office:value-type="float" office:value="581.4583" calcext:value-type="float">
            <text:p>581.4583</text:p>
          </table:table-cell>
          <table:table-cell office:value-type="float" office:value="571.6445" calcext:value-type="float">
            <text:p>571.644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6.914" calcext:value-type="float">
            <text:p>-556.914</text:p>
          </table:table-cell>
          <table:table-cell office:value-type="float" office:value="0" calcext:value-type="float">
            <text:p>0</text:p>
          </table:table-cell>
          <table:table-cell office:value-type="float" office:value="12.05706" calcext:value-type="float">
            <text:p>12.05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109.6327" calcext:value-type="float">
            <text:p>109.6327</text:p>
          </table:table-cell>
          <table:table-cell office:value-type="float" office:value="13060.54" calcext:value-type="float">
            <text:p>13060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.1536" calcext:value-type="float">
            <text:p>-547.1536</text:p>
          </table:table-cell>
          <table:table-cell office:value-type="float" office:value="1593.052" calcext:value-type="float">
            <text:p>1593.052</text:p>
          </table:table-cell>
          <table:table-cell office:value-type="float" office:value="0" calcext:value-type="float">
            <text:p>0</text:p>
          </table:table-cell>
          <table:table-cell office:value-type="float" office:value="63.11598" calcext:value-type="float">
            <text:p>63.11598</text:p>
          </table:table-cell>
          <table:table-cell office:value-type="float" office:value="0.1157729" calcext:value-type="float">
            <text:p>0.1157729</text:p>
          </table:table-cell>
          <table:table-cell office:value-type="float" office:value="-0.005385899" calcext:value-type="float">
            <text:p>-0.00538589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1.2858" calcext:value-type="float">
            <text:p>-561.2858</text:p>
          </table:table-cell>
          <table:table-cell office:value-type="float" office:value="0" calcext:value-type="float">
            <text:p>0</text:p>
          </table:table-cell>
          <table:table-cell office:value-type="float" office:value="339.7515" calcext:value-type="float">
            <text:p>339.7515</text:p>
          </table:table-cell>
          <table:table-cell office:value-type="float" office:value="1132.492" calcext:value-type="float">
            <text:p>1132.492</text:p>
          </table:table-cell>
          <table:table-cell office:value-type="float" office:value="1374.888" calcext:value-type="float">
            <text:p>1374.888</text:p>
          </table:table-cell>
          <table:table-cell office:value-type="float" office:value="1227.619" calcext:value-type="float">
            <text:p>1227.619</text:p>
          </table:table-cell>
          <table:table-cell office:value-type="float" office:value="720.6671" calcext:value-type="float">
            <text:p>720.6671</text:p>
          </table:table-cell>
          <table:table-cell office:value-type="float" office:value="1096.332" calcext:value-type="float">
            <text:p>1096.332</text:p>
          </table:table-cell>
          <table:table-cell office:value-type="float" office:value="406.1122" calcext:value-type="float">
            <text:p>406.1122</text:p>
          </table:table-cell>
          <table:table-cell office:value-type="float" office:value="1823.46" calcext:value-type="float">
            <text:p>1823.46</text:p>
          </table:table-cell>
          <table:table-cell office:value-type="float" office:value="2063.446" calcext:value-type="float">
            <text:p>2063.446</text:p>
          </table:table-cell>
          <table:table-cell office:value-type="float" office:value="1654.022" calcext:value-type="float">
            <text:p>1654.022</text:p>
          </table:table-cell>
          <table:table-cell office:value-type="float" office:value="581.4495" calcext:value-type="float">
            <text:p>581.4495</text:p>
          </table:table-cell>
          <table:table-cell office:value-type="float" office:value="571.6321" calcext:value-type="float">
            <text:p>571.632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4" calcext:value-type="float">
            <text:p>35.61944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0159" calcext:value-type="float">
            <text:p>-557.0159</text:p>
          </table:table-cell>
          <table:table-cell office:value-type="float" office:value="0" calcext:value-type="float">
            <text:p>0</text:p>
          </table:table-cell>
          <table:table-cell office:value-type="float" office:value="11.90987" calcext:value-type="float">
            <text:p>11.90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109.592" calcext:value-type="float">
            <text:p>109.592</text:p>
          </table:table-cell>
          <table:table-cell office:value-type="float" office:value="13060.47" calcext:value-type="float">
            <text:p>1306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.3768" calcext:value-type="float">
            <text:p>-547.3768</text:p>
          </table:table-cell>
          <table:table-cell office:value-type="float" office:value="1593.78" calcext:value-type="float">
            <text:p>1593.78</text:p>
          </table:table-cell>
          <table:table-cell office:value-type="float" office:value="0" calcext:value-type="float">
            <text:p>0</text:p>
          </table:table-cell>
          <table:table-cell office:value-type="float" office:value="63.08706" calcext:value-type="float">
            <text:p>63.08706</text:p>
          </table:table-cell>
          <table:table-cell office:value-type="float" office:value="0.1157244" calcext:value-type="float">
            <text:p>0.1157244</text:p>
          </table:table-cell>
          <table:table-cell office:value-type="float" office:value="-0.005217346" calcext:value-type="float">
            <text:p>-0.00521734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1.5089" calcext:value-type="float">
            <text:p>-561.5089</text:p>
          </table:table-cell>
          <table:table-cell office:value-type="float" office:value="0" calcext:value-type="float">
            <text:p>0</text:p>
          </table:table-cell>
          <table:table-cell office:value-type="float" office:value="339.7564" calcext:value-type="float">
            <text:p>339.7564</text:p>
          </table:table-cell>
          <table:table-cell office:value-type="float" office:value="1132.488" calcext:value-type="float">
            <text:p>1132.488</text:p>
          </table:table-cell>
          <table:table-cell office:value-type="float" office:value="1374.872" calcext:value-type="float">
            <text:p>1374.872</text:p>
          </table:table-cell>
          <table:table-cell office:value-type="float" office:value="1227.612" calcext:value-type="float">
            <text:p>1227.612</text:p>
          </table:table-cell>
          <table:table-cell office:value-type="float" office:value="720.6623" calcext:value-type="float">
            <text:p>720.6623</text:p>
          </table:table-cell>
          <table:table-cell office:value-type="float" office:value="1096.325" calcext:value-type="float">
            <text:p>1096.325</text:p>
          </table:table-cell>
          <table:table-cell office:value-type="float" office:value="406.1093" calcext:value-type="float">
            <text:p>406.1093</text:p>
          </table:table-cell>
          <table:table-cell office:value-type="float" office:value="1823.442" calcext:value-type="float">
            <text:p>1823.442</text:p>
          </table:table-cell>
          <table:table-cell office:value-type="float" office:value="2063.427" calcext:value-type="float">
            <text:p>2063.427</text:p>
          </table:table-cell>
          <table:table-cell office:value-type="float" office:value="1654.005" calcext:value-type="float">
            <text:p>1654.005</text:p>
          </table:table-cell>
          <table:table-cell office:value-type="float" office:value="581.4408" calcext:value-type="float">
            <text:p>581.4408</text:p>
          </table:table-cell>
          <table:table-cell office:value-type="float" office:value="571.6199" calcext:value-type="float">
            <text:p>571.619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1165" calcext:value-type="float">
            <text:p>-557.1165</text:p>
          </table:table-cell>
          <table:table-cell office:value-type="float" office:value="0" calcext:value-type="float">
            <text:p>0</text:p>
          </table:table-cell>
          <table:table-cell office:value-type="float" office:value="11.7876" calcext:value-type="float">
            <text:p>11.7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109.5551" calcext:value-type="float">
            <text:p>109.5551</text:p>
          </table:table-cell>
          <table:table-cell office:value-type="float" office:value="13060.4" calcext:value-type="float">
            <text:p>130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.5828" calcext:value-type="float">
            <text:p>-547.5828</text:p>
          </table:table-cell>
          <table:table-cell office:value-type="float" office:value="1594.266" calcext:value-type="float">
            <text:p>1594.266</text:p>
          </table:table-cell>
          <table:table-cell office:value-type="float" office:value="0" calcext:value-type="float">
            <text:p>0</text:p>
          </table:table-cell>
          <table:table-cell office:value-type="float" office:value="63.05881" calcext:value-type="float">
            <text:p>63.05881</text:p>
          </table:table-cell>
          <table:table-cell office:value-type="float" office:value="0.1156809" calcext:value-type="float">
            <text:p>0.1156809</text:p>
          </table:table-cell>
          <table:table-cell office:value-type="float" office:value="-0.005030103" calcext:value-type="float">
            <text:p>-0.00503010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1.7147" calcext:value-type="float">
            <text:p>-561.7147</text:p>
          </table:table-cell>
          <table:table-cell office:value-type="float" office:value="0" calcext:value-type="float">
            <text:p>0</text:p>
          </table:table-cell>
          <table:table-cell office:value-type="float" office:value="339.7603" calcext:value-type="float">
            <text:p>339.7603</text:p>
          </table:table-cell>
          <table:table-cell office:value-type="float" office:value="1132.484" calcext:value-type="float">
            <text:p>1132.484</text:p>
          </table:table-cell>
          <table:table-cell office:value-type="float" office:value="1374.861" calcext:value-type="float">
            <text:p>1374.861</text:p>
          </table:table-cell>
          <table:table-cell office:value-type="float" office:value="1227.605" calcext:value-type="float">
            <text:p>1227.605</text:p>
          </table:table-cell>
          <table:table-cell office:value-type="float" office:value="720.6578" calcext:value-type="float">
            <text:p>720.6578</text:p>
          </table:table-cell>
          <table:table-cell office:value-type="float" office:value="1096.318" calcext:value-type="float">
            <text:p>1096.318</text:p>
          </table:table-cell>
          <table:table-cell office:value-type="float" office:value="406.1067" calcext:value-type="float">
            <text:p>406.1067</text:p>
          </table:table-cell>
          <table:table-cell office:value-type="float" office:value="1823.424" calcext:value-type="float">
            <text:p>1823.424</text:p>
          </table:table-cell>
          <table:table-cell office:value-type="float" office:value="2063.408" calcext:value-type="float">
            <text:p>2063.408</text:p>
          </table:table-cell>
          <table:table-cell office:value-type="float" office:value="1653.988" calcext:value-type="float">
            <text:p>1653.988</text:p>
          </table:table-cell>
          <table:table-cell office:value-type="float" office:value="581.4321" calcext:value-type="float">
            <text:p>581.4321</text:p>
          </table:table-cell>
          <table:table-cell office:value-type="float" office:value="571.6091" calcext:value-type="float">
            <text:p>571.609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2133" calcext:value-type="float">
            <text:p>-557.2133</text:p>
          </table:table-cell>
          <table:table-cell office:value-type="float" office:value="0" calcext:value-type="float">
            <text:p>0</text:p>
          </table:table-cell>
          <table:table-cell office:value-type="float" office:value="11.67494" calcext:value-type="float">
            <text:p>11.67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109.5228" calcext:value-type="float">
            <text:p>109.5228</text:p>
          </table:table-cell>
          <table:table-cell office:value-type="float" office:value="13060.34" calcext:value-type="float">
            <text:p>1306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.7502" calcext:value-type="float">
            <text:p>-547.7502</text:p>
          </table:table-cell>
          <table:table-cell office:value-type="float" office:value="1594.812" calcext:value-type="float">
            <text:p>1594.812</text:p>
          </table:table-cell>
          <table:table-cell office:value-type="float" office:value="0" calcext:value-type="float">
            <text:p>0</text:p>
          </table:table-cell>
          <table:table-cell office:value-type="float" office:value="63.03316" calcext:value-type="float">
            <text:p>63.03316</text:p>
          </table:table-cell>
          <table:table-cell office:value-type="float" office:value="0.1156417" calcext:value-type="float">
            <text:p>0.1156417</text:p>
          </table:table-cell>
          <table:table-cell office:value-type="float" office:value="-0.004846829" calcext:value-type="float">
            <text:p>-0.00484682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1.8819" calcext:value-type="float">
            <text:p>-561.8819</text:p>
          </table:table-cell>
          <table:table-cell office:value-type="float" office:value="0" calcext:value-type="float">
            <text:p>0</text:p>
          </table:table-cell>
          <table:table-cell office:value-type="float" office:value="339.7629" calcext:value-type="float">
            <text:p>339.7629</text:p>
          </table:table-cell>
          <table:table-cell office:value-type="float" office:value="1132.48" calcext:value-type="float">
            <text:p>1132.48</text:p>
          </table:table-cell>
          <table:table-cell office:value-type="float" office:value="1374.856" calcext:value-type="float">
            <text:p>1374.856</text:p>
          </table:table-cell>
          <table:table-cell office:value-type="float" office:value="1227.599" calcext:value-type="float">
            <text:p>1227.599</text:p>
          </table:table-cell>
          <table:table-cell office:value-type="float" office:value="720.6539" calcext:value-type="float">
            <text:p>720.6539</text:p>
          </table:table-cell>
          <table:table-cell office:value-type="float" office:value="1096.311" calcext:value-type="float">
            <text:p>1096.311</text:p>
          </table:table-cell>
          <table:table-cell office:value-type="float" office:value="406.1041" calcext:value-type="float">
            <text:p>406.1041</text:p>
          </table:table-cell>
          <table:table-cell office:value-type="float" office:value="1823.406" calcext:value-type="float">
            <text:p>1823.406</text:p>
          </table:table-cell>
          <table:table-cell office:value-type="float" office:value="2063.39" calcext:value-type="float">
            <text:p>2063.39</text:p>
          </table:table-cell>
          <table:table-cell office:value-type="float" office:value="1653.97" calcext:value-type="float">
            <text:p>1653.97</text:p>
          </table:table-cell>
          <table:table-cell office:value-type="float" office:value="581.4235" calcext:value-type="float">
            <text:p>581.4235</text:p>
          </table:table-cell>
          <table:table-cell office:value-type="float" office:value="571.6029" calcext:value-type="float">
            <text:p>571.602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5" calcext:value-type="float">
            <text:p>35.61945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2974" calcext:value-type="float">
            <text:p>-557.2974</text:p>
          </table:table-cell>
          <table:table-cell office:value-type="float" office:value="0" calcext:value-type="float">
            <text:p>0</text:p>
          </table:table-cell>
          <table:table-cell office:value-type="float" office:value="11.58817" calcext:value-type="float">
            <text:p>11.5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109.4938" calcext:value-type="float">
            <text:p>109.4938</text:p>
          </table:table-cell>
          <table:table-cell office:value-type="float" office:value="13060.29" calcext:value-type="float">
            <text:p>13060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7.9092" calcext:value-type="float">
            <text:p>-547.9092</text:p>
          </table:table-cell>
          <table:table-cell office:value-type="float" office:value="1595.448" calcext:value-type="float">
            <text:p>1595.448</text:p>
          </table:table-cell>
          <table:table-cell office:value-type="float" office:value="0" calcext:value-type="float">
            <text:p>0</text:p>
          </table:table-cell>
          <table:table-cell office:value-type="float" office:value="63.00923" calcext:value-type="float">
            <text:p>63.00923</text:p>
          </table:table-cell>
          <table:table-cell office:value-type="float" office:value="0.1156197" calcext:value-type="float">
            <text:p>0.1156197</text:p>
          </table:table-cell>
          <table:table-cell office:value-type="float" office:value="-0.004671183" calcext:value-type="float">
            <text:p>-0.00467118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0407" calcext:value-type="float">
            <text:p>-562.0407</text:p>
          </table:table-cell>
          <table:table-cell office:value-type="float" office:value="0" calcext:value-type="float">
            <text:p>0</text:p>
          </table:table-cell>
          <table:table-cell office:value-type="float" office:value="339.7652" calcext:value-type="float">
            <text:p>339.7652</text:p>
          </table:table-cell>
          <table:table-cell office:value-type="float" office:value="1132.478" calcext:value-type="float">
            <text:p>1132.478</text:p>
          </table:table-cell>
          <table:table-cell office:value-type="float" office:value="1374.852" calcext:value-type="float">
            <text:p>1374.852</text:p>
          </table:table-cell>
          <table:table-cell office:value-type="float" office:value="1227.595" calcext:value-type="float">
            <text:p>1227.595</text:p>
          </table:table-cell>
          <table:table-cell office:value-type="float" office:value="720.6503" calcext:value-type="float">
            <text:p>720.6503</text:p>
          </table:table-cell>
          <table:table-cell office:value-type="float" office:value="1096.306" calcext:value-type="float">
            <text:p>1096.306</text:p>
          </table:table-cell>
          <table:table-cell office:value-type="float" office:value="406.1017" calcext:value-type="float">
            <text:p>406.1017</text:p>
          </table:table-cell>
          <table:table-cell office:value-type="float" office:value="1823.395" calcext:value-type="float">
            <text:p>1823.395</text:p>
          </table:table-cell>
          <table:table-cell office:value-type="float" office:value="2063.373" calcext:value-type="float">
            <text:p>2063.373</text:p>
          </table:table-cell>
          <table:table-cell office:value-type="float" office:value="1653.953" calcext:value-type="float">
            <text:p>1653.953</text:p>
          </table:table-cell>
          <table:table-cell office:value-type="float" office:value="581.415" calcext:value-type="float">
            <text:p>581.415</text:p>
          </table:table-cell>
          <table:table-cell office:value-type="float" office:value="571.5969" calcext:value-type="float">
            <text:p>571.596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6" calcext:value-type="float">
            <text:p>35.61946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3705" calcext:value-type="float">
            <text:p>-557.3705</text:p>
          </table:table-cell>
          <table:table-cell office:value-type="float" office:value="0" calcext:value-type="float">
            <text:p>0</text:p>
          </table:table-cell>
          <table:table-cell office:value-type="float" office:value="11.50126" calcext:value-type="float">
            <text:p>11.50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109.4673" calcext:value-type="float">
            <text:p>109.4673</text:p>
          </table:table-cell>
          <table:table-cell office:value-type="float" office:value="13060.25" calcext:value-type="float">
            <text:p>1306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0507" calcext:value-type="float">
            <text:p>-548.0507</text:p>
          </table:table-cell>
          <table:table-cell office:value-type="float" office:value="1595.619" calcext:value-type="float">
            <text:p>1595.619</text:p>
          </table:table-cell>
          <table:table-cell office:value-type="float" office:value="0" calcext:value-type="float">
            <text:p>0</text:p>
          </table:table-cell>
          <table:table-cell office:value-type="float" office:value="62.98666" calcext:value-type="float">
            <text:p>62.98666</text:p>
          </table:table-cell>
          <table:table-cell office:value-type="float" office:value="0.1156043" calcext:value-type="float">
            <text:p>0.1156043</text:p>
          </table:table-cell>
          <table:table-cell office:value-type="float" office:value="-0.004512872" calcext:value-type="float">
            <text:p>-0.00451287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1821" calcext:value-type="float">
            <text:p>-562.1821</text:p>
          </table:table-cell>
          <table:table-cell office:value-type="float" office:value="0" calcext:value-type="float">
            <text:p>0</text:p>
          </table:table-cell>
          <table:table-cell office:value-type="float" office:value="339.7678" calcext:value-type="float">
            <text:p>339.7678</text:p>
          </table:table-cell>
          <table:table-cell office:value-type="float" office:value="1132.476" calcext:value-type="float">
            <text:p>1132.476</text:p>
          </table:table-cell>
          <table:table-cell office:value-type="float" office:value="1374.848" calcext:value-type="float">
            <text:p>1374.848</text:p>
          </table:table-cell>
          <table:table-cell office:value-type="float" office:value="1227.592" calcext:value-type="float">
            <text:p>1227.592</text:p>
          </table:table-cell>
          <table:table-cell office:value-type="float" office:value="720.647" calcext:value-type="float">
            <text:p>720.647</text:p>
          </table:table-cell>
          <table:table-cell office:value-type="float" office:value="1096.302" calcext:value-type="float">
            <text:p>1096.302</text:p>
          </table:table-cell>
          <table:table-cell office:value-type="float" office:value="406.0994" calcext:value-type="float">
            <text:p>406.0994</text:p>
          </table:table-cell>
          <table:table-cell office:value-type="float" office:value="1823.39" calcext:value-type="float">
            <text:p>1823.39</text:p>
          </table:table-cell>
          <table:table-cell office:value-type="float" office:value="2063.355" calcext:value-type="float">
            <text:p>2063.355</text:p>
          </table:table-cell>
          <table:table-cell office:value-type="float" office:value="1653.937" calcext:value-type="float">
            <text:p>1653.937</text:p>
          </table:table-cell>
          <table:table-cell office:value-type="float" office:value="581.4064" calcext:value-type="float">
            <text:p>581.4064</text:p>
          </table:table-cell>
          <table:table-cell office:value-type="float" office:value="571.591" calcext:value-type="float">
            <text:p>571.59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6" calcext:value-type="float">
            <text:p>35.61946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4283" calcext:value-type="float">
            <text:p>-557.4283</text:p>
          </table:table-cell>
          <table:table-cell office:value-type="float" office:value="0" calcext:value-type="float">
            <text:p>0</text:p>
          </table:table-cell>
          <table:table-cell office:value-type="float" office:value="11.42597" calcext:value-type="float">
            <text:p>11.4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109.4416" calcext:value-type="float">
            <text:p>109.4416</text:p>
          </table:table-cell>
          <table:table-cell office:value-type="float" office:value="13060.21" calcext:value-type="float">
            <text:p>13060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1833" calcext:value-type="float">
            <text:p>-548.1833</text:p>
          </table:table-cell>
          <table:table-cell office:value-type="float" office:value="1596.212" calcext:value-type="float">
            <text:p>1596.212</text:p>
          </table:table-cell>
          <table:table-cell office:value-type="float" office:value="0" calcext:value-type="float">
            <text:p>0</text:p>
          </table:table-cell>
          <table:table-cell office:value-type="float" office:value="62.96503" calcext:value-type="float">
            <text:p>62.96503</text:p>
          </table:table-cell>
          <table:table-cell office:value-type="float" office:value="0.1155783" calcext:value-type="float">
            <text:p>0.1155783</text:p>
          </table:table-cell>
          <table:table-cell office:value-type="float" office:value="-0.004359373" calcext:value-type="float">
            <text:p>-0.00435937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3145" calcext:value-type="float">
            <text:p>-562.3145</text:p>
          </table:table-cell>
          <table:table-cell office:value-type="float" office:value="0" calcext:value-type="float">
            <text:p>0</text:p>
          </table:table-cell>
          <table:table-cell office:value-type="float" office:value="339.7693" calcext:value-type="float">
            <text:p>339.7693</text:p>
          </table:table-cell>
          <table:table-cell office:value-type="float" office:value="1132.474" calcext:value-type="float">
            <text:p>1132.474</text:p>
          </table:table-cell>
          <table:table-cell office:value-type="float" office:value="1374.845" calcext:value-type="float">
            <text:p>1374.845</text:p>
          </table:table-cell>
          <table:table-cell office:value-type="float" office:value="1227.591" calcext:value-type="float">
            <text:p>1227.591</text:p>
          </table:table-cell>
          <table:table-cell office:value-type="float" office:value="720.6447" calcext:value-type="float">
            <text:p>720.6447</text:p>
          </table:table-cell>
          <table:table-cell office:value-type="float" office:value="1096.297" calcext:value-type="float">
            <text:p>1096.297</text:p>
          </table:table-cell>
          <table:table-cell office:value-type="float" office:value="406.0972" calcext:value-type="float">
            <text:p>406.0972</text:p>
          </table:table-cell>
          <table:table-cell office:value-type="float" office:value="1823.385" calcext:value-type="float">
            <text:p>1823.385</text:p>
          </table:table-cell>
          <table:table-cell office:value-type="float" office:value="2063.338" calcext:value-type="float">
            <text:p>2063.338</text:p>
          </table:table-cell>
          <table:table-cell office:value-type="float" office:value="1653.92" calcext:value-type="float">
            <text:p>1653.92</text:p>
          </table:table-cell>
          <table:table-cell office:value-type="float" office:value="581.3981" calcext:value-type="float">
            <text:p>581.3981</text:p>
          </table:table-cell>
          <table:table-cell office:value-type="float" office:value="571.5852" calcext:value-type="float">
            <text:p>571.5852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4786" calcext:value-type="float">
            <text:p>-557.4786</text:p>
          </table:table-cell>
          <table:table-cell office:value-type="float" office:value="0" calcext:value-type="float">
            <text:p>0</text:p>
          </table:table-cell>
          <table:table-cell office:value-type="float" office:value="11.35371" calcext:value-type="float">
            <text:p>11.35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109.4173" calcext:value-type="float">
            <text:p>109.4173</text:p>
          </table:table-cell>
          <table:table-cell office:value-type="float" office:value="13060.17" calcext:value-type="float">
            <text:p>1306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3118" calcext:value-type="float">
            <text:p>-548.3118</text:p>
          </table:table-cell>
          <table:table-cell office:value-type="float" office:value="1596.201" calcext:value-type="float">
            <text:p>1596.201</text:p>
          </table:table-cell>
          <table:table-cell office:value-type="float" office:value="0" calcext:value-type="float">
            <text:p>0</text:p>
          </table:table-cell>
          <table:table-cell office:value-type="float" office:value="62.94492" calcext:value-type="float">
            <text:p>62.94492</text:p>
          </table:table-cell>
          <table:table-cell office:value-type="float" office:value="0.1155461" calcext:value-type="float">
            <text:p>0.1155461</text:p>
          </table:table-cell>
          <table:table-cell office:value-type="float" office:value="-0.004221669" calcext:value-type="float">
            <text:p>-0.00422166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17" calcext:value-type="float">
            <text:p>0.1165817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4428" calcext:value-type="float">
            <text:p>-562.4428</text:p>
          </table:table-cell>
          <table:table-cell office:value-type="float" office:value="0" calcext:value-type="float">
            <text:p>0</text:p>
          </table:table-cell>
          <table:table-cell office:value-type="float" office:value="339.7705" calcext:value-type="float">
            <text:p>339.7705</text:p>
          </table:table-cell>
          <table:table-cell office:value-type="float" office:value="1132.473" calcext:value-type="float">
            <text:p>1132.473</text:p>
          </table:table-cell>
          <table:table-cell office:value-type="float" office:value="1374.843" calcext:value-type="float">
            <text:p>1374.843</text:p>
          </table:table-cell>
          <table:table-cell office:value-type="float" office:value="1227.589" calcext:value-type="float">
            <text:p>1227.589</text:p>
          </table:table-cell>
          <table:table-cell office:value-type="float" office:value="720.6432" calcext:value-type="float">
            <text:p>720.6432</text:p>
          </table:table-cell>
          <table:table-cell office:value-type="float" office:value="1096.293" calcext:value-type="float">
            <text:p>1096.293</text:p>
          </table:table-cell>
          <table:table-cell office:value-type="float" office:value="406.0955" calcext:value-type="float">
            <text:p>406.0955</text:p>
          </table:table-cell>
          <table:table-cell office:value-type="float" office:value="1823.379" calcext:value-type="float">
            <text:p>1823.379</text:p>
          </table:table-cell>
          <table:table-cell office:value-type="float" office:value="2063.321" calcext:value-type="float">
            <text:p>2063.321</text:p>
          </table:table-cell>
          <table:table-cell office:value-type="float" office:value="1653.903" calcext:value-type="float">
            <text:p>1653.903</text:p>
          </table:table-cell>
          <table:table-cell office:value-type="float" office:value="581.3906" calcext:value-type="float">
            <text:p>581.3906</text:p>
          </table:table-cell>
          <table:table-cell office:value-type="float" office:value="571.5795" calcext:value-type="float">
            <text:p>571.579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5287" calcext:value-type="float">
            <text:p>-557.5287</text:p>
          </table:table-cell>
          <table:table-cell office:value-type="float" office:value="0" calcext:value-type="float">
            <text:p>0</text:p>
          </table:table-cell>
          <table:table-cell office:value-type="float" office:value="11.28393" calcext:value-type="float">
            <text:p>11.2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109.3847" calcext:value-type="float">
            <text:p>109.3847</text:p>
          </table:table-cell>
          <table:table-cell office:value-type="float" office:value="13060.13" calcext:value-type="float">
            <text:p>1306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3625" calcext:value-type="float">
            <text:p>-548.3625</text:p>
          </table:table-cell>
          <table:table-cell office:value-type="float" office:value="1595.13" calcext:value-type="float">
            <text:p>1595.13</text:p>
          </table:table-cell>
          <table:table-cell office:value-type="float" office:value="0" calcext:value-type="float">
            <text:p>0</text:p>
          </table:table-cell>
          <table:table-cell office:value-type="float" office:value="62.92551" calcext:value-type="float">
            <text:p>62.92551</text:p>
          </table:table-cell>
          <table:table-cell office:value-type="float" office:value="0.1148724" calcext:value-type="float">
            <text:p>0.1148724</text:p>
          </table:table-cell>
          <table:table-cell office:value-type="float" office:value="-0.004171061" calcext:value-type="float">
            <text:p>-0.00417106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28" calcext:value-type="float">
            <text:p>0.116582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4935" calcext:value-type="float">
            <text:p>-562.4935</text:p>
          </table:table-cell>
          <table:table-cell office:value-type="float" office:value="0" calcext:value-type="float">
            <text:p>0</text:p>
          </table:table-cell>
          <table:table-cell office:value-type="float" office:value="339.7658" calcext:value-type="float">
            <text:p>339.7658</text:p>
          </table:table-cell>
          <table:table-cell office:value-type="float" office:value="1132.468" calcext:value-type="float">
            <text:p>1132.468</text:p>
          </table:table-cell>
          <table:table-cell office:value-type="float" office:value="1374.838" calcext:value-type="float">
            <text:p>1374.838</text:p>
          </table:table-cell>
          <table:table-cell office:value-type="float" office:value="1227.588" calcext:value-type="float">
            <text:p>1227.588</text:p>
          </table:table-cell>
          <table:table-cell office:value-type="float" office:value="720.6418" calcext:value-type="float">
            <text:p>720.6418</text:p>
          </table:table-cell>
          <table:table-cell office:value-type="float" office:value="1096.289" calcext:value-type="float">
            <text:p>1096.289</text:p>
          </table:table-cell>
          <table:table-cell office:value-type="float" office:value="406.0938" calcext:value-type="float">
            <text:p>406.0938</text:p>
          </table:table-cell>
          <table:table-cell office:value-type="float" office:value="1823.375" calcext:value-type="float">
            <text:p>1823.375</text:p>
          </table:table-cell>
          <table:table-cell office:value-type="float" office:value="2063.303" calcext:value-type="float">
            <text:p>2063.303</text:p>
          </table:table-cell>
          <table:table-cell office:value-type="float" office:value="1653.887" calcext:value-type="float">
            <text:p>1653.887</text:p>
          </table:table-cell>
          <table:table-cell office:value-type="float" office:value="581.3882" calcext:value-type="float">
            <text:p>581.3882</text:p>
          </table:table-cell>
          <table:table-cell office:value-type="float" office:value="571.5739" calcext:value-type="float">
            <text:p>571.573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5905" calcext:value-type="float">
            <text:p>-557.5905</text:p>
          </table:table-cell>
          <table:table-cell office:value-type="float" office:value="0" calcext:value-type="float">
            <text:p>0</text:p>
          </table:table-cell>
          <table:table-cell office:value-type="float" office:value="11.29506" calcext:value-type="float">
            <text:p>11.29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109.3476" calcext:value-type="float">
            <text:p>109.3476</text:p>
          </table:table-cell>
          <table:table-cell office:value-type="float" office:value="13060.09" calcext:value-type="float">
            <text:p>1306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3737" calcext:value-type="float">
            <text:p>-548.3737</text:p>
          </table:table-cell>
          <table:table-cell office:value-type="float" office:value="1595.08" calcext:value-type="float">
            <text:p>1595.08</text:p>
          </table:table-cell>
          <table:table-cell office:value-type="float" office:value="0" calcext:value-type="float">
            <text:p>0</text:p>
          </table:table-cell>
          <table:table-cell office:value-type="float" office:value="62.90286" calcext:value-type="float">
            <text:p>62.90286</text:p>
          </table:table-cell>
          <table:table-cell office:value-type="float" office:value="0.1144737" calcext:value-type="float">
            <text:p>0.1144737</text:p>
          </table:table-cell>
          <table:table-cell office:value-type="float" office:value="-0.00416025" calcext:value-type="float">
            <text:p>-0.0041602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33" calcext:value-type="float">
            <text:p>0.1165833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303" calcext:value-type="float">
            <text:p>1.546303</text:p>
          </table:table-cell>
          <table:table-cell office:value-type="float" office:value="370" calcext:value-type="float">
            <text:p>370</text:p>
          </table:table-cell>
          <table:table-cell office:value-type="float" office:value="-562.5047" calcext:value-type="float">
            <text:p>-562.5047</text:p>
          </table:table-cell>
          <table:table-cell office:value-type="float" office:value="0" calcext:value-type="float">
            <text:p>0</text:p>
          </table:table-cell>
          <table:table-cell office:value-type="float" office:value="339.7583" calcext:value-type="float">
            <text:p>339.7583</text:p>
          </table:table-cell>
          <table:table-cell office:value-type="float" office:value="1132.461" calcext:value-type="float">
            <text:p>1132.461</text:p>
          </table:table-cell>
          <table:table-cell office:value-type="float" office:value="1374.83" calcext:value-type="float">
            <text:p>1374.83</text:p>
          </table:table-cell>
          <table:table-cell office:value-type="float" office:value="1227.585" calcext:value-type="float">
            <text:p>1227.585</text:p>
          </table:table-cell>
          <table:table-cell office:value-type="float" office:value="720.6398" calcext:value-type="float">
            <text:p>720.6398</text:p>
          </table:table-cell>
          <table:table-cell office:value-type="float" office:value="1096.285" calcext:value-type="float">
            <text:p>1096.285</text:p>
          </table:table-cell>
          <table:table-cell office:value-type="float" office:value="406.0922" calcext:value-type="float">
            <text:p>406.0922</text:p>
          </table:table-cell>
          <table:table-cell office:value-type="float" office:value="1823.37" calcext:value-type="float">
            <text:p>1823.37</text:p>
          </table:table-cell>
          <table:table-cell office:value-type="float" office:value="2063.286" calcext:value-type="float">
            <text:p>2063.286</text:p>
          </table:table-cell>
          <table:table-cell office:value-type="float" office:value="1653.871" calcext:value-type="float">
            <text:p>1653.871</text:p>
          </table:table-cell>
          <table:table-cell office:value-type="float" office:value="581.3859" calcext:value-type="float">
            <text:p>581.3859</text:p>
          </table:table-cell>
          <table:table-cell office:value-type="float" office:value="571.5685" calcext:value-type="float">
            <text:p>571.568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4842" calcext:value-type="float">
            <text:p>-0.089548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661" calcext:value-type="float">
            <text:p>-557.661</text:p>
          </table:table-cell>
          <table:table-cell office:value-type="float" office:value="0" calcext:value-type="float">
            <text:p>0</text:p>
          </table:table-cell>
          <table:table-cell office:value-type="float" office:value="11.356" calcext:value-type="float">
            <text:p>11.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109.3053" calcext:value-type="float">
            <text:p>109.3053</text:p>
          </table:table-cell>
          <table:table-cell office:value-type="float" office:value="13060.04" calcext:value-type="float">
            <text:p>1306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4949" calcext:value-type="float">
            <text:p>-548.4949</text:p>
          </table:table-cell>
          <table:table-cell office:value-type="float" office:value="1595.774" calcext:value-type="float">
            <text:p>1595.774</text:p>
          </table:table-cell>
          <table:table-cell office:value-type="float" office:value="0" calcext:value-type="float">
            <text:p>0</text:p>
          </table:table-cell>
          <table:table-cell office:value-type="float" office:value="62.88109" calcext:value-type="float">
            <text:p>62.88109</text:p>
          </table:table-cell>
          <table:table-cell office:value-type="float" office:value="0.1142073" calcext:value-type="float">
            <text:p>0.1142073</text:p>
          </table:table-cell>
          <table:table-cell office:value-type="float" office:value="-0.004071669" calcext:value-type="float">
            <text:p>-0.004071669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5894" calcext:value-type="float">
            <text:p>0.116589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8273" calcext:value-type="float">
            <text:p>1.548273</text:p>
          </table:table-cell>
          <table:table-cell office:value-type="float" office:value="370" calcext:value-type="float">
            <text:p>370</text:p>
          </table:table-cell>
          <table:table-cell office:value-type="float" office:value="-562.6277" calcext:value-type="float">
            <text:p>-562.6277</text:p>
          </table:table-cell>
          <table:table-cell office:value-type="float" office:value="0" calcext:value-type="float">
            <text:p>0</text:p>
          </table:table-cell>
          <table:table-cell office:value-type="float" office:value="339.7471" calcext:value-type="float">
            <text:p>339.7471</text:p>
          </table:table-cell>
          <table:table-cell office:value-type="float" office:value="1132.453" calcext:value-type="float">
            <text:p>1132.453</text:p>
          </table:table-cell>
          <table:table-cell office:value-type="float" office:value="1374.821" calcext:value-type="float">
            <text:p>1374.821</text:p>
          </table:table-cell>
          <table:table-cell office:value-type="float" office:value="1227.581" calcext:value-type="float">
            <text:p>1227.581</text:p>
          </table:table-cell>
          <table:table-cell office:value-type="float" office:value="720.6377" calcext:value-type="float">
            <text:p>720.6377</text:p>
          </table:table-cell>
          <table:table-cell office:value-type="float" office:value="1096.281" calcext:value-type="float">
            <text:p>1096.281</text:p>
          </table:table-cell>
          <table:table-cell office:value-type="float" office:value="406.0907" calcext:value-type="float">
            <text:p>406.0907</text:p>
          </table:table-cell>
          <table:table-cell office:value-type="float" office:value="1823.365" calcext:value-type="float">
            <text:p>1823.365</text:p>
          </table:table-cell>
          <table:table-cell office:value-type="float" office:value="2063.27" calcext:value-type="float">
            <text:p>2063.27</text:p>
          </table:table-cell>
          <table:table-cell office:value-type="float" office:value="1653.855" calcext:value-type="float">
            <text:p>1653.855</text:p>
          </table:table-cell>
          <table:table-cell office:value-type="float" office:value="581.3835" calcext:value-type="float">
            <text:p>581.3835</text:p>
          </table:table-cell>
          <table:table-cell office:value-type="float" office:value="571.5631" calcext:value-type="float">
            <text:p>571.563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5007" calcext:value-type="float">
            <text:p>-0.08955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7396" calcext:value-type="float">
            <text:p>-557.7396</text:p>
          </table:table-cell>
          <table:table-cell office:value-type="float" office:value="0" calcext:value-type="float">
            <text:p>0</text:p>
          </table:table-cell>
          <table:table-cell office:value-type="float" office:value="11.31155" calcext:value-type="float">
            <text:p>11.3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109.2662" calcext:value-type="float">
            <text:p>109.2662</text:p>
          </table:table-cell>
          <table:table-cell office:value-type="float" office:value="13060" calcext:value-type="float">
            <text:p>13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6571" calcext:value-type="float">
            <text:p>-548.6571</text:p>
          </table:table-cell>
          <table:table-cell office:value-type="float" office:value="1595.453" calcext:value-type="float">
            <text:p>1595.453</text:p>
          </table:table-cell>
          <table:table-cell office:value-type="float" office:value="0" calcext:value-type="float">
            <text:p>0</text:p>
          </table:table-cell>
          <table:table-cell office:value-type="float" office:value="62.85706" calcext:value-type="float">
            <text:p>62.85706</text:p>
          </table:table-cell>
          <table:table-cell office:value-type="float" office:value="0.1136432" calcext:value-type="float">
            <text:p>0.1136432</text:p>
          </table:table-cell>
          <table:table-cell office:value-type="float" office:value="-0.003960916" calcext:value-type="float">
            <text:p>-0.00396091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19" calcext:value-type="float">
            <text:p>0.1166119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50938" calcext:value-type="float">
            <text:p>1.550938</text:p>
          </table:table-cell>
          <table:table-cell office:value-type="float" office:value="370" calcext:value-type="float">
            <text:p>370</text:p>
          </table:table-cell>
          <table:table-cell office:value-type="float" office:value="-562.7926" calcext:value-type="float">
            <text:p>-562.7926</text:p>
          </table:table-cell>
          <table:table-cell office:value-type="float" office:value="0" calcext:value-type="float">
            <text:p>0</text:p>
          </table:table-cell>
          <table:table-cell office:value-type="float" office:value="339.7419" calcext:value-type="float">
            <text:p>339.7419</text:p>
          </table:table-cell>
          <table:table-cell office:value-type="float" office:value="1132.445" calcext:value-type="float">
            <text:p>1132.445</text:p>
          </table:table-cell>
          <table:table-cell office:value-type="float" office:value="1374.811" calcext:value-type="float">
            <text:p>1374.811</text:p>
          </table:table-cell>
          <table:table-cell office:value-type="float" office:value="1227.578" calcext:value-type="float">
            <text:p>1227.578</text:p>
          </table:table-cell>
          <table:table-cell office:value-type="float" office:value="720.6353" calcext:value-type="float">
            <text:p>720.6353</text:p>
          </table:table-cell>
          <table:table-cell office:value-type="float" office:value="1096.277" calcext:value-type="float">
            <text:p>1096.277</text:p>
          </table:table-cell>
          <table:table-cell office:value-type="float" office:value="406.0891" calcext:value-type="float">
            <text:p>406.0891</text:p>
          </table:table-cell>
          <table:table-cell office:value-type="float" office:value="1823.361" calcext:value-type="float">
            <text:p>1823.361</text:p>
          </table:table-cell>
          <table:table-cell office:value-type="float" office:value="2063.253" calcext:value-type="float">
            <text:p>2063.253</text:p>
          </table:table-cell>
          <table:table-cell office:value-type="float" office:value="1653.839" calcext:value-type="float">
            <text:p>1653.839</text:p>
          </table:table-cell>
          <table:table-cell office:value-type="float" office:value="581.3813" calcext:value-type="float">
            <text:p>581.3813</text:p>
          </table:table-cell>
          <table:table-cell office:value-type="float" office:value="571.5579" calcext:value-type="float">
            <text:p>571.557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8187" calcext:value-type="float">
            <text:p>-557.8187</text:p>
          </table:table-cell>
          <table:table-cell office:value-type="float" office:value="0" calcext:value-type="float">
            <text:p>0</text:p>
          </table:table-cell>
          <table:table-cell office:value-type="float" office:value="11.22358" calcext:value-type="float">
            <text:p>11.2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109.2233" calcext:value-type="float">
            <text:p>109.2233</text:p>
          </table:table-cell>
          <table:table-cell office:value-type="float" office:value="13059.96" calcext:value-type="float">
            <text:p>13059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7586" calcext:value-type="float">
            <text:p>-548.7586</text:p>
          </table:table-cell>
          <table:table-cell office:value-type="float" office:value="1595.274" calcext:value-type="float">
            <text:p>1595.274</text:p>
          </table:table-cell>
          <table:table-cell office:value-type="float" office:value="0" calcext:value-type="float">
            <text:p>0</text:p>
          </table:table-cell>
          <table:table-cell office:value-type="float" office:value="62.83515" calcext:value-type="float">
            <text:p>62.83515</text:p>
          </table:table-cell>
          <table:table-cell office:value-type="float" office:value="0.1131998" calcext:value-type="float">
            <text:p>0.1131998</text:p>
          </table:table-cell>
          <table:table-cell office:value-type="float" office:value="-0.003883906" calcext:value-type="float">
            <text:p>-0.00388390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501" calcext:value-type="float">
            <text:p>1.5501</text:p>
          </table:table-cell>
          <table:table-cell office:value-type="float" office:value="370" calcext:value-type="float">
            <text:p>370</text:p>
          </table:table-cell>
          <table:table-cell office:value-type="float" office:value="-562.8932" calcext:value-type="float">
            <text:p>-562.8932</text:p>
          </table:table-cell>
          <table:table-cell office:value-type="float" office:value="0" calcext:value-type="float">
            <text:p>0</text:p>
          </table:table-cell>
          <table:table-cell office:value-type="float" office:value="339.7323" calcext:value-type="float">
            <text:p>339.7323</text:p>
          </table:table-cell>
          <table:table-cell office:value-type="float" office:value="1132.437" calcext:value-type="float">
            <text:p>1132.437</text:p>
          </table:table-cell>
          <table:table-cell office:value-type="float" office:value="1374.802" calcext:value-type="float">
            <text:p>1374.802</text:p>
          </table:table-cell>
          <table:table-cell office:value-type="float" office:value="1227.573" calcext:value-type="float">
            <text:p>1227.573</text:p>
          </table:table-cell>
          <table:table-cell office:value-type="float" office:value="720.6323" calcext:value-type="float">
            <text:p>720.6323</text:p>
          </table:table-cell>
          <table:table-cell office:value-type="float" office:value="1096.272" calcext:value-type="float">
            <text:p>1096.272</text:p>
          </table:table-cell>
          <table:table-cell office:value-type="float" office:value="406.0873" calcext:value-type="float">
            <text:p>406.0873</text:p>
          </table:table-cell>
          <table:table-cell office:value-type="float" office:value="1823.356" calcext:value-type="float">
            <text:p>1823.356</text:p>
          </table:table-cell>
          <table:table-cell office:value-type="float" office:value="2063.237" calcext:value-type="float">
            <text:p>2063.237</text:p>
          </table:table-cell>
          <table:table-cell office:value-type="float" office:value="1653.824" calcext:value-type="float">
            <text:p>1653.824</text:p>
          </table:table-cell>
          <table:table-cell office:value-type="float" office:value="581.3792" calcext:value-type="float">
            <text:p>581.3792</text:p>
          </table:table-cell>
          <table:table-cell office:value-type="float" office:value="571.5528" calcext:value-type="float">
            <text:p>571.5528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7" calcext:value-type="float">
            <text:p>35.61947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9067" calcext:value-type="float">
            <text:p>-557.9067</text:p>
          </table:table-cell>
          <table:table-cell office:value-type="float" office:value="0" calcext:value-type="float">
            <text:p>0</text:p>
          </table:table-cell>
          <table:table-cell office:value-type="float" office:value="11.20291" calcext:value-type="float">
            <text:p>11.2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109.1874" calcext:value-type="float">
            <text:p>109.1874</text:p>
          </table:table-cell>
          <table:table-cell office:value-type="float" office:value="13059.92" calcext:value-type="float">
            <text:p>13059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8.9016" calcext:value-type="float">
            <text:p>-548.9016</text:p>
          </table:table-cell>
          <table:table-cell office:value-type="float" office:value="1595.744" calcext:value-type="float">
            <text:p>1595.744</text:p>
          </table:table-cell>
          <table:table-cell office:value-type="float" office:value="0" calcext:value-type="float">
            <text:p>0</text:p>
          </table:table-cell>
          <table:table-cell office:value-type="float" office:value="62.80892" calcext:value-type="float">
            <text:p>62.80892</text:p>
          </table:table-cell>
          <table:table-cell office:value-type="float" office:value="0.1131261" calcext:value-type="float">
            <text:p>0.1131261</text:p>
          </table:table-cell>
          <table:table-cell office:value-type="float" office:value="-0.00376481" calcext:value-type="float">
            <text:p>-0.0037648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8759" calcext:value-type="float">
            <text:p>1.548759</text:p>
          </table:table-cell>
          <table:table-cell office:value-type="float" office:value="370" calcext:value-type="float">
            <text:p>370</text:p>
          </table:table-cell>
          <table:table-cell office:value-type="float" office:value="-563.0347" calcext:value-type="float">
            <text:p>-563.0347</text:p>
          </table:table-cell>
          <table:table-cell office:value-type="float" office:value="0" calcext:value-type="float">
            <text:p>0</text:p>
          </table:table-cell>
          <table:table-cell office:value-type="float" office:value="339.7307" calcext:value-type="float">
            <text:p>339.7307</text:p>
          </table:table-cell>
          <table:table-cell office:value-type="float" office:value="1132.428" calcext:value-type="float">
            <text:p>1132.428</text:p>
          </table:table-cell>
          <table:table-cell office:value-type="float" office:value="1374.793" calcext:value-type="float">
            <text:p>1374.793</text:p>
          </table:table-cell>
          <table:table-cell office:value-type="float" office:value="1227.568" calcext:value-type="float">
            <text:p>1227.568</text:p>
          </table:table-cell>
          <table:table-cell office:value-type="float" office:value="720.6291" calcext:value-type="float">
            <text:p>720.6291</text:p>
          </table:table-cell>
          <table:table-cell office:value-type="float" office:value="1096.268" calcext:value-type="float">
            <text:p>1096.268</text:p>
          </table:table-cell>
          <table:table-cell office:value-type="float" office:value="406.0857" calcext:value-type="float">
            <text:p>406.0857</text:p>
          </table:table-cell>
          <table:table-cell office:value-type="float" office:value="1823.351" calcext:value-type="float">
            <text:p>1823.351</text:p>
          </table:table-cell>
          <table:table-cell office:value-type="float" office:value="2063.221" calcext:value-type="float">
            <text:p>2063.221</text:p>
          </table:table-cell>
          <table:table-cell office:value-type="float" office:value="1653.808" calcext:value-type="float">
            <text:p>1653.808</text:p>
          </table:table-cell>
          <table:table-cell office:value-type="float" office:value="581.3771" calcext:value-type="float">
            <text:p>581.3771</text:p>
          </table:table-cell>
          <table:table-cell office:value-type="float" office:value="571.5478" calcext:value-type="float">
            <text:p>571.5478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8" calcext:value-type="float">
            <text:p>35.61948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7.991" calcext:value-type="float">
            <text:p>-557.991</text:p>
          </table:table-cell>
          <table:table-cell office:value-type="float" office:value="0" calcext:value-type="float">
            <text:p>0</text:p>
          </table:table-cell>
          <table:table-cell office:value-type="float" office:value="11.13549" calcext:value-type="float">
            <text:p>11.1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109.1554" calcext:value-type="float">
            <text:p>109.1554</text:p>
          </table:table-cell>
          <table:table-cell office:value-type="float" office:value="13059.88" calcext:value-type="float">
            <text:p>13059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0328" calcext:value-type="float">
            <text:p>-549.0328</text:p>
          </table:table-cell>
          <table:table-cell office:value-type="float" office:value="1596.328" calcext:value-type="float">
            <text:p>1596.328</text:p>
          </table:table-cell>
          <table:table-cell office:value-type="float" office:value="0" calcext:value-type="float">
            <text:p>0</text:p>
          </table:table-cell>
          <table:table-cell office:value-type="float" office:value="62.78124" calcext:value-type="float">
            <text:p>62.78124</text:p>
          </table:table-cell>
          <table:table-cell office:value-type="float" office:value="0.1130844" calcext:value-type="float">
            <text:p>0.1130844</text:p>
          </table:table-cell>
          <table:table-cell office:value-type="float" office:value="-0.003645326" calcext:value-type="float">
            <text:p>-0.003645326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7489" calcext:value-type="float">
            <text:p>1.547489</text:p>
          </table:table-cell>
          <table:table-cell office:value-type="float" office:value="370" calcext:value-type="float">
            <text:p>370</text:p>
          </table:table-cell>
          <table:table-cell office:value-type="float" office:value="-563.1645" calcext:value-type="float">
            <text:p>-563.1645</text:p>
          </table:table-cell>
          <table:table-cell office:value-type="float" office:value="0" calcext:value-type="float">
            <text:p>0</text:p>
          </table:table-cell>
          <table:table-cell office:value-type="float" office:value="339.7308" calcext:value-type="float">
            <text:p>339.7308</text:p>
          </table:table-cell>
          <table:table-cell office:value-type="float" office:value="1132.421" calcext:value-type="float">
            <text:p>1132.421</text:p>
          </table:table-cell>
          <table:table-cell office:value-type="float" office:value="1374.784" calcext:value-type="float">
            <text:p>1374.784</text:p>
          </table:table-cell>
          <table:table-cell office:value-type="float" office:value="1227.563" calcext:value-type="float">
            <text:p>1227.563</text:p>
          </table:table-cell>
          <table:table-cell office:value-type="float" office:value="720.6257" calcext:value-type="float">
            <text:p>720.6257</text:p>
          </table:table-cell>
          <table:table-cell office:value-type="float" office:value="1096.263" calcext:value-type="float">
            <text:p>1096.263</text:p>
          </table:table-cell>
          <table:table-cell office:value-type="float" office:value="406.0841" calcext:value-type="float">
            <text:p>406.0841</text:p>
          </table:table-cell>
          <table:table-cell office:value-type="float" office:value="1823.347" calcext:value-type="float">
            <text:p>1823.347</text:p>
          </table:table-cell>
          <table:table-cell office:value-type="float" office:value="2063.206" calcext:value-type="float">
            <text:p>2063.206</text:p>
          </table:table-cell>
          <table:table-cell office:value-type="float" office:value="1653.793" calcext:value-type="float">
            <text:p>1653.793</text:p>
          </table:table-cell>
          <table:table-cell office:value-type="float" office:value="581.375" calcext:value-type="float">
            <text:p>581.375</text:p>
          </table:table-cell>
          <table:table-cell office:value-type="float" office:value="571.5428" calcext:value-type="float">
            <text:p>571.5428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8" calcext:value-type="float">
            <text:p>35.61948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0667" calcext:value-type="float">
            <text:p>-558.0667</text:p>
          </table:table-cell>
          <table:table-cell office:value-type="float" office:value="0" calcext:value-type="float">
            <text:p>0</text:p>
          </table:table-cell>
          <table:table-cell office:value-type="float" office:value="11.07307" calcext:value-type="float">
            <text:p>11.0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109.1283" calcext:value-type="float">
            <text:p>109.1283</text:p>
          </table:table-cell>
          <table:table-cell office:value-type="float" office:value="13059.84" calcext:value-type="float">
            <text:p>13059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155" calcext:value-type="float">
            <text:p>-549.155</text:p>
          </table:table-cell>
          <table:table-cell office:value-type="float" office:value="1596.694" calcext:value-type="float">
            <text:p>1596.694</text:p>
          </table:table-cell>
          <table:table-cell office:value-type="float" office:value="0" calcext:value-type="float">
            <text:p>0</text:p>
          </table:table-cell>
          <table:table-cell office:value-type="float" office:value="62.75494" calcext:value-type="float">
            <text:p>62.75494</text:p>
          </table:table-cell>
          <table:table-cell office:value-type="float" office:value="0.1130234" calcext:value-type="float">
            <text:p>0.1130234</text:p>
          </table:table-cell>
          <table:table-cell office:value-type="float" office:value="-0.003527964" calcext:value-type="float">
            <text:p>-0.00352796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6263" calcext:value-type="float">
            <text:p>1.546263</text:p>
          </table:table-cell>
          <table:table-cell office:value-type="float" office:value="370" calcext:value-type="float">
            <text:p>370</text:p>
          </table:table-cell>
          <table:table-cell office:value-type="float" office:value="-563.2854" calcext:value-type="float">
            <text:p>-563.2854</text:p>
          </table:table-cell>
          <table:table-cell office:value-type="float" office:value="0" calcext:value-type="float">
            <text:p>0</text:p>
          </table:table-cell>
          <table:table-cell office:value-type="float" office:value="339.7316" calcext:value-type="float">
            <text:p>339.7316</text:p>
          </table:table-cell>
          <table:table-cell office:value-type="float" office:value="1132.417" calcext:value-type="float">
            <text:p>1132.417</text:p>
          </table:table-cell>
          <table:table-cell office:value-type="float" office:value="1374.777" calcext:value-type="float">
            <text:p>1374.777</text:p>
          </table:table-cell>
          <table:table-cell office:value-type="float" office:value="1227.559" calcext:value-type="float">
            <text:p>1227.559</text:p>
          </table:table-cell>
          <table:table-cell office:value-type="float" office:value="720.6224" calcext:value-type="float">
            <text:p>720.6224</text:p>
          </table:table-cell>
          <table:table-cell office:value-type="float" office:value="1096.259" calcext:value-type="float">
            <text:p>1096.259</text:p>
          </table:table-cell>
          <table:table-cell office:value-type="float" office:value="406.0825" calcext:value-type="float">
            <text:p>406.0825</text:p>
          </table:table-cell>
          <table:table-cell office:value-type="float" office:value="1823.342" calcext:value-type="float">
            <text:p>1823.342</text:p>
          </table:table-cell>
          <table:table-cell office:value-type="float" office:value="2063.19" calcext:value-type="float">
            <text:p>2063.19</text:p>
          </table:table-cell>
          <table:table-cell office:value-type="float" office:value="1653.777" calcext:value-type="float">
            <text:p>1653.777</text:p>
          </table:table-cell>
          <table:table-cell office:value-type="float" office:value="581.373" calcext:value-type="float">
            <text:p>581.373</text:p>
          </table:table-cell>
          <table:table-cell office:value-type="float" office:value="571.5381" calcext:value-type="float">
            <text:p>571.538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9" calcext:value-type="float">
            <text:p>35.61949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1368" calcext:value-type="float">
            <text:p>-558.1368</text:p>
          </table:table-cell>
          <table:table-cell office:value-type="float" office:value="0" calcext:value-type="float">
            <text:p>0</text:p>
          </table:table-cell>
          <table:table-cell office:value-type="float" office:value="11.01097" calcext:value-type="float">
            <text:p>11.0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109.1039" calcext:value-type="float">
            <text:p>109.1039</text:p>
          </table:table-cell>
          <table:table-cell office:value-type="float" office:value="13059.8" calcext:value-type="float">
            <text:p>13059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2772" calcext:value-type="float">
            <text:p>-549.2772</text:p>
          </table:table-cell>
          <table:table-cell office:value-type="float" office:value="1597.145" calcext:value-type="float">
            <text:p>1597.145</text:p>
          </table:table-cell>
          <table:table-cell office:value-type="float" office:value="0" calcext:value-type="float">
            <text:p>0</text:p>
          </table:table-cell>
          <table:table-cell office:value-type="float" office:value="62.73066" calcext:value-type="float">
            <text:p>62.73066</text:p>
          </table:table-cell>
          <table:table-cell office:value-type="float" office:value="0.1129754" calcext:value-type="float">
            <text:p>0.1129754</text:p>
          </table:table-cell>
          <table:table-cell office:value-type="float" office:value="-0.00341458" calcext:value-type="float">
            <text:p>-0.0034145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5081" calcext:value-type="float">
            <text:p>1.545081</text:p>
          </table:table-cell>
          <table:table-cell office:value-type="float" office:value="370" calcext:value-type="float">
            <text:p>370</text:p>
          </table:table-cell>
          <table:table-cell office:value-type="float" office:value="-563.4062" calcext:value-type="float">
            <text:p>-563.4062</text:p>
          </table:table-cell>
          <table:table-cell office:value-type="float" office:value="0" calcext:value-type="float">
            <text:p>0</text:p>
          </table:table-cell>
          <table:table-cell office:value-type="float" office:value="339.7322" calcext:value-type="float">
            <text:p>339.7322</text:p>
          </table:table-cell>
          <table:table-cell office:value-type="float" office:value="1132.414" calcext:value-type="float">
            <text:p>1132.414</text:p>
          </table:table-cell>
          <table:table-cell office:value-type="float" office:value="1374.772" calcext:value-type="float">
            <text:p>1374.772</text:p>
          </table:table-cell>
          <table:table-cell office:value-type="float" office:value="1227.555" calcext:value-type="float">
            <text:p>1227.555</text:p>
          </table:table-cell>
          <table:table-cell office:value-type="float" office:value="720.6193" calcext:value-type="float">
            <text:p>720.6193</text:p>
          </table:table-cell>
          <table:table-cell office:value-type="float" office:value="1096.255" calcext:value-type="float">
            <text:p>1096.255</text:p>
          </table:table-cell>
          <table:table-cell office:value-type="float" office:value="406.081" calcext:value-type="float">
            <text:p>406.081</text:p>
          </table:table-cell>
          <table:table-cell office:value-type="float" office:value="1823.338" calcext:value-type="float">
            <text:p>1823.338</text:p>
          </table:table-cell>
          <table:table-cell office:value-type="float" office:value="2063.175" calcext:value-type="float">
            <text:p>2063.175</text:p>
          </table:table-cell>
          <table:table-cell office:value-type="float" office:value="1653.762" calcext:value-type="float">
            <text:p>1653.762</text:p>
          </table:table-cell>
          <table:table-cell office:value-type="float" office:value="581.371" calcext:value-type="float">
            <text:p>581.371</text:p>
          </table:table-cell>
          <table:table-cell office:value-type="float" office:value="571.5334" calcext:value-type="float">
            <text:p>571.5334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49" calcext:value-type="float">
            <text:p>35.61949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1943" calcext:value-type="float">
            <text:p>-558.1943</text:p>
          </table:table-cell>
          <table:table-cell office:value-type="float" office:value="0" calcext:value-type="float">
            <text:p>0</text:p>
          </table:table-cell>
          <table:table-cell office:value-type="float" office:value="10.94371" calcext:value-type="float">
            <text:p>10.94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109.0793" calcext:value-type="float">
            <text:p>109.0793</text:p>
          </table:table-cell>
          <table:table-cell office:value-type="float" office:value="13059.77" calcext:value-type="float">
            <text:p>13059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3944" calcext:value-type="float">
            <text:p>-549.3944</text:p>
          </table:table-cell>
          <table:table-cell office:value-type="float" office:value="1597.323" calcext:value-type="float">
            <text:p>1597.323</text:p>
          </table:table-cell>
          <table:table-cell office:value-type="float" office:value="0" calcext:value-type="float">
            <text:p>0</text:p>
          </table:table-cell>
          <table:table-cell office:value-type="float" office:value="62.70862" calcext:value-type="float">
            <text:p>62.70862</text:p>
          </table:table-cell>
          <table:table-cell office:value-type="float" office:value="0.1129061" calcext:value-type="float">
            <text:p>0.1129061</text:p>
          </table:table-cell>
          <table:table-cell office:value-type="float" office:value="-0.003306832" calcext:value-type="float">
            <text:p>-0.003306832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3947" calcext:value-type="float">
            <text:p>1.543947</text:p>
          </table:table-cell>
          <table:table-cell office:value-type="float" office:value="370" calcext:value-type="float">
            <text:p>370</text:p>
          </table:table-cell>
          <table:table-cell office:value-type="float" office:value="-563.5222" calcext:value-type="float">
            <text:p>-563.5222</text:p>
          </table:table-cell>
          <table:table-cell office:value-type="float" office:value="0" calcext:value-type="float">
            <text:p>0</text:p>
          </table:table-cell>
          <table:table-cell office:value-type="float" office:value="339.7313" calcext:value-type="float">
            <text:p>339.7313</text:p>
          </table:table-cell>
          <table:table-cell office:value-type="float" office:value="1132.411" calcext:value-type="float">
            <text:p>1132.411</text:p>
          </table:table-cell>
          <table:table-cell office:value-type="float" office:value="1374.768" calcext:value-type="float">
            <text:p>1374.768</text:p>
          </table:table-cell>
          <table:table-cell office:value-type="float" office:value="1227.553" calcext:value-type="float">
            <text:p>1227.553</text:p>
          </table:table-cell>
          <table:table-cell office:value-type="float" office:value="720.6164" calcext:value-type="float">
            <text:p>720.6164</text:p>
          </table:table-cell>
          <table:table-cell office:value-type="float" office:value="1096.251" calcext:value-type="float">
            <text:p>1096.251</text:p>
          </table:table-cell>
          <table:table-cell office:value-type="float" office:value="406.0794" calcext:value-type="float">
            <text:p>406.0794</text:p>
          </table:table-cell>
          <table:table-cell office:value-type="float" office:value="1823.333" calcext:value-type="float">
            <text:p>1823.333</text:p>
          </table:table-cell>
          <table:table-cell office:value-type="float" office:value="2063.159" calcext:value-type="float">
            <text:p>2063.159</text:p>
          </table:table-cell>
          <table:table-cell office:value-type="float" office:value="1653.746" calcext:value-type="float">
            <text:p>1653.746</text:p>
          </table:table-cell>
          <table:table-cell office:value-type="float" office:value="581.3691" calcext:value-type="float">
            <text:p>581.3691</text:p>
          </table:table-cell>
          <table:table-cell office:value-type="float" office:value="571.5287" calcext:value-type="float">
            <text:p>571.5287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2447" calcext:value-type="float">
            <text:p>-558.2447</text:p>
          </table:table-cell>
          <table:table-cell office:value-type="float" office:value="0" calcext:value-type="float">
            <text:p>0</text:p>
          </table:table-cell>
          <table:table-cell office:value-type="float" office:value="10.88002" calcext:value-type="float">
            <text:p>10.88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109.0527" calcext:value-type="float">
            <text:p>109.0527</text:p>
          </table:table-cell>
          <table:table-cell office:value-type="float" office:value="13059.74" calcext:value-type="float">
            <text:p>1305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504" calcext:value-type="float">
            <text:p>-549.504</text:p>
          </table:table-cell>
          <table:table-cell office:value-type="float" office:value="1597.678" calcext:value-type="float">
            <text:p>1597.678</text:p>
          </table:table-cell>
          <table:table-cell office:value-type="float" office:value="0" calcext:value-type="float">
            <text:p>0</text:p>
          </table:table-cell>
          <table:table-cell office:value-type="float" office:value="62.68591" calcext:value-type="float">
            <text:p>62.68591</text:p>
          </table:table-cell>
          <table:table-cell office:value-type="float" office:value="0.1128036" calcext:value-type="float">
            <text:p>0.1128036</text:p>
          </table:table-cell>
          <table:table-cell office:value-type="float" office:value="-0.003192744" calcext:value-type="float">
            <text:p>-0.00319274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2917" calcext:value-type="float">
            <text:p>1.542917</text:p>
          </table:table-cell>
          <table:table-cell office:value-type="float" office:value="370" calcext:value-type="float">
            <text:p>370</text:p>
          </table:table-cell>
          <table:table-cell office:value-type="float" office:value="-563.6307" calcext:value-type="float">
            <text:p>-563.6307</text:p>
          </table:table-cell>
          <table:table-cell office:value-type="float" office:value="0" calcext:value-type="float">
            <text:p>0</text:p>
          </table:table-cell>
          <table:table-cell office:value-type="float" office:value="339.729" calcext:value-type="float">
            <text:p>339.729</text:p>
          </table:table-cell>
          <table:table-cell office:value-type="float" office:value="1132.406" calcext:value-type="float">
            <text:p>1132.406</text:p>
          </table:table-cell>
          <table:table-cell office:value-type="float" office:value="1374.763" calcext:value-type="float">
            <text:p>1374.763</text:p>
          </table:table-cell>
          <table:table-cell office:value-type="float" office:value="1227.551" calcext:value-type="float">
            <text:p>1227.551</text:p>
          </table:table-cell>
          <table:table-cell office:value-type="float" office:value="720.6142" calcext:value-type="float">
            <text:p>720.6142</text:p>
          </table:table-cell>
          <table:table-cell office:value-type="float" office:value="1096.246" calcext:value-type="float">
            <text:p>1096.246</text:p>
          </table:table-cell>
          <table:table-cell office:value-type="float" office:value="406.0779" calcext:value-type="float">
            <text:p>406.0779</text:p>
          </table:table-cell>
          <table:table-cell office:value-type="float" office:value="1823.329" calcext:value-type="float">
            <text:p>1823.329</text:p>
          </table:table-cell>
          <table:table-cell office:value-type="float" office:value="2063.149" calcext:value-type="float">
            <text:p>2063.149</text:p>
          </table:table-cell>
          <table:table-cell office:value-type="float" office:value="1653.731" calcext:value-type="float">
            <text:p>1653.731</text:p>
          </table:table-cell>
          <table:table-cell office:value-type="float" office:value="581.3672" calcext:value-type="float">
            <text:p>581.3672</text:p>
          </table:table-cell>
          <table:table-cell office:value-type="float" office:value="571.5243" calcext:value-type="float">
            <text:p>571.5243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296" calcext:value-type="float">
            <text:p>-558.296</text:p>
          </table:table-cell>
          <table:table-cell office:value-type="float" office:value="0" calcext:value-type="float">
            <text:p>0</text:p>
          </table:table-cell>
          <table:table-cell office:value-type="float" office:value="10.8258" calcext:value-type="float">
            <text:p>10.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109.0245" calcext:value-type="float">
            <text:p>109.0245</text:p>
          </table:table-cell>
          <table:table-cell office:value-type="float" office:value="13059.71" calcext:value-type="float">
            <text:p>1305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6149" calcext:value-type="float">
            <text:p>-549.6149</text:p>
          </table:table-cell>
          <table:table-cell office:value-type="float" office:value="1597.93" calcext:value-type="float">
            <text:p>1597.93</text:p>
          </table:table-cell>
          <table:table-cell office:value-type="float" office:value="0" calcext:value-type="float">
            <text:p>0</text:p>
          </table:table-cell>
          <table:table-cell office:value-type="float" office:value="62.66327" calcext:value-type="float">
            <text:p>62.66327</text:p>
          </table:table-cell>
          <table:table-cell office:value-type="float" office:value="0.1126413" calcext:value-type="float">
            <text:p>0.1126413</text:p>
          </table:table-cell>
          <table:table-cell office:value-type="float" office:value="-0.003066353" calcext:value-type="float">
            <text:p>-0.00306635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1994" calcext:value-type="float">
            <text:p>1.541994</text:p>
          </table:table-cell>
          <table:table-cell office:value-type="float" office:value="370" calcext:value-type="float">
            <text:p>370</text:p>
          </table:table-cell>
          <table:table-cell office:value-type="float" office:value="-563.7405" calcext:value-type="float">
            <text:p>-563.7405</text:p>
          </table:table-cell>
          <table:table-cell office:value-type="float" office:value="0" calcext:value-type="float">
            <text:p>0</text:p>
          </table:table-cell>
          <table:table-cell office:value-type="float" office:value="339.7248" calcext:value-type="float">
            <text:p>339.7248</text:p>
          </table:table-cell>
          <table:table-cell office:value-type="float" office:value="1132.402" calcext:value-type="float">
            <text:p>1132.402</text:p>
          </table:table-cell>
          <table:table-cell office:value-type="float" office:value="1374.758" calcext:value-type="float">
            <text:p>1374.758</text:p>
          </table:table-cell>
          <table:table-cell office:value-type="float" office:value="1227.548" calcext:value-type="float">
            <text:p>1227.548</text:p>
          </table:table-cell>
          <table:table-cell office:value-type="float" office:value="720.6122" calcext:value-type="float">
            <text:p>720.6122</text:p>
          </table:table-cell>
          <table:table-cell office:value-type="float" office:value="1096.243" calcext:value-type="float">
            <text:p>1096.243</text:p>
          </table:table-cell>
          <table:table-cell office:value-type="float" office:value="406.0765" calcext:value-type="float">
            <text:p>406.0765</text:p>
          </table:table-cell>
          <table:table-cell office:value-type="float" office:value="1823.324" calcext:value-type="float">
            <text:p>1823.324</text:p>
          </table:table-cell>
          <table:table-cell office:value-type="float" office:value="2063.145" calcext:value-type="float">
            <text:p>2063.145</text:p>
          </table:table-cell>
          <table:table-cell office:value-type="float" office:value="1653.716" calcext:value-type="float">
            <text:p>1653.716</text:p>
          </table:table-cell>
          <table:table-cell office:value-type="float" office:value="581.3653" calcext:value-type="float">
            <text:p>581.3653</text:p>
          </table:table-cell>
          <table:table-cell office:value-type="float" office:value="571.5198" calcext:value-type="float">
            <text:p>571.5198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3458" calcext:value-type="float">
            <text:p>-558.3458</text:p>
          </table:table-cell>
          <table:table-cell office:value-type="float" office:value="0" calcext:value-type="float">
            <text:p>0</text:p>
          </table:table-cell>
          <table:table-cell office:value-type="float" office:value="10.77104" calcext:value-type="float">
            <text:p>10.77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108.991" calcext:value-type="float">
            <text:p>108.991</text:p>
          </table:table-cell>
          <table:table-cell office:value-type="float" office:value="13059.69" calcext:value-type="float">
            <text:p>1305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7296" calcext:value-type="float">
            <text:p>-549.7296</text:p>
          </table:table-cell>
          <table:table-cell office:value-type="float" office:value="1598.145" calcext:value-type="float">
            <text:p>1598.145</text:p>
          </table:table-cell>
          <table:table-cell office:value-type="float" office:value="0" calcext:value-type="float">
            <text:p>0</text:p>
          </table:table-cell>
          <table:table-cell office:value-type="float" office:value="62.63908" calcext:value-type="float">
            <text:p>62.63908</text:p>
          </table:table-cell>
          <table:table-cell office:value-type="float" office:value="0.1123538" calcext:value-type="float">
            <text:p>0.1123538</text:p>
          </table:table-cell>
          <table:table-cell office:value-type="float" office:value="-0.002916334" calcext:value-type="float">
            <text:p>-0.002916334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1246" calcext:value-type="float">
            <text:p>1.541246</text:p>
          </table:table-cell>
          <table:table-cell office:value-type="float" office:value="370" calcext:value-type="float">
            <text:p>370</text:p>
          </table:table-cell>
          <table:table-cell office:value-type="float" office:value="-563.8543" calcext:value-type="float">
            <text:p>-563.8543</text:p>
          </table:table-cell>
          <table:table-cell office:value-type="float" office:value="0" calcext:value-type="float">
            <text:p>0</text:p>
          </table:table-cell>
          <table:table-cell office:value-type="float" office:value="339.7184" calcext:value-type="float">
            <text:p>339.7184</text:p>
          </table:table-cell>
          <table:table-cell office:value-type="float" office:value="1132.395" calcext:value-type="float">
            <text:p>1132.395</text:p>
          </table:table-cell>
          <table:table-cell office:value-type="float" office:value="1374.751" calcext:value-type="float">
            <text:p>1374.751</text:p>
          </table:table-cell>
          <table:table-cell office:value-type="float" office:value="1227.545" calcext:value-type="float">
            <text:p>1227.545</text:p>
          </table:table-cell>
          <table:table-cell office:value-type="float" office:value="720.6103" calcext:value-type="float">
            <text:p>720.6103</text:p>
          </table:table-cell>
          <table:table-cell office:value-type="float" office:value="1096.239" calcext:value-type="float">
            <text:p>1096.239</text:p>
          </table:table-cell>
          <table:table-cell office:value-type="float" office:value="406.0752" calcext:value-type="float">
            <text:p>406.0752</text:p>
          </table:table-cell>
          <table:table-cell office:value-type="float" office:value="1823.32" calcext:value-type="float">
            <text:p>1823.32</text:p>
          </table:table-cell>
          <table:table-cell office:value-type="float" office:value="2063.142" calcext:value-type="float">
            <text:p>2063.142</text:p>
          </table:table-cell>
          <table:table-cell office:value-type="float" office:value="1653.701" calcext:value-type="float">
            <text:p>1653.701</text:p>
          </table:table-cell>
          <table:table-cell office:value-type="float" office:value="581.3635" calcext:value-type="float">
            <text:p>581.3635</text:p>
          </table:table-cell>
          <table:table-cell office:value-type="float" office:value="571.5155" calcext:value-type="float">
            <text:p>571.515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4043" calcext:value-type="float">
            <text:p>-558.4043</text:p>
          </table:table-cell>
          <table:table-cell office:value-type="float" office:value="0" calcext:value-type="float">
            <text:p>0</text:p>
          </table:table-cell>
          <table:table-cell office:value-type="float" office:value="10.71871" calcext:value-type="float">
            <text:p>10.7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108.9574" calcext:value-type="float">
            <text:p>108.9574</text:p>
          </table:table-cell>
          <table:table-cell office:value-type="float" office:value="13059.66" calcext:value-type="float">
            <text:p>1305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8531" calcext:value-type="float">
            <text:p>-549.8531</text:p>
          </table:table-cell>
          <table:table-cell office:value-type="float" office:value="1598.365" calcext:value-type="float">
            <text:p>1598.365</text:p>
          </table:table-cell>
          <table:table-cell office:value-type="float" office:value="0" calcext:value-type="float">
            <text:p>0</text:p>
          </table:table-cell>
          <table:table-cell office:value-type="float" office:value="62.61206" calcext:value-type="float">
            <text:p>62.61206</text:p>
          </table:table-cell>
          <table:table-cell office:value-type="float" office:value="0.1120986" calcext:value-type="float">
            <text:p>0.1120986</text:p>
          </table:table-cell>
          <table:table-cell office:value-type="float" office:value="-0.002769243" calcext:value-type="float">
            <text:p>-0.00276924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0696" calcext:value-type="float">
            <text:p>1.540696</text:p>
          </table:table-cell>
          <table:table-cell office:value-type="float" office:value="370" calcext:value-type="float">
            <text:p>370</text:p>
          </table:table-cell>
          <table:table-cell office:value-type="float" office:value="-563.9772" calcext:value-type="float">
            <text:p>-563.9772</text:p>
          </table:table-cell>
          <table:table-cell office:value-type="float" office:value="0" calcext:value-type="float">
            <text:p>0</text:p>
          </table:table-cell>
          <table:table-cell office:value-type="float" office:value="339.7131" calcext:value-type="float">
            <text:p>339.7131</text:p>
          </table:table-cell>
          <table:table-cell office:value-type="float" office:value="1132.387" calcext:value-type="float">
            <text:p>1132.387</text:p>
          </table:table-cell>
          <table:table-cell office:value-type="float" office:value="1374.742" calcext:value-type="float">
            <text:p>1374.742</text:p>
          </table:table-cell>
          <table:table-cell office:value-type="float" office:value="1227.542" calcext:value-type="float">
            <text:p>1227.542</text:p>
          </table:table-cell>
          <table:table-cell office:value-type="float" office:value="720.6083" calcext:value-type="float">
            <text:p>720.6083</text:p>
          </table:table-cell>
          <table:table-cell office:value-type="float" office:value="1096.235" calcext:value-type="float">
            <text:p>1096.235</text:p>
          </table:table-cell>
          <table:table-cell office:value-type="float" office:value="406.0738" calcext:value-type="float">
            <text:p>406.0738</text:p>
          </table:table-cell>
          <table:table-cell office:value-type="float" office:value="1823.316" calcext:value-type="float">
            <text:p>1823.316</text:p>
          </table:table-cell>
          <table:table-cell office:value-type="float" office:value="2063.138" calcext:value-type="float">
            <text:p>2063.138</text:p>
          </table:table-cell>
          <table:table-cell office:value-type="float" office:value="1653.685" calcext:value-type="float">
            <text:p>1653.685</text:p>
          </table:table-cell>
          <table:table-cell office:value-type="float" office:value="581.3616" calcext:value-type="float">
            <text:p>581.3616</text:p>
          </table:table-cell>
          <table:table-cell office:value-type="float" office:value="571.5114" calcext:value-type="float">
            <text:p>571.5114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4651" calcext:value-type="float">
            <text:p>-558.4651</text:p>
          </table:table-cell>
          <table:table-cell office:value-type="float" office:value="0" calcext:value-type="float">
            <text:p>0</text:p>
          </table:table-cell>
          <table:table-cell office:value-type="float" office:value="10.65945" calcext:value-type="float">
            <text:p>10.65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108.9201" calcext:value-type="float">
            <text:p>108.9201</text:p>
          </table:table-cell>
          <table:table-cell office:value-type="float" office:value="13059.63" calcext:value-type="float">
            <text:p>1305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9.9811" calcext:value-type="float">
            <text:p>-549.9811</text:p>
          </table:table-cell>
          <table:table-cell office:value-type="float" office:value="1598.772" calcext:value-type="float">
            <text:p>1598.772</text:p>
          </table:table-cell>
          <table:table-cell office:value-type="float" office:value="0" calcext:value-type="float">
            <text:p>0</text:p>
          </table:table-cell>
          <table:table-cell office:value-type="float" office:value="62.58718" calcext:value-type="float">
            <text:p>62.58718</text:p>
          </table:table-cell>
          <table:table-cell office:value-type="float" office:value="0.1118351" calcext:value-type="float">
            <text:p>0.1118351</text:p>
          </table:table-cell>
          <table:table-cell office:value-type="float" office:value="-0.002625431" calcext:value-type="float">
            <text:p>-0.002625431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403" calcext:value-type="float">
            <text:p>1.5403</text:p>
          </table:table-cell>
          <table:table-cell office:value-type="float" office:value="370" calcext:value-type="float">
            <text:p>370</text:p>
          </table:table-cell>
          <table:table-cell office:value-type="float" office:value="-564.1046" calcext:value-type="float">
            <text:p>-564.1046</text:p>
          </table:table-cell>
          <table:table-cell office:value-type="float" office:value="0" calcext:value-type="float">
            <text:p>0</text:p>
          </table:table-cell>
          <table:table-cell office:value-type="float" office:value="339.7046" calcext:value-type="float">
            <text:p>339.7046</text:p>
          </table:table-cell>
          <table:table-cell office:value-type="float" office:value="1132.378" calcext:value-type="float">
            <text:p>1132.378</text:p>
          </table:table-cell>
          <table:table-cell office:value-type="float" office:value="1374.734" calcext:value-type="float">
            <text:p>1374.734</text:p>
          </table:table-cell>
          <table:table-cell office:value-type="float" office:value="1227.538" calcext:value-type="float">
            <text:p>1227.538</text:p>
          </table:table-cell>
          <table:table-cell office:value-type="float" office:value="720.6054" calcext:value-type="float">
            <text:p>720.6054</text:p>
          </table:table-cell>
          <table:table-cell office:value-type="float" office:value="1096.23" calcext:value-type="float">
            <text:p>1096.23</text:p>
          </table:table-cell>
          <table:table-cell office:value-type="float" office:value="406.0724" calcext:value-type="float">
            <text:p>406.0724</text:p>
          </table:table-cell>
          <table:table-cell office:value-type="float" office:value="1823.312" calcext:value-type="float">
            <text:p>1823.312</text:p>
          </table:table-cell>
          <table:table-cell office:value-type="float" office:value="2063.135" calcext:value-type="float">
            <text:p>2063.135</text:p>
          </table:table-cell>
          <table:table-cell office:value-type="float" office:value="1653.675" calcext:value-type="float">
            <text:p>1653.675</text:p>
          </table:table-cell>
          <table:table-cell office:value-type="float" office:value="581.3599" calcext:value-type="float">
            <text:p>581.3599</text:p>
          </table:table-cell>
          <table:table-cell office:value-type="float" office:value="571.5073" calcext:value-type="float">
            <text:p>571.5073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5288" calcext:value-type="float">
            <text:p>-558.5288</text:p>
          </table:table-cell>
          <table:table-cell office:value-type="float" office:value="0" calcext:value-type="float">
            <text:p>0</text:p>
          </table:table-cell>
          <table:table-cell office:value-type="float" office:value="10.60057" calcext:value-type="float">
            <text:p>10.60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108.8906" calcext:value-type="float">
            <text:p>108.8906</text:p>
          </table:table-cell>
          <table:table-cell office:value-type="float" office:value="13059.61" calcext:value-type="float">
            <text:p>13059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1033" calcext:value-type="float">
            <text:p>-550.1033</text:p>
          </table:table-cell>
          <table:table-cell office:value-type="float" office:value="1599.068" calcext:value-type="float">
            <text:p>1599.068</text:p>
          </table:table-cell>
          <table:table-cell office:value-type="float" office:value="0" calcext:value-type="float">
            <text:p>0</text:p>
          </table:table-cell>
          <table:table-cell office:value-type="float" office:value="62.55815" calcext:value-type="float">
            <text:p>62.55815</text:p>
          </table:table-cell>
          <table:table-cell office:value-type="float" office:value="0.1117071" calcext:value-type="float">
            <text:p>0.1117071</text:p>
          </table:table-cell>
          <table:table-cell office:value-type="float" office:value="-0.002489137" calcext:value-type="float">
            <text:p>-0.00248913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945" calcext:value-type="float">
            <text:p>1.539945</text:p>
          </table:table-cell>
          <table:table-cell office:value-type="float" office:value="370" calcext:value-type="float">
            <text:p>370</text:p>
          </table:table-cell>
          <table:table-cell office:value-type="float" office:value="-564.2263" calcext:value-type="float">
            <text:p>-564.2263</text:p>
          </table:table-cell>
          <table:table-cell office:value-type="float" office:value="0" calcext:value-type="float">
            <text:p>0</text:p>
          </table:table-cell>
          <table:table-cell office:value-type="float" office:value="339.7039" calcext:value-type="float">
            <text:p>339.7039</text:p>
          </table:table-cell>
          <table:table-cell office:value-type="float" office:value="1132.37" calcext:value-type="float">
            <text:p>1132.37</text:p>
          </table:table-cell>
          <table:table-cell office:value-type="float" office:value="1374.725" calcext:value-type="float">
            <text:p>1374.725</text:p>
          </table:table-cell>
          <table:table-cell office:value-type="float" office:value="1227.534" calcext:value-type="float">
            <text:p>1227.534</text:p>
          </table:table-cell>
          <table:table-cell office:value-type="float" office:value="720.6024" calcext:value-type="float">
            <text:p>720.6024</text:p>
          </table:table-cell>
          <table:table-cell office:value-type="float" office:value="1096.226" calcext:value-type="float">
            <text:p>1096.226</text:p>
          </table:table-cell>
          <table:table-cell office:value-type="float" office:value="406.071" calcext:value-type="float">
            <text:p>406.071</text:p>
          </table:table-cell>
          <table:table-cell office:value-type="float" office:value="1823.308" calcext:value-type="float">
            <text:p>1823.308</text:p>
          </table:table-cell>
          <table:table-cell office:value-type="float" office:value="2063.131" calcext:value-type="float">
            <text:p>2063.131</text:p>
          </table:table-cell>
          <table:table-cell office:value-type="float" office:value="1653.671" calcext:value-type="float">
            <text:p>1653.671</text:p>
          </table:table-cell>
          <table:table-cell office:value-type="float" office:value="581.3581" calcext:value-type="float">
            <text:p>581.3581</text:p>
          </table:table-cell>
          <table:table-cell office:value-type="float" office:value="571.5034" calcext:value-type="float">
            <text:p>571.5034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5855" calcext:value-type="float">
            <text:p>-558.5855</text:p>
          </table:table-cell>
          <table:table-cell office:value-type="float" office:value="0" calcext:value-type="float">
            <text:p>0</text:p>
          </table:table-cell>
          <table:table-cell office:value-type="float" office:value="10.53924" calcext:value-type="float">
            <text:p>10.53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108.8515" calcext:value-type="float">
            <text:p>108.8515</text:p>
          </table:table-cell>
          <table:table-cell office:value-type="float" office:value="13059.6" calcext:value-type="float">
            <text:p>1305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2293" calcext:value-type="float">
            <text:p>-550.2293</text:p>
          </table:table-cell>
          <table:table-cell office:value-type="float" office:value="1599.438" calcext:value-type="float">
            <text:p>1599.438</text:p>
          </table:table-cell>
          <table:table-cell office:value-type="float" office:value="0" calcext:value-type="float">
            <text:p>0</text:p>
          </table:table-cell>
          <table:table-cell office:value-type="float" office:value="62.53487" calcext:value-type="float">
            <text:p>62.53487</text:p>
          </table:table-cell>
          <table:table-cell office:value-type="float" office:value="0.1114494" calcext:value-type="float">
            <text:p>0.1114494</text:p>
          </table:table-cell>
          <table:table-cell office:value-type="float" office:value="-0.002346388" calcext:value-type="float">
            <text:p>-0.002346388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659" calcext:value-type="float">
            <text:p>1.539659</text:p>
          </table:table-cell>
          <table:table-cell office:value-type="float" office:value="370" calcext:value-type="float">
            <text:p>370</text:p>
          </table:table-cell>
          <table:table-cell office:value-type="float" office:value="-564.3519" calcext:value-type="float">
            <text:p>-564.3519</text:p>
          </table:table-cell>
          <table:table-cell office:value-type="float" office:value="0" calcext:value-type="float">
            <text:p>0</text:p>
          </table:table-cell>
          <table:table-cell office:value-type="float" office:value="339.6937" calcext:value-type="float">
            <text:p>339.6937</text:p>
          </table:table-cell>
          <table:table-cell office:value-type="float" office:value="1132.362" calcext:value-type="float">
            <text:p>1132.362</text:p>
          </table:table-cell>
          <table:table-cell office:value-type="float" office:value="1374.716" calcext:value-type="float">
            <text:p>1374.716</text:p>
          </table:table-cell>
          <table:table-cell office:value-type="float" office:value="1227.529" calcext:value-type="float">
            <text:p>1227.529</text:p>
          </table:table-cell>
          <table:table-cell office:value-type="float" office:value="720.5993" calcext:value-type="float">
            <text:p>720.5993</text:p>
          </table:table-cell>
          <table:table-cell office:value-type="float" office:value="1096.222" calcext:value-type="float">
            <text:p>1096.222</text:p>
          </table:table-cell>
          <table:table-cell office:value-type="float" office:value="406.0695" calcext:value-type="float">
            <text:p>406.0695</text:p>
          </table:table-cell>
          <table:table-cell office:value-type="float" office:value="1823.303" calcext:value-type="float">
            <text:p>1823.303</text:p>
          </table:table-cell>
          <table:table-cell office:value-type="float" office:value="2063.128" calcext:value-type="float">
            <text:p>2063.128</text:p>
          </table:table-cell>
          <table:table-cell office:value-type="float" office:value="1653.668" calcext:value-type="float">
            <text:p>1653.668</text:p>
          </table:table-cell>
          <table:table-cell office:value-type="float" office:value="581.3564" calcext:value-type="float">
            <text:p>581.3564</text:p>
          </table:table-cell>
          <table:table-cell office:value-type="float" office:value="571.4995" calcext:value-type="float">
            <text:p>571.4995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" calcext:value-type="float">
            <text:p>35.6195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6509" calcext:value-type="float">
            <text:p>-558.6509</text:p>
          </table:table-cell>
          <table:table-cell office:value-type="float" office:value="0" calcext:value-type="float">
            <text:p>0</text:p>
          </table:table-cell>
          <table:table-cell office:value-type="float" office:value="10.48317" calcext:value-type="float">
            <text:p>10.48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108.8207" calcext:value-type="float">
            <text:p>108.8207</text:p>
          </table:table-cell>
          <table:table-cell office:value-type="float" office:value="13059.58" calcext:value-type="float">
            <text:p>1305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3562" calcext:value-type="float">
            <text:p>-550.3562</text:p>
          </table:table-cell>
          <table:table-cell office:value-type="float" office:value="1599.717" calcext:value-type="float">
            <text:p>1599.717</text:p>
          </table:table-cell>
          <table:table-cell office:value-type="float" office:value="0" calcext:value-type="float">
            <text:p>0</text:p>
          </table:table-cell>
          <table:table-cell office:value-type="float" office:value="62.50653" calcext:value-type="float">
            <text:p>62.50653</text:p>
          </table:table-cell>
          <table:table-cell office:value-type="float" office:value="0.1112975" calcext:value-type="float">
            <text:p>0.1112975</text:p>
          </table:table-cell>
          <table:table-cell office:value-type="float" office:value="-0.002204867" calcext:value-type="float">
            <text:p>-0.002204867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" calcext:value-type="float">
            <text:p>0.116612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465" calcext:value-type="float">
            <text:p>1.539465</text:p>
          </table:table-cell>
          <table:table-cell office:value-type="float" office:value="370" calcext:value-type="float">
            <text:p>370</text:p>
          </table:table-cell>
          <table:table-cell office:value-type="float" office:value="-564.4785" calcext:value-type="float">
            <text:p>-564.4785</text:p>
          </table:table-cell>
          <table:table-cell office:value-type="float" office:value="0" calcext:value-type="float">
            <text:p>0</text:p>
          </table:table-cell>
          <table:table-cell office:value-type="float" office:value="339.6909" calcext:value-type="float">
            <text:p>339.6909</text:p>
          </table:table-cell>
          <table:table-cell office:value-type="float" office:value="1132.354" calcext:value-type="float">
            <text:p>1132.354</text:p>
          </table:table-cell>
          <table:table-cell office:value-type="float" office:value="1374.708" calcext:value-type="float">
            <text:p>1374.708</text:p>
          </table:table-cell>
          <table:table-cell office:value-type="float" office:value="1227.524" calcext:value-type="float">
            <text:p>1227.524</text:p>
          </table:table-cell>
          <table:table-cell office:value-type="float" office:value="720.5963" calcext:value-type="float">
            <text:p>720.5963</text:p>
          </table:table-cell>
          <table:table-cell office:value-type="float" office:value="1096.218" calcext:value-type="float">
            <text:p>1096.218</text:p>
          </table:table-cell>
          <table:table-cell office:value-type="float" office:value="406.0681" calcext:value-type="float">
            <text:p>406.0681</text:p>
          </table:table-cell>
          <table:table-cell office:value-type="float" office:value="1823.299" calcext:value-type="float">
            <text:p>1823.299</text:p>
          </table:table-cell>
          <table:table-cell office:value-type="float" office:value="2063.124" calcext:value-type="float">
            <text:p>2063.124</text:p>
          </table:table-cell>
          <table:table-cell office:value-type="float" office:value="1653.665" calcext:value-type="float">
            <text:p>1653.665</text:p>
          </table:table-cell>
          <table:table-cell office:value-type="float" office:value="581.3547" calcext:value-type="float">
            <text:p>581.3547</text:p>
          </table:table-cell>
          <table:table-cell office:value-type="float" office:value="571.4957" calcext:value-type="float">
            <text:p>571.4957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709" calcext:value-type="float">
            <text:p>-558.709</text:p>
          </table:table-cell>
          <table:table-cell office:value-type="float" office:value="0" calcext:value-type="float">
            <text:p>0</text:p>
          </table:table-cell>
          <table:table-cell office:value-type="float" office:value="10.41853" calcext:value-type="float">
            <text:p>10.4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108.783" calcext:value-type="float">
            <text:p>108.783</text:p>
          </table:table-cell>
          <table:table-cell office:value-type="float" office:value="13059.56" calcext:value-type="float">
            <text:p>1305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4899" calcext:value-type="float">
            <text:p>-550.4899</text:p>
          </table:table-cell>
          <table:table-cell office:value-type="float" office:value="1600.137" calcext:value-type="float">
            <text:p>1600.137</text:p>
          </table:table-cell>
          <table:table-cell office:value-type="float" office:value="0" calcext:value-type="float">
            <text:p>0</text:p>
          </table:table-cell>
          <table:table-cell office:value-type="float" office:value="62.48196" calcext:value-type="float">
            <text:p>62.48196</text:p>
          </table:table-cell>
          <table:table-cell office:value-type="float" office:value="0.1110576" calcext:value-type="float">
            <text:p>0.1110576</text:p>
          </table:table-cell>
          <table:table-cell office:value-type="float" office:value="-0.002059523" calcext:value-type="float">
            <text:p>-0.002059523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24" calcext:value-type="float">
            <text:p>0.1166124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343" calcext:value-type="float">
            <text:p>1.539343</text:p>
          </table:table-cell>
          <table:table-cell office:value-type="float" office:value="370" calcext:value-type="float">
            <text:p>370</text:p>
          </table:table-cell>
          <table:table-cell office:value-type="float" office:value="-564.6119" calcext:value-type="float">
            <text:p>-564.6119</text:p>
          </table:table-cell>
          <table:table-cell office:value-type="float" office:value="0" calcext:value-type="float">
            <text:p>0</text:p>
          </table:table-cell>
          <table:table-cell office:value-type="float" office:value="339.6819" calcext:value-type="float">
            <text:p>339.6819</text:p>
          </table:table-cell>
          <table:table-cell office:value-type="float" office:value="1132.345" calcext:value-type="float">
            <text:p>1132.345</text:p>
          </table:table-cell>
          <table:table-cell office:value-type="float" office:value="1374.699" calcext:value-type="float">
            <text:p>1374.699</text:p>
          </table:table-cell>
          <table:table-cell office:value-type="float" office:value="1227.519" calcext:value-type="float">
            <text:p>1227.519</text:p>
          </table:table-cell>
          <table:table-cell office:value-type="float" office:value="720.5931" calcext:value-type="float">
            <text:p>720.5931</text:p>
          </table:table-cell>
          <table:table-cell office:value-type="float" office:value="1096.214" calcext:value-type="float">
            <text:p>1096.214</text:p>
          </table:table-cell>
          <table:table-cell office:value-type="float" office:value="406.0668" calcext:value-type="float">
            <text:p>406.0668</text:p>
          </table:table-cell>
          <table:table-cell office:value-type="float" office:value="1823.295" calcext:value-type="float">
            <text:p>1823.295</text:p>
          </table:table-cell>
          <table:table-cell office:value-type="float" office:value="2063.121" calcext:value-type="float">
            <text:p>2063.121</text:p>
          </table:table-cell>
          <table:table-cell office:value-type="float" office:value="1653.662" calcext:value-type="float">
            <text:p>1653.662</text:p>
          </table:table-cell>
          <table:table-cell office:value-type="float" office:value="581.3531" calcext:value-type="float">
            <text:p>581.3531</text:p>
          </table:table-cell>
          <table:table-cell office:value-type="float" office:value="571.4919" calcext:value-type="float">
            <text:p>571.4919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7775" calcext:value-type="float">
            <text:p>-558.7775</text:p>
          </table:table-cell>
          <table:table-cell office:value-type="float" office:value="0" calcext:value-type="float">
            <text:p>0</text:p>
          </table:table-cell>
          <table:table-cell office:value-type="float" office:value="10.35327" calcext:value-type="float">
            <text:p>10.35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108.7537" calcext:value-type="float">
            <text:p>108.7537</text:p>
          </table:table-cell>
          <table:table-cell office:value-type="float" office:value="13059.54" calcext:value-type="float">
            <text:p>13059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6183" calcext:value-type="float">
            <text:p>-550.6183</text:p>
          </table:table-cell>
          <table:table-cell office:value-type="float" office:value="1600.29" calcext:value-type="float">
            <text:p>1600.29</text:p>
          </table:table-cell>
          <table:table-cell office:value-type="float" office:value="0" calcext:value-type="float">
            <text:p>0</text:p>
          </table:table-cell>
          <table:table-cell office:value-type="float" office:value="62.45307" calcext:value-type="float">
            <text:p>62.45307</text:p>
          </table:table-cell>
          <table:table-cell office:value-type="float" office:value="0.1109355" calcext:value-type="float">
            <text:p>0.1109355</text:p>
          </table:table-cell>
          <table:table-cell office:value-type="float" office:value="-0.00191905" calcext:value-type="float">
            <text:p>-0.0019190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31" calcext:value-type="float">
            <text:p>0.1166131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253" calcext:value-type="float">
            <text:p>1.539253</text:p>
          </table:table-cell>
          <table:table-cell office:value-type="float" office:value="370" calcext:value-type="float">
            <text:p>370</text:p>
          </table:table-cell>
          <table:table-cell office:value-type="float" office:value="-564.74" calcext:value-type="float">
            <text:p>-564.74</text:p>
          </table:table-cell>
          <table:table-cell office:value-type="float" office:value="0" calcext:value-type="float">
            <text:p>0</text:p>
          </table:table-cell>
          <table:table-cell office:value-type="float" office:value="339.6805" calcext:value-type="float">
            <text:p>339.6805</text:p>
          </table:table-cell>
          <table:table-cell office:value-type="float" office:value="1132.337" calcext:value-type="float">
            <text:p>1132.337</text:p>
          </table:table-cell>
          <table:table-cell office:value-type="float" office:value="1374.69" calcext:value-type="float">
            <text:p>1374.69</text:p>
          </table:table-cell>
          <table:table-cell office:value-type="float" office:value="1227.514" calcext:value-type="float">
            <text:p>1227.514</text:p>
          </table:table-cell>
          <table:table-cell office:value-type="float" office:value="720.5899" calcext:value-type="float">
            <text:p>720.5899</text:p>
          </table:table-cell>
          <table:table-cell office:value-type="float" office:value="1096.21" calcext:value-type="float">
            <text:p>1096.21</text:p>
          </table:table-cell>
          <table:table-cell office:value-type="float" office:value="406.0654" calcext:value-type="float">
            <text:p>406.0654</text:p>
          </table:table-cell>
          <table:table-cell office:value-type="float" office:value="1823.291" calcext:value-type="float">
            <text:p>1823.291</text:p>
          </table:table-cell>
          <table:table-cell office:value-type="float" office:value="2063.118" calcext:value-type="float">
            <text:p>2063.118</text:p>
          </table:table-cell>
          <table:table-cell office:value-type="float" office:value="1653.659" calcext:value-type="float">
            <text:p>1653.659</text:p>
          </table:table-cell>
          <table:table-cell office:value-type="float" office:value="581.3514" calcext:value-type="float">
            <text:p>581.3514</text:p>
          </table:table-cell>
          <table:table-cell office:value-type="float" office:value="571.4883" calcext:value-type="float">
            <text:p>571.4883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8404" calcext:value-type="float">
            <text:p>-558.8404</text:p>
          </table:table-cell>
          <table:table-cell office:value-type="float" office:value="0" calcext:value-type="float">
            <text:p>0</text:p>
          </table:table-cell>
          <table:table-cell office:value-type="float" office:value="10.2843" calcext:value-type="float">
            <text:p>10.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108.7206" calcext:value-type="float">
            <text:p>108.7206</text:p>
          </table:table-cell>
          <table:table-cell office:value-type="float" office:value="13059.52" calcext:value-type="float">
            <text:p>13059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7433" calcext:value-type="float">
            <text:p>-550.7433</text:p>
          </table:table-cell>
          <table:table-cell office:value-type="float" office:value="1600.61" calcext:value-type="float">
            <text:p>1600.61</text:p>
          </table:table-cell>
          <table:table-cell office:value-type="float" office:value="0" calcext:value-type="float">
            <text:p>0</text:p>
          </table:table-cell>
          <table:table-cell office:value-type="float" office:value="62.42625" calcext:value-type="float">
            <text:p>62.42625</text:p>
          </table:table-cell>
          <table:table-cell office:value-type="float" office:value="0.110781" calcext:value-type="float">
            <text:p>0.110781</text:p>
          </table:table-cell>
          <table:table-cell office:value-type="float" office:value="-0.001778555" calcext:value-type="float">
            <text:p>-0.00177855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38" calcext:value-type="float">
            <text:p>0.1166138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204" calcext:value-type="float">
            <text:p>1.539204</text:p>
          </table:table-cell>
          <table:table-cell office:value-type="float" office:value="370" calcext:value-type="float">
            <text:p>370</text:p>
          </table:table-cell>
          <table:table-cell office:value-type="float" office:value="-564.8648" calcext:value-type="float">
            <text:p>-564.8648</text:p>
          </table:table-cell>
          <table:table-cell office:value-type="float" office:value="0" calcext:value-type="float">
            <text:p>0</text:p>
          </table:table-cell>
          <table:table-cell office:value-type="float" office:value="339.6746" calcext:value-type="float">
            <text:p>339.6746</text:p>
          </table:table-cell>
          <table:table-cell office:value-type="float" office:value="1132.329" calcext:value-type="float">
            <text:p>1132.329</text:p>
          </table:table-cell>
          <table:table-cell office:value-type="float" office:value="1374.681" calcext:value-type="float">
            <text:p>1374.681</text:p>
          </table:table-cell>
          <table:table-cell office:value-type="float" office:value="1227.509" calcext:value-type="float">
            <text:p>1227.509</text:p>
          </table:table-cell>
          <table:table-cell office:value-type="float" office:value="720.5867" calcext:value-type="float">
            <text:p>720.5867</text:p>
          </table:table-cell>
          <table:table-cell office:value-type="float" office:value="1096.206" calcext:value-type="float">
            <text:p>1096.206</text:p>
          </table:table-cell>
          <table:table-cell office:value-type="float" office:value="406.0641" calcext:value-type="float">
            <text:p>406.0641</text:p>
          </table:table-cell>
          <table:table-cell office:value-type="float" office:value="1823.287" calcext:value-type="float">
            <text:p>1823.287</text:p>
          </table:table-cell>
          <table:table-cell office:value-type="float" office:value="2063.114" calcext:value-type="float">
            <text:p>2063.114</text:p>
          </table:table-cell>
          <table:table-cell office:value-type="float" office:value="1653.656" calcext:value-type="float">
            <text:p>1653.656</text:p>
          </table:table-cell>
          <table:table-cell office:value-type="float" office:value="581.3499" calcext:value-type="float">
            <text:p>581.3499</text:p>
          </table:table-cell>
          <table:table-cell office:value-type="float" office:value="571.4846" calcext:value-type="float">
            <text:p>571.4846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9004" calcext:value-type="float">
            <text:p>-558.9004</text:p>
          </table:table-cell>
          <table:table-cell office:value-type="float" office:value="0" calcext:value-type="float">
            <text:p>0</text:p>
          </table:table-cell>
          <table:table-cell office:value-type="float" office:value="10.22171" calcext:value-type="float">
            <text:p>10.2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108.6848" calcext:value-type="float">
            <text:p>108.6848</text:p>
          </table:table-cell>
          <table:table-cell office:value-type="float" office:value="13059.5" calcext:value-type="float">
            <text:p>1305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0.8671" calcext:value-type="float">
            <text:p>-550.8671</text:p>
          </table:table-cell>
          <table:table-cell office:value-type="float" office:value="1600.994" calcext:value-type="float">
            <text:p>1600.994</text:p>
          </table:table-cell>
          <table:table-cell office:value-type="float" office:value="0" calcext:value-type="float">
            <text:p>0</text:p>
          </table:table-cell>
          <table:table-cell office:value-type="float" office:value="62.40136" calcext:value-type="float">
            <text:p>62.40136</text:p>
          </table:table-cell>
          <table:table-cell office:value-type="float" office:value="0.1105822" calcext:value-type="float">
            <text:p>0.1105822</text:p>
          </table:table-cell>
          <table:table-cell office:value-type="float" office:value="-0.001640575" calcext:value-type="float">
            <text:p>-0.001640575</text:p>
          </table:table-cell>
          <table:table-cell office:value-type="float" office:value="12.43041" calcext:value-type="float">
            <text:p>12.43041</text:p>
          </table:table-cell>
          <table:table-cell office:value-type="float" office:value="0.1166145" calcext:value-type="float">
            <text:p>0.1166145</text:p>
          </table:table-cell>
          <table:table-cell office:value-type="float" office:value="0.03352388" calcext:value-type="float">
            <text:p>0.03352388</text:p>
          </table:table-cell>
          <table:table-cell office:value-type="float" office:value="1.539218" calcext:value-type="float">
            <text:p>1.539218</text:p>
          </table:table-cell>
          <table:table-cell office:value-type="float" office:value="370" calcext:value-type="float">
            <text:p>370</text:p>
          </table:table-cell>
          <table:table-cell office:value-type="float" office:value="-564.9885" calcext:value-type="float">
            <text:p>-564.9885</text:p>
          </table:table-cell>
          <table:table-cell office:value-type="float" office:value="0" calcext:value-type="float">
            <text:p>0</text:p>
          </table:table-cell>
          <table:table-cell office:value-type="float" office:value="339.6663" calcext:value-type="float">
            <text:p>339.6663</text:p>
          </table:table-cell>
          <table:table-cell office:value-type="float" office:value="1132.321" calcext:value-type="float">
            <text:p>1132.321</text:p>
          </table:table-cell>
          <table:table-cell office:value-type="float" office:value="1374.672" calcext:value-type="float">
            <text:p>1374.672</text:p>
          </table:table-cell>
          <table:table-cell office:value-type="float" office:value="1227.504" calcext:value-type="float">
            <text:p>1227.504</text:p>
          </table:table-cell>
          <table:table-cell office:value-type="float" office:value="720.5836" calcext:value-type="float">
            <text:p>720.5836</text:p>
          </table:table-cell>
          <table:table-cell office:value-type="float" office:value="1096.202" calcext:value-type="float">
            <text:p>1096.202</text:p>
          </table:table-cell>
          <table:table-cell office:value-type="float" office:value="406.0627" calcext:value-type="float">
            <text:p>406.0627</text:p>
          </table:table-cell>
          <table:table-cell office:value-type="float" office:value="1823.283" calcext:value-type="float">
            <text:p>1823.283</text:p>
          </table:table-cell>
          <table:table-cell office:value-type="float" office:value="2063.111" calcext:value-type="float">
            <text:p>2063.111</text:p>
          </table:table-cell>
          <table:table-cell office:value-type="float" office:value="1653.653" calcext:value-type="float">
            <text:p>1653.653</text:p>
          </table:table-cell>
          <table:table-cell office:value-type="float" office:value="581.3483" calcext:value-type="float">
            <text:p>581.3483</text:p>
          </table:table-cell>
          <table:table-cell office:value-type="float" office:value="571.4811" calcext:value-type="float">
            <text:p>571.4811</text:p>
          </table:table-cell>
          <table:table-cell office:value-type="float" office:value="142.5695" calcext:value-type="float">
            <text:p>142.5695</text:p>
          </table:table-cell>
          <table:table-cell office:value-type="float" office:value="35.61951" calcext:value-type="float">
            <text:p>35.61951</text:p>
          </table:table-cell>
          <table:table-cell office:value-type="float" office:value="0" calcext:value-type="float">
            <text:p>0</text:p>
          </table:table-cell>
          <table:table-cell office:value-type="float" office:value="-0.08955033" calcext:value-type="float">
            <text:p>-0.089550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8.9621" calcext:value-type="float">
            <text:p>-558.9621</text:p>
          </table:table-cell>
          <table:table-cell office:value-type="float" office:value="0" calcext:value-type="float">
            <text:p>0</text:p>
          </table:table-cell>
          <table:table-cell office:value-type="float" office:value="10.16257" calcext:value-type="float">
            <text:p>10.1625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6:28.979165955</dc:date>
    <meta:editing-duration>PT7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